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374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wim-aging-8" table:style-name="ta1">
        <table:shapes>
          <draw:frame draw:z-index="0" draw:style-name="gr1" draw:text-style-name="P1" svg:width="15.7807in" svg:height="8.3661in" svg:x="3.6476in" svg:y="0.0417in">
            <draw:object draw:notify-on-update-of-ranges="'swim-aging-8'.A1:'swim-aging-8'.A1 'swim-aging-8'.A2:'swim-aging-8'.A501 'swim-aging-8'.C1:'swim-aging-8'.C1 'swim-aging-8'.C2:'swim-aging-8'.C501 'swim-aging-8'.A1:'swim-aging-8'.A1 'swim-aging-8'.A2:'swim-aging-8'.A501 'swim-aging-8'.D1:'swim-aging-8'.D1 'swim-aging-8'.D2:'swim-aging-8'.D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41657" calcext:value-type="float">
            <text:p>441657</text:p>
          </table:table-cell>
          <table:table-cell office:value-type="float" office:value="57397" calcext:value-type="float">
            <text:p>57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80089" calcext:value-type="float">
            <text:p>380089</text:p>
          </table:table-cell>
          <table:table-cell office:value-type="float" office:value="55715" calcext:value-type="float">
            <text:p>557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51417" calcext:value-type="float">
            <text:p>351417</text:p>
          </table:table-cell>
          <table:table-cell office:value-type="float" office:value="55071" calcext:value-type="float">
            <text:p>550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38550" calcext:value-type="float">
            <text:p>338550</text:p>
          </table:table-cell>
          <table:table-cell office:value-type="float" office:value="54781" calcext:value-type="float">
            <text:p>547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43370" calcext:value-type="float">
            <text:p>343370</text:p>
          </table:table-cell>
          <table:table-cell office:value-type="float" office:value="54586" calcext:value-type="float">
            <text:p>545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43772" calcext:value-type="float">
            <text:p>343772</text:p>
          </table:table-cell>
          <table:table-cell office:value-type="float" office:value="53989" calcext:value-type="float">
            <text:p>539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46496" calcext:value-type="float">
            <text:p>346496</text:p>
          </table:table-cell>
          <table:table-cell office:value-type="float" office:value="51652" calcext:value-type="float">
            <text:p>516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42096" calcext:value-type="float">
            <text:p>342096</text:p>
          </table:table-cell>
          <table:table-cell office:value-type="float" office:value="48629" calcext:value-type="float">
            <text:p>486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39947" calcext:value-type="float">
            <text:p>339947</text:p>
          </table:table-cell>
          <table:table-cell office:value-type="float" office:value="46162" calcext:value-type="float">
            <text:p>461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43419" calcext:value-type="float">
            <text:p>343419</text:p>
          </table:table-cell>
          <table:table-cell office:value-type="float" office:value="45152" calcext:value-type="float">
            <text:p>451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352274" calcext:value-type="float">
            <text:p>352274</text:p>
          </table:table-cell>
          <table:table-cell office:value-type="float" office:value="43401" calcext:value-type="float">
            <text:p>434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60930" calcext:value-type="float">
            <text:p>360930</text:p>
          </table:table-cell>
          <table:table-cell office:value-type="float" office:value="41615" calcext:value-type="float">
            <text:p>416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67210" calcext:value-type="float">
            <text:p>367210</text:p>
          </table:table-cell>
          <table:table-cell office:value-type="float" office:value="40004" calcext:value-type="float">
            <text:p>400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373710" calcext:value-type="float">
            <text:p>373710</text:p>
          </table:table-cell>
          <table:table-cell office:value-type="float" office:value="38585" calcext:value-type="float">
            <text:p>385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377682" calcext:value-type="float">
            <text:p>377682</text:p>
          </table:table-cell>
          <table:table-cell office:value-type="float" office:value="37272" calcext:value-type="float">
            <text:p>372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378563" calcext:value-type="float">
            <text:p>378563</text:p>
          </table:table-cell>
          <table:table-cell office:value-type="float" office:value="35833" calcext:value-type="float">
            <text:p>358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380647" calcext:value-type="float">
            <text:p>380647</text:p>
          </table:table-cell>
          <table:table-cell office:value-type="float" office:value="34667" calcext:value-type="float">
            <text:p>34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387059" calcext:value-type="float">
            <text:p>387059</text:p>
          </table:table-cell>
          <table:table-cell office:value-type="float" office:value="33672" calcext:value-type="float">
            <text:p>336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393777" calcext:value-type="float">
            <text:p>393777</text:p>
          </table:table-cell>
          <table:table-cell office:value-type="float" office:value="32560" calcext:value-type="float">
            <text:p>325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400652" calcext:value-type="float">
            <text:p>400652</text:p>
          </table:table-cell>
          <table:table-cell office:value-type="float" office:value="31621" calcext:value-type="float">
            <text:p>316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407445" calcext:value-type="float">
            <text:p>407445</text:p>
          </table:table-cell>
          <table:table-cell office:value-type="float" office:value="30759" calcext:value-type="float">
            <text:p>3075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412980" calcext:value-type="float">
            <text:p>412980</text:p>
          </table:table-cell>
          <table:table-cell office:value-type="float" office:value="29926" calcext:value-type="float">
            <text:p>299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415554" calcext:value-type="float">
            <text:p>415554</text:p>
          </table:table-cell>
          <table:table-cell office:value-type="float" office:value="29238" calcext:value-type="float">
            <text:p>292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420537" calcext:value-type="float">
            <text:p>420537</text:p>
          </table:table-cell>
          <table:table-cell office:value-type="float" office:value="28441" calcext:value-type="float">
            <text:p>284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420591" calcext:value-type="float">
            <text:p>420591</text:p>
          </table:table-cell>
          <table:table-cell office:value-type="float" office:value="27821" calcext:value-type="float">
            <text:p>278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426136" calcext:value-type="float">
            <text:p>426136</text:p>
          </table:table-cell>
          <table:table-cell office:value-type="float" office:value="27263" calcext:value-type="float">
            <text:p>2726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432868" calcext:value-type="float">
            <text:p>432868</text:p>
          </table:table-cell>
          <table:table-cell office:value-type="float" office:value="26741" calcext:value-type="float">
            <text:p>2674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436845" calcext:value-type="float">
            <text:p>436845</text:p>
          </table:table-cell>
          <table:table-cell office:value-type="float" office:value="26283" calcext:value-type="float">
            <text:p>2628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441381" calcext:value-type="float">
            <text:p>441381</text:p>
          </table:table-cell>
          <table:table-cell office:value-type="float" office:value="25664" calcext:value-type="float">
            <text:p>256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446392" calcext:value-type="float">
            <text:p>446392</text:p>
          </table:table-cell>
          <table:table-cell office:value-type="float" office:value="25222" calcext:value-type="float">
            <text:p>252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448305" calcext:value-type="float">
            <text:p>448305</text:p>
          </table:table-cell>
          <table:table-cell office:value-type="float" office:value="25035" calcext:value-type="float">
            <text:p>250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51525" calcext:value-type="float">
            <text:p>451525</text:p>
          </table:table-cell>
          <table:table-cell office:value-type="float" office:value="24478" calcext:value-type="float">
            <text:p>2447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453813" calcext:value-type="float">
            <text:p>453813</text:p>
          </table:table-cell>
          <table:table-cell office:value-type="float" office:value="24091" calcext:value-type="float">
            <text:p>2409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458684" calcext:value-type="float">
            <text:p>458684</text:p>
          </table:table-cell>
          <table:table-cell office:value-type="float" office:value="23823" calcext:value-type="float">
            <text:p>2382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462611" calcext:value-type="float">
            <text:p>462611</text:p>
          </table:table-cell>
          <table:table-cell office:value-type="float" office:value="23655" calcext:value-type="float">
            <text:p>236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467447" calcext:value-type="float">
            <text:p>467447</text:p>
          </table:table-cell>
          <table:table-cell office:value-type="float" office:value="23371" calcext:value-type="float">
            <text:p>2337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470018" calcext:value-type="float">
            <text:p>470018</text:p>
          </table:table-cell>
          <table:table-cell office:value-type="float" office:value="23144" calcext:value-type="float">
            <text:p>2314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office:value-type="float" office:value="474399" calcext:value-type="float">
            <text:p>474399</text:p>
          </table:table-cell>
          <table:table-cell office:value-type="float" office:value="23144" calcext:value-type="float">
            <text:p>2314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474002" calcext:value-type="float">
            <text:p>474002</text:p>
          </table:table-cell>
          <table:table-cell office:value-type="float" office:value="22555" calcext:value-type="float">
            <text:p>225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477024" calcext:value-type="float">
            <text:p>477024</text:p>
          </table:table-cell>
          <table:table-cell office:value-type="float" office:value="22422" calcext:value-type="float">
            <text:p>2242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480080" calcext:value-type="float">
            <text:p>480080</text:p>
          </table:table-cell>
          <table:table-cell office:value-type="float" office:value="22420" calcext:value-type="float">
            <text:p>224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office:value-type="float" office:value="483142" calcext:value-type="float">
            <text:p>483142</text:p>
          </table:table-cell>
          <table:table-cell office:value-type="float" office:value="22118" calcext:value-type="float">
            <text:p>221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office:value-type="float" office:value="485995" calcext:value-type="float">
            <text:p>485995</text:p>
          </table:table-cell>
          <table:table-cell office:value-type="float" office:value="21847" calcext:value-type="float">
            <text:p>2184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489664" calcext:value-type="float">
            <text:p>489664</text:p>
          </table:table-cell>
          <table:table-cell office:value-type="float" office:value="21742" calcext:value-type="float">
            <text:p>2174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office:value-type="float" office:value="491857" calcext:value-type="float">
            <text:p>491857</text:p>
          </table:table-cell>
          <table:table-cell office:value-type="float" office:value="21641" calcext:value-type="float">
            <text:p>2164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" calcext:value-type="float">
            <text:p>8</text:p>
          </table:table-cell>
          <table:table-cell office:value-type="float" office:value="494251" calcext:value-type="float">
            <text:p>494251</text:p>
          </table:table-cell>
          <table:table-cell office:value-type="float" office:value="21492" calcext:value-type="float">
            <text:p>2149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office:value-type="float" office:value="495249" calcext:value-type="float">
            <text:p>495249</text:p>
          </table:table-cell>
          <table:table-cell office:value-type="float" office:value="21440" calcext:value-type="float">
            <text:p>2144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495898" calcext:value-type="float">
            <text:p>495898</text:p>
          </table:table-cell>
          <table:table-cell office:value-type="float" office:value="21171" calcext:value-type="float">
            <text:p>2117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" calcext:value-type="float">
            <text:p>8</text:p>
          </table:table-cell>
          <table:table-cell office:value-type="float" office:value="498231" calcext:value-type="float">
            <text:p>498231</text:p>
          </table:table-cell>
          <table:table-cell office:value-type="float" office:value="21276" calcext:value-type="float">
            <text:p>212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497998" calcext:value-type="float">
            <text:p>497998</text:p>
          </table:table-cell>
          <table:table-cell office:value-type="float" office:value="21028" calcext:value-type="float">
            <text:p>2102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" calcext:value-type="float">
            <text:p>8</text:p>
          </table:table-cell>
          <table:table-cell office:value-type="float" office:value="504808" calcext:value-type="float">
            <text:p>504808</text:p>
          </table:table-cell>
          <table:table-cell office:value-type="float" office:value="21069" calcext:value-type="float">
            <text:p>2106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office:value-type="float" office:value="506273" calcext:value-type="float">
            <text:p>506273</text:p>
          </table:table-cell>
          <table:table-cell office:value-type="float" office:value="20759" calcext:value-type="float">
            <text:p>2075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508386" calcext:value-type="float">
            <text:p>508386</text:p>
          </table:table-cell>
          <table:table-cell office:value-type="float" office:value="20837" calcext:value-type="float">
            <text:p>2083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float" office:value="512438" calcext:value-type="float">
            <text:p>512438</text:p>
          </table:table-cell>
          <table:table-cell office:value-type="float" office:value="20686" calcext:value-type="float">
            <text:p>2068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514116" calcext:value-type="float">
            <text:p>514116</text:p>
          </table:table-cell>
          <table:table-cell office:value-type="float" office:value="21075" calcext:value-type="float">
            <text:p>2107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510355" calcext:value-type="float">
            <text:p>510355</text:p>
          </table:table-cell>
          <table:table-cell office:value-type="float" office:value="20570" calcext:value-type="float">
            <text:p>2057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office:value-type="float" office:value="515421" calcext:value-type="float">
            <text:p>515421</text:p>
          </table:table-cell>
          <table:table-cell office:value-type="float" office:value="20759" calcext:value-type="float">
            <text:p>2075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" calcext:value-type="float">
            <text:p>8</text:p>
          </table:table-cell>
          <table:table-cell office:value-type="float" office:value="517981" calcext:value-type="float">
            <text:p>517981</text:p>
          </table:table-cell>
          <table:table-cell office:value-type="float" office:value="20433" calcext:value-type="float">
            <text:p>2043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  <table:table-cell office:value-type="float" office:value="520839" calcext:value-type="float">
            <text:p>520839</text:p>
          </table:table-cell>
          <table:table-cell office:value-type="float" office:value="20401" calcext:value-type="float">
            <text:p>204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518887" calcext:value-type="float">
            <text:p>518887</text:p>
          </table:table-cell>
          <table:table-cell office:value-type="float" office:value="20101" calcext:value-type="float">
            <text:p>2010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office:value-type="float" office:value="524353" calcext:value-type="float">
            <text:p>524353</text:p>
          </table:table-cell>
          <table:table-cell office:value-type="float" office:value="20549" calcext:value-type="float">
            <text:p>2054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524827" calcext:value-type="float">
            <text:p>524827</text:p>
          </table:table-cell>
          <table:table-cell office:value-type="float" office:value="20121" calcext:value-type="float">
            <text:p>2012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" calcext:value-type="float">
            <text:p>8</text:p>
          </table:table-cell>
          <table:table-cell office:value-type="float" office:value="524591" calcext:value-type="float">
            <text:p>524591</text:p>
          </table:table-cell>
          <table:table-cell office:value-type="float" office:value="20157" calcext:value-type="float">
            <text:p>2015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526241" calcext:value-type="float">
            <text:p>526241</text:p>
          </table:table-cell>
          <table:table-cell office:value-type="float" office:value="20312" calcext:value-type="float">
            <text:p>2031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" calcext:value-type="float">
            <text:p>8</text:p>
          </table:table-cell>
          <table:table-cell office:value-type="float" office:value="527831" calcext:value-type="float">
            <text:p>527831</text:p>
          </table:table-cell>
          <table:table-cell office:value-type="float" office:value="19845" calcext:value-type="float">
            <text:p>1984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float" office:value="531390" calcext:value-type="float">
            <text:p>531390</text:p>
          </table:table-cell>
          <table:table-cell office:value-type="float" office:value="20259" calcext:value-type="float">
            <text:p>2025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" calcext:value-type="float">
            <text:p>8</text:p>
          </table:table-cell>
          <table:table-cell office:value-type="float" office:value="533141" calcext:value-type="float">
            <text:p>533141</text:p>
          </table:table-cell>
          <table:table-cell office:value-type="float" office:value="20421" calcext:value-type="float">
            <text:p>2042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532914" calcext:value-type="float">
            <text:p>532914</text:p>
          </table:table-cell>
          <table:table-cell office:value-type="float" office:value="20109" calcext:value-type="float">
            <text:p>2010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office:value-type="float" office:value="538422" calcext:value-type="float">
            <text:p>538422</text:p>
          </table:table-cell>
          <table:table-cell office:value-type="float" office:value="20380" calcext:value-type="float">
            <text:p>2038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534010" calcext:value-type="float">
            <text:p>534010</text:p>
          </table:table-cell>
          <table:table-cell office:value-type="float" office:value="20023" calcext:value-type="float">
            <text:p>2002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" calcext:value-type="float">
            <text:p>8</text:p>
          </table:table-cell>
          <table:table-cell office:value-type="float" office:value="538882" calcext:value-type="float">
            <text:p>538882</text:p>
          </table:table-cell>
          <table:table-cell office:value-type="float" office:value="20261" calcext:value-type="float">
            <text:p>2026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539389" calcext:value-type="float">
            <text:p>539389</text:p>
          </table:table-cell>
          <table:table-cell office:value-type="float" office:value="20162" calcext:value-type="float">
            <text:p>2016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 office:value-type="float" office:value="540366" calcext:value-type="float">
            <text:p>540366</text:p>
          </table:table-cell>
          <table:table-cell office:value-type="float" office:value="20413" calcext:value-type="float">
            <text:p>2041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" calcext:value-type="float">
            <text:p>8</text:p>
          </table:table-cell>
          <table:table-cell office:value-type="float" office:value="540819" calcext:value-type="float">
            <text:p>540819</text:p>
          </table:table-cell>
          <table:table-cell office:value-type="float" office:value="20555" calcext:value-type="float">
            <text:p>2055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544274" calcext:value-type="float">
            <text:p>544274</text:p>
          </table:table-cell>
          <table:table-cell office:value-type="float" office:value="19948" calcext:value-type="float">
            <text:p>1994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office:value-type="float" office:value="546245" calcext:value-type="float">
            <text:p>546245</text:p>
          </table:table-cell>
          <table:table-cell office:value-type="float" office:value="20627" calcext:value-type="float">
            <text:p>2062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office:value-type="float" office:value="544148" calcext:value-type="float">
            <text:p>544148</text:p>
          </table:table-cell>
          <table:table-cell office:value-type="float" office:value="20133" calcext:value-type="float">
            <text:p>2013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" calcext:value-type="float">
            <text:p>8</text:p>
          </table:table-cell>
          <table:table-cell office:value-type="float" office:value="543342" calcext:value-type="float">
            <text:p>543342</text:p>
          </table:table-cell>
          <table:table-cell office:value-type="float" office:value="19973" calcext:value-type="float">
            <text:p>1997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" calcext:value-type="float">
            <text:p>8</text:p>
          </table:table-cell>
          <table:table-cell office:value-type="float" office:value="547029" calcext:value-type="float">
            <text:p>547029</text:p>
          </table:table-cell>
          <table:table-cell office:value-type="float" office:value="19852" calcext:value-type="float">
            <text:p>198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547742" calcext:value-type="float">
            <text:p>547742</text:p>
          </table:table-cell>
          <table:table-cell office:value-type="float" office:value="20128" calcext:value-type="float">
            <text:p>2012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office:value-type="float" office:value="551940" calcext:value-type="float">
            <text:p>551940</text:p>
          </table:table-cell>
          <table:table-cell office:value-type="float" office:value="20475" calcext:value-type="float">
            <text:p>2047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" calcext:value-type="float">
            <text:p>8</text:p>
          </table:table-cell>
          <table:table-cell office:value-type="float" office:value="550528" calcext:value-type="float">
            <text:p>550528</text:p>
          </table:table-cell>
          <table:table-cell office:value-type="float" office:value="20133" calcext:value-type="float">
            <text:p>2013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" calcext:value-type="float">
            <text:p>8</text:p>
          </table:table-cell>
          <table:table-cell office:value-type="float" office:value="547853" calcext:value-type="float">
            <text:p>547853</text:p>
          </table:table-cell>
          <table:table-cell office:value-type="float" office:value="19893" calcext:value-type="float">
            <text:p>1989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office:value-type="float" office:value="552749" calcext:value-type="float">
            <text:p>552749</text:p>
          </table:table-cell>
          <table:table-cell office:value-type="float" office:value="20209" calcext:value-type="float">
            <text:p>2020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" calcext:value-type="float">
            <text:p>8</text:p>
          </table:table-cell>
          <table:table-cell office:value-type="float" office:value="552808" calcext:value-type="float">
            <text:p>552808</text:p>
          </table:table-cell>
          <table:table-cell office:value-type="float" office:value="19849" calcext:value-type="float">
            <text:p>1984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" calcext:value-type="float">
            <text:p>8</text:p>
          </table:table-cell>
          <table:table-cell office:value-type="float" office:value="553784" calcext:value-type="float">
            <text:p>553784</text:p>
          </table:table-cell>
          <table:table-cell office:value-type="float" office:value="20037" calcext:value-type="float">
            <text:p>2003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" calcext:value-type="float">
            <text:p>8</text:p>
          </table:table-cell>
          <table:table-cell office:value-type="float" office:value="552028" calcext:value-type="float">
            <text:p>552028</text:p>
          </table:table-cell>
          <table:table-cell office:value-type="float" office:value="19604" calcext:value-type="float">
            <text:p>1960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" calcext:value-type="float">
            <text:p>8</text:p>
          </table:table-cell>
          <table:table-cell office:value-type="float" office:value="557643" calcext:value-type="float">
            <text:p>557643</text:p>
          </table:table-cell>
          <table:table-cell office:value-type="float" office:value="20271" calcext:value-type="float">
            <text:p>2027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" calcext:value-type="float">
            <text:p>8</text:p>
          </table:table-cell>
          <table:table-cell office:value-type="float" office:value="560824" calcext:value-type="float">
            <text:p>560824</text:p>
          </table:table-cell>
          <table:table-cell office:value-type="float" office:value="20938" calcext:value-type="float">
            <text:p>2093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558756" calcext:value-type="float">
            <text:p>558756</text:p>
          </table:table-cell>
          <table:table-cell office:value-type="float" office:value="20299" calcext:value-type="float">
            <text:p>2029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office:value-type="float" office:value="558719" calcext:value-type="float">
            <text:p>558719</text:p>
          </table:table-cell>
          <table:table-cell office:value-type="float" office:value="20207" calcext:value-type="float">
            <text:p>2020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" calcext:value-type="float">
            <text:p>8</text:p>
          </table:table-cell>
          <table:table-cell office:value-type="float" office:value="560690" calcext:value-type="float">
            <text:p>560690</text:p>
          </table:table-cell>
          <table:table-cell office:value-type="float" office:value="20043" calcext:value-type="float">
            <text:p>2004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  <table:table-cell office:value-type="float" office:value="559964" calcext:value-type="float">
            <text:p>559964</text:p>
          </table:table-cell>
          <table:table-cell office:value-type="float" office:value="20379" calcext:value-type="float">
            <text:p>2037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" calcext:value-type="float">
            <text:p>8</text:p>
          </table:table-cell>
          <table:table-cell office:value-type="float" office:value="564499" calcext:value-type="float">
            <text:p>564499</text:p>
          </table:table-cell>
          <table:table-cell office:value-type="float" office:value="20581" calcext:value-type="float">
            <text:p>2058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" calcext:value-type="float">
            <text:p>8</text:p>
          </table:table-cell>
          <table:table-cell office:value-type="float" office:value="563850" calcext:value-type="float">
            <text:p>563850</text:p>
          </table:table-cell>
          <table:table-cell office:value-type="float" office:value="20224" calcext:value-type="float">
            <text:p>2022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563873" calcext:value-type="float">
            <text:p>563873</text:p>
          </table:table-cell>
          <table:table-cell office:value-type="float" office:value="20506" calcext:value-type="float">
            <text:p>2050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  <table:table-cell office:value-type="float" office:value="564876" calcext:value-type="float">
            <text:p>564876</text:p>
          </table:table-cell>
          <table:table-cell office:value-type="float" office:value="20269" calcext:value-type="float">
            <text:p>2026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" calcext:value-type="float">
            <text:p>8</text:p>
          </table:table-cell>
          <table:table-cell office:value-type="float" office:value="565874" calcext:value-type="float">
            <text:p>565874</text:p>
          </table:table-cell>
          <table:table-cell office:value-type="float" office:value="21015" calcext:value-type="float">
            <text:p>2101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" calcext:value-type="float">
            <text:p>8</text:p>
          </table:table-cell>
          <table:table-cell office:value-type="float" office:value="568018" calcext:value-type="float">
            <text:p>568018</text:p>
          </table:table-cell>
          <table:table-cell office:value-type="float" office:value="20749" calcext:value-type="float">
            <text:p>207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64556" calcext:value-type="float">
            <text:p>564556</text:p>
          </table:table-cell>
          <table:table-cell office:value-type="float" office:value="20139" calcext:value-type="float">
            <text:p>2013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" calcext:value-type="float">
            <text:p>8</text:p>
          </table:table-cell>
          <table:table-cell office:value-type="float" office:value="567275" calcext:value-type="float">
            <text:p>567275</text:p>
          </table:table-cell>
          <table:table-cell office:value-type="float" office:value="20444" calcext:value-type="float">
            <text:p>2044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" calcext:value-type="float">
            <text:p>8</text:p>
          </table:table-cell>
          <table:table-cell office:value-type="float" office:value="566910" calcext:value-type="float">
            <text:p>566910</text:p>
          </table:table-cell>
          <table:table-cell office:value-type="float" office:value="20267" calcext:value-type="float">
            <text:p>2026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" calcext:value-type="float">
            <text:p>8</text:p>
          </table:table-cell>
          <table:table-cell office:value-type="float" office:value="570245" calcext:value-type="float">
            <text:p>570245</text:p>
          </table:table-cell>
          <table:table-cell office:value-type="float" office:value="20935" calcext:value-type="float">
            <text:p>2093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571413" calcext:value-type="float">
            <text:p>571413</text:p>
          </table:table-cell>
          <table:table-cell office:value-type="float" office:value="20348" calcext:value-type="float">
            <text:p>2034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  <table:table-cell office:value-type="float" office:value="571548" calcext:value-type="float">
            <text:p>571548</text:p>
          </table:table-cell>
          <table:table-cell office:value-type="float" office:value="20994" calcext:value-type="float">
            <text:p>2099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  <table:table-cell office:value-type="float" office:value="574534" calcext:value-type="float">
            <text:p>574534</text:p>
          </table:table-cell>
          <table:table-cell office:value-type="float" office:value="20834" calcext:value-type="float">
            <text:p>2083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" calcext:value-type="float">
            <text:p>8</text:p>
          </table:table-cell>
          <table:table-cell office:value-type="float" office:value="574333" calcext:value-type="float">
            <text:p>574333</text:p>
          </table:table-cell>
          <table:table-cell office:value-type="float" office:value="21081" calcext:value-type="float">
            <text:p>2108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" calcext:value-type="float">
            <text:p>8</text:p>
          </table:table-cell>
          <table:table-cell office:value-type="float" office:value="575425" calcext:value-type="float">
            <text:p>575425</text:p>
          </table:table-cell>
          <table:table-cell office:value-type="float" office:value="20214" calcext:value-type="float">
            <text:p>2021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" calcext:value-type="float">
            <text:p>8</text:p>
          </table:table-cell>
          <table:table-cell office:value-type="float" office:value="571357" calcext:value-type="float">
            <text:p>571357</text:p>
          </table:table-cell>
          <table:table-cell office:value-type="float" office:value="20179" calcext:value-type="float">
            <text:p>2017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573225" calcext:value-type="float">
            <text:p>573225</text:p>
          </table:table-cell>
          <table:table-cell office:value-type="float" office:value="20980" calcext:value-type="float">
            <text:p>2098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576204" calcext:value-type="float">
            <text:p>576204</text:p>
          </table:table-cell>
          <table:table-cell office:value-type="float" office:value="21162" calcext:value-type="float">
            <text:p>2116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8" calcext:value-type="float">
            <text:p>8</text:p>
          </table:table-cell>
          <table:table-cell office:value-type="float" office:value="573084" calcext:value-type="float">
            <text:p>573084</text:p>
          </table:table-cell>
          <table:table-cell office:value-type="float" office:value="20368" calcext:value-type="float">
            <text:p>2036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8" calcext:value-type="float">
            <text:p>8</text:p>
          </table:table-cell>
          <table:table-cell office:value-type="float" office:value="578397" calcext:value-type="float">
            <text:p>578397</text:p>
          </table:table-cell>
          <table:table-cell office:value-type="float" office:value="21243" calcext:value-type="float">
            <text:p>2124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" calcext:value-type="float">
            <text:p>8</text:p>
          </table:table-cell>
          <table:table-cell office:value-type="float" office:value="581793" calcext:value-type="float">
            <text:p>581793</text:p>
          </table:table-cell>
          <table:table-cell office:value-type="float" office:value="21590" calcext:value-type="float">
            <text:p>2159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" calcext:value-type="float">
            <text:p>8</text:p>
          </table:table-cell>
          <table:table-cell office:value-type="float" office:value="578651" calcext:value-type="float">
            <text:p>578651</text:p>
          </table:table-cell>
          <table:table-cell office:value-type="float" office:value="21608" calcext:value-type="float">
            <text:p>2160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" calcext:value-type="float">
            <text:p>8</text:p>
          </table:table-cell>
          <table:table-cell office:value-type="float" office:value="581084" calcext:value-type="float">
            <text:p>581084</text:p>
          </table:table-cell>
          <table:table-cell office:value-type="float" office:value="21152" calcext:value-type="float">
            <text:p>2115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8" calcext:value-type="float">
            <text:p>8</text:p>
          </table:table-cell>
          <table:table-cell office:value-type="float" office:value="579193" calcext:value-type="float">
            <text:p>579193</text:p>
          </table:table-cell>
          <table:table-cell office:value-type="float" office:value="20627" calcext:value-type="float">
            <text:p>2062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8" calcext:value-type="float">
            <text:p>8</text:p>
          </table:table-cell>
          <table:table-cell office:value-type="float" office:value="580356" calcext:value-type="float">
            <text:p>580356</text:p>
          </table:table-cell>
          <table:table-cell office:value-type="float" office:value="21296" calcext:value-type="float">
            <text:p>2129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" calcext:value-type="float">
            <text:p>8</text:p>
          </table:table-cell>
          <table:table-cell office:value-type="float" office:value="580696" calcext:value-type="float">
            <text:p>580696</text:p>
          </table:table-cell>
          <table:table-cell office:value-type="float" office:value="21259" calcext:value-type="float">
            <text:p>212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579628" calcext:value-type="float">
            <text:p>579628</text:p>
          </table:table-cell>
          <table:table-cell office:value-type="float" office:value="21121" calcext:value-type="float">
            <text:p>2112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" calcext:value-type="float">
            <text:p>8</text:p>
          </table:table-cell>
          <table:table-cell office:value-type="float" office:value="582308" calcext:value-type="float">
            <text:p>582308</text:p>
          </table:table-cell>
          <table:table-cell office:value-type="float" office:value="21567" calcext:value-type="float">
            <text:p>21567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8" calcext:value-type="float">
            <text:p>8</text:p>
          </table:table-cell>
          <table:table-cell office:value-type="float" office:value="582289" calcext:value-type="float">
            <text:p>582289</text:p>
          </table:table-cell>
          <table:table-cell office:value-type="float" office:value="20492" calcext:value-type="float">
            <text:p>2049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8" calcext:value-type="float">
            <text:p>8</text:p>
          </table:table-cell>
          <table:table-cell office:value-type="float" office:value="584426" calcext:value-type="float">
            <text:p>584426</text:p>
          </table:table-cell>
          <table:table-cell office:value-type="float" office:value="21219" calcext:value-type="float">
            <text:p>2121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8" calcext:value-type="float">
            <text:p>8</text:p>
          </table:table-cell>
          <table:table-cell office:value-type="float" office:value="585289" calcext:value-type="float">
            <text:p>585289</text:p>
          </table:table-cell>
          <table:table-cell office:value-type="float" office:value="21776" calcext:value-type="float">
            <text:p>2177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office:value-type="float" office:value="585626" calcext:value-type="float">
            <text:p>585626</text:p>
          </table:table-cell>
          <table:table-cell office:value-type="float" office:value="21821" calcext:value-type="float">
            <text:p>2182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8" calcext:value-type="float">
            <text:p>8</text:p>
          </table:table-cell>
          <table:table-cell office:value-type="float" office:value="586041" calcext:value-type="float">
            <text:p>586041</text:p>
          </table:table-cell>
          <table:table-cell office:value-type="float" office:value="21241" calcext:value-type="float">
            <text:p>2124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8" calcext:value-type="float">
            <text:p>8</text:p>
          </table:table-cell>
          <table:table-cell office:value-type="float" office:value="582710" calcext:value-type="float">
            <text:p>582710</text:p>
          </table:table-cell>
          <table:table-cell office:value-type="float" office:value="21825" calcext:value-type="float">
            <text:p>2182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" calcext:value-type="float">
            <text:p>8</text:p>
          </table:table-cell>
          <table:table-cell office:value-type="float" office:value="588935" calcext:value-type="float">
            <text:p>588935</text:p>
          </table:table-cell>
          <table:table-cell office:value-type="float" office:value="21782" calcext:value-type="float">
            <text:p>2178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" calcext:value-type="float">
            <text:p>8</text:p>
          </table:table-cell>
          <table:table-cell office:value-type="float" office:value="586191" calcext:value-type="float">
            <text:p>586191</text:p>
          </table:table-cell>
          <table:table-cell office:value-type="float" office:value="21780" calcext:value-type="float">
            <text:p>2178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585892" calcext:value-type="float">
            <text:p>585892</text:p>
          </table:table-cell>
          <table:table-cell office:value-type="float" office:value="20803" calcext:value-type="float">
            <text:p>2080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8" calcext:value-type="float">
            <text:p>8</text:p>
          </table:table-cell>
          <table:table-cell office:value-type="float" office:value="588856" calcext:value-type="float">
            <text:p>588856</text:p>
          </table:table-cell>
          <table:table-cell office:value-type="float" office:value="21905" calcext:value-type="float">
            <text:p>2190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8" calcext:value-type="float">
            <text:p>8</text:p>
          </table:table-cell>
          <table:table-cell office:value-type="float" office:value="588165" calcext:value-type="float">
            <text:p>588165</text:p>
          </table:table-cell>
          <table:table-cell office:value-type="float" office:value="21434" calcext:value-type="float">
            <text:p>2143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8" calcext:value-type="float">
            <text:p>8</text:p>
          </table:table-cell>
          <table:table-cell office:value-type="float" office:value="588505" calcext:value-type="float">
            <text:p>588505</text:p>
          </table:table-cell>
          <table:table-cell office:value-type="float" office:value="21730" calcext:value-type="float">
            <text:p>2173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8" calcext:value-type="float">
            <text:p>8</text:p>
          </table:table-cell>
          <table:table-cell office:value-type="float" office:value="592931" calcext:value-type="float">
            <text:p>592931</text:p>
          </table:table-cell>
          <table:table-cell office:value-type="float" office:value="22835" calcext:value-type="float">
            <text:p>2283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" calcext:value-type="float">
            <text:p>8</text:p>
          </table:table-cell>
          <table:table-cell office:value-type="float" office:value="588698" calcext:value-type="float">
            <text:p>588698</text:p>
          </table:table-cell>
          <table:table-cell office:value-type="float" office:value="21384" calcext:value-type="float">
            <text:p>2138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8" calcext:value-type="float">
            <text:p>8</text:p>
          </table:table-cell>
          <table:table-cell office:value-type="float" office:value="586801" calcext:value-type="float">
            <text:p>586801</text:p>
          </table:table-cell>
          <table:table-cell office:value-type="float" office:value="20845" calcext:value-type="float">
            <text:p>2084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8" calcext:value-type="float">
            <text:p>8</text:p>
          </table:table-cell>
          <table:table-cell office:value-type="float" office:value="588171" calcext:value-type="float">
            <text:p>588171</text:p>
          </table:table-cell>
          <table:table-cell office:value-type="float" office:value="21342" calcext:value-type="float">
            <text:p>2134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8" calcext:value-type="float">
            <text:p>8</text:p>
          </table:table-cell>
          <table:table-cell office:value-type="float" office:value="592030" calcext:value-type="float">
            <text:p>592030</text:p>
          </table:table-cell>
          <table:table-cell office:value-type="float" office:value="21634" calcext:value-type="float">
            <text:p>2163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8" calcext:value-type="float">
            <text:p>8</text:p>
          </table:table-cell>
          <table:table-cell office:value-type="float" office:value="592211" calcext:value-type="float">
            <text:p>592211</text:p>
          </table:table-cell>
          <table:table-cell office:value-type="float" office:value="21245" calcext:value-type="float">
            <text:p>212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594479" calcext:value-type="float">
            <text:p>594479</text:p>
          </table:table-cell>
          <table:table-cell office:value-type="float" office:value="22238" calcext:value-type="float">
            <text:p>22238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8" calcext:value-type="float">
            <text:p>8</text:p>
          </table:table-cell>
          <table:table-cell office:value-type="float" office:value="592926" calcext:value-type="float">
            <text:p>592926</text:p>
          </table:table-cell>
          <table:table-cell office:value-type="float" office:value="21895" calcext:value-type="float">
            <text:p>2189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8" calcext:value-type="float">
            <text:p>8</text:p>
          </table:table-cell>
          <table:table-cell office:value-type="float" office:value="595840" calcext:value-type="float">
            <text:p>595840</text:p>
          </table:table-cell>
          <table:table-cell office:value-type="float" office:value="22576" calcext:value-type="float">
            <text:p>2257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8" calcext:value-type="float">
            <text:p>8</text:p>
          </table:table-cell>
          <table:table-cell office:value-type="float" office:value="590684" calcext:value-type="float">
            <text:p>590684</text:p>
          </table:table-cell>
          <table:table-cell office:value-type="float" office:value="21522" calcext:value-type="float">
            <text:p>2152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8" calcext:value-type="float">
            <text:p>8</text:p>
          </table:table-cell>
          <table:table-cell office:value-type="float" office:value="595974" calcext:value-type="float">
            <text:p>595974</text:p>
          </table:table-cell>
          <table:table-cell office:value-type="float" office:value="21979" calcext:value-type="float">
            <text:p>2197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8" calcext:value-type="float">
            <text:p>8</text:p>
          </table:table-cell>
          <table:table-cell office:value-type="float" office:value="595172" calcext:value-type="float">
            <text:p>595172</text:p>
          </table:table-cell>
          <table:table-cell office:value-type="float" office:value="22527" calcext:value-type="float">
            <text:p>2252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8" calcext:value-type="float">
            <text:p>8</text:p>
          </table:table-cell>
          <table:table-cell office:value-type="float" office:value="596182" calcext:value-type="float">
            <text:p>596182</text:p>
          </table:table-cell>
          <table:table-cell office:value-type="float" office:value="21824" calcext:value-type="float">
            <text:p>21824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8" calcext:value-type="float">
            <text:p>8</text:p>
          </table:table-cell>
          <table:table-cell office:value-type="float" office:value="596060" calcext:value-type="float">
            <text:p>596060</text:p>
          </table:table-cell>
          <table:table-cell office:value-type="float" office:value="22455" calcext:value-type="float">
            <text:p>2245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8" calcext:value-type="float">
            <text:p>8</text:p>
          </table:table-cell>
          <table:table-cell office:value-type="float" office:value="597426" calcext:value-type="float">
            <text:p>597426</text:p>
          </table:table-cell>
          <table:table-cell office:value-type="float" office:value="22619" calcext:value-type="float">
            <text:p>2261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8" calcext:value-type="float">
            <text:p>8</text:p>
          </table:table-cell>
          <table:table-cell office:value-type="float" office:value="598597" calcext:value-type="float">
            <text:p>598597</text:p>
          </table:table-cell>
          <table:table-cell office:value-type="float" office:value="22326" calcext:value-type="float">
            <text:p>2232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596352" calcext:value-type="float">
            <text:p>596352</text:p>
          </table:table-cell>
          <table:table-cell office:value-type="float" office:value="21783" calcext:value-type="float">
            <text:p>2178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8" calcext:value-type="float">
            <text:p>8</text:p>
          </table:table-cell>
          <table:table-cell office:value-type="float" office:value="595218" calcext:value-type="float">
            <text:p>595218</text:p>
          </table:table-cell>
          <table:table-cell office:value-type="float" office:value="22084" calcext:value-type="float">
            <text:p>2208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8" calcext:value-type="float">
            <text:p>8</text:p>
          </table:table-cell>
          <table:table-cell office:value-type="float" office:value="598669" calcext:value-type="float">
            <text:p>598669</text:p>
          </table:table-cell>
          <table:table-cell office:value-type="float" office:value="22646" calcext:value-type="float">
            <text:p>2264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8" calcext:value-type="float">
            <text:p>8</text:p>
          </table:table-cell>
          <table:table-cell office:value-type="float" office:value="598805" calcext:value-type="float">
            <text:p>598805</text:p>
          </table:table-cell>
          <table:table-cell office:value-type="float" office:value="22846" calcext:value-type="float">
            <text:p>2284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" calcext:value-type="float">
            <text:p>8</text:p>
          </table:table-cell>
          <table:table-cell office:value-type="float" office:value="598411" calcext:value-type="float">
            <text:p>598411</text:p>
          </table:table-cell>
          <table:table-cell office:value-type="float" office:value="22228" calcext:value-type="float">
            <text:p>22228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8" calcext:value-type="float">
            <text:p>8</text:p>
          </table:table-cell>
          <table:table-cell office:value-type="float" office:value="598078" calcext:value-type="float">
            <text:p>598078</text:p>
          </table:table-cell>
          <table:table-cell office:value-type="float" office:value="22149" calcext:value-type="float">
            <text:p>2214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8" calcext:value-type="float">
            <text:p>8</text:p>
          </table:table-cell>
          <table:table-cell office:value-type="float" office:value="599879" calcext:value-type="float">
            <text:p>599879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8" calcext:value-type="float">
            <text:p>8</text:p>
          </table:table-cell>
          <table:table-cell office:value-type="float" office:value="602800" calcext:value-type="float">
            <text:p>602800</text:p>
          </table:table-cell>
          <table:table-cell office:value-type="float" office:value="23728" calcext:value-type="float">
            <text:p>23728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8" calcext:value-type="float">
            <text:p>8</text:p>
          </table:table-cell>
          <table:table-cell office:value-type="float" office:value="598912" calcext:value-type="float">
            <text:p>598912</text:p>
          </table:table-cell>
          <table:table-cell office:value-type="float" office:value="21514" calcext:value-type="float">
            <text:p>21514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8" calcext:value-type="float">
            <text:p>8</text:p>
          </table:table-cell>
          <table:table-cell office:value-type="float" office:value="600037" calcext:value-type="float">
            <text:p>600037</text:p>
          </table:table-cell>
          <table:table-cell office:value-type="float" office:value="21793" calcext:value-type="float">
            <text:p>2179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603074" calcext:value-type="float">
            <text:p>603074</text:p>
          </table:table-cell>
          <table:table-cell office:value-type="float" office:value="22646" calcext:value-type="float">
            <text:p>2264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8" calcext:value-type="float">
            <text:p>8</text:p>
          </table:table-cell>
          <table:table-cell office:value-type="float" office:value="599020" calcext:value-type="float">
            <text:p>599020</text:p>
          </table:table-cell>
          <table:table-cell office:value-type="float" office:value="22135" calcext:value-type="float">
            <text:p>2213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" calcext:value-type="float">
            <text:p>8</text:p>
          </table:table-cell>
          <table:table-cell office:value-type="float" office:value="606424" calcext:value-type="float">
            <text:p>606424</text:p>
          </table:table-cell>
          <table:table-cell office:value-type="float" office:value="23462" calcext:value-type="float">
            <text:p>2346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8" calcext:value-type="float">
            <text:p>8</text:p>
          </table:table-cell>
          <table:table-cell office:value-type="float" office:value="606771" calcext:value-type="float">
            <text:p>606771</text:p>
          </table:table-cell>
          <table:table-cell office:value-type="float" office:value="23108" calcext:value-type="float">
            <text:p>23108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8" calcext:value-type="float">
            <text:p>8</text:p>
          </table:table-cell>
          <table:table-cell office:value-type="float" office:value="604792" calcext:value-type="float">
            <text:p>604792</text:p>
          </table:table-cell>
          <table:table-cell office:value-type="float" office:value="23757" calcext:value-type="float">
            <text:p>2375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605398" calcext:value-type="float">
            <text:p>605398</text:p>
          </table:table-cell>
          <table:table-cell office:value-type="float" office:value="22978" calcext:value-type="float">
            <text:p>22978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office:value-type="float" office:value="602148" calcext:value-type="float">
            <text:p>602148</text:p>
          </table:table-cell>
          <table:table-cell office:value-type="float" office:value="22819" calcext:value-type="float">
            <text:p>2281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8" calcext:value-type="float">
            <text:p>8</text:p>
          </table:table-cell>
          <table:table-cell office:value-type="float" office:value="604486" calcext:value-type="float">
            <text:p>604486</text:p>
          </table:table-cell>
          <table:table-cell office:value-type="float" office:value="22637" calcext:value-type="float">
            <text:p>2263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" calcext:value-type="float">
            <text:p>8</text:p>
          </table:table-cell>
          <table:table-cell office:value-type="float" office:value="602505" calcext:value-type="float">
            <text:p>602505</text:p>
          </table:table-cell>
          <table:table-cell office:value-type="float" office:value="23007" calcext:value-type="float">
            <text:p>2300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8" calcext:value-type="float">
            <text:p>8</text:p>
          </table:table-cell>
          <table:table-cell office:value-type="float" office:value="604586" calcext:value-type="float">
            <text:p>604586</text:p>
          </table:table-cell>
          <table:table-cell office:value-type="float" office:value="22714" calcext:value-type="float">
            <text:p>2271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" calcext:value-type="float">
            <text:p>8</text:p>
          </table:table-cell>
          <table:table-cell office:value-type="float" office:value="603488" calcext:value-type="float">
            <text:p>603488</text:p>
          </table:table-cell>
          <table:table-cell office:value-type="float" office:value="22055" calcext:value-type="float">
            <text:p>22055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8" calcext:value-type="float">
            <text:p>8</text:p>
          </table:table-cell>
          <table:table-cell office:value-type="float" office:value="607170" calcext:value-type="float">
            <text:p>607170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8" calcext:value-type="float">
            <text:p>8</text:p>
          </table:table-cell>
          <table:table-cell office:value-type="float" office:value="604485" calcext:value-type="float">
            <text:p>604485</text:p>
          </table:table-cell>
          <table:table-cell office:value-type="float" office:value="22818" calcext:value-type="float">
            <text:p>2281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8" calcext:value-type="float">
            <text:p>8</text:p>
          </table:table-cell>
          <table:table-cell office:value-type="float" office:value="607897" calcext:value-type="float">
            <text:p>607897</text:p>
          </table:table-cell>
          <table:table-cell office:value-type="float" office:value="22918" calcext:value-type="float">
            <text:p>2291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8" calcext:value-type="float">
            <text:p>8</text:p>
          </table:table-cell>
          <table:table-cell office:value-type="float" office:value="606845" calcext:value-type="float">
            <text:p>606845</text:p>
          </table:table-cell>
          <table:table-cell office:value-type="float" office:value="22849" calcext:value-type="float">
            <text:p>22849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8" calcext:value-type="float">
            <text:p>8</text:p>
          </table:table-cell>
          <table:table-cell office:value-type="float" office:value="606754" calcext:value-type="float">
            <text:p>606754</text:p>
          </table:table-cell>
          <table:table-cell office:value-type="float" office:value="23245" calcext:value-type="float">
            <text:p>2324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8" calcext:value-type="float">
            <text:p>8</text:p>
          </table:table-cell>
          <table:table-cell office:value-type="float" office:value="610781" calcext:value-type="float">
            <text:p>610781</text:p>
          </table:table-cell>
          <table:table-cell office:value-type="float" office:value="23689" calcext:value-type="float">
            <text:p>23689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608937" calcext:value-type="float">
            <text:p>608937</text:p>
          </table:table-cell>
          <table:table-cell office:value-type="float" office:value="23626" calcext:value-type="float">
            <text:p>2362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8" calcext:value-type="float">
            <text:p>8</text:p>
          </table:table-cell>
          <table:table-cell office:value-type="float" office:value="611595" calcext:value-type="float">
            <text:p>611595</text:p>
          </table:table-cell>
          <table:table-cell office:value-type="float" office:value="23997" calcext:value-type="float">
            <text:p>23997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8" calcext:value-type="float">
            <text:p>8</text:p>
          </table:table-cell>
          <table:table-cell office:value-type="float" office:value="612283" calcext:value-type="float">
            <text:p>612283</text:p>
          </table:table-cell>
          <table:table-cell office:value-type="float" office:value="23736" calcext:value-type="float">
            <text:p>2373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606803" calcext:value-type="float">
            <text:p>606803</text:p>
          </table:table-cell>
          <table:table-cell office:value-type="float" office:value="22692" calcext:value-type="float">
            <text:p>22692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8" calcext:value-type="float">
            <text:p>8</text:p>
          </table:table-cell>
          <table:table-cell office:value-type="float" office:value="609773" calcext:value-type="float">
            <text:p>609773</text:p>
          </table:table-cell>
          <table:table-cell office:value-type="float" office:value="22996" calcext:value-type="float">
            <text:p>22996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8" calcext:value-type="float">
            <text:p>8</text:p>
          </table:table-cell>
          <table:table-cell office:value-type="float" office:value="613213" calcext:value-type="float">
            <text:p>613213</text:p>
          </table:table-cell>
          <table:table-cell office:value-type="float" office:value="24355" calcext:value-type="float">
            <text:p>2435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office:value-type="float" office:value="609123" calcext:value-type="float">
            <text:p>609123</text:p>
          </table:table-cell>
          <table:table-cell office:value-type="float" office:value="23493" calcext:value-type="float">
            <text:p>2349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8" calcext:value-type="float">
            <text:p>8</text:p>
          </table:table-cell>
          <table:table-cell office:value-type="float" office:value="613336" calcext:value-type="float">
            <text:p>613336</text:p>
          </table:table-cell>
          <table:table-cell office:value-type="float" office:value="23803" calcext:value-type="float">
            <text:p>2380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8" calcext:value-type="float">
            <text:p>8</text:p>
          </table:table-cell>
          <table:table-cell office:value-type="float" office:value="611852" calcext:value-type="float">
            <text:p>611852</text:p>
          </table:table-cell>
          <table:table-cell office:value-type="float" office:value="23508" calcext:value-type="float">
            <text:p>2350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office:value-type="float" office:value="612635" calcext:value-type="float">
            <text:p>612635</text:p>
          </table:table-cell>
          <table:table-cell office:value-type="float" office:value="23892" calcext:value-type="float">
            <text:p>2389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8" calcext:value-type="float">
            <text:p>8</text:p>
          </table:table-cell>
          <table:table-cell office:value-type="float" office:value="609976" calcext:value-type="float">
            <text:p>609976</text:p>
          </table:table-cell>
          <table:table-cell office:value-type="float" office:value="23203" calcext:value-type="float">
            <text:p>2320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" calcext:value-type="float">
            <text:p>8</text:p>
          </table:table-cell>
          <table:table-cell office:value-type="float" office:value="613711" calcext:value-type="float">
            <text:p>613711</text:p>
          </table:table-cell>
          <table:table-cell office:value-type="float" office:value="23802" calcext:value-type="float">
            <text:p>2380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8" calcext:value-type="float">
            <text:p>8</text:p>
          </table:table-cell>
          <table:table-cell office:value-type="float" office:value="613107" calcext:value-type="float">
            <text:p>613107</text:p>
          </table:table-cell>
          <table:table-cell office:value-type="float" office:value="23816" calcext:value-type="float">
            <text:p>2381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612960" calcext:value-type="float">
            <text:p>612960</text:p>
          </table:table-cell>
          <table:table-cell office:value-type="float" office:value="23709" calcext:value-type="float">
            <text:p>2370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8" calcext:value-type="float">
            <text:p>8</text:p>
          </table:table-cell>
          <table:table-cell office:value-type="float" office:value="616341" calcext:value-type="float">
            <text:p>616341</text:p>
          </table:table-cell>
          <table:table-cell office:value-type="float" office:value="24127" calcext:value-type="float">
            <text:p>2412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  <table:table-cell office:value-type="float" office:value="615008" calcext:value-type="float">
            <text:p>615008</text:p>
          </table:table-cell>
          <table:table-cell office:value-type="float" office:value="24295" calcext:value-type="float">
            <text:p>2429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8" calcext:value-type="float">
            <text:p>8</text:p>
          </table:table-cell>
          <table:table-cell office:value-type="float" office:value="615072" calcext:value-type="float">
            <text:p>615072</text:p>
          </table:table-cell>
          <table:table-cell office:value-type="float" office:value="23862" calcext:value-type="float">
            <text:p>2386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8" calcext:value-type="float">
            <text:p>8</text:p>
          </table:table-cell>
          <table:table-cell office:value-type="float" office:value="614602" calcext:value-type="float">
            <text:p>614602</text:p>
          </table:table-cell>
          <table:table-cell office:value-type="float" office:value="23933" calcext:value-type="float">
            <text:p>2393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office:value-type="float" office:value="614147" calcext:value-type="float">
            <text:p>614147</text:p>
          </table:table-cell>
          <table:table-cell office:value-type="float" office:value="23986" calcext:value-type="float">
            <text:p>2398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614309" calcext:value-type="float">
            <text:p>614309</text:p>
          </table:table-cell>
          <table:table-cell office:value-type="float" office:value="23739" calcext:value-type="float">
            <text:p>2373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8" calcext:value-type="float">
            <text:p>8</text:p>
          </table:table-cell>
          <table:table-cell office:value-type="float" office:value="616338" calcext:value-type="float">
            <text:p>616338</text:p>
          </table:table-cell>
          <table:table-cell office:value-type="float" office:value="24111" calcext:value-type="float">
            <text:p>2411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office:value-type="float" office:value="616875" calcext:value-type="float">
            <text:p>616875</text:p>
          </table:table-cell>
          <table:table-cell office:value-type="float" office:value="23848" calcext:value-type="float">
            <text:p>2384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" calcext:value-type="float">
            <text:p>8</text:p>
          </table:table-cell>
          <table:table-cell office:value-type="float" office:value="617647" calcext:value-type="float">
            <text:p>617647</text:p>
          </table:table-cell>
          <table:table-cell office:value-type="float" office:value="24508" calcext:value-type="float">
            <text:p>245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12448" calcext:value-type="float">
            <text:p>612448</text:p>
          </table:table-cell>
          <table:table-cell office:value-type="float" office:value="23089" calcext:value-type="float">
            <text:p>2308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614359" calcext:value-type="float">
            <text:p>614359</text:p>
          </table:table-cell>
          <table:table-cell office:value-type="float" office:value="23831" calcext:value-type="float">
            <text:p>2383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13309" calcext:value-type="float">
            <text:p>613309</text:p>
          </table:table-cell>
          <table:table-cell office:value-type="float" office:value="23187" calcext:value-type="float">
            <text:p>2318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8" calcext:value-type="float">
            <text:p>8</text:p>
          </table:table-cell>
          <table:table-cell office:value-type="float" office:value="614537" calcext:value-type="float">
            <text:p>614537</text:p>
          </table:table-cell>
          <table:table-cell office:value-type="float" office:value="23270" calcext:value-type="float">
            <text:p>2327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8" calcext:value-type="float">
            <text:p>8</text:p>
          </table:table-cell>
          <table:table-cell office:value-type="float" office:value="615311" calcext:value-type="float">
            <text:p>615311</text:p>
          </table:table-cell>
          <table:table-cell office:value-type="float" office:value="23902" calcext:value-type="float">
            <text:p>23902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8" calcext:value-type="float">
            <text:p>8</text:p>
          </table:table-cell>
          <table:table-cell office:value-type="float" office:value="617479" calcext:value-type="float">
            <text:p>617479</text:p>
          </table:table-cell>
          <table:table-cell office:value-type="float" office:value="24254" calcext:value-type="float">
            <text:p>24254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8" calcext:value-type="float">
            <text:p>8</text:p>
          </table:table-cell>
          <table:table-cell office:value-type="float" office:value="615193" calcext:value-type="float">
            <text:p>615193</text:p>
          </table:table-cell>
          <table:table-cell office:value-type="float" office:value="23420" calcext:value-type="float">
            <text:p>2342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8" calcext:value-type="float">
            <text:p>8</text:p>
          </table:table-cell>
          <table:table-cell office:value-type="float" office:value="620465" calcext:value-type="float">
            <text:p>620465</text:p>
          </table:table-cell>
          <table:table-cell office:value-type="float" office:value="24224" calcext:value-type="float">
            <text:p>2422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8" calcext:value-type="float">
            <text:p>8</text:p>
          </table:table-cell>
          <table:table-cell office:value-type="float" office:value="623793" calcext:value-type="float">
            <text:p>623793</text:p>
          </table:table-cell>
          <table:table-cell office:value-type="float" office:value="25073" calcext:value-type="float">
            <text:p>25073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8" calcext:value-type="float">
            <text:p>8</text:p>
          </table:table-cell>
          <table:table-cell office:value-type="float" office:value="616041" calcext:value-type="float">
            <text:p>616041</text:p>
          </table:table-cell>
          <table:table-cell office:value-type="float" office:value="23345" calcext:value-type="float">
            <text:p>2334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office:value-type="float" office:value="615184" calcext:value-type="float">
            <text:p>615184</text:p>
          </table:table-cell>
          <table:table-cell office:value-type="float" office:value="23603" calcext:value-type="float">
            <text:p>23603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8" calcext:value-type="float">
            <text:p>8</text:p>
          </table:table-cell>
          <table:table-cell office:value-type="float" office:value="617232" calcext:value-type="float">
            <text:p>617232</text:p>
          </table:table-cell>
          <table:table-cell office:value-type="float" office:value="23582" calcext:value-type="float">
            <text:p>23582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8" calcext:value-type="float">
            <text:p>8</text:p>
          </table:table-cell>
          <table:table-cell office:value-type="float" office:value="620506" calcext:value-type="float">
            <text:p>620506</text:p>
          </table:table-cell>
          <table:table-cell office:value-type="float" office:value="24270" calcext:value-type="float">
            <text:p>2427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8" calcext:value-type="float">
            <text:p>8</text:p>
          </table:table-cell>
          <table:table-cell office:value-type="float" office:value="621384" calcext:value-type="float">
            <text:p>621384</text:p>
          </table:table-cell>
          <table:table-cell office:value-type="float" office:value="24717" calcext:value-type="float">
            <text:p>24717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8" calcext:value-type="float">
            <text:p>8</text:p>
          </table:table-cell>
          <table:table-cell office:value-type="float" office:value="619300" calcext:value-type="float">
            <text:p>619300</text:p>
          </table:table-cell>
          <table:table-cell office:value-type="float" office:value="24547" calcext:value-type="float">
            <text:p>2454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8" calcext:value-type="float">
            <text:p>8</text:p>
          </table:table-cell>
          <table:table-cell office:value-type="float" office:value="620221" calcext:value-type="float">
            <text:p>620221</text:p>
          </table:table-cell>
          <table:table-cell office:value-type="float" office:value="24449" calcext:value-type="float">
            <text:p>24449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621722" calcext:value-type="float">
            <text:p>621722</text:p>
          </table:table-cell>
          <table:table-cell office:value-type="float" office:value="23864" calcext:value-type="float">
            <text:p>23864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8" calcext:value-type="float">
            <text:p>8</text:p>
          </table:table-cell>
          <table:table-cell office:value-type="float" office:value="618530" calcext:value-type="float">
            <text:p>618530</text:p>
          </table:table-cell>
          <table:table-cell office:value-type="float" office:value="24165" calcext:value-type="float">
            <text:p>24165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8" calcext:value-type="float">
            <text:p>8</text:p>
          </table:table-cell>
          <table:table-cell office:value-type="float" office:value="620506" calcext:value-type="float">
            <text:p>620506</text:p>
          </table:table-cell>
          <table:table-cell office:value-type="float" office:value="24269" calcext:value-type="float">
            <text:p>24269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8" calcext:value-type="float">
            <text:p>8</text:p>
          </table:table-cell>
          <table:table-cell office:value-type="float" office:value="621458" calcext:value-type="float">
            <text:p>621458</text:p>
          </table:table-cell>
          <table:table-cell office:value-type="float" office:value="24489" calcext:value-type="float">
            <text:p>2448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" calcext:value-type="float">
            <text:p>8</text:p>
          </table:table-cell>
          <table:table-cell office:value-type="float" office:value="620905" calcext:value-type="float">
            <text:p>620905</text:p>
          </table:table-cell>
          <table:table-cell office:value-type="float" office:value="24634" calcext:value-type="float">
            <text:p>24634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8" calcext:value-type="float">
            <text:p>8</text:p>
          </table:table-cell>
          <table:table-cell office:value-type="float" office:value="618760" calcext:value-type="float">
            <text:p>618760</text:p>
          </table:table-cell>
          <table:table-cell office:value-type="float" office:value="23888" calcext:value-type="float">
            <text:p>23888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8" calcext:value-type="float">
            <text:p>8</text:p>
          </table:table-cell>
          <table:table-cell office:value-type="float" office:value="621005" calcext:value-type="float">
            <text:p>621005</text:p>
          </table:table-cell>
          <table:table-cell office:value-type="float" office:value="24745" calcext:value-type="float">
            <text:p>24745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8" calcext:value-type="float">
            <text:p>8</text:p>
          </table:table-cell>
          <table:table-cell office:value-type="float" office:value="623353" calcext:value-type="float">
            <text:p>623353</text:p>
          </table:table-cell>
          <table:table-cell office:value-type="float" office:value="24710" calcext:value-type="float">
            <text:p>2471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8" calcext:value-type="float">
            <text:p>8</text:p>
          </table:table-cell>
          <table:table-cell office:value-type="float" office:value="616274" calcext:value-type="float">
            <text:p>616274</text:p>
          </table:table-cell>
          <table:table-cell office:value-type="float" office:value="23784" calcext:value-type="float">
            <text:p>23784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8" calcext:value-type="float">
            <text:p>8</text:p>
          </table:table-cell>
          <table:table-cell office:value-type="float" office:value="624827" calcext:value-type="float">
            <text:p>624827</text:p>
          </table:table-cell>
          <table:table-cell office:value-type="float" office:value="24775" calcext:value-type="float">
            <text:p>24775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8" calcext:value-type="float">
            <text:p>8</text:p>
          </table:table-cell>
          <table:table-cell office:value-type="float" office:value="622536" calcext:value-type="float">
            <text:p>622536</text:p>
          </table:table-cell>
          <table:table-cell office:value-type="float" office:value="24858" calcext:value-type="float">
            <text:p>24858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8" calcext:value-type="float">
            <text:p>8</text:p>
          </table:table-cell>
          <table:table-cell office:value-type="float" office:value="624104" calcext:value-type="float">
            <text:p>624104</text:p>
          </table:table-cell>
          <table:table-cell office:value-type="float" office:value="24723" calcext:value-type="float">
            <text:p>2472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8" calcext:value-type="float">
            <text:p>8</text:p>
          </table:table-cell>
          <table:table-cell office:value-type="float" office:value="622621" calcext:value-type="float">
            <text:p>622621</text:p>
          </table:table-cell>
          <table:table-cell office:value-type="float" office:value="24760" calcext:value-type="float">
            <text:p>2476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8" calcext:value-type="float">
            <text:p>8</text:p>
          </table:table-cell>
          <table:table-cell office:value-type="float" office:value="621763" calcext:value-type="float">
            <text:p>621763</text:p>
          </table:table-cell>
          <table:table-cell office:value-type="float" office:value="24099" calcext:value-type="float">
            <text:p>2409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float" office:value="624227" calcext:value-type="float">
            <text:p>624227</text:p>
          </table:table-cell>
          <table:table-cell office:value-type="float" office:value="25236" calcext:value-type="float">
            <text:p>25236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8" calcext:value-type="float">
            <text:p>8</text:p>
          </table:table-cell>
          <table:table-cell office:value-type="float" office:value="623073" calcext:value-type="float">
            <text:p>623073</text:p>
          </table:table-cell>
          <table:table-cell office:value-type="float" office:value="24711" calcext:value-type="float">
            <text:p>24711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8" calcext:value-type="float">
            <text:p>8</text:p>
          </table:table-cell>
          <table:table-cell office:value-type="float" office:value="626948" calcext:value-type="float">
            <text:p>626948</text:p>
          </table:table-cell>
          <table:table-cell office:value-type="float" office:value="24981" calcext:value-type="float">
            <text:p>24981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8" calcext:value-type="float">
            <text:p>8</text:p>
          </table:table-cell>
          <table:table-cell office:value-type="float" office:value="626424" calcext:value-type="float">
            <text:p>626424</text:p>
          </table:table-cell>
          <table:table-cell office:value-type="float" office:value="25091" calcext:value-type="float">
            <text:p>25091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8" calcext:value-type="float">
            <text:p>8</text:p>
          </table:table-cell>
          <table:table-cell office:value-type="float" office:value="624215" calcext:value-type="float">
            <text:p>624215</text:p>
          </table:table-cell>
          <table:table-cell office:value-type="float" office:value="24628" calcext:value-type="float">
            <text:p>24628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625801" calcext:value-type="float">
            <text:p>625801</text:p>
          </table:table-cell>
          <table:table-cell office:value-type="float" office:value="24745" calcext:value-type="float">
            <text:p>2474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 office:value-type="float" office:value="623633" calcext:value-type="float">
            <text:p>623633</text:p>
          </table:table-cell>
          <table:table-cell office:value-type="float" office:value="24623" calcext:value-type="float">
            <text:p>24623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8" calcext:value-type="float">
            <text:p>8</text:p>
          </table:table-cell>
          <table:table-cell office:value-type="float" office:value="625325" calcext:value-type="float">
            <text:p>625325</text:p>
          </table:table-cell>
          <table:table-cell office:value-type="float" office:value="24532" calcext:value-type="float">
            <text:p>24532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office:value-type="float" office:value="623880" calcext:value-type="float">
            <text:p>623880</text:p>
          </table:table-cell>
          <table:table-cell office:value-type="float" office:value="24771" calcext:value-type="float">
            <text:p>24771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8" calcext:value-type="float">
            <text:p>8</text:p>
          </table:table-cell>
          <table:table-cell office:value-type="float" office:value="625272" calcext:value-type="float">
            <text:p>625272</text:p>
          </table:table-cell>
          <table:table-cell office:value-type="float" office:value="24845" calcext:value-type="float">
            <text:p>2484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float" office:value="619047" calcext:value-type="float">
            <text:p>619047</text:p>
          </table:table-cell>
          <table:table-cell office:value-type="float" office:value="23628" calcext:value-type="float">
            <text:p>23628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8" calcext:value-type="float">
            <text:p>8</text:p>
          </table:table-cell>
          <table:table-cell office:value-type="float" office:value="627592" calcext:value-type="float">
            <text:p>627592</text:p>
          </table:table-cell>
          <table:table-cell office:value-type="float" office:value="25872" calcext:value-type="float">
            <text:p>25872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office:value-type="float" office:value="629249" calcext:value-type="float">
            <text:p>629249</text:p>
          </table:table-cell>
          <table:table-cell office:value-type="float" office:value="25475" calcext:value-type="float">
            <text:p>25475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8" calcext:value-type="float">
            <text:p>8</text:p>
          </table:table-cell>
          <table:table-cell office:value-type="float" office:value="629152" calcext:value-type="float">
            <text:p>629152</text:p>
          </table:table-cell>
          <table:table-cell office:value-type="float" office:value="25586" calcext:value-type="float">
            <text:p>25586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8" calcext:value-type="float">
            <text:p>8</text:p>
          </table:table-cell>
          <table:table-cell office:value-type="float" office:value="626840" calcext:value-type="float">
            <text:p>626840</text:p>
          </table:table-cell>
          <table:table-cell office:value-type="float" office:value="24757" calcext:value-type="float">
            <text:p>24757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8" calcext:value-type="float">
            <text:p>8</text:p>
          </table:table-cell>
          <table:table-cell office:value-type="float" office:value="624172" calcext:value-type="float">
            <text:p>624172</text:p>
          </table:table-cell>
          <table:table-cell office:value-type="float" office:value="24969" calcext:value-type="float">
            <text:p>24969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8" calcext:value-type="float">
            <text:p>8</text:p>
          </table:table-cell>
          <table:table-cell office:value-type="float" office:value="625724" calcext:value-type="float">
            <text:p>625724</text:p>
          </table:table-cell>
          <table:table-cell office:value-type="float" office:value="24830" calcext:value-type="float">
            <text:p>2483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8" calcext:value-type="float">
            <text:p>8</text:p>
          </table:table-cell>
          <table:table-cell office:value-type="float" office:value="626179" calcext:value-type="float">
            <text:p>626179</text:p>
          </table:table-cell>
          <table:table-cell office:value-type="float" office:value="24145" calcext:value-type="float">
            <text:p>24145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8" calcext:value-type="float">
            <text:p>8</text:p>
          </table:table-cell>
          <table:table-cell office:value-type="float" office:value="623975" calcext:value-type="float">
            <text:p>623975</text:p>
          </table:table-cell>
          <table:table-cell office:value-type="float" office:value="24395" calcext:value-type="float">
            <text:p>24395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8" calcext:value-type="float">
            <text:p>8</text:p>
          </table:table-cell>
          <table:table-cell office:value-type="float" office:value="625507" calcext:value-type="float">
            <text:p>625507</text:p>
          </table:table-cell>
          <table:table-cell office:value-type="float" office:value="25153" calcext:value-type="float">
            <text:p>251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627382" calcext:value-type="float">
            <text:p>627382</text:p>
          </table:table-cell>
          <table:table-cell office:value-type="float" office:value="25258" calcext:value-type="float">
            <text:p>25258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8" calcext:value-type="float">
            <text:p>8</text:p>
          </table:table-cell>
          <table:table-cell office:value-type="float" office:value="628462" calcext:value-type="float">
            <text:p>628462</text:p>
          </table:table-cell>
          <table:table-cell office:value-type="float" office:value="25303" calcext:value-type="float">
            <text:p>25303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8" calcext:value-type="float">
            <text:p>8</text:p>
          </table:table-cell>
          <table:table-cell office:value-type="float" office:value="628182" calcext:value-type="float">
            <text:p>628182</text:p>
          </table:table-cell>
          <table:table-cell office:value-type="float" office:value="24893" calcext:value-type="float">
            <text:p>24893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8" calcext:value-type="float">
            <text:p>8</text:p>
          </table:table-cell>
          <table:table-cell office:value-type="float" office:value="629203" calcext:value-type="float">
            <text:p>629203</text:p>
          </table:table-cell>
          <table:table-cell office:value-type="float" office:value="26108" calcext:value-type="float">
            <text:p>26108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8" calcext:value-type="float">
            <text:p>8</text:p>
          </table:table-cell>
          <table:table-cell office:value-type="float" office:value="628676" calcext:value-type="float">
            <text:p>628676</text:p>
          </table:table-cell>
          <table:table-cell office:value-type="float" office:value="25405" calcext:value-type="float">
            <text:p>2540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8" calcext:value-type="float">
            <text:p>8</text:p>
          </table:table-cell>
          <table:table-cell office:value-type="float" office:value="628634" calcext:value-type="float">
            <text:p>628634</text:p>
          </table:table-cell>
          <table:table-cell office:value-type="float" office:value="24407" calcext:value-type="float">
            <text:p>24407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8" calcext:value-type="float">
            <text:p>8</text:p>
          </table:table-cell>
          <table:table-cell office:value-type="float" office:value="630947" calcext:value-type="float">
            <text:p>630947</text:p>
          </table:table-cell>
          <table:table-cell office:value-type="float" office:value="25037" calcext:value-type="float">
            <text:p>25037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 office:value-type="float" office:value="628980" calcext:value-type="float">
            <text:p>628980</text:p>
          </table:table-cell>
          <table:table-cell office:value-type="float" office:value="24765" calcext:value-type="float">
            <text:p>24765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8" calcext:value-type="float">
            <text:p>8</text:p>
          </table:table-cell>
          <table:table-cell office:value-type="float" office:value="626168" calcext:value-type="float">
            <text:p>626168</text:p>
          </table:table-cell>
          <table:table-cell office:value-type="float" office:value="24619" calcext:value-type="float">
            <text:p>24619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8" calcext:value-type="float">
            <text:p>8</text:p>
          </table:table-cell>
          <table:table-cell office:value-type="float" office:value="628262" calcext:value-type="float">
            <text:p>628262</text:p>
          </table:table-cell>
          <table:table-cell office:value-type="float" office:value="24734" calcext:value-type="float">
            <text:p>2473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" calcext:value-type="float">
            <text:p>8</text:p>
          </table:table-cell>
          <table:table-cell office:value-type="float" office:value="628572" calcext:value-type="float">
            <text:p>628572</text:p>
          </table:table-cell>
          <table:table-cell office:value-type="float" office:value="24575" calcext:value-type="float">
            <text:p>24575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8" calcext:value-type="float">
            <text:p>8</text:p>
          </table:table-cell>
          <table:table-cell office:value-type="float" office:value="629875" calcext:value-type="float">
            <text:p>629875</text:p>
          </table:table-cell>
          <table:table-cell office:value-type="float" office:value="25513" calcext:value-type="float">
            <text:p>25513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8" calcext:value-type="float">
            <text:p>8</text:p>
          </table:table-cell>
          <table:table-cell office:value-type="float" office:value="630040" calcext:value-type="float">
            <text:p>630040</text:p>
          </table:table-cell>
          <table:table-cell office:value-type="float" office:value="25464" calcext:value-type="float">
            <text:p>25464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8" calcext:value-type="float">
            <text:p>8</text:p>
          </table:table-cell>
          <table:table-cell office:value-type="float" office:value="626783" calcext:value-type="float">
            <text:p>626783</text:p>
          </table:table-cell>
          <table:table-cell office:value-type="float" office:value="24352" calcext:value-type="float">
            <text:p>24352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8" calcext:value-type="float">
            <text:p>8</text:p>
          </table:table-cell>
          <table:table-cell office:value-type="float" office:value="630484" calcext:value-type="float">
            <text:p>630484</text:p>
          </table:table-cell>
          <table:table-cell office:value-type="float" office:value="25445" calcext:value-type="float">
            <text:p>25445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8" calcext:value-type="float">
            <text:p>8</text:p>
          </table:table-cell>
          <table:table-cell office:value-type="float" office:value="629473" calcext:value-type="float">
            <text:p>629473</text:p>
          </table:table-cell>
          <table:table-cell office:value-type="float" office:value="25760" calcext:value-type="float">
            <text:p>2576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8" calcext:value-type="float">
            <text:p>8</text:p>
          </table:table-cell>
          <table:table-cell office:value-type="float" office:value="632882" calcext:value-type="float">
            <text:p>632882</text:p>
          </table:table-cell>
          <table:table-cell office:value-type="float" office:value="26088" calcext:value-type="float">
            <text:p>26088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8" calcext:value-type="float">
            <text:p>8</text:p>
          </table:table-cell>
          <table:table-cell office:value-type="float" office:value="634078" calcext:value-type="float">
            <text:p>634078</text:p>
          </table:table-cell>
          <table:table-cell office:value-type="float" office:value="26236" calcext:value-type="float">
            <text:p>26236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8" calcext:value-type="float">
            <text:p>8</text:p>
          </table:table-cell>
          <table:table-cell office:value-type="float" office:value="632714" calcext:value-type="float">
            <text:p>632714</text:p>
          </table:table-cell>
          <table:table-cell office:value-type="float" office:value="25988" calcext:value-type="float">
            <text:p>25988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8" calcext:value-type="float">
            <text:p>8</text:p>
          </table:table-cell>
          <table:table-cell office:value-type="float" office:value="636084" calcext:value-type="float">
            <text:p>636084</text:p>
          </table:table-cell>
          <table:table-cell office:value-type="float" office:value="26292" calcext:value-type="float">
            <text:p>2629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float" office:value="633327" calcext:value-type="float">
            <text:p>633327</text:p>
          </table:table-cell>
          <table:table-cell office:value-type="float" office:value="25450" calcext:value-type="float">
            <text:p>2545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8" calcext:value-type="float">
            <text:p>8</text:p>
          </table:table-cell>
          <table:table-cell office:value-type="float" office:value="628960" calcext:value-type="float">
            <text:p>628960</text:p>
          </table:table-cell>
          <table:table-cell office:value-type="float" office:value="25262" calcext:value-type="float">
            <text:p>2526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8" calcext:value-type="float">
            <text:p>8</text:p>
          </table:table-cell>
          <table:table-cell office:value-type="float" office:value="627370" calcext:value-type="float">
            <text:p>627370</text:p>
          </table:table-cell>
          <table:table-cell office:value-type="float" office:value="24669" calcext:value-type="float">
            <text:p>24669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8" calcext:value-type="float">
            <text:p>8</text:p>
          </table:table-cell>
          <table:table-cell office:value-type="float" office:value="628501" calcext:value-type="float">
            <text:p>628501</text:p>
          </table:table-cell>
          <table:table-cell office:value-type="float" office:value="24640" calcext:value-type="float">
            <text:p>2464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8" calcext:value-type="float">
            <text:p>8</text:p>
          </table:table-cell>
          <table:table-cell office:value-type="float" office:value="629623" calcext:value-type="float">
            <text:p>629623</text:p>
          </table:table-cell>
          <table:table-cell office:value-type="float" office:value="25226" calcext:value-type="float">
            <text:p>25226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8" calcext:value-type="float">
            <text:p>8</text:p>
          </table:table-cell>
          <table:table-cell office:value-type="float" office:value="631296" calcext:value-type="float">
            <text:p>631296</text:p>
          </table:table-cell>
          <table:table-cell office:value-type="float" office:value="25752" calcext:value-type="float">
            <text:p>25752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8" calcext:value-type="float">
            <text:p>8</text:p>
          </table:table-cell>
          <table:table-cell office:value-type="float" office:value="632366" calcext:value-type="float">
            <text:p>632366</text:p>
          </table:table-cell>
          <table:table-cell office:value-type="float" office:value="25504" calcext:value-type="float">
            <text:p>25504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8" calcext:value-type="float">
            <text:p>8</text:p>
          </table:table-cell>
          <table:table-cell office:value-type="float" office:value="633741" calcext:value-type="float">
            <text:p>633741</text:p>
          </table:table-cell>
          <table:table-cell office:value-type="float" office:value="25525" calcext:value-type="float">
            <text:p>25525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8" calcext:value-type="float">
            <text:p>8</text:p>
          </table:table-cell>
          <table:table-cell office:value-type="float" office:value="631730" calcext:value-type="float">
            <text:p>631730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8" calcext:value-type="float">
            <text:p>8</text:p>
          </table:table-cell>
          <table:table-cell office:value-type="float" office:value="630685" calcext:value-type="float">
            <text:p>630685</text:p>
          </table:table-cell>
          <table:table-cell office:value-type="float" office:value="25611" calcext:value-type="float">
            <text:p>2561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office:value-type="float" office:value="631803" calcext:value-type="float">
            <text:p>631803</text:p>
          </table:table-cell>
          <table:table-cell office:value-type="float" office:value="25520" calcext:value-type="float">
            <text:p>2552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8" calcext:value-type="float">
            <text:p>8</text:p>
          </table:table-cell>
          <table:table-cell office:value-type="float" office:value="634906" calcext:value-type="float">
            <text:p>634906</text:p>
          </table:table-cell>
          <table:table-cell office:value-type="float" office:value="26011" calcext:value-type="float">
            <text:p>26011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8" calcext:value-type="float">
            <text:p>8</text:p>
          </table:table-cell>
          <table:table-cell office:value-type="float" office:value="634775" calcext:value-type="float">
            <text:p>634775</text:p>
          </table:table-cell>
          <table:table-cell office:value-type="float" office:value="25640" calcext:value-type="float">
            <text:p>2564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8" calcext:value-type="float">
            <text:p>8</text:p>
          </table:table-cell>
          <table:table-cell office:value-type="float" office:value="631188" calcext:value-type="float">
            <text:p>631188</text:p>
          </table:table-cell>
          <table:table-cell office:value-type="float" office:value="25404" calcext:value-type="float">
            <text:p>25404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8" calcext:value-type="float">
            <text:p>8</text:p>
          </table:table-cell>
          <table:table-cell office:value-type="float" office:value="634056" calcext:value-type="float">
            <text:p>634056</text:p>
          </table:table-cell>
          <table:table-cell office:value-type="float" office:value="25824" calcext:value-type="float">
            <text:p>25824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8" calcext:value-type="float">
            <text:p>8</text:p>
          </table:table-cell>
          <table:table-cell office:value-type="float" office:value="633985" calcext:value-type="float">
            <text:p>633985</text:p>
          </table:table-cell>
          <table:table-cell office:value-type="float" office:value="25929" calcext:value-type="float">
            <text:p>25929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8" calcext:value-type="float">
            <text:p>8</text:p>
          </table:table-cell>
          <table:table-cell office:value-type="float" office:value="633206" calcext:value-type="float">
            <text:p>633206</text:p>
          </table:table-cell>
          <table:table-cell office:value-type="float" office:value="25569" calcext:value-type="float">
            <text:p>25569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8" calcext:value-type="float">
            <text:p>8</text:p>
          </table:table-cell>
          <table:table-cell office:value-type="float" office:value="634450" calcext:value-type="float">
            <text:p>634450</text:p>
          </table:table-cell>
          <table:table-cell office:value-type="float" office:value="25816" calcext:value-type="float">
            <text:p>25816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8" calcext:value-type="float">
            <text:p>8</text:p>
          </table:table-cell>
          <table:table-cell office:value-type="float" office:value="635934" calcext:value-type="float">
            <text:p>635934</text:p>
          </table:table-cell>
          <table:table-cell office:value-type="float" office:value="25699" calcext:value-type="float">
            <text:p>25699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8" calcext:value-type="float">
            <text:p>8</text:p>
          </table:table-cell>
          <table:table-cell office:value-type="float" office:value="637068" calcext:value-type="float">
            <text:p>637068</text:p>
          </table:table-cell>
          <table:table-cell office:value-type="float" office:value="26384" calcext:value-type="float">
            <text:p>2638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 office:value-type="float" office:value="633691" calcext:value-type="float">
            <text:p>633691</text:p>
          </table:table-cell>
          <table:table-cell office:value-type="float" office:value="25722" calcext:value-type="float">
            <text:p>25722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8" calcext:value-type="float">
            <text:p>8</text:p>
          </table:table-cell>
          <table:table-cell office:value-type="float" office:value="633052" calcext:value-type="float">
            <text:p>633052</text:p>
          </table:table-cell>
          <table:table-cell office:value-type="float" office:value="25086" calcext:value-type="float">
            <text:p>25086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8" calcext:value-type="float">
            <text:p>8</text:p>
          </table:table-cell>
          <table:table-cell office:value-type="float" office:value="633391" calcext:value-type="float">
            <text:p>633391</text:p>
          </table:table-cell>
          <table:table-cell office:value-type="float" office:value="25212" calcext:value-type="float">
            <text:p>25212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8" calcext:value-type="float">
            <text:p>8</text:p>
          </table:table-cell>
          <table:table-cell office:value-type="float" office:value="635399" calcext:value-type="float">
            <text:p>635399</text:p>
          </table:table-cell>
          <table:table-cell office:value-type="float" office:value="25935" calcext:value-type="float">
            <text:p>25935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8" calcext:value-type="float">
            <text:p>8</text:p>
          </table:table-cell>
          <table:table-cell office:value-type="float" office:value="636529" calcext:value-type="float">
            <text:p>636529</text:p>
          </table:table-cell>
          <table:table-cell office:value-type="float" office:value="26522" calcext:value-type="float">
            <text:p>26522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8" calcext:value-type="float">
            <text:p>8</text:p>
          </table:table-cell>
          <table:table-cell office:value-type="float" office:value="633767" calcext:value-type="float">
            <text:p>633767</text:p>
          </table:table-cell>
          <table:table-cell office:value-type="float" office:value="25401" calcext:value-type="float">
            <text:p>25401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8" calcext:value-type="float">
            <text:p>8</text:p>
          </table:table-cell>
          <table:table-cell office:value-type="float" office:value="636213" calcext:value-type="float">
            <text:p>636213</text:p>
          </table:table-cell>
          <table:table-cell office:value-type="float" office:value="26139" calcext:value-type="float">
            <text:p>26139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8" calcext:value-type="float">
            <text:p>8</text:p>
          </table:table-cell>
          <table:table-cell office:value-type="float" office:value="637275" calcext:value-type="float">
            <text:p>637275</text:p>
          </table:table-cell>
          <table:table-cell office:value-type="float" office:value="26329" calcext:value-type="float">
            <text:p>26329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8" calcext:value-type="float">
            <text:p>8</text:p>
          </table:table-cell>
          <table:table-cell office:value-type="float" office:value="638003" calcext:value-type="float">
            <text:p>638003</text:p>
          </table:table-cell>
          <table:table-cell office:value-type="float" office:value="26171" calcext:value-type="float">
            <text:p>26171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8" calcext:value-type="float">
            <text:p>8</text:p>
          </table:table-cell>
          <table:table-cell office:value-type="float" office:value="636389" calcext:value-type="float">
            <text:p>636389</text:p>
          </table:table-cell>
          <table:table-cell office:value-type="float" office:value="26009" calcext:value-type="float">
            <text:p>260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635073" calcext:value-type="float">
            <text:p>635073</text:p>
          </table:table-cell>
          <table:table-cell office:value-type="float" office:value="25298" calcext:value-type="float">
            <text:p>2529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8" calcext:value-type="float">
            <text:p>8</text:p>
          </table:table-cell>
          <table:table-cell office:value-type="float" office:value="634270" calcext:value-type="float">
            <text:p>634270</text:p>
          </table:table-cell>
          <table:table-cell office:value-type="float" office:value="25202" calcext:value-type="float">
            <text:p>25202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8" calcext:value-type="float">
            <text:p>8</text:p>
          </table:table-cell>
          <table:table-cell office:value-type="float" office:value="635040" calcext:value-type="float">
            <text:p>635040</text:p>
          </table:table-cell>
          <table:table-cell office:value-type="float" office:value="25376" calcext:value-type="float">
            <text:p>25376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  <table:table-cell office:value-type="float" office:value="636007" calcext:value-type="float">
            <text:p>636007</text:p>
          </table:table-cell>
          <table:table-cell office:value-type="float" office:value="25683" calcext:value-type="float">
            <text:p>25683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8" calcext:value-type="float">
            <text:p>8</text:p>
          </table:table-cell>
          <table:table-cell office:value-type="float" office:value="635290" calcext:value-type="float">
            <text:p>635290</text:p>
          </table:table-cell>
          <table:table-cell office:value-type="float" office:value="26285" calcext:value-type="float">
            <text:p>26285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8" calcext:value-type="float">
            <text:p>8</text:p>
          </table:table-cell>
          <table:table-cell office:value-type="float" office:value="636501" calcext:value-type="float">
            <text:p>636501</text:p>
          </table:table-cell>
          <table:table-cell office:value-type="float" office:value="26495" calcext:value-type="float">
            <text:p>26495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office:value-type="float" office:value="636275" calcext:value-type="float">
            <text:p>636275</text:p>
          </table:table-cell>
          <table:table-cell office:value-type="float" office:value="25687" calcext:value-type="float">
            <text:p>25687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8" calcext:value-type="float">
            <text:p>8</text:p>
          </table:table-cell>
          <table:table-cell office:value-type="float" office:value="631681" calcext:value-type="float">
            <text:p>631681</text:p>
          </table:table-cell>
          <table:table-cell office:value-type="float" office:value="24739" calcext:value-type="float">
            <text:p>24739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8" calcext:value-type="float">
            <text:p>8</text:p>
          </table:table-cell>
          <table:table-cell office:value-type="float" office:value="637867" calcext:value-type="float">
            <text:p>637867</text:p>
          </table:table-cell>
          <table:table-cell office:value-type="float" office:value="26382" calcext:value-type="float">
            <text:p>26382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8" calcext:value-type="float">
            <text:p>8</text:p>
          </table:table-cell>
          <table:table-cell office:value-type="float" office:value="636704" calcext:value-type="float">
            <text:p>636704</text:p>
          </table:table-cell>
          <table:table-cell office:value-type="float" office:value="25763" calcext:value-type="float">
            <text:p>2576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float" office:value="634967" calcext:value-type="float">
            <text:p>634967</text:p>
          </table:table-cell>
          <table:table-cell office:value-type="float" office:value="25640" calcext:value-type="float">
            <text:p>2564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8" calcext:value-type="float">
            <text:p>8</text:p>
          </table:table-cell>
          <table:table-cell office:value-type="float" office:value="638088" calcext:value-type="float">
            <text:p>638088</text:p>
          </table:table-cell>
          <table:table-cell office:value-type="float" office:value="25988" calcext:value-type="float">
            <text:p>25988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" calcext:value-type="float">
            <text:p>8</text:p>
          </table:table-cell>
          <table:table-cell office:value-type="float" office:value="636394" calcext:value-type="float">
            <text:p>636394</text:p>
          </table:table-cell>
          <table:table-cell office:value-type="float" office:value="25849" calcext:value-type="float">
            <text:p>25849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8" calcext:value-type="float">
            <text:p>8</text:p>
          </table:table-cell>
          <table:table-cell office:value-type="float" office:value="641552" calcext:value-type="float">
            <text:p>641552</text:p>
          </table:table-cell>
          <table:table-cell office:value-type="float" office:value="26734" calcext:value-type="float">
            <text:p>26734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  <table:table-cell office:value-type="float" office:value="639345" calcext:value-type="float">
            <text:p>639345</text:p>
          </table:table-cell>
          <table:table-cell office:value-type="float" office:value="27038" calcext:value-type="float">
            <text:p>2703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float" office:value="637591" calcext:value-type="float">
            <text:p>637591</text:p>
          </table:table-cell>
          <table:table-cell office:value-type="float" office:value="26440" calcext:value-type="float">
            <text:p>2644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8" calcext:value-type="float">
            <text:p>8</text:p>
          </table:table-cell>
          <table:table-cell office:value-type="float" office:value="636080" calcext:value-type="float">
            <text:p>636080</text:p>
          </table:table-cell>
          <table:table-cell office:value-type="float" office:value="25165" calcext:value-type="float">
            <text:p>25165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8" calcext:value-type="float">
            <text:p>8</text:p>
          </table:table-cell>
          <table:table-cell office:value-type="float" office:value="642022" calcext:value-type="float">
            <text:p>642022</text:p>
          </table:table-cell>
          <table:table-cell office:value-type="float" office:value="27034" calcext:value-type="float">
            <text:p>27034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8" calcext:value-type="float">
            <text:p>8</text:p>
          </table:table-cell>
          <table:table-cell office:value-type="float" office:value="641072" calcext:value-type="float">
            <text:p>641072</text:p>
          </table:table-cell>
          <table:table-cell office:value-type="float" office:value="26322" calcext:value-type="float">
            <text:p>26322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8" calcext:value-type="float">
            <text:p>8</text:p>
          </table:table-cell>
          <table:table-cell office:value-type="float" office:value="636421" calcext:value-type="float">
            <text:p>636421</text:p>
          </table:table-cell>
          <table:table-cell office:value-type="float" office:value="25700" calcext:value-type="float">
            <text:p>257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636995" calcext:value-type="float">
            <text:p>636995</text:p>
          </table:table-cell>
          <table:table-cell office:value-type="float" office:value="25871" calcext:value-type="float">
            <text:p>2587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8" calcext:value-type="float">
            <text:p>8</text:p>
          </table:table-cell>
          <table:table-cell office:value-type="float" office:value="637175" calcext:value-type="float">
            <text:p>637175</text:p>
          </table:table-cell>
          <table:table-cell office:value-type="float" office:value="25851" calcext:value-type="float">
            <text:p>25851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8" calcext:value-type="float">
            <text:p>8</text:p>
          </table:table-cell>
          <table:table-cell office:value-type="float" office:value="639772" calcext:value-type="float">
            <text:p>639772</text:p>
          </table:table-cell>
          <table:table-cell office:value-type="float" office:value="26328" calcext:value-type="float">
            <text:p>26328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8" calcext:value-type="float">
            <text:p>8</text:p>
          </table:table-cell>
          <table:table-cell office:value-type="float" office:value="639451" calcext:value-type="float">
            <text:p>639451</text:p>
          </table:table-cell>
          <table:table-cell office:value-type="float" office:value="26365" calcext:value-type="float">
            <text:p>26365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8" calcext:value-type="float">
            <text:p>8</text:p>
          </table:table-cell>
          <table:table-cell office:value-type="float" office:value="637672" calcext:value-type="float">
            <text:p>637672</text:p>
          </table:table-cell>
          <table:table-cell office:value-type="float" office:value="25835" calcext:value-type="float">
            <text:p>25835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8" calcext:value-type="float">
            <text:p>8</text:p>
          </table:table-cell>
          <table:table-cell office:value-type="float" office:value="639051" calcext:value-type="float">
            <text:p>639051</text:p>
          </table:table-cell>
          <table:table-cell office:value-type="float" office:value="25697" calcext:value-type="float">
            <text:p>25697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8" calcext:value-type="float">
            <text:p>8</text:p>
          </table:table-cell>
          <table:table-cell office:value-type="float" office:value="641562" calcext:value-type="float">
            <text:p>641562</text:p>
          </table:table-cell>
          <table:table-cell office:value-type="float" office:value="26092" calcext:value-type="float">
            <text:p>26092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8" calcext:value-type="float">
            <text:p>8</text:p>
          </table:table-cell>
          <table:table-cell office:value-type="float" office:value="637942" calcext:value-type="float">
            <text:p>637942</text:p>
          </table:table-cell>
          <table:table-cell office:value-type="float" office:value="26308" calcext:value-type="float">
            <text:p>26308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8" calcext:value-type="float">
            <text:p>8</text:p>
          </table:table-cell>
          <table:table-cell office:value-type="float" office:value="638360" calcext:value-type="float">
            <text:p>638360</text:p>
          </table:table-cell>
          <table:table-cell office:value-type="float" office:value="26309" calcext:value-type="float">
            <text:p>26309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8" calcext:value-type="float">
            <text:p>8</text:p>
          </table:table-cell>
          <table:table-cell office:value-type="float" office:value="636182" calcext:value-type="float">
            <text:p>636182</text:p>
          </table:table-cell>
          <table:table-cell office:value-type="float" office:value="25277" calcext:value-type="float">
            <text:p>2527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8" calcext:value-type="float">
            <text:p>8</text:p>
          </table:table-cell>
          <table:table-cell office:value-type="float" office:value="641176" calcext:value-type="float">
            <text:p>641176</text:p>
          </table:table-cell>
          <table:table-cell office:value-type="float" office:value="27398" calcext:value-type="float">
            <text:p>27398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8" calcext:value-type="float">
            <text:p>8</text:p>
          </table:table-cell>
          <table:table-cell office:value-type="float" office:value="644252" calcext:value-type="float">
            <text:p>644252</text:p>
          </table:table-cell>
          <table:table-cell office:value-type="float" office:value="27189" calcext:value-type="float">
            <text:p>27189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8" calcext:value-type="float">
            <text:p>8</text:p>
          </table:table-cell>
          <table:table-cell office:value-type="float" office:value="638076" calcext:value-type="float">
            <text:p>638076</text:p>
          </table:table-cell>
          <table:table-cell office:value-type="float" office:value="26228" calcext:value-type="float">
            <text:p>26228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8" calcext:value-type="float">
            <text:p>8</text:p>
          </table:table-cell>
          <table:table-cell office:value-type="float" office:value="639410" calcext:value-type="float">
            <text:p>639410</text:p>
          </table:table-cell>
          <table:table-cell office:value-type="float" office:value="25350" calcext:value-type="float">
            <text:p>2535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8" calcext:value-type="float">
            <text:p>8</text:p>
          </table:table-cell>
          <table:table-cell office:value-type="float" office:value="639322" calcext:value-type="float">
            <text:p>639322</text:p>
          </table:table-cell>
          <table:table-cell office:value-type="float" office:value="25943" calcext:value-type="float">
            <text:p>25943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8" calcext:value-type="float">
            <text:p>8</text:p>
          </table:table-cell>
          <table:table-cell office:value-type="float" office:value="639048" calcext:value-type="float">
            <text:p>639048</text:p>
          </table:table-cell>
          <table:table-cell office:value-type="float" office:value="25658" calcext:value-type="float">
            <text:p>25658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8" calcext:value-type="float">
            <text:p>8</text:p>
          </table:table-cell>
          <table:table-cell office:value-type="float" office:value="639128" calcext:value-type="float">
            <text:p>639128</text:p>
          </table:table-cell>
          <table:table-cell office:value-type="float" office:value="26802" calcext:value-type="float">
            <text:p>26802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8" calcext:value-type="float">
            <text:p>8</text:p>
          </table:table-cell>
          <table:table-cell office:value-type="float" office:value="638238" calcext:value-type="float">
            <text:p>638238</text:p>
          </table:table-cell>
          <table:table-cell office:value-type="float" office:value="25571" calcext:value-type="float">
            <text:p>25571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8" calcext:value-type="float">
            <text:p>8</text:p>
          </table:table-cell>
          <table:table-cell office:value-type="float" office:value="642638" calcext:value-type="float">
            <text:p>642638</text:p>
          </table:table-cell>
          <table:table-cell office:value-type="float" office:value="26504" calcext:value-type="float">
            <text:p>26504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8" calcext:value-type="float">
            <text:p>8</text:p>
          </table:table-cell>
          <table:table-cell office:value-type="float" office:value="640267" calcext:value-type="float">
            <text:p>640267</text:p>
          </table:table-cell>
          <table:table-cell office:value-type="float" office:value="25945" calcext:value-type="float">
            <text:p>2594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640296" calcext:value-type="float">
            <text:p>640296</text:p>
          </table:table-cell>
          <table:table-cell office:value-type="float" office:value="26056" calcext:value-type="float">
            <text:p>26056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8" calcext:value-type="float">
            <text:p>8</text:p>
          </table:table-cell>
          <table:table-cell office:value-type="float" office:value="639110" calcext:value-type="float">
            <text:p>639110</text:p>
          </table:table-cell>
          <table:table-cell office:value-type="float" office:value="26464" calcext:value-type="float">
            <text:p>26464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8" calcext:value-type="float">
            <text:p>8</text:p>
          </table:table-cell>
          <table:table-cell office:value-type="float" office:value="642508" calcext:value-type="float">
            <text:p>642508</text:p>
          </table:table-cell>
          <table:table-cell office:value-type="float" office:value="26554" calcext:value-type="float">
            <text:p>26554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8" calcext:value-type="float">
            <text:p>8</text:p>
          </table:table-cell>
          <table:table-cell office:value-type="float" office:value="638858" calcext:value-type="float">
            <text:p>638858</text:p>
          </table:table-cell>
          <table:table-cell office:value-type="float" office:value="26167" calcext:value-type="float">
            <text:p>26167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8" calcext:value-type="float">
            <text:p>8</text:p>
          </table:table-cell>
          <table:table-cell office:value-type="float" office:value="638624" calcext:value-type="float">
            <text:p>638624</text:p>
          </table:table-cell>
          <table:table-cell office:value-type="float" office:value="26208" calcext:value-type="float">
            <text:p>26208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8" calcext:value-type="float">
            <text:p>8</text:p>
          </table:table-cell>
          <table:table-cell office:value-type="float" office:value="640922" calcext:value-type="float">
            <text:p>640922</text:p>
          </table:table-cell>
          <table:table-cell office:value-type="float" office:value="26658" calcext:value-type="float">
            <text:p>26658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8" calcext:value-type="float">
            <text:p>8</text:p>
          </table:table-cell>
          <table:table-cell office:value-type="float" office:value="641596" calcext:value-type="float">
            <text:p>641596</text:p>
          </table:table-cell>
          <table:table-cell office:value-type="float" office:value="26165" calcext:value-type="float">
            <text:p>2616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8" calcext:value-type="float">
            <text:p>8</text:p>
          </table:table-cell>
          <table:table-cell office:value-type="float" office:value="641578" calcext:value-type="float">
            <text:p>641578</text:p>
          </table:table-cell>
          <table:table-cell office:value-type="float" office:value="26664" calcext:value-type="float">
            <text:p>26664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8" calcext:value-type="float">
            <text:p>8</text:p>
          </table:table-cell>
          <table:table-cell office:value-type="float" office:value="642075" calcext:value-type="float">
            <text:p>642075</text:p>
          </table:table-cell>
          <table:table-cell office:value-type="float" office:value="26189" calcext:value-type="float">
            <text:p>26189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8" calcext:value-type="float">
            <text:p>8</text:p>
          </table:table-cell>
          <table:table-cell office:value-type="float" office:value="641002" calcext:value-type="float">
            <text:p>641002</text:p>
          </table:table-cell>
          <table:table-cell office:value-type="float" office:value="26152" calcext:value-type="float">
            <text:p>2615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" calcext:value-type="float">
            <text:p>8</text:p>
          </table:table-cell>
          <table:table-cell office:value-type="float" office:value="639782" calcext:value-type="float">
            <text:p>639782</text:p>
          </table:table-cell>
          <table:table-cell office:value-type="float" office:value="26627" calcext:value-type="float">
            <text:p>26627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8" calcext:value-type="float">
            <text:p>8</text:p>
          </table:table-cell>
          <table:table-cell office:value-type="float" office:value="643618" calcext:value-type="float">
            <text:p>643618</text:p>
          </table:table-cell>
          <table:table-cell office:value-type="float" office:value="26528" calcext:value-type="float">
            <text:p>26528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8" calcext:value-type="float">
            <text:p>8</text:p>
          </table:table-cell>
          <table:table-cell office:value-type="float" office:value="643774" calcext:value-type="float">
            <text:p>643774</text:p>
          </table:table-cell>
          <table:table-cell office:value-type="float" office:value="26697" calcext:value-type="float">
            <text:p>26697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8" calcext:value-type="float">
            <text:p>8</text:p>
          </table:table-cell>
          <table:table-cell office:value-type="float" office:value="643173" calcext:value-type="float">
            <text:p>643173</text:p>
          </table:table-cell>
          <table:table-cell office:value-type="float" office:value="26360" calcext:value-type="float">
            <text:p>26360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8" calcext:value-type="float">
            <text:p>8</text:p>
          </table:table-cell>
          <table:table-cell office:value-type="float" office:value="641869" calcext:value-type="float">
            <text:p>641869</text:p>
          </table:table-cell>
          <table:table-cell office:value-type="float" office:value="26560" calcext:value-type="float">
            <text:p>26560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8" calcext:value-type="float">
            <text:p>8</text:p>
          </table:table-cell>
          <table:table-cell office:value-type="float" office:value="642398" calcext:value-type="float">
            <text:p>642398</text:p>
          </table:table-cell>
          <table:table-cell office:value-type="float" office:value="26806" calcext:value-type="float">
            <text:p>26806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8" calcext:value-type="float">
            <text:p>8</text:p>
          </table:table-cell>
          <table:table-cell office:value-type="float" office:value="646590" calcext:value-type="float">
            <text:p>646590</text:p>
          </table:table-cell>
          <table:table-cell office:value-type="float" office:value="27171" calcext:value-type="float">
            <text:p>27171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8" calcext:value-type="float">
            <text:p>8</text:p>
          </table:table-cell>
          <table:table-cell office:value-type="float" office:value="641218" calcext:value-type="float">
            <text:p>641218</text:p>
          </table:table-cell>
          <table:table-cell office:value-type="float" office:value="26544" calcext:value-type="float">
            <text:p>26544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8" calcext:value-type="float">
            <text:p>8</text:p>
          </table:table-cell>
          <table:table-cell office:value-type="float" office:value="645835" calcext:value-type="float">
            <text:p>645835</text:p>
          </table:table-cell>
          <table:table-cell office:value-type="float" office:value="26854" calcext:value-type="float">
            <text:p>26854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8" calcext:value-type="float">
            <text:p>8</text:p>
          </table:table-cell>
          <table:table-cell office:value-type="float" office:value="641825" calcext:value-type="float">
            <text:p>641825</text:p>
          </table:table-cell>
          <table:table-cell office:value-type="float" office:value="26180" calcext:value-type="float">
            <text:p>2618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641428" calcext:value-type="float">
            <text:p>641428</text:p>
          </table:table-cell>
          <table:table-cell office:value-type="float" office:value="26313" calcext:value-type="float">
            <text:p>26313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8" calcext:value-type="float">
            <text:p>8</text:p>
          </table:table-cell>
          <table:table-cell office:value-type="float" office:value="644939" calcext:value-type="float">
            <text:p>644939</text:p>
          </table:table-cell>
          <table:table-cell office:value-type="float" office:value="26585" calcext:value-type="float">
            <text:p>26585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8" calcext:value-type="float">
            <text:p>8</text:p>
          </table:table-cell>
          <table:table-cell office:value-type="float" office:value="643273" calcext:value-type="float">
            <text:p>643273</text:p>
          </table:table-cell>
          <table:table-cell office:value-type="float" office:value="26828" calcext:value-type="float">
            <text:p>26828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8" calcext:value-type="float">
            <text:p>8</text:p>
          </table:table-cell>
          <table:table-cell office:value-type="float" office:value="644569" calcext:value-type="float">
            <text:p>644569</text:p>
          </table:table-cell>
          <table:table-cell office:value-type="float" office:value="27700" calcext:value-type="float">
            <text:p>27700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8" calcext:value-type="float">
            <text:p>8</text:p>
          </table:table-cell>
          <table:table-cell office:value-type="float" office:value="646819" calcext:value-type="float">
            <text:p>646819</text:p>
          </table:table-cell>
          <table:table-cell office:value-type="float" office:value="27660" calcext:value-type="float">
            <text:p>27660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8" calcext:value-type="float">
            <text:p>8</text:p>
          </table:table-cell>
          <table:table-cell office:value-type="float" office:value="647899" calcext:value-type="float">
            <text:p>647899</text:p>
          </table:table-cell>
          <table:table-cell office:value-type="float" office:value="28499" calcext:value-type="float">
            <text:p>28499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8" calcext:value-type="float">
            <text:p>8</text:p>
          </table:table-cell>
          <table:table-cell office:value-type="float" office:value="640726" calcext:value-type="float">
            <text:p>640726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8" calcext:value-type="float">
            <text:p>8</text:p>
          </table:table-cell>
          <table:table-cell office:value-type="float" office:value="639481" calcext:value-type="float">
            <text:p>639481</text:p>
          </table:table-cell>
          <table:table-cell office:value-type="float" office:value="25288" calcext:value-type="float">
            <text:p>25288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8" calcext:value-type="float">
            <text:p>8</text:p>
          </table:table-cell>
          <table:table-cell office:value-type="float" office:value="642421" calcext:value-type="float">
            <text:p>642421</text:p>
          </table:table-cell>
          <table:table-cell office:value-type="float" office:value="26347" calcext:value-type="float">
            <text:p>26347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8" calcext:value-type="float">
            <text:p>8</text:p>
          </table:table-cell>
          <table:table-cell office:value-type="float" office:value="644217" calcext:value-type="float">
            <text:p>644217</text:p>
          </table:table-cell>
          <table:table-cell office:value-type="float" office:value="26306" calcext:value-type="float">
            <text:p>2630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  <table:table-cell office:value-type="float" office:value="644416" calcext:value-type="float">
            <text:p>644416</text:p>
          </table:table-cell>
          <table:table-cell office:value-type="float" office:value="27066" calcext:value-type="float">
            <text:p>27066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8" calcext:value-type="float">
            <text:p>8</text:p>
          </table:table-cell>
          <table:table-cell office:value-type="float" office:value="645857" calcext:value-type="float">
            <text:p>645857</text:p>
          </table:table-cell>
          <table:table-cell office:value-type="float" office:value="27067" calcext:value-type="float">
            <text:p>27067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8" calcext:value-type="float">
            <text:p>8</text:p>
          </table:table-cell>
          <table:table-cell office:value-type="float" office:value="646687" calcext:value-type="float">
            <text:p>646687</text:p>
          </table:table-cell>
          <table:table-cell office:value-type="float" office:value="27357" calcext:value-type="float">
            <text:p>27357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8" calcext:value-type="float">
            <text:p>8</text:p>
          </table:table-cell>
          <table:table-cell office:value-type="float" office:value="646234" calcext:value-type="float">
            <text:p>646234</text:p>
          </table:table-cell>
          <table:table-cell office:value-type="float" office:value="27484" calcext:value-type="float">
            <text:p>27484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8" calcext:value-type="float">
            <text:p>8</text:p>
          </table:table-cell>
          <table:table-cell office:value-type="float" office:value="645185" calcext:value-type="float">
            <text:p>645185</text:p>
          </table:table-cell>
          <table:table-cell office:value-type="float" office:value="26582" calcext:value-type="float">
            <text:p>26582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8" calcext:value-type="float">
            <text:p>8</text:p>
          </table:table-cell>
          <table:table-cell office:value-type="float" office:value="645816" calcext:value-type="float">
            <text:p>645816</text:p>
          </table:table-cell>
          <table:table-cell office:value-type="float" office:value="27086" calcext:value-type="float">
            <text:p>27086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8" calcext:value-type="float">
            <text:p>8</text:p>
          </table:table-cell>
          <table:table-cell office:value-type="float" office:value="645984" calcext:value-type="float">
            <text:p>645984</text:p>
          </table:table-cell>
          <table:table-cell office:value-type="float" office:value="27823" calcext:value-type="float">
            <text:p>27823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8" calcext:value-type="float">
            <text:p>8</text:p>
          </table:table-cell>
          <table:table-cell office:value-type="float" office:value="644729" calcext:value-type="float">
            <text:p>644729</text:p>
          </table:table-cell>
          <table:table-cell office:value-type="float" office:value="26327" calcext:value-type="float">
            <text:p>26327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8" calcext:value-type="float">
            <text:p>8</text:p>
          </table:table-cell>
          <table:table-cell office:value-type="float" office:value="645139" calcext:value-type="float">
            <text:p>645139</text:p>
          </table:table-cell>
          <table:table-cell office:value-type="float" office:value="27383" calcext:value-type="float">
            <text:p>27383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8" calcext:value-type="float">
            <text:p>8</text:p>
          </table:table-cell>
          <table:table-cell office:value-type="float" office:value="642679" calcext:value-type="float">
            <text:p>642679</text:p>
          </table:table-cell>
          <table:table-cell office:value-type="float" office:value="26169" calcext:value-type="float">
            <text:p>2616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646669" calcext:value-type="float">
            <text:p>646669</text:p>
          </table:table-cell>
          <table:table-cell office:value-type="float" office:value="27904" calcext:value-type="float">
            <text:p>27904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8" calcext:value-type="float">
            <text:p>8</text:p>
          </table:table-cell>
          <table:table-cell office:value-type="float" office:value="643846" calcext:value-type="float">
            <text:p>643846</text:p>
          </table:table-cell>
          <table:table-cell office:value-type="float" office:value="26575" calcext:value-type="float">
            <text:p>26575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8" calcext:value-type="float">
            <text:p>8</text:p>
          </table:table-cell>
          <table:table-cell office:value-type="float" office:value="650155" calcext:value-type="float">
            <text:p>650155</text:p>
          </table:table-cell>
          <table:table-cell office:value-type="float" office:value="28544" calcext:value-type="float">
            <text:p>28544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8" calcext:value-type="float">
            <text:p>8</text:p>
          </table:table-cell>
          <table:table-cell office:value-type="float" office:value="646371" calcext:value-type="float">
            <text:p>646371</text:p>
          </table:table-cell>
          <table:table-cell office:value-type="float" office:value="27249" calcext:value-type="float">
            <text:p>27249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8" calcext:value-type="float">
            <text:p>8</text:p>
          </table:table-cell>
          <table:table-cell office:value-type="float" office:value="643769" calcext:value-type="float">
            <text:p>643769</text:p>
          </table:table-cell>
          <table:table-cell office:value-type="float" office:value="26833" calcext:value-type="float">
            <text:p>26833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8" calcext:value-type="float">
            <text:p>8</text:p>
          </table:table-cell>
          <table:table-cell office:value-type="float" office:value="644911" calcext:value-type="float">
            <text:p>644911</text:p>
          </table:table-cell>
          <table:table-cell office:value-type="float" office:value="27068" calcext:value-type="float">
            <text:p>27068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8" calcext:value-type="float">
            <text:p>8</text:p>
          </table:table-cell>
          <table:table-cell office:value-type="float" office:value="646296" calcext:value-type="float">
            <text:p>646296</text:p>
          </table:table-cell>
          <table:table-cell office:value-type="float" office:value="27439" calcext:value-type="float">
            <text:p>27439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8" calcext:value-type="float">
            <text:p>8</text:p>
          </table:table-cell>
          <table:table-cell office:value-type="float" office:value="645579" calcext:value-type="float">
            <text:p>645579</text:p>
          </table:table-cell>
          <table:table-cell office:value-type="float" office:value="27053" calcext:value-type="float">
            <text:p>27053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8" calcext:value-type="float">
            <text:p>8</text:p>
          </table:table-cell>
          <table:table-cell office:value-type="float" office:value="645292" calcext:value-type="float">
            <text:p>645292</text:p>
          </table:table-cell>
          <table:table-cell office:value-type="float" office:value="27068" calcext:value-type="float">
            <text:p>27068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8" calcext:value-type="float">
            <text:p>8</text:p>
          </table:table-cell>
          <table:table-cell office:value-type="float" office:value="648288" calcext:value-type="float">
            <text:p>648288</text:p>
          </table:table-cell>
          <table:table-cell office:value-type="float" office:value="27756" calcext:value-type="float">
            <text:p>2775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" calcext:value-type="float">
            <text:p>8</text:p>
          </table:table-cell>
          <table:table-cell office:value-type="float" office:value="641891" calcext:value-type="float">
            <text:p>641891</text:p>
          </table:table-cell>
          <table:table-cell office:value-type="float" office:value="26372" calcext:value-type="float">
            <text:p>26372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8" calcext:value-type="float">
            <text:p>8</text:p>
          </table:table-cell>
          <table:table-cell office:value-type="float" office:value="646915" calcext:value-type="float">
            <text:p>646915</text:p>
          </table:table-cell>
          <table:table-cell office:value-type="float" office:value="27136" calcext:value-type="float">
            <text:p>27136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8" calcext:value-type="float">
            <text:p>8</text:p>
          </table:table-cell>
          <table:table-cell office:value-type="float" office:value="643683" calcext:value-type="float">
            <text:p>643683</text:p>
          </table:table-cell>
          <table:table-cell office:value-type="float" office:value="25819" calcext:value-type="float">
            <text:p>25819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8" calcext:value-type="float">
            <text:p>8</text:p>
          </table:table-cell>
          <table:table-cell office:value-type="float" office:value="645603" calcext:value-type="float">
            <text:p>645603</text:p>
          </table:table-cell>
          <table:table-cell office:value-type="float" office:value="27020" calcext:value-type="float">
            <text:p>27020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8" calcext:value-type="float">
            <text:p>8</text:p>
          </table:table-cell>
          <table:table-cell office:value-type="float" office:value="644951" calcext:value-type="float">
            <text:p>644951</text:p>
          </table:table-cell>
          <table:table-cell office:value-type="float" office:value="26696" calcext:value-type="float">
            <text:p>26696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8" calcext:value-type="float">
            <text:p>8</text:p>
          </table:table-cell>
          <table:table-cell office:value-type="float" office:value="647122" calcext:value-type="float">
            <text:p>647122</text:p>
          </table:table-cell>
          <table:table-cell office:value-type="float" office:value="27181" calcext:value-type="float">
            <text:p>27181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8" calcext:value-type="float">
            <text:p>8</text:p>
          </table:table-cell>
          <table:table-cell office:value-type="float" office:value="646200" calcext:value-type="float">
            <text:p>646200</text:p>
          </table:table-cell>
          <table:table-cell office:value-type="float" office:value="26980" calcext:value-type="float">
            <text:p>26980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8" calcext:value-type="float">
            <text:p>8</text:p>
          </table:table-cell>
          <table:table-cell office:value-type="float" office:value="646517" calcext:value-type="float">
            <text:p>646517</text:p>
          </table:table-cell>
          <table:table-cell office:value-type="float" office:value="27442" calcext:value-type="float">
            <text:p>27442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8" calcext:value-type="float">
            <text:p>8</text:p>
          </table:table-cell>
          <table:table-cell office:value-type="float" office:value="646622" calcext:value-type="float">
            <text:p>646622</text:p>
          </table:table-cell>
          <table:table-cell office:value-type="float" office:value="26949" calcext:value-type="float">
            <text:p>26949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8" calcext:value-type="float">
            <text:p>8</text:p>
          </table:table-cell>
          <table:table-cell office:value-type="float" office:value="644442" calcext:value-type="float">
            <text:p>644442</text:p>
          </table:table-cell>
          <table:table-cell office:value-type="float" office:value="26757" calcext:value-type="float">
            <text:p>2675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643545" calcext:value-type="float">
            <text:p>643545</text:p>
          </table:table-cell>
          <table:table-cell office:value-type="float" office:value="26387" calcext:value-type="float">
            <text:p>26387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8" calcext:value-type="float">
            <text:p>8</text:p>
          </table:table-cell>
          <table:table-cell office:value-type="float" office:value="646147" calcext:value-type="float">
            <text:p>646147</text:p>
          </table:table-cell>
          <table:table-cell office:value-type="float" office:value="26348" calcext:value-type="float">
            <text:p>26348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8" calcext:value-type="float">
            <text:p>8</text:p>
          </table:table-cell>
          <table:table-cell office:value-type="float" office:value="646884" calcext:value-type="float">
            <text:p>646884</text:p>
          </table:table-cell>
          <table:table-cell office:value-type="float" office:value="27516" calcext:value-type="float">
            <text:p>27516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8" calcext:value-type="float">
            <text:p>8</text:p>
          </table:table-cell>
          <table:table-cell office:value-type="float" office:value="646475" calcext:value-type="float">
            <text:p>646475</text:p>
          </table:table-cell>
          <table:table-cell office:value-type="float" office:value="27355" calcext:value-type="float">
            <text:p>27355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8" calcext:value-type="float">
            <text:p>8</text:p>
          </table:table-cell>
          <table:table-cell office:value-type="float" office:value="645254" calcext:value-type="float">
            <text:p>645254</text:p>
          </table:table-cell>
          <table:table-cell office:value-type="float" office:value="26378" calcext:value-type="float">
            <text:p>26378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8" calcext:value-type="float">
            <text:p>8</text:p>
          </table:table-cell>
          <table:table-cell office:value-type="float" office:value="648382" calcext:value-type="float">
            <text:p>648382</text:p>
          </table:table-cell>
          <table:table-cell office:value-type="float" office:value="27213" calcext:value-type="float">
            <text:p>27213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8" calcext:value-type="float">
            <text:p>8</text:p>
          </table:table-cell>
          <table:table-cell office:value-type="float" office:value="644927" calcext:value-type="float">
            <text:p>644927</text:p>
          </table:table-cell>
          <table:table-cell office:value-type="float" office:value="26206" calcext:value-type="float">
            <text:p>26206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8" calcext:value-type="float">
            <text:p>8</text:p>
          </table:table-cell>
          <table:table-cell office:value-type="float" office:value="648344" calcext:value-type="float">
            <text:p>648344</text:p>
          </table:table-cell>
          <table:table-cell office:value-type="float" office:value="27358" calcext:value-type="float">
            <text:p>27358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8" calcext:value-type="float">
            <text:p>8</text:p>
          </table:table-cell>
          <table:table-cell office:value-type="float" office:value="644746" calcext:value-type="float">
            <text:p>644746</text:p>
          </table:table-cell>
          <table:table-cell office:value-type="float" office:value="26542" calcext:value-type="float">
            <text:p>26542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8" calcext:value-type="float">
            <text:p>8</text:p>
          </table:table-cell>
          <table:table-cell office:value-type="float" office:value="645481" calcext:value-type="float">
            <text:p>645481</text:p>
          </table:table-cell>
          <table:table-cell office:value-type="float" office:value="26894" calcext:value-type="float">
            <text:p>2689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office:value-type="float" office:value="649155" calcext:value-type="float">
            <text:p>649155</text:p>
          </table:table-cell>
          <table:table-cell office:value-type="float" office:value="27505" calcext:value-type="float">
            <text:p>27505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8" calcext:value-type="float">
            <text:p>8</text:p>
          </table:table-cell>
          <table:table-cell office:value-type="float" office:value="647872" calcext:value-type="float">
            <text:p>647872</text:p>
          </table:table-cell>
          <table:table-cell office:value-type="float" office:value="27163" calcext:value-type="float">
            <text:p>27163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8" calcext:value-type="float">
            <text:p>8</text:p>
          </table:table-cell>
          <table:table-cell office:value-type="float" office:value="641695" calcext:value-type="float">
            <text:p>641695</text:p>
          </table:table-cell>
          <table:table-cell office:value-type="float" office:value="25764" calcext:value-type="float">
            <text:p>25764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8" calcext:value-type="float">
            <text:p>8</text:p>
          </table:table-cell>
          <table:table-cell office:value-type="float" office:value="649049" calcext:value-type="float">
            <text:p>649049</text:p>
          </table:table-cell>
          <table:table-cell office:value-type="float" office:value="27516" calcext:value-type="float">
            <text:p>27516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8" calcext:value-type="float">
            <text:p>8</text:p>
          </table:table-cell>
          <table:table-cell office:value-type="float" office:value="650058" calcext:value-type="float">
            <text:p>650058</text:p>
          </table:table-cell>
          <table:table-cell office:value-type="float" office:value="27730" calcext:value-type="float">
            <text:p>27730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8" calcext:value-type="float">
            <text:p>8</text:p>
          </table:table-cell>
          <table:table-cell office:value-type="float" office:value="648047" calcext:value-type="float">
            <text:p>648047</text:p>
          </table:table-cell>
          <table:table-cell office:value-type="float" office:value="27366" calcext:value-type="float">
            <text:p>27366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8" calcext:value-type="float">
            <text:p>8</text:p>
          </table:table-cell>
          <table:table-cell office:value-type="float" office:value="648138" calcext:value-type="float">
            <text:p>648138</text:p>
          </table:table-cell>
          <table:table-cell office:value-type="float" office:value="27340" calcext:value-type="float">
            <text:p>27340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8" calcext:value-type="float">
            <text:p>8</text:p>
          </table:table-cell>
          <table:table-cell office:value-type="float" office:value="645783" calcext:value-type="float">
            <text:p>645783</text:p>
          </table:table-cell>
          <table:table-cell office:value-type="float" office:value="26165" calcext:value-type="float">
            <text:p>26165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8" calcext:value-type="float">
            <text:p>8</text:p>
          </table:table-cell>
          <table:table-cell office:value-type="float" office:value="646220" calcext:value-type="float">
            <text:p>646220</text:p>
          </table:table-cell>
          <table:table-cell office:value-type="float" office:value="26574" calcext:value-type="float">
            <text:p>26574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8" calcext:value-type="float">
            <text:p>8</text:p>
          </table:table-cell>
          <table:table-cell office:value-type="float" office:value="645006" calcext:value-type="float">
            <text:p>645006</text:p>
          </table:table-cell>
          <table:table-cell office:value-type="float" office:value="26443" calcext:value-type="float">
            <text:p>2644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float" office:value="646767" calcext:value-type="float">
            <text:p>646767</text:p>
          </table:table-cell>
          <table:table-cell office:value-type="float" office:value="27228" calcext:value-type="float">
            <text:p>27228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8" calcext:value-type="float">
            <text:p>8</text:p>
          </table:table-cell>
          <table:table-cell office:value-type="float" office:value="647869" calcext:value-type="float">
            <text:p>647869</text:p>
          </table:table-cell>
          <table:table-cell office:value-type="float" office:value="26921" calcext:value-type="float">
            <text:p>26921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8" calcext:value-type="float">
            <text:p>8</text:p>
          </table:table-cell>
          <table:table-cell office:value-type="float" office:value="649393" calcext:value-type="float">
            <text:p>649393</text:p>
          </table:table-cell>
          <table:table-cell office:value-type="float" office:value="27818" calcext:value-type="float">
            <text:p>27818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8" calcext:value-type="float">
            <text:p>8</text:p>
          </table:table-cell>
          <table:table-cell office:value-type="float" office:value="646114" calcext:value-type="float">
            <text:p>646114</text:p>
          </table:table-cell>
          <table:table-cell office:value-type="float" office:value="26997" calcext:value-type="float">
            <text:p>26997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8" calcext:value-type="float">
            <text:p>8</text:p>
          </table:table-cell>
          <table:table-cell office:value-type="float" office:value="650394" calcext:value-type="float">
            <text:p>650394</text:p>
          </table:table-cell>
          <table:table-cell office:value-type="float" office:value="27398" calcext:value-type="float">
            <text:p>27398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8" calcext:value-type="float">
            <text:p>8</text:p>
          </table:table-cell>
          <table:table-cell office:value-type="float" office:value="647835" calcext:value-type="float">
            <text:p>647835</text:p>
          </table:table-cell>
          <table:table-cell office:value-type="float" office:value="26812" calcext:value-type="float">
            <text:p>26812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8" calcext:value-type="float">
            <text:p>8</text:p>
          </table:table-cell>
          <table:table-cell office:value-type="float" office:value="650909" calcext:value-type="float">
            <text:p>650909</text:p>
          </table:table-cell>
          <table:table-cell office:value-type="float" office:value="28115" calcext:value-type="float">
            <text:p>28115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8" calcext:value-type="float">
            <text:p>8</text:p>
          </table:table-cell>
          <table:table-cell office:value-type="float" office:value="652540" calcext:value-type="float">
            <text:p>652540</text:p>
          </table:table-cell>
          <table:table-cell office:value-type="float" office:value="28048" calcext:value-type="float">
            <text:p>28048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8" calcext:value-type="float">
            <text:p>8</text:p>
          </table:table-cell>
          <table:table-cell office:value-type="float" office:value="647882" calcext:value-type="float">
            <text:p>647882</text:p>
          </table:table-cell>
          <table:table-cell office:value-type="float" office:value="27669" calcext:value-type="float">
            <text:p>27669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8" calcext:value-type="float">
            <text:p>8</text:p>
          </table:table-cell>
          <table:table-cell office:value-type="float" office:value="648334" calcext:value-type="float">
            <text:p>648334</text:p>
          </table:table-cell>
          <table:table-cell office:value-type="float" office:value="27312" calcext:value-type="float">
            <text:p>2731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8" calcext:value-type="float">
            <text:p>8</text:p>
          </table:table-cell>
          <table:table-cell office:value-type="float" office:value="647326" calcext:value-type="float">
            <text:p>647326</text:p>
          </table:table-cell>
          <table:table-cell office:value-type="float" office:value="26931" calcext:value-type="float">
            <text:p>26931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8" calcext:value-type="float">
            <text:p>8</text:p>
          </table:table-cell>
          <table:table-cell office:value-type="float" office:value="650918" calcext:value-type="float">
            <text:p>650918</text:p>
          </table:table-cell>
          <table:table-cell office:value-type="float" office:value="27831" calcext:value-type="float">
            <text:p>27831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8" calcext:value-type="float">
            <text:p>8</text:p>
          </table:table-cell>
          <table:table-cell office:value-type="float" office:value="649855" calcext:value-type="float">
            <text:p>649855</text:p>
          </table:table-cell>
          <table:table-cell office:value-type="float" office:value="26764" calcext:value-type="float">
            <text:p>26764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8" calcext:value-type="float">
            <text:p>8</text:p>
          </table:table-cell>
          <table:table-cell office:value-type="float" office:value="645778" calcext:value-type="float">
            <text:p>645778</text:p>
          </table:table-cell>
          <table:table-cell office:value-type="float" office:value="27159" calcext:value-type="float">
            <text:p>27159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8" calcext:value-type="float">
            <text:p>8</text:p>
          </table:table-cell>
          <table:table-cell office:value-type="float" office:value="648135" calcext:value-type="float">
            <text:p>648135</text:p>
          </table:table-cell>
          <table:table-cell office:value-type="float" office:value="27358" calcext:value-type="float">
            <text:p>27358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8" calcext:value-type="float">
            <text:p>8</text:p>
          </table:table-cell>
          <table:table-cell office:value-type="float" office:value="646830" calcext:value-type="float">
            <text:p>646830</text:p>
          </table:table-cell>
          <table:table-cell office:value-type="float" office:value="26969" calcext:value-type="float">
            <text:p>26969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8" calcext:value-type="float">
            <text:p>8</text:p>
          </table:table-cell>
          <table:table-cell office:value-type="float" office:value="648156" calcext:value-type="float">
            <text:p>648156</text:p>
          </table:table-cell>
          <table:table-cell office:value-type="float" office:value="27032" calcext:value-type="float">
            <text:p>27032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8" calcext:value-type="float">
            <text:p>8</text:p>
          </table:table-cell>
          <table:table-cell office:value-type="float" office:value="647785" calcext:value-type="float">
            <text:p>647785</text:p>
          </table:table-cell>
          <table:table-cell office:value-type="float" office:value="27052" calcext:value-type="float">
            <text:p>27052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8" calcext:value-type="float">
            <text:p>8</text:p>
          </table:table-cell>
          <table:table-cell office:value-type="float" office:value="650529" calcext:value-type="float">
            <text:p>650529</text:p>
          </table:table-cell>
          <table:table-cell office:value-type="float" office:value="27561" calcext:value-type="float">
            <text:p>27561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8" calcext:value-type="float">
            <text:p>8</text:p>
          </table:table-cell>
          <table:table-cell office:value-type="float" office:value="650319" calcext:value-type="float">
            <text:p>650319</text:p>
          </table:table-cell>
          <table:table-cell office:value-type="float" office:value="27167" calcext:value-type="float">
            <text:p>2716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649224" calcext:value-type="float">
            <text:p>649224</text:p>
          </table:table-cell>
          <table:table-cell office:value-type="float" office:value="27787" calcext:value-type="float">
            <text:p>27787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8" calcext:value-type="float">
            <text:p>8</text:p>
          </table:table-cell>
          <table:table-cell office:value-type="float" office:value="651580" calcext:value-type="float">
            <text:p>651580</text:p>
          </table:table-cell>
          <table:table-cell office:value-type="float" office:value="28311" calcext:value-type="float">
            <text:p>28311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8" calcext:value-type="float">
            <text:p>8</text:p>
          </table:table-cell>
          <table:table-cell office:value-type="float" office:value="645986" calcext:value-type="float">
            <text:p>645986</text:p>
          </table:table-cell>
          <table:table-cell office:value-type="float" office:value="26031" calcext:value-type="float">
            <text:p>26031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8" calcext:value-type="float">
            <text:p>8</text:p>
          </table:table-cell>
          <table:table-cell office:value-type="float" office:value="649320" calcext:value-type="float">
            <text:p>649320</text:p>
          </table:table-cell>
          <table:table-cell office:value-type="float" office:value="27502" calcext:value-type="float">
            <text:p>27502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8" calcext:value-type="float">
            <text:p>8</text:p>
          </table:table-cell>
          <table:table-cell office:value-type="float" office:value="649390" calcext:value-type="float">
            <text:p>649390</text:p>
          </table:table-cell>
          <table:table-cell office:value-type="float" office:value="27566" calcext:value-type="float">
            <text:p>27566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8" calcext:value-type="float">
            <text:p>8</text:p>
          </table:table-cell>
          <table:table-cell office:value-type="float" office:value="650732" calcext:value-type="float">
            <text:p>650732</text:p>
          </table:table-cell>
          <table:table-cell office:value-type="float" office:value="27586" calcext:value-type="float">
            <text:p>27586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8" calcext:value-type="float">
            <text:p>8</text:p>
          </table:table-cell>
          <table:table-cell office:value-type="float" office:value="648223" calcext:value-type="float">
            <text:p>648223</text:p>
          </table:table-cell>
          <table:table-cell office:value-type="float" office:value="26956" calcext:value-type="float">
            <text:p>26956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8" calcext:value-type="float">
            <text:p>8</text:p>
          </table:table-cell>
          <table:table-cell office:value-type="float" office:value="651969" calcext:value-type="float">
            <text:p>651969</text:p>
          </table:table-cell>
          <table:table-cell office:value-type="float" office:value="27532" calcext:value-type="float">
            <text:p>27532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8" calcext:value-type="float">
            <text:p>8</text:p>
          </table:table-cell>
          <table:table-cell office:value-type="float" office:value="646857" calcext:value-type="float">
            <text:p>646857</text:p>
          </table:table-cell>
          <table:table-cell office:value-type="float" office:value="27101" calcext:value-type="float">
            <text:p>27101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8" calcext:value-type="float">
            <text:p>8</text:p>
          </table:table-cell>
          <table:table-cell office:value-type="float" office:value="649838" calcext:value-type="float">
            <text:p>649838</text:p>
          </table:table-cell>
          <table:table-cell office:value-type="float" office:value="27648" calcext:value-type="float">
            <text:p>2764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651355" calcext:value-type="float">
            <text:p>651355</text:p>
          </table:table-cell>
          <table:table-cell office:value-type="float" office:value="27119" calcext:value-type="float">
            <text:p>27119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8" calcext:value-type="float">
            <text:p>8</text:p>
          </table:table-cell>
          <table:table-cell office:value-type="float" office:value="651709" calcext:value-type="float">
            <text:p>651709</text:p>
          </table:table-cell>
          <table:table-cell office:value-type="float" office:value="28382" calcext:value-type="float">
            <text:p>28382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8" calcext:value-type="float">
            <text:p>8</text:p>
          </table:table-cell>
          <table:table-cell office:value-type="float" office:value="647561" calcext:value-type="float">
            <text:p>647561</text:p>
          </table:table-cell>
          <table:table-cell office:value-type="float" office:value="26896" calcext:value-type="float">
            <text:p>26896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8" calcext:value-type="float">
            <text:p>8</text:p>
          </table:table-cell>
          <table:table-cell office:value-type="float" office:value="650718" calcext:value-type="float">
            <text:p>650718</text:p>
          </table:table-cell>
          <table:table-cell office:value-type="float" office:value="28083" calcext:value-type="float">
            <text:p>28083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8" calcext:value-type="float">
            <text:p>8</text:p>
          </table:table-cell>
          <table:table-cell office:value-type="float" office:value="652982" calcext:value-type="float">
            <text:p>652982</text:p>
          </table:table-cell>
          <table:table-cell office:value-type="float" office:value="28670" calcext:value-type="float">
            <text:p>28670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8" calcext:value-type="float">
            <text:p>8</text:p>
          </table:table-cell>
          <table:table-cell office:value-type="float" office:value="654186" calcext:value-type="float">
            <text:p>654186</text:p>
          </table:table-cell>
          <table:table-cell office:value-type="float" office:value="28064" calcext:value-type="float">
            <text:p>28064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8" calcext:value-type="float">
            <text:p>8</text:p>
          </table:table-cell>
          <table:table-cell office:value-type="float" office:value="651306" calcext:value-type="float">
            <text:p>651306</text:p>
          </table:table-cell>
          <table:table-cell office:value-type="float" office:value="29369" calcext:value-type="float">
            <text:p>29369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8" calcext:value-type="float">
            <text:p>8</text:p>
          </table:table-cell>
          <table:table-cell office:value-type="float" office:value="647747" calcext:value-type="float">
            <text:p>647747</text:p>
          </table:table-cell>
          <table:table-cell office:value-type="float" office:value="26118" calcext:value-type="float">
            <text:p>26118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8" calcext:value-type="float">
            <text:p>8</text:p>
          </table:table-cell>
          <table:table-cell office:value-type="float" office:value="649393" calcext:value-type="float">
            <text:p>649393</text:p>
          </table:table-cell>
          <table:table-cell office:value-type="float" office:value="26757" calcext:value-type="float">
            <text:p>26757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8" calcext:value-type="float">
            <text:p>8</text:p>
          </table:table-cell>
          <table:table-cell office:value-type="float" office:value="651974" calcext:value-type="float">
            <text:p>651974</text:p>
          </table:table-cell>
          <table:table-cell office:value-type="float" office:value="27140" calcext:value-type="float">
            <text:p>2714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" calcext:value-type="float">
            <text:p>8</text:p>
          </table:table-cell>
          <table:table-cell office:value-type="float" office:value="649305" calcext:value-type="float">
            <text:p>649305</text:p>
          </table:table-cell>
          <table:table-cell office:value-type="float" office:value="26584" calcext:value-type="float">
            <text:p>26584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8" calcext:value-type="float">
            <text:p>8</text:p>
          </table:table-cell>
          <table:table-cell office:value-type="float" office:value="648890" calcext:value-type="float">
            <text:p>648890</text:p>
          </table:table-cell>
          <table:table-cell office:value-type="float" office:value="26447" calcext:value-type="float">
            <text:p>26447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8" calcext:value-type="float">
            <text:p>8</text:p>
          </table:table-cell>
          <table:table-cell office:value-type="float" office:value="649863" calcext:value-type="float">
            <text:p>649863</text:p>
          </table:table-cell>
          <table:table-cell office:value-type="float" office:value="27663" calcext:value-type="float">
            <text:p>27663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8" calcext:value-type="float">
            <text:p>8</text:p>
          </table:table-cell>
          <table:table-cell office:value-type="float" office:value="656864" calcext:value-type="float">
            <text:p>656864</text:p>
          </table:table-cell>
          <table:table-cell office:value-type="float" office:value="29003" calcext:value-type="float">
            <text:p>29003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8" calcext:value-type="float">
            <text:p>8</text:p>
          </table:table-cell>
          <table:table-cell office:value-type="float" office:value="651556" calcext:value-type="float">
            <text:p>651556</text:p>
          </table:table-cell>
          <table:table-cell office:value-type="float" office:value="26678" calcext:value-type="float">
            <text:p>26678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8" calcext:value-type="float">
            <text:p>8</text:p>
          </table:table-cell>
          <table:table-cell office:value-type="float" office:value="647303" calcext:value-type="float">
            <text:p>647303</text:p>
          </table:table-cell>
          <table:table-cell office:value-type="float" office:value="27222" calcext:value-type="float">
            <text:p>27222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8" calcext:value-type="float">
            <text:p>8</text:p>
          </table:table-cell>
          <table:table-cell office:value-type="float" office:value="652638" calcext:value-type="float">
            <text:p>652638</text:p>
          </table:table-cell>
          <table:table-cell office:value-type="float" office:value="27866" calcext:value-type="float">
            <text:p>27866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8" calcext:value-type="float">
            <text:p>8</text:p>
          </table:table-cell>
          <table:table-cell office:value-type="float" office:value="651524" calcext:value-type="float">
            <text:p>651524</text:p>
          </table:table-cell>
          <table:table-cell office:value-type="float" office:value="27343" calcext:value-type="float">
            <text:p>27343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8" calcext:value-type="float">
            <text:p>8</text:p>
          </table:table-cell>
          <table:table-cell office:value-type="float" office:value="652610" calcext:value-type="float">
            <text:p>652610</text:p>
          </table:table-cell>
          <table:table-cell office:value-type="float" office:value="27725" calcext:value-type="float">
            <text:p>27725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8" calcext:value-type="float">
            <text:p>8</text:p>
          </table:table-cell>
          <table:table-cell office:value-type="float" office:value="649788" calcext:value-type="float">
            <text:p>649788</text:p>
          </table:table-cell>
          <table:table-cell office:value-type="float" office:value="27439" calcext:value-type="float">
            <text:p>2743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" calcext:value-type="float">
            <text:p>8</text:p>
          </table:table-cell>
          <table:table-cell office:value-type="float" office:value="653526" calcext:value-type="float">
            <text:p>653526</text:p>
          </table:table-cell>
          <table:table-cell office:value-type="float" office:value="28484" calcext:value-type="float">
            <text:p>28484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8" calcext:value-type="float">
            <text:p>8</text:p>
          </table:table-cell>
          <table:table-cell office:value-type="float" office:value="652277" calcext:value-type="float">
            <text:p>652277</text:p>
          </table:table-cell>
          <table:table-cell office:value-type="float" office:value="27775" calcext:value-type="float">
            <text:p>27775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8" calcext:value-type="float">
            <text:p>8</text:p>
          </table:table-cell>
          <table:table-cell office:value-type="float" office:value="649498" calcext:value-type="float">
            <text:p>649498</text:p>
          </table:table-cell>
          <table:table-cell office:value-type="float" office:value="26873" calcext:value-type="float">
            <text:p>26873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8" calcext:value-type="float">
            <text:p>8</text:p>
          </table:table-cell>
          <table:table-cell office:value-type="float" office:value="647061" calcext:value-type="float">
            <text:p>647061</text:p>
          </table:table-cell>
          <table:table-cell office:value-type="float" office:value="27166" calcext:value-type="float">
            <text:p>27166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8" calcext:value-type="float">
            <text:p>8</text:p>
          </table:table-cell>
          <table:table-cell office:value-type="float" office:value="651911" calcext:value-type="float">
            <text:p>651911</text:p>
          </table:table-cell>
          <table:table-cell office:value-type="float" office:value="26957" calcext:value-type="float">
            <text:p>26957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8" calcext:value-type="float">
            <text:p>8</text:p>
          </table:table-cell>
          <table:table-cell office:value-type="float" office:value="652657" calcext:value-type="float">
            <text:p>652657</text:p>
          </table:table-cell>
          <table:table-cell office:value-type="float" office:value="27967" calcext:value-type="float">
            <text:p>27967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8" calcext:value-type="float">
            <text:p>8</text:p>
          </table:table-cell>
          <table:table-cell office:value-type="float" office:value="649825" calcext:value-type="float">
            <text:p>649825</text:p>
          </table:table-cell>
          <table:table-cell office:value-type="float" office:value="27182" calcext:value-type="float">
            <text:p>27182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8" calcext:value-type="float">
            <text:p>8</text:p>
          </table:table-cell>
          <table:table-cell office:value-type="float" office:value="651093" calcext:value-type="float">
            <text:p>651093</text:p>
          </table:table-cell>
          <table:table-cell office:value-type="float" office:value="27402" calcext:value-type="float">
            <text:p>27402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8" calcext:value-type="float">
            <text:p>8</text:p>
          </table:table-cell>
          <table:table-cell office:value-type="float" office:value="649342" calcext:value-type="float">
            <text:p>649342</text:p>
          </table:table-cell>
          <table:table-cell office:value-type="float" office:value="27269" calcext:value-type="float">
            <text:p>27269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8" calcext:value-type="float">
            <text:p>8</text:p>
          </table:table-cell>
          <table:table-cell office:value-type="float" office:value="652148" calcext:value-type="float">
            <text:p>652148</text:p>
          </table:table-cell>
          <table:table-cell office:value-type="float" office:value="27722" calcext:value-type="float">
            <text:p>2772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office:value-type="float" office:value="649637" calcext:value-type="float">
            <text:p>649637</text:p>
          </table:table-cell>
          <table:table-cell office:value-type="float" office:value="27351" calcext:value-type="float">
            <text:p>27351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8" calcext:value-type="float">
            <text:p>8</text:p>
          </table:table-cell>
          <table:table-cell office:value-type="float" office:value="654790" calcext:value-type="float">
            <text:p>654790</text:p>
          </table:table-cell>
          <table:table-cell office:value-type="float" office:value="28586" calcext:value-type="float">
            <text:p>28586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8" calcext:value-type="float">
            <text:p>8</text:p>
          </table:table-cell>
          <table:table-cell office:value-type="float" office:value="652066" calcext:value-type="float">
            <text:p>652066</text:p>
          </table:table-cell>
          <table:table-cell office:value-type="float" office:value="27703" calcext:value-type="float">
            <text:p>27703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8" calcext:value-type="float">
            <text:p>8</text:p>
          </table:table-cell>
          <table:table-cell office:value-type="float" office:value="649831" calcext:value-type="float">
            <text:p>649831</text:p>
          </table:table-cell>
          <table:table-cell office:value-type="float" office:value="26676" calcext:value-type="float">
            <text:p>26676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8" calcext:value-type="float">
            <text:p>8</text:p>
          </table:table-cell>
          <table:table-cell office:value-type="float" office:value="652930" calcext:value-type="float">
            <text:p>652930</text:p>
          </table:table-cell>
          <table:table-cell office:value-type="float" office:value="27804" calcext:value-type="float">
            <text:p>27804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8" calcext:value-type="float">
            <text:p>8</text:p>
          </table:table-cell>
          <table:table-cell office:value-type="float" office:value="654187" calcext:value-type="float">
            <text:p>654187</text:p>
          </table:table-cell>
          <table:table-cell office:value-type="float" office:value="27939" calcext:value-type="float">
            <text:p>27939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8" calcext:value-type="float">
            <text:p>8</text:p>
          </table:table-cell>
          <table:table-cell office:value-type="float" office:value="655298" calcext:value-type="float">
            <text:p>655298</text:p>
          </table:table-cell>
          <table:table-cell office:value-type="float" office:value="28211" calcext:value-type="float">
            <text:p>28211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8" calcext:value-type="float">
            <text:p>8</text:p>
          </table:table-cell>
          <table:table-cell office:value-type="float" office:value="652509" calcext:value-type="float">
            <text:p>652509</text:p>
          </table:table-cell>
          <table:table-cell office:value-type="float" office:value="27331" calcext:value-type="float">
            <text:p>27331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8" calcext:value-type="float">
            <text:p>8</text:p>
          </table:table-cell>
          <table:table-cell office:value-type="float" office:value="653951" calcext:value-type="float">
            <text:p>653951</text:p>
          </table:table-cell>
          <table:table-cell office:value-type="float" office:value="28182" calcext:value-type="float">
            <text:p>28182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8" calcext:value-type="float">
            <text:p>8</text:p>
          </table:table-cell>
          <table:table-cell office:value-type="float" office:value="655566" calcext:value-type="float">
            <text:p>655566</text:p>
          </table:table-cell>
          <table:table-cell office:value-type="float" office:value="28234" calcext:value-type="float">
            <text:p>2823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8" calcext:value-type="float">
            <text:p>8</text:p>
          </table:table-cell>
          <table:table-cell office:value-type="float" office:value="649247" calcext:value-type="float">
            <text:p>649247</text:p>
          </table:table-cell>
          <table:table-cell office:value-type="float" office:value="26494" calcext:value-type="float">
            <text:p>26494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8" calcext:value-type="float">
            <text:p>8</text:p>
          </table:table-cell>
          <table:table-cell office:value-type="float" office:value="650423" calcext:value-type="float">
            <text:p>650423</text:p>
          </table:table-cell>
          <table:table-cell office:value-type="float" office:value="27065" calcext:value-type="float">
            <text:p>27065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8" calcext:value-type="float">
            <text:p>8</text:p>
          </table:table-cell>
          <table:table-cell office:value-type="float" office:value="651479" calcext:value-type="float">
            <text:p>651479</text:p>
          </table:table-cell>
          <table:table-cell office:value-type="float" office:value="28239" calcext:value-type="float">
            <text:p>28239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8" calcext:value-type="float">
            <text:p>8</text:p>
          </table:table-cell>
          <table:table-cell office:value-type="float" office:value="653415" calcext:value-type="float">
            <text:p>653415</text:p>
          </table:table-cell>
          <table:table-cell office:value-type="float" office:value="28051" calcext:value-type="float">
            <text:p>28051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8" calcext:value-type="float">
            <text:p>8</text:p>
          </table:table-cell>
          <table:table-cell office:value-type="float" office:value="652805" calcext:value-type="float">
            <text:p>652805</text:p>
          </table:table-cell>
          <table:table-cell office:value-type="float" office:value="27262" calcext:value-type="float">
            <text:p>27262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8" calcext:value-type="float">
            <text:p>8</text:p>
          </table:table-cell>
          <table:table-cell office:value-type="float" office:value="653242" calcext:value-type="float">
            <text:p>653242</text:p>
          </table:table-cell>
          <table:table-cell office:value-type="float" office:value="27516" calcext:value-type="float">
            <text:p>27516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8" calcext:value-type="float">
            <text:p>8</text:p>
          </table:table-cell>
          <table:table-cell office:value-type="float" office:value="648176" calcext:value-type="float">
            <text:p>648176</text:p>
          </table:table-cell>
          <table:table-cell office:value-type="float" office:value="26804" calcext:value-type="float">
            <text:p>26804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8" calcext:value-type="float">
            <text:p>8</text:p>
          </table:table-cell>
          <table:table-cell office:value-type="float" office:value="649773" calcext:value-type="float">
            <text:p>649773</text:p>
          </table:table-cell>
          <table:table-cell office:value-type="float" office:value="27035" calcext:value-type="float">
            <text:p>27035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8" calcext:value-type="float">
            <text:p>8</text:p>
          </table:table-cell>
          <table:table-cell office:value-type="float" office:value="652898" calcext:value-type="float">
            <text:p>652898</text:p>
          </table:table-cell>
          <table:table-cell office:value-type="float" office:value="28292" calcext:value-type="float">
            <text:p>28292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8" calcext:value-type="float">
            <text:p>8</text:p>
          </table:table-cell>
          <table:table-cell office:value-type="float" office:value="650860" calcext:value-type="float">
            <text:p>650860</text:p>
          </table:table-cell>
          <table:table-cell office:value-type="float" office:value="26847" calcext:value-type="float">
            <text:p>2684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52224" calcext:value-type="float">
            <text:p>652224</text:p>
          </table:table-cell>
          <table:table-cell office:value-type="float" office:value="28256" calcext:value-type="float">
            <text:p>28256</text:p>
          </table:table-cell>
        </table:table-row>
      </table:table>
      <table:table table:name="swim-aging-16" table:style-name="ta1">
        <table:shapes>
          <draw:frame draw:z-index="0" draw:style-name="gr1" draw:text-style-name="P1" svg:width="15.7807in" svg:height="8.3661in" svg:x="3.5177in" svg:y="0.178in">
            <draw:object draw:notify-on-update-of-ranges="'swim-aging-16'.A2:'swim-aging-16'.A501 'swim-aging-16'.C1:'swim-aging-16'.C1 'swim-aging-16'.C2:'swim-aging-16'.C501 'swim-aging-16'.A2:'swim-aging-16'.A501 'swim-aging-16'.D1:'swim-aging-16'.D1 'swim-aging-16'.D2:'swim-aging-16'.D5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34401" calcext:value-type="float">
            <text:p>434401</text:p>
          </table:table-cell>
          <table:table-cell office:value-type="float" office:value="57167" calcext:value-type="float">
            <text:p>571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71713" calcext:value-type="float">
            <text:p>371713</text:p>
          </table:table-cell>
          <table:table-cell office:value-type="float" office:value="55224" calcext:value-type="float">
            <text:p>552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26417" calcext:value-type="float">
            <text:p>326417</text:p>
          </table:table-cell>
          <table:table-cell office:value-type="float" office:value="53459" calcext:value-type="float">
            <text:p>534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90016" calcext:value-type="float">
            <text:p>290016</text:p>
          </table:table-cell>
          <table:table-cell office:value-type="float" office:value="51299" calcext:value-type="float">
            <text:p>512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72391" calcext:value-type="float">
            <text:p>272391</text:p>
          </table:table-cell>
          <table:table-cell office:value-type="float" office:value="47567" calcext:value-type="float">
            <text:p>475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46033" calcext:value-type="float">
            <text:p>246033</text:p>
          </table:table-cell>
          <table:table-cell office:value-type="float" office:value="42444" calcext:value-type="float">
            <text:p>424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32250" calcext:value-type="float">
            <text:p>232250</text:p>
          </table:table-cell>
          <table:table-cell office:value-type="float" office:value="40808" calcext:value-type="float">
            <text:p>408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09567" calcext:value-type="float">
            <text:p>209567</text:p>
          </table:table-cell>
          <table:table-cell office:value-type="float" office:value="37170" calcext:value-type="float">
            <text:p>371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98355" calcext:value-type="float">
            <text:p>198355</text:p>
          </table:table-cell>
          <table:table-cell office:value-type="float" office:value="34917" calcext:value-type="float">
            <text:p>349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00675" calcext:value-type="float">
            <text:p>200675</text:p>
          </table:table-cell>
          <table:table-cell office:value-type="float" office:value="34685" calcext:value-type="float">
            <text:p>346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199701" calcext:value-type="float">
            <text:p>199701</text:p>
          </table:table-cell>
          <table:table-cell office:value-type="float" office:value="33654" calcext:value-type="float">
            <text:p>336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200027" calcext:value-type="float">
            <text:p>200027</text:p>
          </table:table-cell>
          <table:table-cell office:value-type="float" office:value="33697" calcext:value-type="float">
            <text:p>336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94453" calcext:value-type="float">
            <text:p>194453</text:p>
          </table:table-cell>
          <table:table-cell office:value-type="float" office:value="33637" calcext:value-type="float">
            <text:p>336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198354" calcext:value-type="float">
            <text:p>198354</text:p>
          </table:table-cell>
          <table:table-cell office:value-type="float" office:value="33760" calcext:value-type="float">
            <text:p>337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195594" calcext:value-type="float">
            <text:p>195594</text:p>
          </table:table-cell>
          <table:table-cell office:value-type="float" office:value="32785" calcext:value-type="float">
            <text:p>327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196165" calcext:value-type="float">
            <text:p>196165</text:p>
          </table:table-cell>
          <table:table-cell office:value-type="float" office:value="32155" calcext:value-type="float">
            <text:p>321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float" office:value="196116" calcext:value-type="float">
            <text:p>196116</text:p>
          </table:table-cell>
          <table:table-cell office:value-type="float" office:value="31461" calcext:value-type="float">
            <text:p>3146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196207" calcext:value-type="float">
            <text:p>196207</text:p>
          </table:table-cell>
          <table:table-cell office:value-type="float" office:value="30799" calcext:value-type="float">
            <text:p>307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" calcext:value-type="float">
            <text:p>16</text:p>
          </table:table-cell>
          <table:table-cell office:value-type="float" office:value="212386" calcext:value-type="float">
            <text:p>212386</text:p>
          </table:table-cell>
          <table:table-cell office:value-type="float" office:value="30676" calcext:value-type="float">
            <text:p>306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198018" calcext:value-type="float">
            <text:p>198018</text:p>
          </table:table-cell>
          <table:table-cell office:value-type="float" office:value="29601" calcext:value-type="float">
            <text:p>296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198248" calcext:value-type="float">
            <text:p>198248</text:p>
          </table:table-cell>
          <table:table-cell office:value-type="float" office:value="29148" calcext:value-type="float">
            <text:p>291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float" office:value="206915" calcext:value-type="float">
            <text:p>206915</text:p>
          </table:table-cell>
          <table:table-cell office:value-type="float" office:value="28598" calcext:value-type="float">
            <text:p>285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float" office:value="206778" calcext:value-type="float">
            <text:p>206778</text:p>
          </table:table-cell>
          <table:table-cell office:value-type="float" office:value="27849" calcext:value-type="float">
            <text:p>278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2118" calcext:value-type="float">
            <text:p>202118</text:p>
          </table:table-cell>
          <table:table-cell office:value-type="float" office:value="27134" calcext:value-type="float">
            <text:p>271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01343" calcext:value-type="float">
            <text:p>201343</text:p>
          </table:table-cell>
          <table:table-cell office:value-type="float" office:value="26502" calcext:value-type="float">
            <text:p>265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office:value-type="float" office:value="202002" calcext:value-type="float">
            <text:p>202002</text:p>
          </table:table-cell>
          <table:table-cell office:value-type="float" office:value="25963" calcext:value-type="float">
            <text:p>2596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office:value-type="float" office:value="203554" calcext:value-type="float">
            <text:p>203554</text:p>
          </table:table-cell>
          <table:table-cell office:value-type="float" office:value="25457" calcext:value-type="float">
            <text:p>2545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203229" calcext:value-type="float">
            <text:p>203229</text:p>
          </table:table-cell>
          <table:table-cell office:value-type="float" office:value="24917" calcext:value-type="float">
            <text:p>249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float" office:value="204634" calcext:value-type="float">
            <text:p>204634</text:p>
          </table:table-cell>
          <table:table-cell office:value-type="float" office:value="24452" calcext:value-type="float">
            <text:p>244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203428" calcext:value-type="float">
            <text:p>203428</text:p>
          </table:table-cell>
          <table:table-cell office:value-type="float" office:value="23922" calcext:value-type="float">
            <text:p>239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" calcext:value-type="float">
            <text:p>16</text:p>
          </table:table-cell>
          <table:table-cell office:value-type="float" office:value="205779" calcext:value-type="float">
            <text:p>205779</text:p>
          </table:table-cell>
          <table:table-cell office:value-type="float" office:value="23538" calcext:value-type="float">
            <text:p>235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6142" calcext:value-type="float">
            <text:p>206142</text:p>
          </table:table-cell>
          <table:table-cell office:value-type="float" office:value="23084" calcext:value-type="float">
            <text:p>2308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208342" calcext:value-type="float">
            <text:p>208342</text:p>
          </table:table-cell>
          <table:table-cell office:value-type="float" office:value="22636" calcext:value-type="float">
            <text:p>2263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 office:value-type="float" office:value="207178" calcext:value-type="float">
            <text:p>207178</text:p>
          </table:table-cell>
          <table:table-cell office:value-type="float" office:value="22222" calcext:value-type="float">
            <text:p>222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float" office:value="207966" calcext:value-type="float">
            <text:p>207966</text:p>
          </table:table-cell>
          <table:table-cell office:value-type="float" office:value="21913" calcext:value-type="float">
            <text:p>219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office:value-type="float" office:value="209208" calcext:value-type="float">
            <text:p>209208</text:p>
          </table:table-cell>
          <table:table-cell office:value-type="float" office:value="21548" calcext:value-type="float">
            <text:p>2154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" calcext:value-type="float">
            <text:p>16</text:p>
          </table:table-cell>
          <table:table-cell office:value-type="float" office:value="209398" calcext:value-type="float">
            <text:p>209398</text:p>
          </table:table-cell>
          <table:table-cell office:value-type="float" office:value="21243" calcext:value-type="float">
            <text:p>2124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office:value-type="float" office:value="211819" calcext:value-type="float">
            <text:p>211819</text:p>
          </table:table-cell>
          <table:table-cell office:value-type="float" office:value="20924" calcext:value-type="float">
            <text:p>2092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211955" calcext:value-type="float">
            <text:p>211955</text:p>
          </table:table-cell>
          <table:table-cell office:value-type="float" office:value="20559" calcext:value-type="float">
            <text:p>205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212970" calcext:value-type="float">
            <text:p>212970</text:p>
          </table:table-cell>
          <table:table-cell office:value-type="float" office:value="20286" calcext:value-type="float">
            <text:p>2028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213832" calcext:value-type="float">
            <text:p>213832</text:p>
          </table:table-cell>
          <table:table-cell office:value-type="float" office:value="20059" calcext:value-type="float">
            <text:p>2005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office:value-type="float" office:value="213194" calcext:value-type="float">
            <text:p>213194</text:p>
          </table:table-cell>
          <table:table-cell office:value-type="float" office:value="19769" calcext:value-type="float">
            <text:p>1976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215235" calcext:value-type="float">
            <text:p>215235</text:p>
          </table:table-cell>
          <table:table-cell office:value-type="float" office:value="19466" calcext:value-type="float">
            <text:p>1946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  <table:table-cell office:value-type="float" office:value="215447" calcext:value-type="float">
            <text:p>215447</text:p>
          </table:table-cell>
          <table:table-cell office:value-type="float" office:value="19236" calcext:value-type="float">
            <text:p>1923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215988" calcext:value-type="float">
            <text:p>215988</text:p>
          </table:table-cell>
          <table:table-cell office:value-type="float" office:value="19063" calcext:value-type="float">
            <text:p>1906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216691" calcext:value-type="float">
            <text:p>216691</text:p>
          </table:table-cell>
          <table:table-cell office:value-type="float" office:value="18780" calcext:value-type="float">
            <text:p>1878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" calcext:value-type="float">
            <text:p>16</text:p>
          </table:table-cell>
          <table:table-cell office:value-type="float" office:value="216287" calcext:value-type="float">
            <text:p>216287</text:p>
          </table:table-cell>
          <table:table-cell office:value-type="float" office:value="18566" calcext:value-type="float">
            <text:p>1856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217763" calcext:value-type="float">
            <text:p>217763</text:p>
          </table:table-cell>
          <table:table-cell office:value-type="float" office:value="18389" calcext:value-type="float">
            <text:p>183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float" office:value="218018" calcext:value-type="float">
            <text:p>218018</text:p>
          </table:table-cell>
          <table:table-cell office:value-type="float" office:value="18170" calcext:value-type="float">
            <text:p>181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218758" calcext:value-type="float">
            <text:p>218758</text:p>
          </table:table-cell>
          <table:table-cell office:value-type="float" office:value="17970" calcext:value-type="float">
            <text:p>1797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220940" calcext:value-type="float">
            <text:p>220940</text:p>
          </table:table-cell>
          <table:table-cell office:value-type="float" office:value="17830" calcext:value-type="float">
            <text:p>1783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office:value-type="float" office:value="222023" calcext:value-type="float">
            <text:p>222023</text:p>
          </table:table-cell>
          <table:table-cell office:value-type="float" office:value="17610" calcext:value-type="float">
            <text:p>1761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221395" calcext:value-type="float">
            <text:p>221395</text:p>
          </table:table-cell>
          <table:table-cell office:value-type="float" office:value="17435" calcext:value-type="float">
            <text:p>1743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" calcext:value-type="float">
            <text:p>16</text:p>
          </table:table-cell>
          <table:table-cell office:value-type="float" office:value="223606" calcext:value-type="float">
            <text:p>223606</text:p>
          </table:table-cell>
          <table:table-cell office:value-type="float" office:value="17258" calcext:value-type="float">
            <text:p>1725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224667" calcext:value-type="float">
            <text:p>224667</text:p>
          </table:table-cell>
          <table:table-cell office:value-type="float" office:value="17119" calcext:value-type="float">
            <text:p>1711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" calcext:value-type="float">
            <text:p>16</text:p>
          </table:table-cell>
          <table:table-cell office:value-type="float" office:value="225465" calcext:value-type="float">
            <text:p>225465</text:p>
          </table:table-cell>
          <table:table-cell office:value-type="float" office:value="16986" calcext:value-type="float">
            <text:p>1698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6" calcext:value-type="float">
            <text:p>16</text:p>
          </table:table-cell>
          <table:table-cell office:value-type="float" office:value="227090" calcext:value-type="float">
            <text:p>227090</text:p>
          </table:table-cell>
          <table:table-cell office:value-type="float" office:value="16845" calcext:value-type="float">
            <text:p>1684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223735" calcext:value-type="float">
            <text:p>223735</text:p>
          </table:table-cell>
          <table:table-cell office:value-type="float" office:value="16710" calcext:value-type="float">
            <text:p>167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6" calcext:value-type="float">
            <text:p>16</text:p>
          </table:table-cell>
          <table:table-cell office:value-type="float" office:value="227587" calcext:value-type="float">
            <text:p>227587</text:p>
          </table:table-cell>
          <table:table-cell office:value-type="float" office:value="16523" calcext:value-type="float">
            <text:p>165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228160" calcext:value-type="float">
            <text:p>228160</text:p>
          </table:table-cell>
          <table:table-cell office:value-type="float" office:value="16360" calcext:value-type="float">
            <text:p>1636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6" calcext:value-type="float">
            <text:p>16</text:p>
          </table:table-cell>
          <table:table-cell office:value-type="float" office:value="227196" calcext:value-type="float">
            <text:p>227196</text:p>
          </table:table-cell>
          <table:table-cell office:value-type="float" office:value="16407" calcext:value-type="float">
            <text:p>1640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 office:value-type="float" office:value="230023" calcext:value-type="float">
            <text:p>230023</text:p>
          </table:table-cell>
          <table:table-cell office:value-type="float" office:value="16148" calcext:value-type="float">
            <text:p>1614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" calcext:value-type="float">
            <text:p>16</text:p>
          </table:table-cell>
          <table:table-cell office:value-type="float" office:value="228209" calcext:value-type="float">
            <text:p>228209</text:p>
          </table:table-cell>
          <table:table-cell office:value-type="float" office:value="16021" calcext:value-type="float">
            <text:p>1602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230109" calcext:value-type="float">
            <text:p>230109</text:p>
          </table:table-cell>
          <table:table-cell office:value-type="float" office:value="15973" calcext:value-type="float">
            <text:p>1597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" calcext:value-type="float">
            <text:p>16</text:p>
          </table:table-cell>
          <table:table-cell office:value-type="float" office:value="231351" calcext:value-type="float">
            <text:p>231351</text:p>
          </table:table-cell>
          <table:table-cell office:value-type="float" office:value="15781" calcext:value-type="float">
            <text:p>1578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6" calcext:value-type="float">
            <text:p>16</text:p>
          </table:table-cell>
          <table:table-cell office:value-type="float" office:value="232773" calcext:value-type="float">
            <text:p>232773</text:p>
          </table:table-cell>
          <table:table-cell office:value-type="float" office:value="15714" calcext:value-type="float">
            <text:p>1571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6" calcext:value-type="float">
            <text:p>16</text:p>
          </table:table-cell>
          <table:table-cell office:value-type="float" office:value="230587" calcext:value-type="float">
            <text:p>230587</text:p>
          </table:table-cell>
          <table:table-cell office:value-type="float" office:value="15599" calcext:value-type="float">
            <text:p>1559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233364" calcext:value-type="float">
            <text:p>233364</text:p>
          </table:table-cell>
          <table:table-cell office:value-type="float" office:value="15497" calcext:value-type="float">
            <text:p>1549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6" calcext:value-type="float">
            <text:p>16</text:p>
          </table:table-cell>
          <table:table-cell office:value-type="float" office:value="233310" calcext:value-type="float">
            <text:p>233310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" calcext:value-type="float">
            <text:p>16</text:p>
          </table:table-cell>
          <table:table-cell office:value-type="float" office:value="233126" calcext:value-type="float">
            <text:p>233126</text:p>
          </table:table-cell>
          <table:table-cell office:value-type="float" office:value="15278" calcext:value-type="float">
            <text:p>1527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6" calcext:value-type="float">
            <text:p>16</text:p>
          </table:table-cell>
          <table:table-cell office:value-type="float" office:value="235567" calcext:value-type="float">
            <text:p>235567</text:p>
          </table:table-cell>
          <table:table-cell office:value-type="float" office:value="15122" calcext:value-type="float">
            <text:p>1512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float" office:value="237735" calcext:value-type="float">
            <text:p>237735</text:p>
          </table:table-cell>
          <table:table-cell office:value-type="float" office:value="15119" calcext:value-type="float">
            <text:p>1511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6" calcext:value-type="float">
            <text:p>16</text:p>
          </table:table-cell>
          <table:table-cell office:value-type="float" office:value="240112" calcext:value-type="float">
            <text:p>240112</text:p>
          </table:table-cell>
          <table:table-cell office:value-type="float" office:value="15142" calcext:value-type="float">
            <text:p>1514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6" calcext:value-type="float">
            <text:p>16</text:p>
          </table:table-cell>
          <table:table-cell office:value-type="float" office:value="239119" calcext:value-type="float">
            <text:p>239119</text:p>
          </table:table-cell>
          <table:table-cell office:value-type="float" office:value="14996" calcext:value-type="float">
            <text:p>1499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239313" calcext:value-type="float">
            <text:p>239313</text:p>
          </table:table-cell>
          <table:table-cell office:value-type="float" office:value="14845" calcext:value-type="float">
            <text:p>1484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6" calcext:value-type="float">
            <text:p>16</text:p>
          </table:table-cell>
          <table:table-cell office:value-type="float" office:value="240960" calcext:value-type="float">
            <text:p>240960</text:p>
          </table:table-cell>
          <table:table-cell office:value-type="float" office:value="14796" calcext:value-type="float">
            <text:p>1479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6" calcext:value-type="float">
            <text:p>16</text:p>
          </table:table-cell>
          <table:table-cell office:value-type="float" office:value="238558" calcext:value-type="float">
            <text:p>238558</text:p>
          </table:table-cell>
          <table:table-cell office:value-type="float" office:value="14704" calcext:value-type="float">
            <text:p>1470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6" calcext:value-type="float">
            <text:p>16</text:p>
          </table:table-cell>
          <table:table-cell office:value-type="float" office:value="241621" calcext:value-type="float">
            <text:p>241621</text:p>
          </table:table-cell>
          <table:table-cell office:value-type="float" office:value="14644" calcext:value-type="float">
            <text:p>1464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" calcext:value-type="float">
            <text:p>16</text:p>
          </table:table-cell>
          <table:table-cell office:value-type="float" office:value="243421" calcext:value-type="float">
            <text:p>243421</text:p>
          </table:table-cell>
          <table:table-cell office:value-type="float" office:value="14557" calcext:value-type="float">
            <text:p>1455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245245" calcext:value-type="float">
            <text:p>245245</text:p>
          </table:table-cell>
          <table:table-cell office:value-type="float" office:value="14412" calcext:value-type="float">
            <text:p>1441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" calcext:value-type="float">
            <text:p>16</text:p>
          </table:table-cell>
          <table:table-cell office:value-type="float" office:value="245449" calcext:value-type="float">
            <text:p>245449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" calcext:value-type="float">
            <text:p>16</text:p>
          </table:table-cell>
          <table:table-cell office:value-type="float" office:value="244440" calcext:value-type="float">
            <text:p>244440</text:p>
          </table:table-cell>
          <table:table-cell office:value-type="float" office:value="14394" calcext:value-type="float">
            <text:p>1439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office:value-type="float" office:value="242961" calcext:value-type="float">
            <text:p>242961</text:p>
          </table:table-cell>
          <table:table-cell office:value-type="float" office:value="14310" calcext:value-type="float">
            <text:p>1431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" calcext:value-type="float">
            <text:p>16</text:p>
          </table:table-cell>
          <table:table-cell office:value-type="float" office:value="248597" calcext:value-type="float">
            <text:p>248597</text:p>
          </table:table-cell>
          <table:table-cell office:value-type="float" office:value="14302" calcext:value-type="float">
            <text:p>1430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6" calcext:value-type="float">
            <text:p>16</text:p>
          </table:table-cell>
          <table:table-cell office:value-type="float" office:value="246572" calcext:value-type="float">
            <text:p>246572</text:p>
          </table:table-cell>
          <table:table-cell office:value-type="float" office:value="14156" calcext:value-type="float">
            <text:p>1415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6" calcext:value-type="float">
            <text:p>16</text:p>
          </table:table-cell>
          <table:table-cell office:value-type="float" office:value="248776" calcext:value-type="float">
            <text:p>248776</text:p>
          </table:table-cell>
          <table:table-cell office:value-type="float" office:value="14086" calcext:value-type="float">
            <text:p>1408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" calcext:value-type="float">
            <text:p>16</text:p>
          </table:table-cell>
          <table:table-cell office:value-type="float" office:value="247418" calcext:value-type="float">
            <text:p>247418</text:p>
          </table:table-cell>
          <table:table-cell office:value-type="float" office:value="14167" calcext:value-type="float">
            <text:p>1416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6" calcext:value-type="float">
            <text:p>16</text:p>
          </table:table-cell>
          <table:table-cell office:value-type="float" office:value="248247" calcext:value-type="float">
            <text:p>248247</text:p>
          </table:table-cell>
          <table:table-cell office:value-type="float" office:value="14049" calcext:value-type="float">
            <text:p>1404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6" calcext:value-type="float">
            <text:p>16</text:p>
          </table:table-cell>
          <table:table-cell office:value-type="float" office:value="250638" calcext:value-type="float">
            <text:p>250638</text:p>
          </table:table-cell>
          <table:table-cell office:value-type="float" office:value="13937" calcext:value-type="float">
            <text:p>1393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249277" calcext:value-type="float">
            <text:p>249277</text:p>
          </table:table-cell>
          <table:table-cell office:value-type="float" office:value="13953" calcext:value-type="float">
            <text:p>1395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6" calcext:value-type="float">
            <text:p>16</text:p>
          </table:table-cell>
          <table:table-cell office:value-type="float" office:value="252471" calcext:value-type="float">
            <text:p>252471</text:p>
          </table:table-cell>
          <table:table-cell office:value-type="float" office:value="13885" calcext:value-type="float">
            <text:p>1388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6" calcext:value-type="float">
            <text:p>16</text:p>
          </table:table-cell>
          <table:table-cell office:value-type="float" office:value="250876" calcext:value-type="float">
            <text:p>250876</text:p>
          </table:table-cell>
          <table:table-cell office:value-type="float" office:value="13827" calcext:value-type="float">
            <text:p>1382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6" calcext:value-type="float">
            <text:p>16</text:p>
          </table:table-cell>
          <table:table-cell office:value-type="float" office:value="250786" calcext:value-type="float">
            <text:p>250786</text:p>
          </table:table-cell>
          <table:table-cell office:value-type="float" office:value="13846" calcext:value-type="float">
            <text:p>1384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6" calcext:value-type="float">
            <text:p>16</text:p>
          </table:table-cell>
          <table:table-cell office:value-type="float" office:value="252513" calcext:value-type="float">
            <text:p>252513</text:p>
          </table:table-cell>
          <table:table-cell office:value-type="float" office:value="13787" calcext:value-type="float">
            <text:p>1378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" calcext:value-type="float">
            <text:p>16</text:p>
          </table:table-cell>
          <table:table-cell office:value-type="float" office:value="255439" calcext:value-type="float">
            <text:p>255439</text:p>
          </table:table-cell>
          <table:table-cell office:value-type="float" office:value="13789" calcext:value-type="float">
            <text:p>1378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6" calcext:value-type="float">
            <text:p>16</text:p>
          </table:table-cell>
          <table:table-cell office:value-type="float" office:value="253900" calcext:value-type="float">
            <text:p>253900</text:p>
          </table:table-cell>
          <table:table-cell office:value-type="float" office:value="13578" calcext:value-type="float">
            <text:p>1357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6" calcext:value-type="float">
            <text:p>16</text:p>
          </table:table-cell>
          <table:table-cell office:value-type="float" office:value="254014" calcext:value-type="float">
            <text:p>254014</text:p>
          </table:table-cell>
          <table:table-cell office:value-type="float" office:value="13418" calcext:value-type="float">
            <text:p>134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 office:value-type="float" office:value="254287" calcext:value-type="float">
            <text:p>254287</text:p>
          </table:table-cell>
          <table:table-cell office:value-type="float" office:value="13801" calcext:value-type="float">
            <text:p>1380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6" calcext:value-type="float">
            <text:p>16</text:p>
          </table:table-cell>
          <table:table-cell office:value-type="float" office:value="256424" calcext:value-type="float">
            <text:p>256424</text:p>
          </table:table-cell>
          <table:table-cell office:value-type="float" office:value="13496" calcext:value-type="float">
            <text:p>134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54371" calcext:value-type="float">
            <text:p>254371</text:p>
          </table:table-cell>
          <table:table-cell office:value-type="float" office:value="13636" calcext:value-type="float">
            <text:p>1363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6" calcext:value-type="float">
            <text:p>16</text:p>
          </table:table-cell>
          <table:table-cell office:value-type="float" office:value="258594" calcext:value-type="float">
            <text:p>258594</text:p>
          </table:table-cell>
          <table:table-cell office:value-type="float" office:value="13594" calcext:value-type="float">
            <text:p>1359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6" calcext:value-type="float">
            <text:p>16</text:p>
          </table:table-cell>
          <table:table-cell office:value-type="float" office:value="258168" calcext:value-type="float">
            <text:p>258168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62503" calcext:value-type="float">
            <text:p>262503</text:p>
          </table:table-cell>
          <table:table-cell office:value-type="float" office:value="13614" calcext:value-type="float">
            <text:p>1361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6" calcext:value-type="float">
            <text:p>16</text:p>
          </table:table-cell>
          <table:table-cell office:value-type="float" office:value="263973" calcext:value-type="float">
            <text:p>263973</text:p>
          </table:table-cell>
          <table:table-cell office:value-type="float" office:value="13359" calcext:value-type="float">
            <text:p>1335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office:value-type="float" office:value="261536" calcext:value-type="float">
            <text:p>261536</text:p>
          </table:table-cell>
          <table:table-cell office:value-type="float" office:value="13477" calcext:value-type="float">
            <text:p>1347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6" calcext:value-type="float">
            <text:p>16</text:p>
          </table:table-cell>
          <table:table-cell office:value-type="float" office:value="260539" calcext:value-type="float">
            <text:p>260539</text:p>
          </table:table-cell>
          <table:table-cell office:value-type="float" office:value="13537" calcext:value-type="float">
            <text:p>1353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6" calcext:value-type="float">
            <text:p>16</text:p>
          </table:table-cell>
          <table:table-cell office:value-type="float" office:value="268073" calcext:value-type="float">
            <text:p>268073</text:p>
          </table:table-cell>
          <table:table-cell office:value-type="float" office:value="13455" calcext:value-type="float">
            <text:p>1345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office:value-type="float" office:value="267374" calcext:value-type="float">
            <text:p>267374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6" calcext:value-type="float">
            <text:p>16</text:p>
          </table:table-cell>
          <table:table-cell office:value-type="float" office:value="264276" calcext:value-type="float">
            <text:p>264276</text:p>
          </table:table-cell>
          <table:table-cell office:value-type="float" office:value="13168" calcext:value-type="float">
            <text:p>1316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" calcext:value-type="float">
            <text:p>16</text:p>
          </table:table-cell>
          <table:table-cell office:value-type="float" office:value="268303" calcext:value-type="float">
            <text:p>268303</text:p>
          </table:table-cell>
          <table:table-cell office:value-type="float" office:value="13401" calcext:value-type="float">
            <text:p>1340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6" calcext:value-type="float">
            <text:p>16</text:p>
          </table:table-cell>
          <table:table-cell office:value-type="float" office:value="269570" calcext:value-type="float">
            <text:p>269570</text:p>
          </table:table-cell>
          <table:table-cell office:value-type="float" office:value="13437" calcext:value-type="float">
            <text:p>1343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6" calcext:value-type="float">
            <text:p>16</text:p>
          </table:table-cell>
          <table:table-cell office:value-type="float" office:value="267182" calcext:value-type="float">
            <text:p>267182</text:p>
          </table:table-cell>
          <table:table-cell office:value-type="float" office:value="13380" calcext:value-type="float">
            <text:p>1338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6" calcext:value-type="float">
            <text:p>16</text:p>
          </table:table-cell>
          <table:table-cell office:value-type="float" office:value="268034" calcext:value-type="float">
            <text:p>268034</text:p>
          </table:table-cell>
          <table:table-cell office:value-type="float" office:value="13365" calcext:value-type="float">
            <text:p>1336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6" calcext:value-type="float">
            <text:p>16</text:p>
          </table:table-cell>
          <table:table-cell office:value-type="float" office:value="272857" calcext:value-type="float">
            <text:p>272857</text:p>
          </table:table-cell>
          <table:table-cell office:value-type="float" office:value="13344" calcext:value-type="float">
            <text:p>1334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6" calcext:value-type="float">
            <text:p>16</text:p>
          </table:table-cell>
          <table:table-cell office:value-type="float" office:value="270532" calcext:value-type="float">
            <text:p>270532</text:p>
          </table:table-cell>
          <table:table-cell office:value-type="float" office:value="13564" calcext:value-type="float">
            <text:p>1356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6" calcext:value-type="float">
            <text:p>16</text:p>
          </table:table-cell>
          <table:table-cell office:value-type="float" office:value="271799" calcext:value-type="float">
            <text:p>271799</text:p>
          </table:table-cell>
          <table:table-cell office:value-type="float" office:value="13534" calcext:value-type="float">
            <text:p>1353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6" calcext:value-type="float">
            <text:p>16</text:p>
          </table:table-cell>
          <table:table-cell office:value-type="float" office:value="273428" calcext:value-type="float">
            <text:p>273428</text:p>
          </table:table-cell>
          <table:table-cell office:value-type="float" office:value="13190" calcext:value-type="float">
            <text:p>1319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6" calcext:value-type="float">
            <text:p>16</text:p>
          </table:table-cell>
          <table:table-cell office:value-type="float" office:value="276918" calcext:value-type="float">
            <text:p>276918</text:p>
          </table:table-cell>
          <table:table-cell office:value-type="float" office:value="13315" calcext:value-type="float">
            <text:p>1331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6" calcext:value-type="float">
            <text:p>16</text:p>
          </table:table-cell>
          <table:table-cell office:value-type="float" office:value="274444" calcext:value-type="float">
            <text:p>274444</text:p>
          </table:table-cell>
          <table:table-cell office:value-type="float" office:value="13231" calcext:value-type="float">
            <text:p>132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" calcext:value-type="float">
            <text:p>16</text:p>
          </table:table-cell>
          <table:table-cell office:value-type="float" office:value="274098" calcext:value-type="float">
            <text:p>274098</text:p>
          </table:table-cell>
          <table:table-cell office:value-type="float" office:value="13376" calcext:value-type="float">
            <text:p>1337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6" calcext:value-type="float">
            <text:p>16</text:p>
          </table:table-cell>
          <table:table-cell office:value-type="float" office:value="275686" calcext:value-type="float">
            <text:p>275686</text:p>
          </table:table-cell>
          <table:table-cell office:value-type="float" office:value="13306" calcext:value-type="float">
            <text:p>1330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6" calcext:value-type="float">
            <text:p>16</text:p>
          </table:table-cell>
          <table:table-cell office:value-type="float" office:value="270351" calcext:value-type="float">
            <text:p>270351</text:p>
          </table:table-cell>
          <table:table-cell office:value-type="float" office:value="13028" calcext:value-type="float">
            <text:p>13028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6" calcext:value-type="float">
            <text:p>16</text:p>
          </table:table-cell>
          <table:table-cell office:value-type="float" office:value="278033" calcext:value-type="float">
            <text:p>278033</text:p>
          </table:table-cell>
          <table:table-cell office:value-type="float" office:value="13419" calcext:value-type="float">
            <text:p>1341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6" calcext:value-type="float">
            <text:p>16</text:p>
          </table:table-cell>
          <table:table-cell office:value-type="float" office:value="273819" calcext:value-type="float">
            <text:p>273819</text:p>
          </table:table-cell>
          <table:table-cell office:value-type="float" office:value="13324" calcext:value-type="float">
            <text:p>1332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6" calcext:value-type="float">
            <text:p>16</text:p>
          </table:table-cell>
          <table:table-cell office:value-type="float" office:value="278067" calcext:value-type="float">
            <text:p>278067</text:p>
          </table:table-cell>
          <table:table-cell office:value-type="float" office:value="13395" calcext:value-type="float">
            <text:p>1339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6" calcext:value-type="float">
            <text:p>16</text:p>
          </table:table-cell>
          <table:table-cell office:value-type="float" office:value="278646" calcext:value-type="float">
            <text:p>278646</text:p>
          </table:table-cell>
          <table:table-cell office:value-type="float" office:value="13108" calcext:value-type="float">
            <text:p>1310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6" calcext:value-type="float">
            <text:p>16</text:p>
          </table:table-cell>
          <table:table-cell office:value-type="float" office:value="279323" calcext:value-type="float">
            <text:p>279323</text:p>
          </table:table-cell>
          <table:table-cell office:value-type="float" office:value="13259" calcext:value-type="float">
            <text:p>13259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6" calcext:value-type="float">
            <text:p>16</text:p>
          </table:table-cell>
          <table:table-cell office:value-type="float" office:value="281270" calcext:value-type="float">
            <text:p>281270</text:p>
          </table:table-cell>
          <table:table-cell office:value-type="float" office:value="13249" calcext:value-type="float">
            <text:p>1324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6" calcext:value-type="float">
            <text:p>16</text:p>
          </table:table-cell>
          <table:table-cell office:value-type="float" office:value="281495" calcext:value-type="float">
            <text:p>281495</text:p>
          </table:table-cell>
          <table:table-cell office:value-type="float" office:value="13414" calcext:value-type="float">
            <text:p>134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" calcext:value-type="float">
            <text:p>16</text:p>
          </table:table-cell>
          <table:table-cell office:value-type="float" office:value="283272" calcext:value-type="float">
            <text:p>283272</text:p>
          </table:table-cell>
          <table:table-cell office:value-type="float" office:value="12832" calcext:value-type="float">
            <text:p>1283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6" calcext:value-type="float">
            <text:p>16</text:p>
          </table:table-cell>
          <table:table-cell office:value-type="float" office:value="277685" calcext:value-type="float">
            <text:p>277685</text:p>
          </table:table-cell>
          <table:table-cell office:value-type="float" office:value="13271" calcext:value-type="float">
            <text:p>1327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6" calcext:value-type="float">
            <text:p>16</text:p>
          </table:table-cell>
          <table:table-cell office:value-type="float" office:value="284821" calcext:value-type="float">
            <text:p>284821</text:p>
          </table:table-cell>
          <table:table-cell office:value-type="float" office:value="13262" calcext:value-type="float">
            <text:p>1326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6" calcext:value-type="float">
            <text:p>16</text:p>
          </table:table-cell>
          <table:table-cell office:value-type="float" office:value="287273" calcext:value-type="float">
            <text:p>287273</text:p>
          </table:table-cell>
          <table:table-cell office:value-type="float" office:value="13093" calcext:value-type="float">
            <text:p>1309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6" calcext:value-type="float">
            <text:p>16</text:p>
          </table:table-cell>
          <table:table-cell office:value-type="float" office:value="283782" calcext:value-type="float">
            <text:p>283782</text:p>
          </table:table-cell>
          <table:table-cell office:value-type="float" office:value="13213" calcext:value-type="float">
            <text:p>1321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6" calcext:value-type="float">
            <text:p>16</text:p>
          </table:table-cell>
          <table:table-cell office:value-type="float" office:value="288191" calcext:value-type="float">
            <text:p>288191</text:p>
          </table:table-cell>
          <table:table-cell office:value-type="float" office:value="13090" calcext:value-type="float">
            <text:p>1309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6" calcext:value-type="float">
            <text:p>16</text:p>
          </table:table-cell>
          <table:table-cell office:value-type="float" office:value="284840" calcext:value-type="float">
            <text:p>284840</text:p>
          </table:table-cell>
          <table:table-cell office:value-type="float" office:value="13177" calcext:value-type="float">
            <text:p>1317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6" calcext:value-type="float">
            <text:p>16</text:p>
          </table:table-cell>
          <table:table-cell office:value-type="float" office:value="285468" calcext:value-type="float">
            <text:p>285468</text:p>
          </table:table-cell>
          <table:table-cell office:value-type="float" office:value="13097" calcext:value-type="float">
            <text:p>1309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6" calcext:value-type="float">
            <text:p>16</text:p>
          </table:table-cell>
          <table:table-cell office:value-type="float" office:value="282329" calcext:value-type="float">
            <text:p>282329</text:p>
          </table:table-cell>
          <table:table-cell office:value-type="float" office:value="13117" calcext:value-type="float">
            <text:p>1311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6" calcext:value-type="float">
            <text:p>16</text:p>
          </table:table-cell>
          <table:table-cell office:value-type="float" office:value="290281" calcext:value-type="float">
            <text:p>290281</text:p>
          </table:table-cell>
          <table:table-cell office:value-type="float" office:value="13217" calcext:value-type="float">
            <text:p>1321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" calcext:value-type="float">
            <text:p>16</text:p>
          </table:table-cell>
          <table:table-cell office:value-type="float" office:value="289728" calcext:value-type="float">
            <text:p>289728</text:p>
          </table:table-cell>
          <table:table-cell office:value-type="float" office:value="13351" calcext:value-type="float">
            <text:p>1335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6" calcext:value-type="float">
            <text:p>16</text:p>
          </table:table-cell>
          <table:table-cell office:value-type="float" office:value="292683" calcext:value-type="float">
            <text:p>292683</text:p>
          </table:table-cell>
          <table:table-cell office:value-type="float" office:value="13271" calcext:value-type="float">
            <text:p>1327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6" calcext:value-type="float">
            <text:p>16</text:p>
          </table:table-cell>
          <table:table-cell office:value-type="float" office:value="296176" calcext:value-type="float">
            <text:p>296176</text:p>
          </table:table-cell>
          <table:table-cell office:value-type="float" office:value="13221" calcext:value-type="float">
            <text:p>1322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6" calcext:value-type="float">
            <text:p>16</text:p>
          </table:table-cell>
          <table:table-cell office:value-type="float" office:value="292324" calcext:value-type="float">
            <text:p>292324</text:p>
          </table:table-cell>
          <table:table-cell office:value-type="float" office:value="13021" calcext:value-type="float">
            <text:p>1302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6" calcext:value-type="float">
            <text:p>16</text:p>
          </table:table-cell>
          <table:table-cell office:value-type="float" office:value="293643" calcext:value-type="float">
            <text:p>293643</text:p>
          </table:table-cell>
          <table:table-cell office:value-type="float" office:value="12989" calcext:value-type="float">
            <text:p>1298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6" calcext:value-type="float">
            <text:p>16</text:p>
          </table:table-cell>
          <table:table-cell office:value-type="float" office:value="294432" calcext:value-type="float">
            <text:p>294432</text:p>
          </table:table-cell>
          <table:table-cell office:value-type="float" office:value="13001" calcext:value-type="float">
            <text:p>1300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6" calcext:value-type="float">
            <text:p>16</text:p>
          </table:table-cell>
          <table:table-cell office:value-type="float" office:value="295270" calcext:value-type="float">
            <text:p>295270</text:p>
          </table:table-cell>
          <table:table-cell office:value-type="float" office:value="13093" calcext:value-type="float">
            <text:p>1309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6" calcext:value-type="float">
            <text:p>16</text:p>
          </table:table-cell>
          <table:table-cell office:value-type="float" office:value="297614" calcext:value-type="float">
            <text:p>297614</text:p>
          </table:table-cell>
          <table:table-cell office:value-type="float" office:value="13217" calcext:value-type="float">
            <text:p>1321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6" calcext:value-type="float">
            <text:p>16</text:p>
          </table:table-cell>
          <table:table-cell office:value-type="float" office:value="297459" calcext:value-type="float">
            <text:p>297459</text:p>
          </table:table-cell>
          <table:table-cell office:value-type="float" office:value="13256" calcext:value-type="float">
            <text:p>1325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6" calcext:value-type="float">
            <text:p>16</text:p>
          </table:table-cell>
          <table:table-cell office:value-type="float" office:value="300466" calcext:value-type="float">
            <text:p>300466</text:p>
          </table:table-cell>
          <table:table-cell office:value-type="float" office:value="13111" calcext:value-type="float">
            <text:p>131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295389" calcext:value-type="float">
            <text:p>295389</text:p>
          </table:table-cell>
          <table:table-cell office:value-type="float" office:value="13003" calcext:value-type="float">
            <text:p>1300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6" calcext:value-type="float">
            <text:p>16</text:p>
          </table:table-cell>
          <table:table-cell office:value-type="float" office:value="297224" calcext:value-type="float">
            <text:p>297224</text:p>
          </table:table-cell>
          <table:table-cell office:value-type="float" office:value="13135" calcext:value-type="float">
            <text:p>1313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6" calcext:value-type="float">
            <text:p>16</text:p>
          </table:table-cell>
          <table:table-cell office:value-type="float" office:value="301532" calcext:value-type="float">
            <text:p>301532</text:p>
          </table:table-cell>
          <table:table-cell office:value-type="float" office:value="13236" calcext:value-type="float">
            <text:p>1323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6" calcext:value-type="float">
            <text:p>16</text:p>
          </table:table-cell>
          <table:table-cell office:value-type="float" office:value="302199" calcext:value-type="float">
            <text:p>302199</text:p>
          </table:table-cell>
          <table:table-cell office:value-type="float" office:value="13213" calcext:value-type="float">
            <text:p>1321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6" calcext:value-type="float">
            <text:p>16</text:p>
          </table:table-cell>
          <table:table-cell office:value-type="float" office:value="299906" calcext:value-type="float">
            <text:p>299906</text:p>
          </table:table-cell>
          <table:table-cell office:value-type="float" office:value="13291" calcext:value-type="float">
            <text:p>1329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6" calcext:value-type="float">
            <text:p>16</text:p>
          </table:table-cell>
          <table:table-cell office:value-type="float" office:value="302910" calcext:value-type="float">
            <text:p>302910</text:p>
          </table:table-cell>
          <table:table-cell office:value-type="float" office:value="13417" calcext:value-type="float">
            <text:p>1341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6" calcext:value-type="float">
            <text:p>16</text:p>
          </table:table-cell>
          <table:table-cell office:value-type="float" office:value="306306" calcext:value-type="float">
            <text:p>306306</text:p>
          </table:table-cell>
          <table:table-cell office:value-type="float" office:value="13160" calcext:value-type="float">
            <text:p>1316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6" calcext:value-type="float">
            <text:p>16</text:p>
          </table:table-cell>
          <table:table-cell office:value-type="float" office:value="305613" calcext:value-type="float">
            <text:p>305613</text:p>
          </table:table-cell>
          <table:table-cell office:value-type="float" office:value="13492" calcext:value-type="float">
            <text:p>13492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6" calcext:value-type="float">
            <text:p>16</text:p>
          </table:table-cell>
          <table:table-cell office:value-type="float" office:value="301125" calcext:value-type="float">
            <text:p>301125</text:p>
          </table:table-cell>
          <table:table-cell office:value-type="float" office:value="13106" calcext:value-type="float">
            <text:p>1310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6" calcext:value-type="float">
            <text:p>16</text:p>
          </table:table-cell>
          <table:table-cell office:value-type="float" office:value="305856" calcext:value-type="float">
            <text:p>305856</text:p>
          </table:table-cell>
          <table:table-cell office:value-type="float" office:value="13413" calcext:value-type="float">
            <text:p>1341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311197" calcext:value-type="float">
            <text:p>311197</text:p>
          </table:table-cell>
          <table:table-cell office:value-type="float" office:value="13402" calcext:value-type="float">
            <text:p>1340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6" calcext:value-type="float">
            <text:p>16</text:p>
          </table:table-cell>
          <table:table-cell office:value-type="float" office:value="307701" calcext:value-type="float">
            <text:p>307701</text:p>
          </table:table-cell>
          <table:table-cell office:value-type="float" office:value="13379" calcext:value-type="float">
            <text:p>1337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6" calcext:value-type="float">
            <text:p>16</text:p>
          </table:table-cell>
          <table:table-cell office:value-type="float" office:value="309441" calcext:value-type="float">
            <text:p>309441</text:p>
          </table:table-cell>
          <table:table-cell office:value-type="float" office:value="13569" calcext:value-type="float">
            <text:p>1356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6" calcext:value-type="float">
            <text:p>16</text:p>
          </table:table-cell>
          <table:table-cell office:value-type="float" office:value="313471" calcext:value-type="float">
            <text:p>313471</text:p>
          </table:table-cell>
          <table:table-cell office:value-type="float" office:value="13174" calcext:value-type="float">
            <text:p>13174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6" calcext:value-type="float">
            <text:p>16</text:p>
          </table:table-cell>
          <table:table-cell office:value-type="float" office:value="314664" calcext:value-type="float">
            <text:p>314664</text:p>
          </table:table-cell>
          <table:table-cell office:value-type="float" office:value="13997" calcext:value-type="float">
            <text:p>1399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" calcext:value-type="float">
            <text:p>16</text:p>
          </table:table-cell>
          <table:table-cell office:value-type="float" office:value="313436" calcext:value-type="float">
            <text:p>313436</text:p>
          </table:table-cell>
          <table:table-cell office:value-type="float" office:value="13355" calcext:value-type="float">
            <text:p>1335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6" calcext:value-type="float">
            <text:p>16</text:p>
          </table:table-cell>
          <table:table-cell office:value-type="float" office:value="311926" calcext:value-type="float">
            <text:p>311926</text:p>
          </table:table-cell>
          <table:table-cell office:value-type="float" office:value="13256" calcext:value-type="float">
            <text:p>13256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6" calcext:value-type="float">
            <text:p>16</text:p>
          </table:table-cell>
          <table:table-cell office:value-type="float" office:value="312018" calcext:value-type="float">
            <text:p>312018</text:p>
          </table:table-cell>
          <table:table-cell office:value-type="float" office:value="13355" calcext:value-type="float">
            <text:p>1335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6" calcext:value-type="float">
            <text:p>16</text:p>
          </table:table-cell>
          <table:table-cell office:value-type="float" office:value="313433" calcext:value-type="float">
            <text:p>313433</text:p>
          </table:table-cell>
          <table:table-cell office:value-type="float" office:value="13654" calcext:value-type="float">
            <text:p>13654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6" calcext:value-type="float">
            <text:p>16</text:p>
          </table:table-cell>
          <table:table-cell office:value-type="float" office:value="320012" calcext:value-type="float">
            <text:p>320012</text:p>
          </table:table-cell>
          <table:table-cell office:value-type="float" office:value="13381" calcext:value-type="float">
            <text:p>133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" calcext:value-type="float">
            <text:p>16</text:p>
          </table:table-cell>
          <table:table-cell office:value-type="float" office:value="313671" calcext:value-type="float">
            <text:p>313671</text:p>
          </table:table-cell>
          <table:table-cell office:value-type="float" office:value="12871" calcext:value-type="float">
            <text:p>1287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6" calcext:value-type="float">
            <text:p>16</text:p>
          </table:table-cell>
          <table:table-cell office:value-type="float" office:value="314544" calcext:value-type="float">
            <text:p>314544</text:p>
          </table:table-cell>
          <table:table-cell office:value-type="float" office:value="13418" calcext:value-type="float">
            <text:p>1341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6" calcext:value-type="float">
            <text:p>16</text:p>
          </table:table-cell>
          <table:table-cell office:value-type="float" office:value="318153" calcext:value-type="float">
            <text:p>318153</text:p>
          </table:table-cell>
          <table:table-cell office:value-type="float" office:value="13480" calcext:value-type="float">
            <text:p>1348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6" calcext:value-type="float">
            <text:p>16</text:p>
          </table:table-cell>
          <table:table-cell office:value-type="float" office:value="321022" calcext:value-type="float">
            <text:p>321022</text:p>
          </table:table-cell>
          <table:table-cell office:value-type="float" office:value="13491" calcext:value-type="float">
            <text:p>1349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  <table:table-cell office:value-type="float" office:value="316013" calcext:value-type="float">
            <text:p>316013</text:p>
          </table:table-cell>
          <table:table-cell office:value-type="float" office:value="13467" calcext:value-type="float">
            <text:p>1346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6" calcext:value-type="float">
            <text:p>16</text:p>
          </table:table-cell>
          <table:table-cell office:value-type="float" office:value="323023" calcext:value-type="float">
            <text:p>323023</text:p>
          </table:table-cell>
          <table:table-cell office:value-type="float" office:value="13566" calcext:value-type="float">
            <text:p>1356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322585" calcext:value-type="float">
            <text:p>322585</text:p>
          </table:table-cell>
          <table:table-cell office:value-type="float" office:value="13342" calcext:value-type="float">
            <text:p>1334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6" calcext:value-type="float">
            <text:p>16</text:p>
          </table:table-cell>
          <table:table-cell office:value-type="float" office:value="324034" calcext:value-type="float">
            <text:p>324034</text:p>
          </table:table-cell>
          <table:table-cell office:value-type="float" office:value="13023" calcext:value-type="float">
            <text:p>1302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6" calcext:value-type="float">
            <text:p>16</text:p>
          </table:table-cell>
          <table:table-cell office:value-type="float" office:value="325367" calcext:value-type="float">
            <text:p>325367</text:p>
          </table:table-cell>
          <table:table-cell office:value-type="float" office:value="13191" calcext:value-type="float">
            <text:p>1319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6" calcext:value-type="float">
            <text:p>16</text:p>
          </table:table-cell>
          <table:table-cell office:value-type="float" office:value="324998" calcext:value-type="float">
            <text:p>324998</text:p>
          </table:table-cell>
          <table:table-cell office:value-type="float" office:value="13443" calcext:value-type="float">
            <text:p>1344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" calcext:value-type="float">
            <text:p>16</text:p>
          </table:table-cell>
          <table:table-cell office:value-type="float" office:value="320824" calcext:value-type="float">
            <text:p>320824</text:p>
          </table:table-cell>
          <table:table-cell office:value-type="float" office:value="12986" calcext:value-type="float">
            <text:p>12986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6" calcext:value-type="float">
            <text:p>16</text:p>
          </table:table-cell>
          <table:table-cell office:value-type="float" office:value="323975" calcext:value-type="float">
            <text:p>323975</text:p>
          </table:table-cell>
          <table:table-cell office:value-type="float" office:value="13656" calcext:value-type="float">
            <text:p>13656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6" calcext:value-type="float">
            <text:p>16</text:p>
          </table:table-cell>
          <table:table-cell office:value-type="float" office:value="330656" calcext:value-type="float">
            <text:p>330656</text:p>
          </table:table-cell>
          <table:table-cell office:value-type="float" office:value="13449" calcext:value-type="float">
            <text:p>13449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6" calcext:value-type="float">
            <text:p>16</text:p>
          </table:table-cell>
          <table:table-cell office:value-type="float" office:value="324153" calcext:value-type="float">
            <text:p>324153</text:p>
          </table:table-cell>
          <table:table-cell office:value-type="float" office:value="13443" calcext:value-type="float">
            <text:p>1344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6" calcext:value-type="float">
            <text:p>16</text:p>
          </table:table-cell>
          <table:table-cell office:value-type="float" office:value="330408" calcext:value-type="float">
            <text:p>330408</text:p>
          </table:table-cell>
          <table:table-cell office:value-type="float" office:value="13351" calcext:value-type="float">
            <text:p>1335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6" calcext:value-type="float">
            <text:p>16</text:p>
          </table:table-cell>
          <table:table-cell office:value-type="float" office:value="331466" calcext:value-type="float">
            <text:p>331466</text:p>
          </table:table-cell>
          <table:table-cell office:value-type="float" office:value="13531" calcext:value-type="float">
            <text:p>1353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6" calcext:value-type="float">
            <text:p>16</text:p>
          </table:table-cell>
          <table:table-cell office:value-type="float" office:value="326299" calcext:value-type="float">
            <text:p>326299</text:p>
          </table:table-cell>
          <table:table-cell office:value-type="float" office:value="13722" calcext:value-type="float">
            <text:p>1372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6" calcext:value-type="float">
            <text:p>16</text:p>
          </table:table-cell>
          <table:table-cell office:value-type="float" office:value="328948" calcext:value-type="float">
            <text:p>328948</text:p>
          </table:table-cell>
          <table:table-cell office:value-type="float" office:value="13576" calcext:value-type="float">
            <text:p>1357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6" calcext:value-type="float">
            <text:p>16</text:p>
          </table:table-cell>
          <table:table-cell office:value-type="float" office:value="331876" calcext:value-type="float">
            <text:p>331876</text:p>
          </table:table-cell>
          <table:table-cell office:value-type="float" office:value="13982" calcext:value-type="float">
            <text:p>1398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6" calcext:value-type="float">
            <text:p>16</text:p>
          </table:table-cell>
          <table:table-cell office:value-type="float" office:value="328586" calcext:value-type="float">
            <text:p>328586</text:p>
          </table:table-cell>
          <table:table-cell office:value-type="float" office:value="13965" calcext:value-type="float">
            <text:p>1396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" calcext:value-type="float">
            <text:p>16</text:p>
          </table:table-cell>
          <table:table-cell office:value-type="float" office:value="333445" calcext:value-type="float">
            <text:p>333445</text:p>
          </table:table-cell>
          <table:table-cell office:value-type="float" office:value="13385" calcext:value-type="float">
            <text:p>1338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6" calcext:value-type="float">
            <text:p>16</text:p>
          </table:table-cell>
          <table:table-cell office:value-type="float" office:value="329810" calcext:value-type="float">
            <text:p>329810</text:p>
          </table:table-cell>
          <table:table-cell office:value-type="float" office:value="13570" calcext:value-type="float">
            <text:p>1357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6" calcext:value-type="float">
            <text:p>16</text:p>
          </table:table-cell>
          <table:table-cell office:value-type="float" office:value="331248" calcext:value-type="float">
            <text:p>331248</text:p>
          </table:table-cell>
          <table:table-cell office:value-type="float" office:value="13420" calcext:value-type="float">
            <text:p>1342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6" calcext:value-type="float">
            <text:p>16</text:p>
          </table:table-cell>
          <table:table-cell office:value-type="float" office:value="339262" calcext:value-type="float">
            <text:p>339262</text:p>
          </table:table-cell>
          <table:table-cell office:value-type="float" office:value="13660" calcext:value-type="float">
            <text:p>1366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6" calcext:value-type="float">
            <text:p>16</text:p>
          </table:table-cell>
          <table:table-cell office:value-type="float" office:value="338385" calcext:value-type="float">
            <text:p>338385</text:p>
          </table:table-cell>
          <table:table-cell office:value-type="float" office:value="13717" calcext:value-type="float">
            <text:p>1371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6" calcext:value-type="float">
            <text:p>16</text:p>
          </table:table-cell>
          <table:table-cell office:value-type="float" office:value="335625" calcext:value-type="float">
            <text:p>335625</text:p>
          </table:table-cell>
          <table:table-cell office:value-type="float" office:value="13620" calcext:value-type="float">
            <text:p>1362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6" calcext:value-type="float">
            <text:p>16</text:p>
          </table:table-cell>
          <table:table-cell office:value-type="float" office:value="332649" calcext:value-type="float">
            <text:p>332649</text:p>
          </table:table-cell>
          <table:table-cell office:value-type="float" office:value="13798" calcext:value-type="float">
            <text:p>1379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6" calcext:value-type="float">
            <text:p>16</text:p>
          </table:table-cell>
          <table:table-cell office:value-type="float" office:value="338685" calcext:value-type="float">
            <text:p>338685</text:p>
          </table:table-cell>
          <table:table-cell office:value-type="float" office:value="13698" calcext:value-type="float">
            <text:p>1369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6" calcext:value-type="float">
            <text:p>16</text:p>
          </table:table-cell>
          <table:table-cell office:value-type="float" office:value="336639" calcext:value-type="float">
            <text:p>336639</text:p>
          </table:table-cell>
          <table:table-cell office:value-type="float" office:value="13566" calcext:value-type="float">
            <text:p>1356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6" calcext:value-type="float">
            <text:p>16</text:p>
          </table:table-cell>
          <table:table-cell office:value-type="float" office:value="340490" calcext:value-type="float">
            <text:p>340490</text:p>
          </table:table-cell>
          <table:table-cell office:value-type="float" office:value="13832" calcext:value-type="float">
            <text:p>138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336830" calcext:value-type="float">
            <text:p>336830</text:p>
          </table:table-cell>
          <table:table-cell office:value-type="float" office:value="13542" calcext:value-type="float">
            <text:p>1354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float" office:value="337311" calcext:value-type="float">
            <text:p>337311</text:p>
          </table:table-cell>
          <table:table-cell office:value-type="float" office:value="13808" calcext:value-type="float">
            <text:p>1380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float" office:value="344119" calcext:value-type="float">
            <text:p>344119</text:p>
          </table:table-cell>
          <table:table-cell office:value-type="float" office:value="13528" calcext:value-type="float">
            <text:p>13528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6" calcext:value-type="float">
            <text:p>16</text:p>
          </table:table-cell>
          <table:table-cell office:value-type="float" office:value="340262" calcext:value-type="float">
            <text:p>340262</text:p>
          </table:table-cell>
          <table:table-cell office:value-type="float" office:value="13456" calcext:value-type="float">
            <text:p>1345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6" calcext:value-type="float">
            <text:p>16</text:p>
          </table:table-cell>
          <table:table-cell office:value-type="float" office:value="345463" calcext:value-type="float">
            <text:p>345463</text:p>
          </table:table-cell>
          <table:table-cell office:value-type="float" office:value="13604" calcext:value-type="float">
            <text:p>13604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6" calcext:value-type="float">
            <text:p>16</text:p>
          </table:table-cell>
          <table:table-cell office:value-type="float" office:value="345542" calcext:value-type="float">
            <text:p>345542</text:p>
          </table:table-cell>
          <table:table-cell office:value-type="float" office:value="13687" calcext:value-type="float">
            <text:p>1368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6" calcext:value-type="float">
            <text:p>16</text:p>
          </table:table-cell>
          <table:table-cell office:value-type="float" office:value="345959" calcext:value-type="float">
            <text:p>345959</text:p>
          </table:table-cell>
          <table:table-cell office:value-type="float" office:value="13367" calcext:value-type="float">
            <text:p>13367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6" calcext:value-type="float">
            <text:p>16</text:p>
          </table:table-cell>
          <table:table-cell office:value-type="float" office:value="348784" calcext:value-type="float">
            <text:p>348784</text:p>
          </table:table-cell>
          <table:table-cell office:value-type="float" office:value="13554" calcext:value-type="float">
            <text:p>1355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6" calcext:value-type="float">
            <text:p>16</text:p>
          </table:table-cell>
          <table:table-cell office:value-type="float" office:value="346506" calcext:value-type="float">
            <text:p>346506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6" calcext:value-type="float">
            <text:p>16</text:p>
          </table:table-cell>
          <table:table-cell office:value-type="float" office:value="348384" calcext:value-type="float">
            <text:p>348384</text:p>
          </table:table-cell>
          <table:table-cell office:value-type="float" office:value="14305" calcext:value-type="float">
            <text:p>1430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347692" calcext:value-type="float">
            <text:p>347692</text:p>
          </table:table-cell>
          <table:table-cell office:value-type="float" office:value="14026" calcext:value-type="float">
            <text:p>14026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6" calcext:value-type="float">
            <text:p>16</text:p>
          </table:table-cell>
          <table:table-cell office:value-type="float" office:value="355288" calcext:value-type="float">
            <text:p>355288</text:p>
          </table:table-cell>
          <table:table-cell office:value-type="float" office:value="14182" calcext:value-type="float">
            <text:p>14182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6" calcext:value-type="float">
            <text:p>16</text:p>
          </table:table-cell>
          <table:table-cell office:value-type="float" office:value="349547" calcext:value-type="float">
            <text:p>349547</text:p>
          </table:table-cell>
          <table:table-cell office:value-type="float" office:value="14313" calcext:value-type="float">
            <text:p>14313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6" calcext:value-type="float">
            <text:p>16</text:p>
          </table:table-cell>
          <table:table-cell office:value-type="float" office:value="352618" calcext:value-type="float">
            <text:p>352618</text:p>
          </table:table-cell>
          <table:table-cell office:value-type="float" office:value="14236" calcext:value-type="float">
            <text:p>14236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6" calcext:value-type="float">
            <text:p>16</text:p>
          </table:table-cell>
          <table:table-cell office:value-type="float" office:value="353786" calcext:value-type="float">
            <text:p>353786</text:p>
          </table:table-cell>
          <table:table-cell office:value-type="float" office:value="14061" calcext:value-type="float">
            <text:p>14061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6" calcext:value-type="float">
            <text:p>16</text:p>
          </table:table-cell>
          <table:table-cell office:value-type="float" office:value="351691" calcext:value-type="float">
            <text:p>351691</text:p>
          </table:table-cell>
          <table:table-cell office:value-type="float" office:value="13840" calcext:value-type="float">
            <text:p>1384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6" calcext:value-type="float">
            <text:p>16</text:p>
          </table:table-cell>
          <table:table-cell office:value-type="float" office:value="355807" calcext:value-type="float">
            <text:p>355807</text:p>
          </table:table-cell>
          <table:table-cell office:value-type="float" office:value="14077" calcext:value-type="float">
            <text:p>14077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6" calcext:value-type="float">
            <text:p>16</text:p>
          </table:table-cell>
          <table:table-cell office:value-type="float" office:value="353508" calcext:value-type="float">
            <text:p>353508</text:p>
          </table:table-cell>
          <table:table-cell office:value-type="float" office:value="14061" calcext:value-type="float">
            <text:p>14061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6" calcext:value-type="float">
            <text:p>16</text:p>
          </table:table-cell>
          <table:table-cell office:value-type="float" office:value="353652" calcext:value-type="float">
            <text:p>353652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6" calcext:value-type="float">
            <text:p>16</text:p>
          </table:table-cell>
          <table:table-cell office:value-type="float" office:value="359925" calcext:value-type="float">
            <text:p>359925</text:p>
          </table:table-cell>
          <table:table-cell office:value-type="float" office:value="14304" calcext:value-type="float">
            <text:p>1430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" calcext:value-type="float">
            <text:p>16</text:p>
          </table:table-cell>
          <table:table-cell office:value-type="float" office:value="355771" calcext:value-type="float">
            <text:p>355771</text:p>
          </table:table-cell>
          <table:table-cell office:value-type="float" office:value="14334" calcext:value-type="float">
            <text:p>14334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6" calcext:value-type="float">
            <text:p>16</text:p>
          </table:table-cell>
          <table:table-cell office:value-type="float" office:value="355871" calcext:value-type="float">
            <text:p>355871</text:p>
          </table:table-cell>
          <table:table-cell office:value-type="float" office:value="14092" calcext:value-type="float">
            <text:p>14092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6" calcext:value-type="float">
            <text:p>16</text:p>
          </table:table-cell>
          <table:table-cell office:value-type="float" office:value="358469" calcext:value-type="float">
            <text:p>358469</text:p>
          </table:table-cell>
          <table:table-cell office:value-type="float" office:value="14413" calcext:value-type="float">
            <text:p>14413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6" calcext:value-type="float">
            <text:p>16</text:p>
          </table:table-cell>
          <table:table-cell office:value-type="float" office:value="358311" calcext:value-type="float">
            <text:p>358311</text:p>
          </table:table-cell>
          <table:table-cell office:value-type="float" office:value="14024" calcext:value-type="float">
            <text:p>14024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6" calcext:value-type="float">
            <text:p>16</text:p>
          </table:table-cell>
          <table:table-cell office:value-type="float" office:value="356751" calcext:value-type="float">
            <text:p>356751</text:p>
          </table:table-cell>
          <table:table-cell office:value-type="float" office:value="14188" calcext:value-type="float">
            <text:p>1418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6" calcext:value-type="float">
            <text:p>16</text:p>
          </table:table-cell>
          <table:table-cell office:value-type="float" office:value="362530" calcext:value-type="float">
            <text:p>362530</text:p>
          </table:table-cell>
          <table:table-cell office:value-type="float" office:value="14175" calcext:value-type="float">
            <text:p>14175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6" calcext:value-type="float">
            <text:p>16</text:p>
          </table:table-cell>
          <table:table-cell office:value-type="float" office:value="357804" calcext:value-type="float">
            <text:p>357804</text:p>
          </table:table-cell>
          <table:table-cell office:value-type="float" office:value="14182" calcext:value-type="float">
            <text:p>1418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6" calcext:value-type="float">
            <text:p>16</text:p>
          </table:table-cell>
          <table:table-cell office:value-type="float" office:value="365706" calcext:value-type="float">
            <text:p>365706</text:p>
          </table:table-cell>
          <table:table-cell office:value-type="float" office:value="13880" calcext:value-type="float">
            <text:p>1388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6" calcext:value-type="float">
            <text:p>16</text:p>
          </table:table-cell>
          <table:table-cell office:value-type="float" office:value="365484" calcext:value-type="float">
            <text:p>365484</text:p>
          </table:table-cell>
          <table:table-cell office:value-type="float" office:value="14865" calcext:value-type="float">
            <text:p>14865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6" calcext:value-type="float">
            <text:p>16</text:p>
          </table:table-cell>
          <table:table-cell office:value-type="float" office:value="359436" calcext:value-type="float">
            <text:p>359436</text:p>
          </table:table-cell>
          <table:table-cell office:value-type="float" office:value="13973" calcext:value-type="float">
            <text:p>1397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367724" calcext:value-type="float">
            <text:p>367724</text:p>
          </table:table-cell>
          <table:table-cell office:value-type="float" office:value="15338" calcext:value-type="float">
            <text:p>15338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6" calcext:value-type="float">
            <text:p>16</text:p>
          </table:table-cell>
          <table:table-cell office:value-type="float" office:value="363501" calcext:value-type="float">
            <text:p>363501</text:p>
          </table:table-cell>
          <table:table-cell office:value-type="float" office:value="14254" calcext:value-type="float">
            <text:p>14254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6" calcext:value-type="float">
            <text:p>16</text:p>
          </table:table-cell>
          <table:table-cell office:value-type="float" office:value="365278" calcext:value-type="float">
            <text:p>365278</text:p>
          </table:table-cell>
          <table:table-cell office:value-type="float" office:value="14655" calcext:value-type="float">
            <text:p>14655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6" calcext:value-type="float">
            <text:p>16</text:p>
          </table:table-cell>
          <table:table-cell office:value-type="float" office:value="363960" calcext:value-type="float">
            <text:p>363960</text:p>
          </table:table-cell>
          <table:table-cell office:value-type="float" office:value="14224" calcext:value-type="float">
            <text:p>14224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6" calcext:value-type="float">
            <text:p>16</text:p>
          </table:table-cell>
          <table:table-cell office:value-type="float" office:value="372897" calcext:value-type="float">
            <text:p>372897</text:p>
          </table:table-cell>
          <table:table-cell office:value-type="float" office:value="14992" calcext:value-type="float">
            <text:p>1499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6" calcext:value-type="float">
            <text:p>16</text:p>
          </table:table-cell>
          <table:table-cell office:value-type="float" office:value="369802" calcext:value-type="float">
            <text:p>369802</text:p>
          </table:table-cell>
          <table:table-cell office:value-type="float" office:value="14606" calcext:value-type="float">
            <text:p>14606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6" calcext:value-type="float">
            <text:p>16</text:p>
          </table:table-cell>
          <table:table-cell office:value-type="float" office:value="370630" calcext:value-type="float">
            <text:p>370630</text:p>
          </table:table-cell>
          <table:table-cell office:value-type="float" office:value="14230" calcext:value-type="float">
            <text:p>1423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6" calcext:value-type="float">
            <text:p>16</text:p>
          </table:table-cell>
          <table:table-cell office:value-type="float" office:value="367289" calcext:value-type="float">
            <text:p>367289</text:p>
          </table:table-cell>
          <table:table-cell office:value-type="float" office:value="13641" calcext:value-type="float">
            <text:p>13641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6" calcext:value-type="float">
            <text:p>16</text:p>
          </table:table-cell>
          <table:table-cell office:value-type="float" office:value="368976" calcext:value-type="float">
            <text:p>368976</text:p>
          </table:table-cell>
          <table:table-cell office:value-type="float" office:value="13765" calcext:value-type="float">
            <text:p>13765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6" calcext:value-type="float">
            <text:p>16</text:p>
          </table:table-cell>
          <table:table-cell office:value-type="float" office:value="368147" calcext:value-type="float">
            <text:p>368147</text:p>
          </table:table-cell>
          <table:table-cell office:value-type="float" office:value="14104" calcext:value-type="float">
            <text:p>1410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368950" calcext:value-type="float">
            <text:p>368950</text:p>
          </table:table-cell>
          <table:table-cell office:value-type="float" office:value="14494" calcext:value-type="float">
            <text:p>14494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6" calcext:value-type="float">
            <text:p>16</text:p>
          </table:table-cell>
          <table:table-cell office:value-type="float" office:value="374060" calcext:value-type="float">
            <text:p>374060</text:p>
          </table:table-cell>
          <table:table-cell office:value-type="float" office:value="14829" calcext:value-type="float">
            <text:p>14829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6" calcext:value-type="float">
            <text:p>16</text:p>
          </table:table-cell>
          <table:table-cell office:value-type="float" office:value="370149" calcext:value-type="float">
            <text:p>370149</text:p>
          </table:table-cell>
          <table:table-cell office:value-type="float" office:value="13783" calcext:value-type="float">
            <text:p>13783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6" calcext:value-type="float">
            <text:p>16</text:p>
          </table:table-cell>
          <table:table-cell office:value-type="float" office:value="378779" calcext:value-type="float">
            <text:p>378779</text:p>
          </table:table-cell>
          <table:table-cell office:value-type="float" office:value="14828" calcext:value-type="float">
            <text:p>14828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6" calcext:value-type="float">
            <text:p>16</text:p>
          </table:table-cell>
          <table:table-cell office:value-type="float" office:value="372054" calcext:value-type="float">
            <text:p>372054</text:p>
          </table:table-cell>
          <table:table-cell office:value-type="float" office:value="14708" calcext:value-type="float">
            <text:p>14708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6" calcext:value-type="float">
            <text:p>16</text:p>
          </table:table-cell>
          <table:table-cell office:value-type="float" office:value="369447" calcext:value-type="float">
            <text:p>369447</text:p>
          </table:table-cell>
          <table:table-cell office:value-type="float" office:value="14183" calcext:value-type="float">
            <text:p>14183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6" calcext:value-type="float">
            <text:p>16</text:p>
          </table:table-cell>
          <table:table-cell office:value-type="float" office:value="379070" calcext:value-type="float">
            <text:p>379070</text:p>
          </table:table-cell>
          <table:table-cell office:value-type="float" office:value="15453" calcext:value-type="float">
            <text:p>15453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6" calcext:value-type="float">
            <text:p>16</text:p>
          </table:table-cell>
          <table:table-cell office:value-type="float" office:value="375784" calcext:value-type="float">
            <text:p>375784</text:p>
          </table:table-cell>
          <table:table-cell office:value-type="float" office:value="14222" calcext:value-type="float">
            <text:p>14222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6" calcext:value-type="float">
            <text:p>16</text:p>
          </table:table-cell>
          <table:table-cell office:value-type="float" office:value="371670" calcext:value-type="float">
            <text:p>371670</text:p>
          </table:table-cell>
          <table:table-cell office:value-type="float" office:value="14405" calcext:value-type="float">
            <text:p>14405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6" calcext:value-type="float">
            <text:p>16</text:p>
          </table:table-cell>
          <table:table-cell office:value-type="float" office:value="376982" calcext:value-type="float">
            <text:p>376982</text:p>
          </table:table-cell>
          <table:table-cell office:value-type="float" office:value="14887" calcext:value-type="float">
            <text:p>1488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 office:value-type="float" office:value="382812" calcext:value-type="float">
            <text:p>382812</text:p>
          </table:table-cell>
          <table:table-cell office:value-type="float" office:value="15454" calcext:value-type="float">
            <text:p>15454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6" calcext:value-type="float">
            <text:p>16</text:p>
          </table:table-cell>
          <table:table-cell office:value-type="float" office:value="383043" calcext:value-type="float">
            <text:p>383043</text:p>
          </table:table-cell>
          <table:table-cell office:value-type="float" office:value="15026" calcext:value-type="float">
            <text:p>15026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6" calcext:value-type="float">
            <text:p>16</text:p>
          </table:table-cell>
          <table:table-cell office:value-type="float" office:value="385640" calcext:value-type="float">
            <text:p>385640</text:p>
          </table:table-cell>
          <table:table-cell office:value-type="float" office:value="15918" calcext:value-type="float">
            <text:p>15918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6" calcext:value-type="float">
            <text:p>16</text:p>
          </table:table-cell>
          <table:table-cell office:value-type="float" office:value="387455" calcext:value-type="float">
            <text:p>387455</text:p>
          </table:table-cell>
          <table:table-cell office:value-type="float" office:value="16055" calcext:value-type="float">
            <text:p>1605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6" calcext:value-type="float">
            <text:p>16</text:p>
          </table:table-cell>
          <table:table-cell office:value-type="float" office:value="377607" calcext:value-type="float">
            <text:p>377607</text:p>
          </table:table-cell>
          <table:table-cell office:value-type="float" office:value="14140" calcext:value-type="float">
            <text:p>1414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6" calcext:value-type="float">
            <text:p>16</text:p>
          </table:table-cell>
          <table:table-cell office:value-type="float" office:value="379094" calcext:value-type="float">
            <text:p>379094</text:p>
          </table:table-cell>
          <table:table-cell office:value-type="float" office:value="14361" calcext:value-type="float">
            <text:p>14361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378125" calcext:value-type="float">
            <text:p>378125</text:p>
          </table:table-cell>
          <table:table-cell office:value-type="float" office:value="14515" calcext:value-type="float">
            <text:p>14515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6" calcext:value-type="float">
            <text:p>16</text:p>
          </table:table-cell>
          <table:table-cell office:value-type="float" office:value="386605" calcext:value-type="float">
            <text:p>386605</text:p>
          </table:table-cell>
          <table:table-cell office:value-type="float" office:value="15032" calcext:value-type="float">
            <text:p>15032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6" calcext:value-type="float">
            <text:p>16</text:p>
          </table:table-cell>
          <table:table-cell office:value-type="float" office:value="380178" calcext:value-type="float">
            <text:p>380178</text:p>
          </table:table-cell>
          <table:table-cell office:value-type="float" office:value="15170" calcext:value-type="float">
            <text:p>1517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6" calcext:value-type="float">
            <text:p>16</text:p>
          </table:table-cell>
          <table:table-cell office:value-type="float" office:value="385327" calcext:value-type="float">
            <text:p>385327</text:p>
          </table:table-cell>
          <table:table-cell office:value-type="float" office:value="15361" calcext:value-type="float">
            <text:p>1536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" calcext:value-type="float">
            <text:p>16</text:p>
          </table:table-cell>
          <table:table-cell office:value-type="float" office:value="384965" calcext:value-type="float">
            <text:p>384965</text:p>
          </table:table-cell>
          <table:table-cell office:value-type="float" office:value="14631" calcext:value-type="float">
            <text:p>14631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6" calcext:value-type="float">
            <text:p>16</text:p>
          </table:table-cell>
          <table:table-cell office:value-type="float" office:value="385694" calcext:value-type="float">
            <text:p>385694</text:p>
          </table:table-cell>
          <table:table-cell office:value-type="float" office:value="15232" calcext:value-type="float">
            <text:p>15232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6" calcext:value-type="float">
            <text:p>16</text:p>
          </table:table-cell>
          <table:table-cell office:value-type="float" office:value="384520" calcext:value-type="float">
            <text:p>384520</text:p>
          </table:table-cell>
          <table:table-cell office:value-type="float" office:value="15574" calcext:value-type="float">
            <text:p>15574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6" calcext:value-type="float">
            <text:p>16</text:p>
          </table:table-cell>
          <table:table-cell office:value-type="float" office:value="387111" calcext:value-type="float">
            <text:p>387111</text:p>
          </table:table-cell>
          <table:table-cell office:value-type="float" office:value="14308" calcext:value-type="float">
            <text:p>14308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6" calcext:value-type="float">
            <text:p>16</text:p>
          </table:table-cell>
          <table:table-cell office:value-type="float" office:value="390673" calcext:value-type="float">
            <text:p>390673</text:p>
          </table:table-cell>
          <table:table-cell office:value-type="float" office:value="14501" calcext:value-type="float">
            <text:p>1450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6" calcext:value-type="float">
            <text:p>16</text:p>
          </table:table-cell>
          <table:table-cell office:value-type="float" office:value="395023" calcext:value-type="float">
            <text:p>395023</text:p>
          </table:table-cell>
          <table:table-cell office:value-type="float" office:value="15525" calcext:value-type="float">
            <text:p>15525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6" calcext:value-type="float">
            <text:p>16</text:p>
          </table:table-cell>
          <table:table-cell office:value-type="float" office:value="389719" calcext:value-type="float">
            <text:p>389719</text:p>
          </table:table-cell>
          <table:table-cell office:value-type="float" office:value="15183" calcext:value-type="float">
            <text:p>15183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6" calcext:value-type="float">
            <text:p>16</text:p>
          </table:table-cell>
          <table:table-cell office:value-type="float" office:value="393156" calcext:value-type="float">
            <text:p>393156</text:p>
          </table:table-cell>
          <table:table-cell office:value-type="float" office:value="15210" calcext:value-type="float">
            <text:p>1521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6" calcext:value-type="float">
            <text:p>16</text:p>
          </table:table-cell>
          <table:table-cell office:value-type="float" office:value="387290" calcext:value-type="float">
            <text:p>387290</text:p>
          </table:table-cell>
          <table:table-cell office:value-type="float" office:value="15131" calcext:value-type="float">
            <text:p>15131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6" calcext:value-type="float">
            <text:p>16</text:p>
          </table:table-cell>
          <table:table-cell office:value-type="float" office:value="398665" calcext:value-type="float">
            <text:p>398665</text:p>
          </table:table-cell>
          <table:table-cell office:value-type="float" office:value="15581" calcext:value-type="float">
            <text:p>1558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" calcext:value-type="float">
            <text:p>16</text:p>
          </table:table-cell>
          <table:table-cell office:value-type="float" office:value="391592" calcext:value-type="float">
            <text:p>391592</text:p>
          </table:table-cell>
          <table:table-cell office:value-type="float" office:value="14275" calcext:value-type="float">
            <text:p>1427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6" calcext:value-type="float">
            <text:p>16</text:p>
          </table:table-cell>
          <table:table-cell office:value-type="float" office:value="388756" calcext:value-type="float">
            <text:p>388756</text:p>
          </table:table-cell>
          <table:table-cell office:value-type="float" office:value="15374" calcext:value-type="float">
            <text:p>15374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6" calcext:value-type="float">
            <text:p>16</text:p>
          </table:table-cell>
          <table:table-cell office:value-type="float" office:value="386891" calcext:value-type="float">
            <text:p>386891</text:p>
          </table:table-cell>
          <table:table-cell office:value-type="float" office:value="15076" calcext:value-type="float">
            <text:p>15076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6" calcext:value-type="float">
            <text:p>16</text:p>
          </table:table-cell>
          <table:table-cell office:value-type="float" office:value="391979" calcext:value-type="float">
            <text:p>391979</text:p>
          </table:table-cell>
          <table:table-cell office:value-type="float" office:value="14908" calcext:value-type="float">
            <text:p>14908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6" calcext:value-type="float">
            <text:p>16</text:p>
          </table:table-cell>
          <table:table-cell office:value-type="float" office:value="388338" calcext:value-type="float">
            <text:p>388338</text:p>
          </table:table-cell>
          <table:table-cell office:value-type="float" office:value="14355" calcext:value-type="float">
            <text:p>1435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6" calcext:value-type="float">
            <text:p>16</text:p>
          </table:table-cell>
          <table:table-cell office:value-type="float" office:value="392962" calcext:value-type="float">
            <text:p>392962</text:p>
          </table:table-cell>
          <table:table-cell office:value-type="float" office:value="14926" calcext:value-type="float">
            <text:p>1492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6" calcext:value-type="float">
            <text:p>16</text:p>
          </table:table-cell>
          <table:table-cell office:value-type="float" office:value="393879" calcext:value-type="float">
            <text:p>393879</text:p>
          </table:table-cell>
          <table:table-cell office:value-type="float" office:value="15840" calcext:value-type="float">
            <text:p>1584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6" calcext:value-type="float">
            <text:p>16</text:p>
          </table:table-cell>
          <table:table-cell office:value-type="float" office:value="395700" calcext:value-type="float">
            <text:p>395700</text:p>
          </table:table-cell>
          <table:table-cell office:value-type="float" office:value="14564" calcext:value-type="float">
            <text:p>14564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6" calcext:value-type="float">
            <text:p>16</text:p>
          </table:table-cell>
          <table:table-cell office:value-type="float" office:value="399967" calcext:value-type="float">
            <text:p>399967</text:p>
          </table:table-cell>
          <table:table-cell office:value-type="float" office:value="15768" calcext:value-type="float">
            <text:p>15768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6" calcext:value-type="float">
            <text:p>16</text:p>
          </table:table-cell>
          <table:table-cell office:value-type="float" office:value="396249" calcext:value-type="float">
            <text:p>396249</text:p>
          </table:table-cell>
          <table:table-cell office:value-type="float" office:value="16305" calcext:value-type="float">
            <text:p>1630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" calcext:value-type="float">
            <text:p>16</text:p>
          </table:table-cell>
          <table:table-cell office:value-type="float" office:value="398281" calcext:value-type="float">
            <text:p>398281</text:p>
          </table:table-cell>
          <table:table-cell office:value-type="float" office:value="15501" calcext:value-type="float">
            <text:p>15501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6" calcext:value-type="float">
            <text:p>16</text:p>
          </table:table-cell>
          <table:table-cell office:value-type="float" office:value="400721" calcext:value-type="float">
            <text:p>400721</text:p>
          </table:table-cell>
          <table:table-cell office:value-type="float" office:value="15797" calcext:value-type="float">
            <text:p>15797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6" calcext:value-type="float">
            <text:p>16</text:p>
          </table:table-cell>
          <table:table-cell office:value-type="float" office:value="401773" calcext:value-type="float">
            <text:p>401773</text:p>
          </table:table-cell>
          <table:table-cell office:value-type="float" office:value="15605" calcext:value-type="float">
            <text:p>15605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6" calcext:value-type="float">
            <text:p>16</text:p>
          </table:table-cell>
          <table:table-cell office:value-type="float" office:value="398445" calcext:value-type="float">
            <text:p>398445</text:p>
          </table:table-cell>
          <table:table-cell office:value-type="float" office:value="14461" calcext:value-type="float">
            <text:p>14461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6" calcext:value-type="float">
            <text:p>16</text:p>
          </table:table-cell>
          <table:table-cell office:value-type="float" office:value="401562" calcext:value-type="float">
            <text:p>401562</text:p>
          </table:table-cell>
          <table:table-cell office:value-type="float" office:value="15491" calcext:value-type="float">
            <text:p>1549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6" calcext:value-type="float">
            <text:p>16</text:p>
          </table:table-cell>
          <table:table-cell office:value-type="float" office:value="397670" calcext:value-type="float">
            <text:p>397670</text:p>
          </table:table-cell>
          <table:table-cell office:value-type="float" office:value="15516" calcext:value-type="float">
            <text:p>15516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6" calcext:value-type="float">
            <text:p>16</text:p>
          </table:table-cell>
          <table:table-cell office:value-type="float" office:value="398251" calcext:value-type="float">
            <text:p>398251</text:p>
          </table:table-cell>
          <table:table-cell office:value-type="float" office:value="15453" calcext:value-type="float">
            <text:p>15453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6" calcext:value-type="float">
            <text:p>16</text:p>
          </table:table-cell>
          <table:table-cell office:value-type="float" office:value="409762" calcext:value-type="float">
            <text:p>409762</text:p>
          </table:table-cell>
          <table:table-cell office:value-type="float" office:value="16347" calcext:value-type="float">
            <text:p>16347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6" calcext:value-type="float">
            <text:p>16</text:p>
          </table:table-cell>
          <table:table-cell office:value-type="float" office:value="398949" calcext:value-type="float">
            <text:p>398949</text:p>
          </table:table-cell>
          <table:table-cell office:value-type="float" office:value="15350" calcext:value-type="float">
            <text:p>1535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6" calcext:value-type="float">
            <text:p>16</text:p>
          </table:table-cell>
          <table:table-cell office:value-type="float" office:value="405263" calcext:value-type="float">
            <text:p>405263</text:p>
          </table:table-cell>
          <table:table-cell office:value-type="float" office:value="15720" calcext:value-type="float">
            <text:p>1572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" calcext:value-type="float">
            <text:p>16</text:p>
          </table:table-cell>
          <table:table-cell office:value-type="float" office:value="403750" calcext:value-type="float">
            <text:p>403750</text:p>
          </table:table-cell>
          <table:table-cell office:value-type="float" office:value="15423" calcext:value-type="float">
            <text:p>15423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6" calcext:value-type="float">
            <text:p>16</text:p>
          </table:table-cell>
          <table:table-cell office:value-type="float" office:value="404567" calcext:value-type="float">
            <text:p>404567</text:p>
          </table:table-cell>
          <table:table-cell office:value-type="float" office:value="15418" calcext:value-type="float">
            <text:p>15418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6" calcext:value-type="float">
            <text:p>16</text:p>
          </table:table-cell>
          <table:table-cell office:value-type="float" office:value="405241" calcext:value-type="float">
            <text:p>405241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6" calcext:value-type="float">
            <text:p>16</text:p>
          </table:table-cell>
          <table:table-cell office:value-type="float" office:value="408242" calcext:value-type="float">
            <text:p>408242</text:p>
          </table:table-cell>
          <table:table-cell office:value-type="float" office:value="15425" calcext:value-type="float">
            <text:p>15425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6" calcext:value-type="float">
            <text:p>16</text:p>
          </table:table-cell>
          <table:table-cell office:value-type="float" office:value="409517" calcext:value-type="float">
            <text:p>409517</text:p>
          </table:table-cell>
          <table:table-cell office:value-type="float" office:value="16405" calcext:value-type="float">
            <text:p>16405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6" calcext:value-type="float">
            <text:p>16</text:p>
          </table:table-cell>
          <table:table-cell office:value-type="float" office:value="400132" calcext:value-type="float">
            <text:p>400132</text:p>
          </table:table-cell>
          <table:table-cell office:value-type="float" office:value="14458" calcext:value-type="float">
            <text:p>14458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6" calcext:value-type="float">
            <text:p>16</text:p>
          </table:table-cell>
          <table:table-cell office:value-type="float" office:value="405170" calcext:value-type="float">
            <text:p>405170</text:p>
          </table:table-cell>
          <table:table-cell office:value-type="float" office:value="15616" calcext:value-type="float">
            <text:p>15616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6" calcext:value-type="float">
            <text:p>16</text:p>
          </table:table-cell>
          <table:table-cell office:value-type="float" office:value="404725" calcext:value-type="float">
            <text:p>404725</text:p>
          </table:table-cell>
          <table:table-cell office:value-type="float" office:value="16048" calcext:value-type="float">
            <text:p>16048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6" calcext:value-type="float">
            <text:p>16</text:p>
          </table:table-cell>
          <table:table-cell office:value-type="float" office:value="413186" calcext:value-type="float">
            <text:p>413186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6" calcext:value-type="float">
            <text:p>16</text:p>
          </table:table-cell>
          <table:table-cell office:value-type="float" office:value="410729" calcext:value-type="float">
            <text:p>410729</text:p>
          </table:table-cell>
          <table:table-cell office:value-type="float" office:value="15364" calcext:value-type="float">
            <text:p>153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" calcext:value-type="float">
            <text:p>16</text:p>
          </table:table-cell>
          <table:table-cell office:value-type="float" office:value="410284" calcext:value-type="float">
            <text:p>410284</text:p>
          </table:table-cell>
          <table:table-cell office:value-type="float" office:value="16326" calcext:value-type="float">
            <text:p>16326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6" calcext:value-type="float">
            <text:p>16</text:p>
          </table:table-cell>
          <table:table-cell office:value-type="float" office:value="406243" calcext:value-type="float">
            <text:p>406243</text:p>
          </table:table-cell>
          <table:table-cell office:value-type="float" office:value="15689" calcext:value-type="float">
            <text:p>15689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6" calcext:value-type="float">
            <text:p>16</text:p>
          </table:table-cell>
          <table:table-cell office:value-type="float" office:value="412059" calcext:value-type="float">
            <text:p>412059</text:p>
          </table:table-cell>
          <table:table-cell office:value-type="float" office:value="15897" calcext:value-type="float">
            <text:p>15897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6" calcext:value-type="float">
            <text:p>16</text:p>
          </table:table-cell>
          <table:table-cell office:value-type="float" office:value="414466" calcext:value-type="float">
            <text:p>414466</text:p>
          </table:table-cell>
          <table:table-cell office:value-type="float" office:value="15901" calcext:value-type="float">
            <text:p>15901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6" calcext:value-type="float">
            <text:p>16</text:p>
          </table:table-cell>
          <table:table-cell office:value-type="float" office:value="418746" calcext:value-type="float">
            <text:p>418746</text:p>
          </table:table-cell>
          <table:table-cell office:value-type="float" office:value="16484" calcext:value-type="float">
            <text:p>16484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6" calcext:value-type="float">
            <text:p>16</text:p>
          </table:table-cell>
          <table:table-cell office:value-type="float" office:value="422174" calcext:value-type="float">
            <text:p>422174</text:p>
          </table:table-cell>
          <table:table-cell office:value-type="float" office:value="17066" calcext:value-type="float">
            <text:p>17066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6" calcext:value-type="float">
            <text:p>16</text:p>
          </table:table-cell>
          <table:table-cell office:value-type="float" office:value="401339" calcext:value-type="float">
            <text:p>401339</text:p>
          </table:table-cell>
          <table:table-cell office:value-type="float" office:value="14501" calcext:value-type="float">
            <text:p>14501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6" calcext:value-type="float">
            <text:p>16</text:p>
          </table:table-cell>
          <table:table-cell office:value-type="float" office:value="413255" calcext:value-type="float">
            <text:p>413255</text:p>
          </table:table-cell>
          <table:table-cell office:value-type="float" office:value="15541" calcext:value-type="float">
            <text:p>15541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6" calcext:value-type="float">
            <text:p>16</text:p>
          </table:table-cell>
          <table:table-cell office:value-type="float" office:value="412099" calcext:value-type="float">
            <text:p>412099</text:p>
          </table:table-cell>
          <table:table-cell office:value-type="float" office:value="15879" calcext:value-type="float">
            <text:p>15879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6" calcext:value-type="float">
            <text:p>16</text:p>
          </table:table-cell>
          <table:table-cell office:value-type="float" office:value="411204" calcext:value-type="float">
            <text:p>411204</text:p>
          </table:table-cell>
          <table:table-cell office:value-type="float" office:value="14812" calcext:value-type="float">
            <text:p>1481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" calcext:value-type="float">
            <text:p>16</text:p>
          </table:table-cell>
          <table:table-cell office:value-type="float" office:value="415100" calcext:value-type="float">
            <text:p>415100</text:p>
          </table:table-cell>
          <table:table-cell office:value-type="float" office:value="15983" calcext:value-type="float">
            <text:p>15983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6" calcext:value-type="float">
            <text:p>16</text:p>
          </table:table-cell>
          <table:table-cell office:value-type="float" office:value="422210" calcext:value-type="float">
            <text:p>422210</text:p>
          </table:table-cell>
          <table:table-cell office:value-type="float" office:value="15993" calcext:value-type="float">
            <text:p>159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" calcext:value-type="float">
            <text:p>16</text:p>
          </table:table-cell>
          <table:table-cell office:value-type="float" office:value="414531" calcext:value-type="float">
            <text:p>414531</text:p>
          </table:table-cell>
          <table:table-cell office:value-type="float" office:value="15572" calcext:value-type="float">
            <text:p>15572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6" calcext:value-type="float">
            <text:p>16</text:p>
          </table:table-cell>
          <table:table-cell office:value-type="float" office:value="420269" calcext:value-type="float">
            <text:p>420269</text:p>
          </table:table-cell>
          <table:table-cell office:value-type="float" office:value="15798" calcext:value-type="float">
            <text:p>15798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6" calcext:value-type="float">
            <text:p>16</text:p>
          </table:table-cell>
          <table:table-cell office:value-type="float" office:value="421811" calcext:value-type="float">
            <text:p>421811</text:p>
          </table:table-cell>
          <table:table-cell office:value-type="float" office:value="16382" calcext:value-type="float">
            <text:p>16382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6" calcext:value-type="float">
            <text:p>16</text:p>
          </table:table-cell>
          <table:table-cell office:value-type="float" office:value="418357" calcext:value-type="float">
            <text:p>418357</text:p>
          </table:table-cell>
          <table:table-cell office:value-type="float" office:value="15949" calcext:value-type="float">
            <text:p>15949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6" calcext:value-type="float">
            <text:p>16</text:p>
          </table:table-cell>
          <table:table-cell office:value-type="float" office:value="415627" calcext:value-type="float">
            <text:p>415627</text:p>
          </table:table-cell>
          <table:table-cell office:value-type="float" office:value="15602" calcext:value-type="float">
            <text:p>15602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6" calcext:value-type="float">
            <text:p>16</text:p>
          </table:table-cell>
          <table:table-cell office:value-type="float" office:value="420072" calcext:value-type="float">
            <text:p>420072</text:p>
          </table:table-cell>
          <table:table-cell office:value-type="float" office:value="16366" calcext:value-type="float">
            <text:p>16366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6" calcext:value-type="float">
            <text:p>16</text:p>
          </table:table-cell>
          <table:table-cell office:value-type="float" office:value="422219" calcext:value-type="float">
            <text:p>422219</text:p>
          </table:table-cell>
          <table:table-cell office:value-type="float" office:value="16994" calcext:value-type="float">
            <text:p>16994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6" calcext:value-type="float">
            <text:p>16</text:p>
          </table:table-cell>
          <table:table-cell office:value-type="float" office:value="421817" calcext:value-type="float">
            <text:p>421817</text:p>
          </table:table-cell>
          <table:table-cell office:value-type="float" office:value="16195" calcext:value-type="float">
            <text:p>1619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" calcext:value-type="float">
            <text:p>16</text:p>
          </table:table-cell>
          <table:table-cell office:value-type="float" office:value="428555" calcext:value-type="float">
            <text:p>428555</text:p>
          </table:table-cell>
          <table:table-cell office:value-type="float" office:value="15915" calcext:value-type="float">
            <text:p>15915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6" calcext:value-type="float">
            <text:p>16</text:p>
          </table:table-cell>
          <table:table-cell office:value-type="float" office:value="420914" calcext:value-type="float">
            <text:p>420914</text:p>
          </table:table-cell>
          <table:table-cell office:value-type="float" office:value="16133" calcext:value-type="float">
            <text:p>16133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6" calcext:value-type="float">
            <text:p>16</text:p>
          </table:table-cell>
          <table:table-cell office:value-type="float" office:value="423657" calcext:value-type="float">
            <text:p>423657</text:p>
          </table:table-cell>
          <table:table-cell office:value-type="float" office:value="16578" calcext:value-type="float">
            <text:p>16578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6" calcext:value-type="float">
            <text:p>16</text:p>
          </table:table-cell>
          <table:table-cell office:value-type="float" office:value="427328" calcext:value-type="float">
            <text:p>427328</text:p>
          </table:table-cell>
          <table:table-cell office:value-type="float" office:value="16759" calcext:value-type="float">
            <text:p>16759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6" calcext:value-type="float">
            <text:p>16</text:p>
          </table:table-cell>
          <table:table-cell office:value-type="float" office:value="423548" calcext:value-type="float">
            <text:p>423548</text:p>
          </table:table-cell>
          <table:table-cell office:value-type="float" office:value="16541" calcext:value-type="float">
            <text:p>16541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6" calcext:value-type="float">
            <text:p>16</text:p>
          </table:table-cell>
          <table:table-cell office:value-type="float" office:value="425776" calcext:value-type="float">
            <text:p>425776</text:p>
          </table:table-cell>
          <table:table-cell office:value-type="float" office:value="16514" calcext:value-type="float">
            <text:p>16514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6" calcext:value-type="float">
            <text:p>16</text:p>
          </table:table-cell>
          <table:table-cell office:value-type="float" office:value="422964" calcext:value-type="float">
            <text:p>422964</text:p>
          </table:table-cell>
          <table:table-cell office:value-type="float" office:value="15572" calcext:value-type="float">
            <text:p>15572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6" calcext:value-type="float">
            <text:p>16</text:p>
          </table:table-cell>
          <table:table-cell office:value-type="float" office:value="415387" calcext:value-type="float">
            <text:p>415387</text:p>
          </table:table-cell>
          <table:table-cell office:value-type="float" office:value="15865" calcext:value-type="float">
            <text:p>15865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6" calcext:value-type="float">
            <text:p>16</text:p>
          </table:table-cell>
          <table:table-cell office:value-type="float" office:value="420068" calcext:value-type="float">
            <text:p>420068</text:p>
          </table:table-cell>
          <table:table-cell office:value-type="float" office:value="16308" calcext:value-type="float">
            <text:p>16308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6" calcext:value-type="float">
            <text:p>16</text:p>
          </table:table-cell>
          <table:table-cell office:value-type="float" office:value="421671" calcext:value-type="float">
            <text:p>421671</text:p>
          </table:table-cell>
          <table:table-cell office:value-type="float" office:value="16099" calcext:value-type="float">
            <text:p>1609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6" calcext:value-type="float">
            <text:p>16</text:p>
          </table:table-cell>
          <table:table-cell office:value-type="float" office:value="432060" calcext:value-type="float">
            <text:p>432060</text:p>
          </table:table-cell>
          <table:table-cell office:value-type="float" office:value="17150" calcext:value-type="float">
            <text:p>1715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6" calcext:value-type="float">
            <text:p>16</text:p>
          </table:table-cell>
          <table:table-cell office:value-type="float" office:value="432064" calcext:value-type="float">
            <text:p>432064</text:p>
          </table:table-cell>
          <table:table-cell office:value-type="float" office:value="16769" calcext:value-type="float">
            <text:p>16769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6" calcext:value-type="float">
            <text:p>16</text:p>
          </table:table-cell>
          <table:table-cell office:value-type="float" office:value="422910" calcext:value-type="float">
            <text:p>422910</text:p>
          </table:table-cell>
          <table:table-cell office:value-type="float" office:value="16495" calcext:value-type="float">
            <text:p>16495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6" calcext:value-type="float">
            <text:p>16</text:p>
          </table:table-cell>
          <table:table-cell office:value-type="float" office:value="425224" calcext:value-type="float">
            <text:p>425224</text:p>
          </table:table-cell>
          <table:table-cell office:value-type="float" office:value="16084" calcext:value-type="float">
            <text:p>16084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6" calcext:value-type="float">
            <text:p>16</text:p>
          </table:table-cell>
          <table:table-cell office:value-type="float" office:value="427078" calcext:value-type="float">
            <text:p>427078</text:p>
          </table:table-cell>
          <table:table-cell office:value-type="float" office:value="16499" calcext:value-type="float">
            <text:p>16499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6" calcext:value-type="float">
            <text:p>16</text:p>
          </table:table-cell>
          <table:table-cell office:value-type="float" office:value="429841" calcext:value-type="float">
            <text:p>429841</text:p>
          </table:table-cell>
          <table:table-cell office:value-type="float" office:value="16085" calcext:value-type="float">
            <text:p>16085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6" calcext:value-type="float">
            <text:p>16</text:p>
          </table:table-cell>
          <table:table-cell office:value-type="float" office:value="424030" calcext:value-type="float">
            <text:p>424030</text:p>
          </table:table-cell>
          <table:table-cell office:value-type="float" office:value="16116" calcext:value-type="float">
            <text:p>16116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6" calcext:value-type="float">
            <text:p>16</text:p>
          </table:table-cell>
          <table:table-cell office:value-type="float" office:value="427694" calcext:value-type="float">
            <text:p>427694</text:p>
          </table:table-cell>
          <table:table-cell office:value-type="float" office:value="16202" calcext:value-type="float">
            <text:p>16202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6" calcext:value-type="float">
            <text:p>16</text:p>
          </table:table-cell>
          <table:table-cell office:value-type="float" office:value="430516" calcext:value-type="float">
            <text:p>430516</text:p>
          </table:table-cell>
          <table:table-cell office:value-type="float" office:value="16385" calcext:value-type="float">
            <text:p>16385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6" calcext:value-type="float">
            <text:p>16</text:p>
          </table:table-cell>
          <table:table-cell office:value-type="float" office:value="431547" calcext:value-type="float">
            <text:p>431547</text:p>
          </table:table-cell>
          <table:table-cell office:value-type="float" office:value="16736" calcext:value-type="float">
            <text:p>1673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6" calcext:value-type="float">
            <text:p>16</text:p>
          </table:table-cell>
          <table:table-cell office:value-type="float" office:value="431926" calcext:value-type="float">
            <text:p>431926</text:p>
          </table:table-cell>
          <table:table-cell office:value-type="float" office:value="16130" calcext:value-type="float">
            <text:p>16130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6" calcext:value-type="float">
            <text:p>16</text:p>
          </table:table-cell>
          <table:table-cell office:value-type="float" office:value="430752" calcext:value-type="float">
            <text:p>430752</text:p>
          </table:table-cell>
          <table:table-cell office:value-type="float" office:value="17085" calcext:value-type="float">
            <text:p>17085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6" calcext:value-type="float">
            <text:p>16</text:p>
          </table:table-cell>
          <table:table-cell office:value-type="float" office:value="435425" calcext:value-type="float">
            <text:p>435425</text:p>
          </table:table-cell>
          <table:table-cell office:value-type="float" office:value="16812" calcext:value-type="float">
            <text:p>16812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6" calcext:value-type="float">
            <text:p>16</text:p>
          </table:table-cell>
          <table:table-cell office:value-type="float" office:value="426711" calcext:value-type="float">
            <text:p>426711</text:p>
          </table:table-cell>
          <table:table-cell office:value-type="float" office:value="16143" calcext:value-type="float">
            <text:p>16143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6" calcext:value-type="float">
            <text:p>16</text:p>
          </table:table-cell>
          <table:table-cell office:value-type="float" office:value="436773" calcext:value-type="float">
            <text:p>436773</text:p>
          </table:table-cell>
          <table:table-cell office:value-type="float" office:value="16735" calcext:value-type="float">
            <text:p>16735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6" calcext:value-type="float">
            <text:p>16</text:p>
          </table:table-cell>
          <table:table-cell office:value-type="float" office:value="431937" calcext:value-type="float">
            <text:p>431937</text:p>
          </table:table-cell>
          <table:table-cell office:value-type="float" office:value="17220" calcext:value-type="float">
            <text:p>17220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6" calcext:value-type="float">
            <text:p>16</text:p>
          </table:table-cell>
          <table:table-cell office:value-type="float" office:value="441840" calcext:value-type="float">
            <text:p>441840</text:p>
          </table:table-cell>
          <table:table-cell office:value-type="float" office:value="16978" calcext:value-type="float">
            <text:p>16978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6" calcext:value-type="float">
            <text:p>16</text:p>
          </table:table-cell>
          <table:table-cell office:value-type="float" office:value="433207" calcext:value-type="float">
            <text:p>433207</text:p>
          </table:table-cell>
          <table:table-cell office:value-type="float" office:value="17384" calcext:value-type="float">
            <text:p>17384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6" calcext:value-type="float">
            <text:p>16</text:p>
          </table:table-cell>
          <table:table-cell office:value-type="float" office:value="441738" calcext:value-type="float">
            <text:p>441738</text:p>
          </table:table-cell>
          <table:table-cell office:value-type="float" office:value="17269" calcext:value-type="float">
            <text:p>17269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6" calcext:value-type="float">
            <text:p>16</text:p>
          </table:table-cell>
          <table:table-cell office:value-type="float" office:value="436920" calcext:value-type="float">
            <text:p>436920</text:p>
          </table:table-cell>
          <table:table-cell office:value-type="float" office:value="16477" calcext:value-type="float">
            <text:p>1647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6" calcext:value-type="float">
            <text:p>16</text:p>
          </table:table-cell>
          <table:table-cell office:value-type="float" office:value="438465" calcext:value-type="float">
            <text:p>438465</text:p>
          </table:table-cell>
          <table:table-cell office:value-type="float" office:value="16717" calcext:value-type="float">
            <text:p>16717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6" calcext:value-type="float">
            <text:p>16</text:p>
          </table:table-cell>
          <table:table-cell office:value-type="float" office:value="440929" calcext:value-type="float">
            <text:p>440929</text:p>
          </table:table-cell>
          <table:table-cell office:value-type="float" office:value="17142" calcext:value-type="float">
            <text:p>17142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6" calcext:value-type="float">
            <text:p>16</text:p>
          </table:table-cell>
          <table:table-cell office:value-type="float" office:value="437329" calcext:value-type="float">
            <text:p>437329</text:p>
          </table:table-cell>
          <table:table-cell office:value-type="float" office:value="16861" calcext:value-type="float">
            <text:p>16861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6" calcext:value-type="float">
            <text:p>16</text:p>
          </table:table-cell>
          <table:table-cell office:value-type="float" office:value="434861" calcext:value-type="float">
            <text:p>434861</text:p>
          </table:table-cell>
          <table:table-cell office:value-type="float" office:value="16498" calcext:value-type="float">
            <text:p>16498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6" calcext:value-type="float">
            <text:p>16</text:p>
          </table:table-cell>
          <table:table-cell office:value-type="float" office:value="446432" calcext:value-type="float">
            <text:p>446432</text:p>
          </table:table-cell>
          <table:table-cell office:value-type="float" office:value="16758" calcext:value-type="float">
            <text:p>16758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6" calcext:value-type="float">
            <text:p>16</text:p>
          </table:table-cell>
          <table:table-cell office:value-type="float" office:value="440140" calcext:value-type="float">
            <text:p>440140</text:p>
          </table:table-cell>
          <table:table-cell office:value-type="float" office:value="17284" calcext:value-type="float">
            <text:p>17284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6" calcext:value-type="float">
            <text:p>16</text:p>
          </table:table-cell>
          <table:table-cell office:value-type="float" office:value="442450" calcext:value-type="float">
            <text:p>442450</text:p>
          </table:table-cell>
          <table:table-cell office:value-type="float" office:value="16658" calcext:value-type="float">
            <text:p>16658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6" calcext:value-type="float">
            <text:p>16</text:p>
          </table:table-cell>
          <table:table-cell office:value-type="float" office:value="440661" calcext:value-type="float">
            <text:p>440661</text:p>
          </table:table-cell>
          <table:table-cell office:value-type="float" office:value="16410" calcext:value-type="float">
            <text:p>16410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6" calcext:value-type="float">
            <text:p>16</text:p>
          </table:table-cell>
          <table:table-cell office:value-type="float" office:value="440365" calcext:value-type="float">
            <text:p>440365</text:p>
          </table:table-cell>
          <table:table-cell office:value-type="float" office:value="16818" calcext:value-type="float">
            <text:p>16818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6" calcext:value-type="float">
            <text:p>16</text:p>
          </table:table-cell>
          <table:table-cell office:value-type="float" office:value="443767" calcext:value-type="float">
            <text:p>443767</text:p>
          </table:table-cell>
          <table:table-cell office:value-type="float" office:value="16847" calcext:value-type="float">
            <text:p>1684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437597" calcext:value-type="float">
            <text:p>437597</text:p>
          </table:table-cell>
          <table:table-cell office:value-type="float" office:value="16665" calcext:value-type="float">
            <text:p>16665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6" calcext:value-type="float">
            <text:p>16</text:p>
          </table:table-cell>
          <table:table-cell office:value-type="float" office:value="446774" calcext:value-type="float">
            <text:p>446774</text:p>
          </table:table-cell>
          <table:table-cell office:value-type="float" office:value="17470" calcext:value-type="float">
            <text:p>17470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6" calcext:value-type="float">
            <text:p>16</text:p>
          </table:table-cell>
          <table:table-cell office:value-type="float" office:value="443277" calcext:value-type="float">
            <text:p>443277</text:p>
          </table:table-cell>
          <table:table-cell office:value-type="float" office:value="17443" calcext:value-type="float">
            <text:p>17443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6" calcext:value-type="float">
            <text:p>16</text:p>
          </table:table-cell>
          <table:table-cell office:value-type="float" office:value="440211" calcext:value-type="float">
            <text:p>440211</text:p>
          </table:table-cell>
          <table:table-cell office:value-type="float" office:value="16496" calcext:value-type="float">
            <text:p>16496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6" calcext:value-type="float">
            <text:p>16</text:p>
          </table:table-cell>
          <table:table-cell office:value-type="float" office:value="445925" calcext:value-type="float">
            <text:p>445925</text:p>
          </table:table-cell>
          <table:table-cell office:value-type="float" office:value="17498" calcext:value-type="float">
            <text:p>17498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6" calcext:value-type="float">
            <text:p>16</text:p>
          </table:table-cell>
          <table:table-cell office:value-type="float" office:value="450352" calcext:value-type="float">
            <text:p>450352</text:p>
          </table:table-cell>
          <table:table-cell office:value-type="float" office:value="18112" calcext:value-type="float">
            <text:p>18112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6" calcext:value-type="float">
            <text:p>16</text:p>
          </table:table-cell>
          <table:table-cell office:value-type="float" office:value="434879" calcext:value-type="float">
            <text:p>434879</text:p>
          </table:table-cell>
          <table:table-cell office:value-type="float" office:value="16484" calcext:value-type="float">
            <text:p>16484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6" calcext:value-type="float">
            <text:p>16</text:p>
          </table:table-cell>
          <table:table-cell office:value-type="float" office:value="444031" calcext:value-type="float">
            <text:p>444031</text:p>
          </table:table-cell>
          <table:table-cell office:value-type="float" office:value="17899" calcext:value-type="float">
            <text:p>17899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6" calcext:value-type="float">
            <text:p>16</text:p>
          </table:table-cell>
          <table:table-cell office:value-type="float" office:value="442430" calcext:value-type="float">
            <text:p>442430</text:p>
          </table:table-cell>
          <table:table-cell office:value-type="float" office:value="16301" calcext:value-type="float">
            <text:p>1630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6" calcext:value-type="float">
            <text:p>16</text:p>
          </table:table-cell>
          <table:table-cell office:value-type="float" office:value="442671" calcext:value-type="float">
            <text:p>442671</text:p>
          </table:table-cell>
          <table:table-cell office:value-type="float" office:value="17099" calcext:value-type="float">
            <text:p>1709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6" calcext:value-type="float">
            <text:p>16</text:p>
          </table:table-cell>
          <table:table-cell office:value-type="float" office:value="448332" calcext:value-type="float">
            <text:p>448332</text:p>
          </table:table-cell>
          <table:table-cell office:value-type="float" office:value="17479" calcext:value-type="float">
            <text:p>17479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6" calcext:value-type="float">
            <text:p>16</text:p>
          </table:table-cell>
          <table:table-cell office:value-type="float" office:value="448842" calcext:value-type="float">
            <text:p>448842</text:p>
          </table:table-cell>
          <table:table-cell office:value-type="float" office:value="17491" calcext:value-type="float">
            <text:p>17491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6" calcext:value-type="float">
            <text:p>16</text:p>
          </table:table-cell>
          <table:table-cell office:value-type="float" office:value="441284" calcext:value-type="float">
            <text:p>441284</text:p>
          </table:table-cell>
          <table:table-cell office:value-type="float" office:value="16184" calcext:value-type="float">
            <text:p>16184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6" calcext:value-type="float">
            <text:p>16</text:p>
          </table:table-cell>
          <table:table-cell office:value-type="float" office:value="452160" calcext:value-type="float">
            <text:p>452160</text:p>
          </table:table-cell>
          <table:table-cell office:value-type="float" office:value="18436" calcext:value-type="float">
            <text:p>18436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6" calcext:value-type="float">
            <text:p>16</text:p>
          </table:table-cell>
          <table:table-cell office:value-type="float" office:value="443777" calcext:value-type="float">
            <text:p>443777</text:p>
          </table:table-cell>
          <table:table-cell office:value-type="float" office:value="17196" calcext:value-type="float">
            <text:p>17196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6" calcext:value-type="float">
            <text:p>16</text:p>
          </table:table-cell>
          <table:table-cell office:value-type="float" office:value="452252" calcext:value-type="float">
            <text:p>452252</text:p>
          </table:table-cell>
          <table:table-cell office:value-type="float" office:value="17151" calcext:value-type="float">
            <text:p>17151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6" calcext:value-type="float">
            <text:p>16</text:p>
          </table:table-cell>
          <table:table-cell office:value-type="float" office:value="448817" calcext:value-type="float">
            <text:p>448817</text:p>
          </table:table-cell>
          <table:table-cell office:value-type="float" office:value="17846" calcext:value-type="float">
            <text:p>17846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6" calcext:value-type="float">
            <text:p>16</text:p>
          </table:table-cell>
          <table:table-cell office:value-type="float" office:value="449692" calcext:value-type="float">
            <text:p>449692</text:p>
          </table:table-cell>
          <table:table-cell office:value-type="float" office:value="17064" calcext:value-type="float">
            <text:p>17064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6" calcext:value-type="float">
            <text:p>16</text:p>
          </table:table-cell>
          <table:table-cell office:value-type="float" office:value="450613" calcext:value-type="float">
            <text:p>450613</text:p>
          </table:table-cell>
          <table:table-cell office:value-type="float" office:value="19059" calcext:value-type="float">
            <text:p>19059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6" calcext:value-type="float">
            <text:p>16</text:p>
          </table:table-cell>
          <table:table-cell office:value-type="float" office:value="444439" calcext:value-type="float">
            <text:p>444439</text:p>
          </table:table-cell>
          <table:table-cell office:value-type="float" office:value="16113" calcext:value-type="float">
            <text:p>1611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6" calcext:value-type="float">
            <text:p>16</text:p>
          </table:table-cell>
          <table:table-cell office:value-type="float" office:value="468042" calcext:value-type="float">
            <text:p>468042</text:p>
          </table:table-cell>
          <table:table-cell office:value-type="float" office:value="19219" calcext:value-type="float">
            <text:p>19219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6" calcext:value-type="float">
            <text:p>16</text:p>
          </table:table-cell>
          <table:table-cell office:value-type="float" office:value="450723" calcext:value-type="float">
            <text:p>450723</text:p>
          </table:table-cell>
          <table:table-cell office:value-type="float" office:value="17361" calcext:value-type="float">
            <text:p>17361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6" calcext:value-type="float">
            <text:p>16</text:p>
          </table:table-cell>
          <table:table-cell office:value-type="float" office:value="452842" calcext:value-type="float">
            <text:p>452842</text:p>
          </table:table-cell>
          <table:table-cell office:value-type="float" office:value="18368" calcext:value-type="float">
            <text:p>18368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6" calcext:value-type="float">
            <text:p>16</text:p>
          </table:table-cell>
          <table:table-cell office:value-type="float" office:value="447056" calcext:value-type="float">
            <text:p>447056</text:p>
          </table:table-cell>
          <table:table-cell office:value-type="float" office:value="17236" calcext:value-type="float">
            <text:p>17236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6" calcext:value-type="float">
            <text:p>16</text:p>
          </table:table-cell>
          <table:table-cell office:value-type="float" office:value="443052" calcext:value-type="float">
            <text:p>443052</text:p>
          </table:table-cell>
          <table:table-cell office:value-type="float" office:value="15944" calcext:value-type="float">
            <text:p>15944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6" calcext:value-type="float">
            <text:p>16</text:p>
          </table:table-cell>
          <table:table-cell office:value-type="float" office:value="447027" calcext:value-type="float">
            <text:p>447027</text:p>
          </table:table-cell>
          <table:table-cell office:value-type="float" office:value="17357" calcext:value-type="float">
            <text:p>17357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6" calcext:value-type="float">
            <text:p>16</text:p>
          </table:table-cell>
          <table:table-cell office:value-type="float" office:value="455195" calcext:value-type="float">
            <text:p>455195</text:p>
          </table:table-cell>
          <table:table-cell office:value-type="float" office:value="17675" calcext:value-type="float">
            <text:p>17675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6" calcext:value-type="float">
            <text:p>16</text:p>
          </table:table-cell>
          <table:table-cell office:value-type="float" office:value="454059" calcext:value-type="float">
            <text:p>454059</text:p>
          </table:table-cell>
          <table:table-cell office:value-type="float" office:value="17993" calcext:value-type="float">
            <text:p>17993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6" calcext:value-type="float">
            <text:p>16</text:p>
          </table:table-cell>
          <table:table-cell office:value-type="float" office:value="452087" calcext:value-type="float">
            <text:p>452087</text:p>
          </table:table-cell>
          <table:table-cell office:value-type="float" office:value="17784" calcext:value-type="float">
            <text:p>17784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6" calcext:value-type="float">
            <text:p>16</text:p>
          </table:table-cell>
          <table:table-cell office:value-type="float" office:value="453502" calcext:value-type="float">
            <text:p>453502</text:p>
          </table:table-cell>
          <table:table-cell office:value-type="float" office:value="17657" calcext:value-type="float">
            <text:p>1765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6" calcext:value-type="float">
            <text:p>16</text:p>
          </table:table-cell>
          <table:table-cell office:value-type="float" office:value="448604" calcext:value-type="float">
            <text:p>448604</text:p>
          </table:table-cell>
          <table:table-cell office:value-type="float" office:value="16163" calcext:value-type="float">
            <text:p>16163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6" calcext:value-type="float">
            <text:p>16</text:p>
          </table:table-cell>
          <table:table-cell office:value-type="float" office:value="449183" calcext:value-type="float">
            <text:p>449183</text:p>
          </table:table-cell>
          <table:table-cell office:value-type="float" office:value="17412" calcext:value-type="float">
            <text:p>17412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6" calcext:value-type="float">
            <text:p>16</text:p>
          </table:table-cell>
          <table:table-cell office:value-type="float" office:value="449919" calcext:value-type="float">
            <text:p>449919</text:p>
          </table:table-cell>
          <table:table-cell office:value-type="float" office:value="16805" calcext:value-type="float">
            <text:p>16805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6" calcext:value-type="float">
            <text:p>16</text:p>
          </table:table-cell>
          <table:table-cell office:value-type="float" office:value="449116" calcext:value-type="float">
            <text:p>449116</text:p>
          </table:table-cell>
          <table:table-cell office:value-type="float" office:value="17652" calcext:value-type="float">
            <text:p>17652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6" calcext:value-type="float">
            <text:p>16</text:p>
          </table:table-cell>
          <table:table-cell office:value-type="float" office:value="452187" calcext:value-type="float">
            <text:p>452187</text:p>
          </table:table-cell>
          <table:table-cell office:value-type="float" office:value="16584" calcext:value-type="float">
            <text:p>16584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6" calcext:value-type="float">
            <text:p>16</text:p>
          </table:table-cell>
          <table:table-cell office:value-type="float" office:value="461104" calcext:value-type="float">
            <text:p>461104</text:p>
          </table:table-cell>
          <table:table-cell office:value-type="float" office:value="18813" calcext:value-type="float">
            <text:p>18813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6" calcext:value-type="float">
            <text:p>16</text:p>
          </table:table-cell>
          <table:table-cell office:value-type="float" office:value="454729" calcext:value-type="float">
            <text:p>454729</text:p>
          </table:table-cell>
          <table:table-cell office:value-type="float" office:value="17794" calcext:value-type="float">
            <text:p>17794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6" calcext:value-type="float">
            <text:p>16</text:p>
          </table:table-cell>
          <table:table-cell office:value-type="float" office:value="451821" calcext:value-type="float">
            <text:p>451821</text:p>
          </table:table-cell>
          <table:table-cell office:value-type="float" office:value="17879" calcext:value-type="float">
            <text:p>17879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6" calcext:value-type="float">
            <text:p>16</text:p>
          </table:table-cell>
          <table:table-cell office:value-type="float" office:value="457740" calcext:value-type="float">
            <text:p>457740</text:p>
          </table:table-cell>
          <table:table-cell office:value-type="float" office:value="17262" calcext:value-type="float">
            <text:p>17262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6" calcext:value-type="float">
            <text:p>16</text:p>
          </table:table-cell>
          <table:table-cell office:value-type="float" office:value="451764" calcext:value-type="float">
            <text:p>451764</text:p>
          </table:table-cell>
          <table:table-cell office:value-type="float" office:value="16941" calcext:value-type="float">
            <text:p>1694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455798" calcext:value-type="float">
            <text:p>455798</text:p>
          </table:table-cell>
          <table:table-cell office:value-type="float" office:value="17496" calcext:value-type="float">
            <text:p>17496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6" calcext:value-type="float">
            <text:p>16</text:p>
          </table:table-cell>
          <table:table-cell office:value-type="float" office:value="462681" calcext:value-type="float">
            <text:p>462681</text:p>
          </table:table-cell>
          <table:table-cell office:value-type="float" office:value="17582" calcext:value-type="float">
            <text:p>17582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6" calcext:value-type="float">
            <text:p>16</text:p>
          </table:table-cell>
          <table:table-cell office:value-type="float" office:value="455099" calcext:value-type="float">
            <text:p>455099</text:p>
          </table:table-cell>
          <table:table-cell office:value-type="float" office:value="18014" calcext:value-type="float">
            <text:p>18014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6" calcext:value-type="float">
            <text:p>16</text:p>
          </table:table-cell>
          <table:table-cell office:value-type="float" office:value="460356" calcext:value-type="float">
            <text:p>460356</text:p>
          </table:table-cell>
          <table:table-cell office:value-type="float" office:value="17772" calcext:value-type="float">
            <text:p>17772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6" calcext:value-type="float">
            <text:p>16</text:p>
          </table:table-cell>
          <table:table-cell office:value-type="float" office:value="458674" calcext:value-type="float">
            <text:p>458674</text:p>
          </table:table-cell>
          <table:table-cell office:value-type="float" office:value="16935" calcext:value-type="float">
            <text:p>16935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6" calcext:value-type="float">
            <text:p>16</text:p>
          </table:table-cell>
          <table:table-cell office:value-type="float" office:value="469530" calcext:value-type="float">
            <text:p>469530</text:p>
          </table:table-cell>
          <table:table-cell office:value-type="float" office:value="18015" calcext:value-type="float">
            <text:p>18015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6" calcext:value-type="float">
            <text:p>16</text:p>
          </table:table-cell>
          <table:table-cell office:value-type="float" office:value="458552" calcext:value-type="float">
            <text:p>458552</text:p>
          </table:table-cell>
          <table:table-cell office:value-type="float" office:value="17486" calcext:value-type="float">
            <text:p>17486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6" calcext:value-type="float">
            <text:p>16</text:p>
          </table:table-cell>
          <table:table-cell office:value-type="float" office:value="459824" calcext:value-type="float">
            <text:p>459824</text:p>
          </table:table-cell>
          <table:table-cell office:value-type="float" office:value="18152" calcext:value-type="float">
            <text:p>18152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6" calcext:value-type="float">
            <text:p>16</text:p>
          </table:table-cell>
          <table:table-cell office:value-type="float" office:value="454302" calcext:value-type="float">
            <text:p>454302</text:p>
          </table:table-cell>
          <table:table-cell office:value-type="float" office:value="17397" calcext:value-type="float">
            <text:p>17397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6" calcext:value-type="float">
            <text:p>16</text:p>
          </table:table-cell>
          <table:table-cell office:value-type="float" office:value="463481" calcext:value-type="float">
            <text:p>463481</text:p>
          </table:table-cell>
          <table:table-cell office:value-type="float" office:value="17970" calcext:value-type="float">
            <text:p>1797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6" calcext:value-type="float">
            <text:p>16</text:p>
          </table:table-cell>
          <table:table-cell office:value-type="float" office:value="464543" calcext:value-type="float">
            <text:p>464543</text:p>
          </table:table-cell>
          <table:table-cell office:value-type="float" office:value="17713" calcext:value-type="float">
            <text:p>17713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6" calcext:value-type="float">
            <text:p>16</text:p>
          </table:table-cell>
          <table:table-cell office:value-type="float" office:value="464760" calcext:value-type="float">
            <text:p>464760</text:p>
          </table:table-cell>
          <table:table-cell office:value-type="float" office:value="17987" calcext:value-type="float">
            <text:p>17987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6" calcext:value-type="float">
            <text:p>16</text:p>
          </table:table-cell>
          <table:table-cell office:value-type="float" office:value="460892" calcext:value-type="float">
            <text:p>460892</text:p>
          </table:table-cell>
          <table:table-cell office:value-type="float" office:value="17269" calcext:value-type="float">
            <text:p>17269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6" calcext:value-type="float">
            <text:p>16</text:p>
          </table:table-cell>
          <table:table-cell office:value-type="float" office:value="459604" calcext:value-type="float">
            <text:p>459604</text:p>
          </table:table-cell>
          <table:table-cell office:value-type="float" office:value="17550" calcext:value-type="float">
            <text:p>17550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6" calcext:value-type="float">
            <text:p>16</text:p>
          </table:table-cell>
          <table:table-cell office:value-type="float" office:value="464635" calcext:value-type="float">
            <text:p>464635</text:p>
          </table:table-cell>
          <table:table-cell office:value-type="float" office:value="18015" calcext:value-type="float">
            <text:p>18015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6" calcext:value-type="float">
            <text:p>16</text:p>
          </table:table-cell>
          <table:table-cell office:value-type="float" office:value="460795" calcext:value-type="float">
            <text:p>460795</text:p>
          </table:table-cell>
          <table:table-cell office:value-type="float" office:value="18072" calcext:value-type="float">
            <text:p>18072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6" calcext:value-type="float">
            <text:p>16</text:p>
          </table:table-cell>
          <table:table-cell office:value-type="float" office:value="466996" calcext:value-type="float">
            <text:p>466996</text:p>
          </table:table-cell>
          <table:table-cell office:value-type="float" office:value="17232" calcext:value-type="float">
            <text:p>17232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6" calcext:value-type="float">
            <text:p>16</text:p>
          </table:table-cell>
          <table:table-cell office:value-type="float" office:value="461646" calcext:value-type="float">
            <text:p>461646</text:p>
          </table:table-cell>
          <table:table-cell office:value-type="float" office:value="18563" calcext:value-type="float">
            <text:p>18563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6" calcext:value-type="float">
            <text:p>16</text:p>
          </table:table-cell>
          <table:table-cell office:value-type="float" office:value="464901" calcext:value-type="float">
            <text:p>464901</text:p>
          </table:table-cell>
          <table:table-cell office:value-type="float" office:value="18054" calcext:value-type="float">
            <text:p>18054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6" calcext:value-type="float">
            <text:p>16</text:p>
          </table:table-cell>
          <table:table-cell office:value-type="float" office:value="466415" calcext:value-type="float">
            <text:p>466415</text:p>
          </table:table-cell>
          <table:table-cell office:value-type="float" office:value="17985" calcext:value-type="float">
            <text:p>1798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6" calcext:value-type="float">
            <text:p>16</text:p>
          </table:table-cell>
          <table:table-cell office:value-type="float" office:value="466224" calcext:value-type="float">
            <text:p>466224</text:p>
          </table:table-cell>
          <table:table-cell office:value-type="float" office:value="18666" calcext:value-type="float">
            <text:p>18666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6" calcext:value-type="float">
            <text:p>16</text:p>
          </table:table-cell>
          <table:table-cell office:value-type="float" office:value="465077" calcext:value-type="float">
            <text:p>465077</text:p>
          </table:table-cell>
          <table:table-cell office:value-type="float" office:value="17846" calcext:value-type="float">
            <text:p>17846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6" calcext:value-type="float">
            <text:p>16</text:p>
          </table:table-cell>
          <table:table-cell office:value-type="float" office:value="469051" calcext:value-type="float">
            <text:p>469051</text:p>
          </table:table-cell>
          <table:table-cell office:value-type="float" office:value="19051" calcext:value-type="float">
            <text:p>19051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6" calcext:value-type="float">
            <text:p>16</text:p>
          </table:table-cell>
          <table:table-cell office:value-type="float" office:value="465730" calcext:value-type="float">
            <text:p>465730</text:p>
          </table:table-cell>
          <table:table-cell office:value-type="float" office:value="17929" calcext:value-type="float">
            <text:p>17929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6" calcext:value-type="float">
            <text:p>16</text:p>
          </table:table-cell>
          <table:table-cell office:value-type="float" office:value="464357" calcext:value-type="float">
            <text:p>464357</text:p>
          </table:table-cell>
          <table:table-cell office:value-type="float" office:value="17776" calcext:value-type="float">
            <text:p>1777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6" calcext:value-type="float">
            <text:p>16</text:p>
          </table:table-cell>
          <table:table-cell office:value-type="float" office:value="462110" calcext:value-type="float">
            <text:p>462110</text:p>
          </table:table-cell>
          <table:table-cell office:value-type="float" office:value="17447" calcext:value-type="float">
            <text:p>17447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6" calcext:value-type="float">
            <text:p>16</text:p>
          </table:table-cell>
          <table:table-cell office:value-type="float" office:value="469052" calcext:value-type="float">
            <text:p>469052</text:p>
          </table:table-cell>
          <table:table-cell office:value-type="float" office:value="18009" calcext:value-type="float">
            <text:p>18009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6" calcext:value-type="float">
            <text:p>16</text:p>
          </table:table-cell>
          <table:table-cell office:value-type="float" office:value="471003" calcext:value-type="float">
            <text:p>471003</text:p>
          </table:table-cell>
          <table:table-cell office:value-type="float" office:value="17634" calcext:value-type="float">
            <text:p>17634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6" calcext:value-type="float">
            <text:p>16</text:p>
          </table:table-cell>
          <table:table-cell office:value-type="float" office:value="469609" calcext:value-type="float">
            <text:p>469609</text:p>
          </table:table-cell>
          <table:table-cell office:value-type="float" office:value="17946" calcext:value-type="float">
            <text:p>17946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6" calcext:value-type="float">
            <text:p>16</text:p>
          </table:table-cell>
          <table:table-cell office:value-type="float" office:value="466465" calcext:value-type="float">
            <text:p>466465</text:p>
          </table:table-cell>
          <table:table-cell office:value-type="float" office:value="18873" calcext:value-type="float">
            <text:p>1887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6" calcext:value-type="float">
            <text:p>16</text:p>
          </table:table-cell>
          <table:table-cell office:value-type="float" office:value="461124" calcext:value-type="float">
            <text:p>461124</text:p>
          </table:table-cell>
          <table:table-cell office:value-type="float" office:value="18304" calcext:value-type="float">
            <text:p>18304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6" calcext:value-type="float">
            <text:p>16</text:p>
          </table:table-cell>
          <table:table-cell office:value-type="float" office:value="472156" calcext:value-type="float">
            <text:p>472156</text:p>
          </table:table-cell>
          <table:table-cell office:value-type="float" office:value="18837" calcext:value-type="float">
            <text:p>18837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6" calcext:value-type="float">
            <text:p>16</text:p>
          </table:table-cell>
          <table:table-cell office:value-type="float" office:value="465435" calcext:value-type="float">
            <text:p>465435</text:p>
          </table:table-cell>
          <table:table-cell office:value-type="float" office:value="17380" calcext:value-type="float">
            <text:p>17380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6" calcext:value-type="float">
            <text:p>16</text:p>
          </table:table-cell>
          <table:table-cell office:value-type="float" office:value="464043" calcext:value-type="float">
            <text:p>464043</text:p>
          </table:table-cell>
          <table:table-cell office:value-type="float" office:value="17996" calcext:value-type="float">
            <text:p>17996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6" calcext:value-type="float">
            <text:p>16</text:p>
          </table:table-cell>
          <table:table-cell office:value-type="float" office:value="467279" calcext:value-type="float">
            <text:p>467279</text:p>
          </table:table-cell>
          <table:table-cell office:value-type="float" office:value="17989" calcext:value-type="float">
            <text:p>17989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6" calcext:value-type="float">
            <text:p>16</text:p>
          </table:table-cell>
          <table:table-cell office:value-type="float" office:value="467640" calcext:value-type="float">
            <text:p>467640</text:p>
          </table:table-cell>
          <table:table-cell office:value-type="float" office:value="18628" calcext:value-type="float">
            <text:p>18628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6" calcext:value-type="float">
            <text:p>16</text:p>
          </table:table-cell>
          <table:table-cell office:value-type="float" office:value="468318" calcext:value-type="float">
            <text:p>468318</text:p>
          </table:table-cell>
          <table:table-cell office:value-type="float" office:value="17828" calcext:value-type="float">
            <text:p>17828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6" calcext:value-type="float">
            <text:p>16</text:p>
          </table:table-cell>
          <table:table-cell office:value-type="float" office:value="474556" calcext:value-type="float">
            <text:p>474556</text:p>
          </table:table-cell>
          <table:table-cell office:value-type="float" office:value="19133" calcext:value-type="float">
            <text:p>19133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6" calcext:value-type="float">
            <text:p>16</text:p>
          </table:table-cell>
          <table:table-cell office:value-type="float" office:value="468838" calcext:value-type="float">
            <text:p>468838</text:p>
          </table:table-cell>
          <table:table-cell office:value-type="float" office:value="18452" calcext:value-type="float">
            <text:p>18452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6" calcext:value-type="float">
            <text:p>16</text:p>
          </table:table-cell>
          <table:table-cell office:value-type="float" office:value="472882" calcext:value-type="float">
            <text:p>472882</text:p>
          </table:table-cell>
          <table:table-cell office:value-type="float" office:value="17505" calcext:value-type="float">
            <text:p>1750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6" calcext:value-type="float">
            <text:p>16</text:p>
          </table:table-cell>
          <table:table-cell office:value-type="float" office:value="475028" calcext:value-type="float">
            <text:p>475028</text:p>
          </table:table-cell>
          <table:table-cell office:value-type="float" office:value="18939" calcext:value-type="float">
            <text:p>18939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6" calcext:value-type="float">
            <text:p>16</text:p>
          </table:table-cell>
          <table:table-cell office:value-type="float" office:value="477142" calcext:value-type="float">
            <text:p>477142</text:p>
          </table:table-cell>
          <table:table-cell office:value-type="float" office:value="19108" calcext:value-type="float">
            <text:p>19108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6" calcext:value-type="float">
            <text:p>16</text:p>
          </table:table-cell>
          <table:table-cell office:value-type="float" office:value="468464" calcext:value-type="float">
            <text:p>468464</text:p>
          </table:table-cell>
          <table:table-cell office:value-type="float" office:value="17941" calcext:value-type="float">
            <text:p>17941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6" calcext:value-type="float">
            <text:p>16</text:p>
          </table:table-cell>
          <table:table-cell office:value-type="float" office:value="475120" calcext:value-type="float">
            <text:p>475120</text:p>
          </table:table-cell>
          <table:table-cell office:value-type="float" office:value="17793" calcext:value-type="float">
            <text:p>17793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6" calcext:value-type="float">
            <text:p>16</text:p>
          </table:table-cell>
          <table:table-cell office:value-type="float" office:value="472271" calcext:value-type="float">
            <text:p>472271</text:p>
          </table:table-cell>
          <table:table-cell office:value-type="float" office:value="18917" calcext:value-type="float">
            <text:p>1891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6" calcext:value-type="float">
            <text:p>16</text:p>
          </table:table-cell>
          <table:table-cell office:value-type="float" office:value="476328" calcext:value-type="float">
            <text:p>476328</text:p>
          </table:table-cell>
          <table:table-cell office:value-type="float" office:value="18361" calcext:value-type="float">
            <text:p>18361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6" calcext:value-type="float">
            <text:p>16</text:p>
          </table:table-cell>
          <table:table-cell office:value-type="float" office:value="465298" calcext:value-type="float">
            <text:p>465298</text:p>
          </table:table-cell>
          <table:table-cell office:value-type="float" office:value="16961" calcext:value-type="float">
            <text:p>16961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6" calcext:value-type="float">
            <text:p>16</text:p>
          </table:table-cell>
          <table:table-cell office:value-type="float" office:value="477335" calcext:value-type="float">
            <text:p>477335</text:p>
          </table:table-cell>
          <table:table-cell office:value-type="float" office:value="18388" calcext:value-type="float">
            <text:p>18388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6" calcext:value-type="float">
            <text:p>16</text:p>
          </table:table-cell>
          <table:table-cell office:value-type="float" office:value="470499" calcext:value-type="float">
            <text:p>470499</text:p>
          </table:table-cell>
          <table:table-cell office:value-type="float" office:value="18339" calcext:value-type="float">
            <text:p>18339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6" calcext:value-type="float">
            <text:p>16</text:p>
          </table:table-cell>
          <table:table-cell office:value-type="float" office:value="476207" calcext:value-type="float">
            <text:p>476207</text:p>
          </table:table-cell>
          <table:table-cell office:value-type="float" office:value="18243" calcext:value-type="float">
            <text:p>1824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6" calcext:value-type="float">
            <text:p>16</text:p>
          </table:table-cell>
          <table:table-cell office:value-type="float" office:value="481475" calcext:value-type="float">
            <text:p>481475</text:p>
          </table:table-cell>
          <table:table-cell office:value-type="float" office:value="18825" calcext:value-type="float">
            <text:p>18825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6" calcext:value-type="float">
            <text:p>16</text:p>
          </table:table-cell>
          <table:table-cell office:value-type="float" office:value="488229" calcext:value-type="float">
            <text:p>488229</text:p>
          </table:table-cell>
          <table:table-cell office:value-type="float" office:value="19926" calcext:value-type="float">
            <text:p>19926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6" calcext:value-type="float">
            <text:p>16</text:p>
          </table:table-cell>
          <table:table-cell office:value-type="float" office:value="468564" calcext:value-type="float">
            <text:p>468564</text:p>
          </table:table-cell>
          <table:table-cell office:value-type="float" office:value="18020" calcext:value-type="float">
            <text:p>18020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6" calcext:value-type="float">
            <text:p>16</text:p>
          </table:table-cell>
          <table:table-cell office:value-type="float" office:value="484108" calcext:value-type="float">
            <text:p>484108</text:p>
          </table:table-cell>
          <table:table-cell office:value-type="float" office:value="19183" calcext:value-type="float">
            <text:p>19183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6" calcext:value-type="float">
            <text:p>16</text:p>
          </table:table-cell>
          <table:table-cell office:value-type="float" office:value="488663" calcext:value-type="float">
            <text:p>488663</text:p>
          </table:table-cell>
          <table:table-cell office:value-type="float" office:value="20008" calcext:value-type="float">
            <text:p>20008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6" calcext:value-type="float">
            <text:p>16</text:p>
          </table:table-cell>
          <table:table-cell office:value-type="float" office:value="477286" calcext:value-type="float">
            <text:p>477286</text:p>
          </table:table-cell>
          <table:table-cell office:value-type="float" office:value="18044" calcext:value-type="float">
            <text:p>18044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6" calcext:value-type="float">
            <text:p>16</text:p>
          </table:table-cell>
          <table:table-cell office:value-type="float" office:value="492520" calcext:value-type="float">
            <text:p>492520</text:p>
          </table:table-cell>
          <table:table-cell office:value-type="float" office:value="20648" calcext:value-type="float">
            <text:p>20648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6" calcext:value-type="float">
            <text:p>16</text:p>
          </table:table-cell>
          <table:table-cell office:value-type="float" office:value="467955" calcext:value-type="float">
            <text:p>467955</text:p>
          </table:table-cell>
          <table:table-cell office:value-type="float" office:value="18831" calcext:value-type="float">
            <text:p>18831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6" calcext:value-type="float">
            <text:p>16</text:p>
          </table:table-cell>
          <table:table-cell office:value-type="float" office:value="469495" calcext:value-type="float">
            <text:p>469495</text:p>
          </table:table-cell>
          <table:table-cell office:value-type="float" office:value="18434" calcext:value-type="float">
            <text:p>18434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6" calcext:value-type="float">
            <text:p>16</text:p>
          </table:table-cell>
          <table:table-cell office:value-type="float" office:value="468878" calcext:value-type="float">
            <text:p>468878</text:p>
          </table:table-cell>
          <table:table-cell office:value-type="float" office:value="17903" calcext:value-type="float">
            <text:p>1790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6" calcext:value-type="float">
            <text:p>16</text:p>
          </table:table-cell>
          <table:table-cell office:value-type="float" office:value="464935" calcext:value-type="float">
            <text:p>464935</text:p>
          </table:table-cell>
          <table:table-cell office:value-type="float" office:value="17054" calcext:value-type="float">
            <text:p>17054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6" calcext:value-type="float">
            <text:p>16</text:p>
          </table:table-cell>
          <table:table-cell office:value-type="float" office:value="475413" calcext:value-type="float">
            <text:p>475413</text:p>
          </table:table-cell>
          <table:table-cell office:value-type="float" office:value="17297" calcext:value-type="float">
            <text:p>17297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6" calcext:value-type="float">
            <text:p>16</text:p>
          </table:table-cell>
          <table:table-cell office:value-type="float" office:value="481328" calcext:value-type="float">
            <text:p>481328</text:p>
          </table:table-cell>
          <table:table-cell office:value-type="float" office:value="18621" calcext:value-type="float">
            <text:p>18621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6" calcext:value-type="float">
            <text:p>16</text:p>
          </table:table-cell>
          <table:table-cell office:value-type="float" office:value="485969" calcext:value-type="float">
            <text:p>485969</text:p>
          </table:table-cell>
          <table:table-cell office:value-type="float" office:value="19870" calcext:value-type="float">
            <text:p>19870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6" calcext:value-type="float">
            <text:p>16</text:p>
          </table:table-cell>
          <table:table-cell office:value-type="float" office:value="473257" calcext:value-type="float">
            <text:p>473257</text:p>
          </table:table-cell>
          <table:table-cell office:value-type="float" office:value="17698" calcext:value-type="float">
            <text:p>17698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6" calcext:value-type="float">
            <text:p>16</text:p>
          </table:table-cell>
          <table:table-cell office:value-type="float" office:value="479859" calcext:value-type="float">
            <text:p>479859</text:p>
          </table:table-cell>
          <table:table-cell office:value-type="float" office:value="19108" calcext:value-type="float">
            <text:p>19108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6" calcext:value-type="float">
            <text:p>16</text:p>
          </table:table-cell>
          <table:table-cell office:value-type="float" office:value="479424" calcext:value-type="float">
            <text:p>479424</text:p>
          </table:table-cell>
          <table:table-cell office:value-type="float" office:value="18723" calcext:value-type="float">
            <text:p>18723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6" calcext:value-type="float">
            <text:p>16</text:p>
          </table:table-cell>
          <table:table-cell office:value-type="float" office:value="488912" calcext:value-type="float">
            <text:p>488912</text:p>
          </table:table-cell>
          <table:table-cell office:value-type="float" office:value="18603" calcext:value-type="float">
            <text:p>18603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6" calcext:value-type="float">
            <text:p>16</text:p>
          </table:table-cell>
          <table:table-cell office:value-type="float" office:value="490024" calcext:value-type="float">
            <text:p>490024</text:p>
          </table:table-cell>
          <table:table-cell office:value-type="float" office:value="18833" calcext:value-type="float">
            <text:p>18833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6" calcext:value-type="float">
            <text:p>16</text:p>
          </table:table-cell>
          <table:table-cell office:value-type="float" office:value="479159" calcext:value-type="float">
            <text:p>479159</text:p>
          </table:table-cell>
          <table:table-cell office:value-type="float" office:value="18625" calcext:value-type="float">
            <text:p>1862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6" calcext:value-type="float">
            <text:p>16</text:p>
          </table:table-cell>
          <table:table-cell office:value-type="float" office:value="482970" calcext:value-type="float">
            <text:p>482970</text:p>
          </table:table-cell>
          <table:table-cell office:value-type="float" office:value="19413" calcext:value-type="float">
            <text:p>19413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6" calcext:value-type="float">
            <text:p>16</text:p>
          </table:table-cell>
          <table:table-cell office:value-type="float" office:value="477214" calcext:value-type="float">
            <text:p>477214</text:p>
          </table:table-cell>
          <table:table-cell office:value-type="float" office:value="17596" calcext:value-type="float">
            <text:p>17596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6" calcext:value-type="float">
            <text:p>16</text:p>
          </table:table-cell>
          <table:table-cell office:value-type="float" office:value="478207" calcext:value-type="float">
            <text:p>478207</text:p>
          </table:table-cell>
          <table:table-cell office:value-type="float" office:value="18116" calcext:value-type="float">
            <text:p>18116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6" calcext:value-type="float">
            <text:p>16</text:p>
          </table:table-cell>
          <table:table-cell office:value-type="float" office:value="477507" calcext:value-type="float">
            <text:p>477507</text:p>
          </table:table-cell>
          <table:table-cell office:value-type="float" office:value="18209" calcext:value-type="float">
            <text:p>18209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6" calcext:value-type="float">
            <text:p>16</text:p>
          </table:table-cell>
          <table:table-cell office:value-type="float" office:value="477737" calcext:value-type="float">
            <text:p>477737</text:p>
          </table:table-cell>
          <table:table-cell office:value-type="float" office:value="18478" calcext:value-type="float">
            <text:p>18478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6" calcext:value-type="float">
            <text:p>16</text:p>
          </table:table-cell>
          <table:table-cell office:value-type="float" office:value="479321" calcext:value-type="float">
            <text:p>479321</text:p>
          </table:table-cell>
          <table:table-cell office:value-type="float" office:value="18925" calcext:value-type="float">
            <text:p>18925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6" calcext:value-type="float">
            <text:p>16</text:p>
          </table:table-cell>
          <table:table-cell office:value-type="float" office:value="477385" calcext:value-type="float">
            <text:p>477385</text:p>
          </table:table-cell>
          <table:table-cell office:value-type="float" office:value="17679" calcext:value-type="float">
            <text:p>17679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6" calcext:value-type="float">
            <text:p>16</text:p>
          </table:table-cell>
          <table:table-cell office:value-type="float" office:value="483446" calcext:value-type="float">
            <text:p>483446</text:p>
          </table:table-cell>
          <table:table-cell office:value-type="float" office:value="18818" calcext:value-type="float">
            <text:p>18818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6" calcext:value-type="float">
            <text:p>16</text:p>
          </table:table-cell>
          <table:table-cell office:value-type="float" office:value="482900" calcext:value-type="float">
            <text:p>482900</text:p>
          </table:table-cell>
          <table:table-cell office:value-type="float" office:value="17928" calcext:value-type="float">
            <text:p>17928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6" calcext:value-type="float">
            <text:p>16</text:p>
          </table:table-cell>
          <table:table-cell office:value-type="float" office:value="487441" calcext:value-type="float">
            <text:p>487441</text:p>
          </table:table-cell>
          <table:table-cell office:value-type="float" office:value="19764" calcext:value-type="float">
            <text:p>1976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6" calcext:value-type="float">
            <text:p>16</text:p>
          </table:table-cell>
          <table:table-cell office:value-type="float" office:value="486408" calcext:value-type="float">
            <text:p>486408</text:p>
          </table:table-cell>
          <table:table-cell office:value-type="float" office:value="19121" calcext:value-type="float">
            <text:p>19121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6" calcext:value-type="float">
            <text:p>16</text:p>
          </table:table-cell>
          <table:table-cell office:value-type="float" office:value="484819" calcext:value-type="float">
            <text:p>484819</text:p>
          </table:table-cell>
          <table:table-cell office:value-type="float" office:value="18914" calcext:value-type="float">
            <text:p>18914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6" calcext:value-type="float">
            <text:p>16</text:p>
          </table:table-cell>
          <table:table-cell office:value-type="float" office:value="478379" calcext:value-type="float">
            <text:p>478379</text:p>
          </table:table-cell>
          <table:table-cell office:value-type="float" office:value="18303" calcext:value-type="float">
            <text:p>18303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6" calcext:value-type="float">
            <text:p>16</text:p>
          </table:table-cell>
          <table:table-cell office:value-type="float" office:value="471134" calcext:value-type="float">
            <text:p>471134</text:p>
          </table:table-cell>
          <table:table-cell office:value-type="float" office:value="17550" calcext:value-type="float">
            <text:p>17550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6" calcext:value-type="float">
            <text:p>16</text:p>
          </table:table-cell>
          <table:table-cell office:value-type="float" office:value="485520" calcext:value-type="float">
            <text:p>485520</text:p>
          </table:table-cell>
          <table:table-cell office:value-type="float" office:value="18071" calcext:value-type="float">
            <text:p>18071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6" calcext:value-type="float">
            <text:p>16</text:p>
          </table:table-cell>
          <table:table-cell office:value-type="float" office:value="492872" calcext:value-type="float">
            <text:p>492872</text:p>
          </table:table-cell>
          <table:table-cell office:value-type="float" office:value="19487" calcext:value-type="float">
            <text:p>19487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6" calcext:value-type="float">
            <text:p>16</text:p>
          </table:table-cell>
          <table:table-cell office:value-type="float" office:value="491447" calcext:value-type="float">
            <text:p>491447</text:p>
          </table:table-cell>
          <table:table-cell office:value-type="float" office:value="19147" calcext:value-type="float">
            <text:p>19147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6" calcext:value-type="float">
            <text:p>16</text:p>
          </table:table-cell>
          <table:table-cell office:value-type="float" office:value="484727" calcext:value-type="float">
            <text:p>484727</text:p>
          </table:table-cell>
          <table:table-cell office:value-type="float" office:value="17264" calcext:value-type="float">
            <text:p>17264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6" calcext:value-type="float">
            <text:p>16</text:p>
          </table:table-cell>
          <table:table-cell office:value-type="float" office:value="486766" calcext:value-type="float">
            <text:p>486766</text:p>
          </table:table-cell>
          <table:table-cell office:value-type="float" office:value="19104" calcext:value-type="float">
            <text:p>19104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6" calcext:value-type="float">
            <text:p>16</text:p>
          </table:table-cell>
          <table:table-cell office:value-type="float" office:value="491071" calcext:value-type="float">
            <text:p>491071</text:p>
          </table:table-cell>
          <table:table-cell office:value-type="float" office:value="19466" calcext:value-type="float">
            <text:p>1946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6" calcext:value-type="float">
            <text:p>16</text:p>
          </table:table-cell>
          <table:table-cell office:value-type="float" office:value="484136" calcext:value-type="float">
            <text:p>484136</text:p>
          </table:table-cell>
          <table:table-cell office:value-type="float" office:value="18157" calcext:value-type="float">
            <text:p>18157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6" calcext:value-type="float">
            <text:p>16</text:p>
          </table:table-cell>
          <table:table-cell office:value-type="float" office:value="487678" calcext:value-type="float">
            <text:p>487678</text:p>
          </table:table-cell>
          <table:table-cell office:value-type="float" office:value="19125" calcext:value-type="float">
            <text:p>19125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6" calcext:value-type="float">
            <text:p>16</text:p>
          </table:table-cell>
          <table:table-cell office:value-type="float" office:value="491386" calcext:value-type="float">
            <text:p>491386</text:p>
          </table:table-cell>
          <table:table-cell office:value-type="float" office:value="19840" calcext:value-type="float">
            <text:p>19840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6" calcext:value-type="float">
            <text:p>16</text:p>
          </table:table-cell>
          <table:table-cell office:value-type="float" office:value="490668" calcext:value-type="float">
            <text:p>490668</text:p>
          </table:table-cell>
          <table:table-cell office:value-type="float" office:value="19071" calcext:value-type="float">
            <text:p>19071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6" calcext:value-type="float">
            <text:p>16</text:p>
          </table:table-cell>
          <table:table-cell office:value-type="float" office:value="488515" calcext:value-type="float">
            <text:p>488515</text:p>
          </table:table-cell>
          <table:table-cell office:value-type="float" office:value="18790" calcext:value-type="float">
            <text:p>18790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6" calcext:value-type="float">
            <text:p>16</text:p>
          </table:table-cell>
          <table:table-cell office:value-type="float" office:value="485326" calcext:value-type="float">
            <text:p>485326</text:p>
          </table:table-cell>
          <table:table-cell office:value-type="float" office:value="19153" calcext:value-type="float">
            <text:p>19153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6" calcext:value-type="float">
            <text:p>16</text:p>
          </table:table-cell>
          <table:table-cell office:value-type="float" office:value="486255" calcext:value-type="float">
            <text:p>486255</text:p>
          </table:table-cell>
          <table:table-cell office:value-type="float" office:value="18665" calcext:value-type="float">
            <text:p>18665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6" calcext:value-type="float">
            <text:p>16</text:p>
          </table:table-cell>
          <table:table-cell office:value-type="float" office:value="492895" calcext:value-type="float">
            <text:p>492895</text:p>
          </table:table-cell>
          <table:table-cell office:value-type="float" office:value="19506" calcext:value-type="float">
            <text:p>19506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6" calcext:value-type="float">
            <text:p>16</text:p>
          </table:table-cell>
          <table:table-cell office:value-type="float" office:value="492186" calcext:value-type="float">
            <text:p>492186</text:p>
          </table:table-cell>
          <table:table-cell office:value-type="float" office:value="19597" calcext:value-type="float">
            <text:p>19597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6" calcext:value-type="float">
            <text:p>16</text:p>
          </table:table-cell>
          <table:table-cell office:value-type="float" office:value="478191" calcext:value-type="float">
            <text:p>478191</text:p>
          </table:table-cell>
          <table:table-cell office:value-type="float" office:value="16648" calcext:value-type="float">
            <text:p>166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490159" calcext:value-type="float">
            <text:p>490159</text:p>
          </table:table-cell>
          <table:table-cell office:value-type="float" office:value="19197" calcext:value-type="float">
            <text:p>19197</text:p>
          </table:table-cell>
        </table:table-row>
      </table:table>
      <table:table table:name="swim-aging-32" table:style-name="ta1">
        <table:shapes>
          <draw:frame draw:z-index="0" draw:style-name="gr1" draw:text-style-name="P1" svg:width="15.7807in" svg:height="8.3661in" svg:x="3.5177in" svg:y="0.178in">
            <draw:object draw:notify-on-update-of-ranges="'swim-aging-32'.A2:'swim-aging-32'.A501 'swim-aging-32'.C1:'swim-aging-32'.C1 'swim-aging-32'.C2:'swim-aging-32'.C501 'swim-aging-32'.A2:'swim-aging-32'.A501 'swim-aging-32'.D1:'swim-aging-32'.D1 'swim-aging-32'.D2:'swim-aging-32'.D5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25770" calcext:value-type="float">
            <text:p>425770</text:p>
          </table:table-cell>
          <table:table-cell office:value-type="float" office:value="56488" calcext:value-type="float">
            <text:p>564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57210" calcext:value-type="float">
            <text:p>357210</text:p>
          </table:table-cell>
          <table:table-cell office:value-type="float" office:value="53966" calcext:value-type="float">
            <text:p>539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2769" calcext:value-type="float">
            <text:p>312769</text:p>
          </table:table-cell>
          <table:table-cell office:value-type="float" office:value="51869" calcext:value-type="float">
            <text:p>518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81243" calcext:value-type="float">
            <text:p>281243</text:p>
          </table:table-cell>
          <table:table-cell office:value-type="float" office:value="49322" calcext:value-type="float">
            <text:p>493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57957" calcext:value-type="float">
            <text:p>257957</text:p>
          </table:table-cell>
          <table:table-cell office:value-type="float" office:value="44820" calcext:value-type="float">
            <text:p>448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36239" calcext:value-type="float">
            <text:p>236239</text:p>
          </table:table-cell>
          <table:table-cell office:value-type="float" office:value="40872" calcext:value-type="float">
            <text:p>408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11702" calcext:value-type="float">
            <text:p>211702</text:p>
          </table:table-cell>
          <table:table-cell office:value-type="float" office:value="37669" calcext:value-type="float">
            <text:p>376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192168" calcext:value-type="float">
            <text:p>192168</text:p>
          </table:table-cell>
          <table:table-cell office:value-type="float" office:value="34628" calcext:value-type="float">
            <text:p>346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181002" calcext:value-type="float">
            <text:p>181002</text:p>
          </table:table-cell>
          <table:table-cell office:value-type="float" office:value="32433" calcext:value-type="float">
            <text:p>324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70477" calcext:value-type="float">
            <text:p>170477</text:p>
          </table:table-cell>
          <table:table-cell office:value-type="float" office:value="30451" calcext:value-type="float">
            <text:p>304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162579" calcext:value-type="float">
            <text:p>162579</text:p>
          </table:table-cell>
          <table:table-cell office:value-type="float" office:value="28922" calcext:value-type="float">
            <text:p>289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156222" calcext:value-type="float">
            <text:p>156222</text:p>
          </table:table-cell>
          <table:table-cell office:value-type="float" office:value="27610" calcext:value-type="float">
            <text:p>276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153606" calcext:value-type="float">
            <text:p>153606</text:p>
          </table:table-cell>
          <table:table-cell office:value-type="float" office:value="27229" calcext:value-type="float">
            <text:p>272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144354" calcext:value-type="float">
            <text:p>144354</text:p>
          </table:table-cell>
          <table:table-cell office:value-type="float" office:value="25695" calcext:value-type="float">
            <text:p>256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135274" calcext:value-type="float">
            <text:p>135274</text:p>
          </table:table-cell>
          <table:table-cell office:value-type="float" office:value="24392" calcext:value-type="float">
            <text:p>243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134650" calcext:value-type="float">
            <text:p>134650</text:p>
          </table:table-cell>
          <table:table-cell office:value-type="float" office:value="24017" calcext:value-type="float">
            <text:p>240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" calcext:value-type="float">
            <text:p>32</text:p>
          </table:table-cell>
          <table:table-cell office:value-type="float" office:value="132979" calcext:value-type="float">
            <text:p>132979</text:p>
          </table:table-cell>
          <table:table-cell office:value-type="float" office:value="23629" calcext:value-type="float">
            <text:p>236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123654" calcext:value-type="float">
            <text:p>123654</text:p>
          </table:table-cell>
          <table:table-cell office:value-type="float" office:value="22109" calcext:value-type="float">
            <text:p>2210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" calcext:value-type="float">
            <text:p>32</text:p>
          </table:table-cell>
          <table:table-cell office:value-type="float" office:value="124466" calcext:value-type="float">
            <text:p>124466</text:p>
          </table:table-cell>
          <table:table-cell office:value-type="float" office:value="22054" calcext:value-type="float">
            <text:p>220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118348" calcext:value-type="float">
            <text:p>118348</text:p>
          </table:table-cell>
          <table:table-cell office:value-type="float" office:value="20998" calcext:value-type="float">
            <text:p>2099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office:value-type="float" office:value="114426" calcext:value-type="float">
            <text:p>114426</text:p>
          </table:table-cell>
          <table:table-cell office:value-type="float" office:value="20368" calcext:value-type="float">
            <text:p>2036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2" calcext:value-type="float">
            <text:p>32</text:p>
          </table:table-cell>
          <table:table-cell office:value-type="float" office:value="111101" calcext:value-type="float">
            <text:p>111101</text:p>
          </table:table-cell>
          <table:table-cell office:value-type="float" office:value="19745" calcext:value-type="float">
            <text:p>197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float" office:value="108122" calcext:value-type="float">
            <text:p>108122</text:p>
          </table:table-cell>
          <table:table-cell office:value-type="float" office:value="19247" calcext:value-type="float">
            <text:p>192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107224" calcext:value-type="float">
            <text:p>107224</text:p>
          </table:table-cell>
          <table:table-cell office:value-type="float" office:value="18976" calcext:value-type="float">
            <text:p>189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109468" calcext:value-type="float">
            <text:p>109468</text:p>
          </table:table-cell>
          <table:table-cell office:value-type="float" office:value="19102" calcext:value-type="float">
            <text:p>191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102323" calcext:value-type="float">
            <text:p>102323</text:p>
          </table:table-cell>
          <table:table-cell office:value-type="float" office:value="18071" calcext:value-type="float">
            <text:p>180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office:value-type="float" office:value="107482" calcext:value-type="float">
            <text:p>107482</text:p>
          </table:table-cell>
          <table:table-cell office:value-type="float" office:value="18652" calcext:value-type="float">
            <text:p>1865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office:value-type="float" office:value="105874" calcext:value-type="float">
            <text:p>105874</text:p>
          </table:table-cell>
          <table:table-cell office:value-type="float" office:value="18317" calcext:value-type="float">
            <text:p>183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100358" calcext:value-type="float">
            <text:p>100358</text:p>
          </table:table-cell>
          <table:table-cell office:value-type="float" office:value="17471" calcext:value-type="float">
            <text:p>174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99730" calcext:value-type="float">
            <text:p>99730</text:p>
          </table:table-cell>
          <table:table-cell office:value-type="float" office:value="17394" calcext:value-type="float">
            <text:p>1739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" calcext:value-type="float">
            <text:p>32</text:p>
          </table:table-cell>
          <table:table-cell office:value-type="float" office:value="96835" calcext:value-type="float">
            <text:p>96835</text:p>
          </table:table-cell>
          <table:table-cell office:value-type="float" office:value="16804" calcext:value-type="float">
            <text:p>168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02518" calcext:value-type="float">
            <text:p>102518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  <table:table-cell office:value-type="float" office:value="96044" calcext:value-type="float">
            <text:p>96044</text:p>
          </table:table-cell>
          <table:table-cell office:value-type="float" office:value="16574" calcext:value-type="float">
            <text:p>1657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" calcext:value-type="float">
            <text:p>32</text:p>
          </table:table-cell>
          <table:table-cell office:value-type="float" office:value="95710" calcext:value-type="float">
            <text:p>95710</text:p>
          </table:table-cell>
          <table:table-cell office:value-type="float" office:value="16427" calcext:value-type="float">
            <text:p>164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float" office:value="95008" calcext:value-type="float">
            <text:p>95008</text:p>
          </table:table-cell>
          <table:table-cell office:value-type="float" office:value="16308" calcext:value-type="float">
            <text:p>1630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office:value-type="float" office:value="95906" calcext:value-type="float">
            <text:p>95906</text:p>
          </table:table-cell>
          <table:table-cell office:value-type="float" office:value="16299" calcext:value-type="float">
            <text:p>1629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" calcext:value-type="float">
            <text:p>32</text:p>
          </table:table-cell>
          <table:table-cell office:value-type="float" office:value="89544" calcext:value-type="float">
            <text:p>89544</text:p>
          </table:table-cell>
          <table:table-cell office:value-type="float" office:value="15423" calcext:value-type="float">
            <text:p>1542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float" office:value="95176" calcext:value-type="float">
            <text:p>95176</text:p>
          </table:table-cell>
          <table:table-cell office:value-type="float" office:value="16188" calcext:value-type="float">
            <text:p>1618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" calcext:value-type="float">
            <text:p>32</text:p>
          </table:table-cell>
          <table:table-cell office:value-type="float" office:value="93214" calcext:value-type="float">
            <text:p>93214</text:p>
          </table:table-cell>
          <table:table-cell office:value-type="float" office:value="15733" calcext:value-type="float">
            <text:p>157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88261" calcext:value-type="float">
            <text:p>88261</text:p>
          </table:table-cell>
          <table:table-cell office:value-type="float" office:value="15131" calcext:value-type="float">
            <text:p>1513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float" office:value="89950" calcext:value-type="float">
            <text:p>89950</text:p>
          </table:table-cell>
          <table:table-cell office:value-type="float" office:value="15213" calcext:value-type="float">
            <text:p>152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2" calcext:value-type="float">
            <text:p>32</text:p>
          </table:table-cell>
          <table:table-cell office:value-type="float" office:value="90962" calcext:value-type="float">
            <text:p>90962</text:p>
          </table:table-cell>
          <table:table-cell office:value-type="float" office:value="15406" calcext:value-type="float">
            <text:p>1540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2" calcext:value-type="float">
            <text:p>32</text:p>
          </table:table-cell>
          <table:table-cell office:value-type="float" office:value="90641" calcext:value-type="float">
            <text:p>90641</text:p>
          </table:table-cell>
          <table:table-cell office:value-type="float" office:value="15246" calcext:value-type="float">
            <text:p>1524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  <table:table-cell office:value-type="float" office:value="88768" calcext:value-type="float">
            <text:p>88768</text:p>
          </table:table-cell>
          <table:table-cell office:value-type="float" office:value="14995" calcext:value-type="float">
            <text:p>1499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office:value-type="float" office:value="91052" calcext:value-type="float">
            <text:p>91052</text:p>
          </table:table-cell>
          <table:table-cell office:value-type="float" office:value="15069" calcext:value-type="float">
            <text:p>1506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  <table:table-cell office:value-type="float" office:value="91298" calcext:value-type="float">
            <text:p>91298</text:p>
          </table:table-cell>
          <table:table-cell office:value-type="float" office:value="15207" calcext:value-type="float">
            <text:p>1520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2" calcext:value-type="float">
            <text:p>32</text:p>
          </table:table-cell>
          <table:table-cell office:value-type="float" office:value="89171" calcext:value-type="float">
            <text:p>89171</text:p>
          </table:table-cell>
          <table:table-cell office:value-type="float" office:value="14803" calcext:value-type="float">
            <text:p>1480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  <table:table-cell office:value-type="float" office:value="92221" calcext:value-type="float">
            <text:p>92221</text:p>
          </table:table-cell>
          <table:table-cell office:value-type="float" office:value="15025" calcext:value-type="float">
            <text:p>1502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2" calcext:value-type="float">
            <text:p>32</text:p>
          </table:table-cell>
          <table:table-cell office:value-type="float" office:value="89769" calcext:value-type="float">
            <text:p>89769</text:p>
          </table:table-cell>
          <table:table-cell office:value-type="float" office:value="14746" calcext:value-type="float">
            <text:p>147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90960" calcext:value-type="float">
            <text:p>90960</text:p>
          </table:table-cell>
          <table:table-cell office:value-type="float" office:value="14788" calcext:value-type="float">
            <text:p>1478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office:value-type="float" office:value="91796" calcext:value-type="float">
            <text:p>91796</text:p>
          </table:table-cell>
          <table:table-cell office:value-type="float" office:value="14737" calcext:value-type="float">
            <text:p>1473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2" calcext:value-type="float">
            <text:p>32</text:p>
          </table:table-cell>
          <table:table-cell office:value-type="float" office:value="92052" calcext:value-type="float">
            <text:p>92052</text:p>
          </table:table-cell>
          <table:table-cell office:value-type="float" office:value="14833" calcext:value-type="float">
            <text:p>1483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2" calcext:value-type="float">
            <text:p>32</text:p>
          </table:table-cell>
          <table:table-cell office:value-type="float" office:value="91694" calcext:value-type="float">
            <text:p>91694</text:p>
          </table:table-cell>
          <table:table-cell office:value-type="float" office:value="14704" calcext:value-type="float">
            <text:p>1470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2" calcext:value-type="float">
            <text:p>32</text:p>
          </table:table-cell>
          <table:table-cell office:value-type="float" office:value="93074" calcext:value-type="float">
            <text:p>93074</text:p>
          </table:table-cell>
          <table:table-cell office:value-type="float" office:value="14765" calcext:value-type="float">
            <text:p>1476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" calcext:value-type="float">
            <text:p>32</text:p>
          </table:table-cell>
          <table:table-cell office:value-type="float" office:value="93257" calcext:value-type="float">
            <text:p>93257</text:p>
          </table:table-cell>
          <table:table-cell office:value-type="float" office:value="14651" calcext:value-type="float">
            <text:p>1465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2" calcext:value-type="float">
            <text:p>32</text:p>
          </table:table-cell>
          <table:table-cell office:value-type="float" office:value="94320" calcext:value-type="float">
            <text:p>94320</text:p>
          </table:table-cell>
          <table:table-cell office:value-type="float" office:value="14676" calcext:value-type="float">
            <text:p>1467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2" calcext:value-type="float">
            <text:p>32</text:p>
          </table:table-cell>
          <table:table-cell office:value-type="float" office:value="95762" calcext:value-type="float">
            <text:p>95762</text:p>
          </table:table-cell>
          <table:table-cell office:value-type="float" office:value="14767" calcext:value-type="float">
            <text:p>1476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2" calcext:value-type="float">
            <text:p>32</text:p>
          </table:table-cell>
          <table:table-cell office:value-type="float" office:value="93754" calcext:value-type="float">
            <text:p>93754</text:p>
          </table:table-cell>
          <table:table-cell office:value-type="float" office:value="14560" calcext:value-type="float">
            <text:p>1456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2" calcext:value-type="float">
            <text:p>32</text:p>
          </table:table-cell>
          <table:table-cell office:value-type="float" office:value="95269" calcext:value-type="float">
            <text:p>95269</text:p>
          </table:table-cell>
          <table:table-cell office:value-type="float" office:value="14506" calcext:value-type="float">
            <text:p>145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" calcext:value-type="float">
            <text:p>32</text:p>
          </table:table-cell>
          <table:table-cell office:value-type="float" office:value="95561" calcext:value-type="float">
            <text:p>95561</text:p>
          </table:table-cell>
          <table:table-cell office:value-type="float" office:value="14454" calcext:value-type="float">
            <text:p>1445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2" calcext:value-type="float">
            <text:p>32</text:p>
          </table:table-cell>
          <table:table-cell office:value-type="float" office:value="96035" calcext:value-type="float">
            <text:p>96035</text:p>
          </table:table-cell>
          <table:table-cell office:value-type="float" office:value="14394" calcext:value-type="float">
            <text:p>1439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2" calcext:value-type="float">
            <text:p>32</text:p>
          </table:table-cell>
          <table:table-cell office:value-type="float" office:value="96552" calcext:value-type="float">
            <text:p>96552</text:p>
          </table:table-cell>
          <table:table-cell office:value-type="float" office:value="14438" calcext:value-type="float">
            <text:p>1443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2" calcext:value-type="float">
            <text:p>32</text:p>
          </table:table-cell>
          <table:table-cell office:value-type="float" office:value="95065" calcext:value-type="float">
            <text:p>95065</text:p>
          </table:table-cell>
          <table:table-cell office:value-type="float" office:value="14472" calcext:value-type="float">
            <text:p>1447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98262" calcext:value-type="float">
            <text:p>98262</text:p>
          </table:table-cell>
          <table:table-cell office:value-type="float" office:value="14208" calcext:value-type="float">
            <text:p>1420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" calcext:value-type="float">
            <text:p>32</text:p>
          </table:table-cell>
          <table:table-cell office:value-type="float" office:value="95951" calcext:value-type="float">
            <text:p>95951</text:p>
          </table:table-cell>
          <table:table-cell office:value-type="float" office:value="14190" calcext:value-type="float">
            <text:p>1419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2" calcext:value-type="float">
            <text:p>32</text:p>
          </table:table-cell>
          <table:table-cell office:value-type="float" office:value="96916" calcext:value-type="float">
            <text:p>96916</text:p>
          </table:table-cell>
          <table:table-cell office:value-type="float" office:value="14169" calcext:value-type="float">
            <text:p>1416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2" calcext:value-type="float">
            <text:p>32</text:p>
          </table:table-cell>
          <table:table-cell office:value-type="float" office:value="96776" calcext:value-type="float">
            <text:p>96776</text:p>
          </table:table-cell>
          <table:table-cell office:value-type="float" office:value="14073" calcext:value-type="float">
            <text:p>1407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 office:value-type="float" office:value="98550" calcext:value-type="float">
            <text:p>98550</text:p>
          </table:table-cell>
          <table:table-cell office:value-type="float" office:value="13948" calcext:value-type="float">
            <text:p>1394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 office:value-type="float" office:value="96601" calcext:value-type="float">
            <text:p>96601</text:p>
          </table:table-cell>
          <table:table-cell office:value-type="float" office:value="14018" calcext:value-type="float">
            <text:p>140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2" calcext:value-type="float">
            <text:p>32</text:p>
          </table:table-cell>
          <table:table-cell office:value-type="float" office:value="97715" calcext:value-type="float">
            <text:p>97715</text:p>
          </table:table-cell>
          <table:table-cell office:value-type="float" office:value="13942" calcext:value-type="float">
            <text:p>1394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2" calcext:value-type="float">
            <text:p>32</text:p>
          </table:table-cell>
          <table:table-cell office:value-type="float" office:value="98510" calcext:value-type="float">
            <text:p>98510</text:p>
          </table:table-cell>
          <table:table-cell office:value-type="float" office:value="13845" calcext:value-type="float">
            <text:p>1384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99002" calcext:value-type="float">
            <text:p>99002</text:p>
          </table:table-cell>
          <table:table-cell office:value-type="float" office:value="13765" calcext:value-type="float">
            <text:p>1376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2" calcext:value-type="float">
            <text:p>32</text:p>
          </table:table-cell>
          <table:table-cell office:value-type="float" office:value="100138" calcext:value-type="float">
            <text:p>100138</text:p>
          </table:table-cell>
          <table:table-cell office:value-type="float" office:value="13660" calcext:value-type="float">
            <text:p>1366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2" calcext:value-type="float">
            <text:p>32</text:p>
          </table:table-cell>
          <table:table-cell office:value-type="float" office:value="100183" calcext:value-type="float">
            <text:p>100183</text:p>
          </table:table-cell>
          <table:table-cell office:value-type="float" office:value="13594" calcext:value-type="float">
            <text:p>1359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office:value-type="float" office:value="99150" calcext:value-type="float">
            <text:p>99150</text:p>
          </table:table-cell>
          <table:table-cell office:value-type="float" office:value="13548" calcext:value-type="float">
            <text:p>1354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2" calcext:value-type="float">
            <text:p>32</text:p>
          </table:table-cell>
          <table:table-cell office:value-type="float" office:value="99017" calcext:value-type="float">
            <text:p>99017</text:p>
          </table:table-cell>
          <table:table-cell office:value-type="float" office:value="13402" calcext:value-type="float">
            <text:p>1340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2" calcext:value-type="float">
            <text:p>32</text:p>
          </table:table-cell>
          <table:table-cell office:value-type="float" office:value="101469" calcext:value-type="float">
            <text:p>101469</text:p>
          </table:table-cell>
          <table:table-cell office:value-type="float" office:value="13418" calcext:value-type="float">
            <text:p>134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2" calcext:value-type="float">
            <text:p>32</text:p>
          </table:table-cell>
          <table:table-cell office:value-type="float" office:value="100871" calcext:value-type="float">
            <text:p>100871</text:p>
          </table:table-cell>
          <table:table-cell office:value-type="float" office:value="13298" calcext:value-type="float">
            <text:p>1329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2" calcext:value-type="float">
            <text:p>32</text:p>
          </table:table-cell>
          <table:table-cell office:value-type="float" office:value="102243" calcext:value-type="float">
            <text:p>102243</text:p>
          </table:table-cell>
          <table:table-cell office:value-type="float" office:value="13289" calcext:value-type="float">
            <text:p>132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100640" calcext:value-type="float">
            <text:p>100640</text:p>
          </table:table-cell>
          <table:table-cell office:value-type="float" office:value="13093" calcext:value-type="float">
            <text:p>1309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2" calcext:value-type="float">
            <text:p>32</text:p>
          </table:table-cell>
          <table:table-cell office:value-type="float" office:value="103269" calcext:value-type="float">
            <text:p>103269</text:p>
          </table:table-cell>
          <table:table-cell office:value-type="float" office:value="13145" calcext:value-type="float">
            <text:p>1314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2" calcext:value-type="float">
            <text:p>32</text:p>
          </table:table-cell>
          <table:table-cell office:value-type="float" office:value="103202" calcext:value-type="float">
            <text:p>103202</text:p>
          </table:table-cell>
          <table:table-cell office:value-type="float" office:value="13076" calcext:value-type="float">
            <text:p>1307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2" calcext:value-type="float">
            <text:p>32</text:p>
          </table:table-cell>
          <table:table-cell office:value-type="float" office:value="102632" calcext:value-type="float">
            <text:p>102632</text:p>
          </table:table-cell>
          <table:table-cell office:value-type="float" office:value="13006" calcext:value-type="float">
            <text:p>1300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2" calcext:value-type="float">
            <text:p>32</text:p>
          </table:table-cell>
          <table:table-cell office:value-type="float" office:value="102695" calcext:value-type="float">
            <text:p>102695</text:p>
          </table:table-cell>
          <table:table-cell office:value-type="float" office:value="12947" calcext:value-type="float">
            <text:p>1294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office:value-type="float" office:value="103077" calcext:value-type="float">
            <text:p>103077</text:p>
          </table:table-cell>
          <table:table-cell office:value-type="float" office:value="12849" calcext:value-type="float">
            <text:p>1284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2" calcext:value-type="float">
            <text:p>32</text:p>
          </table:table-cell>
          <table:table-cell office:value-type="float" office:value="101877" calcext:value-type="float">
            <text:p>101877</text:p>
          </table:table-cell>
          <table:table-cell office:value-type="float" office:value="12784" calcext:value-type="float">
            <text:p>1278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2" calcext:value-type="float">
            <text:p>32</text:p>
          </table:table-cell>
          <table:table-cell office:value-type="float" office:value="102852" calcext:value-type="float">
            <text:p>102852</text:p>
          </table:table-cell>
          <table:table-cell office:value-type="float" office:value="12784" calcext:value-type="float">
            <text:p>1278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2" calcext:value-type="float">
            <text:p>32</text:p>
          </table:table-cell>
          <table:table-cell office:value-type="float" office:value="103360" calcext:value-type="float">
            <text:p>103360</text:p>
          </table:table-cell>
          <table:table-cell office:value-type="float" office:value="12672" calcext:value-type="float">
            <text:p>1267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2" calcext:value-type="float">
            <text:p>32</text:p>
          </table:table-cell>
          <table:table-cell office:value-type="float" office:value="104529" calcext:value-type="float">
            <text:p>104529</text:p>
          </table:table-cell>
          <table:table-cell office:value-type="float" office:value="12615" calcext:value-type="float">
            <text:p>126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2" calcext:value-type="float">
            <text:p>32</text:p>
          </table:table-cell>
          <table:table-cell office:value-type="float" office:value="104123" calcext:value-type="float">
            <text:p>104123</text:p>
          </table:table-cell>
          <table:table-cell office:value-type="float" office:value="12582" calcext:value-type="float">
            <text:p>1258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2" calcext:value-type="float">
            <text:p>32</text:p>
          </table:table-cell>
          <table:table-cell office:value-type="float" office:value="106062" calcext:value-type="float">
            <text:p>106062</text:p>
          </table:table-cell>
          <table:table-cell office:value-type="float" office:value="12482" calcext:value-type="float">
            <text:p>1248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2" calcext:value-type="float">
            <text:p>32</text:p>
          </table:table-cell>
          <table:table-cell office:value-type="float" office:value="105548" calcext:value-type="float">
            <text:p>105548</text:p>
          </table:table-cell>
          <table:table-cell office:value-type="float" office:value="12425" calcext:value-type="float">
            <text:p>1242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2" calcext:value-type="float">
            <text:p>32</text:p>
          </table:table-cell>
          <table:table-cell office:value-type="float" office:value="105039" calcext:value-type="float">
            <text:p>105039</text:p>
          </table:table-cell>
          <table:table-cell office:value-type="float" office:value="12381" calcext:value-type="float">
            <text:p>1238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2" calcext:value-type="float">
            <text:p>32</text:p>
          </table:table-cell>
          <table:table-cell office:value-type="float" office:value="103995" calcext:value-type="float">
            <text:p>103995</text:p>
          </table:table-cell>
          <table:table-cell office:value-type="float" office:value="12322" calcext:value-type="float">
            <text:p>1232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2" calcext:value-type="float">
            <text:p>32</text:p>
          </table:table-cell>
          <table:table-cell office:value-type="float" office:value="106227" calcext:value-type="float">
            <text:p>106227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104845" calcext:value-type="float">
            <text:p>104845</text:p>
          </table:table-cell>
          <table:table-cell office:value-type="float" office:value="12238" calcext:value-type="float">
            <text:p>1223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2" calcext:value-type="float">
            <text:p>32</text:p>
          </table:table-cell>
          <table:table-cell office:value-type="float" office:value="103197" calcext:value-type="float">
            <text:p>103197</text:p>
          </table:table-cell>
          <table:table-cell office:value-type="float" office:value="12113" calcext:value-type="float">
            <text:p>121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2" calcext:value-type="float">
            <text:p>32</text:p>
          </table:table-cell>
          <table:table-cell office:value-type="float" office:value="106741" calcext:value-type="float">
            <text:p>106741</text:p>
          </table:table-cell>
          <table:table-cell office:value-type="float" office:value="12137" calcext:value-type="float">
            <text:p>1213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2" calcext:value-type="float">
            <text:p>32</text:p>
          </table:table-cell>
          <table:table-cell office:value-type="float" office:value="107059" calcext:value-type="float">
            <text:p>107059</text:p>
          </table:table-cell>
          <table:table-cell office:value-type="float" office:value="12080" calcext:value-type="float">
            <text:p>120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108239" calcext:value-type="float">
            <text:p>108239</text:p>
          </table:table-cell>
          <table:table-cell office:value-type="float" office:value="12024" calcext:value-type="float">
            <text:p>1202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2" calcext:value-type="float">
            <text:p>32</text:p>
          </table:table-cell>
          <table:table-cell office:value-type="float" office:value="109202" calcext:value-type="float">
            <text:p>109202</text:p>
          </table:table-cell>
          <table:table-cell office:value-type="float" office:value="11909" calcext:value-type="float">
            <text:p>1190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2" calcext:value-type="float">
            <text:p>32</text:p>
          </table:table-cell>
          <table:table-cell office:value-type="float" office:value="108766" calcext:value-type="float">
            <text:p>108766</text:p>
          </table:table-cell>
          <table:table-cell office:value-type="float" office:value="11955" calcext:value-type="float">
            <text:p>1195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2" calcext:value-type="float">
            <text:p>32</text:p>
          </table:table-cell>
          <table:table-cell office:value-type="float" office:value="110394" calcext:value-type="float">
            <text:p>110394</text:p>
          </table:table-cell>
          <table:table-cell office:value-type="float" office:value="11878" calcext:value-type="float">
            <text:p>1187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2" calcext:value-type="float">
            <text:p>32</text:p>
          </table:table-cell>
          <table:table-cell office:value-type="float" office:value="108684" calcext:value-type="float">
            <text:p>108684</text:p>
          </table:table-cell>
          <table:table-cell office:value-type="float" office:value="11774" calcext:value-type="float">
            <text:p>1177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2" calcext:value-type="float">
            <text:p>32</text:p>
          </table:table-cell>
          <table:table-cell office:value-type="float" office:value="110378" calcext:value-type="float">
            <text:p>110378</text:p>
          </table:table-cell>
          <table:table-cell office:value-type="float" office:value="11759" calcext:value-type="float">
            <text:p>1175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2" calcext:value-type="float">
            <text:p>32</text:p>
          </table:table-cell>
          <table:table-cell office:value-type="float" office:value="109908" calcext:value-type="float">
            <text:p>109908</text:p>
          </table:table-cell>
          <table:table-cell office:value-type="float" office:value="11745" calcext:value-type="float">
            <text:p>1174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2" calcext:value-type="float">
            <text:p>32</text:p>
          </table:table-cell>
          <table:table-cell office:value-type="float" office:value="113231" calcext:value-type="float">
            <text:p>113231</text:p>
          </table:table-cell>
          <table:table-cell office:value-type="float" office:value="11621" calcext:value-type="float">
            <text:p>1162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2" calcext:value-type="float">
            <text:p>32</text:p>
          </table:table-cell>
          <table:table-cell office:value-type="float" office:value="111479" calcext:value-type="float">
            <text:p>111479</text:p>
          </table:table-cell>
          <table:table-cell office:value-type="float" office:value="11592" calcext:value-type="float">
            <text:p>1159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2" calcext:value-type="float">
            <text:p>32</text:p>
          </table:table-cell>
          <table:table-cell office:value-type="float" office:value="110432" calcext:value-type="float">
            <text:p>110432</text:p>
          </table:table-cell>
          <table:table-cell office:value-type="float" office:value="11561" calcext:value-type="float">
            <text:p>1156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" calcext:value-type="float">
            <text:p>32</text:p>
          </table:table-cell>
          <table:table-cell office:value-type="float" office:value="111462" calcext:value-type="float">
            <text:p>111462</text:p>
          </table:table-cell>
          <table:table-cell office:value-type="float" office:value="11522" calcext:value-type="float">
            <text:p>1152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2" calcext:value-type="float">
            <text:p>32</text:p>
          </table:table-cell>
          <table:table-cell office:value-type="float" office:value="112835" calcext:value-type="float">
            <text:p>112835</text:p>
          </table:table-cell>
          <table:table-cell office:value-type="float" office:value="11470" calcext:value-type="float">
            <text:p>1147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2" calcext:value-type="float">
            <text:p>32</text:p>
          </table:table-cell>
          <table:table-cell office:value-type="float" office:value="114310" calcext:value-type="float">
            <text:p>114310</text:p>
          </table:table-cell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2" calcext:value-type="float">
            <text:p>32</text:p>
          </table:table-cell>
          <table:table-cell office:value-type="float" office:value="112211" calcext:value-type="float">
            <text:p>112211</text:p>
          </table:table-cell>
          <table:table-cell office:value-type="float" office:value="11433" calcext:value-type="float">
            <text:p>1143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2" calcext:value-type="float">
            <text:p>32</text:p>
          </table:table-cell>
          <table:table-cell office:value-type="float" office:value="114143" calcext:value-type="float">
            <text:p>114143</text:p>
          </table:table-cell>
          <table:table-cell office:value-type="float" office:value="11291" calcext:value-type="float">
            <text:p>1129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2" calcext:value-type="float">
            <text:p>32</text:p>
          </table:table-cell>
          <table:table-cell office:value-type="float" office:value="114443" calcext:value-type="float">
            <text:p>114443</text:p>
          </table:table-cell>
          <table:table-cell office:value-type="float" office:value="11395" calcext:value-type="float">
            <text:p>1139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2" calcext:value-type="float">
            <text:p>32</text:p>
          </table:table-cell>
          <table:table-cell office:value-type="float" office:value="116796" calcext:value-type="float">
            <text:p>116796</text:p>
          </table:table-cell>
          <table:table-cell office:value-type="float" office:value="11244" calcext:value-type="float">
            <text:p>1124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2" calcext:value-type="float">
            <text:p>32</text:p>
          </table:table-cell>
          <table:table-cell office:value-type="float" office:value="112613" calcext:value-type="float">
            <text:p>112613</text:p>
          </table:table-cell>
          <table:table-cell office:value-type="float" office:value="11235" calcext:value-type="float">
            <text:p>1123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2" calcext:value-type="float">
            <text:p>32</text:p>
          </table:table-cell>
          <table:table-cell office:value-type="float" office:value="116470" calcext:value-type="float">
            <text:p>116470</text:p>
          </table:table-cell>
          <table:table-cell office:value-type="float" office:value="11204" calcext:value-type="float">
            <text:p>1120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float" office:value="114270" calcext:value-type="float">
            <text:p>114270</text:p>
          </table:table-cell>
          <table:table-cell office:value-type="float" office:value="11176" calcext:value-type="float">
            <text:p>1117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office:value-type="float" office:value="115805" calcext:value-type="float">
            <text:p>115805</text:p>
          </table:table-cell>
          <table:table-cell office:value-type="float" office:value="11184" calcext:value-type="float">
            <text:p>1118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2" calcext:value-type="float">
            <text:p>32</text:p>
          </table:table-cell>
          <table:table-cell office:value-type="float" office:value="118005" calcext:value-type="float">
            <text:p>118005</text:p>
          </table:table-cell>
          <table:table-cell office:value-type="float" office:value="11111" calcext:value-type="float">
            <text:p>1111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2" calcext:value-type="float">
            <text:p>32</text:p>
          </table:table-cell>
          <table:table-cell office:value-type="float" office:value="112980" calcext:value-type="float">
            <text:p>112980</text:p>
          </table:table-cell>
          <table:table-cell office:value-type="float" office:value="11065" calcext:value-type="float">
            <text:p>1106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2" calcext:value-type="float">
            <text:p>32</text:p>
          </table:table-cell>
          <table:table-cell office:value-type="float" office:value="119119" calcext:value-type="float">
            <text:p>119119</text:p>
          </table:table-cell>
          <table:table-cell office:value-type="float" office:value="11040" calcext:value-type="float">
            <text:p>1104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2" calcext:value-type="float">
            <text:p>32</text:p>
          </table:table-cell>
          <table:table-cell office:value-type="float" office:value="119325" calcext:value-type="float">
            <text:p>119325</text:p>
          </table:table-cell>
          <table:table-cell office:value-type="float" office:value="11017" calcext:value-type="float">
            <text:p>1101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2" calcext:value-type="float">
            <text:p>32</text:p>
          </table:table-cell>
          <table:table-cell office:value-type="float" office:value="119845" calcext:value-type="float">
            <text:p>119845</text:p>
          </table:table-cell>
          <table:table-cell office:value-type="float" office:value="10972" calcext:value-type="float">
            <text:p>1097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2" calcext:value-type="float">
            <text:p>32</text:p>
          </table:table-cell>
          <table:table-cell office:value-type="float" office:value="114822" calcext:value-type="float">
            <text:p>114822</text:p>
          </table:table-cell>
          <table:table-cell office:value-type="float" office:value="10942" calcext:value-type="float">
            <text:p>1094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2" calcext:value-type="float">
            <text:p>32</text:p>
          </table:table-cell>
          <table:table-cell office:value-type="float" office:value="117222" calcext:value-type="float">
            <text:p>117222</text:p>
          </table:table-cell>
          <table:table-cell office:value-type="float" office:value="10851" calcext:value-type="float">
            <text:p>1085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2" calcext:value-type="float">
            <text:p>32</text:p>
          </table:table-cell>
          <table:table-cell office:value-type="float" office:value="121820" calcext:value-type="float">
            <text:p>121820</text:p>
          </table:table-cell>
          <table:table-cell office:value-type="float" office:value="10869" calcext:value-type="float">
            <text:p>1086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2" calcext:value-type="float">
            <text:p>32</text:p>
          </table:table-cell>
          <table:table-cell office:value-type="float" office:value="118809" calcext:value-type="float">
            <text:p>118809</text:p>
          </table:table-cell>
          <table:table-cell office:value-type="float" office:value="10907" calcext:value-type="float">
            <text:p>1090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118066" calcext:value-type="float">
            <text:p>118066</text:p>
          </table:table-cell>
          <table:table-cell office:value-type="float" office:value="10733" calcext:value-type="float">
            <text:p>1073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2" calcext:value-type="float">
            <text:p>32</text:p>
          </table:table-cell>
          <table:table-cell office:value-type="float" office:value="119229" calcext:value-type="float">
            <text:p>119229</text:p>
          </table:table-cell>
          <table:table-cell office:value-type="float" office:value="10833" calcext:value-type="float">
            <text:p>1083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2" calcext:value-type="float">
            <text:p>32</text:p>
          </table:table-cell>
          <table:table-cell office:value-type="float" office:value="118120" calcext:value-type="float">
            <text:p>118120</text:p>
          </table:table-cell>
          <table:table-cell office:value-type="float" office:value="10825" calcext:value-type="float">
            <text:p>1082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2" calcext:value-type="float">
            <text:p>32</text:p>
          </table:table-cell>
          <table:table-cell office:value-type="float" office:value="122885" calcext:value-type="float">
            <text:p>122885</text:p>
          </table:table-cell>
          <table:table-cell office:value-type="float" office:value="10653" calcext:value-type="float">
            <text:p>1065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2" calcext:value-type="float">
            <text:p>32</text:p>
          </table:table-cell>
          <table:table-cell office:value-type="float" office:value="122408" calcext:value-type="float">
            <text:p>122408</text:p>
          </table:table-cell>
          <table:table-cell office:value-type="float" office:value="10693" calcext:value-type="float">
            <text:p>1069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2" calcext:value-type="float">
            <text:p>32</text:p>
          </table:table-cell>
          <table:table-cell office:value-type="float" office:value="119723" calcext:value-type="float">
            <text:p>119723</text:p>
          </table:table-cell>
          <table:table-cell office:value-type="float" office:value="10610" calcext:value-type="float">
            <text:p>1061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2" calcext:value-type="float">
            <text:p>32</text:p>
          </table:table-cell>
          <table:table-cell office:value-type="float" office:value="119200" calcext:value-type="float">
            <text:p>119200</text:p>
          </table:table-cell>
          <table:table-cell office:value-type="float" office:value="10606" calcext:value-type="float">
            <text:p>1060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2" calcext:value-type="float">
            <text:p>32</text:p>
          </table:table-cell>
          <table:table-cell office:value-type="float" office:value="121456" calcext:value-type="float">
            <text:p>121456</text:p>
          </table:table-cell>
          <table:table-cell office:value-type="float" office:value="10605" calcext:value-type="float">
            <text:p>1060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2" calcext:value-type="float">
            <text:p>32</text:p>
          </table:table-cell>
          <table:table-cell office:value-type="float" office:value="119631" calcext:value-type="float">
            <text:p>119631</text:p>
          </table:table-cell>
          <table:table-cell office:value-type="float" office:value="10618" calcext:value-type="float">
            <text:p>1061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2" calcext:value-type="float">
            <text:p>32</text:p>
          </table:table-cell>
          <table:table-cell office:value-type="float" office:value="119167" calcext:value-type="float">
            <text:p>119167</text:p>
          </table:table-cell>
          <table:table-cell office:value-type="float" office:value="10556" calcext:value-type="float">
            <text:p>1055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2" calcext:value-type="float">
            <text:p>32</text:p>
          </table:table-cell>
          <table:table-cell office:value-type="float" office:value="121232" calcext:value-type="float">
            <text:p>121232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2" calcext:value-type="float">
            <text:p>32</text:p>
          </table:table-cell>
          <table:table-cell office:value-type="float" office:value="123021" calcext:value-type="float">
            <text:p>123021</text:p>
          </table:table-cell>
          <table:table-cell office:value-type="float" office:value="10459" calcext:value-type="float">
            <text:p>1045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2" calcext:value-type="float">
            <text:p>32</text:p>
          </table:table-cell>
          <table:table-cell office:value-type="float" office:value="124515" calcext:value-type="float">
            <text:p>124515</text:p>
          </table:table-cell>
          <table:table-cell office:value-type="float" office:value="10449" calcext:value-type="float">
            <text:p>1044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2" calcext:value-type="float">
            <text:p>32</text:p>
          </table:table-cell>
          <table:table-cell office:value-type="float" office:value="119738" calcext:value-type="float">
            <text:p>119738</text:p>
          </table:table-cell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2" calcext:value-type="float">
            <text:p>32</text:p>
          </table:table-cell>
          <table:table-cell office:value-type="float" office:value="124042" calcext:value-type="float">
            <text:p>124042</text:p>
          </table:table-cell>
          <table:table-cell office:value-type="float" office:value="10409" calcext:value-type="float">
            <text:p>1040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2" calcext:value-type="float">
            <text:p>32</text:p>
          </table:table-cell>
          <table:table-cell office:value-type="float" office:value="123976" calcext:value-type="float">
            <text:p>123976</text:p>
          </table:table-cell>
          <table:table-cell office:value-type="float" office:value="10344" calcext:value-type="float">
            <text:p>10344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2" calcext:value-type="float">
            <text:p>32</text:p>
          </table:table-cell>
          <table:table-cell office:value-type="float" office:value="124438" calcext:value-type="float">
            <text:p>124438</text:p>
          </table:table-cell>
          <table:table-cell office:value-type="float" office:value="10312" calcext:value-type="float">
            <text:p>1031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2" calcext:value-type="float">
            <text:p>32</text:p>
          </table:table-cell>
          <table:table-cell office:value-type="float" office:value="125861" calcext:value-type="float">
            <text:p>125861</text:p>
          </table:table-cell>
          <table:table-cell office:value-type="float" office:value="10279" calcext:value-type="float">
            <text:p>1027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2" calcext:value-type="float">
            <text:p>32</text:p>
          </table:table-cell>
          <table:table-cell office:value-type="float" office:value="124822" calcext:value-type="float">
            <text:p>124822</text:p>
          </table:table-cell>
          <table:table-cell office:value-type="float" office:value="10252" calcext:value-type="float">
            <text:p>1025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2" calcext:value-type="float">
            <text:p>32</text:p>
          </table:table-cell>
          <table:table-cell office:value-type="float" office:value="127693" calcext:value-type="float">
            <text:p>127693</text:p>
          </table:table-cell>
          <table:table-cell office:value-type="float" office:value="10247" calcext:value-type="float">
            <text:p>1024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2" calcext:value-type="float">
            <text:p>32</text:p>
          </table:table-cell>
          <table:table-cell office:value-type="float" office:value="124013" calcext:value-type="float">
            <text:p>124013</text:p>
          </table:table-cell>
          <table:table-cell office:value-type="float" office:value="10204" calcext:value-type="float">
            <text:p>10204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2" calcext:value-type="float">
            <text:p>32</text:p>
          </table:table-cell>
          <table:table-cell office:value-type="float" office:value="125580" calcext:value-type="float">
            <text:p>125580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2" calcext:value-type="float">
            <text:p>32</text:p>
          </table:table-cell>
          <table:table-cell office:value-type="float" office:value="124006" calcext:value-type="float">
            <text:p>124006</text:p>
          </table:table-cell>
          <table:table-cell office:value-type="float" office:value="10132" calcext:value-type="float">
            <text:p>1013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2" calcext:value-type="float">
            <text:p>32</text:p>
          </table:table-cell>
          <table:table-cell office:value-type="float" office:value="126309" calcext:value-type="float">
            <text:p>126309</text:p>
          </table:table-cell>
          <table:table-cell office:value-type="float" office:value="10223" calcext:value-type="float">
            <text:p>1022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2" calcext:value-type="float">
            <text:p>32</text:p>
          </table:table-cell>
          <table:table-cell office:value-type="float" office:value="126418" calcext:value-type="float">
            <text:p>126418</text:p>
          </table:table-cell>
          <table:table-cell office:value-type="float" office:value="10178" calcext:value-type="float">
            <text:p>10178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2" calcext:value-type="float">
            <text:p>32</text:p>
          </table:table-cell>
          <table:table-cell office:value-type="float" office:value="126677" calcext:value-type="float">
            <text:p>126677</text:p>
          </table:table-cell>
          <table:table-cell office:value-type="float" office:value="10067" calcext:value-type="float">
            <text:p>1006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2" calcext:value-type="float">
            <text:p>32</text:p>
          </table:table-cell>
          <table:table-cell office:value-type="float" office:value="128468" calcext:value-type="float">
            <text:p>128468</text:p>
          </table:table-cell>
          <table:table-cell office:value-type="float" office:value="10055" calcext:value-type="float">
            <text:p>1005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2" calcext:value-type="float">
            <text:p>32</text:p>
          </table:table-cell>
          <table:table-cell office:value-type="float" office:value="133478" calcext:value-type="float">
            <text:p>133478</text:p>
          </table:table-cell>
          <table:table-cell office:value-type="float" office:value="10150" calcext:value-type="float">
            <text:p>1015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2" calcext:value-type="float">
            <text:p>32</text:p>
          </table:table-cell>
          <table:table-cell office:value-type="float" office:value="124278" calcext:value-type="float">
            <text:p>124278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2" calcext:value-type="float">
            <text:p>32</text:p>
          </table:table-cell>
          <table:table-cell office:value-type="float" office:value="129554" calcext:value-type="float">
            <text:p>129554</text:p>
          </table:table-cell>
          <table:table-cell office:value-type="float" office:value="10053" calcext:value-type="float">
            <text:p>1005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  <table:table-cell office:value-type="float" office:value="131493" calcext:value-type="float">
            <text:p>131493</text:p>
          </table:table-cell>
          <table:table-cell office:value-type="float" office:value="10024" calcext:value-type="float">
            <text:p>10024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2" calcext:value-type="float">
            <text:p>32</text:p>
          </table:table-cell>
          <table:table-cell office:value-type="float" office:value="129229" calcext:value-type="float">
            <text:p>129229</text:p>
          </table:table-cell>
          <table:table-cell office:value-type="float" office:value="10032" calcext:value-type="float">
            <text:p>1003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2" calcext:value-type="float">
            <text:p>32</text:p>
          </table:table-cell>
          <table:table-cell office:value-type="float" office:value="133953" calcext:value-type="float">
            <text:p>133953</text:p>
          </table:table-cell>
          <table:table-cell office:value-type="float" office:value="10053" calcext:value-type="float">
            <text:p>1005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2" calcext:value-type="float">
            <text:p>32</text:p>
          </table:table-cell>
          <table:table-cell office:value-type="float" office:value="129261" calcext:value-type="float">
            <text:p>129261</text:p>
          </table:table-cell>
          <table:table-cell office:value-type="float" office:value="9903" calcext:value-type="float">
            <text:p>9903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2" calcext:value-type="float">
            <text:p>32</text:p>
          </table:table-cell>
          <table:table-cell office:value-type="float" office:value="136853" calcext:value-type="float">
            <text:p>136853</text:p>
          </table:table-cell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2" calcext:value-type="float">
            <text:p>32</text:p>
          </table:table-cell>
          <table:table-cell office:value-type="float" office:value="134888" calcext:value-type="float">
            <text:p>134888</text:p>
          </table:table-cell>
          <table:table-cell office:value-type="float" office:value="9903" calcext:value-type="float">
            <text:p>990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2" calcext:value-type="float">
            <text:p>32</text:p>
          </table:table-cell>
          <table:table-cell office:value-type="float" office:value="133446" calcext:value-type="float">
            <text:p>133446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2" calcext:value-type="float">
            <text:p>32</text:p>
          </table:table-cell>
          <table:table-cell office:value-type="float" office:value="132848" calcext:value-type="float">
            <text:p>132848</text:p>
          </table:table-cell>
          <table:table-cell office:value-type="float" office:value="9860" calcext:value-type="float">
            <text:p>986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2" calcext:value-type="float">
            <text:p>32</text:p>
          </table:table-cell>
          <table:table-cell office:value-type="float" office:value="137252" calcext:value-type="float">
            <text:p>137252</text:p>
          </table:table-cell>
          <table:table-cell office:value-type="float" office:value="9901" calcext:value-type="float">
            <text:p>990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32" calcext:value-type="float">
            <text:p>32</text:p>
          </table:table-cell>
          <table:table-cell office:value-type="float" office:value="133612" calcext:value-type="float">
            <text:p>133612</text:p>
          </table:table-cell>
          <table:table-cell office:value-type="float" office:value="9831" calcext:value-type="float">
            <text:p>983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2" calcext:value-type="float">
            <text:p>32</text:p>
          </table:table-cell>
          <table:table-cell office:value-type="float" office:value="131778" calcext:value-type="float">
            <text:p>131778</text:p>
          </table:table-cell>
          <table:table-cell office:value-type="float" office:value="9792" calcext:value-type="float">
            <text:p>9792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2" calcext:value-type="float">
            <text:p>32</text:p>
          </table:table-cell>
          <table:table-cell office:value-type="float" office:value="133972" calcext:value-type="float">
            <text:p>133972</text:p>
          </table:table-cell>
          <table:table-cell office:value-type="float" office:value="9783" calcext:value-type="float">
            <text:p>978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2" calcext:value-type="float">
            <text:p>32</text:p>
          </table:table-cell>
          <table:table-cell office:value-type="float" office:value="132984" calcext:value-type="float">
            <text:p>132984</text:p>
          </table:table-cell>
          <table:table-cell office:value-type="float" office:value="9742" calcext:value-type="float">
            <text:p>974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2" calcext:value-type="float">
            <text:p>32</text:p>
          </table:table-cell>
          <table:table-cell office:value-type="float" office:value="135388" calcext:value-type="float">
            <text:p>135388</text:p>
          </table:table-cell>
          <table:table-cell office:value-type="float" office:value="9831" calcext:value-type="float">
            <text:p>983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2" calcext:value-type="float">
            <text:p>32</text:p>
          </table:table-cell>
          <table:table-cell office:value-type="float" office:value="134143" calcext:value-type="float">
            <text:p>134143</text:p>
          </table:table-cell>
          <table:table-cell office:value-type="float" office:value="9722" calcext:value-type="float">
            <text:p>972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2" calcext:value-type="float">
            <text:p>32</text:p>
          </table:table-cell>
          <table:table-cell office:value-type="float" office:value="139230" calcext:value-type="float">
            <text:p>139230</text:p>
          </table:table-cell>
          <table:table-cell office:value-type="float" office:value="9753" calcext:value-type="float">
            <text:p>975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135371" calcext:value-type="float">
            <text:p>135371</text:p>
          </table:table-cell>
          <table:table-cell office:value-type="float" office:value="9686" calcext:value-type="float">
            <text:p>9686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2" calcext:value-type="float">
            <text:p>32</text:p>
          </table:table-cell>
          <table:table-cell office:value-type="float" office:value="138655" calcext:value-type="float">
            <text:p>138655</text:p>
          </table:table-cell>
          <table:table-cell office:value-type="float" office:value="9691" calcext:value-type="float">
            <text:p>969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" calcext:value-type="float">
            <text:p>32</text:p>
          </table:table-cell>
          <table:table-cell office:value-type="float" office:value="137095" calcext:value-type="float">
            <text:p>137095</text:p>
          </table:table-cell>
          <table:table-cell office:value-type="float" office:value="9636" calcext:value-type="float">
            <text:p>963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2" calcext:value-type="float">
            <text:p>32</text:p>
          </table:table-cell>
          <table:table-cell office:value-type="float" office:value="138976" calcext:value-type="float">
            <text:p>138976</text:p>
          </table:table-cell>
          <table:table-cell office:value-type="float" office:value="9656" calcext:value-type="float">
            <text:p>965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2" calcext:value-type="float">
            <text:p>32</text:p>
          </table:table-cell>
          <table:table-cell office:value-type="float" office:value="135074" calcext:value-type="float">
            <text:p>135074</text:p>
          </table:table-cell>
          <table:table-cell office:value-type="float" office:value="9577" calcext:value-type="float">
            <text:p>957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2" calcext:value-type="float">
            <text:p>32</text:p>
          </table:table-cell>
          <table:table-cell office:value-type="float" office:value="136622" calcext:value-type="float">
            <text:p>136622</text:p>
          </table:table-cell>
          <table:table-cell office:value-type="float" office:value="9653" calcext:value-type="float">
            <text:p>965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2" calcext:value-type="float">
            <text:p>32</text:p>
          </table:table-cell>
          <table:table-cell office:value-type="float" office:value="144826" calcext:value-type="float">
            <text:p>144826</text:p>
          </table:table-cell>
          <table:table-cell office:value-type="float" office:value="9602" calcext:value-type="float">
            <text:p>960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2" calcext:value-type="float">
            <text:p>32</text:p>
          </table:table-cell>
          <table:table-cell office:value-type="float" office:value="138030" calcext:value-type="float">
            <text:p>138030</text:p>
          </table:table-cell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" calcext:value-type="float">
            <text:p>32</text:p>
          </table:table-cell>
          <table:table-cell office:value-type="float" office:value="139813" calcext:value-type="float">
            <text:p>139813</text:p>
          </table:table-cell>
          <table:table-cell office:value-type="float" office:value="9571" calcext:value-type="float">
            <text:p>957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2" calcext:value-type="float">
            <text:p>32</text:p>
          </table:table-cell>
          <table:table-cell office:value-type="float" office:value="139421" calcext:value-type="float">
            <text:p>139421</text:p>
          </table:table-cell>
          <table:table-cell office:value-type="float" office:value="9517" calcext:value-type="float">
            <text:p>951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2" calcext:value-type="float">
            <text:p>32</text:p>
          </table:table-cell>
          <table:table-cell office:value-type="float" office:value="140533" calcext:value-type="float">
            <text:p>140533</text:p>
          </table:table-cell>
          <table:table-cell office:value-type="float" office:value="9518" calcext:value-type="float">
            <text:p>951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2" calcext:value-type="float">
            <text:p>32</text:p>
          </table:table-cell>
          <table:table-cell office:value-type="float" office:value="139551" calcext:value-type="float">
            <text:p>139551</text:p>
          </table:table-cell>
          <table:table-cell office:value-type="float" office:value="9525" calcext:value-type="float">
            <text:p>952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" calcext:value-type="float">
            <text:p>32</text:p>
          </table:table-cell>
          <table:table-cell office:value-type="float" office:value="139359" calcext:value-type="float">
            <text:p>139359</text:p>
          </table:table-cell>
          <table:table-cell office:value-type="float" office:value="9421" calcext:value-type="float">
            <text:p>942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2" calcext:value-type="float">
            <text:p>32</text:p>
          </table:table-cell>
          <table:table-cell office:value-type="float" office:value="141472" calcext:value-type="float">
            <text:p>141472</text:p>
          </table:table-cell>
          <table:table-cell office:value-type="float" office:value="9537" calcext:value-type="float">
            <text:p>953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2" calcext:value-type="float">
            <text:p>32</text:p>
          </table:table-cell>
          <table:table-cell office:value-type="float" office:value="137856" calcext:value-type="float">
            <text:p>137856</text:p>
          </table:table-cell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2" calcext:value-type="float">
            <text:p>32</text:p>
          </table:table-cell>
          <table:table-cell office:value-type="float" office:value="141276" calcext:value-type="float">
            <text:p>141276</text:p>
          </table:table-cell>
          <table:table-cell office:value-type="float" office:value="9503" calcext:value-type="float">
            <text:p>950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2" calcext:value-type="float">
            <text:p>32</text:p>
          </table:table-cell>
          <table:table-cell office:value-type="float" office:value="140706" calcext:value-type="float">
            <text:p>140706</text:p>
          </table:table-cell>
          <table:table-cell office:value-type="float" office:value="9434" calcext:value-type="float">
            <text:p>943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2" calcext:value-type="float">
            <text:p>32</text:p>
          </table:table-cell>
          <table:table-cell office:value-type="float" office:value="144466" calcext:value-type="float">
            <text:p>144466</text:p>
          </table:table-cell>
          <table:table-cell office:value-type="float" office:value="9488" calcext:value-type="float">
            <text:p>948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2" calcext:value-type="float">
            <text:p>32</text:p>
          </table:table-cell>
          <table:table-cell office:value-type="float" office:value="141630" calcext:value-type="float">
            <text:p>141630</text:p>
          </table:table-cell>
          <table:table-cell office:value-type="float" office:value="9367" calcext:value-type="float">
            <text:p>936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2" calcext:value-type="float">
            <text:p>32</text:p>
          </table:table-cell>
          <table:table-cell office:value-type="float" office:value="142818" calcext:value-type="float">
            <text:p>142818</text:p>
          </table:table-cell>
          <table:table-cell office:value-type="float" office:value="9362" calcext:value-type="float">
            <text:p>936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2" calcext:value-type="float">
            <text:p>32</text:p>
          </table:table-cell>
          <table:table-cell office:value-type="float" office:value="141660" calcext:value-type="float">
            <text:p>141660</text:p>
          </table:table-cell>
          <table:table-cell office:value-type="float" office:value="9368" calcext:value-type="float">
            <text:p>936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2" calcext:value-type="float">
            <text:p>32</text:p>
          </table:table-cell>
          <table:table-cell office:value-type="float" office:value="142603" calcext:value-type="float">
            <text:p>142603</text:p>
          </table:table-cell>
          <table:table-cell office:value-type="float" office:value="9325" calcext:value-type="float">
            <text:p>932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2" calcext:value-type="float">
            <text:p>32</text:p>
          </table:table-cell>
          <table:table-cell office:value-type="float" office:value="140014" calcext:value-type="float">
            <text:p>140014</text:p>
          </table:table-cell>
          <table:table-cell office:value-type="float" office:value="9409" calcext:value-type="float">
            <text:p>940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2" calcext:value-type="float">
            <text:p>32</text:p>
          </table:table-cell>
          <table:table-cell office:value-type="float" office:value="145548" calcext:value-type="float">
            <text:p>145548</text:p>
          </table:table-cell>
          <table:table-cell office:value-type="float" office:value="9304" calcext:value-type="float">
            <text:p>93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43767" calcext:value-type="float">
            <text:p>143767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float" office:value="143261" calcext:value-type="float">
            <text:p>143261</text:p>
          </table:table-cell>
          <table:table-cell office:value-type="float" office:value="9265" calcext:value-type="float">
            <text:p>926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float" office:value="145773" calcext:value-type="float">
            <text:p>145773</text:p>
          </table:table-cell>
          <table:table-cell office:value-type="float" office:value="9257" calcext:value-type="float">
            <text:p>925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2" calcext:value-type="float">
            <text:p>32</text:p>
          </table:table-cell>
          <table:table-cell office:value-type="float" office:value="141444" calcext:value-type="float">
            <text:p>141444</text:p>
          </table:table-cell>
          <table:table-cell office:value-type="float" office:value="9192" calcext:value-type="float">
            <text:p>9192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2" calcext:value-type="float">
            <text:p>32</text:p>
          </table:table-cell>
          <table:table-cell office:value-type="float" office:value="147350" calcext:value-type="float">
            <text:p>147350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2" calcext:value-type="float">
            <text:p>32</text:p>
          </table:table-cell>
          <table:table-cell office:value-type="float" office:value="147240" calcext:value-type="float">
            <text:p>147240</text:p>
          </table:table-cell>
          <table:table-cell office:value-type="float" office:value="9267" calcext:value-type="float">
            <text:p>926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2" calcext:value-type="float">
            <text:p>32</text:p>
          </table:table-cell>
          <table:table-cell office:value-type="float" office:value="146706" calcext:value-type="float">
            <text:p>146706</text:p>
          </table:table-cell>
          <table:table-cell office:value-type="float" office:value="9328" calcext:value-type="float">
            <text:p>9328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2" calcext:value-type="float">
            <text:p>32</text:p>
          </table:table-cell>
          <table:table-cell office:value-type="float" office:value="143059" calcext:value-type="float">
            <text:p>143059</text:p>
          </table:table-cell>
          <table:table-cell office:value-type="float" office:value="9234" calcext:value-type="float">
            <text:p>923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2" calcext:value-type="float">
            <text:p>32</text:p>
          </table:table-cell>
          <table:table-cell office:value-type="float" office:value="144947" calcext:value-type="float">
            <text:p>144947</text:p>
          </table:table-cell>
          <table:table-cell office:value-type="float" office:value="9229" calcext:value-type="float">
            <text:p>9229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2" calcext:value-type="float">
            <text:p>32</text:p>
          </table:table-cell>
          <table:table-cell office:value-type="float" office:value="147294" calcext:value-type="float">
            <text:p>147294</text:p>
          </table:table-cell>
          <table:table-cell office:value-type="float" office:value="9309" calcext:value-type="float">
            <text:p>930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2" calcext:value-type="float">
            <text:p>32</text:p>
          </table:table-cell>
          <table:table-cell office:value-type="float" office:value="146087" calcext:value-type="float">
            <text:p>146087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2" calcext:value-type="float">
            <text:p>32</text:p>
          </table:table-cell>
          <table:table-cell office:value-type="float" office:value="149015" calcext:value-type="float">
            <text:p>149015</text:p>
          </table:table-cell>
          <table:table-cell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2" calcext:value-type="float">
            <text:p>32</text:p>
          </table:table-cell>
          <table:table-cell office:value-type="float" office:value="148000" calcext:value-type="float">
            <text:p>148000</text:p>
          </table:table-cell>
          <table:table-cell office:value-type="float" office:value="9153" calcext:value-type="float">
            <text:p>9153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32" calcext:value-type="float">
            <text:p>32</text:p>
          </table:table-cell>
          <table:table-cell office:value-type="float" office:value="149211" calcext:value-type="float">
            <text:p>149211</text:p>
          </table:table-cell>
          <table:table-cell office:value-type="float" office:value="9144" calcext:value-type="float">
            <text:p>9144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2" calcext:value-type="float">
            <text:p>32</text:p>
          </table:table-cell>
          <table:table-cell office:value-type="float" office:value="149700" calcext:value-type="float">
            <text:p>149700</text:p>
          </table:table-cell>
          <table:table-cell office:value-type="float" office:value="9183" calcext:value-type="float">
            <text:p>918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2" calcext:value-type="float">
            <text:p>32</text:p>
          </table:table-cell>
          <table:table-cell office:value-type="float" office:value="148527" calcext:value-type="float">
            <text:p>148527</text:p>
          </table:table-cell>
          <table:table-cell office:value-type="float" office:value="9219" calcext:value-type="float">
            <text:p>9219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2" calcext:value-type="float">
            <text:p>32</text:p>
          </table:table-cell>
          <table:table-cell office:value-type="float" office:value="148838" calcext:value-type="float">
            <text:p>148838</text:p>
          </table:table-cell>
          <table:table-cell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2" calcext:value-type="float">
            <text:p>32</text:p>
          </table:table-cell>
          <table:table-cell office:value-type="float" office:value="150264" calcext:value-type="float">
            <text:p>150264</text:p>
          </table:table-cell>
          <table:table-cell office:value-type="float" office:value="9143" calcext:value-type="float">
            <text:p>9143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2" calcext:value-type="float">
            <text:p>32</text:p>
          </table:table-cell>
          <table:table-cell office:value-type="float" office:value="150145" calcext:value-type="float">
            <text:p>150145</text:p>
          </table:table-cell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2" calcext:value-type="float">
            <text:p>32</text:p>
          </table:table-cell>
          <table:table-cell office:value-type="float" office:value="153483" calcext:value-type="float">
            <text:p>153483</text:p>
          </table:table-cell>
          <table:table-cell office:value-type="float" office:value="9077" calcext:value-type="float">
            <text:p>907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" calcext:value-type="float">
            <text:p>32</text:p>
          </table:table-cell>
          <table:table-cell office:value-type="float" office:value="151545" calcext:value-type="float">
            <text:p>151545</text:p>
          </table:table-cell>
          <table:table-cell office:value-type="float" office:value="9139" calcext:value-type="float">
            <text:p>9139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32" calcext:value-type="float">
            <text:p>32</text:p>
          </table:table-cell>
          <table:table-cell office:value-type="float" office:value="154903" calcext:value-type="float">
            <text:p>154903</text:p>
          </table:table-cell>
          <table:table-cell office:value-type="float" office:value="9183" calcext:value-type="float">
            <text:p>918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32" calcext:value-type="float">
            <text:p>32</text:p>
          </table:table-cell>
          <table:table-cell office:value-type="float" office:value="154044" calcext:value-type="float">
            <text:p>154044</text:p>
          </table:table-cell>
          <table:table-cell office:value-type="float" office:value="9109" calcext:value-type="float">
            <text:p>9109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32" calcext:value-type="float">
            <text:p>32</text:p>
          </table:table-cell>
          <table:table-cell office:value-type="float" office:value="153695" calcext:value-type="float">
            <text:p>153695</text:p>
          </table:table-cell>
          <table:table-cell office:value-type="float" office:value="9013" calcext:value-type="float">
            <text:p>9013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2" calcext:value-type="float">
            <text:p>32</text:p>
          </table:table-cell>
          <table:table-cell office:value-type="float" office:value="154840" calcext:value-type="float">
            <text:p>154840</text:p>
          </table:table-cell>
          <table:table-cell office:value-type="float" office:value="8988" calcext:value-type="float">
            <text:p>898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2" calcext:value-type="float">
            <text:p>32</text:p>
          </table:table-cell>
          <table:table-cell office:value-type="float" office:value="154144" calcext:value-type="float">
            <text:p>154144</text:p>
          </table:table-cell>
          <table:table-cell office:value-type="float" office:value="9153" calcext:value-type="float">
            <text:p>9153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32" calcext:value-type="float">
            <text:p>32</text:p>
          </table:table-cell>
          <table:table-cell office:value-type="float" office:value="156045" calcext:value-type="float">
            <text:p>156045</text:p>
          </table:table-cell>
          <table:table-cell office:value-type="float" office:value="9112" calcext:value-type="float">
            <text:p>911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2" calcext:value-type="float">
            <text:p>32</text:p>
          </table:table-cell>
          <table:table-cell office:value-type="float" office:value="154560" calcext:value-type="float">
            <text:p>154560</text:p>
          </table:table-cell>
          <table:table-cell office:value-type="float" office:value="9114" calcext:value-type="float">
            <text:p>911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2" calcext:value-type="float">
            <text:p>32</text:p>
          </table:table-cell>
          <table:table-cell office:value-type="float" office:value="157369" calcext:value-type="float">
            <text:p>157369</text:p>
          </table:table-cell>
          <table:table-cell office:value-type="float" office:value="9067" calcext:value-type="float">
            <text:p>9067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32" calcext:value-type="float">
            <text:p>32</text:p>
          </table:table-cell>
          <table:table-cell office:value-type="float" office:value="150450" calcext:value-type="float">
            <text:p>150450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2" calcext:value-type="float">
            <text:p>32</text:p>
          </table:table-cell>
          <table:table-cell office:value-type="float" office:value="157449" calcext:value-type="float">
            <text:p>157449</text:p>
          </table:table-cell>
          <table:table-cell office:value-type="float" office:value="9195" calcext:value-type="float">
            <text:p>919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32" calcext:value-type="float">
            <text:p>32</text:p>
          </table:table-cell>
          <table:table-cell office:value-type="float" office:value="159487" calcext:value-type="float">
            <text:p>159487</text:p>
          </table:table-cell>
          <table:table-cell office:value-type="float" office:value="9023" calcext:value-type="float">
            <text:p>9023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2" calcext:value-type="float">
            <text:p>32</text:p>
          </table:table-cell>
          <table:table-cell office:value-type="float" office:value="156652" calcext:value-type="float">
            <text:p>156652</text:p>
          </table:table-cell>
          <table:table-cell office:value-type="float" office:value="9142" calcext:value-type="float">
            <text:p>9142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32" calcext:value-type="float">
            <text:p>32</text:p>
          </table:table-cell>
          <table:table-cell office:value-type="float" office:value="158656" calcext:value-type="float">
            <text:p>158656</text:p>
          </table:table-cell>
          <table:table-cell office:value-type="float" office:value="9005" calcext:value-type="float">
            <text:p>9005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32" calcext:value-type="float">
            <text:p>32</text:p>
          </table:table-cell>
          <table:table-cell office:value-type="float" office:value="160498" calcext:value-type="float">
            <text:p>160498</text:p>
          </table:table-cell>
          <table:table-cell office:value-type="float" office:value="9042" calcext:value-type="float">
            <text:p>904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2" calcext:value-type="float">
            <text:p>32</text:p>
          </table:table-cell>
          <table:table-cell office:value-type="float" office:value="157027" calcext:value-type="float">
            <text:p>157027</text:p>
          </table:table-cell>
          <table:table-cell office:value-type="float" office:value="9011" calcext:value-type="float">
            <text:p>9011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2" calcext:value-type="float">
            <text:p>32</text:p>
          </table:table-cell>
          <table:table-cell office:value-type="float" office:value="159442" calcext:value-type="float">
            <text:p>159442</text:p>
          </table:table-cell>
          <table:table-cell office:value-type="float" office:value="8924" calcext:value-type="float">
            <text:p>8924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2" calcext:value-type="float">
            <text:p>32</text:p>
          </table:table-cell>
          <table:table-cell office:value-type="float" office:value="154883" calcext:value-type="float">
            <text:p>154883</text:p>
          </table:table-cell>
          <table:table-cell office:value-type="float" office:value="9009" calcext:value-type="float">
            <text:p>9009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32" calcext:value-type="float">
            <text:p>32</text:p>
          </table:table-cell>
          <table:table-cell office:value-type="float" office:value="156490" calcext:value-type="float">
            <text:p>156490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2" calcext:value-type="float">
            <text:p>32</text:p>
          </table:table-cell>
          <table:table-cell office:value-type="float" office:value="154568" calcext:value-type="float">
            <text:p>154568</text:p>
          </table:table-cell>
          <table:table-cell office:value-type="float" office:value="8982" calcext:value-type="float">
            <text:p>898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2" calcext:value-type="float">
            <text:p>32</text:p>
          </table:table-cell>
          <table:table-cell office:value-type="float" office:value="158421" calcext:value-type="float">
            <text:p>158421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32" calcext:value-type="float">
            <text:p>32</text:p>
          </table:table-cell>
          <table:table-cell office:value-type="float" office:value="160942" calcext:value-type="float">
            <text:p>160942</text:p>
          </table:table-cell>
          <table:table-cell office:value-type="float" office:value="9030" calcext:value-type="float">
            <text:p>903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2" calcext:value-type="float">
            <text:p>32</text:p>
          </table:table-cell>
          <table:table-cell office:value-type="float" office:value="154579" calcext:value-type="float">
            <text:p>154579</text:p>
          </table:table-cell>
          <table:table-cell office:value-type="float" office:value="9023" calcext:value-type="float">
            <text:p>9023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2" calcext:value-type="float">
            <text:p>32</text:p>
          </table:table-cell>
          <table:table-cell office:value-type="float" office:value="164308" calcext:value-type="float">
            <text:p>164308</text:p>
          </table:table-cell>
          <table:table-cell office:value-type="float" office:value="9033" calcext:value-type="float">
            <text:p>9033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2" calcext:value-type="float">
            <text:p>32</text:p>
          </table:table-cell>
          <table:table-cell office:value-type="float" office:value="158849" calcext:value-type="float">
            <text:p>158849</text:p>
          </table:table-cell>
          <table:table-cell office:value-type="float" office:value="8965" calcext:value-type="float">
            <text:p>8965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2" calcext:value-type="float">
            <text:p>32</text:p>
          </table:table-cell>
          <table:table-cell office:value-type="float" office:value="158703" calcext:value-type="float">
            <text:p>158703</text:p>
          </table:table-cell>
          <table:table-cell office:value-type="float" office:value="8901" calcext:value-type="float">
            <text:p>8901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32" calcext:value-type="float">
            <text:p>32</text:p>
          </table:table-cell>
          <table:table-cell office:value-type="float" office:value="164853" calcext:value-type="float">
            <text:p>164853</text:p>
          </table:table-cell>
          <table:table-cell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32" calcext:value-type="float">
            <text:p>32</text:p>
          </table:table-cell>
          <table:table-cell office:value-type="float" office:value="160065" calcext:value-type="float">
            <text:p>160065</text:p>
          </table:table-cell>
          <table:table-cell office:value-type="float" office:value="8943" calcext:value-type="float">
            <text:p>8943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2" calcext:value-type="float">
            <text:p>32</text:p>
          </table:table-cell>
          <table:table-cell office:value-type="float" office:value="158780" calcext:value-type="float">
            <text:p>158780</text:p>
          </table:table-cell>
          <table:table-cell office:value-type="float" office:value="8947" calcext:value-type="float">
            <text:p>8947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32" calcext:value-type="float">
            <text:p>32</text:p>
          </table:table-cell>
          <table:table-cell office:value-type="float" office:value="168925" calcext:value-type="float">
            <text:p>168925</text:p>
          </table:table-cell>
          <table:table-cell office:value-type="float" office:value="8848" calcext:value-type="float">
            <text:p>884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2" calcext:value-type="float">
            <text:p>32</text:p>
          </table:table-cell>
          <table:table-cell office:value-type="float" office:value="167919" calcext:value-type="float">
            <text:p>167919</text:p>
          </table:table-cell>
          <table:table-cell office:value-type="float" office:value="9107" calcext:value-type="float">
            <text:p>9107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32" calcext:value-type="float">
            <text:p>32</text:p>
          </table:table-cell>
          <table:table-cell office:value-type="float" office:value="165146" calcext:value-type="float">
            <text:p>165146</text:p>
          </table:table-cell>
          <table:table-cell office:value-type="float" office:value="8946" calcext:value-type="float">
            <text:p>8946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32" calcext:value-type="float">
            <text:p>32</text:p>
          </table:table-cell>
          <table:table-cell office:value-type="float" office:value="167959" calcext:value-type="float">
            <text:p>167959</text:p>
          </table:table-cell>
          <table:table-cell office:value-type="float" office:value="8963" calcext:value-type="float">
            <text:p>8963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32" calcext:value-type="float">
            <text:p>32</text:p>
          </table:table-cell>
          <table:table-cell office:value-type="float" office:value="166094" calcext:value-type="float">
            <text:p>166094</text:p>
          </table:table-cell>
          <table:table-cell office:value-type="float" office:value="8959" calcext:value-type="float">
            <text:p>8959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32" calcext:value-type="float">
            <text:p>32</text:p>
          </table:table-cell>
          <table:table-cell office:value-type="float" office:value="160278" calcext:value-type="float">
            <text:p>160278</text:p>
          </table:table-cell>
          <table:table-cell office:value-type="float" office:value="9066" calcext:value-type="float">
            <text:p>906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2" calcext:value-type="float">
            <text:p>32</text:p>
          </table:table-cell>
          <table:table-cell office:value-type="float" office:value="163750" calcext:value-type="float">
            <text:p>163750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164746" calcext:value-type="float">
            <text:p>164746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32" calcext:value-type="float">
            <text:p>32</text:p>
          </table:table-cell>
          <table:table-cell office:value-type="float" office:value="168479" calcext:value-type="float">
            <text:p>168479</text:p>
          </table:table-cell>
          <table:table-cell office:value-type="float" office:value="8843" calcext:value-type="float">
            <text:p>8843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32" calcext:value-type="float">
            <text:p>32</text:p>
          </table:table-cell>
          <table:table-cell office:value-type="float" office:value="157868" calcext:value-type="float">
            <text:p>157868</text:p>
          </table:table-cell>
          <table:table-cell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2" calcext:value-type="float">
            <text:p>32</text:p>
          </table:table-cell>
          <table:table-cell office:value-type="float" office:value="163894" calcext:value-type="float">
            <text:p>163894</text:p>
          </table:table-cell>
          <table:table-cell office:value-type="float" office:value="8908" calcext:value-type="float">
            <text:p>890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2" calcext:value-type="float">
            <text:p>32</text:p>
          </table:table-cell>
          <table:table-cell office:value-type="float" office:value="166744" calcext:value-type="float">
            <text:p>166744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2" calcext:value-type="float">
            <text:p>32</text:p>
          </table:table-cell>
          <table:table-cell office:value-type="float" office:value="165082" calcext:value-type="float">
            <text:p>165082</text:p>
          </table:table-cell>
          <table:table-cell office:value-type="float" office:value="8768" calcext:value-type="float">
            <text:p>8768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2" calcext:value-type="float">
            <text:p>32</text:p>
          </table:table-cell>
          <table:table-cell office:value-type="float" office:value="165127" calcext:value-type="float">
            <text:p>165127</text:p>
          </table:table-cell>
          <table:table-cell office:value-type="float" office:value="8828" calcext:value-type="float">
            <text:p>8828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2" calcext:value-type="float">
            <text:p>32</text:p>
          </table:table-cell>
          <table:table-cell office:value-type="float" office:value="165633" calcext:value-type="float">
            <text:p>165633</text:p>
          </table:table-cell>
          <table:table-cell office:value-type="float" office:value="8799" calcext:value-type="float">
            <text:p>879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2" calcext:value-type="float">
            <text:p>32</text:p>
          </table:table-cell>
          <table:table-cell office:value-type="float" office:value="163970" calcext:value-type="float">
            <text:p>163970</text:p>
          </table:table-cell>
          <table:table-cell office:value-type="float" office:value="8746" calcext:value-type="float">
            <text:p>8746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2" calcext:value-type="float">
            <text:p>32</text:p>
          </table:table-cell>
          <table:table-cell office:value-type="float" office:value="169940" calcext:value-type="float">
            <text:p>169940</text:p>
          </table:table-cell>
          <table:table-cell office:value-type="float" office:value="8939" calcext:value-type="float">
            <text:p>8939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32" calcext:value-type="float">
            <text:p>32</text:p>
          </table:table-cell>
          <table:table-cell office:value-type="float" office:value="172777" calcext:value-type="float">
            <text:p>172777</text:p>
          </table:table-cell>
          <table:table-cell office:value-type="float" office:value="8702" calcext:value-type="float">
            <text:p>870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32" calcext:value-type="float">
            <text:p>32</text:p>
          </table:table-cell>
          <table:table-cell office:value-type="float" office:value="168983" calcext:value-type="float">
            <text:p>168983</text:p>
          </table:table-cell>
          <table:table-cell office:value-type="float" office:value="8908" calcext:value-type="float">
            <text:p>8908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32" calcext:value-type="float">
            <text:p>32</text:p>
          </table:table-cell>
          <table:table-cell office:value-type="float" office:value="168127" calcext:value-type="float">
            <text:p>168127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32" calcext:value-type="float">
            <text:p>32</text:p>
          </table:table-cell>
          <table:table-cell office:value-type="float" office:value="171525" calcext:value-type="float">
            <text:p>171525</text:p>
          </table:table-cell>
          <table:table-cell office:value-type="float" office:value="8837" calcext:value-type="float">
            <text:p>883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2" calcext:value-type="float">
            <text:p>32</text:p>
          </table:table-cell>
          <table:table-cell office:value-type="float" office:value="166570" calcext:value-type="float">
            <text:p>166570</text:p>
          </table:table-cell>
          <table:table-cell office:value-type="float" office:value="8662" calcext:value-type="float">
            <text:p>8662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2" calcext:value-type="float">
            <text:p>32</text:p>
          </table:table-cell>
          <table:table-cell office:value-type="float" office:value="169089" calcext:value-type="float">
            <text:p>169089</text:p>
          </table:table-cell>
          <table:table-cell office:value-type="float" office:value="8817" calcext:value-type="float">
            <text:p>8817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32" calcext:value-type="float">
            <text:p>32</text:p>
          </table:table-cell>
          <table:table-cell office:value-type="float" office:value="167777" calcext:value-type="float">
            <text:p>167777</text:p>
          </table:table-cell>
          <table:table-cell office:value-type="float" office:value="8923" calcext:value-type="float">
            <text:p>8923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32" calcext:value-type="float">
            <text:p>32</text:p>
          </table:table-cell>
          <table:table-cell office:value-type="float" office:value="167900" calcext:value-type="float">
            <text:p>167900</text:p>
          </table:table-cell>
          <table:table-cell office:value-type="float" office:value="8953" calcext:value-type="float">
            <text:p>8953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32" calcext:value-type="float">
            <text:p>32</text:p>
          </table:table-cell>
          <table:table-cell office:value-type="float" office:value="169354" calcext:value-type="float">
            <text:p>169354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2" calcext:value-type="float">
            <text:p>32</text:p>
          </table:table-cell>
          <table:table-cell office:value-type="float" office:value="167079" calcext:value-type="float">
            <text:p>167079</text:p>
          </table:table-cell>
          <table:table-cell office:value-type="float" office:value="8685" calcext:value-type="float">
            <text:p>8685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32" calcext:value-type="float">
            <text:p>32</text:p>
          </table:table-cell>
          <table:table-cell office:value-type="float" office:value="164508" calcext:value-type="float">
            <text:p>164508</text:p>
          </table:table-cell>
          <table:table-cell office:value-type="float" office:value="8949" calcext:value-type="float">
            <text:p>8949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32" calcext:value-type="float">
            <text:p>32</text:p>
          </table:table-cell>
          <table:table-cell office:value-type="float" office:value="173541" calcext:value-type="float">
            <text:p>173541</text:p>
          </table:table-cell>
          <table:table-cell office:value-type="float" office:value="8807" calcext:value-type="float">
            <text:p>8807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32" calcext:value-type="float">
            <text:p>32</text:p>
          </table:table-cell>
          <table:table-cell office:value-type="float" office:value="171644" calcext:value-type="float">
            <text:p>171644</text:p>
          </table:table-cell>
          <table:table-cell office:value-type="float" office:value="8684" calcext:value-type="float">
            <text:p>8684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32" calcext:value-type="float">
            <text:p>32</text:p>
          </table:table-cell>
          <table:table-cell office:value-type="float" office:value="169109" calcext:value-type="float">
            <text:p>169109</text:p>
          </table:table-cell>
          <table:table-cell office:value-type="float" office:value="8847" calcext:value-type="float">
            <text:p>884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2" calcext:value-type="float">
            <text:p>32</text:p>
          </table:table-cell>
          <table:table-cell office:value-type="float" office:value="172312" calcext:value-type="float">
            <text:p>172312</text:p>
          </table:table-cell>
          <table:table-cell office:value-type="float" office:value="8732" calcext:value-type="float">
            <text:p>8732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32" calcext:value-type="float">
            <text:p>32</text:p>
          </table:table-cell>
          <table:table-cell office:value-type="float" office:value="173682" calcext:value-type="float">
            <text:p>173682</text:p>
          </table:table-cell>
          <table:table-cell office:value-type="float" office:value="8984" calcext:value-type="float">
            <text:p>8984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32" calcext:value-type="float">
            <text:p>32</text:p>
          </table:table-cell>
          <table:table-cell office:value-type="float" office:value="172307" calcext:value-type="float">
            <text:p>172307</text:p>
          </table:table-cell>
          <table:table-cell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32" calcext:value-type="float">
            <text:p>32</text:p>
          </table:table-cell>
          <table:table-cell office:value-type="float" office:value="171126" calcext:value-type="float">
            <text:p>171126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32" calcext:value-type="float">
            <text:p>32</text:p>
          </table:table-cell>
          <table:table-cell office:value-type="float" office:value="175476" calcext:value-type="float">
            <text:p>175476</text:p>
          </table:table-cell>
          <table:table-cell office:value-type="float" office:value="8703" calcext:value-type="float">
            <text:p>8703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2" calcext:value-type="float">
            <text:p>32</text:p>
          </table:table-cell>
          <table:table-cell office:value-type="float" office:value="174322" calcext:value-type="float">
            <text:p>174322</text:p>
          </table:table-cell>
          <table:table-cell office:value-type="float" office:value="8682" calcext:value-type="float">
            <text:p>8682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32" calcext:value-type="float">
            <text:p>32</text:p>
          </table:table-cell>
          <table:table-cell office:value-type="float" office:value="172029" calcext:value-type="float">
            <text:p>172029</text:p>
          </table:table-cell>
          <table:table-cell office:value-type="float" office:value="8801" calcext:value-type="float">
            <text:p>8801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32" calcext:value-type="float">
            <text:p>32</text:p>
          </table:table-cell>
          <table:table-cell office:value-type="float" office:value="182096" calcext:value-type="float">
            <text:p>182096</text:p>
          </table:table-cell>
          <table:table-cell office:value-type="float" office:value="8842" calcext:value-type="float">
            <text:p>8842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32" calcext:value-type="float">
            <text:p>32</text:p>
          </table:table-cell>
          <table:table-cell office:value-type="float" office:value="175322" calcext:value-type="float">
            <text:p>175322</text:p>
          </table:table-cell>
          <table:table-cell office:value-type="float" office:value="8849" calcext:value-type="float">
            <text:p>8849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32" calcext:value-type="float">
            <text:p>32</text:p>
          </table:table-cell>
          <table:table-cell office:value-type="float" office:value="179352" calcext:value-type="float">
            <text:p>179352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2" calcext:value-type="float">
            <text:p>32</text:p>
          </table:table-cell>
          <table:table-cell office:value-type="float" office:value="174298" calcext:value-type="float">
            <text:p>174298</text:p>
          </table:table-cell>
          <table:table-cell office:value-type="float" office:value="8663" calcext:value-type="float">
            <text:p>8663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32" calcext:value-type="float">
            <text:p>32</text:p>
          </table:table-cell>
          <table:table-cell office:value-type="float" office:value="177579" calcext:value-type="float">
            <text:p>177579</text:p>
          </table:table-cell>
          <table:table-cell office:value-type="float" office:value="8892" calcext:value-type="float">
            <text:p>8892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32" calcext:value-type="float">
            <text:p>32</text:p>
          </table:table-cell>
          <table:table-cell office:value-type="float" office:value="173555" calcext:value-type="float">
            <text:p>173555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32" calcext:value-type="float">
            <text:p>32</text:p>
          </table:table-cell>
          <table:table-cell office:value-type="float" office:value="173469" calcext:value-type="float">
            <text:p>173469</text:p>
          </table:table-cell>
          <table:table-cell office:value-type="float" office:value="8726" calcext:value-type="float">
            <text:p>8726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32" calcext:value-type="float">
            <text:p>32</text:p>
          </table:table-cell>
          <table:table-cell office:value-type="float" office:value="177838" calcext:value-type="float">
            <text:p>177838</text:p>
          </table:table-cell>
          <table:table-cell office:value-type="float" office:value="8768" calcext:value-type="float">
            <text:p>8768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2" calcext:value-type="float">
            <text:p>32</text:p>
          </table:table-cell>
          <table:table-cell office:value-type="float" office:value="176502" calcext:value-type="float">
            <text:p>176502</text:p>
          </table:table-cell>
          <table:table-cell office:value-type="float" office:value="8673" calcext:value-type="float">
            <text:p>8673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2" calcext:value-type="float">
            <text:p>32</text:p>
          </table:table-cell>
          <table:table-cell office:value-type="float" office:value="178960" calcext:value-type="float">
            <text:p>178960</text:p>
          </table:table-cell>
          <table:table-cell office:value-type="float" office:value="8781" calcext:value-type="float">
            <text:p>8781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2" calcext:value-type="float">
            <text:p>32</text:p>
          </table:table-cell>
          <table:table-cell office:value-type="float" office:value="178004" calcext:value-type="float">
            <text:p>178004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32" calcext:value-type="float">
            <text:p>32</text:p>
          </table:table-cell>
          <table:table-cell office:value-type="float" office:value="182129" calcext:value-type="float">
            <text:p>182129</text:p>
          </table:table-cell>
          <table:table-cell office:value-type="float" office:value="8590" calcext:value-type="float">
            <text:p>859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32" calcext:value-type="float">
            <text:p>32</text:p>
          </table:table-cell>
          <table:table-cell office:value-type="float" office:value="176853" calcext:value-type="float">
            <text:p>176853</text:p>
          </table:table-cell>
          <table:table-cell office:value-type="float" office:value="8694" calcext:value-type="float">
            <text:p>86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2" calcext:value-type="float">
            <text:p>32</text:p>
          </table:table-cell>
          <table:table-cell office:value-type="float" office:value="183135" calcext:value-type="float">
            <text:p>183135</text:p>
          </table:table-cell>
          <table:table-cell office:value-type="float" office:value="8743" calcext:value-type="float">
            <text:p>8743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2" calcext:value-type="float">
            <text:p>32</text:p>
          </table:table-cell>
          <table:table-cell office:value-type="float" office:value="177431" calcext:value-type="float">
            <text:p>177431</text:p>
          </table:table-cell>
          <table:table-cell office:value-type="float" office:value="8949" calcext:value-type="float">
            <text:p>8949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32" calcext:value-type="float">
            <text:p>32</text:p>
          </table:table-cell>
          <table:table-cell office:value-type="float" office:value="178717" calcext:value-type="float">
            <text:p>178717</text:p>
          </table:table-cell>
          <table:table-cell office:value-type="float" office:value="8679" calcext:value-type="float">
            <text:p>8679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2" calcext:value-type="float">
            <text:p>32</text:p>
          </table:table-cell>
          <table:table-cell office:value-type="float" office:value="182562" calcext:value-type="float">
            <text:p>182562</text:p>
          </table:table-cell>
          <table:table-cell office:value-type="float" office:value="8964" calcext:value-type="float">
            <text:p>8964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32" calcext:value-type="float">
            <text:p>32</text:p>
          </table:table-cell>
          <table:table-cell office:value-type="float" office:value="184208" calcext:value-type="float">
            <text:p>184208</text:p>
          </table:table-cell>
          <table:table-cell office:value-type="float" office:value="8625" calcext:value-type="float">
            <text:p>8625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2" calcext:value-type="float">
            <text:p>32</text:p>
          </table:table-cell>
          <table:table-cell office:value-type="float" office:value="187633" calcext:value-type="float">
            <text:p>187633</text:p>
          </table:table-cell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32" calcext:value-type="float">
            <text:p>32</text:p>
          </table:table-cell>
          <table:table-cell office:value-type="float" office:value="169775" calcext:value-type="float">
            <text:p>169775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2" calcext:value-type="float">
            <text:p>32</text:p>
          </table:table-cell>
          <table:table-cell office:value-type="float" office:value="172103" calcext:value-type="float">
            <text:p>172103</text:p>
          </table:table-cell>
          <table:table-cell office:value-type="float" office:value="8731" calcext:value-type="float">
            <text:p>8731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32" calcext:value-type="float">
            <text:p>32</text:p>
          </table:table-cell>
          <table:table-cell office:value-type="float" office:value="179471" calcext:value-type="float">
            <text:p>179471</text:p>
          </table:table-cell>
          <table:table-cell office:value-type="float" office:value="8581" calcext:value-type="float">
            <text:p>8581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2" calcext:value-type="float">
            <text:p>32</text:p>
          </table:table-cell>
          <table:table-cell office:value-type="float" office:value="181087" calcext:value-type="float">
            <text:p>181087</text:p>
          </table:table-cell>
          <table:table-cell office:value-type="float" office:value="8917" calcext:value-type="float">
            <text:p>891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" calcext:value-type="float">
            <text:p>32</text:p>
          </table:table-cell>
          <table:table-cell office:value-type="float" office:value="180808" calcext:value-type="float">
            <text:p>180808</text:p>
          </table:table-cell>
          <table:table-cell office:value-type="float" office:value="8586" calcext:value-type="float">
            <text:p>8586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2" calcext:value-type="float">
            <text:p>32</text:p>
          </table:table-cell>
          <table:table-cell office:value-type="float" office:value="187194" calcext:value-type="float">
            <text:p>187194</text:p>
          </table:table-cell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" calcext:value-type="float">
            <text:p>32</text:p>
          </table:table-cell>
          <table:table-cell office:value-type="float" office:value="181446" calcext:value-type="float">
            <text:p>181446</text:p>
          </table:table-cell>
          <table:table-cell office:value-type="float" office:value="8849" calcext:value-type="float">
            <text:p>8849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2" calcext:value-type="float">
            <text:p>32</text:p>
          </table:table-cell>
          <table:table-cell office:value-type="float" office:value="185431" calcext:value-type="float">
            <text:p>185431</text:p>
          </table:table-cell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32" calcext:value-type="float">
            <text:p>32</text:p>
          </table:table-cell>
          <table:table-cell office:value-type="float" office:value="184768" calcext:value-type="float">
            <text:p>184768</text:p>
          </table:table-cell>
          <table:table-cell office:value-type="float" office:value="8784" calcext:value-type="float">
            <text:p>878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2" calcext:value-type="float">
            <text:p>32</text:p>
          </table:table-cell>
          <table:table-cell office:value-type="float" office:value="187814" calcext:value-type="float">
            <text:p>187814</text:p>
          </table:table-cell>
          <table:table-cell office:value-type="float" office:value="8570" calcext:value-type="float">
            <text:p>857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32" calcext:value-type="float">
            <text:p>32</text:p>
          </table:table-cell>
          <table:table-cell office:value-type="float" office:value="184169" calcext:value-type="float">
            <text:p>184169</text:p>
          </table:table-cell>
          <table:table-cell office:value-type="float" office:value="8648" calcext:value-type="float">
            <text:p>8648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32" calcext:value-type="float">
            <text:p>32</text:p>
          </table:table-cell>
          <table:table-cell office:value-type="float" office:value="182314" calcext:value-type="float">
            <text:p>182314</text:p>
          </table:table-cell>
          <table:table-cell office:value-type="float" office:value="8744" calcext:value-type="float">
            <text:p>8744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32" calcext:value-type="float">
            <text:p>32</text:p>
          </table:table-cell>
          <table:table-cell office:value-type="float" office:value="185559" calcext:value-type="float">
            <text:p>185559</text:p>
          </table:table-cell>
          <table:table-cell office:value-type="float" office:value="8611" calcext:value-type="float">
            <text:p>8611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32" calcext:value-type="float">
            <text:p>32</text:p>
          </table:table-cell>
          <table:table-cell office:value-type="float" office:value="182098" calcext:value-type="float">
            <text:p>182098</text:p>
          </table:table-cell>
          <table:table-cell office:value-type="float" office:value="8914" calcext:value-type="float">
            <text:p>891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2" calcext:value-type="float">
            <text:p>32</text:p>
          </table:table-cell>
          <table:table-cell office:value-type="float" office:value="188608" calcext:value-type="float">
            <text:p>188608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32" calcext:value-type="float">
            <text:p>32</text:p>
          </table:table-cell>
          <table:table-cell office:value-type="float" office:value="183467" calcext:value-type="float">
            <text:p>183467</text:p>
          </table:table-cell>
          <table:table-cell office:value-type="float" office:value="8618" calcext:value-type="float">
            <text:p>8618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32" calcext:value-type="float">
            <text:p>32</text:p>
          </table:table-cell>
          <table:table-cell office:value-type="float" office:value="187071" calcext:value-type="float">
            <text:p>187071</text:p>
          </table:table-cell>
          <table:table-cell office:value-type="float" office:value="8867" calcext:value-type="float">
            <text:p>8867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32" calcext:value-type="float">
            <text:p>32</text:p>
          </table:table-cell>
          <table:table-cell office:value-type="float" office:value="188064" calcext:value-type="float">
            <text:p>188064</text:p>
          </table:table-cell>
          <table:table-cell office:value-type="float" office:value="8560" calcext:value-type="float">
            <text:p>856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32" calcext:value-type="float">
            <text:p>32</text:p>
          </table:table-cell>
          <table:table-cell office:value-type="float" office:value="191346" calcext:value-type="float">
            <text:p>191346</text:p>
          </table:table-cell>
          <table:table-cell office:value-type="float" office:value="9064" calcext:value-type="float">
            <text:p>9064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2" calcext:value-type="float">
            <text:p>32</text:p>
          </table:table-cell>
          <table:table-cell office:value-type="float" office:value="190995" calcext:value-type="float">
            <text:p>190995</text:p>
          </table:table-cell>
          <table:table-cell office:value-type="float" office:value="8512" calcext:value-type="float">
            <text:p>851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32" calcext:value-type="float">
            <text:p>32</text:p>
          </table:table-cell>
          <table:table-cell office:value-type="float" office:value="190102" calcext:value-type="float">
            <text:p>190102</text:p>
          </table:table-cell>
          <table:table-cell office:value-type="float" office:value="8575" calcext:value-type="float">
            <text:p>857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32" calcext:value-type="float">
            <text:p>32</text:p>
          </table:table-cell>
          <table:table-cell office:value-type="float" office:value="173698" calcext:value-type="float">
            <text:p>173698</text:p>
          </table:table-cell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32" calcext:value-type="float">
            <text:p>32</text:p>
          </table:table-cell>
          <table:table-cell office:value-type="float" office:value="186318" calcext:value-type="float">
            <text:p>186318</text:p>
          </table:table-cell>
          <table:table-cell office:value-type="float" office:value="8474" calcext:value-type="float">
            <text:p>8474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32" calcext:value-type="float">
            <text:p>32</text:p>
          </table:table-cell>
          <table:table-cell office:value-type="float" office:value="189093" calcext:value-type="float">
            <text:p>189093</text:p>
          </table:table-cell>
          <table:table-cell office:value-type="float" office:value="8801" calcext:value-type="float">
            <text:p>880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" calcext:value-type="float">
            <text:p>32</text:p>
          </table:table-cell>
          <table:table-cell office:value-type="float" office:value="192642" calcext:value-type="float">
            <text:p>192642</text:p>
          </table:table-cell>
          <table:table-cell office:value-type="float" office:value="8726" calcext:value-type="float">
            <text:p>8726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2" calcext:value-type="float">
            <text:p>32</text:p>
          </table:table-cell>
          <table:table-cell office:value-type="float" office:value="190945" calcext:value-type="float">
            <text:p>190945</text:p>
          </table:table-cell>
          <table:table-cell office:value-type="float" office:value="8776" calcext:value-type="float">
            <text:p>8776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32" calcext:value-type="float">
            <text:p>32</text:p>
          </table:table-cell>
          <table:table-cell office:value-type="float" office:value="191535" calcext:value-type="float">
            <text:p>191535</text:p>
          </table:table-cell>
          <table:table-cell office:value-type="float" office:value="8554" calcext:value-type="float">
            <text:p>8554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32" calcext:value-type="float">
            <text:p>32</text:p>
          </table:table-cell>
          <table:table-cell office:value-type="float" office:value="184788" calcext:value-type="float">
            <text:p>184788</text:p>
          </table:table-cell>
          <table:table-cell office:value-type="float" office:value="8714" calcext:value-type="float">
            <text:p>8714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32" calcext:value-type="float">
            <text:p>32</text:p>
          </table:table-cell>
          <table:table-cell office:value-type="float" office:value="188770" calcext:value-type="float">
            <text:p>188770</text:p>
          </table:table-cell>
          <table:table-cell office:value-type="float" office:value="8813" calcext:value-type="float">
            <text:p>8813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2" calcext:value-type="float">
            <text:p>32</text:p>
          </table:table-cell>
          <table:table-cell office:value-type="float" office:value="187855" calcext:value-type="float">
            <text:p>187855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2" calcext:value-type="float">
            <text:p>32</text:p>
          </table:table-cell>
          <table:table-cell office:value-type="float" office:value="195976" calcext:value-type="float">
            <text:p>195976</text:p>
          </table:table-cell>
          <table:table-cell office:value-type="float" office:value="8633" calcext:value-type="float">
            <text:p>8633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32" calcext:value-type="float">
            <text:p>32</text:p>
          </table:table-cell>
          <table:table-cell office:value-type="float" office:value="192695" calcext:value-type="float">
            <text:p>192695</text:p>
          </table:table-cell>
          <table:table-cell office:value-type="float" office:value="8507" calcext:value-type="float">
            <text:p>8507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32" calcext:value-type="float">
            <text:p>32</text:p>
          </table:table-cell>
          <table:table-cell office:value-type="float" office:value="190825" calcext:value-type="float">
            <text:p>190825</text:p>
          </table:table-cell>
          <table:table-cell office:value-type="float" office:value="8756" calcext:value-type="float">
            <text:p>8756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32" calcext:value-type="float">
            <text:p>32</text:p>
          </table:table-cell>
          <table:table-cell office:value-type="float" office:value="192996" calcext:value-type="float">
            <text:p>192996</text:p>
          </table:table-cell>
          <table:table-cell office:value-type="float" office:value="8668" calcext:value-type="float">
            <text:p>866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2" calcext:value-type="float">
            <text:p>32</text:p>
          </table:table-cell>
          <table:table-cell office:value-type="float" office:value="195318" calcext:value-type="float">
            <text:p>195318</text:p>
          </table:table-cell>
          <table:table-cell office:value-type="float" office:value="8904" calcext:value-type="float">
            <text:p>8904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2" calcext:value-type="float">
            <text:p>32</text:p>
          </table:table-cell>
          <table:table-cell office:value-type="float" office:value="194873" calcext:value-type="float">
            <text:p>194873</text:p>
          </table:table-cell>
          <table:table-cell office:value-type="float" office:value="8557" calcext:value-type="float">
            <text:p>8557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32" calcext:value-type="float">
            <text:p>32</text:p>
          </table:table-cell>
          <table:table-cell office:value-type="float" office:value="195696" calcext:value-type="float">
            <text:p>195696</text:p>
          </table:table-cell>
          <table:table-cell office:value-type="float" office:value="8787" calcext:value-type="float">
            <text:p>8787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32" calcext:value-type="float">
            <text:p>32</text:p>
          </table:table-cell>
          <table:table-cell office:value-type="float" office:value="190773" calcext:value-type="float">
            <text:p>190773</text:p>
          </table:table-cell>
          <table:table-cell office:value-type="float" office:value="8647" calcext:value-type="float">
            <text:p>8647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32" calcext:value-type="float">
            <text:p>32</text:p>
          </table:table-cell>
          <table:table-cell office:value-type="float" office:value="195977" calcext:value-type="float">
            <text:p>195977</text:p>
          </table:table-cell>
          <table:table-cell office:value-type="float" office:value="8932" calcext:value-type="float">
            <text:p>8932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2" calcext:value-type="float">
            <text:p>32</text:p>
          </table:table-cell>
          <table:table-cell office:value-type="float" office:value="188632" calcext:value-type="float">
            <text:p>188632</text:p>
          </table:table-cell>
          <table:table-cell office:value-type="float" office:value="8798" calcext:value-type="float">
            <text:p>8798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32" calcext:value-type="float">
            <text:p>32</text:p>
          </table:table-cell>
          <table:table-cell office:value-type="float" office:value="199139" calcext:value-type="float">
            <text:p>199139</text:p>
          </table:table-cell>
          <table:table-cell office:value-type="float" office:value="8845" calcext:value-type="float">
            <text:p>884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32" calcext:value-type="float">
            <text:p>32</text:p>
          </table:table-cell>
          <table:table-cell office:value-type="float" office:value="192002" calcext:value-type="float">
            <text:p>192002</text:p>
          </table:table-cell>
          <table:table-cell office:value-type="float" office:value="8663" calcext:value-type="float">
            <text:p>8663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32" calcext:value-type="float">
            <text:p>32</text:p>
          </table:table-cell>
          <table:table-cell office:value-type="float" office:value="200321" calcext:value-type="float">
            <text:p>200321</text:p>
          </table:table-cell>
          <table:table-cell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32" calcext:value-type="float">
            <text:p>32</text:p>
          </table:table-cell>
          <table:table-cell office:value-type="float" office:value="195329" calcext:value-type="float">
            <text:p>195329</text:p>
          </table:table-cell>
          <table:table-cell office:value-type="float" office:value="8599" calcext:value-type="float">
            <text:p>859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2" calcext:value-type="float">
            <text:p>32</text:p>
          </table:table-cell>
          <table:table-cell office:value-type="float" office:value="197768" calcext:value-type="float">
            <text:p>197768</text:p>
          </table:table-cell>
          <table:table-cell office:value-type="float" office:value="8736" calcext:value-type="float">
            <text:p>8736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32" calcext:value-type="float">
            <text:p>32</text:p>
          </table:table-cell>
          <table:table-cell office:value-type="float" office:value="197213" calcext:value-type="float">
            <text:p>197213</text:p>
          </table:table-cell>
          <table:table-cell office:value-type="float" office:value="8638" calcext:value-type="float">
            <text:p>8638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2" calcext:value-type="float">
            <text:p>32</text:p>
          </table:table-cell>
          <table:table-cell office:value-type="float" office:value="196749" calcext:value-type="float">
            <text:p>196749</text:p>
          </table:table-cell>
          <table:table-cell office:value-type="float" office:value="8934" calcext:value-type="float">
            <text:p>8934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32" calcext:value-type="float">
            <text:p>32</text:p>
          </table:table-cell>
          <table:table-cell office:value-type="float" office:value="196390" calcext:value-type="float">
            <text:p>196390</text:p>
          </table:table-cell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32" calcext:value-type="float">
            <text:p>32</text:p>
          </table:table-cell>
          <table:table-cell office:value-type="float" office:value="209457" calcext:value-type="float">
            <text:p>209457</text:p>
          </table:table-cell>
          <table:table-cell office:value-type="float" office:value="8930" calcext:value-type="float">
            <text:p>8930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2" calcext:value-type="float">
            <text:p>32</text:p>
          </table:table-cell>
          <table:table-cell office:value-type="float" office:value="193831" calcext:value-type="float">
            <text:p>193831</text:p>
          </table:table-cell>
          <table:table-cell office:value-type="float" office:value="8569" calcext:value-type="float">
            <text:p>8569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32" calcext:value-type="float">
            <text:p>32</text:p>
          </table:table-cell>
          <table:table-cell office:value-type="float" office:value="199487" calcext:value-type="float">
            <text:p>199487</text:p>
          </table:table-cell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32" calcext:value-type="float">
            <text:p>32</text:p>
          </table:table-cell>
          <table:table-cell office:value-type="float" office:value="201452" calcext:value-type="float">
            <text:p>201452</text:p>
          </table:table-cell>
          <table:table-cell office:value-type="float" office:value="8705" calcext:value-type="float">
            <text:p>8705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32" calcext:value-type="float">
            <text:p>32</text:p>
          </table:table-cell>
          <table:table-cell office:value-type="float" office:value="199586" calcext:value-type="float">
            <text:p>199586</text:p>
          </table:table-cell>
          <table:table-cell office:value-type="float" office:value="8918" calcext:value-type="float">
            <text:p>8918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32" calcext:value-type="float">
            <text:p>32</text:p>
          </table:table-cell>
          <table:table-cell office:value-type="float" office:value="193896" calcext:value-type="float">
            <text:p>193896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2" calcext:value-type="float">
            <text:p>32</text:p>
          </table:table-cell>
          <table:table-cell office:value-type="float" office:value="202154" calcext:value-type="float">
            <text:p>202154</text:p>
          </table:table-cell>
          <table:table-cell office:value-type="float" office:value="8721" calcext:value-type="float">
            <text:p>8721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32" calcext:value-type="float">
            <text:p>32</text:p>
          </table:table-cell>
          <table:table-cell office:value-type="float" office:value="193222" calcext:value-type="float">
            <text:p>193222</text:p>
          </table:table-cell>
          <table:table-cell office:value-type="float" office:value="8756" calcext:value-type="float">
            <text:p>8756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32" calcext:value-type="float">
            <text:p>32</text:p>
          </table:table-cell>
          <table:table-cell office:value-type="float" office:value="200429" calcext:value-type="float">
            <text:p>200429</text:p>
          </table:table-cell>
          <table:table-cell office:value-type="float" office:value="8693" calcext:value-type="float">
            <text:p>8693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32" calcext:value-type="float">
            <text:p>32</text:p>
          </table:table-cell>
          <table:table-cell office:value-type="float" office:value="206768" calcext:value-type="float">
            <text:p>206768</text:p>
          </table:table-cell>
          <table:table-cell office:value-type="float" office:value="8488" calcext:value-type="float">
            <text:p>8488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32" calcext:value-type="float">
            <text:p>32</text:p>
          </table:table-cell>
          <table:table-cell office:value-type="float" office:value="209469" calcext:value-type="float">
            <text:p>209469</text:p>
          </table:table-cell>
          <table:table-cell office:value-type="float" office:value="8641" calcext:value-type="float">
            <text:p>8641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32" calcext:value-type="float">
            <text:p>32</text:p>
          </table:table-cell>
          <table:table-cell office:value-type="float" office:value="213689" calcext:value-type="float">
            <text:p>213689</text:p>
          </table:table-cell>
          <table:table-cell office:value-type="float" office:value="8592" calcext:value-type="float">
            <text:p>8592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32" calcext:value-type="float">
            <text:p>32</text:p>
          </table:table-cell>
          <table:table-cell office:value-type="float" office:value="195956" calcext:value-type="float">
            <text:p>195956</text:p>
          </table:table-cell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32" calcext:value-type="float">
            <text:p>32</text:p>
          </table:table-cell>
          <table:table-cell office:value-type="float" office:value="197046" calcext:value-type="float">
            <text:p>197046</text:p>
          </table:table-cell>
          <table:table-cell office:value-type="float" office:value="8693" calcext:value-type="float">
            <text:p>8693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32" calcext:value-type="float">
            <text:p>32</text:p>
          </table:table-cell>
          <table:table-cell office:value-type="float" office:value="201280" calcext:value-type="float">
            <text:p>201280</text:p>
          </table:table-cell>
          <table:table-cell office:value-type="float" office:value="8683" calcext:value-type="float">
            <text:p>8683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32" calcext:value-type="float">
            <text:p>32</text:p>
          </table:table-cell>
          <table:table-cell office:value-type="float" office:value="202471" calcext:value-type="float">
            <text:p>202471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2" calcext:value-type="float">
            <text:p>32</text:p>
          </table:table-cell>
          <table:table-cell office:value-type="float" office:value="213078" calcext:value-type="float">
            <text:p>213078</text:p>
          </table:table-cell>
          <table:table-cell office:value-type="float" office:value="8622" calcext:value-type="float">
            <text:p>8622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32" calcext:value-type="float">
            <text:p>32</text:p>
          </table:table-cell>
          <table:table-cell office:value-type="float" office:value="198042" calcext:value-type="float">
            <text:p>198042</text:p>
          </table:table-cell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32" calcext:value-type="float">
            <text:p>32</text:p>
          </table:table-cell>
          <table:table-cell office:value-type="float" office:value="203256" calcext:value-type="float">
            <text:p>203256</text:p>
          </table:table-cell>
          <table:table-cell office:value-type="float" office:value="8659" calcext:value-type="float">
            <text:p>8659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32" calcext:value-type="float">
            <text:p>32</text:p>
          </table:table-cell>
          <table:table-cell office:value-type="float" office:value="208747" calcext:value-type="float">
            <text:p>208747</text:p>
          </table:table-cell>
          <table:table-cell office:value-type="float" office:value="8627" calcext:value-type="float">
            <text:p>8627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2" calcext:value-type="float">
            <text:p>32</text:p>
          </table:table-cell>
          <table:table-cell office:value-type="float" office:value="193705" calcext:value-type="float">
            <text:p>193705</text:p>
          </table:table-cell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2" calcext:value-type="float">
            <text:p>32</text:p>
          </table:table-cell>
          <table:table-cell office:value-type="float" office:value="212318" calcext:value-type="float">
            <text:p>212318</text:p>
          </table:table-cell>
          <table:table-cell office:value-type="float" office:value="9019" calcext:value-type="float">
            <text:p>9019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32" calcext:value-type="float">
            <text:p>32</text:p>
          </table:table-cell>
          <table:table-cell office:value-type="float" office:value="201540" calcext:value-type="float">
            <text:p>201540</text:p>
          </table:table-cell>
          <table:table-cell office:value-type="float" office:value="8499" calcext:value-type="float">
            <text:p>8499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2" calcext:value-type="float">
            <text:p>32</text:p>
          </table:table-cell>
          <table:table-cell office:value-type="float" office:value="204576" calcext:value-type="float">
            <text:p>204576</text:p>
          </table:table-cell>
          <table:table-cell office:value-type="float" office:value="8614" calcext:value-type="float">
            <text:p>8614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32" calcext:value-type="float">
            <text:p>32</text:p>
          </table:table-cell>
          <table:table-cell office:value-type="float" office:value="211751" calcext:value-type="float">
            <text:p>211751</text:p>
          </table:table-cell>
          <table:table-cell office:value-type="float" office:value="8971" calcext:value-type="float">
            <text:p>8971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32" calcext:value-type="float">
            <text:p>32</text:p>
          </table:table-cell>
          <table:table-cell office:value-type="float" office:value="199302" calcext:value-type="float">
            <text:p>199302</text:p>
          </table:table-cell>
          <table:table-cell office:value-type="float" office:value="8589" calcext:value-type="float">
            <text:p>858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2" calcext:value-type="float">
            <text:p>32</text:p>
          </table:table-cell>
          <table:table-cell office:value-type="float" office:value="217541" calcext:value-type="float">
            <text:p>217541</text:p>
          </table:table-cell>
          <table:table-cell office:value-type="float" office:value="8657" calcext:value-type="float">
            <text:p>8657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32" calcext:value-type="float">
            <text:p>32</text:p>
          </table:table-cell>
          <table:table-cell office:value-type="float" office:value="203027" calcext:value-type="float">
            <text:p>203027</text:p>
          </table:table-cell>
          <table:table-cell office:value-type="float" office:value="8703" calcext:value-type="float">
            <text:p>8703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32" calcext:value-type="float">
            <text:p>32</text:p>
          </table:table-cell>
          <table:table-cell office:value-type="float" office:value="205809" calcext:value-type="float">
            <text:p>205809</text:p>
          </table:table-cell>
          <table:table-cell office:value-type="float" office:value="8456" calcext:value-type="float">
            <text:p>8456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32" calcext:value-type="float">
            <text:p>32</text:p>
          </table:table-cell>
          <table:table-cell office:value-type="float" office:value="205008" calcext:value-type="float">
            <text:p>205008</text:p>
          </table:table-cell>
          <table:table-cell office:value-type="float" office:value="8590" calcext:value-type="float">
            <text:p>8590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2" calcext:value-type="float">
            <text:p>32</text:p>
          </table:table-cell>
          <table:table-cell office:value-type="float" office:value="202957" calcext:value-type="float">
            <text:p>202957</text:p>
          </table:table-cell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32" calcext:value-type="float">
            <text:p>32</text:p>
          </table:table-cell>
          <table:table-cell office:value-type="float" office:value="214038" calcext:value-type="float">
            <text:p>214038</text:p>
          </table:table-cell>
          <table:table-cell office:value-type="float" office:value="8845" calcext:value-type="float">
            <text:p>8845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2" calcext:value-type="float">
            <text:p>32</text:p>
          </table:table-cell>
          <table:table-cell office:value-type="float" office:value="210420" calcext:value-type="float">
            <text:p>210420</text:p>
          </table:table-cell>
          <table:table-cell office:value-type="float" office:value="8871" calcext:value-type="float">
            <text:p>8871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32" calcext:value-type="float">
            <text:p>32</text:p>
          </table:table-cell>
          <table:table-cell office:value-type="float" office:value="203955" calcext:value-type="float">
            <text:p>203955</text:p>
          </table:table-cell>
          <table:table-cell office:value-type="float" office:value="8708" calcext:value-type="float">
            <text:p>8708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32" calcext:value-type="float">
            <text:p>32</text:p>
          </table:table-cell>
          <table:table-cell office:value-type="float" office:value="204879" calcext:value-type="float">
            <text:p>204879</text:p>
          </table:table-cell>
          <table:table-cell office:value-type="float" office:value="8406" calcext:value-type="float">
            <text:p>8406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32" calcext:value-type="float">
            <text:p>32</text:p>
          </table:table-cell>
          <table:table-cell office:value-type="float" office:value="212740" calcext:value-type="float">
            <text:p>212740</text:p>
          </table:table-cell>
          <table:table-cell office:value-type="float" office:value="8851" calcext:value-type="float">
            <text:p>885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2" calcext:value-type="float">
            <text:p>32</text:p>
          </table:table-cell>
          <table:table-cell office:value-type="float" office:value="207693" calcext:value-type="float">
            <text:p>207693</text:p>
          </table:table-cell>
          <table:table-cell office:value-type="float" office:value="8531" calcext:value-type="float">
            <text:p>8531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32" calcext:value-type="float">
            <text:p>32</text:p>
          </table:table-cell>
          <table:table-cell office:value-type="float" office:value="208413" calcext:value-type="float">
            <text:p>208413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32" calcext:value-type="float">
            <text:p>32</text:p>
          </table:table-cell>
          <table:table-cell office:value-type="float" office:value="204049" calcext:value-type="float">
            <text:p>204049</text:p>
          </table:table-cell>
          <table:table-cell office:value-type="float" office:value="8981" calcext:value-type="float">
            <text:p>8981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32" calcext:value-type="float">
            <text:p>32</text:p>
          </table:table-cell>
          <table:table-cell office:value-type="float" office:value="204069" calcext:value-type="float">
            <text:p>204069</text:p>
          </table:table-cell>
          <table:table-cell office:value-type="float" office:value="8859" calcext:value-type="float">
            <text:p>8859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32" calcext:value-type="float">
            <text:p>32</text:p>
          </table:table-cell>
          <table:table-cell office:value-type="float" office:value="211130" calcext:value-type="float">
            <text:p>211130</text:p>
          </table:table-cell>
          <table:table-cell office:value-type="float" office:value="8622" calcext:value-type="float">
            <text:p>8622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32" calcext:value-type="float">
            <text:p>32</text:p>
          </table:table-cell>
          <table:table-cell office:value-type="float" office:value="210327" calcext:value-type="float">
            <text:p>210327</text:p>
          </table:table-cell>
          <table:table-cell office:value-type="float" office:value="8646" calcext:value-type="float">
            <text:p>8646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32" calcext:value-type="float">
            <text:p>32</text:p>
          </table:table-cell>
          <table:table-cell office:value-type="float" office:value="203332" calcext:value-type="float">
            <text:p>203332</text:p>
          </table:table-cell>
          <table:table-cell office:value-type="float" office:value="8306" calcext:value-type="float">
            <text:p>8306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32" calcext:value-type="float">
            <text:p>32</text:p>
          </table:table-cell>
          <table:table-cell office:value-type="float" office:value="213013" calcext:value-type="float">
            <text:p>213013</text:p>
          </table:table-cell>
          <table:table-cell office:value-type="float" office:value="8817" calcext:value-type="float">
            <text:p>8817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32" calcext:value-type="float">
            <text:p>32</text:p>
          </table:table-cell>
          <table:table-cell office:value-type="float" office:value="212106" calcext:value-type="float">
            <text:p>212106</text:p>
          </table:table-cell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32" calcext:value-type="float">
            <text:p>32</text:p>
          </table:table-cell>
          <table:table-cell office:value-type="float" office:value="209022" calcext:value-type="float">
            <text:p>209022</text:p>
          </table:table-cell>
          <table:table-cell office:value-type="float" office:value="8647" calcext:value-type="float">
            <text:p>864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10347" calcext:value-type="float">
            <text:p>210347</text:p>
          </table:table-cell>
          <table:table-cell office:value-type="float" office:value="8753" calcext:value-type="float">
            <text:p>8753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2" calcext:value-type="float">
            <text:p>32</text:p>
          </table:table-cell>
          <table:table-cell office:value-type="float" office:value="202353" calcext:value-type="float">
            <text:p>202353</text:p>
          </table:table-cell>
          <table:table-cell office:value-type="float" office:value="8522" calcext:value-type="float">
            <text:p>8522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32" calcext:value-type="float">
            <text:p>32</text:p>
          </table:table-cell>
          <table:table-cell office:value-type="float" office:value="213258" calcext:value-type="float">
            <text:p>213258</text:p>
          </table:table-cell>
          <table:table-cell office:value-type="float" office:value="8649" calcext:value-type="float">
            <text:p>8649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32" calcext:value-type="float">
            <text:p>32</text:p>
          </table:table-cell>
          <table:table-cell office:value-type="float" office:value="213204" calcext:value-type="float">
            <text:p>213204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32" calcext:value-type="float">
            <text:p>32</text:p>
          </table:table-cell>
          <table:table-cell office:value-type="float" office:value="211061" calcext:value-type="float">
            <text:p>211061</text:p>
          </table:table-cell>
          <table:table-cell office:value-type="float" office:value="8733" calcext:value-type="float">
            <text:p>8733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32" calcext:value-type="float">
            <text:p>32</text:p>
          </table:table-cell>
          <table:table-cell office:value-type="float" office:value="217437" calcext:value-type="float">
            <text:p>217437</text:p>
          </table:table-cell>
          <table:table-cell office:value-type="float" office:value="8901" calcext:value-type="float">
            <text:p>8901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32" calcext:value-type="float">
            <text:p>32</text:p>
          </table:table-cell>
          <table:table-cell office:value-type="float" office:value="206859" calcext:value-type="float">
            <text:p>206859</text:p>
          </table:table-cell>
          <table:table-cell office:value-type="float" office:value="8545" calcext:value-type="float">
            <text:p>8545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32" calcext:value-type="float">
            <text:p>32</text:p>
          </table:table-cell>
          <table:table-cell office:value-type="float" office:value="210034" calcext:value-type="float">
            <text:p>210034</text:p>
          </table:table-cell>
          <table:table-cell office:value-type="float" office:value="8761" calcext:value-type="float">
            <text:p>8761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32" calcext:value-type="float">
            <text:p>32</text:p>
          </table:table-cell>
          <table:table-cell office:value-type="float" office:value="213408" calcext:value-type="float">
            <text:p>213408</text:p>
          </table:table-cell>
          <table:table-cell office:value-type="float" office:value="8691" calcext:value-type="float">
            <text:p>8691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32" calcext:value-type="float">
            <text:p>32</text:p>
          </table:table-cell>
          <table:table-cell office:value-type="float" office:value="213319" calcext:value-type="float">
            <text:p>213319</text:p>
          </table:table-cell>
          <table:table-cell office:value-type="float" office:value="8692" calcext:value-type="float">
            <text:p>869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2" calcext:value-type="float">
            <text:p>32</text:p>
          </table:table-cell>
          <table:table-cell office:value-type="float" office:value="216147" calcext:value-type="float">
            <text:p>216147</text:p>
          </table:table-cell>
          <table:table-cell office:value-type="float" office:value="8537" calcext:value-type="float">
            <text:p>8537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32" calcext:value-type="float">
            <text:p>32</text:p>
          </table:table-cell>
          <table:table-cell office:value-type="float" office:value="215629" calcext:value-type="float">
            <text:p>215629</text:p>
          </table:table-cell>
          <table:table-cell office:value-type="float" office:value="8931" calcext:value-type="float">
            <text:p>8931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32" calcext:value-type="float">
            <text:p>32</text:p>
          </table:table-cell>
          <table:table-cell office:value-type="float" office:value="213191" calcext:value-type="float">
            <text:p>213191</text:p>
          </table:table-cell>
          <table:table-cell office:value-type="float" office:value="8555" calcext:value-type="float">
            <text:p>8555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32" calcext:value-type="float">
            <text:p>32</text:p>
          </table:table-cell>
          <table:table-cell office:value-type="float" office:value="218948" calcext:value-type="float">
            <text:p>218948</text:p>
          </table:table-cell>
          <table:table-cell office:value-type="float" office:value="8993" calcext:value-type="float">
            <text:p>8993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32" calcext:value-type="float">
            <text:p>32</text:p>
          </table:table-cell>
          <table:table-cell office:value-type="float" office:value="213932" calcext:value-type="float">
            <text:p>213932</text:p>
          </table:table-cell>
          <table:table-cell office:value-type="float" office:value="8626" calcext:value-type="float">
            <text:p>8626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32" calcext:value-type="float">
            <text:p>32</text:p>
          </table:table-cell>
          <table:table-cell office:value-type="float" office:value="220943" calcext:value-type="float">
            <text:p>220943</text:p>
          </table:table-cell>
          <table:table-cell office:value-type="float" office:value="8820" calcext:value-type="float">
            <text:p>8820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32" calcext:value-type="float">
            <text:p>32</text:p>
          </table:table-cell>
          <table:table-cell office:value-type="float" office:value="214963" calcext:value-type="float">
            <text:p>214963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32" calcext:value-type="float">
            <text:p>32</text:p>
          </table:table-cell>
          <table:table-cell office:value-type="float" office:value="208268" calcext:value-type="float">
            <text:p>208268</text:p>
          </table:table-cell>
          <table:table-cell office:value-type="float" office:value="8896" calcext:value-type="float">
            <text:p>8896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32" calcext:value-type="float">
            <text:p>32</text:p>
          </table:table-cell>
          <table:table-cell office:value-type="float" office:value="216695" calcext:value-type="float">
            <text:p>216695</text:p>
          </table:table-cell>
          <table:table-cell office:value-type="float" office:value="8619" calcext:value-type="float">
            <text:p>8619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32" calcext:value-type="float">
            <text:p>32</text:p>
          </table:table-cell>
          <table:table-cell office:value-type="float" office:value="213752" calcext:value-type="float">
            <text:p>213752</text:p>
          </table:table-cell>
          <table:table-cell office:value-type="float" office:value="8751" calcext:value-type="float">
            <text:p>875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2" calcext:value-type="float">
            <text:p>32</text:p>
          </table:table-cell>
          <table:table-cell office:value-type="float" office:value="218122" calcext:value-type="float">
            <text:p>218122</text:p>
          </table:table-cell>
          <table:table-cell office:value-type="float" office:value="8606" calcext:value-type="float">
            <text:p>8606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32" calcext:value-type="float">
            <text:p>32</text:p>
          </table:table-cell>
          <table:table-cell office:value-type="float" office:value="215846" calcext:value-type="float">
            <text:p>215846</text:p>
          </table:table-cell>
          <table:table-cell office:value-type="float" office:value="8585" calcext:value-type="float">
            <text:p>8585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32" calcext:value-type="float">
            <text:p>32</text:p>
          </table:table-cell>
          <table:table-cell office:value-type="float" office:value="222273" calcext:value-type="float">
            <text:p>222273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32" calcext:value-type="float">
            <text:p>32</text:p>
          </table:table-cell>
          <table:table-cell office:value-type="float" office:value="218820" calcext:value-type="float">
            <text:p>218820</text:p>
          </table:table-cell>
          <table:table-cell office:value-type="float" office:value="8447" calcext:value-type="float">
            <text:p>8447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32" calcext:value-type="float">
            <text:p>32</text:p>
          </table:table-cell>
          <table:table-cell office:value-type="float" office:value="214344" calcext:value-type="float">
            <text:p>214344</text:p>
          </table:table-cell>
          <table:table-cell office:value-type="float" office:value="8657" calcext:value-type="float">
            <text:p>8657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32" calcext:value-type="float">
            <text:p>32</text:p>
          </table:table-cell>
          <table:table-cell office:value-type="float" office:value="216446" calcext:value-type="float">
            <text:p>216446</text:p>
          </table:table-cell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32" calcext:value-type="float">
            <text:p>32</text:p>
          </table:table-cell>
          <table:table-cell office:value-type="float" office:value="219590" calcext:value-type="float">
            <text:p>219590</text:p>
          </table:table-cell>
          <table:table-cell office:value-type="float" office:value="8632" calcext:value-type="float">
            <text:p>8632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32" calcext:value-type="float">
            <text:p>32</text:p>
          </table:table-cell>
          <table:table-cell office:value-type="float" office:value="227317" calcext:value-type="float">
            <text:p>227317</text:p>
          </table:table-cell>
          <table:table-cell office:value-type="float" office:value="8927" calcext:value-type="float">
            <text:p>8927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32" calcext:value-type="float">
            <text:p>32</text:p>
          </table:table-cell>
          <table:table-cell office:value-type="float" office:value="221526" calcext:value-type="float">
            <text:p>221526</text:p>
          </table:table-cell>
          <table:table-cell office:value-type="float" office:value="8834" calcext:value-type="float">
            <text:p>8834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32" calcext:value-type="float">
            <text:p>32</text:p>
          </table:table-cell>
          <table:table-cell office:value-type="float" office:value="215072" calcext:value-type="float">
            <text:p>215072</text:p>
          </table:table-cell>
          <table:table-cell office:value-type="float" office:value="9083" calcext:value-type="float">
            <text:p>908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2" calcext:value-type="float">
            <text:p>32</text:p>
          </table:table-cell>
          <table:table-cell office:value-type="float" office:value="214231" calcext:value-type="float">
            <text:p>214231</text:p>
          </table:table-cell>
          <table:table-cell office:value-type="float" office:value="8507" calcext:value-type="float">
            <text:p>8507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32" calcext:value-type="float">
            <text:p>32</text:p>
          </table:table-cell>
          <table:table-cell office:value-type="float" office:value="218644" calcext:value-type="float">
            <text:p>218644</text:p>
          </table:table-cell>
          <table:table-cell office:value-type="float" office:value="8792" calcext:value-type="float">
            <text:p>8792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32" calcext:value-type="float">
            <text:p>32</text:p>
          </table:table-cell>
          <table:table-cell office:value-type="float" office:value="218312" calcext:value-type="float">
            <text:p>218312</text:p>
          </table:table-cell>
          <table:table-cell office:value-type="float" office:value="8251" calcext:value-type="float">
            <text:p>8251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32" calcext:value-type="float">
            <text:p>32</text:p>
          </table:table-cell>
          <table:table-cell office:value-type="float" office:value="217569" calcext:value-type="float">
            <text:p>217569</text:p>
          </table:table-cell>
          <table:table-cell office:value-type="float" office:value="9014" calcext:value-type="float">
            <text:p>9014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32" calcext:value-type="float">
            <text:p>32</text:p>
          </table:table-cell>
          <table:table-cell office:value-type="float" office:value="225295" calcext:value-type="float">
            <text:p>225295</text:p>
          </table:table-cell>
          <table:table-cell office:value-type="float" office:value="8715" calcext:value-type="float">
            <text:p>8715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32" calcext:value-type="float">
            <text:p>32</text:p>
          </table:table-cell>
          <table:table-cell office:value-type="float" office:value="221318" calcext:value-type="float">
            <text:p>221318</text:p>
          </table:table-cell>
          <table:table-cell office:value-type="float" office:value="8675" calcext:value-type="float">
            <text:p>8675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32" calcext:value-type="float">
            <text:p>32</text:p>
          </table:table-cell>
          <table:table-cell office:value-type="float" office:value="224369" calcext:value-type="float">
            <text:p>224369</text:p>
          </table:table-cell>
          <table:table-cell office:value-type="float" office:value="8688" calcext:value-type="float">
            <text:p>8688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32" calcext:value-type="float">
            <text:p>32</text:p>
          </table:table-cell>
          <table:table-cell office:value-type="float" office:value="214768" calcext:value-type="float">
            <text:p>214768</text:p>
          </table:table-cell>
          <table:table-cell office:value-type="float" office:value="8949" calcext:value-type="float">
            <text:p>8949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32" calcext:value-type="float">
            <text:p>32</text:p>
          </table:table-cell>
          <table:table-cell office:value-type="float" office:value="222120" calcext:value-type="float">
            <text:p>222120</text:p>
          </table:table-cell>
          <table:table-cell office:value-type="float" office:value="8738" calcext:value-type="float">
            <text:p>8738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32" calcext:value-type="float">
            <text:p>32</text:p>
          </table:table-cell>
          <table:table-cell office:value-type="float" office:value="223308" calcext:value-type="float">
            <text:p>223308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2" calcext:value-type="float">
            <text:p>32</text:p>
          </table:table-cell>
          <table:table-cell office:value-type="float" office:value="228786" calcext:value-type="float">
            <text:p>228786</text:p>
          </table:table-cell>
          <table:table-cell office:value-type="float" office:value="8867" calcext:value-type="float">
            <text:p>8867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32" calcext:value-type="float">
            <text:p>32</text:p>
          </table:table-cell>
          <table:table-cell office:value-type="float" office:value="222320" calcext:value-type="float">
            <text:p>222320</text:p>
          </table:table-cell>
          <table:table-cell office:value-type="float" office:value="8758" calcext:value-type="float">
            <text:p>8758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32" calcext:value-type="float">
            <text:p>32</text:p>
          </table:table-cell>
          <table:table-cell office:value-type="float" office:value="217788" calcext:value-type="float">
            <text:p>217788</text:p>
          </table:table-cell>
          <table:table-cell office:value-type="float" office:value="8572" calcext:value-type="float">
            <text:p>8572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32" calcext:value-type="float">
            <text:p>32</text:p>
          </table:table-cell>
          <table:table-cell office:value-type="float" office:value="227398" calcext:value-type="float">
            <text:p>227398</text:p>
          </table:table-cell>
          <table:table-cell office:value-type="float" office:value="9037" calcext:value-type="float">
            <text:p>9037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32" calcext:value-type="float">
            <text:p>32</text:p>
          </table:table-cell>
          <table:table-cell office:value-type="float" office:value="229996" calcext:value-type="float">
            <text:p>229996</text:p>
          </table:table-cell>
          <table:table-cell office:value-type="float" office:value="8962" calcext:value-type="float">
            <text:p>8962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32" calcext:value-type="float">
            <text:p>32</text:p>
          </table:table-cell>
          <table:table-cell office:value-type="float" office:value="224697" calcext:value-type="float">
            <text:p>224697</text:p>
          </table:table-cell>
          <table:table-cell office:value-type="float" office:value="8870" calcext:value-type="float">
            <text:p>8870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32" calcext:value-type="float">
            <text:p>32</text:p>
          </table:table-cell>
          <table:table-cell office:value-type="float" office:value="226156" calcext:value-type="float">
            <text:p>226156</text:p>
          </table:table-cell>
          <table:table-cell office:value-type="float" office:value="8855" calcext:value-type="float">
            <text:p>8855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32" calcext:value-type="float">
            <text:p>32</text:p>
          </table:table-cell>
          <table:table-cell office:value-type="float" office:value="232908" calcext:value-type="float">
            <text:p>232908</text:p>
          </table:table-cell>
          <table:table-cell office:value-type="float" office:value="8936" calcext:value-type="float">
            <text:p>8936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32" calcext:value-type="float">
            <text:p>32</text:p>
          </table:table-cell>
          <table:table-cell office:value-type="float" office:value="230486" calcext:value-type="float">
            <text:p>230486</text:p>
          </table:table-cell>
          <table:table-cell office:value-type="float" office:value="8301" calcext:value-type="float">
            <text:p>8301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32" calcext:value-type="float">
            <text:p>32</text:p>
          </table:table-cell>
          <table:table-cell office:value-type="float" office:value="231167" calcext:value-type="float">
            <text:p>231167</text:p>
          </table:table-cell>
          <table:table-cell office:value-type="float" office:value="8489" calcext:value-type="float">
            <text:p>848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" calcext:value-type="float">
            <text:p>32</text:p>
          </table:table-cell>
          <table:table-cell office:value-type="float" office:value="228884" calcext:value-type="float">
            <text:p>228884</text:p>
          </table:table-cell>
          <table:table-cell office:value-type="float" office:value="9024" calcext:value-type="float">
            <text:p>9024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32" calcext:value-type="float">
            <text:p>32</text:p>
          </table:table-cell>
          <table:table-cell office:value-type="float" office:value="236571" calcext:value-type="float">
            <text:p>236571</text:p>
          </table:table-cell>
          <table:table-cell office:value-type="float" office:value="8528" calcext:value-type="float">
            <text:p>8528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32" calcext:value-type="float">
            <text:p>32</text:p>
          </table:table-cell>
          <table:table-cell office:value-type="float" office:value="213753" calcext:value-type="float">
            <text:p>213753</text:p>
          </table:table-cell>
          <table:table-cell office:value-type="float" office:value="8687" calcext:value-type="float">
            <text:p>8687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32" calcext:value-type="float">
            <text:p>32</text:p>
          </table:table-cell>
          <table:table-cell office:value-type="float" office:value="246872" calcext:value-type="float">
            <text:p>246872</text:p>
          </table:table-cell>
          <table:table-cell office:value-type="float" office:value="8991" calcext:value-type="float">
            <text:p>8991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32" calcext:value-type="float">
            <text:p>32</text:p>
          </table:table-cell>
          <table:table-cell office:value-type="float" office:value="229103" calcext:value-type="float">
            <text:p>229103</text:p>
          </table:table-cell>
          <table:table-cell office:value-type="float" office:value="8381" calcext:value-type="float">
            <text:p>8381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32" calcext:value-type="float">
            <text:p>32</text:p>
          </table:table-cell>
          <table:table-cell office:value-type="float" office:value="232717" calcext:value-type="float">
            <text:p>232717</text:p>
          </table:table-cell>
          <table:table-cell office:value-type="float" office:value="8828" calcext:value-type="float">
            <text:p>8828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32" calcext:value-type="float">
            <text:p>32</text:p>
          </table:table-cell>
          <table:table-cell office:value-type="float" office:value="244012" calcext:value-type="float">
            <text:p>244012</text:p>
          </table:table-cell>
          <table:table-cell office:value-type="float" office:value="8793" calcext:value-type="float">
            <text:p>8793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32" calcext:value-type="float">
            <text:p>32</text:p>
          </table:table-cell>
          <table:table-cell office:value-type="float" office:value="204350" calcext:value-type="float">
            <text:p>204350</text:p>
          </table:table-cell>
          <table:table-cell office:value-type="float" office:value="8602" calcext:value-type="float">
            <text:p>8602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32" calcext:value-type="float">
            <text:p>32</text:p>
          </table:table-cell>
          <table:table-cell office:value-type="float" office:value="213004" calcext:value-type="float">
            <text:p>213004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32" calcext:value-type="float">
            <text:p>32</text:p>
          </table:table-cell>
          <table:table-cell office:value-type="float" office:value="198843" calcext:value-type="float">
            <text:p>198843</text:p>
          </table:table-cell>
          <table:table-cell office:value-type="float" office:value="8535" calcext:value-type="float">
            <text:p>853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2" calcext:value-type="float">
            <text:p>32</text:p>
          </table:table-cell>
          <table:table-cell office:value-type="float" office:value="212232" calcext:value-type="float">
            <text:p>212232</text:p>
          </table:table-cell>
          <table:table-cell office:value-type="float" office:value="9087" calcext:value-type="float">
            <text:p>9087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32" calcext:value-type="float">
            <text:p>32</text:p>
          </table:table-cell>
          <table:table-cell office:value-type="float" office:value="229222" calcext:value-type="float">
            <text:p>229222</text:p>
          </table:table-cell>
          <table:table-cell office:value-type="float" office:value="9262" calcext:value-type="float">
            <text:p>9262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32" calcext:value-type="float">
            <text:p>32</text:p>
          </table:table-cell>
          <table:table-cell office:value-type="float" office:value="242471" calcext:value-type="float">
            <text:p>242471</text:p>
          </table:table-cell>
          <table:table-cell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32" calcext:value-type="float">
            <text:p>32</text:p>
          </table:table-cell>
          <table:table-cell office:value-type="float" office:value="228500" calcext:value-type="float">
            <text:p>228500</text:p>
          </table:table-cell>
          <table:table-cell office:value-type="float" office:value="8651" calcext:value-type="float">
            <text:p>8651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32" calcext:value-type="float">
            <text:p>32</text:p>
          </table:table-cell>
          <table:table-cell office:value-type="float" office:value="216361" calcext:value-type="float">
            <text:p>216361</text:p>
          </table:table-cell>
          <table:table-cell office:value-type="float" office:value="9033" calcext:value-type="float">
            <text:p>9033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32" calcext:value-type="float">
            <text:p>32</text:p>
          </table:table-cell>
          <table:table-cell office:value-type="float" office:value="234835" calcext:value-type="float">
            <text:p>234835</text:p>
          </table:table-cell>
          <table:table-cell office:value-type="float" office:value="9031" calcext:value-type="float">
            <text:p>9031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32" calcext:value-type="float">
            <text:p>32</text:p>
          </table:table-cell>
          <table:table-cell office:value-type="float" office:value="229164" calcext:value-type="float">
            <text:p>229164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32" calcext:value-type="float">
            <text:p>32</text:p>
          </table:table-cell>
          <table:table-cell office:value-type="float" office:value="233395" calcext:value-type="float">
            <text:p>233395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32" calcext:value-type="float">
            <text:p>32</text:p>
          </table:table-cell>
          <table:table-cell office:value-type="float" office:value="233544" calcext:value-type="float">
            <text:p>233544</text:p>
          </table:table-cell>
          <table:table-cell office:value-type="float" office:value="8799" calcext:value-type="float">
            <text:p>8799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32" calcext:value-type="float">
            <text:p>32</text:p>
          </table:table-cell>
          <table:table-cell office:value-type="float" office:value="227233" calcext:value-type="float">
            <text:p>227233</text:p>
          </table:table-cell>
          <table:table-cell office:value-type="float" office:value="8739" calcext:value-type="float">
            <text:p>873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2" calcext:value-type="float">
            <text:p>32</text:p>
          </table:table-cell>
          <table:table-cell office:value-type="float" office:value="227312" calcext:value-type="float">
            <text:p>227312</text:p>
          </table:table-cell>
          <table:table-cell office:value-type="float" office:value="8538" calcext:value-type="float">
            <text:p>8538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32" calcext:value-type="float">
            <text:p>32</text:p>
          </table:table-cell>
          <table:table-cell office:value-type="float" office:value="231942" calcext:value-type="float">
            <text:p>231942</text:p>
          </table:table-cell>
          <table:table-cell office:value-type="float" office:value="8702" calcext:value-type="float">
            <text:p>8702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32" calcext:value-type="float">
            <text:p>32</text:p>
          </table:table-cell>
          <table:table-cell office:value-type="float" office:value="234767" calcext:value-type="float">
            <text:p>234767</text:p>
          </table:table-cell>
          <table:table-cell office:value-type="float" office:value="9049" calcext:value-type="float">
            <text:p>9049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32" calcext:value-type="float">
            <text:p>32</text:p>
          </table:table-cell>
          <table:table-cell office:value-type="float" office:value="236588" calcext:value-type="float">
            <text:p>236588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32" calcext:value-type="float">
            <text:p>32</text:p>
          </table:table-cell>
          <table:table-cell office:value-type="float" office:value="227354" calcext:value-type="float">
            <text:p>227354</text:p>
          </table:table-cell>
          <table:table-cell office:value-type="float" office:value="9225" calcext:value-type="float">
            <text:p>9225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32" calcext:value-type="float">
            <text:p>32</text:p>
          </table:table-cell>
          <table:table-cell office:value-type="float" office:value="232532" calcext:value-type="float">
            <text:p>232532</text:p>
          </table:table-cell>
          <table:table-cell office:value-type="float" office:value="9018" calcext:value-type="float">
            <text:p>9018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32" calcext:value-type="float">
            <text:p>32</text:p>
          </table:table-cell>
          <table:table-cell office:value-type="float" office:value="237061" calcext:value-type="float">
            <text:p>237061</text:p>
          </table:table-cell>
          <table:table-cell office:value-type="float" office:value="8651" calcext:value-type="float">
            <text:p>8651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32" calcext:value-type="float">
            <text:p>32</text:p>
          </table:table-cell>
          <table:table-cell office:value-type="float" office:value="240210" calcext:value-type="float">
            <text:p>240210</text:p>
          </table:table-cell>
          <table:table-cell office:value-type="float" office:value="8962" calcext:value-type="float">
            <text:p>8962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32" calcext:value-type="float">
            <text:p>32</text:p>
          </table:table-cell>
          <table:table-cell office:value-type="float" office:value="229723" calcext:value-type="float">
            <text:p>229723</text:p>
          </table:table-cell>
          <table:table-cell office:value-type="float" office:value="9191" calcext:value-type="float">
            <text:p>919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32" calcext:value-type="float">
            <text:p>32</text:p>
          </table:table-cell>
          <table:table-cell office:value-type="float" office:value="235721" calcext:value-type="float">
            <text:p>235721</text:p>
          </table:table-cell>
          <table:table-cell office:value-type="float" office:value="8623" calcext:value-type="float">
            <text:p>862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2" calcext:value-type="float">
            <text:p>32</text:p>
          </table:table-cell>
          <table:table-cell office:value-type="float" office:value="240583" calcext:value-type="float">
            <text:p>240583</text:p>
          </table:table-cell>
          <table:table-cell office:value-type="float" office:value="8572" calcext:value-type="float">
            <text:p>8572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32" calcext:value-type="float">
            <text:p>32</text:p>
          </table:table-cell>
          <table:table-cell office:value-type="float" office:value="242253" calcext:value-type="float">
            <text:p>242253</text:p>
          </table:table-cell>
          <table:table-cell office:value-type="float" office:value="9005" calcext:value-type="float">
            <text:p>9005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32" calcext:value-type="float">
            <text:p>32</text:p>
          </table:table-cell>
          <table:table-cell office:value-type="float" office:value="233349" calcext:value-type="float">
            <text:p>233349</text:p>
          </table:table-cell>
          <table:table-cell office:value-type="float" office:value="9329" calcext:value-type="float">
            <text:p>9329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32" calcext:value-type="float">
            <text:p>32</text:p>
          </table:table-cell>
          <table:table-cell office:value-type="float" office:value="228784" calcext:value-type="float">
            <text:p>228784</text:p>
          </table:table-cell>
          <table:table-cell office:value-type="float" office:value="8962" calcext:value-type="float">
            <text:p>8962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32" calcext:value-type="float">
            <text:p>32</text:p>
          </table:table-cell>
          <table:table-cell office:value-type="float" office:value="239311" calcext:value-type="float">
            <text:p>239311</text:p>
          </table:table-cell>
          <table:table-cell office:value-type="float" office:value="8846" calcext:value-type="float">
            <text:p>8846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32" calcext:value-type="float">
            <text:p>32</text:p>
          </table:table-cell>
          <table:table-cell office:value-type="float" office:value="241322" calcext:value-type="float">
            <text:p>241322</text:p>
          </table:table-cell>
          <table:table-cell office:value-type="float" office:value="8664" calcext:value-type="float">
            <text:p>8664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32" calcext:value-type="float">
            <text:p>32</text:p>
          </table:table-cell>
          <table:table-cell office:value-type="float" office:value="241286" calcext:value-type="float">
            <text:p>241286</text:p>
          </table:table-cell>
          <table:table-cell office:value-type="float" office:value="9304" calcext:value-type="float">
            <text:p>9304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32" calcext:value-type="float">
            <text:p>32</text:p>
          </table:table-cell>
          <table:table-cell office:value-type="float" office:value="232376" calcext:value-type="float">
            <text:p>232376</text:p>
          </table:table-cell>
          <table:table-cell office:value-type="float" office:value="9132" calcext:value-type="float">
            <text:p>9132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32" calcext:value-type="float">
            <text:p>32</text:p>
          </table:table-cell>
          <table:table-cell office:value-type="float" office:value="247056" calcext:value-type="float">
            <text:p>247056</text:p>
          </table:table-cell>
          <table:table-cell office:value-type="float" office:value="8984" calcext:value-type="float">
            <text:p>8984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32" calcext:value-type="float">
            <text:p>32</text:p>
          </table:table-cell>
          <table:table-cell office:value-type="float" office:value="239475" calcext:value-type="float">
            <text:p>239475</text:p>
          </table:table-cell>
          <table:table-cell office:value-type="float" office:value="8941" calcext:value-type="float">
            <text:p>894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2" calcext:value-type="float">
            <text:p>32</text:p>
          </table:table-cell>
          <table:table-cell office:value-type="float" office:value="226866" calcext:value-type="float">
            <text:p>226866</text:p>
          </table:table-cell>
          <table:table-cell office:value-type="float" office:value="8939" calcext:value-type="float">
            <text:p>8939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32" calcext:value-type="float">
            <text:p>32</text:p>
          </table:table-cell>
          <table:table-cell office:value-type="float" office:value="231262" calcext:value-type="float">
            <text:p>231262</text:p>
          </table:table-cell>
          <table:table-cell office:value-type="float" office:value="8821" calcext:value-type="float">
            <text:p>8821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32" calcext:value-type="float">
            <text:p>32</text:p>
          </table:table-cell>
          <table:table-cell office:value-type="float" office:value="246248" calcext:value-type="float">
            <text:p>246248</text:p>
          </table:table-cell>
          <table:table-cell office:value-type="float" office:value="8886" calcext:value-type="float">
            <text:p>8886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32" calcext:value-type="float">
            <text:p>32</text:p>
          </table:table-cell>
          <table:table-cell office:value-type="float" office:value="238019" calcext:value-type="float">
            <text:p>238019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32" calcext:value-type="float">
            <text:p>32</text:p>
          </table:table-cell>
          <table:table-cell office:value-type="float" office:value="235522" calcext:value-type="float">
            <text:p>235522</text:p>
          </table:table-cell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32" calcext:value-type="float">
            <text:p>32</text:p>
          </table:table-cell>
          <table:table-cell office:value-type="float" office:value="235043" calcext:value-type="float">
            <text:p>235043</text:p>
          </table:table-cell>
          <table:table-cell office:value-type="float" office:value="8741" calcext:value-type="float">
            <text:p>8741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32" calcext:value-type="float">
            <text:p>32</text:p>
          </table:table-cell>
          <table:table-cell office:value-type="float" office:value="239153" calcext:value-type="float">
            <text:p>239153</text:p>
          </table:table-cell>
          <table:table-cell office:value-type="float" office:value="8970" calcext:value-type="float">
            <text:p>8970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32" calcext:value-type="float">
            <text:p>32</text:p>
          </table:table-cell>
          <table:table-cell office:value-type="float" office:value="238853" calcext:value-type="float">
            <text:p>238853</text:p>
          </table:table-cell>
          <table:table-cell office:value-type="float" office:value="9075" calcext:value-type="float">
            <text:p>9075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32" calcext:value-type="float">
            <text:p>32</text:p>
          </table:table-cell>
          <table:table-cell office:value-type="float" office:value="248588" calcext:value-type="float">
            <text:p>248588</text:p>
          </table:table-cell>
          <table:table-cell office:value-type="float" office:value="8739" calcext:value-type="float">
            <text:p>8739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32" calcext:value-type="float">
            <text:p>32</text:p>
          </table:table-cell>
          <table:table-cell office:value-type="float" office:value="234806" calcext:value-type="float">
            <text:p>234806</text:p>
          </table:table-cell>
          <table:table-cell office:value-type="float" office:value="8941" calcext:value-type="float">
            <text:p>894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254369" calcext:value-type="float">
            <text:p>254369</text:p>
          </table:table-cell>
          <table:table-cell office:value-type="float" office:value="9026" calcext:value-type="float">
            <text:p>9026</text:p>
          </table:table-cell>
        </table:table-row>
      </table:table>
      <table:table table:name="swim-aging-64" table:style-name="ta1">
        <table:shapes>
          <draw:frame draw:z-index="0" draw:style-name="gr1" draw:text-style-name="P1" svg:width="15.7807in" svg:height="8.3661in" svg:x="3.5177in" svg:y="0.178in">
            <draw:object draw:notify-on-update-of-ranges="'swim-aging-64'.A2:'swim-aging-64'.A501 'swim-aging-64'.C1:'swim-aging-64'.C1 'swim-aging-64'.C2:'swim-aging-64'.C501 'swim-aging-64'.A2:'swim-aging-64'.A501 'swim-aging-64'.D1:'swim-aging-64'.D1 'swim-aging-64'.D2:'swim-aging-64'.D5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15203" calcext:value-type="float">
            <text:p>415203</text:p>
          </table:table-cell>
          <table:table-cell office:value-type="float" office:value="55291" calcext:value-type="float">
            <text:p>552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337562" calcext:value-type="float">
            <text:p>337562</text:p>
          </table:table-cell>
          <table:table-cell office:value-type="float" office:value="51615" calcext:value-type="float">
            <text:p>516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03495" calcext:value-type="float">
            <text:p>303495</text:p>
          </table:table-cell>
          <table:table-cell office:value-type="float" office:value="49990" calcext:value-type="float">
            <text:p>499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274387" calcext:value-type="float">
            <text:p>274387</text:p>
          </table:table-cell>
          <table:table-cell office:value-type="float" office:value="48099" calcext:value-type="float">
            <text:p>480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50565" calcext:value-type="float">
            <text:p>250565</text:p>
          </table:table-cell>
          <table:table-cell office:value-type="float" office:value="43338" calcext:value-type="float">
            <text:p>433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26771" calcext:value-type="float">
            <text:p>226771</text:p>
          </table:table-cell>
          <table:table-cell office:value-type="float" office:value="39329" calcext:value-type="float">
            <text:p>393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03614" calcext:value-type="float">
            <text:p>203614</text:p>
          </table:table-cell>
          <table:table-cell office:value-type="float" office:value="36376" calcext:value-type="float">
            <text:p>363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84780" calcext:value-type="float">
            <text:p>184780</text:p>
          </table:table-cell>
          <table:table-cell office:value-type="float" office:value="33374" calcext:value-type="float">
            <text:p>333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71749" calcext:value-type="float">
            <text:p>171749</text:p>
          </table:table-cell>
          <table:table-cell office:value-type="float" office:value="31150" calcext:value-type="float">
            <text:p>311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65984" calcext:value-type="float">
            <text:p>165984</text:p>
          </table:table-cell>
          <table:table-cell office:value-type="float" office:value="29735" calcext:value-type="float">
            <text:p>297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154437" calcext:value-type="float">
            <text:p>154437</text:p>
          </table:table-cell>
          <table:table-cell office:value-type="float" office:value="27777" calcext:value-type="float">
            <text:p>277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152509" calcext:value-type="float">
            <text:p>152509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141434" calcext:value-type="float">
            <text:p>141434</text:p>
          </table:table-cell>
          <table:table-cell office:value-type="float" office:value="25484" calcext:value-type="float">
            <text:p>254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office:value-type="float" office:value="136165" calcext:value-type="float">
            <text:p>136165</text:p>
          </table:table-cell>
          <table:table-cell office:value-type="float" office:value="24493" calcext:value-type="float">
            <text:p>244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129784" calcext:value-type="float">
            <text:p>129784</text:p>
          </table:table-cell>
          <table:table-cell office:value-type="float" office:value="23539" calcext:value-type="float">
            <text:p>235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125758" calcext:value-type="float">
            <text:p>125758</text:p>
          </table:table-cell>
          <table:table-cell office:value-type="float" office:value="22845" calcext:value-type="float">
            <text:p>228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121981" calcext:value-type="float">
            <text:p>121981</text:p>
          </table:table-cell>
          <table:table-cell office:value-type="float" office:value="22014" calcext:value-type="float">
            <text:p>220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116551" calcext:value-type="float">
            <text:p>116551</text:p>
          </table:table-cell>
          <table:table-cell office:value-type="float" office:value="21120" calcext:value-type="float">
            <text:p>2112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113213" calcext:value-type="float">
            <text:p>113213</text:p>
          </table:table-cell>
          <table:table-cell office:value-type="float" office:value="20484" calcext:value-type="float">
            <text:p>204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110965" calcext:value-type="float">
            <text:p>110965</text:p>
          </table:table-cell>
          <table:table-cell office:value-type="float" office:value="20072" calcext:value-type="float">
            <text:p>2007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108112" calcext:value-type="float">
            <text:p>108112</text:p>
          </table:table-cell>
          <table:table-cell office:value-type="float" office:value="19471" calcext:value-type="float">
            <text:p>1947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104768" calcext:value-type="float">
            <text:p>104768</text:p>
          </table:table-cell>
          <table:table-cell office:value-type="float" office:value="18897" calcext:value-type="float">
            <text:p>1889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  <table:table-cell office:value-type="float" office:value="101503" calcext:value-type="float">
            <text:p>101503</text:p>
          </table:table-cell>
          <table:table-cell office:value-type="float" office:value="18356" calcext:value-type="float">
            <text:p>183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102152" calcext:value-type="float">
            <text:p>102152</text:p>
          </table:table-cell>
          <table:table-cell office:value-type="float" office:value="18311" calcext:value-type="float">
            <text:p>183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98425" calcext:value-type="float">
            <text:p>98425</text:p>
          </table:table-cell>
          <table:table-cell office:value-type="float" office:value="17679" calcext:value-type="float">
            <text:p>1767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  <table:table-cell office:value-type="float" office:value="97024" calcext:value-type="float">
            <text:p>97024</text:p>
          </table:table-cell>
          <table:table-cell office:value-type="float" office:value="17408" calcext:value-type="float">
            <text:p>174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4" calcext:value-type="float">
            <text:p>64</text:p>
          </table:table-cell>
          <table:table-cell office:value-type="float" office:value="93697" calcext:value-type="float">
            <text:p>93697</text:p>
          </table:table-cell>
          <table:table-cell office:value-type="float" office:value="16796" calcext:value-type="float">
            <text:p>1679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  <table:table-cell office:value-type="float" office:value="92655" calcext:value-type="float">
            <text:p>92655</text:p>
          </table:table-cell>
          <table:table-cell office:value-type="float" office:value="16615" calcext:value-type="float">
            <text:p>166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4" calcext:value-type="float">
            <text:p>64</text:p>
          </table:table-cell>
          <table:table-cell office:value-type="float" office:value="92503" calcext:value-type="float">
            <text:p>92503</text:p>
          </table:table-cell>
          <table:table-cell office:value-type="float" office:value="16472" calcext:value-type="float">
            <text:p>164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89067" calcext:value-type="float">
            <text:p>89067</text:p>
          </table:table-cell>
          <table:table-cell office:value-type="float" office:value="15981" calcext:value-type="float">
            <text:p>1598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4" calcext:value-type="float">
            <text:p>64</text:p>
          </table:table-cell>
          <table:table-cell office:value-type="float" office:value="89244" calcext:value-type="float">
            <text:p>89244</text:p>
          </table:table-cell>
          <table:table-cell office:value-type="float" office:value="15828" calcext:value-type="float">
            <text:p>1582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office:value-type="float" office:value="86572" calcext:value-type="float">
            <text:p>86572</text:p>
          </table:table-cell>
          <table:table-cell office:value-type="float" office:value="15411" calcext:value-type="float">
            <text:p>154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4" calcext:value-type="float">
            <text:p>64</text:p>
          </table:table-cell>
          <table:table-cell office:value-type="float" office:value="84553" calcext:value-type="float">
            <text:p>84553</text:p>
          </table:table-cell>
          <table:table-cell office:value-type="float" office:value="15147" calcext:value-type="float">
            <text:p>1514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  <table:table-cell office:value-type="float" office:value="84025" calcext:value-type="float">
            <text:p>84025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 office:value-type="float" office:value="83240" calcext:value-type="float">
            <text:p>83240</text:p>
          </table:table-cell>
          <table:table-cell office:value-type="float" office:value="14774" calcext:value-type="float">
            <text:p>1477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4" calcext:value-type="float">
            <text:p>64</text:p>
          </table:table-cell>
          <table:table-cell office:value-type="float" office:value="81896" calcext:value-type="float">
            <text:p>81896</text:p>
          </table:table-cell>
          <table:table-cell office:value-type="float" office:value="14504" calcext:value-type="float">
            <text:p>1450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4" calcext:value-type="float">
            <text:p>64</text:p>
          </table:table-cell>
          <table:table-cell office:value-type="float" office:value="82237" calcext:value-type="float">
            <text:p>82237</text:p>
          </table:table-cell>
          <table:table-cell office:value-type="float" office:value="14533" calcext:value-type="float">
            <text:p>145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4" calcext:value-type="float">
            <text:p>64</text:p>
          </table:table-cell>
          <table:table-cell office:value-type="float" office:value="79103" calcext:value-type="float">
            <text:p>79103</text:p>
          </table:table-cell>
          <table:table-cell office:value-type="float" office:value="14104" calcext:value-type="float">
            <text:p>1410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  <table:table-cell office:value-type="float" office:value="77312" calcext:value-type="float">
            <text:p>77312</text:p>
          </table:table-cell>
          <table:table-cell office:value-type="float" office:value="13784" calcext:value-type="float">
            <text:p>137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76750" calcext:value-type="float">
            <text:p>76750</text:p>
          </table:table-cell>
          <table:table-cell office:value-type="float" office:value="13775" calcext:value-type="float">
            <text:p>137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4" calcext:value-type="float">
            <text:p>64</text:p>
          </table:table-cell>
          <table:table-cell office:value-type="float" office:value="76050" calcext:value-type="float">
            <text:p>76050</text:p>
          </table:table-cell>
          <table:table-cell office:value-type="float" office:value="13524" calcext:value-type="float">
            <text:p>135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office:value-type="float" office:value="76098" calcext:value-type="float">
            <text:p>76098</text:p>
          </table:table-cell>
          <table:table-cell office:value-type="float" office:value="13505" calcext:value-type="float">
            <text:p>1350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4" calcext:value-type="float">
            <text:p>64</text:p>
          </table:table-cell>
          <table:table-cell office:value-type="float" office:value="75807" calcext:value-type="float">
            <text:p>75807</text:p>
          </table:table-cell>
          <table:table-cell office:value-type="float" office:value="13411" calcext:value-type="float">
            <text:p>1341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 office:value-type="float" office:value="74183" calcext:value-type="float">
            <text:p>74183</text:p>
          </table:table-cell>
          <table:table-cell office:value-type="float" office:value="13125" calcext:value-type="float">
            <text:p>131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  <table:table-cell office:value-type="float" office:value="72600" calcext:value-type="float">
            <text:p>72600</text:p>
          </table:table-cell>
          <table:table-cell office:value-type="float" office:value="12905" calcext:value-type="float">
            <text:p>1290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4" calcext:value-type="float">
            <text:p>64</text:p>
          </table:table-cell>
          <table:table-cell office:value-type="float" office:value="72014" calcext:value-type="float">
            <text:p>72014</text:p>
          </table:table-cell>
          <table:table-cell office:value-type="float" office:value="12792" calcext:value-type="float">
            <text:p>1279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4" calcext:value-type="float">
            <text:p>64</text:p>
          </table:table-cell>
          <table:table-cell office:value-type="float" office:value="70669" calcext:value-type="float">
            <text:p>70669</text:p>
          </table:table-cell>
          <table:table-cell office:value-type="float" office:value="12578" calcext:value-type="float">
            <text:p>1257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4" calcext:value-type="float">
            <text:p>64</text:p>
          </table:table-cell>
          <table:table-cell office:value-type="float" office:value="69684" calcext:value-type="float">
            <text:p>69684</text:p>
          </table:table-cell>
          <table:table-cell office:value-type="float" office:value="12339" calcext:value-type="float">
            <text:p>1233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4" calcext:value-type="float">
            <text:p>64</text:p>
          </table:table-cell>
          <table:table-cell office:value-type="float" office:value="71488" calcext:value-type="float">
            <text:p>71488</text:p>
          </table:table-cell>
          <table:table-cell office:value-type="float" office:value="12501" calcext:value-type="float">
            <text:p>125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69591" calcext:value-type="float">
            <text:p>69591</text:p>
          </table:table-cell>
          <table:table-cell office:value-type="float" office:value="12189" calcext:value-type="float">
            <text:p>1218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4" calcext:value-type="float">
            <text:p>64</text:p>
          </table:table-cell>
          <table:table-cell office:value-type="float" office:value="70800" calcext:value-type="float">
            <text:p>70800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4" calcext:value-type="float">
            <text:p>64</text:p>
          </table:table-cell>
          <table:table-cell office:value-type="float" office:value="69971" calcext:value-type="float">
            <text:p>69971</text:p>
          </table:table-cell>
          <table:table-cell office:value-type="float" office:value="12161" calcext:value-type="float">
            <text:p>1216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4" calcext:value-type="float">
            <text:p>64</text:p>
          </table:table-cell>
          <table:table-cell office:value-type="float" office:value="67962" calcext:value-type="float">
            <text:p>67962</text:p>
          </table:table-cell>
          <table:table-cell office:value-type="float" office:value="11911" calcext:value-type="float">
            <text:p>1191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4" calcext:value-type="float">
            <text:p>64</text:p>
          </table:table-cell>
          <table:table-cell office:value-type="float" office:value="68641" calcext:value-type="float">
            <text:p>68641</text:p>
          </table:table-cell>
          <table:table-cell office:value-type="float" office:value="11921" calcext:value-type="float">
            <text:p>1192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4" calcext:value-type="float">
            <text:p>64</text:p>
          </table:table-cell>
          <table:table-cell office:value-type="float" office:value="67733" calcext:value-type="float">
            <text:p>67733</text:p>
          </table:table-cell>
          <table:table-cell office:value-type="float" office:value="11868" calcext:value-type="float">
            <text:p>1186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4" calcext:value-type="float">
            <text:p>64</text:p>
          </table:table-cell>
          <table:table-cell office:value-type="float" office:value="66812" calcext:value-type="float">
            <text:p>66812</text:p>
          </table:table-cell>
          <table:table-cell office:value-type="float" office:value="11704" calcext:value-type="float">
            <text:p>1170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4" calcext:value-type="float">
            <text:p>64</text:p>
          </table:table-cell>
          <table:table-cell office:value-type="float" office:value="65682" calcext:value-type="float">
            <text:p>65682</text:p>
          </table:table-cell>
          <table:table-cell office:value-type="float" office:value="11584" calcext:value-type="float">
            <text:p>1158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4" calcext:value-type="float">
            <text:p>64</text:p>
          </table:table-cell>
          <table:table-cell office:value-type="float" office:value="66231" calcext:value-type="float">
            <text:p>66231</text:p>
          </table:table-cell>
          <table:table-cell office:value-type="float" office:value="11423" calcext:value-type="float">
            <text:p>1142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4" calcext:value-type="float">
            <text:p>64</text:p>
          </table:table-cell>
          <table:table-cell office:value-type="float" office:value="66066" calcext:value-type="float">
            <text:p>66066</text:p>
          </table:table-cell>
          <table:table-cell office:value-type="float" office:value="11502" calcext:value-type="float">
            <text:p>115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office:value-type="float" office:value="65790" calcext:value-type="float">
            <text:p>65790</text:p>
          </table:table-cell>
          <table:table-cell office:value-type="float" office:value="11308" calcext:value-type="float">
            <text:p>1130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4" calcext:value-type="float">
            <text:p>64</text:p>
          </table:table-cell>
          <table:table-cell office:value-type="float" office:value="65188" calcext:value-type="float">
            <text:p>65188</text:p>
          </table:table-cell>
          <table:table-cell office:value-type="float" office:value="11188" calcext:value-type="float">
            <text:p>1118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4" calcext:value-type="float">
            <text:p>64</text:p>
          </table:table-cell>
          <table:table-cell office:value-type="float" office:value="63326" calcext:value-type="float">
            <text:p>63326</text:p>
          </table:table-cell>
          <table:table-cell office:value-type="float" office:value="11047" calcext:value-type="float">
            <text:p>1104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4" calcext:value-type="float">
            <text:p>64</text:p>
          </table:table-cell>
          <table:table-cell office:value-type="float" office:value="63270" calcext:value-type="float">
            <text:p>63270</text:p>
          </table:table-cell>
          <table:table-cell office:value-type="float" office:value="10990" calcext:value-type="float">
            <text:p>1099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4" calcext:value-type="float">
            <text:p>64</text:p>
          </table:table-cell>
          <table:table-cell office:value-type="float" office:value="63890" calcext:value-type="float">
            <text:p>63890</text:p>
          </table:table-cell>
          <table:table-cell office:value-type="float" office:value="10975" calcext:value-type="float">
            <text:p>109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4" calcext:value-type="float">
            <text:p>64</text:p>
          </table:table-cell>
          <table:table-cell office:value-type="float" office:value="63991" calcext:value-type="float">
            <text:p>63991</text:p>
          </table:table-cell>
          <table:table-cell office:value-type="float" office:value="10924" calcext:value-type="float">
            <text:p>1092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4" calcext:value-type="float">
            <text:p>64</text:p>
          </table:table-cell>
          <table:table-cell office:value-type="float" office:value="64465" calcext:value-type="float">
            <text:p>64465</text:p>
          </table:table-cell>
          <table:table-cell office:value-type="float" office:value="10922" calcext:value-type="float">
            <text:p>1092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4" calcext:value-type="float">
            <text:p>64</text:p>
          </table:table-cell>
          <table:table-cell office:value-type="float" office:value="62551" calcext:value-type="float">
            <text:p>62551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4" calcext:value-type="float">
            <text:p>64</text:p>
          </table:table-cell>
          <table:table-cell office:value-type="float" office:value="61218" calcext:value-type="float">
            <text:p>61218</text:p>
          </table:table-cell>
          <table:table-cell office:value-type="float" office:value="10594" calcext:value-type="float">
            <text:p>1059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4" calcext:value-type="float">
            <text:p>64</text:p>
          </table:table-cell>
          <table:table-cell office:value-type="float" office:value="62419" calcext:value-type="float">
            <text:p>62419</text:p>
          </table:table-cell>
          <table:table-cell office:value-type="float" office:value="10656" calcext:value-type="float">
            <text:p>1065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  <table:table-cell office:value-type="float" office:value="63238" calcext:value-type="float">
            <text:p>63238</text:p>
          </table:table-cell>
          <table:table-cell office:value-type="float" office:value="10641" calcext:value-type="float">
            <text:p>1064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4" calcext:value-type="float">
            <text:p>64</text:p>
          </table:table-cell>
          <table:table-cell office:value-type="float" office:value="65196" calcext:value-type="float">
            <text:p>65196</text:p>
          </table:table-cell>
          <table:table-cell office:value-type="float" office:value="10783" calcext:value-type="float">
            <text:p>1078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float" office:value="62013" calcext:value-type="float">
            <text:p>62013</text:p>
          </table:table-cell>
          <table:table-cell office:value-type="float" office:value="10392" calcext:value-type="float">
            <text:p>1039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4" calcext:value-type="float">
            <text:p>64</text:p>
          </table:table-cell>
          <table:table-cell office:value-type="float" office:value="62180" calcext:value-type="float">
            <text:p>62180</text:p>
          </table:table-cell>
          <table:table-cell office:value-type="float" office:value="10348" calcext:value-type="float">
            <text:p>1034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4" calcext:value-type="float">
            <text:p>64</text:p>
          </table:table-cell>
          <table:table-cell office:value-type="float" office:value="60274" calcext:value-type="float">
            <text:p>60274</text:p>
          </table:table-cell>
          <table:table-cell office:value-type="float" office:value="10232" calcext:value-type="float">
            <text:p>1023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4" calcext:value-type="float">
            <text:p>64</text:p>
          </table:table-cell>
          <table:table-cell office:value-type="float" office:value="60287" calcext:value-type="float">
            <text:p>60287</text:p>
          </table:table-cell>
          <table:table-cell office:value-type="float" office:value="10201" calcext:value-type="float">
            <text:p>1020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4" calcext:value-type="float">
            <text:p>64</text:p>
          </table:table-cell>
          <table:table-cell office:value-type="float" office:value="59540" calcext:value-type="float">
            <text:p>59540</text:p>
          </table:table-cell>
          <table:table-cell office:value-type="float" office:value="10107" calcext:value-type="float">
            <text:p>1010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4" calcext:value-type="float">
            <text:p>64</text:p>
          </table:table-cell>
          <table:table-cell office:value-type="float" office:value="61676" calcext:value-type="float">
            <text:p>61676</text:p>
          </table:table-cell>
          <table:table-cell office:value-type="float" office:value="10246" calcext:value-type="float">
            <text:p>1024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4" calcext:value-type="float">
            <text:p>64</text:p>
          </table:table-cell>
          <table:table-cell office:value-type="float" office:value="62929" calcext:value-type="float">
            <text:p>62929</text:p>
          </table:table-cell>
          <table:table-cell office:value-type="float" office:value="10294" calcext:value-type="float">
            <text:p>1029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4" calcext:value-type="float">
            <text:p>64</text:p>
          </table:table-cell>
          <table:table-cell office:value-type="float" office:value="62456" calcext:value-type="float">
            <text:p>6245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4" calcext:value-type="float">
            <text:p>64</text:p>
          </table:table-cell>
          <table:table-cell office:value-type="float" office:value="60619" calcext:value-type="float">
            <text:p>60619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4" calcext:value-type="float">
            <text:p>64</text:p>
          </table:table-cell>
          <table:table-cell office:value-type="float" office:value="60077" calcext:value-type="float">
            <text:p>60077</text:p>
          </table:table-cell>
          <table:table-cell office:value-type="float" office:value="9931" calcext:value-type="float">
            <text:p>993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4" calcext:value-type="float">
            <text:p>64</text:p>
          </table:table-cell>
          <table:table-cell office:value-type="float" office:value="59291" calcext:value-type="float">
            <text:p>59291</text:p>
          </table:table-cell>
          <table:table-cell office:value-type="float" office:value="9778" calcext:value-type="float">
            <text:p>977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4" calcext:value-type="float">
            <text:p>64</text:p>
          </table:table-cell>
          <table:table-cell office:value-type="float" office:value="59074" calcext:value-type="float">
            <text:p>59074</text:p>
          </table:table-cell>
          <table:table-cell office:value-type="float" office:value="9808" calcext:value-type="float">
            <text:p>980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4" calcext:value-type="float">
            <text:p>64</text:p>
          </table:table-cell>
          <table:table-cell office:value-type="float" office:value="58897" calcext:value-type="float">
            <text:p>58897</text:p>
          </table:table-cell>
          <table:table-cell office:value-type="float" office:value="9752" calcext:value-type="float">
            <text:p>975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" calcext:value-type="float">
            <text:p>64</text:p>
          </table:table-cell>
          <table:table-cell office:value-type="float" office:value="61356" calcext:value-type="float">
            <text:p>61356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4" calcext:value-type="float">
            <text:p>64</text:p>
          </table:table-cell>
          <table:table-cell office:value-type="float" office:value="60734" calcext:value-type="float">
            <text:p>60734</text:p>
          </table:table-cell>
          <table:table-cell office:value-type="float" office:value="9887" calcext:value-type="float">
            <text:p>988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4" calcext:value-type="float">
            <text:p>64</text:p>
          </table:table-cell>
          <table:table-cell office:value-type="float" office:value="59201" calcext:value-type="float">
            <text:p>59201</text:p>
          </table:table-cell>
          <table:table-cell office:value-type="float" office:value="9595" calcext:value-type="float">
            <text:p>959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4" calcext:value-type="float">
            <text:p>64</text:p>
          </table:table-cell>
          <table:table-cell office:value-type="float" office:value="58117" calcext:value-type="float">
            <text:p>58117</text:p>
          </table:table-cell>
          <table:table-cell office:value-type="float" office:value="9711" calcext:value-type="float">
            <text:p>971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4" calcext:value-type="float">
            <text:p>64</text:p>
          </table:table-cell>
          <table:table-cell office:value-type="float" office:value="58310" calcext:value-type="float">
            <text:p>58310</text:p>
          </table:table-cell>
          <table:table-cell office:value-type="float" office:value="9617" calcext:value-type="float">
            <text:p>961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57953" calcext:value-type="float">
            <text:p>57953</text:p>
          </table:table-cell>
          <table:table-cell office:value-type="float" office:value="9395" calcext:value-type="float">
            <text:p>939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4" calcext:value-type="float">
            <text:p>64</text:p>
          </table:table-cell>
          <table:table-cell office:value-type="float" office:value="57598" calcext:value-type="float">
            <text:p>57598</text:p>
          </table:table-cell>
          <table:table-cell office:value-type="float" office:value="9425" calcext:value-type="float">
            <text:p>942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4" calcext:value-type="float">
            <text:p>64</text:p>
          </table:table-cell>
          <table:table-cell office:value-type="float" office:value="58311" calcext:value-type="float">
            <text:p>58311</text:p>
          </table:table-cell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4" calcext:value-type="float">
            <text:p>64</text:p>
          </table:table-cell>
          <table:table-cell office:value-type="float" office:value="58222" calcext:value-type="float">
            <text:p>58222</text:p>
          </table:table-cell>
          <table:table-cell office:value-type="float" office:value="9418" calcext:value-type="float">
            <text:p>94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4" calcext:value-type="float">
            <text:p>64</text:p>
          </table:table-cell>
          <table:table-cell office:value-type="float" office:value="58694" calcext:value-type="float">
            <text:p>58694</text:p>
          </table:table-cell>
          <table:table-cell office:value-type="float" office:value="9398" calcext:value-type="float">
            <text:p>939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4" calcext:value-type="float">
            <text:p>64</text:p>
          </table:table-cell>
          <table:table-cell office:value-type="float" office:value="55916" calcext:value-type="float">
            <text:p>55916</text:p>
          </table:table-cell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4" calcext:value-type="float">
            <text:p>64</text:p>
          </table:table-cell>
          <table:table-cell office:value-type="float" office:value="56488" calcext:value-type="float">
            <text:p>56488</text:p>
          </table:table-cell>
          <table:table-cell office:value-type="float" office:value="9221" calcext:value-type="float">
            <text:p>922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4" calcext:value-type="float">
            <text:p>64</text:p>
          </table:table-cell>
          <table:table-cell office:value-type="float" office:value="55956" calcext:value-type="float">
            <text:p>55956</text:p>
          </table:table-cell>
          <table:table-cell office:value-type="float" office:value="9201" calcext:value-type="float">
            <text:p>920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4" calcext:value-type="float">
            <text:p>64</text:p>
          </table:table-cell>
          <table:table-cell office:value-type="float" office:value="57394" calcext:value-type="float">
            <text:p>57394</text:p>
          </table:table-cell>
          <table:table-cell office:value-type="float" office:value="9129" calcext:value-type="float">
            <text:p>912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4" calcext:value-type="float">
            <text:p>64</text:p>
          </table:table-cell>
          <table:table-cell office:value-type="float" office:value="56886" calcext:value-type="float">
            <text:p>56886</text:p>
          </table:table-cell>
          <table:table-cell office:value-type="float" office:value="9120" calcext:value-type="float">
            <text:p>91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56824" calcext:value-type="float">
            <text:p>56824</text:p>
          </table:table-cell>
          <table:table-cell office:value-type="float" office:value="9097" calcext:value-type="float">
            <text:p>909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4" calcext:value-type="float">
            <text:p>64</text:p>
          </table:table-cell>
          <table:table-cell office:value-type="float" office:value="58736" calcext:value-type="float">
            <text:p>58736</text:p>
          </table:table-cell>
          <table:table-cell office:value-type="float" office:value="9211" calcext:value-type="float">
            <text:p>921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4" calcext:value-type="float">
            <text:p>64</text:p>
          </table:table-cell>
          <table:table-cell office:value-type="float" office:value="55356" calcext:value-type="float">
            <text:p>55356</text:p>
          </table:table-cell>
          <table:table-cell office:value-type="float" office:value="9034" calcext:value-type="float">
            <text:p>903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4" calcext:value-type="float">
            <text:p>64</text:p>
          </table:table-cell>
          <table:table-cell office:value-type="float" office:value="56774" calcext:value-type="float">
            <text:p>56774</text:p>
          </table:table-cell>
          <table:table-cell office:value-type="float" office:value="8982" calcext:value-type="float">
            <text:p>898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4" calcext:value-type="float">
            <text:p>64</text:p>
          </table:table-cell>
          <table:table-cell office:value-type="float" office:value="54816" calcext:value-type="float">
            <text:p>54816</text:p>
          </table:table-cell>
          <table:table-cell office:value-type="float" office:value="8855" calcext:value-type="float">
            <text:p>885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4" calcext:value-type="float">
            <text:p>64</text:p>
          </table:table-cell>
          <table:table-cell office:value-type="float" office:value="56399" calcext:value-type="float">
            <text:p>56399</text:p>
          </table:table-cell>
          <table:table-cell office:value-type="float" office:value="8891" calcext:value-type="float">
            <text:p>889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4" calcext:value-type="float">
            <text:p>64</text:p>
          </table:table-cell>
          <table:table-cell office:value-type="float" office:value="54933" calcext:value-type="float">
            <text:p>54933</text:p>
          </table:table-cell>
          <table:table-cell office:value-type="float" office:value="8806" calcext:value-type="float">
            <text:p>880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4" calcext:value-type="float">
            <text:p>64</text:p>
          </table:table-cell>
          <table:table-cell office:value-type="float" office:value="54101" calcext:value-type="float">
            <text:p>54101</text:p>
          </table:table-cell>
          <table:table-cell office:value-type="float" office:value="8735" calcext:value-type="float">
            <text:p>873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4" calcext:value-type="float">
            <text:p>64</text:p>
          </table:table-cell>
          <table:table-cell office:value-type="float" office:value="55042" calcext:value-type="float">
            <text:p>55042</text:p>
          </table:table-cell>
          <table:table-cell office:value-type="float" office:value="8799" calcext:value-type="float">
            <text:p>879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4" calcext:value-type="float">
            <text:p>64</text:p>
          </table:table-cell>
          <table:table-cell office:value-type="float" office:value="53039" calcext:value-type="float">
            <text:p>53039</text:p>
          </table:table-cell>
          <table:table-cell office:value-type="float" office:value="8726" calcext:value-type="float">
            <text:p>872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4" calcext:value-type="float">
            <text:p>64</text:p>
          </table:table-cell>
          <table:table-cell office:value-type="float" office:value="54951" calcext:value-type="float">
            <text:p>54951</text:p>
          </table:table-cell>
          <table:table-cell office:value-type="float" office:value="8691" calcext:value-type="float">
            <text:p>869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4" calcext:value-type="float">
            <text:p>64</text:p>
          </table:table-cell>
          <table:table-cell office:value-type="float" office:value="54059" calcext:value-type="float">
            <text:p>54059</text:p>
          </table:table-cell>
          <table:table-cell office:value-type="float" office:value="8636" calcext:value-type="float">
            <text:p>863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4" calcext:value-type="float">
            <text:p>64</text:p>
          </table:table-cell>
          <table:table-cell office:value-type="float" office:value="54401" calcext:value-type="float">
            <text:p>54401</text:p>
          </table:table-cell>
          <table:table-cell office:value-type="float" office:value="8570" calcext:value-type="float">
            <text:p>857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4" calcext:value-type="float">
            <text:p>64</text:p>
          </table:table-cell>
          <table:table-cell office:value-type="float" office:value="54578" calcext:value-type="float">
            <text:p>54578</text:p>
          </table:table-cell>
          <table:table-cell office:value-type="float" office:value="8584" calcext:value-type="float">
            <text:p>858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4" calcext:value-type="float">
            <text:p>64</text:p>
          </table:table-cell>
          <table:table-cell office:value-type="float" office:value="53435" calcext:value-type="float">
            <text:p>53435</text:p>
          </table:table-cell>
          <table:table-cell office:value-type="float" office:value="8614" calcext:value-type="float">
            <text:p>861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4" calcext:value-type="float">
            <text:p>64</text:p>
          </table:table-cell>
          <table:table-cell office:value-type="float" office:value="56470" calcext:value-type="float">
            <text:p>56470</text:p>
          </table:table-cell>
          <table:table-cell office:value-type="float" office:value="8654" calcext:value-type="float">
            <text:p>865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4" calcext:value-type="float">
            <text:p>64</text:p>
          </table:table-cell>
          <table:table-cell office:value-type="float" office:value="51823" calcext:value-type="float">
            <text:p>51823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4" calcext:value-type="float">
            <text:p>64</text:p>
          </table:table-cell>
          <table:table-cell office:value-type="float" office:value="54965" calcext:value-type="float">
            <text:p>54965</text:p>
          </table:table-cell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4" calcext:value-type="float">
            <text:p>64</text:p>
          </table:table-cell>
          <table:table-cell office:value-type="float" office:value="52112" calcext:value-type="float">
            <text:p>52112</text:p>
          </table:table-cell>
          <table:table-cell office:value-type="float" office:value="8405" calcext:value-type="float">
            <text:p>840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4" calcext:value-type="float">
            <text:p>64</text:p>
          </table:table-cell>
          <table:table-cell office:value-type="float" office:value="54945" calcext:value-type="float">
            <text:p>54945</text:p>
          </table:table-cell>
          <table:table-cell office:value-type="float" office:value="8514" calcext:value-type="float">
            <text:p>85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4" calcext:value-type="float">
            <text:p>64</text:p>
          </table:table-cell>
          <table:table-cell office:value-type="float" office:value="53106" calcext:value-type="float">
            <text:p>53106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4" calcext:value-type="float">
            <text:p>64</text:p>
          </table:table-cell>
          <table:table-cell office:value-type="float" office:value="52529" calcext:value-type="float">
            <text:p>52529</text:p>
          </table:table-cell>
          <table:table-cell office:value-type="float" office:value="8258" calcext:value-type="float">
            <text:p>825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4" calcext:value-type="float">
            <text:p>64</text:p>
          </table:table-cell>
          <table:table-cell office:value-type="float" office:value="50471" calcext:value-type="float">
            <text:p>50471</text:p>
          </table:table-cell>
          <table:table-cell office:value-type="float" office:value="8226" calcext:value-type="float">
            <text:p>822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4" calcext:value-type="float">
            <text:p>64</text:p>
          </table:table-cell>
          <table:table-cell office:value-type="float" office:value="53398" calcext:value-type="float">
            <text:p>53398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4" calcext:value-type="float">
            <text:p>64</text:p>
          </table:table-cell>
          <table:table-cell office:value-type="float" office:value="51916" calcext:value-type="float">
            <text:p>51916</text:p>
          </table:table-cell>
          <table:table-cell office:value-type="float" office:value="8169" calcext:value-type="float">
            <text:p>816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4" calcext:value-type="float">
            <text:p>64</text:p>
          </table:table-cell>
          <table:table-cell office:value-type="float" office:value="51556" calcext:value-type="float">
            <text:p>51556</text:p>
          </table:table-cell>
          <table:table-cell office:value-type="float" office:value="8181" calcext:value-type="float">
            <text:p>818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4" calcext:value-type="float">
            <text:p>64</text:p>
          </table:table-cell>
          <table:table-cell office:value-type="float" office:value="51722" calcext:value-type="float">
            <text:p>51722</text:p>
          </table:table-cell>
          <table:table-cell office:value-type="float" office:value="8077" calcext:value-type="float">
            <text:p>807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4" calcext:value-type="float">
            <text:p>64</text:p>
          </table:table-cell>
          <table:table-cell office:value-type="float" office:value="52098" calcext:value-type="float">
            <text:p>52098</text:p>
          </table:table-cell>
          <table:table-cell office:value-type="float" office:value="8170" calcext:value-type="float">
            <text:p>817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52867" calcext:value-type="float">
            <text:p>52867</text:p>
          </table:table-cell>
          <table:table-cell office:value-type="float" office:value="8107" calcext:value-type="float">
            <text:p>810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4" calcext:value-type="float">
            <text:p>64</text:p>
          </table:table-cell>
          <table:table-cell office:value-type="float" office:value="56427" calcext:value-type="float">
            <text:p>56427</text:p>
          </table:table-cell>
          <table:table-cell office:value-type="float" office:value="8135" calcext:value-type="float">
            <text:p>813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4" calcext:value-type="float">
            <text:p>64</text:p>
          </table:table-cell>
          <table:table-cell office:value-type="float" office:value="52624" calcext:value-type="float">
            <text:p>52624</text:p>
          </table:table-cell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4" calcext:value-type="float">
            <text:p>64</text:p>
          </table:table-cell>
          <table:table-cell office:value-type="float" office:value="52610" calcext:value-type="float">
            <text:p>52610</text:p>
          </table:table-cell>
          <table:table-cell office:value-type="float" office:value="8036" calcext:value-type="float">
            <text:p>803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4" calcext:value-type="float">
            <text:p>64</text:p>
          </table:table-cell>
          <table:table-cell office:value-type="float" office:value="54433" calcext:value-type="float">
            <text:p>54433</text:p>
          </table:table-cell>
          <table:table-cell office:value-type="float" office:value="8067" calcext:value-type="float">
            <text:p>8067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4" calcext:value-type="float">
            <text:p>64</text:p>
          </table:table-cell>
          <table:table-cell office:value-type="float" office:value="51776" calcext:value-type="float">
            <text:p>51776</text:p>
          </table:table-cell>
          <table:table-cell office:value-type="float" office:value="8070" calcext:value-type="float">
            <text:p>807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4" calcext:value-type="float">
            <text:p>64</text:p>
          </table:table-cell>
          <table:table-cell office:value-type="float" office:value="51691" calcext:value-type="float">
            <text:p>51691</text:p>
          </table:table-cell>
          <table:table-cell office:value-type="float" office:value="7898" calcext:value-type="float">
            <text:p>789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4" calcext:value-type="float">
            <text:p>64</text:p>
          </table:table-cell>
          <table:table-cell office:value-type="float" office:value="54050" calcext:value-type="float">
            <text:p>54050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4" calcext:value-type="float">
            <text:p>64</text:p>
          </table:table-cell>
          <table:table-cell office:value-type="float" office:value="53181" calcext:value-type="float">
            <text:p>53181</text:p>
          </table:table-cell>
          <table:table-cell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4" calcext:value-type="float">
            <text:p>64</text:p>
          </table:table-cell>
          <table:table-cell office:value-type="float" office:value="51000" calcext:value-type="float">
            <text:p>51000</text:p>
          </table:table-cell>
          <table:table-cell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4" calcext:value-type="float">
            <text:p>64</text:p>
          </table:table-cell>
          <table:table-cell office:value-type="float" office:value="52710" calcext:value-type="float">
            <text:p>52710</text:p>
          </table:table-cell>
          <table:table-cell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4" calcext:value-type="float">
            <text:p>64</text:p>
          </table:table-cell>
          <table:table-cell office:value-type="float" office:value="52697" calcext:value-type="float">
            <text:p>52697</text:p>
          </table:table-cell>
          <table:table-cell office:value-type="float" office:value="7876" calcext:value-type="float">
            <text:p>787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4" calcext:value-type="float">
            <text:p>64</text:p>
          </table:table-cell>
          <table:table-cell office:value-type="float" office:value="50984" calcext:value-type="float">
            <text:p>50984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4" calcext:value-type="float">
            <text:p>64</text:p>
          </table:table-cell>
          <table:table-cell office:value-type="float" office:value="52026" calcext:value-type="float">
            <text:p>52026</text:p>
          </table:table-cell>
          <table:table-cell office:value-type="float" office:value="7836" calcext:value-type="float">
            <text:p>783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4" calcext:value-type="float">
            <text:p>64</text:p>
          </table:table-cell>
          <table:table-cell office:value-type="float" office:value="52282" calcext:value-type="float">
            <text:p>52282</text:p>
          </table:table-cell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4" calcext:value-type="float">
            <text:p>64</text:p>
          </table:table-cell>
          <table:table-cell office:value-type="float" office:value="52236" calcext:value-type="float">
            <text:p>52236</text:p>
          </table:table-cell>
          <table:table-cell office:value-type="float" office:value="7727" calcext:value-type="float">
            <text:p>772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4" calcext:value-type="float">
            <text:p>64</text:p>
          </table:table-cell>
          <table:table-cell office:value-type="float" office:value="51757" calcext:value-type="float">
            <text:p>51757</text:p>
          </table:table-cell>
          <table:table-cell office:value-type="float" office:value="7777" calcext:value-type="float">
            <text:p>777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4" calcext:value-type="float">
            <text:p>64</text:p>
          </table:table-cell>
          <table:table-cell office:value-type="float" office:value="52639" calcext:value-type="float">
            <text:p>52639</text:p>
          </table:table-cell>
          <table:table-cell office:value-type="float" office:value="7727" calcext:value-type="float">
            <text:p>772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4" calcext:value-type="float">
            <text:p>64</text:p>
          </table:table-cell>
          <table:table-cell office:value-type="float" office:value="52402" calcext:value-type="float">
            <text:p>52402</text:p>
          </table:table-cell>
          <table:table-cell office:value-type="float" office:value="7684" calcext:value-type="float">
            <text:p>7684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4" calcext:value-type="float">
            <text:p>64</text:p>
          </table:table-cell>
          <table:table-cell office:value-type="float" office:value="54158" calcext:value-type="float">
            <text:p>54158</text:p>
          </table:table-cell>
          <table:table-cell office:value-type="float" office:value="7762" calcext:value-type="float">
            <text:p>776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4" calcext:value-type="float">
            <text:p>64</text:p>
          </table:table-cell>
          <table:table-cell office:value-type="float" office:value="55357" calcext:value-type="float">
            <text:p>55357</text:p>
          </table:table-cell>
          <table:table-cell office:value-type="float" office:value="7851" calcext:value-type="float">
            <text:p>785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4" calcext:value-type="float">
            <text:p>64</text:p>
          </table:table-cell>
          <table:table-cell office:value-type="float" office:value="51210" calcext:value-type="float">
            <text:p>51210</text:p>
          </table:table-cell>
          <table:table-cell office:value-type="float" office:value="7656" calcext:value-type="float">
            <text:p>765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" calcext:value-type="float">
            <text:p>64</text:p>
          </table:table-cell>
          <table:table-cell office:value-type="float" office:value="53773" calcext:value-type="float">
            <text:p>53773</text:p>
          </table:table-cell>
          <table:table-cell office:value-type="float" office:value="7748" calcext:value-type="float">
            <text:p>774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4" calcext:value-type="float">
            <text:p>64</text:p>
          </table:table-cell>
          <table:table-cell office:value-type="float" office:value="55238" calcext:value-type="float">
            <text:p>55238</text:p>
          </table:table-cell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4" calcext:value-type="float">
            <text:p>64</text:p>
          </table:table-cell>
          <table:table-cell office:value-type="float" office:value="52793" calcext:value-type="float">
            <text:p>52793</text:p>
          </table:table-cell>
          <table:table-cell office:value-type="float" office:value="7616" calcext:value-type="float">
            <text:p>761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4" calcext:value-type="float">
            <text:p>64</text:p>
          </table:table-cell>
          <table:table-cell office:value-type="float" office:value="53140" calcext:value-type="float">
            <text:p>53140</text:p>
          </table:table-cell>
          <table:table-cell office:value-type="float" office:value="7621" calcext:value-type="float">
            <text:p>762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4" calcext:value-type="float">
            <text:p>64</text:p>
          </table:table-cell>
          <table:table-cell office:value-type="float" office:value="51489" calcext:value-type="float">
            <text:p>51489</text:p>
          </table:table-cell>
          <table:table-cell office:value-type="float" office:value="7628" calcext:value-type="float">
            <text:p>7628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4" calcext:value-type="float">
            <text:p>64</text:p>
          </table:table-cell>
          <table:table-cell office:value-type="float" office:value="52588" calcext:value-type="float">
            <text:p>52588</text:p>
          </table:table-cell>
          <table:table-cell office:value-type="float" office:value="7543" calcext:value-type="float">
            <text:p>754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4" calcext:value-type="float">
            <text:p>64</text:p>
          </table:table-cell>
          <table:table-cell office:value-type="float" office:value="56117" calcext:value-type="float">
            <text:p>56117</text:p>
          </table:table-cell>
          <table:table-cell office:value-type="float" office:value="7716" calcext:value-type="float">
            <text:p>7716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4" calcext:value-type="float">
            <text:p>64</text:p>
          </table:table-cell>
          <table:table-cell office:value-type="float" office:value="54696" calcext:value-type="float">
            <text:p>54696</text:p>
          </table:table-cell>
          <table:table-cell office:value-type="float" office:value="7563" calcext:value-type="float">
            <text:p>756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4" calcext:value-type="float">
            <text:p>64</text:p>
          </table:table-cell>
          <table:table-cell office:value-type="float" office:value="54173" calcext:value-type="float">
            <text:p>54173</text:p>
          </table:table-cell>
          <table:table-cell office:value-type="float" office:value="7593" calcext:value-type="float">
            <text:p>7593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4" calcext:value-type="float">
            <text:p>64</text:p>
          </table:table-cell>
          <table:table-cell office:value-type="float" office:value="60518" calcext:value-type="float">
            <text:p>60518</text:p>
          </table:table-cell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56139" calcext:value-type="float">
            <text:p>56139</text:p>
          </table:table-cell>
          <table:table-cell office:value-type="float" office:value="7540" calcext:value-type="float">
            <text:p>754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4" calcext:value-type="float">
            <text:p>64</text:p>
          </table:table-cell>
          <table:table-cell office:value-type="float" office:value="54319" calcext:value-type="float">
            <text:p>54319</text:p>
          </table:table-cell>
          <table:table-cell office:value-type="float" office:value="7493" calcext:value-type="float">
            <text:p>749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4" calcext:value-type="float">
            <text:p>64</text:p>
          </table:table-cell>
          <table:table-cell office:value-type="float" office:value="55794" calcext:value-type="float">
            <text:p>55794</text:p>
          </table:table-cell>
          <table:table-cell office:value-type="float" office:value="7561" calcext:value-type="float">
            <text:p>756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4" calcext:value-type="float">
            <text:p>64</text:p>
          </table:table-cell>
          <table:table-cell office:value-type="float" office:value="50119" calcext:value-type="float">
            <text:p>50119</text:p>
          </table:table-cell>
          <table:table-cell office:value-type="float" office:value="7402" calcext:value-type="float">
            <text:p>740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4" calcext:value-type="float">
            <text:p>64</text:p>
          </table:table-cell>
          <table:table-cell office:value-type="float" office:value="51377" calcext:value-type="float">
            <text:p>51377</text:p>
          </table:table-cell>
          <table:table-cell office:value-type="float" office:value="7431" calcext:value-type="float">
            <text:p>743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4" calcext:value-type="float">
            <text:p>64</text:p>
          </table:table-cell>
          <table:table-cell office:value-type="float" office:value="56334" calcext:value-type="float">
            <text:p>56334</text:p>
          </table:table-cell>
          <table:table-cell office:value-type="float" office:value="7596" calcext:value-type="float">
            <text:p>7596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4" calcext:value-type="float">
            <text:p>64</text:p>
          </table:table-cell>
          <table:table-cell office:value-type="float" office:value="53396" calcext:value-type="float">
            <text:p>53396</text:p>
          </table:table-cell>
          <table:table-cell office:value-type="float" office:value="7474" calcext:value-type="float">
            <text:p>7474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4" calcext:value-type="float">
            <text:p>64</text:p>
          </table:table-cell>
          <table:table-cell office:value-type="float" office:value="53599" calcext:value-type="float">
            <text:p>53599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4" calcext:value-type="float">
            <text:p>64</text:p>
          </table:table-cell>
          <table:table-cell office:value-type="float" office:value="57082" calcext:value-type="float">
            <text:p>57082</text:p>
          </table:table-cell>
          <table:table-cell office:value-type="float" office:value="7448" calcext:value-type="float">
            <text:p>744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4" calcext:value-type="float">
            <text:p>64</text:p>
          </table:table-cell>
          <table:table-cell office:value-type="float" office:value="55216" calcext:value-type="float">
            <text:p>55216</text:p>
          </table:table-cell>
          <table:table-cell office:value-type="float" office:value="7437" calcext:value-type="float">
            <text:p>743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4" calcext:value-type="float">
            <text:p>64</text:p>
          </table:table-cell>
          <table:table-cell office:value-type="float" office:value="53838" calcext:value-type="float">
            <text:p>53838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4" calcext:value-type="float">
            <text:p>64</text:p>
          </table:table-cell>
          <table:table-cell office:value-type="float" office:value="55355" calcext:value-type="float">
            <text:p>55355</text:p>
          </table:table-cell>
          <table:table-cell office:value-type="float" office:value="7410" calcext:value-type="float">
            <text:p>741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4" calcext:value-type="float">
            <text:p>64</text:p>
          </table:table-cell>
          <table:table-cell office:value-type="float" office:value="54653" calcext:value-type="float">
            <text:p>54653</text:p>
          </table:table-cell>
          <table:table-cell office:value-type="float" office:value="7351" calcext:value-type="float">
            <text:p>735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4" calcext:value-type="float">
            <text:p>64</text:p>
          </table:table-cell>
          <table:table-cell office:value-type="float" office:value="53469" calcext:value-type="float">
            <text:p>53469</text:p>
          </table:table-cell>
          <table:table-cell office:value-type="float" office:value="7336" calcext:value-type="float">
            <text:p>733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4" calcext:value-type="float">
            <text:p>64</text:p>
          </table:table-cell>
          <table:table-cell office:value-type="float" office:value="53343" calcext:value-type="float">
            <text:p>53343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4" calcext:value-type="float">
            <text:p>64</text:p>
          </table:table-cell>
          <table:table-cell office:value-type="float" office:value="56838" calcext:value-type="float">
            <text:p>56838</text:p>
          </table:table-cell>
          <table:table-cell office:value-type="float" office:value="7394" calcext:value-type="float">
            <text:p>739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53242" calcext:value-type="float">
            <text:p>53242</text:p>
          </table:table-cell>
          <table:table-cell office:value-type="float" office:value="7325" calcext:value-type="float">
            <text:p>732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4" calcext:value-type="float">
            <text:p>64</text:p>
          </table:table-cell>
          <table:table-cell office:value-type="float" office:value="54729" calcext:value-type="float">
            <text:p>54729</text:p>
          </table:table-cell>
          <table:table-cell office:value-type="float" office:value="7387" calcext:value-type="float">
            <text:p>738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4" calcext:value-type="float">
            <text:p>64</text:p>
          </table:table-cell>
          <table:table-cell office:value-type="float" office:value="58527" calcext:value-type="float">
            <text:p>58527</text:p>
          </table:table-cell>
          <table:table-cell office:value-type="float" office:value="7405" calcext:value-type="float">
            <text:p>740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4" calcext:value-type="float">
            <text:p>64</text:p>
          </table:table-cell>
          <table:table-cell office:value-type="float" office:value="54181" calcext:value-type="float">
            <text:p>54181</text:p>
          </table:table-cell>
          <table:table-cell office:value-type="float" office:value="7265" calcext:value-type="float">
            <text:p>726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4" calcext:value-type="float">
            <text:p>64</text:p>
          </table:table-cell>
          <table:table-cell office:value-type="float" office:value="51561" calcext:value-type="float">
            <text:p>51561</text:p>
          </table:table-cell>
          <table:table-cell office:value-type="float" office:value="7194" calcext:value-type="float">
            <text:p>7194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4" calcext:value-type="float">
            <text:p>64</text:p>
          </table:table-cell>
          <table:table-cell office:value-type="float" office:value="60199" calcext:value-type="float">
            <text:p>60199</text:p>
          </table:table-cell>
          <table:table-cell office:value-type="float" office:value="7316" calcext:value-type="float">
            <text:p>7316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4" calcext:value-type="float">
            <text:p>64</text:p>
          </table:table-cell>
          <table:table-cell office:value-type="float" office:value="54170" calcext:value-type="float">
            <text:p>54170</text:p>
          </table:table-cell>
          <table:table-cell office:value-type="float" office:value="7324" calcext:value-type="float">
            <text:p>7324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4" calcext:value-type="float">
            <text:p>64</text:p>
          </table:table-cell>
          <table:table-cell office:value-type="float" office:value="50740" calcext:value-type="float">
            <text:p>50740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4" calcext:value-type="float">
            <text:p>64</text:p>
          </table:table-cell>
          <table:table-cell office:value-type="float" office:value="52926" calcext:value-type="float">
            <text:p>52926</text:p>
          </table:table-cell>
          <table:table-cell office:value-type="float" office:value="7169" calcext:value-type="float">
            <text:p>716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4" calcext:value-type="float">
            <text:p>64</text:p>
          </table:table-cell>
          <table:table-cell office:value-type="float" office:value="56024" calcext:value-type="float">
            <text:p>56024</text:p>
          </table:table-cell>
          <table:table-cell office:value-type="float" office:value="7228" calcext:value-type="float">
            <text:p>722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4" calcext:value-type="float">
            <text:p>64</text:p>
          </table:table-cell>
          <table:table-cell office:value-type="float" office:value="52067" calcext:value-type="float">
            <text:p>52067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4" calcext:value-type="float">
            <text:p>64</text:p>
          </table:table-cell>
          <table:table-cell office:value-type="float" office:value="57263" calcext:value-type="float">
            <text:p>57263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4" calcext:value-type="float">
            <text:p>64</text:p>
          </table:table-cell>
          <table:table-cell office:value-type="float" office:value="54780" calcext:value-type="float">
            <text:p>54780</text:p>
          </table:table-cell>
          <table:table-cell office:value-type="float" office:value="7138" calcext:value-type="float">
            <text:p>7138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4" calcext:value-type="float">
            <text:p>64</text:p>
          </table:table-cell>
          <table:table-cell office:value-type="float" office:value="53237" calcext:value-type="float">
            <text:p>53237</text:p>
          </table:table-cell>
          <table:table-cell office:value-type="float" office:value="7186" calcext:value-type="float">
            <text:p>718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4" calcext:value-type="float">
            <text:p>64</text:p>
          </table:table-cell>
          <table:table-cell office:value-type="float" office:value="50215" calcext:value-type="float">
            <text:p>50215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4" calcext:value-type="float">
            <text:p>64</text:p>
          </table:table-cell>
          <table:table-cell office:value-type="float" office:value="55854" calcext:value-type="float">
            <text:p>55854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4" calcext:value-type="float">
            <text:p>64</text:p>
          </table:table-cell>
          <table:table-cell office:value-type="float" office:value="53429" calcext:value-type="float">
            <text:p>53429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4" calcext:value-type="float">
            <text:p>64</text:p>
          </table:table-cell>
          <table:table-cell office:value-type="float" office:value="54829" calcext:value-type="float">
            <text:p>54829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4" calcext:value-type="float">
            <text:p>64</text:p>
          </table:table-cell>
          <table:table-cell office:value-type="float" office:value="58686" calcext:value-type="float">
            <text:p>58686</text:p>
          </table:table-cell>
          <table:table-cell office:value-type="float" office:value="7083" calcext:value-type="float">
            <text:p>708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4" calcext:value-type="float">
            <text:p>64</text:p>
          </table:table-cell>
          <table:table-cell office:value-type="float" office:value="56140" calcext:value-type="float">
            <text:p>56140</text:p>
          </table:table-cell>
          <table:table-cell office:value-type="float" office:value="7055" calcext:value-type="float">
            <text:p>705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4" calcext:value-type="float">
            <text:p>64</text:p>
          </table:table-cell>
          <table:table-cell office:value-type="float" office:value="56866" calcext:value-type="float">
            <text:p>56866</text:p>
          </table:table-cell>
          <table:table-cell office:value-type="float" office:value="7127" calcext:value-type="float">
            <text:p>712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4" calcext:value-type="float">
            <text:p>64</text:p>
          </table:table-cell>
          <table:table-cell office:value-type="float" office:value="52410" calcext:value-type="float">
            <text:p>52410</text:p>
          </table:table-cell>
          <table:table-cell office:value-type="float" office:value="7017" calcext:value-type="float">
            <text:p>701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4" calcext:value-type="float">
            <text:p>64</text:p>
          </table:table-cell>
          <table:table-cell office:value-type="float" office:value="56478" calcext:value-type="float">
            <text:p>56478</text:p>
          </table:table-cell>
          <table:table-cell office:value-type="float" office:value="7141" calcext:value-type="float">
            <text:p>714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4" calcext:value-type="float">
            <text:p>64</text:p>
          </table:table-cell>
          <table:table-cell office:value-type="float" office:value="54641" calcext:value-type="float">
            <text:p>54641</text:p>
          </table:table-cell>
          <table:table-cell office:value-type="float" office:value="7109" calcext:value-type="float">
            <text:p>71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57698" calcext:value-type="float">
            <text:p>57698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4" calcext:value-type="float">
            <text:p>64</text:p>
          </table:table-cell>
          <table:table-cell office:value-type="float" office:value="56338" calcext:value-type="float">
            <text:p>56338</text:p>
          </table:table-cell>
          <table:table-cell office:value-type="float" office:value="7044" calcext:value-type="float">
            <text:p>704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4" calcext:value-type="float">
            <text:p>64</text:p>
          </table:table-cell>
          <table:table-cell office:value-type="float" office:value="54136" calcext:value-type="float">
            <text:p>54136</text:p>
          </table:table-cell>
          <table:table-cell office:value-type="float" office:value="6958" calcext:value-type="float">
            <text:p>6958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4" calcext:value-type="float">
            <text:p>64</text:p>
          </table:table-cell>
          <table:table-cell office:value-type="float" office:value="53932" calcext:value-type="float">
            <text:p>53932</text:p>
          </table:table-cell>
          <table:table-cell office:value-type="float" office:value="6972" calcext:value-type="float">
            <text:p>6972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4" calcext:value-type="float">
            <text:p>64</text:p>
          </table:table-cell>
          <table:table-cell office:value-type="float" office:value="54617" calcext:value-type="float">
            <text:p>54617</text:p>
          </table:table-cell>
          <table:table-cell office:value-type="float" office:value="6935" calcext:value-type="float">
            <text:p>6935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4" calcext:value-type="float">
            <text:p>64</text:p>
          </table:table-cell>
          <table:table-cell office:value-type="float" office:value="52002" calcext:value-type="float">
            <text:p>52002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4" calcext:value-type="float">
            <text:p>64</text:p>
          </table:table-cell>
          <table:table-cell office:value-type="float" office:value="55036" calcext:value-type="float">
            <text:p>55036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4" calcext:value-type="float">
            <text:p>64</text:p>
          </table:table-cell>
          <table:table-cell office:value-type="float" office:value="53903" calcext:value-type="float">
            <text:p>53903</text:p>
          </table:table-cell>
          <table:table-cell office:value-type="float" office:value="6955" calcext:value-type="float">
            <text:p>6955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4" calcext:value-type="float">
            <text:p>64</text:p>
          </table:table-cell>
          <table:table-cell office:value-type="float" office:value="49931" calcext:value-type="float">
            <text:p>49931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4" calcext:value-type="float">
            <text:p>64</text:p>
          </table:table-cell>
          <table:table-cell office:value-type="float" office:value="60583" calcext:value-type="float">
            <text:p>60583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  <table:table-cell office:value-type="float" office:value="55161" calcext:value-type="float">
            <text:p>55161</text:p>
          </table:table-cell>
          <table:table-cell office:value-type="float" office:value="6948" calcext:value-type="float">
            <text:p>6948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4" calcext:value-type="float">
            <text:p>64</text:p>
          </table:table-cell>
          <table:table-cell office:value-type="float" office:value="58492" calcext:value-type="float">
            <text:p>58492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4" calcext:value-type="float">
            <text:p>64</text:p>
          </table:table-cell>
          <table:table-cell office:value-type="float" office:value="56145" calcext:value-type="float">
            <text:p>56145</text:p>
          </table:table-cell>
          <table:table-cell office:value-type="float" office:value="6913" calcext:value-type="float">
            <text:p>6913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4" calcext:value-type="float">
            <text:p>64</text:p>
          </table:table-cell>
          <table:table-cell office:value-type="float" office:value="56058" calcext:value-type="float">
            <text:p>56058</text:p>
          </table:table-cell>
          <table:table-cell office:value-type="float" office:value="6925" calcext:value-type="float">
            <text:p>6925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4" calcext:value-type="float">
            <text:p>64</text:p>
          </table:table-cell>
          <table:table-cell office:value-type="float" office:value="55053" calcext:value-type="float">
            <text:p>55053</text:p>
          </table:table-cell>
          <table:table-cell office:value-type="float" office:value="6959" calcext:value-type="float">
            <text:p>6959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4" calcext:value-type="float">
            <text:p>64</text:p>
          </table:table-cell>
          <table:table-cell office:value-type="float" office:value="57967" calcext:value-type="float">
            <text:p>57967</text:p>
          </table:table-cell>
          <table:table-cell office:value-type="float" office:value="6938" calcext:value-type="float">
            <text:p>693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4" calcext:value-type="float">
            <text:p>64</text:p>
          </table:table-cell>
          <table:table-cell office:value-type="float" office:value="57439" calcext:value-type="float">
            <text:p>57439</text:p>
          </table:table-cell>
          <table:table-cell office:value-type="float" office:value="6886" calcext:value-type="float">
            <text:p>6886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4" calcext:value-type="float">
            <text:p>64</text:p>
          </table:table-cell>
          <table:table-cell office:value-type="float" office:value="56876" calcext:value-type="float">
            <text:p>56876</text:p>
          </table:table-cell>
          <table:table-cell office:value-type="float" office:value="6923" calcext:value-type="float">
            <text:p>6923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4" calcext:value-type="float">
            <text:p>64</text:p>
          </table:table-cell>
          <table:table-cell office:value-type="float" office:value="57619" calcext:value-type="float">
            <text:p>57619</text:p>
          </table:table-cell>
          <table:table-cell office:value-type="float" office:value="6899" calcext:value-type="float">
            <text:p>6899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4" calcext:value-type="float">
            <text:p>64</text:p>
          </table:table-cell>
          <table:table-cell office:value-type="float" office:value="57052" calcext:value-type="float">
            <text:p>57052</text:p>
          </table:table-cell>
          <table:table-cell office:value-type="float" office:value="6907" calcext:value-type="float">
            <text:p>690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4" calcext:value-type="float">
            <text:p>64</text:p>
          </table:table-cell>
          <table:table-cell office:value-type="float" office:value="60585" calcext:value-type="float">
            <text:p>60585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4" calcext:value-type="float">
            <text:p>64</text:p>
          </table:table-cell>
          <table:table-cell office:value-type="float" office:value="59694" calcext:value-type="float">
            <text:p>59694</text:p>
          </table:table-cell>
          <table:table-cell office:value-type="float" office:value="6913" calcext:value-type="float">
            <text:p>691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4" calcext:value-type="float">
            <text:p>64</text:p>
          </table:table-cell>
          <table:table-cell office:value-type="float" office:value="59725" calcext:value-type="float">
            <text:p>59725</text:p>
          </table:table-cell>
          <table:table-cell office:value-type="float" office:value="6905" calcext:value-type="float">
            <text:p>6905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4" calcext:value-type="float">
            <text:p>64</text:p>
          </table:table-cell>
          <table:table-cell office:value-type="float" office:value="59283" calcext:value-type="float">
            <text:p>59283</text:p>
          </table:table-cell>
          <table:table-cell office:value-type="float" office:value="6874" calcext:value-type="float">
            <text:p>6874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4" calcext:value-type="float">
            <text:p>64</text:p>
          </table:table-cell>
          <table:table-cell office:value-type="float" office:value="57566" calcext:value-type="float">
            <text:p>57566</text:p>
          </table:table-cell>
          <table:table-cell office:value-type="float" office:value="6881" calcext:value-type="float">
            <text:p>6881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4" calcext:value-type="float">
            <text:p>64</text:p>
          </table:table-cell>
          <table:table-cell office:value-type="float" office:value="60687" calcext:value-type="float">
            <text:p>60687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4" calcext:value-type="float">
            <text:p>64</text:p>
          </table:table-cell>
          <table:table-cell office:value-type="float" office:value="58515" calcext:value-type="float">
            <text:p>58515</text:p>
          </table:table-cell>
          <table:table-cell office:value-type="float" office:value="6915" calcext:value-type="float">
            <text:p>6915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4" calcext:value-type="float">
            <text:p>64</text:p>
          </table:table-cell>
          <table:table-cell office:value-type="float" office:value="57415" calcext:value-type="float">
            <text:p>57415</text:p>
          </table:table-cell>
          <table:table-cell office:value-type="float" office:value="6874" calcext:value-type="float">
            <text:p>687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64" calcext:value-type="float">
            <text:p>64</text:p>
          </table:table-cell>
          <table:table-cell office:value-type="float" office:value="63681" calcext:value-type="float">
            <text:p>63681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4" calcext:value-type="float">
            <text:p>64</text:p>
          </table:table-cell>
          <table:table-cell office:value-type="float" office:value="59072" calcext:value-type="float">
            <text:p>59072</text:p>
          </table:table-cell>
          <table:table-cell office:value-type="float" office:value="6888" calcext:value-type="float">
            <text:p>688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4" calcext:value-type="float">
            <text:p>64</text:p>
          </table:table-cell>
          <table:table-cell office:value-type="float" office:value="59905" calcext:value-type="float">
            <text:p>59905</text:p>
          </table:table-cell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4" calcext:value-type="float">
            <text:p>64</text:p>
          </table:table-cell>
          <table:table-cell office:value-type="float" office:value="61610" calcext:value-type="float">
            <text:p>61610</text:p>
          </table:table-cell>
          <table:table-cell office:value-type="float" office:value="6852" calcext:value-type="float">
            <text:p>6852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4" calcext:value-type="float">
            <text:p>64</text:p>
          </table:table-cell>
          <table:table-cell office:value-type="float" office:value="63889" calcext:value-type="float">
            <text:p>63889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4" calcext:value-type="float">
            <text:p>64</text:p>
          </table:table-cell>
          <table:table-cell office:value-type="float" office:value="63100" calcext:value-type="float">
            <text:p>63100</text:p>
          </table:table-cell>
          <table:table-cell office:value-type="float" office:value="6885" calcext:value-type="float">
            <text:p>6885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4" calcext:value-type="float">
            <text:p>64</text:p>
          </table:table-cell>
          <table:table-cell office:value-type="float" office:value="64375" calcext:value-type="float">
            <text:p>64375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4" calcext:value-type="float">
            <text:p>64</text:p>
          </table:table-cell>
          <table:table-cell office:value-type="float" office:value="64483" calcext:value-type="float">
            <text:p>64483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4" calcext:value-type="float">
            <text:p>64</text:p>
          </table:table-cell>
          <table:table-cell office:value-type="float" office:value="63180" calcext:value-type="float">
            <text:p>63180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4" calcext:value-type="float">
            <text:p>64</text:p>
          </table:table-cell>
          <table:table-cell office:value-type="float" office:value="61047" calcext:value-type="float">
            <text:p>61047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4" calcext:value-type="float">
            <text:p>64</text:p>
          </table:table-cell>
          <table:table-cell office:value-type="float" office:value="64315" calcext:value-type="float">
            <text:p>64315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4" calcext:value-type="float">
            <text:p>64</text:p>
          </table:table-cell>
          <table:table-cell office:value-type="float" office:value="61696" calcext:value-type="float">
            <text:p>61696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4" calcext:value-type="float">
            <text:p>64</text:p>
          </table:table-cell>
          <table:table-cell office:value-type="float" office:value="68218" calcext:value-type="float">
            <text:p>68218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64" calcext:value-type="float">
            <text:p>64</text:p>
          </table:table-cell>
          <table:table-cell office:value-type="float" office:value="62621" calcext:value-type="float">
            <text:p>62621</text:p>
          </table:table-cell>
          <table:table-cell office:value-type="float" office:value="6831" calcext:value-type="float">
            <text:p>6831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64" calcext:value-type="float">
            <text:p>64</text:p>
          </table:table-cell>
          <table:table-cell office:value-type="float" office:value="59725" calcext:value-type="float">
            <text:p>59725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4" calcext:value-type="float">
            <text:p>64</text:p>
          </table:table-cell>
          <table:table-cell office:value-type="float" office:value="61705" calcext:value-type="float">
            <text:p>61705</text:p>
          </table:table-cell>
          <table:table-cell office:value-type="float" office:value="6852" calcext:value-type="float">
            <text:p>6852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4" calcext:value-type="float">
            <text:p>64</text:p>
          </table:table-cell>
          <table:table-cell office:value-type="float" office:value="67150" calcext:value-type="float">
            <text:p>67150</text:p>
          </table:table-cell>
          <table:table-cell office:value-type="float" office:value="6793" calcext:value-type="float">
            <text:p>6793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4" calcext:value-type="float">
            <text:p>64</text:p>
          </table:table-cell>
          <table:table-cell office:value-type="float" office:value="66710" calcext:value-type="float">
            <text:p>66710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4" calcext:value-type="float">
            <text:p>64</text:p>
          </table:table-cell>
          <table:table-cell office:value-type="float" office:value="64706" calcext:value-type="float">
            <text:p>64706</text:p>
          </table:table-cell>
          <table:table-cell office:value-type="float" office:value="6805" calcext:value-type="float">
            <text:p>680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4" calcext:value-type="float">
            <text:p>64</text:p>
          </table:table-cell>
          <table:table-cell office:value-type="float" office:value="67254" calcext:value-type="float">
            <text:p>67254</text:p>
          </table:table-cell>
          <table:table-cell office:value-type="float" office:value="6785" calcext:value-type="float">
            <text:p>6785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4" calcext:value-type="float">
            <text:p>64</text:p>
          </table:table-cell>
          <table:table-cell office:value-type="float" office:value="69411" calcext:value-type="float">
            <text:p>69411</text:p>
          </table:table-cell>
          <table:table-cell office:value-type="float" office:value="6802" calcext:value-type="float">
            <text:p>6802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64" calcext:value-type="float">
            <text:p>64</text:p>
          </table:table-cell>
          <table:table-cell office:value-type="float" office:value="65437" calcext:value-type="float">
            <text:p>65437</text:p>
          </table:table-cell>
          <table:table-cell office:value-type="float" office:value="6794" calcext:value-type="float">
            <text:p>679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4" calcext:value-type="float">
            <text:p>64</text:p>
          </table:table-cell>
          <table:table-cell office:value-type="float" office:value="68557" calcext:value-type="float">
            <text:p>68557</text:p>
          </table:table-cell>
          <table:table-cell office:value-type="float" office:value="6738" calcext:value-type="float">
            <text:p>6738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4" calcext:value-type="float">
            <text:p>64</text:p>
          </table:table-cell>
          <table:table-cell office:value-type="float" office:value="67697" calcext:value-type="float">
            <text:p>67697</text:p>
          </table:table-cell>
          <table:table-cell office:value-type="float" office:value="6779" calcext:value-type="float">
            <text:p>6779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4" calcext:value-type="float">
            <text:p>64</text:p>
          </table:table-cell>
          <table:table-cell office:value-type="float" office:value="74717" calcext:value-type="float">
            <text:p>74717</text:p>
          </table:table-cell>
          <table:table-cell office:value-type="float" office:value="6787" calcext:value-type="float">
            <text:p>6787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4" calcext:value-type="float">
            <text:p>64</text:p>
          </table:table-cell>
          <table:table-cell office:value-type="float" office:value="66878" calcext:value-type="float">
            <text:p>66878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4" calcext:value-type="float">
            <text:p>64</text:p>
          </table:table-cell>
          <table:table-cell office:value-type="float" office:value="68743" calcext:value-type="float">
            <text:p>68743</text:p>
          </table:table-cell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4" calcext:value-type="float">
            <text:p>64</text:p>
          </table:table-cell>
          <table:table-cell office:value-type="float" office:value="67333" calcext:value-type="float">
            <text:p>67333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65022" calcext:value-type="float">
            <text:p>65022</text:p>
          </table:table-cell>
          <table:table-cell office:value-type="float" office:value="6733" calcext:value-type="float">
            <text:p>6733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4" calcext:value-type="float">
            <text:p>64</text:p>
          </table:table-cell>
          <table:table-cell office:value-type="float" office:value="71649" calcext:value-type="float">
            <text:p>71649</text:p>
          </table:table-cell>
          <table:table-cell office:value-type="float" office:value="6765" calcext:value-type="float">
            <text:p>6765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4" calcext:value-type="float">
            <text:p>64</text:p>
          </table:table-cell>
          <table:table-cell office:value-type="float" office:value="69416" calcext:value-type="float">
            <text:p>69416</text:p>
          </table:table-cell>
          <table:table-cell office:value-type="float" office:value="6765" calcext:value-type="float">
            <text:p>6765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4" calcext:value-type="float">
            <text:p>64</text:p>
          </table:table-cell>
          <table:table-cell office:value-type="float" office:value="73401" calcext:value-type="float">
            <text:p>73401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4" calcext:value-type="float">
            <text:p>64</text:p>
          </table:table-cell>
          <table:table-cell office:value-type="float" office:value="70034" calcext:value-type="float">
            <text:p>70034</text:p>
          </table:table-cell>
          <table:table-cell office:value-type="float" office:value="6796" calcext:value-type="float">
            <text:p>6796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4" calcext:value-type="float">
            <text:p>64</text:p>
          </table:table-cell>
          <table:table-cell office:value-type="float" office:value="69634" calcext:value-type="float">
            <text:p>69634</text:p>
          </table:table-cell>
          <table:table-cell office:value-type="float" office:value="6779" calcext:value-type="float">
            <text:p>6779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4" calcext:value-type="float">
            <text:p>64</text:p>
          </table:table-cell>
          <table:table-cell office:value-type="float" office:value="72149" calcext:value-type="float">
            <text:p>72149</text:p>
          </table:table-cell>
          <table:table-cell office:value-type="float" office:value="6802" calcext:value-type="float">
            <text:p>6802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4" calcext:value-type="float">
            <text:p>64</text:p>
          </table:table-cell>
          <table:table-cell office:value-type="float" office:value="71014" calcext:value-type="float">
            <text:p>71014</text:p>
          </table:table-cell>
          <table:table-cell office:value-type="float" office:value="6836" calcext:value-type="float">
            <text:p>6836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4" calcext:value-type="float">
            <text:p>64</text:p>
          </table:table-cell>
          <table:table-cell office:value-type="float" office:value="68434" calcext:value-type="float">
            <text:p>68434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4" calcext:value-type="float">
            <text:p>64</text:p>
          </table:table-cell>
          <table:table-cell office:value-type="float" office:value="73791" calcext:value-type="float">
            <text:p>73791</text:p>
          </table:table-cell>
          <table:table-cell office:value-type="float" office:value="6810" calcext:value-type="float">
            <text:p>681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4" calcext:value-type="float">
            <text:p>64</text:p>
          </table:table-cell>
          <table:table-cell office:value-type="float" office:value="68864" calcext:value-type="float">
            <text:p>68864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4" calcext:value-type="float">
            <text:p>64</text:p>
          </table:table-cell>
          <table:table-cell office:value-type="float" office:value="71257" calcext:value-type="float">
            <text:p>71257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4" calcext:value-type="float">
            <text:p>64</text:p>
          </table:table-cell>
          <table:table-cell office:value-type="float" office:value="72395" calcext:value-type="float">
            <text:p>72395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4" calcext:value-type="float">
            <text:p>64</text:p>
          </table:table-cell>
          <table:table-cell office:value-type="float" office:value="72378" calcext:value-type="float">
            <text:p>72378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4" calcext:value-type="float">
            <text:p>64</text:p>
          </table:table-cell>
          <table:table-cell office:value-type="float" office:value="67802" calcext:value-type="float">
            <text:p>67802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4" calcext:value-type="float">
            <text:p>64</text:p>
          </table:table-cell>
          <table:table-cell office:value-type="float" office:value="73032" calcext:value-type="float">
            <text:p>73032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4" calcext:value-type="float">
            <text:p>64</text:p>
          </table:table-cell>
          <table:table-cell office:value-type="float" office:value="75333" calcext:value-type="float">
            <text:p>75333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4" calcext:value-type="float">
            <text:p>64</text:p>
          </table:table-cell>
          <table:table-cell office:value-type="float" office:value="75736" calcext:value-type="float">
            <text:p>75736</text:p>
          </table:table-cell>
          <table:table-cell office:value-type="float" office:value="6793" calcext:value-type="float">
            <text:p>6793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4" calcext:value-type="float">
            <text:p>64</text:p>
          </table:table-cell>
          <table:table-cell office:value-type="float" office:value="69770" calcext:value-type="float">
            <text:p>69770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4" calcext:value-type="float">
            <text:p>64</text:p>
          </table:table-cell>
          <table:table-cell office:value-type="float" office:value="76087" calcext:value-type="float">
            <text:p>76087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4" calcext:value-type="float">
            <text:p>64</text:p>
          </table:table-cell>
          <table:table-cell office:value-type="float" office:value="76416" calcext:value-type="float">
            <text:p>76416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4" calcext:value-type="float">
            <text:p>64</text:p>
          </table:table-cell>
          <table:table-cell office:value-type="float" office:value="75126" calcext:value-type="float">
            <text:p>75126</text:p>
          </table:table-cell>
          <table:table-cell office:value-type="float" office:value="6733" calcext:value-type="float">
            <text:p>6733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4" calcext:value-type="float">
            <text:p>64</text:p>
          </table:table-cell>
          <table:table-cell office:value-type="float" office:value="74913" calcext:value-type="float">
            <text:p>74913</text:p>
          </table:table-cell>
          <table:table-cell office:value-type="float" office:value="6729" calcext:value-type="float">
            <text:p>6729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4" calcext:value-type="float">
            <text:p>64</text:p>
          </table:table-cell>
          <table:table-cell office:value-type="float" office:value="74412" calcext:value-type="float">
            <text:p>74412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4" calcext:value-type="float">
            <text:p>64</text:p>
          </table:table-cell>
          <table:table-cell office:value-type="float" office:value="75900" calcext:value-type="float">
            <text:p>75900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4" calcext:value-type="float">
            <text:p>64</text:p>
          </table:table-cell>
          <table:table-cell office:value-type="float" office:value="73691" calcext:value-type="float">
            <text:p>73691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4" calcext:value-type="float">
            <text:p>64</text:p>
          </table:table-cell>
          <table:table-cell office:value-type="float" office:value="73031" calcext:value-type="float">
            <text:p>73031</text:p>
          </table:table-cell>
          <table:table-cell office:value-type="float" office:value="6714" calcext:value-type="float">
            <text:p>6714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4" calcext:value-type="float">
            <text:p>64</text:p>
          </table:table-cell>
          <table:table-cell office:value-type="float" office:value="74361" calcext:value-type="float">
            <text:p>74361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4" calcext:value-type="float">
            <text:p>64</text:p>
          </table:table-cell>
          <table:table-cell office:value-type="float" office:value="73461" calcext:value-type="float">
            <text:p>73461</text:p>
          </table:table-cell>
          <table:table-cell office:value-type="float" office:value="6719" calcext:value-type="float">
            <text:p>6719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4" calcext:value-type="float">
            <text:p>64</text:p>
          </table:table-cell>
          <table:table-cell office:value-type="float" office:value="78528" calcext:value-type="float">
            <text:p>78528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4" calcext:value-type="float">
            <text:p>64</text:p>
          </table:table-cell>
          <table:table-cell office:value-type="float" office:value="77870" calcext:value-type="float">
            <text:p>77870</text:p>
          </table:table-cell>
          <table:table-cell office:value-type="float" office:value="6627" calcext:value-type="float">
            <text:p>6627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4" calcext:value-type="float">
            <text:p>64</text:p>
          </table:table-cell>
          <table:table-cell office:value-type="float" office:value="85166" calcext:value-type="float">
            <text:p>85166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4" calcext:value-type="float">
            <text:p>64</text:p>
          </table:table-cell>
          <table:table-cell office:value-type="float" office:value="77636" calcext:value-type="float">
            <text:p>77636</text:p>
          </table:table-cell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4" calcext:value-type="float">
            <text:p>64</text:p>
          </table:table-cell>
          <table:table-cell office:value-type="float" office:value="83066" calcext:value-type="float">
            <text:p>83066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4" calcext:value-type="float">
            <text:p>64</text:p>
          </table:table-cell>
          <table:table-cell office:value-type="float" office:value="75659" calcext:value-type="float">
            <text:p>75659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4" calcext:value-type="float">
            <text:p>64</text:p>
          </table:table-cell>
          <table:table-cell office:value-type="float" office:value="83438" calcext:value-type="float">
            <text:p>83438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4" calcext:value-type="float">
            <text:p>64</text:p>
          </table:table-cell>
          <table:table-cell office:value-type="float" office:value="81108" calcext:value-type="float">
            <text:p>81108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4" calcext:value-type="float">
            <text:p>64</text:p>
          </table:table-cell>
          <table:table-cell office:value-type="float" office:value="79271" calcext:value-type="float">
            <text:p>79271</text:p>
          </table:table-cell>
          <table:table-cell office:value-type="float" office:value="6733" calcext:value-type="float">
            <text:p>6733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4" calcext:value-type="float">
            <text:p>64</text:p>
          </table:table-cell>
          <table:table-cell office:value-type="float" office:value="81564" calcext:value-type="float">
            <text:p>81564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4" calcext:value-type="float">
            <text:p>64</text:p>
          </table:table-cell>
          <table:table-cell office:value-type="float" office:value="76683" calcext:value-type="float">
            <text:p>76683</text:p>
          </table:table-cell>
          <table:table-cell office:value-type="float" office:value="6732" calcext:value-type="float">
            <text:p>6732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4" calcext:value-type="float">
            <text:p>64</text:p>
          </table:table-cell>
          <table:table-cell office:value-type="float" office:value="75809" calcext:value-type="float">
            <text:p>75809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64" calcext:value-type="float">
            <text:p>64</text:p>
          </table:table-cell>
          <table:table-cell office:value-type="float" office:value="81626" calcext:value-type="float">
            <text:p>81626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4" calcext:value-type="float">
            <text:p>64</text:p>
          </table:table-cell>
          <table:table-cell office:value-type="float" office:value="78700" calcext:value-type="float">
            <text:p>78700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4" calcext:value-type="float">
            <text:p>64</text:p>
          </table:table-cell>
          <table:table-cell office:value-type="float" office:value="81676" calcext:value-type="float">
            <text:p>81676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4" calcext:value-type="float">
            <text:p>64</text:p>
          </table:table-cell>
          <table:table-cell office:value-type="float" office:value="84223" calcext:value-type="float">
            <text:p>84223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64" calcext:value-type="float">
            <text:p>64</text:p>
          </table:table-cell>
          <table:table-cell office:value-type="float" office:value="87789" calcext:value-type="float">
            <text:p>87789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64" calcext:value-type="float">
            <text:p>64</text:p>
          </table:table-cell>
          <table:table-cell office:value-type="float" office:value="85657" calcext:value-type="float">
            <text:p>85657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64" calcext:value-type="float">
            <text:p>64</text:p>
          </table:table-cell>
          <table:table-cell office:value-type="float" office:value="89334" calcext:value-type="float">
            <text:p>89334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64" calcext:value-type="float">
            <text:p>64</text:p>
          </table:table-cell>
          <table:table-cell office:value-type="float" office:value="85525" calcext:value-type="float">
            <text:p>85525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4" calcext:value-type="float">
            <text:p>64</text:p>
          </table:table-cell>
          <table:table-cell office:value-type="float" office:value="89717" calcext:value-type="float">
            <text:p>89717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64" calcext:value-type="float">
            <text:p>64</text:p>
          </table:table-cell>
          <table:table-cell office:value-type="float" office:value="80632" calcext:value-type="float">
            <text:p>80632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64" calcext:value-type="float">
            <text:p>64</text:p>
          </table:table-cell>
          <table:table-cell office:value-type="float" office:value="86907" calcext:value-type="float">
            <text:p>86907</text:p>
          </table:table-cell>
          <table:table-cell office:value-type="float" office:value="6715" calcext:value-type="float">
            <text:p>6715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64" calcext:value-type="float">
            <text:p>64</text:p>
          </table:table-cell>
          <table:table-cell office:value-type="float" office:value="88898" calcext:value-type="float">
            <text:p>88898</text:p>
          </table:table-cell>
          <table:table-cell office:value-type="float" office:value="6702" calcext:value-type="float">
            <text:p>6702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64" calcext:value-type="float">
            <text:p>64</text:p>
          </table:table-cell>
          <table:table-cell office:value-type="float" office:value="83486" calcext:value-type="float">
            <text:p>83486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" calcext:value-type="float">
            <text:p>64</text:p>
          </table:table-cell>
          <table:table-cell office:value-type="float" office:value="89615" calcext:value-type="float">
            <text:p>89615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4" calcext:value-type="float">
            <text:p>64</text:p>
          </table:table-cell>
          <table:table-cell office:value-type="float" office:value="85236" calcext:value-type="float">
            <text:p>85236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" calcext:value-type="float">
            <text:p>64</text:p>
          </table:table-cell>
          <table:table-cell office:value-type="float" office:value="88067" calcext:value-type="float">
            <text:p>88067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64" calcext:value-type="float">
            <text:p>64</text:p>
          </table:table-cell>
          <table:table-cell office:value-type="float" office:value="84233" calcext:value-type="float">
            <text:p>84233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64" calcext:value-type="float">
            <text:p>64</text:p>
          </table:table-cell>
          <table:table-cell office:value-type="float" office:value="82644" calcext:value-type="float">
            <text:p>82644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64" calcext:value-type="float">
            <text:p>64</text:p>
          </table:table-cell>
          <table:table-cell office:value-type="float" office:value="84935" calcext:value-type="float">
            <text:p>84935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4" calcext:value-type="float">
            <text:p>64</text:p>
          </table:table-cell>
          <table:table-cell office:value-type="float" office:value="87141" calcext:value-type="float">
            <text:p>87141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4" calcext:value-type="float">
            <text:p>64</text:p>
          </table:table-cell>
          <table:table-cell office:value-type="float" office:value="90271" calcext:value-type="float">
            <text:p>90271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64" calcext:value-type="float">
            <text:p>64</text:p>
          </table:table-cell>
          <table:table-cell office:value-type="float" office:value="91341" calcext:value-type="float">
            <text:p>91341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4" calcext:value-type="float">
            <text:p>64</text:p>
          </table:table-cell>
          <table:table-cell office:value-type="float" office:value="86342" calcext:value-type="float">
            <text:p>86342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4" calcext:value-type="float">
            <text:p>64</text:p>
          </table:table-cell>
          <table:table-cell office:value-type="float" office:value="91446" calcext:value-type="float">
            <text:p>91446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4" calcext:value-type="float">
            <text:p>64</text:p>
          </table:table-cell>
          <table:table-cell office:value-type="float" office:value="88124" calcext:value-type="float">
            <text:p>88124</text:p>
          </table:table-cell>
          <table:table-cell office:value-type="float" office:value="6636" calcext:value-type="float">
            <text:p>6636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64" calcext:value-type="float">
            <text:p>64</text:p>
          </table:table-cell>
          <table:table-cell office:value-type="float" office:value="88021" calcext:value-type="float">
            <text:p>88021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64" calcext:value-type="float">
            <text:p>64</text:p>
          </table:table-cell>
          <table:table-cell office:value-type="float" office:value="86723" calcext:value-type="float">
            <text:p>86723</text:p>
          </table:table-cell>
          <table:table-cell office:value-type="float" office:value="6609" calcext:value-type="float">
            <text:p>6609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64" calcext:value-type="float">
            <text:p>64</text:p>
          </table:table-cell>
          <table:table-cell office:value-type="float" office:value="92951" calcext:value-type="float">
            <text:p>92951</text:p>
          </table:table-cell>
          <table:table-cell office:value-type="float" office:value="6636" calcext:value-type="float">
            <text:p>6636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64" calcext:value-type="float">
            <text:p>64</text:p>
          </table:table-cell>
          <table:table-cell office:value-type="float" office:value="87105" calcext:value-type="float">
            <text:p>87105</text:p>
          </table:table-cell>
          <table:table-cell office:value-type="float" office:value="6578" calcext:value-type="float">
            <text:p>6578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64" calcext:value-type="float">
            <text:p>64</text:p>
          </table:table-cell>
          <table:table-cell office:value-type="float" office:value="93862" calcext:value-type="float">
            <text:p>93862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64" calcext:value-type="float">
            <text:p>64</text:p>
          </table:table-cell>
          <table:table-cell office:value-type="float" office:value="82482" calcext:value-type="float">
            <text:p>82482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64" calcext:value-type="float">
            <text:p>64</text:p>
          </table:table-cell>
          <table:table-cell office:value-type="float" office:value="84266" calcext:value-type="float">
            <text:p>84266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64" calcext:value-type="float">
            <text:p>64</text:p>
          </table:table-cell>
          <table:table-cell office:value-type="float" office:value="93565" calcext:value-type="float">
            <text:p>93565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4" calcext:value-type="float">
            <text:p>64</text:p>
          </table:table-cell>
          <table:table-cell office:value-type="float" office:value="84777" calcext:value-type="float">
            <text:p>84777</text:p>
          </table:table-cell>
          <table:table-cell office:value-type="float" office:value="6608" calcext:value-type="float">
            <text:p>6608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4" calcext:value-type="float">
            <text:p>64</text:p>
          </table:table-cell>
          <table:table-cell office:value-type="float" office:value="89314" calcext:value-type="float">
            <text:p>89314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64" calcext:value-type="float">
            <text:p>64</text:p>
          </table:table-cell>
          <table:table-cell office:value-type="float" office:value="92166" calcext:value-type="float">
            <text:p>92166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64" calcext:value-type="float">
            <text:p>64</text:p>
          </table:table-cell>
          <table:table-cell office:value-type="float" office:value="92941" calcext:value-type="float">
            <text:p>92941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64" calcext:value-type="float">
            <text:p>64</text:p>
          </table:table-cell>
          <table:table-cell office:value-type="float" office:value="90149" calcext:value-type="float">
            <text:p>90149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64" calcext:value-type="float">
            <text:p>64</text:p>
          </table:table-cell>
          <table:table-cell office:value-type="float" office:value="92385" calcext:value-type="float">
            <text:p>92385</text:p>
          </table:table-cell>
          <table:table-cell office:value-type="float" office:value="6619" calcext:value-type="float">
            <text:p>6619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64" calcext:value-type="float">
            <text:p>64</text:p>
          </table:table-cell>
          <table:table-cell office:value-type="float" office:value="95132" calcext:value-type="float">
            <text:p>95132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64" calcext:value-type="float">
            <text:p>64</text:p>
          </table:table-cell>
          <table:table-cell office:value-type="float" office:value="92992" calcext:value-type="float">
            <text:p>92992</text:p>
          </table:table-cell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64" calcext:value-type="float">
            <text:p>64</text:p>
          </table:table-cell>
          <table:table-cell office:value-type="float" office:value="89056" calcext:value-type="float">
            <text:p>89056</text:p>
          </table:table-cell>
          <table:table-cell office:value-type="float" office:value="6558" calcext:value-type="float">
            <text:p>6558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64" calcext:value-type="float">
            <text:p>64</text:p>
          </table:table-cell>
          <table:table-cell office:value-type="float" office:value="89697" calcext:value-type="float">
            <text:p>89697</text:p>
          </table:table-cell>
          <table:table-cell office:value-type="float" office:value="6548" calcext:value-type="float">
            <text:p>654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4" calcext:value-type="float">
            <text:p>64</text:p>
          </table:table-cell>
          <table:table-cell office:value-type="float" office:value="94591" calcext:value-type="float">
            <text:p>94591</text:p>
          </table:table-cell>
          <table:table-cell office:value-type="float" office:value="6591" calcext:value-type="float">
            <text:p>6591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64" calcext:value-type="float">
            <text:p>64</text:p>
          </table:table-cell>
          <table:table-cell office:value-type="float" office:value="96096" calcext:value-type="float">
            <text:p>96096</text:p>
          </table:table-cell>
          <table:table-cell office:value-type="float" office:value="6583" calcext:value-type="float">
            <text:p>6583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64" calcext:value-type="float">
            <text:p>64</text:p>
          </table:table-cell>
          <table:table-cell office:value-type="float" office:value="90604" calcext:value-type="float">
            <text:p>90604</text:p>
          </table:table-cell>
          <table:table-cell office:value-type="float" office:value="6616" calcext:value-type="float">
            <text:p>6616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64" calcext:value-type="float">
            <text:p>64</text:p>
          </table:table-cell>
          <table:table-cell office:value-type="float" office:value="96275" calcext:value-type="float">
            <text:p>96275</text:p>
          </table:table-cell>
          <table:table-cell office:value-type="float" office:value="6544" calcext:value-type="float">
            <text:p>6544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64" calcext:value-type="float">
            <text:p>64</text:p>
          </table:table-cell>
          <table:table-cell office:value-type="float" office:value="95581" calcext:value-type="float">
            <text:p>95581</text:p>
          </table:table-cell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64" calcext:value-type="float">
            <text:p>64</text:p>
          </table:table-cell>
          <table:table-cell office:value-type="float" office:value="89102" calcext:value-type="float">
            <text:p>89102</text:p>
          </table:table-cell>
          <table:table-cell office:value-type="float" office:value="6555" calcext:value-type="float">
            <text:p>6555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64" calcext:value-type="float">
            <text:p>64</text:p>
          </table:table-cell>
          <table:table-cell office:value-type="float" office:value="94704" calcext:value-type="float">
            <text:p>94704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64" calcext:value-type="float">
            <text:p>64</text:p>
          </table:table-cell>
          <table:table-cell office:value-type="float" office:value="93229" calcext:value-type="float">
            <text:p>93229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64" calcext:value-type="float">
            <text:p>64</text:p>
          </table:table-cell>
          <table:table-cell office:value-type="float" office:value="95772" calcext:value-type="float">
            <text:p>95772</text:p>
          </table:table-cell>
          <table:table-cell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64" calcext:value-type="float">
            <text:p>64</text:p>
          </table:table-cell>
          <table:table-cell office:value-type="float" office:value="95765" calcext:value-type="float">
            <text:p>95765</text:p>
          </table:table-cell>
          <table:table-cell office:value-type="float" office:value="6541" calcext:value-type="float">
            <text:p>654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4" calcext:value-type="float">
            <text:p>64</text:p>
          </table:table-cell>
          <table:table-cell office:value-type="float" office:value="91958" calcext:value-type="float">
            <text:p>91958</text:p>
          </table:table-cell>
          <table:table-cell office:value-type="float" office:value="6553" calcext:value-type="float">
            <text:p>6553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64" calcext:value-type="float">
            <text:p>64</text:p>
          </table:table-cell>
          <table:table-cell office:value-type="float" office:value="90423" calcext:value-type="float">
            <text:p>90423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64" calcext:value-type="float">
            <text:p>64</text:p>
          </table:table-cell>
          <table:table-cell office:value-type="float" office:value="102219" calcext:value-type="float">
            <text:p>102219</text:p>
          </table:table-cell>
          <table:table-cell office:value-type="float" office:value="6544" calcext:value-type="float">
            <text:p>6544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64" calcext:value-type="float">
            <text:p>64</text:p>
          </table:table-cell>
          <table:table-cell office:value-type="float" office:value="95007" calcext:value-type="float">
            <text:p>95007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64" calcext:value-type="float">
            <text:p>64</text:p>
          </table:table-cell>
          <table:table-cell office:value-type="float" office:value="96747" calcext:value-type="float">
            <text:p>96747</text:p>
          </table:table-cell>
          <table:table-cell office:value-type="float" office:value="6544" calcext:value-type="float">
            <text:p>6544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64" calcext:value-type="float">
            <text:p>64</text:p>
          </table:table-cell>
          <table:table-cell office:value-type="float" office:value="97256" calcext:value-type="float">
            <text:p>97256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64" calcext:value-type="float">
            <text:p>64</text:p>
          </table:table-cell>
          <table:table-cell office:value-type="float" office:value="93946" calcext:value-type="float">
            <text:p>93946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64" calcext:value-type="float">
            <text:p>64</text:p>
          </table:table-cell>
          <table:table-cell office:value-type="float" office:value="96078" calcext:value-type="float">
            <text:p>96078</text:p>
          </table:table-cell>
          <table:table-cell office:value-type="float" office:value="6564" calcext:value-type="float">
            <text:p>6564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64" calcext:value-type="float">
            <text:p>64</text:p>
          </table:table-cell>
          <table:table-cell office:value-type="float" office:value="94031" calcext:value-type="float">
            <text:p>94031</text:p>
          </table:table-cell>
          <table:table-cell office:value-type="float" office:value="6538" calcext:value-type="float">
            <text:p>6538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64" calcext:value-type="float">
            <text:p>64</text:p>
          </table:table-cell>
          <table:table-cell office:value-type="float" office:value="100521" calcext:value-type="float">
            <text:p>100521</text:p>
          </table:table-cell>
          <table:table-cell office:value-type="float" office:value="6577" calcext:value-type="float">
            <text:p>657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" calcext:value-type="float">
            <text:p>64</text:p>
          </table:table-cell>
          <table:table-cell office:value-type="float" office:value="97993" calcext:value-type="float">
            <text:p>97993</text:p>
          </table:table-cell>
          <table:table-cell office:value-type="float" office:value="6542" calcext:value-type="float">
            <text:p>6542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64" calcext:value-type="float">
            <text:p>64</text:p>
          </table:table-cell>
          <table:table-cell office:value-type="float" office:value="98015" calcext:value-type="float">
            <text:p>98015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64" calcext:value-type="float">
            <text:p>64</text:p>
          </table:table-cell>
          <table:table-cell office:value-type="float" office:value="100156" calcext:value-type="float">
            <text:p>100156</text:p>
          </table:table-cell>
          <table:table-cell office:value-type="float" office:value="6616" calcext:value-type="float">
            <text:p>6616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64" calcext:value-type="float">
            <text:p>64</text:p>
          </table:table-cell>
          <table:table-cell office:value-type="float" office:value="96965" calcext:value-type="float">
            <text:p>96965</text:p>
          </table:table-cell>
          <table:table-cell office:value-type="float" office:value="6544" calcext:value-type="float">
            <text:p>6544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64" calcext:value-type="float">
            <text:p>64</text:p>
          </table:table-cell>
          <table:table-cell office:value-type="float" office:value="94770" calcext:value-type="float">
            <text:p>94770</text:p>
          </table:table-cell>
          <table:table-cell office:value-type="float" office:value="6507" calcext:value-type="float">
            <text:p>6507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64" calcext:value-type="float">
            <text:p>64</text:p>
          </table:table-cell>
          <table:table-cell office:value-type="float" office:value="100788" calcext:value-type="float">
            <text:p>100788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64" calcext:value-type="float">
            <text:p>64</text:p>
          </table:table-cell>
          <table:table-cell office:value-type="float" office:value="90038" calcext:value-type="float">
            <text:p>90038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64" calcext:value-type="float">
            <text:p>64</text:p>
          </table:table-cell>
          <table:table-cell office:value-type="float" office:value="102866" calcext:value-type="float">
            <text:p>102866</text:p>
          </table:table-cell>
          <table:table-cell office:value-type="float" office:value="6518" calcext:value-type="float">
            <text:p>6518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64" calcext:value-type="float">
            <text:p>64</text:p>
          </table:table-cell>
          <table:table-cell office:value-type="float" office:value="92002" calcext:value-type="float">
            <text:p>92002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64" calcext:value-type="float">
            <text:p>64</text:p>
          </table:table-cell>
          <table:table-cell office:value-type="float" office:value="104468" calcext:value-type="float">
            <text:p>104468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4" calcext:value-type="float">
            <text:p>64</text:p>
          </table:table-cell>
          <table:table-cell office:value-type="float" office:value="101349" calcext:value-type="float">
            <text:p>101349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64" calcext:value-type="float">
            <text:p>64</text:p>
          </table:table-cell>
          <table:table-cell office:value-type="float" office:value="98525" calcext:value-type="float">
            <text:p>98525</text:p>
          </table:table-cell>
          <table:table-cell office:value-type="float" office:value="6499" calcext:value-type="float">
            <text:p>6499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64" calcext:value-type="float">
            <text:p>64</text:p>
          </table:table-cell>
          <table:table-cell office:value-type="float" office:value="98774" calcext:value-type="float">
            <text:p>98774</text:p>
          </table:table-cell>
          <table:table-cell office:value-type="float" office:value="6485" calcext:value-type="float">
            <text:p>6485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64" calcext:value-type="float">
            <text:p>64</text:p>
          </table:table-cell>
          <table:table-cell office:value-type="float" office:value="105905" calcext:value-type="float">
            <text:p>105905</text:p>
          </table:table-cell>
          <table:table-cell office:value-type="float" office:value="6542" calcext:value-type="float">
            <text:p>6542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64" calcext:value-type="float">
            <text:p>64</text:p>
          </table:table-cell>
          <table:table-cell office:value-type="float" office:value="95293" calcext:value-type="float">
            <text:p>95293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4" calcext:value-type="float">
            <text:p>64</text:p>
          </table:table-cell>
          <table:table-cell office:value-type="float" office:value="105226" calcext:value-type="float">
            <text:p>105226</text:p>
          </table:table-cell>
          <table:table-cell office:value-type="float" office:value="6509" calcext:value-type="float">
            <text:p>6509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64" calcext:value-type="float">
            <text:p>64</text:p>
          </table:table-cell>
          <table:table-cell office:value-type="float" office:value="100197" calcext:value-type="float">
            <text:p>100197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64" calcext:value-type="float">
            <text:p>64</text:p>
          </table:table-cell>
          <table:table-cell office:value-type="float" office:value="103223" calcext:value-type="float">
            <text:p>103223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64" calcext:value-type="float">
            <text:p>64</text:p>
          </table:table-cell>
          <table:table-cell office:value-type="float" office:value="107696" calcext:value-type="float">
            <text:p>107696</text:p>
          </table:table-cell>
          <table:table-cell office:value-type="float" office:value="6498" calcext:value-type="float">
            <text:p>6498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64" calcext:value-type="float">
            <text:p>64</text:p>
          </table:table-cell>
          <table:table-cell office:value-type="float" office:value="101290" calcext:value-type="float">
            <text:p>101290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64" calcext:value-type="float">
            <text:p>64</text:p>
          </table:table-cell>
          <table:table-cell office:value-type="float" office:value="107136" calcext:value-type="float">
            <text:p>107136</text:p>
          </table:table-cell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64" calcext:value-type="float">
            <text:p>64</text:p>
          </table:table-cell>
          <table:table-cell office:value-type="float" office:value="101633" calcext:value-type="float">
            <text:p>101633</text:p>
          </table:table-cell>
          <table:table-cell office:value-type="float" office:value="6433" calcext:value-type="float">
            <text:p>6433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64" calcext:value-type="float">
            <text:p>64</text:p>
          </table:table-cell>
          <table:table-cell office:value-type="float" office:value="93789" calcext:value-type="float">
            <text:p>93789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64" calcext:value-type="float">
            <text:p>64</text:p>
          </table:table-cell>
          <table:table-cell office:value-type="float" office:value="95559" calcext:value-type="float">
            <text:p>95559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64" calcext:value-type="float">
            <text:p>64</text:p>
          </table:table-cell>
          <table:table-cell office:value-type="float" office:value="100857" calcext:value-type="float">
            <text:p>100857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64" calcext:value-type="float">
            <text:p>64</text:p>
          </table:table-cell>
          <table:table-cell office:value-type="float" office:value="104359" calcext:value-type="float">
            <text:p>104359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64" calcext:value-type="float">
            <text:p>64</text:p>
          </table:table-cell>
          <table:table-cell office:value-type="float" office:value="101778" calcext:value-type="float">
            <text:p>101778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64" calcext:value-type="float">
            <text:p>64</text:p>
          </table:table-cell>
          <table:table-cell office:value-type="float" office:value="100458" calcext:value-type="float">
            <text:p>100458</text:p>
          </table:table-cell>
          <table:table-cell office:value-type="float" office:value="6471" calcext:value-type="float">
            <text:p>6471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64" calcext:value-type="float">
            <text:p>64</text:p>
          </table:table-cell>
          <table:table-cell office:value-type="float" office:value="109366" calcext:value-type="float">
            <text:p>109366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64" calcext:value-type="float">
            <text:p>64</text:p>
          </table:table-cell>
          <table:table-cell office:value-type="float" office:value="104165" calcext:value-type="float">
            <text:p>104165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4" calcext:value-type="float">
            <text:p>64</text:p>
          </table:table-cell>
          <table:table-cell office:value-type="float" office:value="102408" calcext:value-type="float">
            <text:p>102408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64" calcext:value-type="float">
            <text:p>64</text:p>
          </table:table-cell>
          <table:table-cell office:value-type="float" office:value="102544" calcext:value-type="float">
            <text:p>102544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64" calcext:value-type="float">
            <text:p>64</text:p>
          </table:table-cell>
          <table:table-cell office:value-type="float" office:value="101602" calcext:value-type="float">
            <text:p>101602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64" calcext:value-type="float">
            <text:p>64</text:p>
          </table:table-cell>
          <table:table-cell office:value-type="float" office:value="105431" calcext:value-type="float">
            <text:p>105431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64" calcext:value-type="float">
            <text:p>64</text:p>
          </table:table-cell>
          <table:table-cell office:value-type="float" office:value="101676" calcext:value-type="float">
            <text:p>101676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64" calcext:value-type="float">
            <text:p>64</text:p>
          </table:table-cell>
          <table:table-cell office:value-type="float" office:value="104543" calcext:value-type="float">
            <text:p>104543</text:p>
          </table:table-cell>
          <table:table-cell office:value-type="float" office:value="6469" calcext:value-type="float">
            <text:p>6469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64" calcext:value-type="float">
            <text:p>64</text:p>
          </table:table-cell>
          <table:table-cell office:value-type="float" office:value="106672" calcext:value-type="float">
            <text:p>106672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64" calcext:value-type="float">
            <text:p>64</text:p>
          </table:table-cell>
          <table:table-cell office:value-type="float" office:value="102757" calcext:value-type="float">
            <text:p>102757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64" calcext:value-type="float">
            <text:p>64</text:p>
          </table:table-cell>
          <table:table-cell office:value-type="float" office:value="96979" calcext:value-type="float">
            <text:p>96979</text:p>
          </table:table-cell>
          <table:table-cell office:value-type="float" office:value="6413" calcext:value-type="float">
            <text:p>6413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64" calcext:value-type="float">
            <text:p>64</text:p>
          </table:table-cell>
          <table:table-cell office:value-type="float" office:value="102171" calcext:value-type="float">
            <text:p>102171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108509" calcext:value-type="float">
            <text:p>108509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64" calcext:value-type="float">
            <text:p>64</text:p>
          </table:table-cell>
          <table:table-cell office:value-type="float" office:value="103988" calcext:value-type="float">
            <text:p>103988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64" calcext:value-type="float">
            <text:p>64</text:p>
          </table:table-cell>
          <table:table-cell office:value-type="float" office:value="103796" calcext:value-type="float">
            <text:p>103796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64" calcext:value-type="float">
            <text:p>64</text:p>
          </table:table-cell>
          <table:table-cell office:value-type="float" office:value="103192" calcext:value-type="float">
            <text:p>103192</text:p>
          </table:table-cell>
          <table:table-cell office:value-type="float" office:value="6403" calcext:value-type="float">
            <text:p>6403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64" calcext:value-type="float">
            <text:p>64</text:p>
          </table:table-cell>
          <table:table-cell office:value-type="float" office:value="102607" calcext:value-type="float">
            <text:p>102607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64" calcext:value-type="float">
            <text:p>64</text:p>
          </table:table-cell>
          <table:table-cell office:value-type="float" office:value="109590" calcext:value-type="float">
            <text:p>109590</text:p>
          </table:table-cell>
          <table:table-cell office:value-type="float" office:value="6418" calcext:value-type="float">
            <text:p>6418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64" calcext:value-type="float">
            <text:p>64</text:p>
          </table:table-cell>
          <table:table-cell office:value-type="float" office:value="106784" calcext:value-type="float">
            <text:p>106784</text:p>
          </table:table-cell>
          <table:table-cell office:value-type="float" office:value="6344" calcext:value-type="float">
            <text:p>6344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64" calcext:value-type="float">
            <text:p>64</text:p>
          </table:table-cell>
          <table:table-cell office:value-type="float" office:value="102002" calcext:value-type="float">
            <text:p>102002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64" calcext:value-type="float">
            <text:p>64</text:p>
          </table:table-cell>
          <table:table-cell office:value-type="float" office:value="107030" calcext:value-type="float">
            <text:p>107030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64" calcext:value-type="float">
            <text:p>64</text:p>
          </table:table-cell>
          <table:table-cell office:value-type="float" office:value="107077" calcext:value-type="float">
            <text:p>107077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4" calcext:value-type="float">
            <text:p>64</text:p>
          </table:table-cell>
          <table:table-cell office:value-type="float" office:value="104790" calcext:value-type="float">
            <text:p>104790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64" calcext:value-type="float">
            <text:p>64</text:p>
          </table:table-cell>
          <table:table-cell office:value-type="float" office:value="112471" calcext:value-type="float">
            <text:p>112471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64" calcext:value-type="float">
            <text:p>64</text:p>
          </table:table-cell>
          <table:table-cell office:value-type="float" office:value="107484" calcext:value-type="float">
            <text:p>107484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64" calcext:value-type="float">
            <text:p>64</text:p>
          </table:table-cell>
          <table:table-cell office:value-type="float" office:value="109109" calcext:value-type="float">
            <text:p>109109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64" calcext:value-type="float">
            <text:p>64</text:p>
          </table:table-cell>
          <table:table-cell office:value-type="float" office:value="104584" calcext:value-type="float">
            <text:p>104584</text:p>
          </table:table-cell>
          <table:table-cell office:value-type="float" office:value="6341" calcext:value-type="float">
            <text:p>6341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64" calcext:value-type="float">
            <text:p>64</text:p>
          </table:table-cell>
          <table:table-cell office:value-type="float" office:value="104362" calcext:value-type="float">
            <text:p>104362</text:p>
          </table:table-cell>
          <table:table-cell office:value-type="float" office:value="6386" calcext:value-type="float">
            <text:p>6386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64" calcext:value-type="float">
            <text:p>64</text:p>
          </table:table-cell>
          <table:table-cell office:value-type="float" office:value="103390" calcext:value-type="float">
            <text:p>103390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64" calcext:value-type="float">
            <text:p>64</text:p>
          </table:table-cell>
          <table:table-cell office:value-type="float" office:value="109950" calcext:value-type="float">
            <text:p>109950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64" calcext:value-type="float">
            <text:p>64</text:p>
          </table:table-cell>
          <table:table-cell office:value-type="float" office:value="104392" calcext:value-type="float">
            <text:p>104392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64" calcext:value-type="float">
            <text:p>64</text:p>
          </table:table-cell>
          <table:table-cell office:value-type="float" office:value="103663" calcext:value-type="float">
            <text:p>103663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4" calcext:value-type="float">
            <text:p>64</text:p>
          </table:table-cell>
          <table:table-cell office:value-type="float" office:value="110325" calcext:value-type="float">
            <text:p>110325</text:p>
          </table:table-cell>
          <table:table-cell office:value-type="float" office:value="6355" calcext:value-type="float">
            <text:p>6355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64" calcext:value-type="float">
            <text:p>64</text:p>
          </table:table-cell>
          <table:table-cell office:value-type="float" office:value="105537" calcext:value-type="float">
            <text:p>105537</text:p>
          </table:table-cell>
          <table:table-cell office:value-type="float" office:value="6394" calcext:value-type="float">
            <text:p>6394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64" calcext:value-type="float">
            <text:p>64</text:p>
          </table:table-cell>
          <table:table-cell office:value-type="float" office:value="104405" calcext:value-type="float">
            <text:p>104405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64" calcext:value-type="float">
            <text:p>64</text:p>
          </table:table-cell>
          <table:table-cell office:value-type="float" office:value="100725" calcext:value-type="float">
            <text:p>100725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64" calcext:value-type="float">
            <text:p>64</text:p>
          </table:table-cell>
          <table:table-cell office:value-type="float" office:value="100648" calcext:value-type="float">
            <text:p>100648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4" calcext:value-type="float">
            <text:p>64</text:p>
          </table:table-cell>
          <table:table-cell office:value-type="float" office:value="106894" calcext:value-type="float">
            <text:p>106894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64" calcext:value-type="float">
            <text:p>64</text:p>
          </table:table-cell>
          <table:table-cell office:value-type="float" office:value="111875" calcext:value-type="float">
            <text:p>111875</text:p>
          </table:table-cell>
          <table:table-cell office:value-type="float" office:value="6355" calcext:value-type="float">
            <text:p>6355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64" calcext:value-type="float">
            <text:p>64</text:p>
          </table:table-cell>
          <table:table-cell office:value-type="float" office:value="106163" calcext:value-type="float">
            <text:p>106163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64" calcext:value-type="float">
            <text:p>64</text:p>
          </table:table-cell>
          <table:table-cell office:value-type="float" office:value="107809" calcext:value-type="float">
            <text:p>107809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64" calcext:value-type="float">
            <text:p>64</text:p>
          </table:table-cell>
          <table:table-cell office:value-type="float" office:value="107874" calcext:value-type="float">
            <text:p>107874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4" calcext:value-type="float">
            <text:p>64</text:p>
          </table:table-cell>
          <table:table-cell office:value-type="float" office:value="113451" calcext:value-type="float">
            <text:p>113451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64" calcext:value-type="float">
            <text:p>64</text:p>
          </table:table-cell>
          <table:table-cell office:value-type="float" office:value="110179" calcext:value-type="float">
            <text:p>110179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64" calcext:value-type="float">
            <text:p>64</text:p>
          </table:table-cell>
          <table:table-cell office:value-type="float" office:value="111098" calcext:value-type="float">
            <text:p>111098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64" calcext:value-type="float">
            <text:p>64</text:p>
          </table:table-cell>
          <table:table-cell office:value-type="float" office:value="108348" calcext:value-type="float">
            <text:p>108348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64" calcext:value-type="float">
            <text:p>64</text:p>
          </table:table-cell>
          <table:table-cell office:value-type="float" office:value="104281" calcext:value-type="float">
            <text:p>104281</text:p>
          </table:table-cell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64" calcext:value-type="float">
            <text:p>64</text:p>
          </table:table-cell>
          <table:table-cell office:value-type="float" office:value="107036" calcext:value-type="float">
            <text:p>107036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64" calcext:value-type="float">
            <text:p>64</text:p>
          </table:table-cell>
          <table:table-cell office:value-type="float" office:value="112650" calcext:value-type="float">
            <text:p>112650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64" calcext:value-type="float">
            <text:p>64</text:p>
          </table:table-cell>
          <table:table-cell office:value-type="float" office:value="112851" calcext:value-type="float">
            <text:p>112851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64" calcext:value-type="float">
            <text:p>64</text:p>
          </table:table-cell>
          <table:table-cell office:value-type="float" office:value="106211" calcext:value-type="float">
            <text:p>106211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4" calcext:value-type="float">
            <text:p>64</text:p>
          </table:table-cell>
          <table:table-cell office:value-type="float" office:value="109157" calcext:value-type="float">
            <text:p>109157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64" calcext:value-type="float">
            <text:p>64</text:p>
          </table:table-cell>
          <table:table-cell office:value-type="float" office:value="111142" calcext:value-type="float">
            <text:p>111142</text:p>
          </table:table-cell>
          <table:table-cell office:value-type="float" office:value="6329" calcext:value-type="float">
            <text:p>6329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64" calcext:value-type="float">
            <text:p>64</text:p>
          </table:table-cell>
          <table:table-cell office:value-type="float" office:value="113395" calcext:value-type="float">
            <text:p>113395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64" calcext:value-type="float">
            <text:p>64</text:p>
          </table:table-cell>
          <table:table-cell office:value-type="float" office:value="101868" calcext:value-type="float">
            <text:p>101868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64" calcext:value-type="float">
            <text:p>64</text:p>
          </table:table-cell>
          <table:table-cell office:value-type="float" office:value="111155" calcext:value-type="float">
            <text:p>111155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64" calcext:value-type="float">
            <text:p>64</text:p>
          </table:table-cell>
          <table:table-cell office:value-type="float" office:value="116339" calcext:value-type="float">
            <text:p>116339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64" calcext:value-type="float">
            <text:p>64</text:p>
          </table:table-cell>
          <table:table-cell office:value-type="float" office:value="108837" calcext:value-type="float">
            <text:p>108837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64" calcext:value-type="float">
            <text:p>64</text:p>
          </table:table-cell>
          <table:table-cell office:value-type="float" office:value="115617" calcext:value-type="float">
            <text:p>115617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64" calcext:value-type="float">
            <text:p>64</text:p>
          </table:table-cell>
          <table:table-cell office:value-type="float" office:value="118877" calcext:value-type="float">
            <text:p>11887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64" calcext:value-type="float">
            <text:p>64</text:p>
          </table:table-cell>
          <table:table-cell office:value-type="float" office:value="112761" calcext:value-type="float">
            <text:p>112761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64" calcext:value-type="float">
            <text:p>64</text:p>
          </table:table-cell>
          <table:table-cell office:value-type="float" office:value="115656" calcext:value-type="float">
            <text:p>115656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4" calcext:value-type="float">
            <text:p>64</text:p>
          </table:table-cell>
          <table:table-cell office:value-type="float" office:value="119237" calcext:value-type="float">
            <text:p>119237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64" calcext:value-type="float">
            <text:p>64</text:p>
          </table:table-cell>
          <table:table-cell office:value-type="float" office:value="118474" calcext:value-type="float">
            <text:p>118474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64" calcext:value-type="float">
            <text:p>64</text:p>
          </table:table-cell>
          <table:table-cell office:value-type="float" office:value="102371" calcext:value-type="float">
            <text:p>102371</text:p>
          </table:table-cell>
          <table:table-cell office:value-type="float" office:value="6311" calcext:value-type="float">
            <text:p>6311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64" calcext:value-type="float">
            <text:p>64</text:p>
          </table:table-cell>
          <table:table-cell office:value-type="float" office:value="132871" calcext:value-type="float">
            <text:p>132871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64" calcext:value-type="float">
            <text:p>64</text:p>
          </table:table-cell>
          <table:table-cell office:value-type="float" office:value="105613" calcext:value-type="float">
            <text:p>105613</text:p>
          </table:table-cell>
          <table:table-cell office:value-type="float" office:value="6232" calcext:value-type="float">
            <text:p>6232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64" calcext:value-type="float">
            <text:p>64</text:p>
          </table:table-cell>
          <table:table-cell office:value-type="float" office:value="107117" calcext:value-type="float">
            <text:p>107117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64" calcext:value-type="float">
            <text:p>64</text:p>
          </table:table-cell>
          <table:table-cell office:value-type="float" office:value="127004" calcext:value-type="float">
            <text:p>127004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64" calcext:value-type="float">
            <text:p>64</text:p>
          </table:table-cell>
          <table:table-cell office:value-type="float" office:value="94703" calcext:value-type="float">
            <text:p>94703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64" calcext:value-type="float">
            <text:p>64</text:p>
          </table:table-cell>
          <table:table-cell office:value-type="float" office:value="106149" calcext:value-type="float">
            <text:p>106149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64" calcext:value-type="float">
            <text:p>64</text:p>
          </table:table-cell>
          <table:table-cell office:value-type="float" office:value="96594" calcext:value-type="float">
            <text:p>96594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64" calcext:value-type="float">
            <text:p>64</text:p>
          </table:table-cell>
          <table:table-cell office:value-type="float" office:value="101514" calcext:value-type="float">
            <text:p>101514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64" calcext:value-type="float">
            <text:p>64</text:p>
          </table:table-cell>
          <table:table-cell office:value-type="float" office:value="119666" calcext:value-type="float">
            <text:p>119666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64" calcext:value-type="float">
            <text:p>64</text:p>
          </table:table-cell>
          <table:table-cell office:value-type="float" office:value="128866" calcext:value-type="float">
            <text:p>128866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64" calcext:value-type="float">
            <text:p>64</text:p>
          </table:table-cell>
          <table:table-cell office:value-type="float" office:value="110797" calcext:value-type="float">
            <text:p>110797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64" calcext:value-type="float">
            <text:p>64</text:p>
          </table:table-cell>
          <table:table-cell office:value-type="float" office:value="110539" calcext:value-type="float">
            <text:p>110539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64" calcext:value-type="float">
            <text:p>64</text:p>
          </table:table-cell>
          <table:table-cell office:value-type="float" office:value="122963" calcext:value-type="float">
            <text:p>122963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64" calcext:value-type="float">
            <text:p>64</text:p>
          </table:table-cell>
          <table:table-cell office:value-type="float" office:value="123059" calcext:value-type="float">
            <text:p>123059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64" calcext:value-type="float">
            <text:p>64</text:p>
          </table:table-cell>
          <table:table-cell office:value-type="float" office:value="113981" calcext:value-type="float">
            <text:p>113981</text:p>
          </table:table-cell>
          <table:table-cell office:value-type="float" office:value="6205" calcext:value-type="float">
            <text:p>6205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64" calcext:value-type="float">
            <text:p>64</text:p>
          </table:table-cell>
          <table:table-cell office:value-type="float" office:value="112350" calcext:value-type="float">
            <text:p>112350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64" calcext:value-type="float">
            <text:p>64</text:p>
          </table:table-cell>
          <table:table-cell office:value-type="float" office:value="119692" calcext:value-type="float">
            <text:p>119692</text:p>
          </table:table-cell>
          <table:table-cell office:value-type="float" office:value="6277" calcext:value-type="float">
            <text:p>6277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64" calcext:value-type="float">
            <text:p>64</text:p>
          </table:table-cell>
          <table:table-cell office:value-type="float" office:value="120628" calcext:value-type="float">
            <text:p>120628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64" calcext:value-type="float">
            <text:p>64</text:p>
          </table:table-cell>
          <table:table-cell office:value-type="float" office:value="115114" calcext:value-type="float">
            <text:p>115114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64" calcext:value-type="float">
            <text:p>64</text:p>
          </table:table-cell>
          <table:table-cell office:value-type="float" office:value="115709" calcext:value-type="float">
            <text:p>115709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64" calcext:value-type="float">
            <text:p>64</text:p>
          </table:table-cell>
          <table:table-cell office:value-type="float" office:value="116478" calcext:value-type="float">
            <text:p>116478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64" calcext:value-type="float">
            <text:p>64</text:p>
          </table:table-cell>
          <table:table-cell office:value-type="float" office:value="113130" calcext:value-type="float">
            <text:p>113130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64" calcext:value-type="float">
            <text:p>64</text:p>
          </table:table-cell>
          <table:table-cell office:value-type="float" office:value="117274" calcext:value-type="float">
            <text:p>117274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64" calcext:value-type="float">
            <text:p>64</text:p>
          </table:table-cell>
          <table:table-cell office:value-type="float" office:value="116689" calcext:value-type="float">
            <text:p>116689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64" calcext:value-type="float">
            <text:p>64</text:p>
          </table:table-cell>
          <table:table-cell office:value-type="float" office:value="124347" calcext:value-type="float">
            <text:p>124347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64" calcext:value-type="float">
            <text:p>64</text:p>
          </table:table-cell>
          <table:table-cell office:value-type="float" office:value="115603" calcext:value-type="float">
            <text:p>115603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64" calcext:value-type="float">
            <text:p>64</text:p>
          </table:table-cell>
          <table:table-cell office:value-type="float" office:value="125551" calcext:value-type="float">
            <text:p>125551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64" calcext:value-type="float">
            <text:p>64</text:p>
          </table:table-cell>
          <table:table-cell office:value-type="float" office:value="133363" calcext:value-type="float">
            <text:p>133363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64" calcext:value-type="float">
            <text:p>64</text:p>
          </table:table-cell>
          <table:table-cell office:value-type="float" office:value="120346" calcext:value-type="float">
            <text:p>120346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64" calcext:value-type="float">
            <text:p>64</text:p>
          </table:table-cell>
          <table:table-cell office:value-type="float" office:value="116060" calcext:value-type="float">
            <text:p>116060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64" calcext:value-type="float">
            <text:p>64</text:p>
          </table:table-cell>
          <table:table-cell office:value-type="float" office:value="119127" calcext:value-type="float">
            <text:p>119127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64" calcext:value-type="float">
            <text:p>64</text:p>
          </table:table-cell>
          <table:table-cell office:value-type="float" office:value="119639" calcext:value-type="float">
            <text:p>119639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64" calcext:value-type="float">
            <text:p>64</text:p>
          </table:table-cell>
          <table:table-cell office:value-type="float" office:value="132585" calcext:value-type="float">
            <text:p>132585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64" calcext:value-type="float">
            <text:p>64</text:p>
          </table:table-cell>
          <table:table-cell office:value-type="float" office:value="113559" calcext:value-type="float">
            <text:p>113559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64" calcext:value-type="float">
            <text:p>64</text:p>
          </table:table-cell>
          <table:table-cell office:value-type="float" office:value="118223" calcext:value-type="float">
            <text:p>118223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64" calcext:value-type="float">
            <text:p>64</text:p>
          </table:table-cell>
          <table:table-cell office:value-type="float" office:value="125721" calcext:value-type="float">
            <text:p>125721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64" calcext:value-type="float">
            <text:p>64</text:p>
          </table:table-cell>
          <table:table-cell office:value-type="float" office:value="117092" calcext:value-type="float">
            <text:p>117092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4" calcext:value-type="float">
            <text:p>64</text:p>
          </table:table-cell>
          <table:table-cell office:value-type="float" office:value="109949" calcext:value-type="float">
            <text:p>109949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64" calcext:value-type="float">
            <text:p>64</text:p>
          </table:table-cell>
          <table:table-cell office:value-type="float" office:value="124687" calcext:value-type="float">
            <text:p>124687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64" calcext:value-type="float">
            <text:p>64</text:p>
          </table:table-cell>
          <table:table-cell office:value-type="float" office:value="133097" calcext:value-type="float">
            <text:p>133097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64" calcext:value-type="float">
            <text:p>64</text:p>
          </table:table-cell>
          <table:table-cell office:value-type="float" office:value="122069" calcext:value-type="float">
            <text:p>122069</text:p>
          </table:table-cell>
          <table:table-cell office:value-type="float" office:value="6211" calcext:value-type="float">
            <text:p>6211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64" calcext:value-type="float">
            <text:p>64</text:p>
          </table:table-cell>
          <table:table-cell office:value-type="float" office:value="119554" calcext:value-type="float">
            <text:p>119554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64" calcext:value-type="float">
            <text:p>64</text:p>
          </table:table-cell>
          <table:table-cell office:value-type="float" office:value="121863" calcext:value-type="float">
            <text:p>121863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64" calcext:value-type="float">
            <text:p>64</text:p>
          </table:table-cell>
          <table:table-cell office:value-type="float" office:value="122246" calcext:value-type="float">
            <text:p>122246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64" calcext:value-type="float">
            <text:p>64</text:p>
          </table:table-cell>
          <table:table-cell office:value-type="float" office:value="121388" calcext:value-type="float">
            <text:p>121388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64" calcext:value-type="float">
            <text:p>64</text:p>
          </table:table-cell>
          <table:table-cell office:value-type="float" office:value="121666" calcext:value-type="float">
            <text:p>121666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64" calcext:value-type="float">
            <text:p>64</text:p>
          </table:table-cell>
          <table:table-cell office:value-type="float" office:value="122696" calcext:value-type="float">
            <text:p>122696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127090" calcext:value-type="float">
            <text:p>127090</text:p>
          </table:table-cell>
          <table:table-cell office:value-type="float" office:value="6154" calcext:value-type="float">
            <text:p>6154</text:p>
          </table:table-cell>
        </table:table-row>
      </table:table>
      <table:table table:name="swim-aging-128" table:style-name="ta1">
        <table:shapes>
          <draw:frame draw:z-index="0" draw:style-name="gr1" draw:text-style-name="P1" svg:width="15.7807in" svg:height="8.3661in" svg:x="3.5177in" svg:y="0.178in">
            <draw:object draw:notify-on-update-of-ranges="'swim-aging-128'.A2:'swim-aging-128'.A501 'swim-aging-128'.C1:'swim-aging-128'.C1 'swim-aging-128'.C2:'swim-aging-128'.C501 'swim-aging-128'.A2:'swim-aging-128'.A501 'swim-aging-128'.D1:'swim-aging-128'.D1 'swim-aging-128'.D2:'swim-aging-128'.D50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392189" calcext:value-type="float">
            <text:p>392189</text:p>
          </table:table-cell>
          <table:table-cell office:value-type="float" office:value="52318" calcext:value-type="float">
            <text:p>523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326303" calcext:value-type="float">
            <text:p>326303</text:p>
          </table:table-cell>
          <table:table-cell office:value-type="float" office:value="49337" calcext:value-type="float">
            <text:p>493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83321" calcext:value-type="float">
            <text:p>283321</text:p>
          </table:table-cell>
          <table:table-cell office:value-type="float" office:value="46351" calcext:value-type="float">
            <text:p>463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55800" calcext:value-type="float">
            <text:p>255800</text:p>
          </table:table-cell>
          <table:table-cell office:value-type="float" office:value="44355" calcext:value-type="float">
            <text:p>443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232247" calcext:value-type="float">
            <text:p>232247</text:p>
          </table:table-cell>
          <table:table-cell office:value-type="float" office:value="39687" calcext:value-type="float">
            <text:p>396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215290" calcext:value-type="float">
            <text:p>215290</text:p>
          </table:table-cell>
          <table:table-cell office:value-type="float" office:value="37417" calcext:value-type="float">
            <text:p>374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91163" calcext:value-type="float">
            <text:p>191163</text:p>
          </table:table-cell>
          <table:table-cell office:value-type="float" office:value="34348" calcext:value-type="float">
            <text:p>343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75281" calcext:value-type="float">
            <text:p>175281</text:p>
          </table:table-cell>
          <table:table-cell office:value-type="float" office:value="31888" calcext:value-type="float">
            <text:p>318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165116" calcext:value-type="float">
            <text:p>165116</text:p>
          </table:table-cell>
          <table:table-cell office:value-type="float" office:value="29979" calcext:value-type="float">
            <text:p>299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57489" calcext:value-type="float">
            <text:p>157489</text:p>
          </table:table-cell>
          <table:table-cell office:value-type="float" office:value="28401" calcext:value-type="float">
            <text:p>284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9984" calcext:value-type="float">
            <text:p>149984</text:p>
          </table:table-cell>
          <table:table-cell office:value-type="float" office:value="26964" calcext:value-type="float">
            <text:p>269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42526" calcext:value-type="float">
            <text:p>142526</text:p>
          </table:table-cell>
          <table:table-cell office:value-type="float" office:value="25648" calcext:value-type="float">
            <text:p>256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36678" calcext:value-type="float">
            <text:p>136678</text:p>
          </table:table-cell>
          <table:table-cell office:value-type="float" office:value="24740" calcext:value-type="float">
            <text:p>247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29514" calcext:value-type="float">
            <text:p>129514</text:p>
          </table:table-cell>
          <table:table-cell office:value-type="float" office:value="23437" calcext:value-type="float">
            <text:p>234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24759" calcext:value-type="float">
            <text:p>124759</text:p>
          </table:table-cell>
          <table:table-cell office:value-type="float" office:value="22666" calcext:value-type="float">
            <text:p>226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120397" calcext:value-type="float">
            <text:p>120397</text:p>
          </table:table-cell>
          <table:table-cell office:value-type="float" office:value="21923" calcext:value-type="float">
            <text:p>219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15473" calcext:value-type="float">
            <text:p>115473</text:p>
          </table:table-cell>
          <table:table-cell office:value-type="float" office:value="21074" calcext:value-type="float">
            <text:p>210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112063" calcext:value-type="float">
            <text:p>112063</text:p>
          </table:table-cell>
          <table:table-cell office:value-type="float" office:value="20387" calcext:value-type="float">
            <text:p>203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8" calcext:value-type="float">
            <text:p>128</text:p>
          </table:table-cell>
          <table:table-cell office:value-type="float" office:value="108338" calcext:value-type="float">
            <text:p>108338</text:p>
          </table:table-cell>
          <table:table-cell office:value-type="float" office:value="19676" calcext:value-type="float">
            <text:p>196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104869" calcext:value-type="float">
            <text:p>104869</text:p>
          </table:table-cell>
          <table:table-cell office:value-type="float" office:value="19151" calcext:value-type="float">
            <text:p>191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8" calcext:value-type="float">
            <text:p>128</text:p>
          </table:table-cell>
          <table:table-cell office:value-type="float" office:value="102260" calcext:value-type="float">
            <text:p>102260</text:p>
          </table:table-cell>
          <table:table-cell office:value-type="float" office:value="18611" calcext:value-type="float">
            <text:p>186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8" calcext:value-type="float">
            <text:p>128</text:p>
          </table:table-cell>
          <table:table-cell office:value-type="float" office:value="98816" calcext:value-type="float">
            <text:p>98816</text:p>
          </table:table-cell>
          <table:table-cell office:value-type="float" office:value="18026" calcext:value-type="float">
            <text:p>180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8" calcext:value-type="float">
            <text:p>128</text:p>
          </table:table-cell>
          <table:table-cell office:value-type="float" office:value="96701" calcext:value-type="float">
            <text:p>96701</text:p>
          </table:table-cell>
          <table:table-cell office:value-type="float" office:value="17641" calcext:value-type="float">
            <text:p>176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95700" calcext:value-type="float">
            <text:p>95700</text:p>
          </table:table-cell>
          <table:table-cell office:value-type="float" office:value="17412" calcext:value-type="float">
            <text:p>174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92368" calcext:value-type="float">
            <text:p>92368</text:p>
          </table:table-cell>
          <table:table-cell office:value-type="float" office:value="16859" calcext:value-type="float">
            <text:p>168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8" calcext:value-type="float">
            <text:p>128</text:p>
          </table:table-cell>
          <table:table-cell office:value-type="float" office:value="91751" calcext:value-type="float">
            <text:p>91751</text:p>
          </table:table-cell>
          <table:table-cell office:value-type="float" office:value="16581" calcext:value-type="float">
            <text:p>1658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" calcext:value-type="float">
            <text:p>128</text:p>
          </table:table-cell>
          <table:table-cell office:value-type="float" office:value="90017" calcext:value-type="float">
            <text:p>90017</text:p>
          </table:table-cell>
          <table:table-cell office:value-type="float" office:value="16291" calcext:value-type="float">
            <text:p>162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8" calcext:value-type="float">
            <text:p>128</text:p>
          </table:table-cell>
          <table:table-cell office:value-type="float" office:value="87773" calcext:value-type="float">
            <text:p>87773</text:p>
          </table:table-cell>
          <table:table-cell office:value-type="float" office:value="15918" calcext:value-type="float">
            <text:p>159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" calcext:value-type="float">
            <text:p>128</text:p>
          </table:table-cell>
          <table:table-cell office:value-type="float" office:value="85231" calcext:value-type="float">
            <text:p>85231</text:p>
          </table:table-cell>
          <table:table-cell office:value-type="float" office:value="15481" calcext:value-type="float">
            <text:p>154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3699" calcext:value-type="float">
            <text:p>83699</text:p>
          </table:table-cell>
          <table:table-cell office:value-type="float" office:value="15199" calcext:value-type="float">
            <text:p>151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8" calcext:value-type="float">
            <text:p>128</text:p>
          </table:table-cell>
          <table:table-cell office:value-type="float" office:value="84080" calcext:value-type="float">
            <text:p>84080</text:p>
          </table:table-cell>
          <table:table-cell office:value-type="float" office:value="15165" calcext:value-type="float">
            <text:p>1516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82175" calcext:value-type="float">
            <text:p>82175</text:p>
          </table:table-cell>
          <table:table-cell office:value-type="float" office:value="14806" calcext:value-type="float">
            <text:p>1480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8" calcext:value-type="float">
            <text:p>128</text:p>
          </table:table-cell>
          <table:table-cell office:value-type="float" office:value="80280" calcext:value-type="float">
            <text:p>80280</text:p>
          </table:table-cell>
          <table:table-cell office:value-type="float" office:value="14573" calcext:value-type="float">
            <text:p>1457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8" calcext:value-type="float">
            <text:p>128</text:p>
          </table:table-cell>
          <table:table-cell office:value-type="float" office:value="80100" calcext:value-type="float">
            <text:p>80100</text:p>
          </table:table-cell>
          <table:table-cell office:value-type="float" office:value="14424" calcext:value-type="float">
            <text:p>144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8" calcext:value-type="float">
            <text:p>128</text:p>
          </table:table-cell>
          <table:table-cell office:value-type="float" office:value="77590" calcext:value-type="float">
            <text:p>77590</text:p>
          </table:table-cell>
          <table:table-cell office:value-type="float" office:value="14070" calcext:value-type="float">
            <text:p>1407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8" calcext:value-type="float">
            <text:p>128</text:p>
          </table:table-cell>
          <table:table-cell office:value-type="float" office:value="76566" calcext:value-type="float">
            <text:p>76566</text:p>
          </table:table-cell>
          <table:table-cell office:value-type="float" office:value="13842" calcext:value-type="float">
            <text:p>1384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8" calcext:value-type="float">
            <text:p>128</text:p>
          </table:table-cell>
          <table:table-cell office:value-type="float" office:value="77254" calcext:value-type="float">
            <text:p>77254</text:p>
          </table:table-cell>
          <table:table-cell office:value-type="float" office:value="13801" calcext:value-type="float">
            <text:p>138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8" calcext:value-type="float">
            <text:p>128</text:p>
          </table:table-cell>
          <table:table-cell office:value-type="float" office:value="75173" calcext:value-type="float">
            <text:p>75173</text:p>
          </table:table-cell>
          <table:table-cell office:value-type="float" office:value="13516" calcext:value-type="float">
            <text:p>1351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8" calcext:value-type="float">
            <text:p>128</text:p>
          </table:table-cell>
          <table:table-cell office:value-type="float" office:value="74124" calcext:value-type="float">
            <text:p>74124</text:p>
          </table:table-cell>
          <table:table-cell office:value-type="float" office:value="13386" calcext:value-type="float">
            <text:p>133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float" office:value="72548" calcext:value-type="float">
            <text:p>72548</text:p>
          </table:table-cell>
          <table:table-cell office:value-type="float" office:value="13119" calcext:value-type="float">
            <text:p>1311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8" calcext:value-type="float">
            <text:p>128</text:p>
          </table:table-cell>
          <table:table-cell office:value-type="float" office:value="71647" calcext:value-type="float">
            <text:p>71647</text:p>
          </table:table-cell>
          <table:table-cell office:value-type="float" office:value="12901" calcext:value-type="float">
            <text:p>129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8" calcext:value-type="float">
            <text:p>128</text:p>
          </table:table-cell>
          <table:table-cell office:value-type="float" office:value="70084" calcext:value-type="float">
            <text:p>70084</text:p>
          </table:table-cell>
          <table:table-cell office:value-type="float" office:value="12708" calcext:value-type="float">
            <text:p>1270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8" calcext:value-type="float">
            <text:p>128</text:p>
          </table:table-cell>
          <table:table-cell office:value-type="float" office:value="69103" calcext:value-type="float">
            <text:p>69103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8" calcext:value-type="float">
            <text:p>128</text:p>
          </table:table-cell>
          <table:table-cell office:value-type="float" office:value="68246" calcext:value-type="float">
            <text:p>68246</text:p>
          </table:table-cell>
          <table:table-cell office:value-type="float" office:value="12408" calcext:value-type="float">
            <text:p>1240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office:value-type="float" office:value="69033" calcext:value-type="float">
            <text:p>69033</text:p>
          </table:table-cell>
          <table:table-cell office:value-type="float" office:value="12450" calcext:value-type="float">
            <text:p>1245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office:value-type="float" office:value="66705" calcext:value-type="float">
            <text:p>66705</text:p>
          </table:table-cell>
          <table:table-cell office:value-type="float" office:value="12070" calcext:value-type="float">
            <text:p>1207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8" calcext:value-type="float">
            <text:p>128</text:p>
          </table:table-cell>
          <table:table-cell office:value-type="float" office:value="67142" calcext:value-type="float">
            <text:p>67142</text:p>
          </table:table-cell>
          <table:table-cell office:value-type="float" office:value="12063" calcext:value-type="float">
            <text:p>1206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office:value-type="float" office:value="65369" calcext:value-type="float">
            <text:p>65369</text:p>
          </table:table-cell>
          <table:table-cell office:value-type="float" office:value="11808" calcext:value-type="float">
            <text:p>1180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8" calcext:value-type="float">
            <text:p>128</text:p>
          </table:table-cell>
          <table:table-cell office:value-type="float" office:value="65673" calcext:value-type="float">
            <text:p>65673</text:p>
          </table:table-cell>
          <table:table-cell office:value-type="float" office:value="11888" calcext:value-type="float">
            <text:p>118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65059" calcext:value-type="float">
            <text:p>65059</text:p>
          </table:table-cell>
          <table:table-cell office:value-type="float" office:value="11676" calcext:value-type="float">
            <text:p>1167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8" calcext:value-type="float">
            <text:p>128</text:p>
          </table:table-cell>
          <table:table-cell office:value-type="float" office:value="63895" calcext:value-type="float">
            <text:p>63895</text:p>
          </table:table-cell>
          <table:table-cell office:value-type="float" office:value="11492" calcext:value-type="float">
            <text:p>1149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8" calcext:value-type="float">
            <text:p>128</text:p>
          </table:table-cell>
          <table:table-cell office:value-type="float" office:value="63695" calcext:value-type="float">
            <text:p>63695</text:p>
          </table:table-cell>
          <table:table-cell office:value-type="float" office:value="11426" calcext:value-type="float">
            <text:p>1142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8" calcext:value-type="float">
            <text:p>128</text:p>
          </table:table-cell>
          <table:table-cell office:value-type="float" office:value="63037" calcext:value-type="float">
            <text:p>63037</text:p>
          </table:table-cell>
          <table:table-cell office:value-type="float" office:value="11313" calcext:value-type="float">
            <text:p>1131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8" calcext:value-type="float">
            <text:p>128</text:p>
          </table:table-cell>
          <table:table-cell office:value-type="float" office:value="62688" calcext:value-type="float">
            <text:p>62688</text:p>
          </table:table-cell>
          <table:table-cell office:value-type="float" office:value="11259" calcext:value-type="float">
            <text:p>1125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8" calcext:value-type="float">
            <text:p>128</text:p>
          </table:table-cell>
          <table:table-cell office:value-type="float" office:value="61986" calcext:value-type="float">
            <text:p>61986</text:p>
          </table:table-cell>
          <table:table-cell office:value-type="float" office:value="11183" calcext:value-type="float">
            <text:p>1118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8" calcext:value-type="float">
            <text:p>128</text:p>
          </table:table-cell>
          <table:table-cell office:value-type="float" office:value="60949" calcext:value-type="float">
            <text:p>60949</text:p>
          </table:table-cell>
          <table:table-cell office:value-type="float" office:value="11045" calcext:value-type="float">
            <text:p>1104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8" calcext:value-type="float">
            <text:p>128</text:p>
          </table:table-cell>
          <table:table-cell office:value-type="float" office:value="60076" calcext:value-type="float">
            <text:p>60076</text:p>
          </table:table-cell>
          <table:table-cell office:value-type="float" office:value="10897" calcext:value-type="float">
            <text:p>1089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8" calcext:value-type="float">
            <text:p>128</text:p>
          </table:table-cell>
          <table:table-cell office:value-type="float" office:value="60944" calcext:value-type="float">
            <text:p>60944</text:p>
          </table:table-cell>
          <table:table-cell office:value-type="float" office:value="10889" calcext:value-type="float">
            <text:p>1088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8" calcext:value-type="float">
            <text:p>128</text:p>
          </table:table-cell>
          <table:table-cell office:value-type="float" office:value="59295" calcext:value-type="float">
            <text:p>59295</text:p>
          </table:table-cell>
          <table:table-cell office:value-type="float" office:value="10709" calcext:value-type="float">
            <text:p>107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8" calcext:value-type="float">
            <text:p>128</text:p>
          </table:table-cell>
          <table:table-cell office:value-type="float" office:value="60080" calcext:value-type="float">
            <text:p>60080</text:p>
          </table:table-cell>
          <table:table-cell office:value-type="float" office:value="10696" calcext:value-type="float">
            <text:p>1069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8" calcext:value-type="float">
            <text:p>128</text:p>
          </table:table-cell>
          <table:table-cell office:value-type="float" office:value="59949" calcext:value-type="float">
            <text:p>59949</text:p>
          </table:table-cell>
          <table:table-cell office:value-type="float" office:value="10675" calcext:value-type="float">
            <text:p>1067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8" calcext:value-type="float">
            <text:p>128</text:p>
          </table:table-cell>
          <table:table-cell office:value-type="float" office:value="58265" calcext:value-type="float">
            <text:p>58265</text:p>
          </table:table-cell>
          <table:table-cell office:value-type="float" office:value="10494" calcext:value-type="float">
            <text:p>1049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8" calcext:value-type="float">
            <text:p>128</text:p>
          </table:table-cell>
          <table:table-cell office:value-type="float" office:value="58057" calcext:value-type="float">
            <text:p>58057</text:p>
          </table:table-cell>
          <table:table-cell office:value-type="float" office:value="10387" calcext:value-type="float">
            <text:p>1038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office:value-type="float" office:value="58310" calcext:value-type="float">
            <text:p>58310</text:p>
          </table:table-cell>
          <table:table-cell office:value-type="float" office:value="10397" calcext:value-type="float">
            <text:p>1039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8" calcext:value-type="float">
            <text:p>128</text:p>
          </table:table-cell>
          <table:table-cell office:value-type="float" office:value="57284" calcext:value-type="float">
            <text:p>57284</text:p>
          </table:table-cell>
          <table:table-cell office:value-type="float" office:value="10273" calcext:value-type="float">
            <text:p>1027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28" calcext:value-type="float">
            <text:p>128</text:p>
          </table:table-cell>
          <table:table-cell office:value-type="float" office:value="58556" calcext:value-type="float">
            <text:p>58556</text:p>
          </table:table-cell>
          <table:table-cell office:value-type="float" office:value="10310" calcext:value-type="float">
            <text:p>1031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8" calcext:value-type="float">
            <text:p>128</text:p>
          </table:table-cell>
          <table:table-cell office:value-type="float" office:value="56798" calcext:value-type="float">
            <text:p>56798</text:p>
          </table:table-cell>
          <table:table-cell office:value-type="float" office:value="10125" calcext:value-type="float">
            <text:p>1012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8" calcext:value-type="float">
            <text:p>128</text:p>
          </table:table-cell>
          <table:table-cell office:value-type="float" office:value="56209" calcext:value-type="float">
            <text:p>56209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8" calcext:value-type="float">
            <text:p>128</text:p>
          </table:table-cell>
          <table:table-cell office:value-type="float" office:value="56080" calcext:value-type="float">
            <text:p>56080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8" calcext:value-type="float">
            <text:p>128</text:p>
          </table:table-cell>
          <table:table-cell office:value-type="float" office:value="56861" calcext:value-type="float">
            <text:p>56861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28" calcext:value-type="float">
            <text:p>128</text:p>
          </table:table-cell>
          <table:table-cell office:value-type="float" office:value="56224" calcext:value-type="float">
            <text:p>56224</text:p>
          </table:table-cell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28" calcext:value-type="float">
            <text:p>128</text:p>
          </table:table-cell>
          <table:table-cell office:value-type="float" office:value="55768" calcext:value-type="float">
            <text:p>55768</text:p>
          </table:table-cell>
          <table:table-cell office:value-type="float" office:value="9914" calcext:value-type="float">
            <text:p>991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28" calcext:value-type="float">
            <text:p>128</text:p>
          </table:table-cell>
          <table:table-cell office:value-type="float" office:value="55834" calcext:value-type="float">
            <text:p>55834</text:p>
          </table:table-cell>
          <table:table-cell office:value-type="float" office:value="9779" calcext:value-type="float">
            <text:p>977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8" calcext:value-type="float">
            <text:p>128</text:p>
          </table:table-cell>
          <table:table-cell office:value-type="float" office:value="54835" calcext:value-type="float">
            <text:p>54835</text:p>
          </table:table-cell>
          <table:table-cell office:value-type="float" office:value="9728" calcext:value-type="float">
            <text:p>972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8" calcext:value-type="float">
            <text:p>128</text:p>
          </table:table-cell>
          <table:table-cell office:value-type="float" office:value="54553" calcext:value-type="float">
            <text:p>54553</text:p>
          </table:table-cell>
          <table:table-cell office:value-type="float" office:value="9617" calcext:value-type="float">
            <text:p>961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8" calcext:value-type="float">
            <text:p>128</text:p>
          </table:table-cell>
          <table:table-cell office:value-type="float" office:value="53601" calcext:value-type="float">
            <text:p>53601</text:p>
          </table:table-cell>
          <table:table-cell office:value-type="float" office:value="9561" calcext:value-type="float">
            <text:p>956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8" calcext:value-type="float">
            <text:p>128</text:p>
          </table:table-cell>
          <table:table-cell office:value-type="float" office:value="53557" calcext:value-type="float">
            <text:p>53557</text:p>
          </table:table-cell>
          <table:table-cell office:value-type="float" office:value="9533" calcext:value-type="float">
            <text:p>953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8" calcext:value-type="float">
            <text:p>128</text:p>
          </table:table-cell>
          <table:table-cell office:value-type="float" office:value="54703" calcext:value-type="float">
            <text:p>54703</text:p>
          </table:table-cell>
          <table:table-cell office:value-type="float" office:value="9555" calcext:value-type="float">
            <text:p>955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8" calcext:value-type="float">
            <text:p>128</text:p>
          </table:table-cell>
          <table:table-cell office:value-type="float" office:value="53124" calcext:value-type="float">
            <text:p>53124</text:p>
          </table:table-cell>
          <table:table-cell office:value-type="float" office:value="9417" calcext:value-type="float">
            <text:p>94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8" calcext:value-type="float">
            <text:p>128</text:p>
          </table:table-cell>
          <table:table-cell office:value-type="float" office:value="52698" calcext:value-type="float">
            <text:p>52698</text:p>
          </table:table-cell>
          <table:table-cell office:value-type="float" office:value="9378" calcext:value-type="float">
            <text:p>937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8" calcext:value-type="float">
            <text:p>128</text:p>
          </table:table-cell>
          <table:table-cell office:value-type="float" office:value="52685" calcext:value-type="float">
            <text:p>52685</text:p>
          </table:table-cell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8" calcext:value-type="float">
            <text:p>128</text:p>
          </table:table-cell>
          <table:table-cell office:value-type="float" office:value="52028" calcext:value-type="float">
            <text:p>52028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28" calcext:value-type="float">
            <text:p>128</text:p>
          </table:table-cell>
          <table:table-cell office:value-type="float" office:value="51819" calcext:value-type="float">
            <text:p>51819</text:p>
          </table:table-cell>
          <table:table-cell office:value-type="float" office:value="9207" calcext:value-type="float">
            <text:p>920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28" calcext:value-type="float">
            <text:p>128</text:p>
          </table:table-cell>
          <table:table-cell office:value-type="float" office:value="52597" calcext:value-type="float">
            <text:p>52597</text:p>
          </table:table-cell>
          <table:table-cell office:value-type="float" office:value="9216" calcext:value-type="float">
            <text:p>92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8" calcext:value-type="float">
            <text:p>128</text:p>
          </table:table-cell>
          <table:table-cell office:value-type="float" office:value="52412" calcext:value-type="float">
            <text:p>52412</text:p>
          </table:table-cell>
          <table:table-cell office:value-type="float" office:value="9217" calcext:value-type="float">
            <text:p>921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28" calcext:value-type="float">
            <text:p>128</text:p>
          </table:table-cell>
          <table:table-cell office:value-type="float" office:value="51639" calcext:value-type="float">
            <text:p>51639</text:p>
          </table:table-cell>
          <table:table-cell office:value-type="float" office:value="9123" calcext:value-type="float">
            <text:p>912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8" calcext:value-type="float">
            <text:p>128</text:p>
          </table:table-cell>
          <table:table-cell office:value-type="float" office:value="52445" calcext:value-type="float">
            <text:p>52445</text:p>
          </table:table-cell>
          <table:table-cell office:value-type="float" office:value="9065" calcext:value-type="float">
            <text:p>906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28" calcext:value-type="float">
            <text:p>128</text:p>
          </table:table-cell>
          <table:table-cell office:value-type="float" office:value="51994" calcext:value-type="float">
            <text:p>51994</text:p>
          </table:table-cell>
          <table:table-cell office:value-type="float" office:value="9110" calcext:value-type="float">
            <text:p>91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28" calcext:value-type="float">
            <text:p>128</text:p>
          </table:table-cell>
          <table:table-cell office:value-type="float" office:value="50111" calcext:value-type="float">
            <text:p>50111</text:p>
          </table:table-cell>
          <table:table-cell office:value-type="float" office:value="8923" calcext:value-type="float">
            <text:p>89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8" calcext:value-type="float">
            <text:p>128</text:p>
          </table:table-cell>
          <table:table-cell office:value-type="float" office:value="50585" calcext:value-type="float">
            <text:p>50585</text:p>
          </table:table-cell>
          <table:table-cell office:value-type="float" office:value="8842" calcext:value-type="float">
            <text:p>884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28" calcext:value-type="float">
            <text:p>128</text:p>
          </table:table-cell>
          <table:table-cell office:value-type="float" office:value="49170" calcext:value-type="float">
            <text:p>49170</text:p>
          </table:table-cell>
          <table:table-cell office:value-type="float" office:value="8741" calcext:value-type="float">
            <text:p>874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28" calcext:value-type="float">
            <text:p>128</text:p>
          </table:table-cell>
          <table:table-cell office:value-type="float" office:value="50636" calcext:value-type="float">
            <text:p>50636</text:p>
          </table:table-cell>
          <table:table-cell office:value-type="float" office:value="8806" calcext:value-type="float">
            <text:p>880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28" calcext:value-type="float">
            <text:p>128</text:p>
          </table:table-cell>
          <table:table-cell office:value-type="float" office:value="49288" calcext:value-type="float">
            <text:p>49288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28" calcext:value-type="float">
            <text:p>128</text:p>
          </table:table-cell>
          <table:table-cell office:value-type="float" office:value="50212" calcext:value-type="float">
            <text:p>50212</text:p>
          </table:table-cell>
          <table:table-cell office:value-type="float" office:value="8707" calcext:value-type="float">
            <text:p>87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8" calcext:value-type="float">
            <text:p>128</text:p>
          </table:table-cell>
          <table:table-cell office:value-type="float" office:value="48499" calcext:value-type="float">
            <text:p>48499</text:p>
          </table:table-cell>
          <table:table-cell office:value-type="float" office:value="8582" calcext:value-type="float">
            <text:p>858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8" calcext:value-type="float">
            <text:p>128</text:p>
          </table:table-cell>
          <table:table-cell office:value-type="float" office:value="49953" calcext:value-type="float">
            <text:p>49953</text:p>
          </table:table-cell>
          <table:table-cell office:value-type="float" office:value="8645" calcext:value-type="float">
            <text:p>864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28" calcext:value-type="float">
            <text:p>128</text:p>
          </table:table-cell>
          <table:table-cell office:value-type="float" office:value="49777" calcext:value-type="float">
            <text:p>49777</text:p>
          </table:table-cell>
          <table:table-cell office:value-type="float" office:value="8536" calcext:value-type="float">
            <text:p>853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8" calcext:value-type="float">
            <text:p>128</text:p>
          </table:table-cell>
          <table:table-cell office:value-type="float" office:value="50602" calcext:value-type="float">
            <text:p>50602</text:p>
          </table:table-cell>
          <table:table-cell office:value-type="float" office:value="8576" calcext:value-type="float">
            <text:p>857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28" calcext:value-type="float">
            <text:p>128</text:p>
          </table:table-cell>
          <table:table-cell office:value-type="float" office:value="48603" calcext:value-type="float">
            <text:p>48603</text:p>
          </table:table-cell>
          <table:table-cell office:value-type="float" office:value="8528" calcext:value-type="float">
            <text:p>85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47803" calcext:value-type="float">
            <text:p>47803</text:p>
          </table:table-cell>
          <table:table-cell office:value-type="float" office:value="8408" calcext:value-type="float">
            <text:p>840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28" calcext:value-type="float">
            <text:p>128</text:p>
          </table:table-cell>
          <table:table-cell office:value-type="float" office:value="48981" calcext:value-type="float">
            <text:p>48981</text:p>
          </table:table-cell>
          <table:table-cell office:value-type="float" office:value="8451" calcext:value-type="float">
            <text:p>845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28" calcext:value-type="float">
            <text:p>128</text:p>
          </table:table-cell>
          <table:table-cell office:value-type="float" office:value="47832" calcext:value-type="float">
            <text:p>47832</text:p>
          </table:table-cell>
          <table:table-cell office:value-type="float" office:value="8356" calcext:value-type="float">
            <text:p>835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28" calcext:value-type="float">
            <text:p>128</text:p>
          </table:table-cell>
          <table:table-cell office:value-type="float" office:value="50233" calcext:value-type="float">
            <text:p>50233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28" calcext:value-type="float">
            <text:p>128</text:p>
          </table:table-cell>
          <table:table-cell office:value-type="float" office:value="47042" calcext:value-type="float">
            <text:p>47042</text:p>
          </table:table-cell>
          <table:table-cell office:value-type="float" office:value="8223" calcext:value-type="float">
            <text:p>82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8" calcext:value-type="float">
            <text:p>128</text:p>
          </table:table-cell>
          <table:table-cell office:value-type="float" office:value="46047" calcext:value-type="float">
            <text:p>46047</text:p>
          </table:table-cell>
          <table:table-cell office:value-type="float" office:value="8204" calcext:value-type="float">
            <text:p>820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28" calcext:value-type="float">
            <text:p>128</text:p>
          </table:table-cell>
          <table:table-cell office:value-type="float" office:value="46860" calcext:value-type="float">
            <text:p>46860</text:p>
          </table:table-cell>
          <table:table-cell office:value-type="float" office:value="8172" calcext:value-type="float">
            <text:p>817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28" calcext:value-type="float">
            <text:p>128</text:p>
          </table:table-cell>
          <table:table-cell office:value-type="float" office:value="47374" calcext:value-type="float">
            <text:p>47374</text:p>
          </table:table-cell>
          <table:table-cell office:value-type="float" office:value="8243" calcext:value-type="float">
            <text:p>824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28" calcext:value-type="float">
            <text:p>128</text:p>
          </table:table-cell>
          <table:table-cell office:value-type="float" office:value="46619" calcext:value-type="float">
            <text:p>46619</text:p>
          </table:table-cell>
          <table:table-cell office:value-type="float" office:value="8146" calcext:value-type="float">
            <text:p>814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28" calcext:value-type="float">
            <text:p>128</text:p>
          </table:table-cell>
          <table:table-cell office:value-type="float" office:value="44403" calcext:value-type="float">
            <text:p>44403</text:p>
          </table:table-cell>
          <table:table-cell office:value-type="float" office:value="8086" calcext:value-type="float">
            <text:p>808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8" calcext:value-type="float">
            <text:p>128</text:p>
          </table:table-cell>
          <table:table-cell office:value-type="float" office:value="45815" calcext:value-type="float">
            <text:p>45815</text:p>
          </table:table-cell>
          <table:table-cell office:value-type="float" office:value="8054" calcext:value-type="float">
            <text:p>805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8" calcext:value-type="float">
            <text:p>128</text:p>
          </table:table-cell>
          <table:table-cell office:value-type="float" office:value="45323" calcext:value-type="float">
            <text:p>45323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28" calcext:value-type="float">
            <text:p>128</text:p>
          </table:table-cell>
          <table:table-cell office:value-type="float" office:value="44022" calcext:value-type="float">
            <text:p>44022</text:p>
          </table:table-cell>
          <table:table-cell office:value-type="float" office:value="7969" calcext:value-type="float">
            <text:p>796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8" calcext:value-type="float">
            <text:p>128</text:p>
          </table:table-cell>
          <table:table-cell office:value-type="float" office:value="46697" calcext:value-type="float">
            <text:p>46697</text:p>
          </table:table-cell>
          <table:table-cell office:value-type="float" office:value="8066" calcext:value-type="float">
            <text:p>806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28" calcext:value-type="float">
            <text:p>128</text:p>
          </table:table-cell>
          <table:table-cell office:value-type="float" office:value="43735" calcext:value-type="float">
            <text:p>43735</text:p>
          </table:table-cell>
          <table:table-cell office:value-type="float" office:value="7905" calcext:value-type="float">
            <text:p>790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8" calcext:value-type="float">
            <text:p>128</text:p>
          </table:table-cell>
          <table:table-cell office:value-type="float" office:value="45212" calcext:value-type="float">
            <text:p>45212</text:p>
          </table:table-cell>
          <table:table-cell office:value-type="float" office:value="7917" calcext:value-type="float">
            <text:p>791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28" calcext:value-type="float">
            <text:p>128</text:p>
          </table:table-cell>
          <table:table-cell office:value-type="float" office:value="44144" calcext:value-type="float">
            <text:p>44144</text:p>
          </table:table-cell>
          <table:table-cell office:value-type="float" office:value="7884" calcext:value-type="float">
            <text:p>788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28" calcext:value-type="float">
            <text:p>128</text:p>
          </table:table-cell>
          <table:table-cell office:value-type="float" office:value="44062" calcext:value-type="float">
            <text:p>44062</text:p>
          </table:table-cell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8" calcext:value-type="float">
            <text:p>128</text:p>
          </table:table-cell>
          <table:table-cell office:value-type="float" office:value="43038" calcext:value-type="float">
            <text:p>43038</text:p>
          </table:table-cell>
          <table:table-cell office:value-type="float" office:value="7823" calcext:value-type="float">
            <text:p>782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28" calcext:value-type="float">
            <text:p>128</text:p>
          </table:table-cell>
          <table:table-cell office:value-type="float" office:value="44304" calcext:value-type="float">
            <text:p>44304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8" calcext:value-type="float">
            <text:p>128</text:p>
          </table:table-cell>
          <table:table-cell office:value-type="float" office:value="44229" calcext:value-type="float">
            <text:p>44229</text:p>
          </table:table-cell>
          <table:table-cell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8" calcext:value-type="float">
            <text:p>128</text:p>
          </table:table-cell>
          <table:table-cell office:value-type="float" office:value="42790" calcext:value-type="float">
            <text:p>42790</text:p>
          </table:table-cell>
          <table:table-cell office:value-type="float" office:value="7741" calcext:value-type="float">
            <text:p>774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28" calcext:value-type="float">
            <text:p>128</text:p>
          </table:table-cell>
          <table:table-cell office:value-type="float" office:value="44152" calcext:value-type="float">
            <text:p>44152</text:p>
          </table:table-cell>
          <table:table-cell office:value-type="float" office:value="7741" calcext:value-type="float">
            <text:p>774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28" calcext:value-type="float">
            <text:p>128</text:p>
          </table:table-cell>
          <table:table-cell office:value-type="float" office:value="43703" calcext:value-type="float">
            <text:p>43703</text:p>
          </table:table-cell>
          <table:table-cell office:value-type="float" office:value="7764" calcext:value-type="float">
            <text:p>776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28" calcext:value-type="float">
            <text:p>128</text:p>
          </table:table-cell>
          <table:table-cell office:value-type="float" office:value="43307" calcext:value-type="float">
            <text:p>43307</text:p>
          </table:table-cell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8" calcext:value-type="float">
            <text:p>128</text:p>
          </table:table-cell>
          <table:table-cell office:value-type="float" office:value="42866" calcext:value-type="float">
            <text:p>42866</text:p>
          </table:table-cell>
          <table:table-cell office:value-type="float" office:value="7642" calcext:value-type="float">
            <text:p>764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8" calcext:value-type="float">
            <text:p>128</text:p>
          </table:table-cell>
          <table:table-cell office:value-type="float" office:value="41828" calcext:value-type="float">
            <text:p>41828</text:p>
          </table:table-cell>
          <table:table-cell office:value-type="float" office:value="7585" calcext:value-type="float">
            <text:p>758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28" calcext:value-type="float">
            <text:p>128</text:p>
          </table:table-cell>
          <table:table-cell office:value-type="float" office:value="42341" calcext:value-type="float">
            <text:p>42341</text:p>
          </table:table-cell>
          <table:table-cell office:value-type="float" office:value="7616" calcext:value-type="float">
            <text:p>761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8" calcext:value-type="float">
            <text:p>128</text:p>
          </table:table-cell>
          <table:table-cell office:value-type="float" office:value="43727" calcext:value-type="float">
            <text:p>43727</text:p>
          </table:table-cell>
          <table:table-cell office:value-type="float" office:value="7637" calcext:value-type="float">
            <text:p>763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8" calcext:value-type="float">
            <text:p>128</text:p>
          </table:table-cell>
          <table:table-cell office:value-type="float" office:value="43619" calcext:value-type="float">
            <text:p>43619</text:p>
          </table:table-cell>
          <table:table-cell office:value-type="float" office:value="7574" calcext:value-type="float">
            <text:p>75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8" calcext:value-type="float">
            <text:p>128</text:p>
          </table:table-cell>
          <table:table-cell office:value-type="float" office:value="41630" calcext:value-type="float">
            <text:p>41630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28" calcext:value-type="float">
            <text:p>128</text:p>
          </table:table-cell>
          <table:table-cell office:value-type="float" office:value="44285" calcext:value-type="float">
            <text:p>44285</text:p>
          </table:table-cell>
          <table:table-cell office:value-type="float" office:value="7623" calcext:value-type="float">
            <text:p>762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28" calcext:value-type="float">
            <text:p>128</text:p>
          </table:table-cell>
          <table:table-cell office:value-type="float" office:value="43719" calcext:value-type="float">
            <text:p>43719</text:p>
          </table:table-cell>
          <table:table-cell office:value-type="float" office:value="7528" calcext:value-type="float">
            <text:p>752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28" calcext:value-type="float">
            <text:p>128</text:p>
          </table:table-cell>
          <table:table-cell office:value-type="float" office:value="41028" calcext:value-type="float">
            <text:p>41028</text:p>
          </table:table-cell>
          <table:table-cell office:value-type="float" office:value="7455" calcext:value-type="float">
            <text:p>745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28" calcext:value-type="float">
            <text:p>128</text:p>
          </table:table-cell>
          <table:table-cell office:value-type="float" office:value="40667" calcext:value-type="float">
            <text:p>40667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28" calcext:value-type="float">
            <text:p>128</text:p>
          </table:table-cell>
          <table:table-cell office:value-type="float" office:value="42276" calcext:value-type="float">
            <text:p>42276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28" calcext:value-type="float">
            <text:p>128</text:p>
          </table:table-cell>
          <table:table-cell office:value-type="float" office:value="41751" calcext:value-type="float">
            <text:p>41751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28" calcext:value-type="float">
            <text:p>128</text:p>
          </table:table-cell>
          <table:table-cell office:value-type="float" office:value="41536" calcext:value-type="float">
            <text:p>41536</text:p>
          </table:table-cell>
          <table:table-cell office:value-type="float" office:value="7392" calcext:value-type="float">
            <text:p>739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28" calcext:value-type="float">
            <text:p>128</text:p>
          </table:table-cell>
          <table:table-cell office:value-type="float" office:value="41112" calcext:value-type="float">
            <text:p>41112</text:p>
          </table:table-cell>
          <table:table-cell office:value-type="float" office:value="7323" calcext:value-type="float">
            <text:p>7323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28" calcext:value-type="float">
            <text:p>128</text:p>
          </table:table-cell>
          <table:table-cell office:value-type="float" office:value="40717" calcext:value-type="float">
            <text:p>40717</text:p>
          </table:table-cell>
          <table:table-cell office:value-type="float" office:value="7334" calcext:value-type="float">
            <text:p>733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8" calcext:value-type="float">
            <text:p>128</text:p>
          </table:table-cell>
          <table:table-cell office:value-type="float" office:value="40591" calcext:value-type="float">
            <text:p>40591</text:p>
          </table:table-cell>
          <table:table-cell office:value-type="float" office:value="7322" calcext:value-type="float">
            <text:p>732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28" calcext:value-type="float">
            <text:p>128</text:p>
          </table:table-cell>
          <table:table-cell office:value-type="float" office:value="39794" calcext:value-type="float">
            <text:p>39794</text:p>
          </table:table-cell>
          <table:table-cell office:value-type="float" office:value="7316" calcext:value-type="float">
            <text:p>731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28" calcext:value-type="float">
            <text:p>128</text:p>
          </table:table-cell>
          <table:table-cell office:value-type="float" office:value="39079" calcext:value-type="float">
            <text:p>39079</text:p>
          </table:table-cell>
          <table:table-cell office:value-type="float" office:value="7244" calcext:value-type="float">
            <text:p>724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28" calcext:value-type="float">
            <text:p>128</text:p>
          </table:table-cell>
          <table:table-cell office:value-type="float" office:value="39536" calcext:value-type="float">
            <text:p>39536</text:p>
          </table:table-cell>
          <table:table-cell office:value-type="float" office:value="7206" calcext:value-type="float">
            <text:p>720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28" calcext:value-type="float">
            <text:p>128</text:p>
          </table:table-cell>
          <table:table-cell office:value-type="float" office:value="40342" calcext:value-type="float">
            <text:p>40342</text:p>
          </table:table-cell>
          <table:table-cell office:value-type="float" office:value="7256" calcext:value-type="float">
            <text:p>725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28" calcext:value-type="float">
            <text:p>128</text:p>
          </table:table-cell>
          <table:table-cell office:value-type="float" office:value="39302" calcext:value-type="float">
            <text:p>39302</text:p>
          </table:table-cell>
          <table:table-cell office:value-type="float" office:value="7181" calcext:value-type="float">
            <text:p>718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28" calcext:value-type="float">
            <text:p>128</text:p>
          </table:table-cell>
          <table:table-cell office:value-type="float" office:value="40949" calcext:value-type="float">
            <text:p>40949</text:p>
          </table:table-cell>
          <table:table-cell office:value-type="float" office:value="7169" calcext:value-type="float">
            <text:p>716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28" calcext:value-type="float">
            <text:p>128</text:p>
          </table:table-cell>
          <table:table-cell office:value-type="float" office:value="40937" calcext:value-type="float">
            <text:p>40937</text:p>
          </table:table-cell>
          <table:table-cell office:value-type="float" office:value="7158" calcext:value-type="float">
            <text:p>715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28" calcext:value-type="float">
            <text:p>128</text:p>
          </table:table-cell>
          <table:table-cell office:value-type="float" office:value="41677" calcext:value-type="float">
            <text:p>41677</text:p>
          </table:table-cell>
          <table:table-cell office:value-type="float" office:value="7199" calcext:value-type="float">
            <text:p>719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28" calcext:value-type="float">
            <text:p>128</text:p>
          </table:table-cell>
          <table:table-cell office:value-type="float" office:value="39218" calcext:value-type="float">
            <text:p>39218</text:p>
          </table:table-cell>
          <table:table-cell office:value-type="float" office:value="7087" calcext:value-type="float">
            <text:p>708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8" calcext:value-type="float">
            <text:p>128</text:p>
          </table:table-cell>
          <table:table-cell office:value-type="float" office:value="40421" calcext:value-type="float">
            <text:p>40421</text:p>
          </table:table-cell>
          <table:table-cell office:value-type="float" office:value="7166" calcext:value-type="float">
            <text:p>716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28" calcext:value-type="float">
            <text:p>128</text:p>
          </table:table-cell>
          <table:table-cell office:value-type="float" office:value="40590" calcext:value-type="float">
            <text:p>40590</text:p>
          </table:table-cell>
          <table:table-cell office:value-type="float" office:value="7071" calcext:value-type="float">
            <text:p>707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28" calcext:value-type="float">
            <text:p>128</text:p>
          </table:table-cell>
          <table:table-cell office:value-type="float" office:value="39371" calcext:value-type="float">
            <text:p>39371</text:p>
          </table:table-cell>
          <table:table-cell office:value-type="float" office:value="7062" calcext:value-type="float">
            <text:p>706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28" calcext:value-type="float">
            <text:p>128</text:p>
          </table:table-cell>
          <table:table-cell office:value-type="float" office:value="39179" calcext:value-type="float">
            <text:p>39179</text:p>
          </table:table-cell>
          <table:table-cell office:value-type="float" office:value="7091" calcext:value-type="float">
            <text:p>709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28" calcext:value-type="float">
            <text:p>128</text:p>
          </table:table-cell>
          <table:table-cell office:value-type="float" office:value="40108" calcext:value-type="float">
            <text:p>40108</text:p>
          </table:table-cell>
          <table:table-cell office:value-type="float" office:value="7071" calcext:value-type="float">
            <text:p>707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28" calcext:value-type="float">
            <text:p>128</text:p>
          </table:table-cell>
          <table:table-cell office:value-type="float" office:value="40870" calcext:value-type="float">
            <text:p>40870</text:p>
          </table:table-cell>
          <table:table-cell office:value-type="float" office:value="7019" calcext:value-type="float">
            <text:p>701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28" calcext:value-type="float">
            <text:p>128</text:p>
          </table:table-cell>
          <table:table-cell office:value-type="float" office:value="38196" calcext:value-type="float">
            <text:p>38196</text:p>
          </table:table-cell>
          <table:table-cell office:value-type="float" office:value="6935" calcext:value-type="float">
            <text:p>693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28" calcext:value-type="float">
            <text:p>128</text:p>
          </table:table-cell>
          <table:table-cell office:value-type="float" office:value="38297" calcext:value-type="float">
            <text:p>38297</text:p>
          </table:table-cell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28" calcext:value-type="float">
            <text:p>128</text:p>
          </table:table-cell>
          <table:table-cell office:value-type="float" office:value="41397" calcext:value-type="float">
            <text:p>41397</text:p>
          </table:table-cell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28" calcext:value-type="float">
            <text:p>128</text:p>
          </table:table-cell>
          <table:table-cell office:value-type="float" office:value="40264" calcext:value-type="float">
            <text:p>40264</text:p>
          </table:table-cell>
          <table:table-cell office:value-type="float" office:value="6964" calcext:value-type="float">
            <text:p>696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" calcext:value-type="float">
            <text:p>128</text:p>
          </table:table-cell>
          <table:table-cell office:value-type="float" office:value="38925" calcext:value-type="float">
            <text:p>38925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28" calcext:value-type="float">
            <text:p>128</text:p>
          </table:table-cell>
          <table:table-cell office:value-type="float" office:value="41099" calcext:value-type="float">
            <text:p>41099</text:p>
          </table:table-cell>
          <table:table-cell office:value-type="float" office:value="7003" calcext:value-type="float">
            <text:p>700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28" calcext:value-type="float">
            <text:p>128</text:p>
          </table:table-cell>
          <table:table-cell office:value-type="float" office:value="37939" calcext:value-type="float">
            <text:p>37939</text:p>
          </table:table-cell>
          <table:table-cell office:value-type="float" office:value="6879" calcext:value-type="float">
            <text:p>687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28" calcext:value-type="float">
            <text:p>128</text:p>
          </table:table-cell>
          <table:table-cell office:value-type="float" office:value="37233" calcext:value-type="float">
            <text:p>37233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28" calcext:value-type="float">
            <text:p>128</text:p>
          </table:table-cell>
          <table:table-cell office:value-type="float" office:value="38636" calcext:value-type="float">
            <text:p>38636</text:p>
          </table:table-cell>
          <table:table-cell office:value-type="float" office:value="6829" calcext:value-type="float">
            <text:p>682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28" calcext:value-type="float">
            <text:p>128</text:p>
          </table:table-cell>
          <table:table-cell office:value-type="float" office:value="38474" calcext:value-type="float">
            <text:p>38474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28" calcext:value-type="float">
            <text:p>128</text:p>
          </table:table-cell>
          <table:table-cell office:value-type="float" office:value="40265" calcext:value-type="float">
            <text:p>40265</text:p>
          </table:table-cell>
          <table:table-cell office:value-type="float" office:value="6915" calcext:value-type="float">
            <text:p>691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28" calcext:value-type="float">
            <text:p>128</text:p>
          </table:table-cell>
          <table:table-cell office:value-type="float" office:value="39346" calcext:value-type="float">
            <text:p>39346</text:p>
          </table:table-cell>
          <table:table-cell office:value-type="float" office:value="6837" calcext:value-type="float">
            <text:p>683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28" calcext:value-type="float">
            <text:p>128</text:p>
          </table:table-cell>
          <table:table-cell office:value-type="float" office:value="37780" calcext:value-type="float">
            <text:p>37780</text:p>
          </table:table-cell>
          <table:table-cell office:value-type="float" office:value="6754" calcext:value-type="float">
            <text:p>6754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28" calcext:value-type="float">
            <text:p>128</text:p>
          </table:table-cell>
          <table:table-cell office:value-type="float" office:value="37325" calcext:value-type="float">
            <text:p>37325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8" calcext:value-type="float">
            <text:p>128</text:p>
          </table:table-cell>
          <table:table-cell office:value-type="float" office:value="39289" calcext:value-type="float">
            <text:p>39289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28" calcext:value-type="float">
            <text:p>128</text:p>
          </table:table-cell>
          <table:table-cell office:value-type="float" office:value="37577" calcext:value-type="float">
            <text:p>37577</text:p>
          </table:table-cell>
          <table:table-cell office:value-type="float" office:value="6732" calcext:value-type="float">
            <text:p>6732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28" calcext:value-type="float">
            <text:p>128</text:p>
          </table:table-cell>
          <table:table-cell office:value-type="float" office:value="37659" calcext:value-type="float">
            <text:p>37659</text:p>
          </table:table-cell>
          <table:table-cell office:value-type="float" office:value="6729" calcext:value-type="float">
            <text:p>672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28" calcext:value-type="float">
            <text:p>128</text:p>
          </table:table-cell>
          <table:table-cell office:value-type="float" office:value="37677" calcext:value-type="float">
            <text:p>37677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28" calcext:value-type="float">
            <text:p>128</text:p>
          </table:table-cell>
          <table:table-cell office:value-type="float" office:value="36898" calcext:value-type="float">
            <text:p>36898</text:p>
          </table:table-cell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28" calcext:value-type="float">
            <text:p>128</text:p>
          </table:table-cell>
          <table:table-cell office:value-type="float" office:value="37613" calcext:value-type="float">
            <text:p>37613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38122" calcext:value-type="float">
            <text:p>38122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28" calcext:value-type="float">
            <text:p>128</text:p>
          </table:table-cell>
          <table:table-cell office:value-type="float" office:value="38102" calcext:value-type="float">
            <text:p>38102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28" calcext:value-type="float">
            <text:p>128</text:p>
          </table:table-cell>
          <table:table-cell office:value-type="float" office:value="38820" calcext:value-type="float">
            <text:p>38820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28" calcext:value-type="float">
            <text:p>128</text:p>
          </table:table-cell>
          <table:table-cell office:value-type="float" office:value="38478" calcext:value-type="float">
            <text:p>38478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8" calcext:value-type="float">
            <text:p>128</text:p>
          </table:table-cell>
          <table:table-cell office:value-type="float" office:value="38313" calcext:value-type="float">
            <text:p>38313</text:p>
          </table:table-cell>
          <table:table-cell office:value-type="float" office:value="6570" calcext:value-type="float">
            <text:p>657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28" calcext:value-type="float">
            <text:p>128</text:p>
          </table:table-cell>
          <table:table-cell office:value-type="float" office:value="36615" calcext:value-type="float">
            <text:p>36615</text:p>
          </table:table-cell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8" calcext:value-type="float">
            <text:p>128</text:p>
          </table:table-cell>
          <table:table-cell office:value-type="float" office:value="38328" calcext:value-type="float">
            <text:p>38328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28" calcext:value-type="float">
            <text:p>128</text:p>
          </table:table-cell>
          <table:table-cell office:value-type="float" office:value="36173" calcext:value-type="float">
            <text:p>36173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28" calcext:value-type="float">
            <text:p>128</text:p>
          </table:table-cell>
          <table:table-cell office:value-type="float" office:value="36877" calcext:value-type="float">
            <text:p>36877</text:p>
          </table:table-cell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28" calcext:value-type="float">
            <text:p>128</text:p>
          </table:table-cell>
          <table:table-cell office:value-type="float" office:value="38454" calcext:value-type="float">
            <text:p>38454</text:p>
          </table:table-cell>
          <table:table-cell office:value-type="float" office:value="6599" calcext:value-type="float">
            <text:p>659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28" calcext:value-type="float">
            <text:p>128</text:p>
          </table:table-cell>
          <table:table-cell office:value-type="float" office:value="35252" calcext:value-type="float">
            <text:p>35252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28" calcext:value-type="float">
            <text:p>128</text:p>
          </table:table-cell>
          <table:table-cell office:value-type="float" office:value="37418" calcext:value-type="float">
            <text:p>37418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28" calcext:value-type="float">
            <text:p>128</text:p>
          </table:table-cell>
          <table:table-cell office:value-type="float" office:value="38139" calcext:value-type="float">
            <text:p>38139</text:p>
          </table:table-cell>
          <table:table-cell office:value-type="float" office:value="6513" calcext:value-type="float">
            <text:p>651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28" calcext:value-type="float">
            <text:p>128</text:p>
          </table:table-cell>
          <table:table-cell office:value-type="float" office:value="36823" calcext:value-type="float">
            <text:p>36823</text:p>
          </table:table-cell>
          <table:table-cell office:value-type="float" office:value="6465" calcext:value-type="float">
            <text:p>646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8" calcext:value-type="float">
            <text:p>128</text:p>
          </table:table-cell>
          <table:table-cell office:value-type="float" office:value="36948" calcext:value-type="float">
            <text:p>36948</text:p>
          </table:table-cell>
          <table:table-cell office:value-type="float" office:value="6435" calcext:value-type="float">
            <text:p>643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28" calcext:value-type="float">
            <text:p>128</text:p>
          </table:table-cell>
          <table:table-cell office:value-type="float" office:value="39526" calcext:value-type="float">
            <text:p>39526</text:p>
          </table:table-cell>
          <table:table-cell office:value-type="float" office:value="6587" calcext:value-type="float">
            <text:p>658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8" calcext:value-type="float">
            <text:p>128</text:p>
          </table:table-cell>
          <table:table-cell office:value-type="float" office:value="36600" calcext:value-type="float">
            <text:p>36600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28" calcext:value-type="float">
            <text:p>128</text:p>
          </table:table-cell>
          <table:table-cell office:value-type="float" office:value="37265" calcext:value-type="float">
            <text:p>37265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28" calcext:value-type="float">
            <text:p>128</text:p>
          </table:table-cell>
          <table:table-cell office:value-type="float" office:value="36059" calcext:value-type="float">
            <text:p>36059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28" calcext:value-type="float">
            <text:p>128</text:p>
          </table:table-cell>
          <table:table-cell office:value-type="float" office:value="38161" calcext:value-type="float">
            <text:p>38161</text:p>
          </table:table-cell>
          <table:table-cell office:value-type="float" office:value="6447" calcext:value-type="float">
            <text:p>644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28" calcext:value-type="float">
            <text:p>128</text:p>
          </table:table-cell>
          <table:table-cell office:value-type="float" office:value="36850" calcext:value-type="float">
            <text:p>36850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28" calcext:value-type="float">
            <text:p>128</text:p>
          </table:table-cell>
          <table:table-cell office:value-type="float" office:value="35021" calcext:value-type="float">
            <text:p>35021</text:p>
          </table:table-cell>
          <table:table-cell office:value-type="float" office:value="6304" calcext:value-type="float">
            <text:p>630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8" calcext:value-type="float">
            <text:p>128</text:p>
          </table:table-cell>
          <table:table-cell office:value-type="float" office:value="38034" calcext:value-type="float">
            <text:p>38034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28" calcext:value-type="float">
            <text:p>128</text:p>
          </table:table-cell>
          <table:table-cell office:value-type="float" office:value="36229" calcext:value-type="float">
            <text:p>36229</text:p>
          </table:table-cell>
          <table:table-cell office:value-type="float" office:value="6354" calcext:value-type="float">
            <text:p>63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37132" calcext:value-type="float">
            <text:p>37132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8" calcext:value-type="float">
            <text:p>128</text:p>
          </table:table-cell>
          <table:table-cell office:value-type="float" office:value="35921" calcext:value-type="float">
            <text:p>35921</text:p>
          </table:table-cell>
          <table:table-cell office:value-type="float" office:value="6329" calcext:value-type="float">
            <text:p>632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8" calcext:value-type="float">
            <text:p>128</text:p>
          </table:table-cell>
          <table:table-cell office:value-type="float" office:value="34697" calcext:value-type="float">
            <text:p>34697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28" calcext:value-type="float">
            <text:p>128</text:p>
          </table:table-cell>
          <table:table-cell office:value-type="float" office:value="33772" calcext:value-type="float">
            <text:p>33772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28" calcext:value-type="float">
            <text:p>128</text:p>
          </table:table-cell>
          <table:table-cell office:value-type="float" office:value="34531" calcext:value-type="float">
            <text:p>34531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28" calcext:value-type="float">
            <text:p>128</text:p>
          </table:table-cell>
          <table:table-cell office:value-type="float" office:value="37050" calcext:value-type="float">
            <text:p>37050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28" calcext:value-type="float">
            <text:p>128</text:p>
          </table:table-cell>
          <table:table-cell office:value-type="float" office:value="37820" calcext:value-type="float">
            <text:p>37820</text:p>
          </table:table-cell>
          <table:table-cell office:value-type="float" office:value="6295" calcext:value-type="float">
            <text:p>6295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28" calcext:value-type="float">
            <text:p>128</text:p>
          </table:table-cell>
          <table:table-cell office:value-type="float" office:value="38053" calcext:value-type="float">
            <text:p>38053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28" calcext:value-type="float">
            <text:p>128</text:p>
          </table:table-cell>
          <table:table-cell office:value-type="float" office:value="33395" calcext:value-type="float">
            <text:p>33395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28" calcext:value-type="float">
            <text:p>128</text:p>
          </table:table-cell>
          <table:table-cell office:value-type="float" office:value="36817" calcext:value-type="float">
            <text:p>36817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8" calcext:value-type="float">
            <text:p>128</text:p>
          </table:table-cell>
          <table:table-cell office:value-type="float" office:value="33263" calcext:value-type="float">
            <text:p>33263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28" calcext:value-type="float">
            <text:p>128</text:p>
          </table:table-cell>
          <table:table-cell office:value-type="float" office:value="35114" calcext:value-type="float">
            <text:p>35114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28" calcext:value-type="float">
            <text:p>128</text:p>
          </table:table-cell>
          <table:table-cell office:value-type="float" office:value="35688" calcext:value-type="float">
            <text:p>35688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28" calcext:value-type="float">
            <text:p>128</text:p>
          </table:table-cell>
          <table:table-cell office:value-type="float" office:value="32585" calcext:value-type="float">
            <text:p>32585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28" calcext:value-type="float">
            <text:p>128</text:p>
          </table:table-cell>
          <table:table-cell office:value-type="float" office:value="33094" calcext:value-type="float">
            <text:p>33094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28" calcext:value-type="float">
            <text:p>128</text:p>
          </table:table-cell>
          <table:table-cell office:value-type="float" office:value="32706" calcext:value-type="float">
            <text:p>32706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28" calcext:value-type="float">
            <text:p>128</text:p>
          </table:table-cell>
          <table:table-cell office:value-type="float" office:value="31034" calcext:value-type="float">
            <text:p>31034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28" calcext:value-type="float">
            <text:p>128</text:p>
          </table:table-cell>
          <table:table-cell office:value-type="float" office:value="30886" calcext:value-type="float">
            <text:p>30886</text:p>
          </table:table-cell>
          <table:table-cell office:value-type="float" office:value="5983" calcext:value-type="float">
            <text:p>5983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28" calcext:value-type="float">
            <text:p>128</text:p>
          </table:table-cell>
          <table:table-cell office:value-type="float" office:value="31404" calcext:value-type="float">
            <text:p>31404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28" calcext:value-type="float">
            <text:p>128</text:p>
          </table:table-cell>
          <table:table-cell office:value-type="float" office:value="32446" calcext:value-type="float">
            <text:p>32446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8" calcext:value-type="float">
            <text:p>128</text:p>
          </table:table-cell>
          <table:table-cell office:value-type="float" office:value="31205" calcext:value-type="float">
            <text:p>31205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28" calcext:value-type="float">
            <text:p>128</text:p>
          </table:table-cell>
          <table:table-cell office:value-type="float" office:value="33932" calcext:value-type="float">
            <text:p>33932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28" calcext:value-type="float">
            <text:p>128</text:p>
          </table:table-cell>
          <table:table-cell office:value-type="float" office:value="30042" calcext:value-type="float">
            <text:p>30042</text:p>
          </table:table-cell>
          <table:table-cell office:value-type="float" office:value="5919" calcext:value-type="float">
            <text:p>5919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28" calcext:value-type="float">
            <text:p>128</text:p>
          </table:table-cell>
          <table:table-cell office:value-type="float" office:value="31929" calcext:value-type="float">
            <text:p>31929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28" calcext:value-type="float">
            <text:p>128</text:p>
          </table:table-cell>
          <table:table-cell office:value-type="float" office:value="31552" calcext:value-type="float">
            <text:p>31552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28" calcext:value-type="float">
            <text:p>128</text:p>
          </table:table-cell>
          <table:table-cell office:value-type="float" office:value="29881" calcext:value-type="float">
            <text:p>29881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28" calcext:value-type="float">
            <text:p>128</text:p>
          </table:table-cell>
          <table:table-cell office:value-type="float" office:value="30813" calcext:value-type="float">
            <text:p>30813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28" calcext:value-type="float">
            <text:p>128</text:p>
          </table:table-cell>
          <table:table-cell office:value-type="float" office:value="30525" calcext:value-type="float">
            <text:p>30525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28" calcext:value-type="float">
            <text:p>128</text:p>
          </table:table-cell>
          <table:table-cell office:value-type="float" office:value="30223" calcext:value-type="float">
            <text:p>30223</text:p>
          </table:table-cell>
          <table:table-cell office:value-type="float" office:value="5907" calcext:value-type="float">
            <text:p>5907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28" calcext:value-type="float">
            <text:p>128</text:p>
          </table:table-cell>
          <table:table-cell office:value-type="float" office:value="29194" calcext:value-type="float">
            <text:p>29194</text:p>
          </table:table-cell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8" calcext:value-type="float">
            <text:p>128</text:p>
          </table:table-cell>
          <table:table-cell office:value-type="float" office:value="30637" calcext:value-type="float">
            <text:p>30637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28" calcext:value-type="float">
            <text:p>128</text:p>
          </table:table-cell>
          <table:table-cell office:value-type="float" office:value="30189" calcext:value-type="float">
            <text:p>30189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28" calcext:value-type="float">
            <text:p>128</text:p>
          </table:table-cell>
          <table:table-cell office:value-type="float" office:value="30528" calcext:value-type="float">
            <text:p>30528</text:p>
          </table:table-cell>
          <table:table-cell office:value-type="float" office:value="5907" calcext:value-type="float">
            <text:p>5907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28" calcext:value-type="float">
            <text:p>128</text:p>
          </table:table-cell>
          <table:table-cell office:value-type="float" office:value="30594" calcext:value-type="float">
            <text:p>30594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28" calcext:value-type="float">
            <text:p>128</text:p>
          </table:table-cell>
          <table:table-cell office:value-type="float" office:value="28891" calcext:value-type="float">
            <text:p>28891</text:p>
          </table:table-cell>
          <table:table-cell office:value-type="float" office:value="5858" calcext:value-type="float">
            <text:p>5858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28" calcext:value-type="float">
            <text:p>128</text:p>
          </table:table-cell>
          <table:table-cell office:value-type="float" office:value="29056" calcext:value-type="float">
            <text:p>29056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28" calcext:value-type="float">
            <text:p>128</text:p>
          </table:table-cell>
          <table:table-cell office:value-type="float" office:value="29666" calcext:value-type="float">
            <text:p>29666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28" calcext:value-type="float">
            <text:p>128</text:p>
          </table:table-cell>
          <table:table-cell office:value-type="float" office:value="29853" calcext:value-type="float">
            <text:p>29853</text:p>
          </table:table-cell>
          <table:table-cell office:value-type="float" office:value="5791" calcext:value-type="float">
            <text:p>5791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28" calcext:value-type="float">
            <text:p>128</text:p>
          </table:table-cell>
          <table:table-cell office:value-type="float" office:value="29105" calcext:value-type="float">
            <text:p>29105</text:p>
          </table:table-cell>
          <table:table-cell office:value-type="float" office:value="5791" calcext:value-type="float">
            <text:p>5791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28" calcext:value-type="float">
            <text:p>128</text:p>
          </table:table-cell>
          <table:table-cell office:value-type="float" office:value="30315" calcext:value-type="float">
            <text:p>30315</text:p>
          </table:table-cell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8" calcext:value-type="float">
            <text:p>128</text:p>
          </table:table-cell>
          <table:table-cell office:value-type="float" office:value="29423" calcext:value-type="float">
            <text:p>29423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28" calcext:value-type="float">
            <text:p>128</text:p>
          </table:table-cell>
          <table:table-cell office:value-type="float" office:value="29761" calcext:value-type="float">
            <text:p>29761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28" calcext:value-type="float">
            <text:p>128</text:p>
          </table:table-cell>
          <table:table-cell office:value-type="float" office:value="29204" calcext:value-type="float">
            <text:p>29204</text:p>
          </table:table-cell>
          <table:table-cell office:value-type="float" office:value="5743" calcext:value-type="float">
            <text:p>5743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28" calcext:value-type="float">
            <text:p>128</text:p>
          </table:table-cell>
          <table:table-cell office:value-type="float" office:value="32021" calcext:value-type="float">
            <text:p>32021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28" calcext:value-type="float">
            <text:p>128</text:p>
          </table:table-cell>
          <table:table-cell office:value-type="float" office:value="31520" calcext:value-type="float">
            <text:p>31520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28" calcext:value-type="float">
            <text:p>128</text:p>
          </table:table-cell>
          <table:table-cell office:value-type="float" office:value="29338" calcext:value-type="float">
            <text:p>29338</text:p>
          </table:table-cell>
          <table:table-cell office:value-type="float" office:value="5701" calcext:value-type="float">
            <text:p>5701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28" calcext:value-type="float">
            <text:p>128</text:p>
          </table:table-cell>
          <table:table-cell office:value-type="float" office:value="30547" calcext:value-type="float">
            <text:p>30547</text:p>
          </table:table-cell>
          <table:table-cell office:value-type="float" office:value="5804" calcext:value-type="float">
            <text:p>5804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28" calcext:value-type="float">
            <text:p>128</text:p>
          </table:table-cell>
          <table:table-cell office:value-type="float" office:value="31206" calcext:value-type="float">
            <text:p>31206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28" calcext:value-type="float">
            <text:p>128</text:p>
          </table:table-cell>
          <table:table-cell office:value-type="float" office:value="29687" calcext:value-type="float">
            <text:p>29687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28" calcext:value-type="float">
            <text:p>128</text:p>
          </table:table-cell>
          <table:table-cell office:value-type="float" office:value="29255" calcext:value-type="float">
            <text:p>29255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8" calcext:value-type="float">
            <text:p>128</text:p>
          </table:table-cell>
          <table:table-cell office:value-type="float" office:value="29459" calcext:value-type="float">
            <text:p>29459</text:p>
          </table:table-cell>
          <table:table-cell office:value-type="float" office:value="5774" calcext:value-type="float">
            <text:p>5774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28" calcext:value-type="float">
            <text:p>128</text:p>
          </table:table-cell>
          <table:table-cell office:value-type="float" office:value="29289" calcext:value-type="float">
            <text:p>29289</text:p>
          </table:table-cell>
          <table:table-cell office:value-type="float" office:value="5766" calcext:value-type="float">
            <text:p>5766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28" calcext:value-type="float">
            <text:p>128</text:p>
          </table:table-cell>
          <table:table-cell office:value-type="float" office:value="29681" calcext:value-type="float">
            <text:p>29681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28" calcext:value-type="float">
            <text:p>128</text:p>
          </table:table-cell>
          <table:table-cell office:value-type="float" office:value="28849" calcext:value-type="float">
            <text:p>28849</text:p>
          </table:table-cell>
          <table:table-cell office:value-type="float" office:value="5746" calcext:value-type="float">
            <text:p>5746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28" calcext:value-type="float">
            <text:p>128</text:p>
          </table:table-cell>
          <table:table-cell office:value-type="float" office:value="28740" calcext:value-type="float">
            <text:p>28740</text:p>
          </table:table-cell>
          <table:table-cell office:value-type="float" office:value="5675" calcext:value-type="float">
            <text:p>567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28" calcext:value-type="float">
            <text:p>128</text:p>
          </table:table-cell>
          <table:table-cell office:value-type="float" office:value="27282" calcext:value-type="float">
            <text:p>27282</text:p>
          </table:table-cell>
          <table:table-cell office:value-type="float" office:value="5676" calcext:value-type="float">
            <text:p>5676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30047" calcext:value-type="float">
            <text:p>30047</text:p>
          </table:table-cell>
          <table:table-cell office:value-type="float" office:value="5782" calcext:value-type="float">
            <text:p>5782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28" calcext:value-type="float">
            <text:p>128</text:p>
          </table:table-cell>
          <table:table-cell office:value-type="float" office:value="29517" calcext:value-type="float">
            <text:p>29517</text:p>
          </table:table-cell>
          <table:table-cell office:value-type="float" office:value="5736" calcext:value-type="float">
            <text:p>5736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28" calcext:value-type="float">
            <text:p>128</text:p>
          </table:table-cell>
          <table:table-cell office:value-type="float" office:value="31147" calcext:value-type="float">
            <text:p>31147</text:p>
          </table:table-cell>
          <table:table-cell office:value-type="float" office:value="5751" calcext:value-type="float">
            <text:p>5751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28" calcext:value-type="float">
            <text:p>128</text:p>
          </table:table-cell>
          <table:table-cell office:value-type="float" office:value="27452" calcext:value-type="float">
            <text:p>27452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8" calcext:value-type="float">
            <text:p>128</text:p>
          </table:table-cell>
          <table:table-cell office:value-type="float" office:value="28732" calcext:value-type="float">
            <text:p>28732</text:p>
          </table:table-cell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28" calcext:value-type="float">
            <text:p>128</text:p>
          </table:table-cell>
          <table:table-cell office:value-type="float" office:value="28365" calcext:value-type="float">
            <text:p>28365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28" calcext:value-type="float">
            <text:p>128</text:p>
          </table:table-cell>
          <table:table-cell office:value-type="float" office:value="28458" calcext:value-type="float">
            <text:p>28458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28" calcext:value-type="float">
            <text:p>128</text:p>
          </table:table-cell>
          <table:table-cell office:value-type="float" office:value="27119" calcext:value-type="float">
            <text:p>27119</text:p>
          </table:table-cell>
          <table:table-cell office:value-type="float" office:value="5574" calcext:value-type="float">
            <text:p>557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28" calcext:value-type="float">
            <text:p>128</text:p>
          </table:table-cell>
          <table:table-cell office:value-type="float" office:value="29095" calcext:value-type="float">
            <text:p>29095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28" calcext:value-type="float">
            <text:p>128</text:p>
          </table:table-cell>
          <table:table-cell office:value-type="float" office:value="30574" calcext:value-type="float">
            <text:p>30574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28" calcext:value-type="float">
            <text:p>128</text:p>
          </table:table-cell>
          <table:table-cell office:value-type="float" office:value="29167" calcext:value-type="float">
            <text:p>29167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28" calcext:value-type="float">
            <text:p>128</text:p>
          </table:table-cell>
          <table:table-cell office:value-type="float" office:value="28597" calcext:value-type="float">
            <text:p>28597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28" calcext:value-type="float">
            <text:p>128</text:p>
          </table:table-cell>
          <table:table-cell office:value-type="float" office:value="27399" calcext:value-type="float">
            <text:p>27399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28" calcext:value-type="float">
            <text:p>128</text:p>
          </table:table-cell>
          <table:table-cell office:value-type="float" office:value="27110" calcext:value-type="float">
            <text:p>27110</text:p>
          </table:table-cell>
          <table:table-cell office:value-type="float" office:value="5576" calcext:value-type="float">
            <text:p>557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8" calcext:value-type="float">
            <text:p>128</text:p>
          </table:table-cell>
          <table:table-cell office:value-type="float" office:value="26659" calcext:value-type="float">
            <text:p>26659</text:p>
          </table:table-cell>
          <table:table-cell office:value-type="float" office:value="5512" calcext:value-type="float">
            <text:p>5512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28" calcext:value-type="float">
            <text:p>128</text:p>
          </table:table-cell>
          <table:table-cell office:value-type="float" office:value="28602" calcext:value-type="float">
            <text:p>28602</text:p>
          </table:table-cell>
          <table:table-cell office:value-type="float" office:value="5587" calcext:value-type="float">
            <text:p>5587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28" calcext:value-type="float">
            <text:p>128</text:p>
          </table:table-cell>
          <table:table-cell office:value-type="float" office:value="27249" calcext:value-type="float">
            <text:p>27249</text:p>
          </table:table-cell>
          <table:table-cell office:value-type="float" office:value="5554" calcext:value-type="float">
            <text:p>5554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28" calcext:value-type="float">
            <text:p>128</text:p>
          </table:table-cell>
          <table:table-cell office:value-type="float" office:value="28032" calcext:value-type="float">
            <text:p>28032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28" calcext:value-type="float">
            <text:p>128</text:p>
          </table:table-cell>
          <table:table-cell office:value-type="float" office:value="27297" calcext:value-type="float">
            <text:p>27297</text:p>
          </table:table-cell>
          <table:table-cell office:value-type="float" office:value="5551" calcext:value-type="float">
            <text:p>5551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28" calcext:value-type="float">
            <text:p>128</text:p>
          </table:table-cell>
          <table:table-cell office:value-type="float" office:value="26019" calcext:value-type="float">
            <text:p>26019</text:p>
          </table:table-cell>
          <table:table-cell office:value-type="float" office:value="5517" calcext:value-type="float">
            <text:p>5517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28" calcext:value-type="float">
            <text:p>128</text:p>
          </table:table-cell>
          <table:table-cell office:value-type="float" office:value="26349" calcext:value-type="float">
            <text:p>26349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28" calcext:value-type="float">
            <text:p>128</text:p>
          </table:table-cell>
          <table:table-cell office:value-type="float" office:value="26283" calcext:value-type="float">
            <text:p>26283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28" calcext:value-type="float">
            <text:p>128</text:p>
          </table:table-cell>
          <table:table-cell office:value-type="float" office:value="26915" calcext:value-type="float">
            <text:p>26915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28" calcext:value-type="float">
            <text:p>128</text:p>
          </table:table-cell>
          <table:table-cell office:value-type="float" office:value="26255" calcext:value-type="float">
            <text:p>26255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8" calcext:value-type="float">
            <text:p>128</text:p>
          </table:table-cell>
          <table:table-cell office:value-type="float" office:value="26650" calcext:value-type="float">
            <text:p>26650</text:p>
          </table:table-cell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28" calcext:value-type="float">
            <text:p>128</text:p>
          </table:table-cell>
          <table:table-cell office:value-type="float" office:value="26778" calcext:value-type="float">
            <text:p>26778</text:p>
          </table:table-cell>
          <table:table-cell office:value-type="float" office:value="5507" calcext:value-type="float">
            <text:p>5507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28" calcext:value-type="float">
            <text:p>128</text:p>
          </table:table-cell>
          <table:table-cell office:value-type="float" office:value="27671" calcext:value-type="float">
            <text:p>27671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28" calcext:value-type="float">
            <text:p>128</text:p>
          </table:table-cell>
          <table:table-cell office:value-type="float" office:value="25817" calcext:value-type="float">
            <text:p>25817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28" calcext:value-type="float">
            <text:p>128</text:p>
          </table:table-cell>
          <table:table-cell office:value-type="float" office:value="25328" calcext:value-type="float">
            <text:p>25328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28" calcext:value-type="float">
            <text:p>128</text:p>
          </table:table-cell>
          <table:table-cell office:value-type="float" office:value="25257" calcext:value-type="float">
            <text:p>25257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28" calcext:value-type="float">
            <text:p>128</text:p>
          </table:table-cell>
          <table:table-cell office:value-type="float" office:value="26281" calcext:value-type="float">
            <text:p>26281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28" calcext:value-type="float">
            <text:p>128</text:p>
          </table:table-cell>
          <table:table-cell office:value-type="float" office:value="25071" calcext:value-type="float">
            <text:p>25071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28" calcext:value-type="float">
            <text:p>128</text:p>
          </table:table-cell>
          <table:table-cell office:value-type="float" office:value="25604" calcext:value-type="float">
            <text:p>25604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28" calcext:value-type="float">
            <text:p>128</text:p>
          </table:table-cell>
          <table:table-cell office:value-type="float" office:value="26014" calcext:value-type="float">
            <text:p>26014</text:p>
          </table:table-cell>
          <table:table-cell office:value-type="float" office:value="5396" calcext:value-type="float">
            <text:p>53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8" calcext:value-type="float">
            <text:p>128</text:p>
          </table:table-cell>
          <table:table-cell office:value-type="float" office:value="26886" calcext:value-type="float">
            <text:p>26886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28" calcext:value-type="float">
            <text:p>128</text:p>
          </table:table-cell>
          <table:table-cell office:value-type="float" office:value="25667" calcext:value-type="float">
            <text:p>25667</text:p>
          </table:table-cell>
          <table:table-cell office:value-type="float" office:value="5411" calcext:value-type="float">
            <text:p>5411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28" calcext:value-type="float">
            <text:p>128</text:p>
          </table:table-cell>
          <table:table-cell office:value-type="float" office:value="25527" calcext:value-type="float">
            <text:p>25527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28" calcext:value-type="float">
            <text:p>128</text:p>
          </table:table-cell>
          <table:table-cell office:value-type="float" office:value="26523" calcext:value-type="float">
            <text:p>26523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28" calcext:value-type="float">
            <text:p>128</text:p>
          </table:table-cell>
          <table:table-cell office:value-type="float" office:value="25803" calcext:value-type="float">
            <text:p>25803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28" calcext:value-type="float">
            <text:p>128</text:p>
          </table:table-cell>
          <table:table-cell office:value-type="float" office:value="25391" calcext:value-type="float">
            <text:p>25391</text:p>
          </table:table-cell>
          <table:table-cell office:value-type="float" office:value="5397" calcext:value-type="float">
            <text:p>5397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28" calcext:value-type="float">
            <text:p>128</text:p>
          </table:table-cell>
          <table:table-cell office:value-type="float" office:value="25951" calcext:value-type="float">
            <text:p>25951</text:p>
          </table:table-cell>
          <table:table-cell office:value-type="float" office:value="5368" calcext:value-type="float">
            <text:p>5368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28" calcext:value-type="float">
            <text:p>128</text:p>
          </table:table-cell>
          <table:table-cell office:value-type="float" office:value="25943" calcext:value-type="float">
            <text:p>25943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28" calcext:value-type="float">
            <text:p>128</text:p>
          </table:table-cell>
          <table:table-cell office:value-type="float" office:value="26410" calcext:value-type="float">
            <text:p>26410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28" calcext:value-type="float">
            <text:p>128</text:p>
          </table:table-cell>
          <table:table-cell office:value-type="float" office:value="26158" calcext:value-type="float">
            <text:p>26158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8" calcext:value-type="float">
            <text:p>128</text:p>
          </table:table-cell>
          <table:table-cell office:value-type="float" office:value="27018" calcext:value-type="float">
            <text:p>27018</text:p>
          </table:table-cell>
          <table:table-cell office:value-type="float" office:value="5387" calcext:value-type="float">
            <text:p>5387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28" calcext:value-type="float">
            <text:p>128</text:p>
          </table:table-cell>
          <table:table-cell office:value-type="float" office:value="25340" calcext:value-type="float">
            <text:p>25340</text:p>
          </table:table-cell>
          <table:table-cell office:value-type="float" office:value="5361" calcext:value-type="float">
            <text:p>5361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28" calcext:value-type="float">
            <text:p>128</text:p>
          </table:table-cell>
          <table:table-cell office:value-type="float" office:value="25989" calcext:value-type="float">
            <text:p>25989</text:p>
          </table:table-cell>
          <table:table-cell office:value-type="float" office:value="5366" calcext:value-type="float">
            <text:p>5366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28" calcext:value-type="float">
            <text:p>128</text:p>
          </table:table-cell>
          <table:table-cell office:value-type="float" office:value="25323" calcext:value-type="float">
            <text:p>25323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28" calcext:value-type="float">
            <text:p>128</text:p>
          </table:table-cell>
          <table:table-cell office:value-type="float" office:value="25620" calcext:value-type="float">
            <text:p>25620</text:p>
          </table:table-cell>
          <table:table-cell office:value-type="float" office:value="5371" calcext:value-type="float">
            <text:p>5371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28" calcext:value-type="float">
            <text:p>128</text:p>
          </table:table-cell>
          <table:table-cell office:value-type="float" office:value="25660" calcext:value-type="float">
            <text:p>25660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28" calcext:value-type="float">
            <text:p>128</text:p>
          </table:table-cell>
          <table:table-cell office:value-type="float" office:value="25329" calcext:value-type="float">
            <text:p>25329</text:p>
          </table:table-cell>
          <table:table-cell office:value-type="float" office:value="5276" calcext:value-type="float">
            <text:p>5276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28" calcext:value-type="float">
            <text:p>128</text:p>
          </table:table-cell>
          <table:table-cell office:value-type="float" office:value="24739" calcext:value-type="float">
            <text:p>24739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28" calcext:value-type="float">
            <text:p>128</text:p>
          </table:table-cell>
          <table:table-cell office:value-type="float" office:value="24826" calcext:value-type="float">
            <text:p>24826</text:p>
          </table:table-cell>
          <table:table-cell office:value-type="float" office:value="5317" calcext:value-type="float">
            <text:p>5317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28" calcext:value-type="float">
            <text:p>128</text:p>
          </table:table-cell>
          <table:table-cell office:value-type="float" office:value="25269" calcext:value-type="float">
            <text:p>25269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8" calcext:value-type="float">
            <text:p>128</text:p>
          </table:table-cell>
          <table:table-cell office:value-type="float" office:value="25289" calcext:value-type="float">
            <text:p>25289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28" calcext:value-type="float">
            <text:p>128</text:p>
          </table:table-cell>
          <table:table-cell office:value-type="float" office:value="27526" calcext:value-type="float">
            <text:p>27526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8" calcext:value-type="float">
            <text:p>128</text:p>
          </table:table-cell>
          <table:table-cell office:value-type="float" office:value="25793" calcext:value-type="float">
            <text:p>25793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28" calcext:value-type="float">
            <text:p>128</text:p>
          </table:table-cell>
          <table:table-cell office:value-type="float" office:value="24731" calcext:value-type="float">
            <text:p>24731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28" calcext:value-type="float">
            <text:p>128</text:p>
          </table:table-cell>
          <table:table-cell office:value-type="float" office:value="26040" calcext:value-type="float">
            <text:p>26040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28" calcext:value-type="float">
            <text:p>128</text:p>
          </table:table-cell>
          <table:table-cell office:value-type="float" office:value="25116" calcext:value-type="float">
            <text:p>25116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28" calcext:value-type="float">
            <text:p>128</text:p>
          </table:table-cell>
          <table:table-cell office:value-type="float" office:value="24198" calcext:value-type="float">
            <text:p>24198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28" calcext:value-type="float">
            <text:p>128</text:p>
          </table:table-cell>
          <table:table-cell office:value-type="float" office:value="25935" calcext:value-type="float">
            <text:p>25935</text:p>
          </table:table-cell>
          <table:table-cell office:value-type="float" office:value="5321" calcext:value-type="float">
            <text:p>5321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28" calcext:value-type="float">
            <text:p>128</text:p>
          </table:table-cell>
          <table:table-cell office:value-type="float" office:value="25273" calcext:value-type="float">
            <text:p>25273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28" calcext:value-type="float">
            <text:p>128</text:p>
          </table:table-cell>
          <table:table-cell office:value-type="float" office:value="27699" calcext:value-type="float">
            <text:p>27699</text:p>
          </table:table-cell>
          <table:table-cell office:value-type="float" office:value="5294" calcext:value-type="float">
            <text:p>529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8" calcext:value-type="float">
            <text:p>128</text:p>
          </table:table-cell>
          <table:table-cell office:value-type="float" office:value="25439" calcext:value-type="float">
            <text:p>25439</text:p>
          </table:table-cell>
          <table:table-cell office:value-type="float" office:value="5295" calcext:value-type="float">
            <text:p>5295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28" calcext:value-type="float">
            <text:p>128</text:p>
          </table:table-cell>
          <table:table-cell office:value-type="float" office:value="25115" calcext:value-type="float">
            <text:p>25115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28" calcext:value-type="float">
            <text:p>128</text:p>
          </table:table-cell>
          <table:table-cell office:value-type="float" office:value="24974" calcext:value-type="float">
            <text:p>24974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28" calcext:value-type="float">
            <text:p>128</text:p>
          </table:table-cell>
          <table:table-cell office:value-type="float" office:value="25522" calcext:value-type="float">
            <text:p>25522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28" calcext:value-type="float">
            <text:p>128</text:p>
          </table:table-cell>
          <table:table-cell office:value-type="float" office:value="25314" calcext:value-type="float">
            <text:p>25314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28" calcext:value-type="float">
            <text:p>128</text:p>
          </table:table-cell>
          <table:table-cell office:value-type="float" office:value="24743" calcext:value-type="float">
            <text:p>24743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28" calcext:value-type="float">
            <text:p>128</text:p>
          </table:table-cell>
          <table:table-cell office:value-type="float" office:value="24072" calcext:value-type="float">
            <text:p>24072</text:p>
          </table:table-cell>
          <table:table-cell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28" calcext:value-type="float">
            <text:p>128</text:p>
          </table:table-cell>
          <table:table-cell office:value-type="float" office:value="25257" calcext:value-type="float">
            <text:p>25257</text:p>
          </table:table-cell>
          <table:table-cell office:value-type="float" office:value="5197" calcext:value-type="float">
            <text:p>5197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28" calcext:value-type="float">
            <text:p>128</text:p>
          </table:table-cell>
          <table:table-cell office:value-type="float" office:value="23884" calcext:value-type="float">
            <text:p>23884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28" calcext:value-type="float">
            <text:p>128</text:p>
          </table:table-cell>
          <table:table-cell office:value-type="float" office:value="26077" calcext:value-type="float">
            <text:p>26077</text:p>
          </table:table-cell>
          <table:table-cell office:value-type="float" office:value="5199" calcext:value-type="float">
            <text:p>519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28" calcext:value-type="float">
            <text:p>128</text:p>
          </table:table-cell>
          <table:table-cell office:value-type="float" office:value="26025" calcext:value-type="float">
            <text:p>26025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28" calcext:value-type="float">
            <text:p>128</text:p>
          </table:table-cell>
          <table:table-cell office:value-type="float" office:value="25670" calcext:value-type="float">
            <text:p>25670</text:p>
          </table:table-cell>
          <table:table-cell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28" calcext:value-type="float">
            <text:p>128</text:p>
          </table:table-cell>
          <table:table-cell office:value-type="float" office:value="24552" calcext:value-type="float">
            <text:p>24552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28" calcext:value-type="float">
            <text:p>128</text:p>
          </table:table-cell>
          <table:table-cell office:value-type="float" office:value="24344" calcext:value-type="float">
            <text:p>24344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28" calcext:value-type="float">
            <text:p>128</text:p>
          </table:table-cell>
          <table:table-cell office:value-type="float" office:value="26054" calcext:value-type="float">
            <text:p>26054</text:p>
          </table:table-cell>
          <table:table-cell office:value-type="float" office:value="5169" calcext:value-type="float">
            <text:p>5169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28" calcext:value-type="float">
            <text:p>128</text:p>
          </table:table-cell>
          <table:table-cell office:value-type="float" office:value="23168" calcext:value-type="float">
            <text:p>23168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28" calcext:value-type="float">
            <text:p>128</text:p>
          </table:table-cell>
          <table:table-cell office:value-type="float" office:value="25181" calcext:value-type="float">
            <text:p>25181</text:p>
          </table:table-cell>
          <table:table-cell office:value-type="float" office:value="5189" calcext:value-type="float">
            <text:p>5189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28" calcext:value-type="float">
            <text:p>128</text:p>
          </table:table-cell>
          <table:table-cell office:value-type="float" office:value="25377" calcext:value-type="float">
            <text:p>25377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28" calcext:value-type="float">
            <text:p>128</text:p>
          </table:table-cell>
          <table:table-cell office:value-type="float" office:value="25080" calcext:value-type="float">
            <text:p>25080</text:p>
          </table:table-cell>
          <table:table-cell office:value-type="float" office:value="5135" calcext:value-type="float">
            <text:p>5135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28" calcext:value-type="float">
            <text:p>128</text:p>
          </table:table-cell>
          <table:table-cell office:value-type="float" office:value="23581" calcext:value-type="float">
            <text:p>23581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28" calcext:value-type="float">
            <text:p>128</text:p>
          </table:table-cell>
          <table:table-cell office:value-type="float" office:value="25589" calcext:value-type="float">
            <text:p>25589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28" calcext:value-type="float">
            <text:p>128</text:p>
          </table:table-cell>
          <table:table-cell office:value-type="float" office:value="24617" calcext:value-type="float">
            <text:p>24617</text:p>
          </table:table-cell>
          <table:table-cell office:value-type="float" office:value="5102" calcext:value-type="float">
            <text:p>5102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28" calcext:value-type="float">
            <text:p>128</text:p>
          </table:table-cell>
          <table:table-cell office:value-type="float" office:value="25596" calcext:value-type="float">
            <text:p>25596</text:p>
          </table:table-cell>
          <table:table-cell office:value-type="float" office:value="5108" calcext:value-type="float">
            <text:p>5108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28" calcext:value-type="float">
            <text:p>128</text:p>
          </table:table-cell>
          <table:table-cell office:value-type="float" office:value="24984" calcext:value-type="float">
            <text:p>24984</text:p>
          </table:table-cell>
          <table:table-cell office:value-type="float" office:value="5139" calcext:value-type="float">
            <text:p>5139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28" calcext:value-type="float">
            <text:p>128</text:p>
          </table:table-cell>
          <table:table-cell office:value-type="float" office:value="25848" calcext:value-type="float">
            <text:p>25848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28" calcext:value-type="float">
            <text:p>128</text:p>
          </table:table-cell>
          <table:table-cell office:value-type="float" office:value="23829" calcext:value-type="float">
            <text:p>23829</text:p>
          </table:table-cell>
          <table:table-cell office:value-type="float" office:value="5129" calcext:value-type="float">
            <text:p>5129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28" calcext:value-type="float">
            <text:p>128</text:p>
          </table:table-cell>
          <table:table-cell office:value-type="float" office:value="24704" calcext:value-type="float">
            <text:p>24704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28" calcext:value-type="float">
            <text:p>128</text:p>
          </table:table-cell>
          <table:table-cell office:value-type="float" office:value="26144" calcext:value-type="float">
            <text:p>26144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28" calcext:value-type="float">
            <text:p>128</text:p>
          </table:table-cell>
          <table:table-cell office:value-type="float" office:value="25471" calcext:value-type="float">
            <text:p>25471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28" calcext:value-type="float">
            <text:p>128</text:p>
          </table:table-cell>
          <table:table-cell office:value-type="float" office:value="23153" calcext:value-type="float">
            <text:p>23153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28" calcext:value-type="float">
            <text:p>128</text:p>
          </table:table-cell>
          <table:table-cell office:value-type="float" office:value="27490" calcext:value-type="float">
            <text:p>27490</text:p>
          </table:table-cell>
          <table:table-cell office:value-type="float" office:value="5112" calcext:value-type="float">
            <text:p>5112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28" calcext:value-type="float">
            <text:p>128</text:p>
          </table:table-cell>
          <table:table-cell office:value-type="float" office:value="23909" calcext:value-type="float">
            <text:p>23909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28" calcext:value-type="float">
            <text:p>128</text:p>
          </table:table-cell>
          <table:table-cell office:value-type="float" office:value="25705" calcext:value-type="float">
            <text:p>25705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28" calcext:value-type="float">
            <text:p>128</text:p>
          </table:table-cell>
          <table:table-cell office:value-type="float" office:value="26072" calcext:value-type="float">
            <text:p>26072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28" calcext:value-type="float">
            <text:p>128</text:p>
          </table:table-cell>
          <table:table-cell office:value-type="float" office:value="24416" calcext:value-type="float">
            <text:p>24416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28" calcext:value-type="float">
            <text:p>128</text:p>
          </table:table-cell>
          <table:table-cell office:value-type="float" office:value="24165" calcext:value-type="float">
            <text:p>24165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28" calcext:value-type="float">
            <text:p>128</text:p>
          </table:table-cell>
          <table:table-cell office:value-type="float" office:value="25262" calcext:value-type="float">
            <text:p>25262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28" calcext:value-type="float">
            <text:p>128</text:p>
          </table:table-cell>
          <table:table-cell office:value-type="float" office:value="24642" calcext:value-type="float">
            <text:p>24642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28" calcext:value-type="float">
            <text:p>128</text:p>
          </table:table-cell>
          <table:table-cell office:value-type="float" office:value="25926" calcext:value-type="float">
            <text:p>25926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28" calcext:value-type="float">
            <text:p>128</text:p>
          </table:table-cell>
          <table:table-cell office:value-type="float" office:value="23792" calcext:value-type="float">
            <text:p>23792</text:p>
          </table:table-cell>
          <table:table-cell office:value-type="float" office:value="5101" calcext:value-type="float">
            <text:p>510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8" calcext:value-type="float">
            <text:p>128</text:p>
          </table:table-cell>
          <table:table-cell office:value-type="float" office:value="25178" calcext:value-type="float">
            <text:p>25178</text:p>
          </table:table-cell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28" calcext:value-type="float">
            <text:p>128</text:p>
          </table:table-cell>
          <table:table-cell office:value-type="float" office:value="23858" calcext:value-type="float">
            <text:p>23858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28" calcext:value-type="float">
            <text:p>128</text:p>
          </table:table-cell>
          <table:table-cell office:value-type="float" office:value="25079" calcext:value-type="float">
            <text:p>25079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28" calcext:value-type="float">
            <text:p>128</text:p>
          </table:table-cell>
          <table:table-cell office:value-type="float" office:value="23389" calcext:value-type="float">
            <text:p>23389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28" calcext:value-type="float">
            <text:p>128</text:p>
          </table:table-cell>
          <table:table-cell office:value-type="float" office:value="25448" calcext:value-type="float">
            <text:p>25448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28" calcext:value-type="float">
            <text:p>128</text:p>
          </table:table-cell>
          <table:table-cell office:value-type="float" office:value="23426" calcext:value-type="float">
            <text:p>23426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28" calcext:value-type="float">
            <text:p>128</text:p>
          </table:table-cell>
          <table:table-cell office:value-type="float" office:value="25664" calcext:value-type="float">
            <text:p>25664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28" calcext:value-type="float">
            <text:p>128</text:p>
          </table:table-cell>
          <table:table-cell office:value-type="float" office:value="23137" calcext:value-type="float">
            <text:p>23137</text:p>
          </table:table-cell>
          <table:table-cell office:value-type="float" office:value="5041" calcext:value-type="float">
            <text:p>5041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28" calcext:value-type="float">
            <text:p>128</text:p>
          </table:table-cell>
          <table:table-cell office:value-type="float" office:value="23897" calcext:value-type="float">
            <text:p>23897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28" calcext:value-type="float">
            <text:p>128</text:p>
          </table:table-cell>
          <table:table-cell office:value-type="float" office:value="23736" calcext:value-type="float">
            <text:p>23736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28" calcext:value-type="float">
            <text:p>128</text:p>
          </table:table-cell>
          <table:table-cell office:value-type="float" office:value="24736" calcext:value-type="float">
            <text:p>24736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28" calcext:value-type="float">
            <text:p>128</text:p>
          </table:table-cell>
          <table:table-cell office:value-type="float" office:value="25104" calcext:value-type="float">
            <text:p>25104</text:p>
          </table:table-cell>
          <table:table-cell office:value-type="float" office:value="5008" calcext:value-type="float">
            <text:p>5008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28" calcext:value-type="float">
            <text:p>128</text:p>
          </table:table-cell>
          <table:table-cell office:value-type="float" office:value="23314" calcext:value-type="float">
            <text:p>23314</text:p>
          </table:table-cell>
          <table:table-cell office:value-type="float" office:value="4984" calcext:value-type="float">
            <text:p>4984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28" calcext:value-type="float">
            <text:p>128</text:p>
          </table:table-cell>
          <table:table-cell office:value-type="float" office:value="23543" calcext:value-type="float">
            <text:p>23543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28" calcext:value-type="float">
            <text:p>128</text:p>
          </table:table-cell>
          <table:table-cell office:value-type="float" office:value="22227" calcext:value-type="float">
            <text:p>22227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28" calcext:value-type="float">
            <text:p>128</text:p>
          </table:table-cell>
          <table:table-cell office:value-type="float" office:value="24177" calcext:value-type="float">
            <text:p>24177</text:p>
          </table:table-cell>
          <table:table-cell office:value-type="float" office:value="5026" calcext:value-type="float">
            <text:p>5026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28" calcext:value-type="float">
            <text:p>128</text:p>
          </table:table-cell>
          <table:table-cell office:value-type="float" office:value="23088" calcext:value-type="float">
            <text:p>23088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28" calcext:value-type="float">
            <text:p>128</text:p>
          </table:table-cell>
          <table:table-cell office:value-type="float" office:value="23228" calcext:value-type="float">
            <text:p>23228</text:p>
          </table:table-cell>
          <table:table-cell office:value-type="float" office:value="4961" calcext:value-type="float">
            <text:p>4961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28" calcext:value-type="float">
            <text:p>128</text:p>
          </table:table-cell>
          <table:table-cell office:value-type="float" office:value="24729" calcext:value-type="float">
            <text:p>24729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28" calcext:value-type="float">
            <text:p>128</text:p>
          </table:table-cell>
          <table:table-cell office:value-type="float" office:value="22349" calcext:value-type="float">
            <text:p>22349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28" calcext:value-type="float">
            <text:p>128</text:p>
          </table:table-cell>
          <table:table-cell office:value-type="float" office:value="23816" calcext:value-type="float">
            <text:p>23816</text:p>
          </table:table-cell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28" calcext:value-type="float">
            <text:p>128</text:p>
          </table:table-cell>
          <table:table-cell office:value-type="float" office:value="23007" calcext:value-type="float">
            <text:p>23007</text:p>
          </table:table-cell>
          <table:table-cell office:value-type="float" office:value="4952" calcext:value-type="float">
            <text:p>4952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28" calcext:value-type="float">
            <text:p>128</text:p>
          </table:table-cell>
          <table:table-cell office:value-type="float" office:value="22750" calcext:value-type="float">
            <text:p>22750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28" calcext:value-type="float">
            <text:p>128</text:p>
          </table:table-cell>
          <table:table-cell office:value-type="float" office:value="22390" calcext:value-type="float">
            <text:p>22390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28" calcext:value-type="float">
            <text:p>128</text:p>
          </table:table-cell>
          <table:table-cell office:value-type="float" office:value="22973" calcext:value-type="float">
            <text:p>22973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28" calcext:value-type="float">
            <text:p>128</text:p>
          </table:table-cell>
          <table:table-cell office:value-type="float" office:value="23278" calcext:value-type="float">
            <text:p>23278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28" calcext:value-type="float">
            <text:p>128</text:p>
          </table:table-cell>
          <table:table-cell office:value-type="float" office:value="22533" calcext:value-type="float">
            <text:p>22533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28" calcext:value-type="float">
            <text:p>128</text:p>
          </table:table-cell>
          <table:table-cell office:value-type="float" office:value="24120" calcext:value-type="float">
            <text:p>24120</text:p>
          </table:table-cell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28" calcext:value-type="float">
            <text:p>128</text:p>
          </table:table-cell>
          <table:table-cell office:value-type="float" office:value="21523" calcext:value-type="float">
            <text:p>21523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28" calcext:value-type="float">
            <text:p>128</text:p>
          </table:table-cell>
          <table:table-cell office:value-type="float" office:value="23042" calcext:value-type="float">
            <text:p>23042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28" calcext:value-type="float">
            <text:p>128</text:p>
          </table:table-cell>
          <table:table-cell office:value-type="float" office:value="23250" calcext:value-type="float">
            <text:p>23250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28" calcext:value-type="float">
            <text:p>128</text:p>
          </table:table-cell>
          <table:table-cell office:value-type="float" office:value="21868" calcext:value-type="float">
            <text:p>21868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28" calcext:value-type="float">
            <text:p>128</text:p>
          </table:table-cell>
          <table:table-cell office:value-type="float" office:value="25441" calcext:value-type="float">
            <text:p>25441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28" calcext:value-type="float">
            <text:p>128</text:p>
          </table:table-cell>
          <table:table-cell office:value-type="float" office:value="22572" calcext:value-type="float">
            <text:p>22572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28" calcext:value-type="float">
            <text:p>128</text:p>
          </table:table-cell>
          <table:table-cell office:value-type="float" office:value="22136" calcext:value-type="float">
            <text:p>22136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28" calcext:value-type="float">
            <text:p>128</text:p>
          </table:table-cell>
          <table:table-cell office:value-type="float" office:value="23010" calcext:value-type="float">
            <text:p>23010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28" calcext:value-type="float">
            <text:p>128</text:p>
          </table:table-cell>
          <table:table-cell office:value-type="float" office:value="21935" calcext:value-type="float">
            <text:p>21935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28" calcext:value-type="float">
            <text:p>128</text:p>
          </table:table-cell>
          <table:table-cell office:value-type="float" office:value="22782" calcext:value-type="float">
            <text:p>22782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28" calcext:value-type="float">
            <text:p>128</text:p>
          </table:table-cell>
          <table:table-cell office:value-type="float" office:value="22098" calcext:value-type="float">
            <text:p>22098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28" calcext:value-type="float">
            <text:p>128</text:p>
          </table:table-cell>
          <table:table-cell office:value-type="float" office:value="21568" calcext:value-type="float">
            <text:p>21568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22781" calcext:value-type="float">
            <text:p>22781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28" calcext:value-type="float">
            <text:p>128</text:p>
          </table:table-cell>
          <table:table-cell office:value-type="float" office:value="21745" calcext:value-type="float">
            <text:p>21745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28" calcext:value-type="float">
            <text:p>128</text:p>
          </table:table-cell>
          <table:table-cell office:value-type="float" office:value="22715" calcext:value-type="float">
            <text:p>22715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28" calcext:value-type="float">
            <text:p>128</text:p>
          </table:table-cell>
          <table:table-cell office:value-type="float" office:value="22388" calcext:value-type="float">
            <text:p>22388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28" calcext:value-type="float">
            <text:p>128</text:p>
          </table:table-cell>
          <table:table-cell office:value-type="float" office:value="21515" calcext:value-type="float">
            <text:p>21515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28" calcext:value-type="float">
            <text:p>128</text:p>
          </table:table-cell>
          <table:table-cell office:value-type="float" office:value="22807" calcext:value-type="float">
            <text:p>22807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28" calcext:value-type="float">
            <text:p>128</text:p>
          </table:table-cell>
          <table:table-cell office:value-type="float" office:value="22205" calcext:value-type="float">
            <text:p>22205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28" calcext:value-type="float">
            <text:p>128</text:p>
          </table:table-cell>
          <table:table-cell office:value-type="float" office:value="21757" calcext:value-type="float">
            <text:p>21757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28" calcext:value-type="float">
            <text:p>128</text:p>
          </table:table-cell>
          <table:table-cell office:value-type="float" office:value="22791" calcext:value-type="float">
            <text:p>22791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28" calcext:value-type="float">
            <text:p>128</text:p>
          </table:table-cell>
          <table:table-cell office:value-type="float" office:value="22407" calcext:value-type="float">
            <text:p>22407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28" calcext:value-type="float">
            <text:p>128</text:p>
          </table:table-cell>
          <table:table-cell office:value-type="float" office:value="22035" calcext:value-type="float">
            <text:p>22035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28" calcext:value-type="float">
            <text:p>128</text:p>
          </table:table-cell>
          <table:table-cell office:value-type="float" office:value="24167" calcext:value-type="float">
            <text:p>24167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28" calcext:value-type="float">
            <text:p>128</text:p>
          </table:table-cell>
          <table:table-cell office:value-type="float" office:value="22036" calcext:value-type="float">
            <text:p>22036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28" calcext:value-type="float">
            <text:p>128</text:p>
          </table:table-cell>
          <table:table-cell office:value-type="float" office:value="24867" calcext:value-type="float">
            <text:p>24867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28" calcext:value-type="float">
            <text:p>128</text:p>
          </table:table-cell>
          <table:table-cell office:value-type="float" office:value="23446" calcext:value-type="float">
            <text:p>23446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28" calcext:value-type="float">
            <text:p>128</text:p>
          </table:table-cell>
          <table:table-cell office:value-type="float" office:value="24837" calcext:value-type="float">
            <text:p>24837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28" calcext:value-type="float">
            <text:p>128</text:p>
          </table:table-cell>
          <table:table-cell office:value-type="float" office:value="24775" calcext:value-type="float">
            <text:p>24775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28" calcext:value-type="float">
            <text:p>128</text:p>
          </table:table-cell>
          <table:table-cell office:value-type="float" office:value="22706" calcext:value-type="float">
            <text:p>22706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28" calcext:value-type="float">
            <text:p>128</text:p>
          </table:table-cell>
          <table:table-cell office:value-type="float" office:value="21925" calcext:value-type="float">
            <text:p>21925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28" calcext:value-type="float">
            <text:p>128</text:p>
          </table:table-cell>
          <table:table-cell office:value-type="float" office:value="22486" calcext:value-type="float">
            <text:p>22486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8" calcext:value-type="float">
            <text:p>128</text:p>
          </table:table-cell>
          <table:table-cell office:value-type="float" office:value="21731" calcext:value-type="float">
            <text:p>21731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28" calcext:value-type="float">
            <text:p>128</text:p>
          </table:table-cell>
          <table:table-cell office:value-type="float" office:value="22112" calcext:value-type="float">
            <text:p>22112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28" calcext:value-type="float">
            <text:p>128</text:p>
          </table:table-cell>
          <table:table-cell office:value-type="float" office:value="22698" calcext:value-type="float">
            <text:p>22698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28" calcext:value-type="float">
            <text:p>128</text:p>
          </table:table-cell>
          <table:table-cell office:value-type="float" office:value="23741" calcext:value-type="float">
            <text:p>23741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28" calcext:value-type="float">
            <text:p>128</text:p>
          </table:table-cell>
          <table:table-cell office:value-type="float" office:value="24693" calcext:value-type="float">
            <text:p>24693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28" calcext:value-type="float">
            <text:p>128</text:p>
          </table:table-cell>
          <table:table-cell office:value-type="float" office:value="22460" calcext:value-type="float">
            <text:p>22460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28" calcext:value-type="float">
            <text:p>128</text:p>
          </table:table-cell>
          <table:table-cell office:value-type="float" office:value="22383" calcext:value-type="float">
            <text:p>22383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28" calcext:value-type="float">
            <text:p>128</text:p>
          </table:table-cell>
          <table:table-cell office:value-type="float" office:value="23566" calcext:value-type="float">
            <text:p>23566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28" calcext:value-type="float">
            <text:p>128</text:p>
          </table:table-cell>
          <table:table-cell office:value-type="float" office:value="25184" calcext:value-type="float">
            <text:p>25184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28" calcext:value-type="float">
            <text:p>128</text:p>
          </table:table-cell>
          <table:table-cell office:value-type="float" office:value="21088" calcext:value-type="float">
            <text:p>21088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28" calcext:value-type="float">
            <text:p>128</text:p>
          </table:table-cell>
          <table:table-cell office:value-type="float" office:value="22625" calcext:value-type="float">
            <text:p>22625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28" calcext:value-type="float">
            <text:p>128</text:p>
          </table:table-cell>
          <table:table-cell office:value-type="float" office:value="24541" calcext:value-type="float">
            <text:p>24541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28" calcext:value-type="float">
            <text:p>128</text:p>
          </table:table-cell>
          <table:table-cell office:value-type="float" office:value="22584" calcext:value-type="float">
            <text:p>22584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28" calcext:value-type="float">
            <text:p>128</text:p>
          </table:table-cell>
          <table:table-cell office:value-type="float" office:value="23774" calcext:value-type="float">
            <text:p>23774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28" calcext:value-type="float">
            <text:p>128</text:p>
          </table:table-cell>
          <table:table-cell office:value-type="float" office:value="23483" calcext:value-type="float">
            <text:p>23483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28" calcext:value-type="float">
            <text:p>128</text:p>
          </table:table-cell>
          <table:table-cell office:value-type="float" office:value="21999" calcext:value-type="float">
            <text:p>21999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28" calcext:value-type="float">
            <text:p>128</text:p>
          </table:table-cell>
          <table:table-cell office:value-type="float" office:value="22783" calcext:value-type="float">
            <text:p>22783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28" calcext:value-type="float">
            <text:p>128</text:p>
          </table:table-cell>
          <table:table-cell office:value-type="float" office:value="23180" calcext:value-type="float">
            <text:p>23180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28" calcext:value-type="float">
            <text:p>128</text:p>
          </table:table-cell>
          <table:table-cell office:value-type="float" office:value="22758" calcext:value-type="float">
            <text:p>22758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28" calcext:value-type="float">
            <text:p>128</text:p>
          </table:table-cell>
          <table:table-cell office:value-type="float" office:value="22262" calcext:value-type="float">
            <text:p>22262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28" calcext:value-type="float">
            <text:p>128</text:p>
          </table:table-cell>
          <table:table-cell office:value-type="float" office:value="22621" calcext:value-type="float">
            <text:p>22621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28" calcext:value-type="float">
            <text:p>128</text:p>
          </table:table-cell>
          <table:table-cell office:value-type="float" office:value="22452" calcext:value-type="float">
            <text:p>22452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28" calcext:value-type="float">
            <text:p>128</text:p>
          </table:table-cell>
          <table:table-cell office:value-type="float" office:value="22774" calcext:value-type="float">
            <text:p>22774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28" calcext:value-type="float">
            <text:p>128</text:p>
          </table:table-cell>
          <table:table-cell office:value-type="float" office:value="22780" calcext:value-type="float">
            <text:p>22780</text:p>
          </table:table-cell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28" calcext:value-type="float">
            <text:p>128</text:p>
          </table:table-cell>
          <table:table-cell office:value-type="float" office:value="22212" calcext:value-type="float">
            <text:p>22212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28" calcext:value-type="float">
            <text:p>128</text:p>
          </table:table-cell>
          <table:table-cell office:value-type="float" office:value="22945" calcext:value-type="float">
            <text:p>22945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28" calcext:value-type="float">
            <text:p>128</text:p>
          </table:table-cell>
          <table:table-cell office:value-type="float" office:value="23047" calcext:value-type="float">
            <text:p>23047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28" calcext:value-type="float">
            <text:p>128</text:p>
          </table:table-cell>
          <table:table-cell office:value-type="float" office:value="22215" calcext:value-type="float">
            <text:p>22215</text:p>
          </table:table-cell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28" calcext:value-type="float">
            <text:p>128</text:p>
          </table:table-cell>
          <table:table-cell office:value-type="float" office:value="20880" calcext:value-type="float">
            <text:p>20880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28" calcext:value-type="float">
            <text:p>128</text:p>
          </table:table-cell>
          <table:table-cell office:value-type="float" office:value="21512" calcext:value-type="float">
            <text:p>21512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8" calcext:value-type="float">
            <text:p>128</text:p>
          </table:table-cell>
          <table:table-cell office:value-type="float" office:value="24024" calcext:value-type="float">
            <text:p>24024</text:p>
          </table:table-cell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28" calcext:value-type="float">
            <text:p>128</text:p>
          </table:table-cell>
          <table:table-cell office:value-type="float" office:value="20763" calcext:value-type="float">
            <text:p>20763</text:p>
          </table:table-cell>
          <table:table-cell office:value-type="float" office:value="4682" calcext:value-type="float">
            <text:p>4682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28" calcext:value-type="float">
            <text:p>128</text:p>
          </table:table-cell>
          <table:table-cell office:value-type="float" office:value="21555" calcext:value-type="float">
            <text:p>21555</text:p>
          </table:table-cell>
          <table:table-cell office:value-type="float" office:value="4693" calcext:value-type="float">
            <text:p>4693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28" calcext:value-type="float">
            <text:p>128</text:p>
          </table:table-cell>
          <table:table-cell office:value-type="float" office:value="21848" calcext:value-type="float">
            <text:p>21848</text:p>
          </table:table-cell>
          <table:table-cell office:value-type="float" office:value="4676" calcext:value-type="float">
            <text:p>4676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28" calcext:value-type="float">
            <text:p>128</text:p>
          </table:table-cell>
          <table:table-cell office:value-type="float" office:value="21687" calcext:value-type="float">
            <text:p>21687</text:p>
          </table:table-cell>
          <table:table-cell office:value-type="float" office:value="4685" calcext:value-type="float">
            <text:p>4685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28" calcext:value-type="float">
            <text:p>128</text:p>
          </table:table-cell>
          <table:table-cell office:value-type="float" office:value="24155" calcext:value-type="float">
            <text:p>24155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28" calcext:value-type="float">
            <text:p>128</text:p>
          </table:table-cell>
          <table:table-cell office:value-type="float" office:value="22517" calcext:value-type="float">
            <text:p>22517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28" calcext:value-type="float">
            <text:p>128</text:p>
          </table:table-cell>
          <table:table-cell office:value-type="float" office:value="23013" calcext:value-type="float">
            <text:p>23013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28" calcext:value-type="float">
            <text:p>128</text:p>
          </table:table-cell>
          <table:table-cell office:value-type="float" office:value="23300" calcext:value-type="float">
            <text:p>23300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28" calcext:value-type="float">
            <text:p>128</text:p>
          </table:table-cell>
          <table:table-cell office:value-type="float" office:value="21818" calcext:value-type="float">
            <text:p>21818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28" calcext:value-type="float">
            <text:p>128</text:p>
          </table:table-cell>
          <table:table-cell office:value-type="float" office:value="23125" calcext:value-type="float">
            <text:p>23125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28" calcext:value-type="float">
            <text:p>128</text:p>
          </table:table-cell>
          <table:table-cell office:value-type="float" office:value="20276" calcext:value-type="float">
            <text:p>20276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28" calcext:value-type="float">
            <text:p>128</text:p>
          </table:table-cell>
          <table:table-cell office:value-type="float" office:value="21783" calcext:value-type="float">
            <text:p>21783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28" calcext:value-type="float">
            <text:p>128</text:p>
          </table:table-cell>
          <table:table-cell office:value-type="float" office:value="22393" calcext:value-type="float">
            <text:p>22393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28" calcext:value-type="float">
            <text:p>128</text:p>
          </table:table-cell>
          <table:table-cell office:value-type="float" office:value="20940" calcext:value-type="float">
            <text:p>20940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28" calcext:value-type="float">
            <text:p>128</text:p>
          </table:table-cell>
          <table:table-cell office:value-type="float" office:value="20573" calcext:value-type="float">
            <text:p>20573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28" calcext:value-type="float">
            <text:p>128</text:p>
          </table:table-cell>
          <table:table-cell office:value-type="float" office:value="23376" calcext:value-type="float">
            <text:p>23376</text:p>
          </table:table-cell>
          <table:table-cell office:value-type="float" office:value="4674" calcext:value-type="float">
            <text:p>4674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28" calcext:value-type="float">
            <text:p>128</text:p>
          </table:table-cell>
          <table:table-cell office:value-type="float" office:value="23087" calcext:value-type="float">
            <text:p>23087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28" calcext:value-type="float">
            <text:p>128</text:p>
          </table:table-cell>
          <table:table-cell office:value-type="float" office:value="20929" calcext:value-type="float">
            <text:p>20929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28" calcext:value-type="float">
            <text:p>128</text:p>
          </table:table-cell>
          <table:table-cell office:value-type="float" office:value="20499" calcext:value-type="float">
            <text:p>20499</text:p>
          </table:table-cell>
          <table:table-cell office:value-type="float" office:value="4627" calcext:value-type="float">
            <text:p>4627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28" calcext:value-type="float">
            <text:p>128</text:p>
          </table:table-cell>
          <table:table-cell office:value-type="float" office:value="21527" calcext:value-type="float">
            <text:p>21527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28" calcext:value-type="float">
            <text:p>128</text:p>
          </table:table-cell>
          <table:table-cell office:value-type="float" office:value="24412" calcext:value-type="float">
            <text:p>24412</text:p>
          </table:table-cell>
          <table:table-cell office:value-type="float" office:value="4621" calcext:value-type="float">
            <text:p>4621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28" calcext:value-type="float">
            <text:p>128</text:p>
          </table:table-cell>
          <table:table-cell office:value-type="float" office:value="20562" calcext:value-type="float">
            <text:p>20562</text:p>
          </table:table-cell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28" calcext:value-type="float">
            <text:p>128</text:p>
          </table:table-cell>
          <table:table-cell office:value-type="float" office:value="21016" calcext:value-type="float">
            <text:p>21016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28" calcext:value-type="float">
            <text:p>128</text:p>
          </table:table-cell>
          <table:table-cell office:value-type="float" office:value="23175" calcext:value-type="float">
            <text:p>23175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28" calcext:value-type="float">
            <text:p>128</text:p>
          </table:table-cell>
          <table:table-cell office:value-type="float" office:value="22250" calcext:value-type="float">
            <text:p>22250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28" calcext:value-type="float">
            <text:p>128</text:p>
          </table:table-cell>
          <table:table-cell office:value-type="float" office:value="21436" calcext:value-type="float">
            <text:p>21436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28" calcext:value-type="float">
            <text:p>128</text:p>
          </table:table-cell>
          <table:table-cell office:value-type="float" office:value="22922" calcext:value-type="float">
            <text:p>22922</text:p>
          </table:table-cell>
          <table:table-cell office:value-type="float" office:value="4621" calcext:value-type="float">
            <text:p>4621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28" calcext:value-type="float">
            <text:p>128</text:p>
          </table:table-cell>
          <table:table-cell office:value-type="float" office:value="22174" calcext:value-type="float">
            <text:p>22174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28" calcext:value-type="float">
            <text:p>128</text:p>
          </table:table-cell>
          <table:table-cell office:value-type="float" office:value="21904" calcext:value-type="float">
            <text:p>21904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28" calcext:value-type="float">
            <text:p>128</text:p>
          </table:table-cell>
          <table:table-cell office:value-type="float" office:value="20807" calcext:value-type="float">
            <text:p>20807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28" calcext:value-type="float">
            <text:p>128</text:p>
          </table:table-cell>
          <table:table-cell office:value-type="float" office:value="21088" calcext:value-type="float">
            <text:p>210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28" calcext:value-type="float">
            <text:p>128</text:p>
          </table:table-cell>
          <table:table-cell office:value-type="float" office:value="22614" calcext:value-type="float">
            <text:p>22614</text:p>
          </table:table-cell>
          <table:table-cell office:value-type="float" office:value="4553" calcext:value-type="float">
            <text:p>4553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28" calcext:value-type="float">
            <text:p>128</text:p>
          </table:table-cell>
          <table:table-cell office:value-type="float" office:value="20223" calcext:value-type="float">
            <text:p>20223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28" calcext:value-type="float">
            <text:p>128</text:p>
          </table:table-cell>
          <table:table-cell office:value-type="float" office:value="20376" calcext:value-type="float">
            <text:p>20376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28" calcext:value-type="float">
            <text:p>128</text:p>
          </table:table-cell>
          <table:table-cell office:value-type="float" office:value="22929" calcext:value-type="float">
            <text:p>22929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28" calcext:value-type="float">
            <text:p>128</text:p>
          </table:table-cell>
          <table:table-cell office:value-type="float" office:value="22919" calcext:value-type="float">
            <text:p>22919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28" calcext:value-type="float">
            <text:p>128</text:p>
          </table:table-cell>
          <table:table-cell office:value-type="float" office:value="20421" calcext:value-type="float">
            <text:p>20421</text:p>
          </table:table-cell>
          <table:table-cell office:value-type="float" office:value="4522" calcext:value-type="float">
            <text:p>4522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28" calcext:value-type="float">
            <text:p>128</text:p>
          </table:table-cell>
          <table:table-cell office:value-type="float" office:value="22343" calcext:value-type="float">
            <text:p>22343</text:p>
          </table:table-cell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28" calcext:value-type="float">
            <text:p>128</text:p>
          </table:table-cell>
          <table:table-cell office:value-type="float" office:value="21822" calcext:value-type="float">
            <text:p>21822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8" calcext:value-type="float">
            <text:p>128</text:p>
          </table:table-cell>
          <table:table-cell office:value-type="float" office:value="20707" calcext:value-type="float">
            <text:p>20707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28" calcext:value-type="float">
            <text:p>128</text:p>
          </table:table-cell>
          <table:table-cell office:value-type="float" office:value="22581" calcext:value-type="float">
            <text:p>22581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28" calcext:value-type="float">
            <text:p>128</text:p>
          </table:table-cell>
          <table:table-cell office:value-type="float" office:value="21421" calcext:value-type="float">
            <text:p>21421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28" calcext:value-type="float">
            <text:p>128</text:p>
          </table:table-cell>
          <table:table-cell office:value-type="float" office:value="21791" calcext:value-type="float">
            <text:p>21791</text:p>
          </table:table-cell>
          <table:table-cell office:value-type="float" office:value="4559" calcext:value-type="float">
            <text:p>4559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28" calcext:value-type="float">
            <text:p>128</text:p>
          </table:table-cell>
          <table:table-cell office:value-type="float" office:value="21884" calcext:value-type="float">
            <text:p>21884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28" calcext:value-type="float">
            <text:p>128</text:p>
          </table:table-cell>
          <table:table-cell office:value-type="float" office:value="20914" calcext:value-type="float">
            <text:p>20914</text:p>
          </table:table-cell>
          <table:table-cell office:value-type="float" office:value="4577" calcext:value-type="float">
            <text:p>4577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28" calcext:value-type="float">
            <text:p>128</text:p>
          </table:table-cell>
          <table:table-cell office:value-type="float" office:value="21183" calcext:value-type="float">
            <text:p>21183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28" calcext:value-type="float">
            <text:p>128</text:p>
          </table:table-cell>
          <table:table-cell office:value-type="float" office:value="22667" calcext:value-type="float">
            <text:p>22667</text:p>
          </table:table-cell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28" calcext:value-type="float">
            <text:p>128</text:p>
          </table:table-cell>
          <table:table-cell office:value-type="float" office:value="20951" calcext:value-type="float">
            <text:p>20951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28" calcext:value-type="float">
            <text:p>128</text:p>
          </table:table-cell>
          <table:table-cell office:value-type="float" office:value="20445" calcext:value-type="float">
            <text:p>20445</text:p>
          </table:table-cell>
          <table:table-cell office:value-type="float" office:value="4487" calcext:value-type="float">
            <text:p>448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8" calcext:value-type="float">
            <text:p>128</text:p>
          </table:table-cell>
          <table:table-cell office:value-type="float" office:value="21666" calcext:value-type="float">
            <text:p>21666</text:p>
          </table:table-cell>
          <table:table-cell office:value-type="float" office:value="4568" calcext:value-type="float">
            <text:p>45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8T21:52:09.664635949</dc:date>
    <dc:creator>Charles Kiorpes</dc:creator>
    <meta:generator>LibreOffice/4.2.4.2$Linux_X86_64 LibreOffice_project/420m0$Build-2</meta:generator>
    <meta:editing-duration>PT4M20S</meta:editing-duration>
    <meta:editing-cycles>3</meta:editing-cycles>
    <meta:document-statistic meta:table-count="5" meta:cell-count="1002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84cm" svg:height="21.251cm" xlink:href=".." xlink:type="simple" chart:class="chart:scatter" chart:style-name="ch1">
        <chart:legend chart:legend-position="end" svg:x="36.895cm" svg:y="10.077cm" style:legend-expansion="high" chart:style-name="ch2"/>
        <chart:plot-area chart:style-name="ch3" table:cell-range-address="'swim-aging-8'.A1:'swim-aging-8'.A501 'swim-aging-8'.C1:'swim-aging-8'.D501" chart:data-source-has-labels="row" svg:x="1.251cm" svg:y="1.835cm" svg:width="34.042cm" svg:height="18.571cm">
          <chartooo:coordinate-region svg:x="2.613cm" svg:y="2.034cm" svg:width="32.308cm" svg:height="17.7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wim-aging-8'.C2:'swim-aging-8'.C501" chart:label-cell-address="'swim-aging-8'.C1:'swim-aging-8'.C1" chart:class="chart:scatter">
            <chart:domain table:cell-range-address="'swim-aging-8'.A2:'swim-aging-8'.A501"/>
            <chart:data-point chart:repeated="500"/>
          </chart:series>
          <chart:series chart:style-name="ch8" chart:values-cell-range-address="'swim-aging-8'.D2:'swim-aging-8'.D501" chart:label-cell-address="'swim-aging-8'.D1:'swim-aging-8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swim-aging-8'.C1:'swim-aging-8'.C1</svg:desc>
                </draw:g>
              </table:table-cell>
              <table:table-cell office:value-type="string">
                <text:p> DISK WRITES</text:p>
                <draw:g>
                  <svg:desc>'swim-aging-8'.D1:'swim-aging-8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wim-aging-8'.A2:'swim-aging-8'.A501</svg:desc>
                </draw:g>
              </table:table-cell>
              <table:table-cell office:value-type="float" office:value="441657">
                <text:p>441657</text:p>
                <draw:g>
                  <svg:desc>'swim-aging-8'.C2:'swim-aging-8'.C501</svg:desc>
                </draw:g>
              </table:table-cell>
              <table:table-cell office:value-type="float" office:value="57397">
                <text:p>57397</text:p>
                <draw:g>
                  <svg:desc>'swim-aging-8'.D2:'swim-aging-8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80089">
                <text:p>380089</text:p>
              </table:table-cell>
              <table:table-cell office:value-type="float" office:value="55715">
                <text:p>55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51417">
                <text:p>351417</text:p>
              </table:table-cell>
              <table:table-cell office:value-type="float" office:value="55071">
                <text:p>55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38550">
                <text:p>338550</text:p>
              </table:table-cell>
              <table:table-cell office:value-type="float" office:value="54781">
                <text:p>54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43370">
                <text:p>343370</text:p>
              </table:table-cell>
              <table:table-cell office:value-type="float" office:value="54586">
                <text:p>54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43772">
                <text:p>343772</text:p>
              </table:table-cell>
              <table:table-cell office:value-type="float" office:value="53989">
                <text:p>53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46496">
                <text:p>346496</text:p>
              </table:table-cell>
              <table:table-cell office:value-type="float" office:value="51652">
                <text:p>51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42096">
                <text:p>342096</text:p>
              </table:table-cell>
              <table:table-cell office:value-type="float" office:value="48629">
                <text:p>48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39947">
                <text:p>339947</text:p>
              </table:table-cell>
              <table:table-cell office:value-type="float" office:value="46162">
                <text:p>46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43419">
                <text:p>343419</text:p>
              </table:table-cell>
              <table:table-cell office:value-type="float" office:value="45152">
                <text:p>45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352274">
                <text:p>352274</text:p>
              </table:table-cell>
              <table:table-cell office:value-type="float" office:value="43401">
                <text:p>43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360930">
                <text:p>360930</text:p>
              </table:table-cell>
              <table:table-cell office:value-type="float" office:value="41615">
                <text:p>41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367210">
                <text:p>367210</text:p>
              </table:table-cell>
              <table:table-cell office:value-type="float" office:value="40004">
                <text:p>4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373710">
                <text:p>373710</text:p>
              </table:table-cell>
              <table:table-cell office:value-type="float" office:value="38585">
                <text:p>38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77682">
                <text:p>377682</text:p>
              </table:table-cell>
              <table:table-cell office:value-type="float" office:value="37272">
                <text:p>37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78563">
                <text:p>378563</text:p>
              </table:table-cell>
              <table:table-cell office:value-type="float" office:value="35833">
                <text:p>35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380647">
                <text:p>380647</text:p>
              </table:table-cell>
              <table:table-cell office:value-type="float" office:value="34667">
                <text:p>34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387059">
                <text:p>387059</text:p>
              </table:table-cell>
              <table:table-cell office:value-type="float" office:value="33672">
                <text:p>33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393777">
                <text:p>393777</text:p>
              </table:table-cell>
              <table:table-cell office:value-type="float" office:value="32560">
                <text:p>325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00652">
                <text:p>400652</text:p>
              </table:table-cell>
              <table:table-cell office:value-type="float" office:value="31621">
                <text:p>316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407445">
                <text:p>407445</text:p>
              </table:table-cell>
              <table:table-cell office:value-type="float" office:value="30759">
                <text:p>307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412980">
                <text:p>412980</text:p>
              </table:table-cell>
              <table:table-cell office:value-type="float" office:value="29926">
                <text:p>29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415554">
                <text:p>415554</text:p>
              </table:table-cell>
              <table:table-cell office:value-type="float" office:value="29238">
                <text:p>292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420537">
                <text:p>420537</text:p>
              </table:table-cell>
              <table:table-cell office:value-type="float" office:value="28441">
                <text:p>284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420591">
                <text:p>420591</text:p>
              </table:table-cell>
              <table:table-cell office:value-type="float" office:value="27821">
                <text:p>278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426136">
                <text:p>426136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432868">
                <text:p>432868</text:p>
              </table:table-cell>
              <table:table-cell office:value-type="float" office:value="26741">
                <text:p>26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436845">
                <text:p>436845</text:p>
              </table:table-cell>
              <table:table-cell office:value-type="float" office:value="26283">
                <text:p>262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441381">
                <text:p>441381</text:p>
              </table:table-cell>
              <table:table-cell office:value-type="float" office:value="25664">
                <text:p>25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446392">
                <text:p>446392</text:p>
              </table:table-cell>
              <table:table-cell office:value-type="float" office:value="25222">
                <text:p>25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448305">
                <text:p>448305</text:p>
              </table:table-cell>
              <table:table-cell office:value-type="float" office:value="25035">
                <text:p>25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451525">
                <text:p>451525</text:p>
              </table:table-cell>
              <table:table-cell office:value-type="float" office:value="24478">
                <text:p>24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453813">
                <text:p>453813</text:p>
              </table:table-cell>
              <table:table-cell office:value-type="float" office:value="24091">
                <text:p>24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458684">
                <text:p>458684</text:p>
              </table:table-cell>
              <table:table-cell office:value-type="float" office:value="23823">
                <text:p>238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462611">
                <text:p>462611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467447">
                <text:p>467447</text:p>
              </table:table-cell>
              <table:table-cell office:value-type="float" office:value="23371">
                <text:p>23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470018">
                <text:p>470018</text:p>
              </table:table-cell>
              <table:table-cell office:value-type="float" office:value="23144">
                <text:p>23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474399">
                <text:p>474399</text:p>
              </table:table-cell>
              <table:table-cell office:value-type="float" office:value="23144">
                <text:p>23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474002">
                <text:p>474002</text:p>
              </table:table-cell>
              <table:table-cell office:value-type="float" office:value="22555">
                <text:p>22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477024">
                <text:p>477024</text:p>
              </table:table-cell>
              <table:table-cell office:value-type="float" office:value="22422">
                <text:p>224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480080">
                <text:p>480080</text:p>
              </table:table-cell>
              <table:table-cell office:value-type="float" office:value="22420">
                <text:p>224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483142">
                <text:p>483142</text:p>
              </table:table-cell>
              <table:table-cell office:value-type="float" office:value="22118">
                <text:p>2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485995">
                <text:p>485995</text:p>
              </table:table-cell>
              <table:table-cell office:value-type="float" office:value="21847">
                <text:p>218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489664">
                <text:p>489664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491857">
                <text:p>491857</text:p>
              </table:table-cell>
              <table:table-cell office:value-type="float" office:value="21641">
                <text:p>216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494251">
                <text:p>494251</text:p>
              </table:table-cell>
              <table:table-cell office:value-type="float" office:value="21492">
                <text:p>214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495249">
                <text:p>495249</text:p>
              </table:table-cell>
              <table:table-cell office:value-type="float" office:value="21440">
                <text:p>214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495898">
                <text:p>495898</text:p>
              </table:table-cell>
              <table:table-cell office:value-type="float" office:value="21171">
                <text:p>211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498231">
                <text:p>498231</text:p>
              </table:table-cell>
              <table:table-cell office:value-type="float" office:value="21276">
                <text:p>21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497998">
                <text:p>497998</text:p>
              </table:table-cell>
              <table:table-cell office:value-type="float" office:value="21028">
                <text:p>21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504808">
                <text:p>504808</text:p>
              </table:table-cell>
              <table:table-cell office:value-type="float" office:value="21069">
                <text:p>210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506273">
                <text:p>506273</text:p>
              </table:table-cell>
              <table:table-cell office:value-type="float" office:value="20759">
                <text:p>207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508386">
                <text:p>508386</text:p>
              </table:table-cell>
              <table:table-cell office:value-type="float" office:value="20837">
                <text:p>208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512438">
                <text:p>512438</text:p>
              </table:table-cell>
              <table:table-cell office:value-type="float" office:value="20686">
                <text:p>206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514116">
                <text:p>514116</text:p>
              </table:table-cell>
              <table:table-cell office:value-type="float" office:value="21075">
                <text:p>21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510355">
                <text:p>510355</text:p>
              </table:table-cell>
              <table:table-cell office:value-type="float" office:value="20570">
                <text:p>205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515421">
                <text:p>515421</text:p>
              </table:table-cell>
              <table:table-cell office:value-type="float" office:value="20759">
                <text:p>207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517981">
                <text:p>517981</text:p>
              </table:table-cell>
              <table:table-cell office:value-type="float" office:value="20433">
                <text:p>204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520839">
                <text:p>520839</text:p>
              </table:table-cell>
              <table:table-cell office:value-type="float" office:value="20401">
                <text:p>204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518887">
                <text:p>518887</text:p>
              </table:table-cell>
              <table:table-cell office:value-type="float" office:value="20101">
                <text:p>201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524353">
                <text:p>524353</text:p>
              </table:table-cell>
              <table:table-cell office:value-type="float" office:value="20549">
                <text:p>205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524827">
                <text:p>524827</text:p>
              </table:table-cell>
              <table:table-cell office:value-type="float" office:value="20121">
                <text:p>201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524591">
                <text:p>524591</text:p>
              </table:table-cell>
              <table:table-cell office:value-type="float" office:value="20157">
                <text:p>201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526241">
                <text:p>526241</text:p>
              </table:table-cell>
              <table:table-cell office:value-type="float" office:value="20312">
                <text:p>20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527831">
                <text:p>527831</text:p>
              </table:table-cell>
              <table:table-cell office:value-type="float" office:value="19845">
                <text:p>198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531390">
                <text:p>531390</text:p>
              </table:table-cell>
              <table:table-cell office:value-type="float" office:value="20259">
                <text:p>20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533141">
                <text:p>533141</text:p>
              </table:table-cell>
              <table:table-cell office:value-type="float" office:value="20421">
                <text:p>204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532914">
                <text:p>532914</text:p>
              </table:table-cell>
              <table:table-cell office:value-type="float" office:value="20109">
                <text:p>20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538422">
                <text:p>538422</text:p>
              </table:table-cell>
              <table:table-cell office:value-type="float" office:value="20380">
                <text:p>203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534010">
                <text:p>534010</text:p>
              </table:table-cell>
              <table:table-cell office:value-type="float" office:value="20023">
                <text:p>200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538882">
                <text:p>538882</text:p>
              </table:table-cell>
              <table:table-cell office:value-type="float" office:value="20261">
                <text:p>202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539389">
                <text:p>539389</text:p>
              </table:table-cell>
              <table:table-cell office:value-type="float" office:value="20162">
                <text:p>201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540366">
                <text:p>540366</text:p>
              </table:table-cell>
              <table:table-cell office:value-type="float" office:value="20413">
                <text:p>204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540819">
                <text:p>540819</text:p>
              </table:table-cell>
              <table:table-cell office:value-type="float" office:value="20555">
                <text:p>205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544274">
                <text:p>544274</text:p>
              </table:table-cell>
              <table:table-cell office:value-type="float" office:value="19948">
                <text:p>199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546245">
                <text:p>546245</text:p>
              </table:table-cell>
              <table:table-cell office:value-type="float" office:value="20627">
                <text:p>206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544148">
                <text:p>544148</text:p>
              </table:table-cell>
              <table:table-cell office:value-type="float" office:value="20133">
                <text:p>201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543342">
                <text:p>543342</text:p>
              </table:table-cell>
              <table:table-cell office:value-type="float" office:value="19973">
                <text:p>199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547029">
                <text:p>547029</text:p>
              </table:table-cell>
              <table:table-cell office:value-type="float" office:value="19852">
                <text:p>19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547742">
                <text:p>547742</text:p>
              </table:table-cell>
              <table:table-cell office:value-type="float" office:value="20128">
                <text:p>201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551940">
                <text:p>551940</text:p>
              </table:table-cell>
              <table:table-cell office:value-type="float" office:value="20475">
                <text:p>204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550528">
                <text:p>550528</text:p>
              </table:table-cell>
              <table:table-cell office:value-type="float" office:value="20133">
                <text:p>201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547853">
                <text:p>547853</text:p>
              </table:table-cell>
              <table:table-cell office:value-type="float" office:value="19893">
                <text:p>198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552749">
                <text:p>552749</text:p>
              </table:table-cell>
              <table:table-cell office:value-type="float" office:value="20209">
                <text:p>202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552808">
                <text:p>552808</text:p>
              </table:table-cell>
              <table:table-cell office:value-type="float" office:value="19849">
                <text:p>198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553784">
                <text:p>553784</text:p>
              </table:table-cell>
              <table:table-cell office:value-type="float" office:value="20037">
                <text:p>200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552028">
                <text:p>552028</text:p>
              </table:table-cell>
              <table:table-cell office:value-type="float" office:value="19604">
                <text:p>196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557643">
                <text:p>557643</text:p>
              </table:table-cell>
              <table:table-cell office:value-type="float" office:value="20271">
                <text:p>202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560824">
                <text:p>560824</text:p>
              </table:table-cell>
              <table:table-cell office:value-type="float" office:value="20938">
                <text:p>20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558756">
                <text:p>558756</text:p>
              </table:table-cell>
              <table:table-cell office:value-type="float" office:value="20299">
                <text:p>20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558719">
                <text:p>558719</text:p>
              </table:table-cell>
              <table:table-cell office:value-type="float" office:value="20207">
                <text:p>202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60690">
                <text:p>560690</text:p>
              </table:table-cell>
              <table:table-cell office:value-type="float" office:value="20043">
                <text:p>200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559964">
                <text:p>559964</text:p>
              </table:table-cell>
              <table:table-cell office:value-type="float" office:value="20379">
                <text:p>203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564499">
                <text:p>564499</text:p>
              </table:table-cell>
              <table:table-cell office:value-type="float" office:value="20581">
                <text:p>205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563850">
                <text:p>563850</text:p>
              </table:table-cell>
              <table:table-cell office:value-type="float" office:value="20224">
                <text:p>202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563873">
                <text:p>563873</text:p>
              </table:table-cell>
              <table:table-cell office:value-type="float" office:value="20506">
                <text:p>205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564876">
                <text:p>564876</text:p>
              </table:table-cell>
              <table:table-cell office:value-type="float" office:value="20269">
                <text:p>20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565874">
                <text:p>565874</text:p>
              </table:table-cell>
              <table:table-cell office:value-type="float" office:value="21015">
                <text:p>21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568018">
                <text:p>568018</text:p>
              </table:table-cell>
              <table:table-cell office:value-type="float" office:value="20749">
                <text:p>207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64556">
                <text:p>564556</text:p>
              </table:table-cell>
              <table:table-cell office:value-type="float" office:value="20139">
                <text:p>201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567275">
                <text:p>567275</text:p>
              </table:table-cell>
              <table:table-cell office:value-type="float" office:value="20444">
                <text:p>204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566910">
                <text:p>566910</text:p>
              </table:table-cell>
              <table:table-cell office:value-type="float" office:value="20267">
                <text:p>202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570245">
                <text:p>570245</text:p>
              </table:table-cell>
              <table:table-cell office:value-type="float" office:value="20935">
                <text:p>209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571413">
                <text:p>571413</text:p>
              </table:table-cell>
              <table:table-cell office:value-type="float" office:value="20348">
                <text:p>203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571548">
                <text:p>571548</text:p>
              </table:table-cell>
              <table:table-cell office:value-type="float" office:value="20994">
                <text:p>209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574534">
                <text:p>574534</text:p>
              </table:table-cell>
              <table:table-cell office:value-type="float" office:value="20834">
                <text:p>208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574333">
                <text:p>574333</text:p>
              </table:table-cell>
              <table:table-cell office:value-type="float" office:value="21081">
                <text:p>210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575425">
                <text:p>575425</text:p>
              </table:table-cell>
              <table:table-cell office:value-type="float" office:value="20214">
                <text:p>202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571357">
                <text:p>571357</text:p>
              </table:table-cell>
              <table:table-cell office:value-type="float" office:value="20179">
                <text:p>201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573225">
                <text:p>573225</text:p>
              </table:table-cell>
              <table:table-cell office:value-type="float" office:value="20980">
                <text:p>209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576204">
                <text:p>576204</text:p>
              </table:table-cell>
              <table:table-cell office:value-type="float" office:value="21162">
                <text:p>211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573084">
                <text:p>573084</text:p>
              </table:table-cell>
              <table:table-cell office:value-type="float" office:value="20368">
                <text:p>203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578397">
                <text:p>578397</text:p>
              </table:table-cell>
              <table:table-cell office:value-type="float" office:value="21243">
                <text:p>212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581793">
                <text:p>581793</text:p>
              </table:table-cell>
              <table:table-cell office:value-type="float" office:value="21590">
                <text:p>2159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578651">
                <text:p>578651</text:p>
              </table:table-cell>
              <table:table-cell office:value-type="float" office:value="21608">
                <text:p>216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581084">
                <text:p>581084</text:p>
              </table:table-cell>
              <table:table-cell office:value-type="float" office:value="21152">
                <text:p>211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579193">
                <text:p>579193</text:p>
              </table:table-cell>
              <table:table-cell office:value-type="float" office:value="20627">
                <text:p>206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580356">
                <text:p>580356</text:p>
              </table:table-cell>
              <table:table-cell office:value-type="float" office:value="21296">
                <text:p>21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580696">
                <text:p>580696</text:p>
              </table:table-cell>
              <table:table-cell office:value-type="float" office:value="21259">
                <text:p>212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579628">
                <text:p>579628</text:p>
              </table:table-cell>
              <table:table-cell office:value-type="float" office:value="21121">
                <text:p>211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582308">
                <text:p>582308</text:p>
              </table:table-cell>
              <table:table-cell office:value-type="float" office:value="21567">
                <text:p>215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582289">
                <text:p>582289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584426">
                <text:p>584426</text:p>
              </table:table-cell>
              <table:table-cell office:value-type="float" office:value="21219">
                <text:p>212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585289">
                <text:p>585289</text:p>
              </table:table-cell>
              <table:table-cell office:value-type="float" office:value="21776">
                <text:p>217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585626">
                <text:p>585626</text:p>
              </table:table-cell>
              <table:table-cell office:value-type="float" office:value="21821">
                <text:p>218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586041">
                <text:p>586041</text:p>
              </table:table-cell>
              <table:table-cell office:value-type="float" office:value="21241">
                <text:p>212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582710">
                <text:p>582710</text:p>
              </table:table-cell>
              <table:table-cell office:value-type="float" office:value="21825">
                <text:p>21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588935">
                <text:p>588935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586191">
                <text:p>586191</text:p>
              </table:table-cell>
              <table:table-cell office:value-type="float" office:value="21780">
                <text:p>217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585892">
                <text:p>585892</text:p>
              </table:table-cell>
              <table:table-cell office:value-type="float" office:value="20803">
                <text:p>208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588856">
                <text:p>588856</text:p>
              </table:table-cell>
              <table:table-cell office:value-type="float" office:value="21905">
                <text:p>219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588165">
                <text:p>588165</text:p>
              </table:table-cell>
              <table:table-cell office:value-type="float" office:value="21434">
                <text:p>214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588505">
                <text:p>588505</text:p>
              </table:table-cell>
              <table:table-cell office:value-type="float" office:value="21730">
                <text:p>217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592931">
                <text:p>592931</text:p>
              </table:table-cell>
              <table:table-cell office:value-type="float" office:value="22835">
                <text:p>228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588698">
                <text:p>588698</text:p>
              </table:table-cell>
              <table:table-cell office:value-type="float" office:value="21384">
                <text:p>213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586801">
                <text:p>586801</text:p>
              </table:table-cell>
              <table:table-cell office:value-type="float" office:value="20845">
                <text:p>208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588171">
                <text:p>588171</text:p>
              </table:table-cell>
              <table:table-cell office:value-type="float" office:value="21342">
                <text:p>213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592030">
                <text:p>592030</text:p>
              </table:table-cell>
              <table:table-cell office:value-type="float" office:value="21634">
                <text:p>216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592211">
                <text:p>592211</text:p>
              </table:table-cell>
              <table:table-cell office:value-type="float" office:value="21245">
                <text:p>212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594479">
                <text:p>594479</text:p>
              </table:table-cell>
              <table:table-cell office:value-type="float" office:value="22238">
                <text:p>222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592926">
                <text:p>592926</text:p>
              </table:table-cell>
              <table:table-cell office:value-type="float" office:value="21895">
                <text:p>218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595840">
                <text:p>595840</text:p>
              </table:table-cell>
              <table:table-cell office:value-type="float" office:value="22576">
                <text:p>225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590684">
                <text:p>590684</text:p>
              </table:table-cell>
              <table:table-cell office:value-type="float" office:value="21522">
                <text:p>215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595974">
                <text:p>595974</text:p>
              </table:table-cell>
              <table:table-cell office:value-type="float" office:value="21979">
                <text:p>219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595172">
                <text:p>595172</text:p>
              </table:table-cell>
              <table:table-cell office:value-type="float" office:value="22527">
                <text:p>225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596182">
                <text:p>596182</text:p>
              </table:table-cell>
              <table:table-cell office:value-type="float" office:value="21824">
                <text:p>218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596060">
                <text:p>596060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597426">
                <text:p>597426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598597">
                <text:p>598597</text:p>
              </table:table-cell>
              <table:table-cell office:value-type="float" office:value="22326">
                <text:p>223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596352">
                <text:p>596352</text:p>
              </table:table-cell>
              <table:table-cell office:value-type="float" office:value="21783">
                <text:p>217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595218">
                <text:p>595218</text:p>
              </table:table-cell>
              <table:table-cell office:value-type="float" office:value="22084">
                <text:p>220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598669">
                <text:p>598669</text:p>
              </table:table-cell>
              <table:table-cell office:value-type="float" office:value="22646">
                <text:p>226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598805">
                <text:p>598805</text:p>
              </table:table-cell>
              <table:table-cell office:value-type="float" office:value="22846">
                <text:p>228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598411">
                <text:p>598411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598078">
                <text:p>598078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599879">
                <text:p>599879</text:p>
              </table:table-cell>
              <table:table-cell office:value-type="float" office:value="22569">
                <text:p>225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602800">
                <text:p>602800</text:p>
              </table:table-cell>
              <table:table-cell office:value-type="float" office:value="23728">
                <text:p>237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598912">
                <text:p>598912</text:p>
              </table:table-cell>
              <table:table-cell office:value-type="float" office:value="21514">
                <text:p>215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600037">
                <text:p>600037</text:p>
              </table:table-cell>
              <table:table-cell office:value-type="float" office:value="21793">
                <text:p>217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603074">
                <text:p>603074</text:p>
              </table:table-cell>
              <table:table-cell office:value-type="float" office:value="22646">
                <text:p>226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599020">
                <text:p>599020</text:p>
              </table:table-cell>
              <table:table-cell office:value-type="float" office:value="22135">
                <text:p>221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606424">
                <text:p>606424</text:p>
              </table:table-cell>
              <table:table-cell office:value-type="float" office:value="23462">
                <text:p>234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606771">
                <text:p>606771</text:p>
              </table:table-cell>
              <table:table-cell office:value-type="float" office:value="23108">
                <text:p>23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604792">
                <text:p>604792</text:p>
              </table:table-cell>
              <table:table-cell office:value-type="float" office:value="23757">
                <text:p>237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605398">
                <text:p>605398</text:p>
              </table:table-cell>
              <table:table-cell office:value-type="float" office:value="22978">
                <text:p>229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602148">
                <text:p>602148</text:p>
              </table:table-cell>
              <table:table-cell office:value-type="float" office:value="22819">
                <text:p>228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604486">
                <text:p>604486</text:p>
              </table:table-cell>
              <table:table-cell office:value-type="float" office:value="22637">
                <text:p>226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602505">
                <text:p>602505</text:p>
              </table:table-cell>
              <table:table-cell office:value-type="float" office:value="23007">
                <text:p>230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604586">
                <text:p>604586</text:p>
              </table:table-cell>
              <table:table-cell office:value-type="float" office:value="22714">
                <text:p>227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603488">
                <text:p>603488</text:p>
              </table:table-cell>
              <table:table-cell office:value-type="float" office:value="22055">
                <text:p>220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607170">
                <text:p>607170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604485">
                <text:p>604485</text:p>
              </table:table-cell>
              <table:table-cell office:value-type="float" office:value="22818">
                <text:p>228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607897">
                <text:p>607897</text:p>
              </table:table-cell>
              <table:table-cell office:value-type="float" office:value="22918">
                <text:p>229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606845">
                <text:p>606845</text:p>
              </table:table-cell>
              <table:table-cell office:value-type="float" office:value="22849">
                <text:p>228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606754">
                <text:p>606754</text:p>
              </table:table-cell>
              <table:table-cell office:value-type="float" office:value="23245">
                <text:p>232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610781">
                <text:p>610781</text:p>
              </table:table-cell>
              <table:table-cell office:value-type="float" office:value="23689">
                <text:p>236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608937">
                <text:p>608937</text:p>
              </table:table-cell>
              <table:table-cell office:value-type="float" office:value="23626">
                <text:p>236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611595">
                <text:p>611595</text:p>
              </table:table-cell>
              <table:table-cell office:value-type="float" office:value="23997">
                <text:p>239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612283">
                <text:p>612283</text:p>
              </table:table-cell>
              <table:table-cell office:value-type="float" office:value="23736">
                <text:p>237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606803">
                <text:p>606803</text:p>
              </table:table-cell>
              <table:table-cell office:value-type="float" office:value="22692">
                <text:p>226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609773">
                <text:p>609773</text:p>
              </table:table-cell>
              <table:table-cell office:value-type="float" office:value="22996">
                <text:p>229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613213">
                <text:p>613213</text:p>
              </table:table-cell>
              <table:table-cell office:value-type="float" office:value="24355">
                <text:p>243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609123">
                <text:p>609123</text:p>
              </table:table-cell>
              <table:table-cell office:value-type="float" office:value="23493">
                <text:p>234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613336">
                <text:p>613336</text:p>
              </table:table-cell>
              <table:table-cell office:value-type="float" office:value="23803">
                <text:p>238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611852">
                <text:p>611852</text:p>
              </table:table-cell>
              <table:table-cell office:value-type="float" office:value="23508">
                <text:p>235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612635">
                <text:p>612635</text:p>
              </table:table-cell>
              <table:table-cell office:value-type="float" office:value="23892">
                <text:p>23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609976">
                <text:p>609976</text:p>
              </table:table-cell>
              <table:table-cell office:value-type="float" office:value="23203">
                <text:p>232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613711">
                <text:p>613711</text:p>
              </table:table-cell>
              <table:table-cell office:value-type="float" office:value="23802">
                <text:p>238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613107">
                <text:p>613107</text:p>
              </table:table-cell>
              <table:table-cell office:value-type="float" office:value="23816">
                <text:p>238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612960">
                <text:p>612960</text:p>
              </table:table-cell>
              <table:table-cell office:value-type="float" office:value="23709">
                <text:p>237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616341">
                <text:p>616341</text:p>
              </table:table-cell>
              <table:table-cell office:value-type="float" office:value="24127">
                <text:p>24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615008">
                <text:p>615008</text:p>
              </table:table-cell>
              <table:table-cell office:value-type="float" office:value="24295">
                <text:p>242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615072">
                <text:p>615072</text:p>
              </table:table-cell>
              <table:table-cell office:value-type="float" office:value="23862">
                <text:p>238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614602">
                <text:p>614602</text:p>
              </table:table-cell>
              <table:table-cell office:value-type="float" office:value="23933">
                <text:p>239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614147">
                <text:p>614147</text:p>
              </table:table-cell>
              <table:table-cell office:value-type="float" office:value="23986">
                <text:p>239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614309">
                <text:p>614309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616338">
                <text:p>616338</text:p>
              </table:table-cell>
              <table:table-cell office:value-type="float" office:value="24111">
                <text:p>241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616875">
                <text:p>616875</text:p>
              </table:table-cell>
              <table:table-cell office:value-type="float" office:value="23848">
                <text:p>238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617647">
                <text:p>617647</text:p>
              </table:table-cell>
              <table:table-cell office:value-type="float" office:value="24508">
                <text:p>245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612448">
                <text:p>612448</text:p>
              </table:table-cell>
              <table:table-cell office:value-type="float" office:value="23089">
                <text:p>230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614359">
                <text:p>614359</text:p>
              </table:table-cell>
              <table:table-cell office:value-type="float" office:value="23831">
                <text:p>238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613309">
                <text:p>613309</text:p>
              </table:table-cell>
              <table:table-cell office:value-type="float" office:value="23187">
                <text:p>231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614537">
                <text:p>614537</text:p>
              </table:table-cell>
              <table:table-cell office:value-type="float" office:value="23270">
                <text:p>2327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615311">
                <text:p>615311</text:p>
              </table:table-cell>
              <table:table-cell office:value-type="float" office:value="23902">
                <text:p>239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617479">
                <text:p>617479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615193">
                <text:p>615193</text:p>
              </table:table-cell>
              <table:table-cell office:value-type="float" office:value="23420">
                <text:p>234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620465">
                <text:p>620465</text:p>
              </table:table-cell>
              <table:table-cell office:value-type="float" office:value="24224">
                <text:p>242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623793">
                <text:p>623793</text:p>
              </table:table-cell>
              <table:table-cell office:value-type="float" office:value="25073">
                <text:p>250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616041">
                <text:p>616041</text:p>
              </table:table-cell>
              <table:table-cell office:value-type="float" office:value="23345">
                <text:p>233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615184">
                <text:p>615184</text:p>
              </table:table-cell>
              <table:table-cell office:value-type="float" office:value="23603">
                <text:p>236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617232">
                <text:p>617232</text:p>
              </table:table-cell>
              <table:table-cell office:value-type="float" office:value="23582">
                <text:p>235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620506">
                <text:p>620506</text:p>
              </table:table-cell>
              <table:table-cell office:value-type="float" office:value="24270">
                <text:p>242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621384">
                <text:p>621384</text:p>
              </table:table-cell>
              <table:table-cell office:value-type="float" office:value="24717">
                <text:p>247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619300">
                <text:p>619300</text:p>
              </table:table-cell>
              <table:table-cell office:value-type="float" office:value="24547">
                <text:p>245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620221">
                <text:p>620221</text:p>
              </table:table-cell>
              <table:table-cell office:value-type="float" office:value="24449">
                <text:p>244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621722">
                <text:p>621722</text:p>
              </table:table-cell>
              <table:table-cell office:value-type="float" office:value="23864">
                <text:p>238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618530">
                <text:p>618530</text:p>
              </table:table-cell>
              <table:table-cell office:value-type="float" office:value="24165">
                <text:p>241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620506">
                <text:p>620506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621458">
                <text:p>621458</text:p>
              </table:table-cell>
              <table:table-cell office:value-type="float" office:value="24489">
                <text:p>244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620905">
                <text:p>620905</text:p>
              </table:table-cell>
              <table:table-cell office:value-type="float" office:value="24634">
                <text:p>246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618760">
                <text:p>618760</text:p>
              </table:table-cell>
              <table:table-cell office:value-type="float" office:value="23888">
                <text:p>238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621005">
                <text:p>621005</text:p>
              </table:table-cell>
              <table:table-cell office:value-type="float" office:value="24745">
                <text:p>247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623353">
                <text:p>623353</text:p>
              </table:table-cell>
              <table:table-cell office:value-type="float" office:value="24710">
                <text:p>247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616274">
                <text:p>616274</text:p>
              </table:table-cell>
              <table:table-cell office:value-type="float" office:value="23784">
                <text:p>237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624827">
                <text:p>624827</text:p>
              </table:table-cell>
              <table:table-cell office:value-type="float" office:value="24775">
                <text:p>247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622536">
                <text:p>622536</text:p>
              </table:table-cell>
              <table:table-cell office:value-type="float" office:value="24858">
                <text:p>248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624104">
                <text:p>624104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622621">
                <text:p>622621</text:p>
              </table:table-cell>
              <table:table-cell office:value-type="float" office:value="24760">
                <text:p>247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621763">
                <text:p>621763</text:p>
              </table:table-cell>
              <table:table-cell office:value-type="float" office:value="24099">
                <text:p>240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624227">
                <text:p>624227</text:p>
              </table:table-cell>
              <table:table-cell office:value-type="float" office:value="25236">
                <text:p>252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623073">
                <text:p>623073</text:p>
              </table:table-cell>
              <table:table-cell office:value-type="float" office:value="24711">
                <text:p>247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626948">
                <text:p>626948</text:p>
              </table:table-cell>
              <table:table-cell office:value-type="float" office:value="24981">
                <text:p>249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626424">
                <text:p>626424</text:p>
              </table:table-cell>
              <table:table-cell office:value-type="float" office:value="25091">
                <text:p>250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624215">
                <text:p>624215</text:p>
              </table:table-cell>
              <table:table-cell office:value-type="float" office:value="24628">
                <text:p>246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625801">
                <text:p>625801</text:p>
              </table:table-cell>
              <table:table-cell office:value-type="float" office:value="24745">
                <text:p>247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623633">
                <text:p>623633</text:p>
              </table:table-cell>
              <table:table-cell office:value-type="float" office:value="24623">
                <text:p>246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625325">
                <text:p>625325</text:p>
              </table:table-cell>
              <table:table-cell office:value-type="float" office:value="24532">
                <text:p>245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623880">
                <text:p>623880</text:p>
              </table:table-cell>
              <table:table-cell office:value-type="float" office:value="24771">
                <text:p>247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625272">
                <text:p>625272</text:p>
              </table:table-cell>
              <table:table-cell office:value-type="float" office:value="24845">
                <text:p>248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619047">
                <text:p>619047</text:p>
              </table:table-cell>
              <table:table-cell office:value-type="float" office:value="23628">
                <text:p>236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627592">
                <text:p>627592</text:p>
              </table:table-cell>
              <table:table-cell office:value-type="float" office:value="25872">
                <text:p>258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629249">
                <text:p>629249</text:p>
              </table:table-cell>
              <table:table-cell office:value-type="float" office:value="25475">
                <text:p>254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629152">
                <text:p>629152</text:p>
              </table:table-cell>
              <table:table-cell office:value-type="float" office:value="25586">
                <text:p>255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626840">
                <text:p>626840</text:p>
              </table:table-cell>
              <table:table-cell office:value-type="float" office:value="24757">
                <text:p>247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624172">
                <text:p>624172</text:p>
              </table:table-cell>
              <table:table-cell office:value-type="float" office:value="24969">
                <text:p>249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625724">
                <text:p>625724</text:p>
              </table:table-cell>
              <table:table-cell office:value-type="float" office:value="24830">
                <text:p>2483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626179">
                <text:p>626179</text:p>
              </table:table-cell>
              <table:table-cell office:value-type="float" office:value="24145">
                <text:p>241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623975">
                <text:p>623975</text:p>
              </table:table-cell>
              <table:table-cell office:value-type="float" office:value="24395">
                <text:p>243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625507">
                <text:p>625507</text:p>
              </table:table-cell>
              <table:table-cell office:value-type="float" office:value="25153">
                <text:p>251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627382">
                <text:p>627382</text:p>
              </table:table-cell>
              <table:table-cell office:value-type="float" office:value="25258">
                <text:p>252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628462">
                <text:p>628462</text:p>
              </table:table-cell>
              <table:table-cell office:value-type="float" office:value="25303">
                <text:p>253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628182">
                <text:p>628182</text:p>
              </table:table-cell>
              <table:table-cell office:value-type="float" office:value="24893">
                <text:p>248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629203">
                <text:p>629203</text:p>
              </table:table-cell>
              <table:table-cell office:value-type="float" office:value="26108">
                <text:p>261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628676">
                <text:p>628676</text:p>
              </table:table-cell>
              <table:table-cell office:value-type="float" office:value="25405">
                <text:p>254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628634">
                <text:p>628634</text:p>
              </table:table-cell>
              <table:table-cell office:value-type="float" office:value="24407">
                <text:p>244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630947">
                <text:p>630947</text:p>
              </table:table-cell>
              <table:table-cell office:value-type="float" office:value="25037">
                <text:p>250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628980">
                <text:p>628980</text:p>
              </table:table-cell>
              <table:table-cell office:value-type="float" office:value="24765">
                <text:p>247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626168">
                <text:p>626168</text:p>
              </table:table-cell>
              <table:table-cell office:value-type="float" office:value="24619">
                <text:p>246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628262">
                <text:p>628262</text:p>
              </table:table-cell>
              <table:table-cell office:value-type="float" office:value="24734">
                <text:p>247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628572">
                <text:p>628572</text:p>
              </table:table-cell>
              <table:table-cell office:value-type="float" office:value="24575">
                <text:p>245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629875">
                <text:p>629875</text:p>
              </table:table-cell>
              <table:table-cell office:value-type="float" office:value="25513">
                <text:p>255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630040">
                <text:p>630040</text:p>
              </table:table-cell>
              <table:table-cell office:value-type="float" office:value="25464">
                <text:p>254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626783">
                <text:p>626783</text:p>
              </table:table-cell>
              <table:table-cell office:value-type="float" office:value="24352">
                <text:p>243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630484">
                <text:p>630484</text:p>
              </table:table-cell>
              <table:table-cell office:value-type="float" office:value="25445">
                <text:p>254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629473">
                <text:p>629473</text:p>
              </table:table-cell>
              <table:table-cell office:value-type="float" office:value="25760">
                <text:p>2576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632882">
                <text:p>632882</text:p>
              </table:table-cell>
              <table:table-cell office:value-type="float" office:value="26088">
                <text:p>260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634078">
                <text:p>634078</text:p>
              </table:table-cell>
              <table:table-cell office:value-type="float" office:value="26236">
                <text:p>262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632714">
                <text:p>632714</text:p>
              </table:table-cell>
              <table:table-cell office:value-type="float" office:value="25988">
                <text:p>259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636084">
                <text:p>636084</text:p>
              </table:table-cell>
              <table:table-cell office:value-type="float" office:value="26292">
                <text:p>262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633327">
                <text:p>633327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628960">
                <text:p>628960</text:p>
              </table:table-cell>
              <table:table-cell office:value-type="float" office:value="25262">
                <text:p>252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627370">
                <text:p>627370</text:p>
              </table:table-cell>
              <table:table-cell office:value-type="float" office:value="24669">
                <text:p>246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628501">
                <text:p>628501</text:p>
              </table:table-cell>
              <table:table-cell office:value-type="float" office:value="24640">
                <text:p>2464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629623">
                <text:p>629623</text:p>
              </table:table-cell>
              <table:table-cell office:value-type="float" office:value="25226">
                <text:p>252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631296">
                <text:p>631296</text:p>
              </table:table-cell>
              <table:table-cell office:value-type="float" office:value="25752">
                <text:p>257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632366">
                <text:p>632366</text:p>
              </table:table-cell>
              <table:table-cell office:value-type="float" office:value="25504">
                <text:p>255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633741">
                <text:p>633741</text:p>
              </table:table-cell>
              <table:table-cell office:value-type="float" office:value="25525">
                <text:p>255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631730">
                <text:p>631730</text:p>
              </table:table-cell>
              <table:table-cell office:value-type="float" office:value="25400">
                <text:p>254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630685">
                <text:p>630685</text:p>
              </table:table-cell>
              <table:table-cell office:value-type="float" office:value="25611">
                <text:p>256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631803">
                <text:p>631803</text:p>
              </table:table-cell>
              <table:table-cell office:value-type="float" office:value="25520">
                <text:p>2552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634906">
                <text:p>634906</text:p>
              </table:table-cell>
              <table:table-cell office:value-type="float" office:value="26011">
                <text:p>260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634775">
                <text:p>634775</text:p>
              </table:table-cell>
              <table:table-cell office:value-type="float" office:value="25640">
                <text:p>256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631188">
                <text:p>631188</text:p>
              </table:table-cell>
              <table:table-cell office:value-type="float" office:value="25404">
                <text:p>254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634056">
                <text:p>634056</text:p>
              </table:table-cell>
              <table:table-cell office:value-type="float" office:value="25824">
                <text:p>258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633985">
                <text:p>633985</text:p>
              </table:table-cell>
              <table:table-cell office:value-type="float" office:value="25929">
                <text:p>259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633206">
                <text:p>633206</text:p>
              </table:table-cell>
              <table:table-cell office:value-type="float" office:value="25569">
                <text:p>255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634450">
                <text:p>634450</text:p>
              </table:table-cell>
              <table:table-cell office:value-type="float" office:value="25816">
                <text:p>258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635934">
                <text:p>635934</text:p>
              </table:table-cell>
              <table:table-cell office:value-type="float" office:value="25699">
                <text:p>256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637068">
                <text:p>637068</text:p>
              </table:table-cell>
              <table:table-cell office:value-type="float" office:value="26384">
                <text:p>263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633691">
                <text:p>633691</text:p>
              </table:table-cell>
              <table:table-cell office:value-type="float" office:value="25722">
                <text:p>257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633052">
                <text:p>633052</text:p>
              </table:table-cell>
              <table:table-cell office:value-type="float" office:value="25086">
                <text:p>250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633391">
                <text:p>633391</text:p>
              </table:table-cell>
              <table:table-cell office:value-type="float" office:value="25212">
                <text:p>252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635399">
                <text:p>635399</text:p>
              </table:table-cell>
              <table:table-cell office:value-type="float" office:value="25935">
                <text:p>259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636529">
                <text:p>636529</text:p>
              </table:table-cell>
              <table:table-cell office:value-type="float" office:value="26522">
                <text:p>265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633767">
                <text:p>633767</text:p>
              </table:table-cell>
              <table:table-cell office:value-type="float" office:value="25401">
                <text:p>254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636213">
                <text:p>636213</text:p>
              </table:table-cell>
              <table:table-cell office:value-type="float" office:value="26139">
                <text:p>261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637275">
                <text:p>637275</text:p>
              </table:table-cell>
              <table:table-cell office:value-type="float" office:value="26329">
                <text:p>263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638003">
                <text:p>638003</text:p>
              </table:table-cell>
              <table:table-cell office:value-type="float" office:value="26171">
                <text:p>261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636389">
                <text:p>636389</text:p>
              </table:table-cell>
              <table:table-cell office:value-type="float" office:value="26009">
                <text:p>260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635073">
                <text:p>635073</text:p>
              </table:table-cell>
              <table:table-cell office:value-type="float" office:value="25298">
                <text:p>252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634270">
                <text:p>634270</text:p>
              </table:table-cell>
              <table:table-cell office:value-type="float" office:value="25202">
                <text:p>252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635040">
                <text:p>635040</text:p>
              </table:table-cell>
              <table:table-cell office:value-type="float" office:value="25376">
                <text:p>253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636007">
                <text:p>636007</text:p>
              </table:table-cell>
              <table:table-cell office:value-type="float" office:value="25683">
                <text:p>256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635290">
                <text:p>635290</text:p>
              </table:table-cell>
              <table:table-cell office:value-type="float" office:value="26285">
                <text:p>262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636501">
                <text:p>636501</text:p>
              </table:table-cell>
              <table:table-cell office:value-type="float" office:value="26495">
                <text:p>264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636275">
                <text:p>636275</text:p>
              </table:table-cell>
              <table:table-cell office:value-type="float" office:value="25687">
                <text:p>256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631681">
                <text:p>631681</text:p>
              </table:table-cell>
              <table:table-cell office:value-type="float" office:value="24739">
                <text:p>247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637867">
                <text:p>637867</text:p>
              </table:table-cell>
              <table:table-cell office:value-type="float" office:value="26382">
                <text:p>263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636704">
                <text:p>636704</text:p>
              </table:table-cell>
              <table:table-cell office:value-type="float" office:value="25763">
                <text:p>257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634967">
                <text:p>634967</text:p>
              </table:table-cell>
              <table:table-cell office:value-type="float" office:value="25640">
                <text:p>2564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638088">
                <text:p>638088</text:p>
              </table:table-cell>
              <table:table-cell office:value-type="float" office:value="25988">
                <text:p>259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636394">
                <text:p>636394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641552">
                <text:p>641552</text:p>
              </table:table-cell>
              <table:table-cell office:value-type="float" office:value="26734">
                <text:p>267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639345">
                <text:p>639345</text:p>
              </table:table-cell>
              <table:table-cell office:value-type="float" office:value="27038">
                <text:p>270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637591">
                <text:p>637591</text:p>
              </table:table-cell>
              <table:table-cell office:value-type="float" office:value="26440">
                <text:p>2644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636080">
                <text:p>636080</text:p>
              </table:table-cell>
              <table:table-cell office:value-type="float" office:value="25165">
                <text:p>251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642022">
                <text:p>642022</text:p>
              </table:table-cell>
              <table:table-cell office:value-type="float" office:value="27034">
                <text:p>270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641072">
                <text:p>641072</text:p>
              </table:table-cell>
              <table:table-cell office:value-type="float" office:value="26322">
                <text:p>263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636421">
                <text:p>636421</text:p>
              </table:table-cell>
              <table:table-cell office:value-type="float" office:value="25700">
                <text:p>257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636995">
                <text:p>636995</text:p>
              </table:table-cell>
              <table:table-cell office:value-type="float" office:value="25871">
                <text:p>258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637175">
                <text:p>637175</text:p>
              </table:table-cell>
              <table:table-cell office:value-type="float" office:value="25851">
                <text:p>258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639772">
                <text:p>639772</text:p>
              </table:table-cell>
              <table:table-cell office:value-type="float" office:value="26328">
                <text:p>263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639451">
                <text:p>639451</text:p>
              </table:table-cell>
              <table:table-cell office:value-type="float" office:value="26365">
                <text:p>263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637672">
                <text:p>637672</text:p>
              </table:table-cell>
              <table:table-cell office:value-type="float" office:value="25835">
                <text:p>258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639051">
                <text:p>639051</text:p>
              </table:table-cell>
              <table:table-cell office:value-type="float" office:value="25697">
                <text:p>256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641562">
                <text:p>641562</text:p>
              </table:table-cell>
              <table:table-cell office:value-type="float" office:value="26092">
                <text:p>260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637942">
                <text:p>637942</text:p>
              </table:table-cell>
              <table:table-cell office:value-type="float" office:value="26308">
                <text:p>263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638360">
                <text:p>638360</text:p>
              </table:table-cell>
              <table:table-cell office:value-type="float" office:value="26309">
                <text:p>263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636182">
                <text:p>636182</text:p>
              </table:table-cell>
              <table:table-cell office:value-type="float" office:value="25277">
                <text:p>252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641176">
                <text:p>641176</text:p>
              </table:table-cell>
              <table:table-cell office:value-type="float" office:value="27398">
                <text:p>273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644252">
                <text:p>644252</text:p>
              </table:table-cell>
              <table:table-cell office:value-type="float" office:value="27189">
                <text:p>271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638076">
                <text:p>638076</text:p>
              </table:table-cell>
              <table:table-cell office:value-type="float" office:value="26228">
                <text:p>262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639410">
                <text:p>639410</text:p>
              </table:table-cell>
              <table:table-cell office:value-type="float" office:value="25350">
                <text:p>2535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639322">
                <text:p>639322</text:p>
              </table:table-cell>
              <table:table-cell office:value-type="float" office:value="25943">
                <text:p>259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639048">
                <text:p>639048</text:p>
              </table:table-cell>
              <table:table-cell office:value-type="float" office:value="25658">
                <text:p>256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639128">
                <text:p>639128</text:p>
              </table:table-cell>
              <table:table-cell office:value-type="float" office:value="26802">
                <text:p>268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638238">
                <text:p>638238</text:p>
              </table:table-cell>
              <table:table-cell office:value-type="float" office:value="25571">
                <text:p>255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642638">
                <text:p>642638</text:p>
              </table:table-cell>
              <table:table-cell office:value-type="float" office:value="26504">
                <text:p>265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640267">
                <text:p>640267</text:p>
              </table:table-cell>
              <table:table-cell office:value-type="float" office:value="25945">
                <text:p>259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640296">
                <text:p>640296</text:p>
              </table:table-cell>
              <table:table-cell office:value-type="float" office:value="26056">
                <text:p>260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639110">
                <text:p>639110</text:p>
              </table:table-cell>
              <table:table-cell office:value-type="float" office:value="26464">
                <text:p>264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642508">
                <text:p>642508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638858">
                <text:p>638858</text:p>
              </table:table-cell>
              <table:table-cell office:value-type="float" office:value="26167">
                <text:p>261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638624">
                <text:p>638624</text:p>
              </table:table-cell>
              <table:table-cell office:value-type="float" office:value="26208">
                <text:p>262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640922">
                <text:p>640922</text:p>
              </table:table-cell>
              <table:table-cell office:value-type="float" office:value="26658">
                <text:p>266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641596">
                <text:p>641596</text:p>
              </table:table-cell>
              <table:table-cell office:value-type="float" office:value="26165">
                <text:p>261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641578">
                <text:p>641578</text:p>
              </table:table-cell>
              <table:table-cell office:value-type="float" office:value="26664">
                <text:p>266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642075">
                <text:p>642075</text:p>
              </table:table-cell>
              <table:table-cell office:value-type="float" office:value="26189">
                <text:p>261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641002">
                <text:p>641002</text:p>
              </table:table-cell>
              <table:table-cell office:value-type="float" office:value="26152">
                <text:p>261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639782">
                <text:p>639782</text:p>
              </table:table-cell>
              <table:table-cell office:value-type="float" office:value="26627">
                <text:p>266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643618">
                <text:p>643618</text:p>
              </table:table-cell>
              <table:table-cell office:value-type="float" office:value="26528">
                <text:p>265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643774">
                <text:p>643774</text:p>
              </table:table-cell>
              <table:table-cell office:value-type="float" office:value="26697">
                <text:p>266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643173">
                <text:p>643173</text:p>
              </table:table-cell>
              <table:table-cell office:value-type="float" office:value="26360">
                <text:p>263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641869">
                <text:p>641869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642398">
                <text:p>642398</text:p>
              </table:table-cell>
              <table:table-cell office:value-type="float" office:value="26806">
                <text:p>268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646590">
                <text:p>646590</text:p>
              </table:table-cell>
              <table:table-cell office:value-type="float" office:value="27171">
                <text:p>271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641218">
                <text:p>641218</text:p>
              </table:table-cell>
              <table:table-cell office:value-type="float" office:value="26544">
                <text:p>265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645835">
                <text:p>645835</text:p>
              </table:table-cell>
              <table:table-cell office:value-type="float" office:value="26854">
                <text:p>268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641825">
                <text:p>641825</text:p>
              </table:table-cell>
              <table:table-cell office:value-type="float" office:value="26180">
                <text:p>261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641428">
                <text:p>641428</text:p>
              </table:table-cell>
              <table:table-cell office:value-type="float" office:value="26313">
                <text:p>263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644939">
                <text:p>644939</text:p>
              </table:table-cell>
              <table:table-cell office:value-type="float" office:value="26585">
                <text:p>265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643273">
                <text:p>643273</text:p>
              </table:table-cell>
              <table:table-cell office:value-type="float" office:value="26828">
                <text:p>268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644569">
                <text:p>644569</text:p>
              </table:table-cell>
              <table:table-cell office:value-type="float" office:value="27700">
                <text:p>277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646819">
                <text:p>646819</text:p>
              </table:table-cell>
              <table:table-cell office:value-type="float" office:value="27660">
                <text:p>2766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647899">
                <text:p>647899</text:p>
              </table:table-cell>
              <table:table-cell office:value-type="float" office:value="28499">
                <text:p>284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640726">
                <text:p>640726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639481">
                <text:p>639481</text:p>
              </table:table-cell>
              <table:table-cell office:value-type="float" office:value="25288">
                <text:p>252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642421">
                <text:p>642421</text:p>
              </table:table-cell>
              <table:table-cell office:value-type="float" office:value="26347">
                <text:p>263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644217">
                <text:p>644217</text:p>
              </table:table-cell>
              <table:table-cell office:value-type="float" office:value="26306">
                <text:p>263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644416">
                <text:p>644416</text:p>
              </table:table-cell>
              <table:table-cell office:value-type="float" office:value="27066">
                <text:p>270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645857">
                <text:p>645857</text:p>
              </table:table-cell>
              <table:table-cell office:value-type="float" office:value="27067">
                <text:p>270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646687">
                <text:p>646687</text:p>
              </table:table-cell>
              <table:table-cell office:value-type="float" office:value="27357">
                <text:p>273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646234">
                <text:p>646234</text:p>
              </table:table-cell>
              <table:table-cell office:value-type="float" office:value="27484">
                <text:p>274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645185">
                <text:p>645185</text:p>
              </table:table-cell>
              <table:table-cell office:value-type="float" office:value="26582">
                <text:p>265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645816">
                <text:p>645816</text:p>
              </table:table-cell>
              <table:table-cell office:value-type="float" office:value="27086">
                <text:p>270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645984">
                <text:p>645984</text:p>
              </table:table-cell>
              <table:table-cell office:value-type="float" office:value="27823">
                <text:p>278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644729">
                <text:p>644729</text:p>
              </table:table-cell>
              <table:table-cell office:value-type="float" office:value="26327">
                <text:p>263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645139">
                <text:p>645139</text:p>
              </table:table-cell>
              <table:table-cell office:value-type="float" office:value="27383">
                <text:p>273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642679">
                <text:p>642679</text:p>
              </table:table-cell>
              <table:table-cell office:value-type="float" office:value="26169">
                <text:p>261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646669">
                <text:p>646669</text:p>
              </table:table-cell>
              <table:table-cell office:value-type="float" office:value="27904">
                <text:p>279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643846">
                <text:p>643846</text:p>
              </table:table-cell>
              <table:table-cell office:value-type="float" office:value="26575">
                <text:p>265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650155">
                <text:p>650155</text:p>
              </table:table-cell>
              <table:table-cell office:value-type="float" office:value="28544">
                <text:p>285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646371">
                <text:p>646371</text:p>
              </table:table-cell>
              <table:table-cell office:value-type="float" office:value="27249">
                <text:p>272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643769">
                <text:p>643769</text:p>
              </table:table-cell>
              <table:table-cell office:value-type="float" office:value="26833">
                <text:p>268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644911">
                <text:p>644911</text:p>
              </table:table-cell>
              <table:table-cell office:value-type="float" office:value="27068">
                <text:p>270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646296">
                <text:p>646296</text:p>
              </table:table-cell>
              <table:table-cell office:value-type="float" office:value="27439">
                <text:p>274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645579">
                <text:p>645579</text:p>
              </table:table-cell>
              <table:table-cell office:value-type="float" office:value="27053">
                <text:p>270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645292">
                <text:p>645292</text:p>
              </table:table-cell>
              <table:table-cell office:value-type="float" office:value="27068">
                <text:p>270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648288">
                <text:p>648288</text:p>
              </table:table-cell>
              <table:table-cell office:value-type="float" office:value="27756">
                <text:p>277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641891">
                <text:p>641891</text:p>
              </table:table-cell>
              <table:table-cell office:value-type="float" office:value="26372">
                <text:p>263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646915">
                <text:p>646915</text:p>
              </table:table-cell>
              <table:table-cell office:value-type="float" office:value="27136">
                <text:p>271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643683">
                <text:p>643683</text:p>
              </table:table-cell>
              <table:table-cell office:value-type="float" office:value="25819">
                <text:p>258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645603">
                <text:p>645603</text:p>
              </table:table-cell>
              <table:table-cell office:value-type="float" office:value="27020">
                <text:p>270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644951">
                <text:p>644951</text:p>
              </table:table-cell>
              <table:table-cell office:value-type="float" office:value="26696">
                <text:p>266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647122">
                <text:p>647122</text:p>
              </table:table-cell>
              <table:table-cell office:value-type="float" office:value="27181">
                <text:p>271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646200">
                <text:p>646200</text:p>
              </table:table-cell>
              <table:table-cell office:value-type="float" office:value="26980">
                <text:p>269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646517">
                <text:p>646517</text:p>
              </table:table-cell>
              <table:table-cell office:value-type="float" office:value="27442">
                <text:p>274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646622">
                <text:p>646622</text:p>
              </table:table-cell>
              <table:table-cell office:value-type="float" office:value="26949">
                <text:p>269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644442">
                <text:p>644442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643545">
                <text:p>643545</text:p>
              </table:table-cell>
              <table:table-cell office:value-type="float" office:value="26387">
                <text:p>263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646147">
                <text:p>646147</text:p>
              </table:table-cell>
              <table:table-cell office:value-type="float" office:value="26348">
                <text:p>263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646884">
                <text:p>646884</text:p>
              </table:table-cell>
              <table:table-cell office:value-type="float" office:value="27516">
                <text:p>275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646475">
                <text:p>646475</text:p>
              </table:table-cell>
              <table:table-cell office:value-type="float" office:value="27355">
                <text:p>273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645254">
                <text:p>645254</text:p>
              </table:table-cell>
              <table:table-cell office:value-type="float" office:value="26378">
                <text:p>263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648382">
                <text:p>648382</text:p>
              </table:table-cell>
              <table:table-cell office:value-type="float" office:value="27213">
                <text:p>272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644927">
                <text:p>644927</text:p>
              </table:table-cell>
              <table:table-cell office:value-type="float" office:value="26206">
                <text:p>262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648344">
                <text:p>648344</text:p>
              </table:table-cell>
              <table:table-cell office:value-type="float" office:value="27358">
                <text:p>273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644746">
                <text:p>644746</text:p>
              </table:table-cell>
              <table:table-cell office:value-type="float" office:value="26542">
                <text:p>265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645481">
                <text:p>645481</text:p>
              </table:table-cell>
              <table:table-cell office:value-type="float" office:value="26894">
                <text:p>268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649155">
                <text:p>649155</text:p>
              </table:table-cell>
              <table:table-cell office:value-type="float" office:value="27505">
                <text:p>275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647872">
                <text:p>647872</text:p>
              </table:table-cell>
              <table:table-cell office:value-type="float" office:value="27163">
                <text:p>271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641695">
                <text:p>641695</text:p>
              </table:table-cell>
              <table:table-cell office:value-type="float" office:value="25764">
                <text:p>257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649049">
                <text:p>649049</text:p>
              </table:table-cell>
              <table:table-cell office:value-type="float" office:value="27516">
                <text:p>275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650058">
                <text:p>650058</text:p>
              </table:table-cell>
              <table:table-cell office:value-type="float" office:value="27730">
                <text:p>2773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648047">
                <text:p>648047</text:p>
              </table:table-cell>
              <table:table-cell office:value-type="float" office:value="27366">
                <text:p>273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648138">
                <text:p>648138</text:p>
              </table:table-cell>
              <table:table-cell office:value-type="float" office:value="27340">
                <text:p>2734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645783">
                <text:p>645783</text:p>
              </table:table-cell>
              <table:table-cell office:value-type="float" office:value="26165">
                <text:p>261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646220">
                <text:p>646220</text:p>
              </table:table-cell>
              <table:table-cell office:value-type="float" office:value="26574">
                <text:p>265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645006">
                <text:p>645006</text:p>
              </table:table-cell>
              <table:table-cell office:value-type="float" office:value="26443">
                <text:p>264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646767">
                <text:p>646767</text:p>
              </table:table-cell>
              <table:table-cell office:value-type="float" office:value="27228">
                <text:p>272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647869">
                <text:p>647869</text:p>
              </table:table-cell>
              <table:table-cell office:value-type="float" office:value="26921">
                <text:p>269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649393">
                <text:p>649393</text:p>
              </table:table-cell>
              <table:table-cell office:value-type="float" office:value="27818">
                <text:p>278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646114">
                <text:p>646114</text:p>
              </table:table-cell>
              <table:table-cell office:value-type="float" office:value="26997">
                <text:p>269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650394">
                <text:p>650394</text:p>
              </table:table-cell>
              <table:table-cell office:value-type="float" office:value="27398">
                <text:p>273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647835">
                <text:p>647835</text:p>
              </table:table-cell>
              <table:table-cell office:value-type="float" office:value="26812">
                <text:p>268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650909">
                <text:p>650909</text:p>
              </table:table-cell>
              <table:table-cell office:value-type="float" office:value="28115">
                <text:p>281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652540">
                <text:p>652540</text:p>
              </table:table-cell>
              <table:table-cell office:value-type="float" office:value="28048">
                <text:p>280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647882">
                <text:p>647882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648334">
                <text:p>648334</text:p>
              </table:table-cell>
              <table:table-cell office:value-type="float" office:value="27312">
                <text:p>273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647326">
                <text:p>647326</text:p>
              </table:table-cell>
              <table:table-cell office:value-type="float" office:value="26931">
                <text:p>269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650918">
                <text:p>650918</text:p>
              </table:table-cell>
              <table:table-cell office:value-type="float" office:value="27831">
                <text:p>278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649855">
                <text:p>649855</text:p>
              </table:table-cell>
              <table:table-cell office:value-type="float" office:value="26764">
                <text:p>267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645778">
                <text:p>645778</text:p>
              </table:table-cell>
              <table:table-cell office:value-type="float" office:value="27159">
                <text:p>271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648135">
                <text:p>648135</text:p>
              </table:table-cell>
              <table:table-cell office:value-type="float" office:value="27358">
                <text:p>273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646830">
                <text:p>646830</text:p>
              </table:table-cell>
              <table:table-cell office:value-type="float" office:value="26969">
                <text:p>269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648156">
                <text:p>648156</text:p>
              </table:table-cell>
              <table:table-cell office:value-type="float" office:value="27032">
                <text:p>270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647785">
                <text:p>647785</text:p>
              </table:table-cell>
              <table:table-cell office:value-type="float" office:value="27052">
                <text:p>270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650529">
                <text:p>650529</text:p>
              </table:table-cell>
              <table:table-cell office:value-type="float" office:value="27561">
                <text:p>275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650319">
                <text:p>650319</text:p>
              </table:table-cell>
              <table:table-cell office:value-type="float" office:value="27167">
                <text:p>271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649224">
                <text:p>649224</text:p>
              </table:table-cell>
              <table:table-cell office:value-type="float" office:value="27787">
                <text:p>277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651580">
                <text:p>651580</text:p>
              </table:table-cell>
              <table:table-cell office:value-type="float" office:value="28311">
                <text:p>283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645986">
                <text:p>645986</text:p>
              </table:table-cell>
              <table:table-cell office:value-type="float" office:value="26031">
                <text:p>260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649320">
                <text:p>649320</text:p>
              </table:table-cell>
              <table:table-cell office:value-type="float" office:value="27502">
                <text:p>275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649390">
                <text:p>649390</text:p>
              </table:table-cell>
              <table:table-cell office:value-type="float" office:value="27566">
                <text:p>275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650732">
                <text:p>650732</text:p>
              </table:table-cell>
              <table:table-cell office:value-type="float" office:value="27586">
                <text:p>275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648223">
                <text:p>648223</text:p>
              </table:table-cell>
              <table:table-cell office:value-type="float" office:value="26956">
                <text:p>269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651969">
                <text:p>651969</text:p>
              </table:table-cell>
              <table:table-cell office:value-type="float" office:value="27532">
                <text:p>275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646857">
                <text:p>646857</text:p>
              </table:table-cell>
              <table:table-cell office:value-type="float" office:value="27101">
                <text:p>271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649838">
                <text:p>649838</text:p>
              </table:table-cell>
              <table:table-cell office:value-type="float" office:value="27648">
                <text:p>276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651355">
                <text:p>651355</text:p>
              </table:table-cell>
              <table:table-cell office:value-type="float" office:value="27119">
                <text:p>271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651709">
                <text:p>651709</text:p>
              </table:table-cell>
              <table:table-cell office:value-type="float" office:value="28382">
                <text:p>283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647561">
                <text:p>647561</text:p>
              </table:table-cell>
              <table:table-cell office:value-type="float" office:value="26896">
                <text:p>268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650718">
                <text:p>650718</text:p>
              </table:table-cell>
              <table:table-cell office:value-type="float" office:value="28083">
                <text:p>280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652982">
                <text:p>652982</text:p>
              </table:table-cell>
              <table:table-cell office:value-type="float" office:value="28670">
                <text:p>2867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654186">
                <text:p>654186</text:p>
              </table:table-cell>
              <table:table-cell office:value-type="float" office:value="28064">
                <text:p>280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651306">
                <text:p>651306</text:p>
              </table:table-cell>
              <table:table-cell office:value-type="float" office:value="29369">
                <text:p>293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647747">
                <text:p>647747</text:p>
              </table:table-cell>
              <table:table-cell office:value-type="float" office:value="26118">
                <text:p>261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649393">
                <text:p>649393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651974">
                <text:p>651974</text:p>
              </table:table-cell>
              <table:table-cell office:value-type="float" office:value="27140">
                <text:p>2714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649305">
                <text:p>649305</text:p>
              </table:table-cell>
              <table:table-cell office:value-type="float" office:value="26584">
                <text:p>2658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648890">
                <text:p>648890</text:p>
              </table:table-cell>
              <table:table-cell office:value-type="float" office:value="26447">
                <text:p>264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649863">
                <text:p>649863</text:p>
              </table:table-cell>
              <table:table-cell office:value-type="float" office:value="27663">
                <text:p>276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656864">
                <text:p>656864</text:p>
              </table:table-cell>
              <table:table-cell office:value-type="float" office:value="29003">
                <text:p>290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651556">
                <text:p>651556</text:p>
              </table:table-cell>
              <table:table-cell office:value-type="float" office:value="26678">
                <text:p>266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647303">
                <text:p>647303</text:p>
              </table:table-cell>
              <table:table-cell office:value-type="float" office:value="27222">
                <text:p>272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652638">
                <text:p>652638</text:p>
              </table:table-cell>
              <table:table-cell office:value-type="float" office:value="27866">
                <text:p>2786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651524">
                <text:p>651524</text:p>
              </table:table-cell>
              <table:table-cell office:value-type="float" office:value="27343">
                <text:p>273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652610">
                <text:p>652610</text:p>
              </table:table-cell>
              <table:table-cell office:value-type="float" office:value="27725">
                <text:p>277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649788">
                <text:p>649788</text:p>
              </table:table-cell>
              <table:table-cell office:value-type="float" office:value="27439">
                <text:p>274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653526">
                <text:p>653526</text:p>
              </table:table-cell>
              <table:table-cell office:value-type="float" office:value="28484">
                <text:p>284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652277">
                <text:p>652277</text:p>
              </table:table-cell>
              <table:table-cell office:value-type="float" office:value="27775">
                <text:p>277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649498">
                <text:p>649498</text:p>
              </table:table-cell>
              <table:table-cell office:value-type="float" office:value="26873">
                <text:p>268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647061">
                <text:p>647061</text:p>
              </table:table-cell>
              <table:table-cell office:value-type="float" office:value="27166">
                <text:p>271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651911">
                <text:p>651911</text:p>
              </table:table-cell>
              <table:table-cell office:value-type="float" office:value="26957">
                <text:p>2695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652657">
                <text:p>652657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649825">
                <text:p>649825</text:p>
              </table:table-cell>
              <table:table-cell office:value-type="float" office:value="27182">
                <text:p>271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651093">
                <text:p>651093</text:p>
              </table:table-cell>
              <table:table-cell office:value-type="float" office:value="27402">
                <text:p>274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649342">
                <text:p>649342</text:p>
              </table:table-cell>
              <table:table-cell office:value-type="float" office:value="27269">
                <text:p>272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652148">
                <text:p>652148</text:p>
              </table:table-cell>
              <table:table-cell office:value-type="float" office:value="27722">
                <text:p>277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649637">
                <text:p>649637</text:p>
              </table:table-cell>
              <table:table-cell office:value-type="float" office:value="27351">
                <text:p>273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654790">
                <text:p>654790</text:p>
              </table:table-cell>
              <table:table-cell office:value-type="float" office:value="28586">
                <text:p>285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652066">
                <text:p>652066</text:p>
              </table:table-cell>
              <table:table-cell office:value-type="float" office:value="27703">
                <text:p>277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649831">
                <text:p>649831</text:p>
              </table:table-cell>
              <table:table-cell office:value-type="float" office:value="26676">
                <text:p>266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652930">
                <text:p>652930</text:p>
              </table:table-cell>
              <table:table-cell office:value-type="float" office:value="27804">
                <text:p>278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654187">
                <text:p>654187</text:p>
              </table:table-cell>
              <table:table-cell office:value-type="float" office:value="27939">
                <text:p>279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655298">
                <text:p>655298</text:p>
              </table:table-cell>
              <table:table-cell office:value-type="float" office:value="28211">
                <text:p>282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652509">
                <text:p>652509</text:p>
              </table:table-cell>
              <table:table-cell office:value-type="float" office:value="27331">
                <text:p>273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653951">
                <text:p>653951</text:p>
              </table:table-cell>
              <table:table-cell office:value-type="float" office:value="28182">
                <text:p>281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655566">
                <text:p>655566</text:p>
              </table:table-cell>
              <table:table-cell office:value-type="float" office:value="28234">
                <text:p>282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649247">
                <text:p>649247</text:p>
              </table:table-cell>
              <table:table-cell office:value-type="float" office:value="26494">
                <text:p>264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650423">
                <text:p>650423</text:p>
              </table:table-cell>
              <table:table-cell office:value-type="float" office:value="27065">
                <text:p>270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651479">
                <text:p>651479</text:p>
              </table:table-cell>
              <table:table-cell office:value-type="float" office:value="28239">
                <text:p>282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653415">
                <text:p>653415</text:p>
              </table:table-cell>
              <table:table-cell office:value-type="float" office:value="28051">
                <text:p>280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652805">
                <text:p>652805</text:p>
              </table:table-cell>
              <table:table-cell office:value-type="float" office:value="27262">
                <text:p>272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653242">
                <text:p>653242</text:p>
              </table:table-cell>
              <table:table-cell office:value-type="float" office:value="27516">
                <text:p>275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648176">
                <text:p>648176</text:p>
              </table:table-cell>
              <table:table-cell office:value-type="float" office:value="26804">
                <text:p>268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649773">
                <text:p>649773</text:p>
              </table:table-cell>
              <table:table-cell office:value-type="float" office:value="27035">
                <text:p>270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652898">
                <text:p>652898</text:p>
              </table:table-cell>
              <table:table-cell office:value-type="float" office:value="28292">
                <text:p>282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650860">
                <text:p>650860</text:p>
              </table:table-cell>
              <table:table-cell office:value-type="float" office:value="26847">
                <text:p>268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652224">
                <text:p>652224</text:p>
              </table:table-cell>
              <table:table-cell office:value-type="float" office:value="28256">
                <text:p>28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84cm" svg:height="21.251cm" xlink:href=".." xlink:type="simple" chart:class="chart:scatter" chart:style-name="ch1">
        <chart:legend chart:legend-position="end" svg:x="36.895cm" svg:y="10.077cm" style:legend-expansion="high" chart:style-name="ch2"/>
        <chart:plot-area chart:style-name="ch3" table:cell-range-address="'swim-aging-16'.A2:'swim-aging-16'.A501 'swim-aging-16'.C1:'swim-aging-16'.D501" chart:data-source-has-labels="row" svg:x="1.251cm" svg:y="1.835cm" svg:width="34.042cm" svg:height="18.571cm">
          <chartooo:coordinate-region svg:x="2.613cm" svg:y="2.034cm" svg:width="32.308cm" svg:height="17.7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wim-aging-16'.C2:'swim-aging-16'.C501" chart:label-cell-address="'swim-aging-16'.C1:'swim-aging-16'.C1" chart:class="chart:scatter">
            <chart:domain table:cell-range-address="'swim-aging-16'.A2:'swim-aging-16'.A501"/>
            <chart:data-point chart:repeated="500"/>
          </chart:series>
          <chart:series chart:style-name="ch8" chart:values-cell-range-address="'swim-aging-16'.D2:'swim-aging-16'.D501" chart:label-cell-address="'swim-aging-16'.D1:'swim-aging-16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swim-aging-16'.C1:'swim-aging-16'.C1</svg:desc>
                </draw:g>
              </table:table-cell>
              <table:table-cell office:value-type="string">
                <text:p> DISK WRITES</text:p>
                <draw:g>
                  <svg:desc>'swim-aging-16'.D1:'swim-aging-16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wim-aging-16'.A2:'swim-aging-16'.A501</svg:desc>
                </draw:g>
              </table:table-cell>
              <table:table-cell office:value-type="float" office:value="434401">
                <text:p>434401</text:p>
                <draw:g>
                  <svg:desc>'swim-aging-16'.C2:'swim-aging-16'.C501</svg:desc>
                </draw:g>
              </table:table-cell>
              <table:table-cell office:value-type="float" office:value="57167">
                <text:p>57167</text:p>
                <draw:g>
                  <svg:desc>'swim-aging-16'.D2:'swim-aging-16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71713">
                <text:p>371713</text:p>
              </table:table-cell>
              <table:table-cell office:value-type="float" office:value="55224">
                <text:p>55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26417">
                <text:p>326417</text:p>
              </table:table-cell>
              <table:table-cell office:value-type="float" office:value="53459">
                <text:p>53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90016">
                <text:p>290016</text:p>
              </table:table-cell>
              <table:table-cell office:value-type="float" office:value="51299">
                <text:p>51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2391">
                <text:p>272391</text:p>
              </table:table-cell>
              <table:table-cell office:value-type="float" office:value="47567">
                <text:p>47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46033">
                <text:p>246033</text:p>
              </table:table-cell>
              <table:table-cell office:value-type="float" office:value="42444">
                <text:p>42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32250">
                <text:p>232250</text:p>
              </table:table-cell>
              <table:table-cell office:value-type="float" office:value="40808">
                <text:p>40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09567">
                <text:p>209567</text:p>
              </table:table-cell>
              <table:table-cell office:value-type="float" office:value="37170">
                <text:p>371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98355">
                <text:p>198355</text:p>
              </table:table-cell>
              <table:table-cell office:value-type="float" office:value="34917">
                <text:p>34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00675">
                <text:p>200675</text:p>
              </table:table-cell>
              <table:table-cell office:value-type="float" office:value="34685">
                <text:p>34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99701">
                <text:p>199701</text:p>
              </table:table-cell>
              <table:table-cell office:value-type="float" office:value="33654">
                <text:p>33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00027">
                <text:p>200027</text:p>
              </table:table-cell>
              <table:table-cell office:value-type="float" office:value="33697">
                <text:p>33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94453">
                <text:p>194453</text:p>
              </table:table-cell>
              <table:table-cell office:value-type="float" office:value="33637">
                <text:p>33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98354">
                <text:p>198354</text:p>
              </table:table-cell>
              <table:table-cell office:value-type="float" office:value="33760">
                <text:p>337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95594">
                <text:p>195594</text:p>
              </table:table-cell>
              <table:table-cell office:value-type="float" office:value="32785">
                <text:p>32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96165">
                <text:p>196165</text:p>
              </table:table-cell>
              <table:table-cell office:value-type="float" office:value="32155">
                <text:p>32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96116">
                <text:p>196116</text:p>
              </table:table-cell>
              <table:table-cell office:value-type="float" office:value="31461">
                <text:p>31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96207">
                <text:p>196207</text:p>
              </table:table-cell>
              <table:table-cell office:value-type="float" office:value="30799">
                <text:p>30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12386">
                <text:p>212386</text:p>
              </table:table-cell>
              <table:table-cell office:value-type="float" office:value="30676">
                <text:p>30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98018">
                <text:p>198018</text:p>
              </table:table-cell>
              <table:table-cell office:value-type="float" office:value="29601">
                <text:p>29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98248">
                <text:p>198248</text:p>
              </table:table-cell>
              <table:table-cell office:value-type="float" office:value="29148">
                <text:p>29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06915">
                <text:p>206915</text:p>
              </table:table-cell>
              <table:table-cell office:value-type="float" office:value="28598">
                <text:p>28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06778">
                <text:p>206778</text:p>
              </table:table-cell>
              <table:table-cell office:value-type="float" office:value="27849">
                <text:p>278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02118">
                <text:p>202118</text:p>
              </table:table-cell>
              <table:table-cell office:value-type="float" office:value="27134">
                <text:p>27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01343">
                <text:p>201343</text:p>
              </table:table-cell>
              <table:table-cell office:value-type="float" office:value="26502">
                <text:p>265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02002">
                <text:p>202002</text:p>
              </table:table-cell>
              <table:table-cell office:value-type="float" office:value="25963">
                <text:p>25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03554">
                <text:p>203554</text:p>
              </table:table-cell>
              <table:table-cell office:value-type="float" office:value="25457">
                <text:p>25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03229">
                <text:p>203229</text:p>
              </table:table-cell>
              <table:table-cell office:value-type="float" office:value="24917">
                <text:p>249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04634">
                <text:p>204634</text:p>
              </table:table-cell>
              <table:table-cell office:value-type="float" office:value="24452">
                <text:p>24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03428">
                <text:p>203428</text:p>
              </table:table-cell>
              <table:table-cell office:value-type="float" office:value="23922">
                <text:p>23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05779">
                <text:p>205779</text:p>
              </table:table-cell>
              <table:table-cell office:value-type="float" office:value="23538">
                <text:p>23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06142">
                <text:p>206142</text:p>
              </table:table-cell>
              <table:table-cell office:value-type="float" office:value="23084">
                <text:p>230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08342">
                <text:p>208342</text:p>
              </table:table-cell>
              <table:table-cell office:value-type="float" office:value="22636">
                <text:p>22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07178">
                <text:p>207178</text:p>
              </table:table-cell>
              <table:table-cell office:value-type="float" office:value="22222">
                <text:p>22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07966">
                <text:p>207966</text:p>
              </table:table-cell>
              <table:table-cell office:value-type="float" office:value="21913">
                <text:p>21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209208">
                <text:p>209208</text:p>
              </table:table-cell>
              <table:table-cell office:value-type="float" office:value="21548">
                <text:p>215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209398">
                <text:p>209398</text:p>
              </table:table-cell>
              <table:table-cell office:value-type="float" office:value="21243">
                <text:p>212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211819">
                <text:p>211819</text:p>
              </table:table-cell>
              <table:table-cell office:value-type="float" office:value="20924">
                <text:p>20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211955">
                <text:p>211955</text:p>
              </table:table-cell>
              <table:table-cell office:value-type="float" office:value="20559">
                <text:p>205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212970">
                <text:p>212970</text:p>
              </table:table-cell>
              <table:table-cell office:value-type="float" office:value="20286">
                <text:p>202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213832">
                <text:p>213832</text:p>
              </table:table-cell>
              <table:table-cell office:value-type="float" office:value="20059">
                <text:p>20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13194">
                <text:p>213194</text:p>
              </table:table-cell>
              <table:table-cell office:value-type="float" office:value="19769">
                <text:p>197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15235">
                <text:p>215235</text:p>
              </table:table-cell>
              <table:table-cell office:value-type="float" office:value="19466">
                <text:p>19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15447">
                <text:p>215447</text:p>
              </table:table-cell>
              <table:table-cell office:value-type="float" office:value="19236">
                <text:p>192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15988">
                <text:p>215988</text:p>
              </table:table-cell>
              <table:table-cell office:value-type="float" office:value="19063">
                <text:p>190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16691">
                <text:p>216691</text:p>
              </table:table-cell>
              <table:table-cell office:value-type="float" office:value="18780">
                <text:p>187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16287">
                <text:p>216287</text:p>
              </table:table-cell>
              <table:table-cell office:value-type="float" office:value="18566">
                <text:p>185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17763">
                <text:p>217763</text:p>
              </table:table-cell>
              <table:table-cell office:value-type="float" office:value="18389">
                <text:p>183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18018">
                <text:p>218018</text:p>
              </table:table-cell>
              <table:table-cell office:value-type="float" office:value="18170">
                <text:p>181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18758">
                <text:p>218758</text:p>
              </table:table-cell>
              <table:table-cell office:value-type="float" office:value="17970">
                <text:p>179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20940">
                <text:p>220940</text:p>
              </table:table-cell>
              <table:table-cell office:value-type="float" office:value="17830">
                <text:p>17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22023">
                <text:p>222023</text:p>
              </table:table-cell>
              <table:table-cell office:value-type="float" office:value="17610">
                <text:p>176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21395">
                <text:p>221395</text:p>
              </table:table-cell>
              <table:table-cell office:value-type="float" office:value="17435">
                <text:p>17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23606">
                <text:p>223606</text:p>
              </table:table-cell>
              <table:table-cell office:value-type="float" office:value="17258">
                <text:p>172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24667">
                <text:p>224667</text:p>
              </table:table-cell>
              <table:table-cell office:value-type="float" office:value="17119">
                <text:p>171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25465">
                <text:p>225465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27090">
                <text:p>227090</text:p>
              </table:table-cell>
              <table:table-cell office:value-type="float" office:value="16845">
                <text:p>168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23735">
                <text:p>223735</text:p>
              </table:table-cell>
              <table:table-cell office:value-type="float" office:value="16710">
                <text:p>167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27587">
                <text:p>227587</text:p>
              </table:table-cell>
              <table:table-cell office:value-type="float" office:value="16523">
                <text:p>165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28160">
                <text:p>228160</text:p>
              </table:table-cell>
              <table:table-cell office:value-type="float" office:value="16360">
                <text:p>163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7196">
                <text:p>227196</text:p>
              </table:table-cell>
              <table:table-cell office:value-type="float" office:value="16407">
                <text:p>164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30023">
                <text:p>230023</text:p>
              </table:table-cell>
              <table:table-cell office:value-type="float" office:value="16148">
                <text:p>16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28209">
                <text:p>228209</text:p>
              </table:table-cell>
              <table:table-cell office:value-type="float" office:value="16021">
                <text:p>160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30109">
                <text:p>230109</text:p>
              </table:table-cell>
              <table:table-cell office:value-type="float" office:value="15973">
                <text:p>159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31351">
                <text:p>231351</text:p>
              </table:table-cell>
              <table:table-cell office:value-type="float" office:value="15781">
                <text:p>157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32773">
                <text:p>232773</text:p>
              </table:table-cell>
              <table:table-cell office:value-type="float" office:value="15714">
                <text:p>157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30587">
                <text:p>230587</text:p>
              </table:table-cell>
              <table:table-cell office:value-type="float" office:value="15599">
                <text:p>15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33364">
                <text:p>233364</text:p>
              </table:table-cell>
              <table:table-cell office:value-type="float" office:value="15497">
                <text:p>154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33310">
                <text:p>233310</text:p>
              </table:table-cell>
              <table:table-cell office:value-type="float" office:value="15363">
                <text:p>153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33126">
                <text:p>233126</text:p>
              </table:table-cell>
              <table:table-cell office:value-type="float" office:value="15278">
                <text:p>152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35567">
                <text:p>235567</text:p>
              </table:table-cell>
              <table:table-cell office:value-type="float" office:value="15122">
                <text:p>151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237735">
                <text:p>237735</text:p>
              </table:table-cell>
              <table:table-cell office:value-type="float" office:value="15119">
                <text:p>151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40112">
                <text:p>240112</text:p>
              </table:table-cell>
              <table:table-cell office:value-type="float" office:value="15142">
                <text:p>15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39119">
                <text:p>239119</text:p>
              </table:table-cell>
              <table:table-cell office:value-type="float" office:value="14996">
                <text:p>149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39313">
                <text:p>239313</text:p>
              </table:table-cell>
              <table:table-cell office:value-type="float" office:value="14845">
                <text:p>148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40960">
                <text:p>240960</text:p>
              </table:table-cell>
              <table:table-cell office:value-type="float" office:value="14796">
                <text:p>147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38558">
                <text:p>238558</text:p>
              </table:table-cell>
              <table:table-cell office:value-type="float" office:value="14704">
                <text:p>147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241621">
                <text:p>241621</text:p>
              </table:table-cell>
              <table:table-cell office:value-type="float" office:value="14644">
                <text:p>146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243421">
                <text:p>243421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245245">
                <text:p>245245</text:p>
              </table:table-cell>
              <table:table-cell office:value-type="float" office:value="14412">
                <text:p>144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245449">
                <text:p>245449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44440">
                <text:p>244440</text:p>
              </table:table-cell>
              <table:table-cell office:value-type="float" office:value="14394">
                <text:p>143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242961">
                <text:p>242961</text:p>
              </table:table-cell>
              <table:table-cell office:value-type="float" office:value="14310">
                <text:p>143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248597">
                <text:p>248597</text:p>
              </table:table-cell>
              <table:table-cell office:value-type="float" office:value="14302">
                <text:p>143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46572">
                <text:p>246572</text:p>
              </table:table-cell>
              <table:table-cell office:value-type="float" office:value="14156">
                <text:p>141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248776">
                <text:p>248776</text:p>
              </table:table-cell>
              <table:table-cell office:value-type="float" office:value="14086">
                <text:p>140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47418">
                <text:p>247418</text:p>
              </table:table-cell>
              <table:table-cell office:value-type="float" office:value="14167">
                <text:p>141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248247">
                <text:p>248247</text:p>
              </table:table-cell>
              <table:table-cell office:value-type="float" office:value="14049">
                <text:p>140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250638">
                <text:p>250638</text:p>
              </table:table-cell>
              <table:table-cell office:value-type="float" office:value="13937">
                <text:p>139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249277">
                <text:p>249277</text:p>
              </table:table-cell>
              <table:table-cell office:value-type="float" office:value="13953">
                <text:p>13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252471">
                <text:p>252471</text:p>
              </table:table-cell>
              <table:table-cell office:value-type="float" office:value="13885">
                <text:p>138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250876">
                <text:p>250876</text:p>
              </table:table-cell>
              <table:table-cell office:value-type="float" office:value="13827">
                <text:p>13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250786">
                <text:p>250786</text:p>
              </table:table-cell>
              <table:table-cell office:value-type="float" office:value="13846">
                <text:p>138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252513">
                <text:p>252513</text:p>
              </table:table-cell>
              <table:table-cell office:value-type="float" office:value="13787">
                <text:p>137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255439">
                <text:p>255439</text:p>
              </table:table-cell>
              <table:table-cell office:value-type="float" office:value="13789">
                <text:p>137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253900">
                <text:p>253900</text:p>
              </table:table-cell>
              <table:table-cell office:value-type="float" office:value="13578">
                <text:p>135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254014">
                <text:p>254014</text:p>
              </table:table-cell>
              <table:table-cell office:value-type="float" office:value="13418">
                <text:p>134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254287">
                <text:p>254287</text:p>
              </table:table-cell>
              <table:table-cell office:value-type="float" office:value="13801">
                <text:p>138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256424">
                <text:p>256424</text:p>
              </table:table-cell>
              <table:table-cell office:value-type="float" office:value="13496">
                <text:p>13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254371">
                <text:p>254371</text:p>
              </table:table-cell>
              <table:table-cell office:value-type="float" office:value="13636">
                <text:p>136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258594">
                <text:p>258594</text:p>
              </table:table-cell>
              <table:table-cell office:value-type="float" office:value="13594">
                <text:p>135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258168">
                <text:p>258168</text:p>
              </table:table-cell>
              <table:table-cell office:value-type="float" office:value="13400">
                <text:p>134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262503">
                <text:p>262503</text:p>
              </table:table-cell>
              <table:table-cell office:value-type="float" office:value="13614">
                <text:p>136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263973">
                <text:p>263973</text:p>
              </table:table-cell>
              <table:table-cell office:value-type="float" office:value="13359">
                <text:p>133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261536">
                <text:p>261536</text:p>
              </table:table-cell>
              <table:table-cell office:value-type="float" office:value="13477">
                <text:p>134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260539">
                <text:p>260539</text:p>
              </table:table-cell>
              <table:table-cell office:value-type="float" office:value="13537">
                <text:p>135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268073">
                <text:p>268073</text:p>
              </table:table-cell>
              <table:table-cell office:value-type="float" office:value="13455">
                <text:p>13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267374">
                <text:p>267374</text:p>
              </table:table-cell>
              <table:table-cell office:value-type="float" office:value="13228">
                <text:p>132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264276">
                <text:p>264276</text:p>
              </table:table-cell>
              <table:table-cell office:value-type="float" office:value="13168">
                <text:p>131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268303">
                <text:p>268303</text:p>
              </table:table-cell>
              <table:table-cell office:value-type="float" office:value="13401">
                <text:p>134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269570">
                <text:p>269570</text:p>
              </table:table-cell>
              <table:table-cell office:value-type="float" office:value="13437">
                <text:p>134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267182">
                <text:p>267182</text:p>
              </table:table-cell>
              <table:table-cell office:value-type="float" office:value="13380">
                <text:p>133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268034">
                <text:p>268034</text:p>
              </table:table-cell>
              <table:table-cell office:value-type="float" office:value="13365">
                <text:p>133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272857">
                <text:p>272857</text:p>
              </table:table-cell>
              <table:table-cell office:value-type="float" office:value="13344">
                <text:p>133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270532">
                <text:p>270532</text:p>
              </table:table-cell>
              <table:table-cell office:value-type="float" office:value="13564">
                <text:p>135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271799">
                <text:p>271799</text:p>
              </table:table-cell>
              <table:table-cell office:value-type="float" office:value="13534">
                <text:p>135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273428">
                <text:p>273428</text:p>
              </table:table-cell>
              <table:table-cell office:value-type="float" office:value="13190">
                <text:p>131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276918">
                <text:p>276918</text:p>
              </table:table-cell>
              <table:table-cell office:value-type="float" office:value="13315">
                <text:p>133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274444">
                <text:p>274444</text:p>
              </table:table-cell>
              <table:table-cell office:value-type="float" office:value="13231">
                <text:p>132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274098">
                <text:p>274098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275686">
                <text:p>275686</text:p>
              </table:table-cell>
              <table:table-cell office:value-type="float" office:value="13306">
                <text:p>133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270351">
                <text:p>270351</text:p>
              </table:table-cell>
              <table:table-cell office:value-type="float" office:value="13028">
                <text:p>130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278033">
                <text:p>278033</text:p>
              </table:table-cell>
              <table:table-cell office:value-type="float" office:value="13419">
                <text:p>134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273819">
                <text:p>273819</text:p>
              </table:table-cell>
              <table:table-cell office:value-type="float" office:value="13324">
                <text:p>133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278067">
                <text:p>278067</text:p>
              </table:table-cell>
              <table:table-cell office:value-type="float" office:value="13395">
                <text:p>133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278646">
                <text:p>278646</text:p>
              </table:table-cell>
              <table:table-cell office:value-type="float" office:value="13108">
                <text:p>13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279323">
                <text:p>279323</text:p>
              </table:table-cell>
              <table:table-cell office:value-type="float" office:value="13259">
                <text:p>132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281270">
                <text:p>281270</text:p>
              </table:table-cell>
              <table:table-cell office:value-type="float" office:value="13249">
                <text:p>132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281495">
                <text:p>281495</text:p>
              </table:table-cell>
              <table:table-cell office:value-type="float" office:value="13414">
                <text:p>134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283272">
                <text:p>283272</text:p>
              </table:table-cell>
              <table:table-cell office:value-type="float" office:value="12832">
                <text:p>128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277685">
                <text:p>277685</text:p>
              </table:table-cell>
              <table:table-cell office:value-type="float" office:value="13271">
                <text:p>132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284821">
                <text:p>284821</text:p>
              </table:table-cell>
              <table:table-cell office:value-type="float" office:value="13262">
                <text:p>132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287273">
                <text:p>287273</text:p>
              </table:table-cell>
              <table:table-cell office:value-type="float" office:value="13093">
                <text:p>130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283782">
                <text:p>283782</text:p>
              </table:table-cell>
              <table:table-cell office:value-type="float" office:value="13213">
                <text:p>132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288191">
                <text:p>288191</text:p>
              </table:table-cell>
              <table:table-cell office:value-type="float" office:value="13090">
                <text:p>130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284840">
                <text:p>284840</text:p>
              </table:table-cell>
              <table:table-cell office:value-type="float" office:value="13177">
                <text:p>131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285468">
                <text:p>285468</text:p>
              </table:table-cell>
              <table:table-cell office:value-type="float" office:value="13097">
                <text:p>130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282329">
                <text:p>282329</text:p>
              </table:table-cell>
              <table:table-cell office:value-type="float" office:value="13117">
                <text:p>131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290281">
                <text:p>290281</text:p>
              </table:table-cell>
              <table:table-cell office:value-type="float" office:value="13217">
                <text:p>132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289728">
                <text:p>289728</text:p>
              </table:table-cell>
              <table:table-cell office:value-type="float" office:value="13351">
                <text:p>133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292683">
                <text:p>292683</text:p>
              </table:table-cell>
              <table:table-cell office:value-type="float" office:value="13271">
                <text:p>132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296176">
                <text:p>296176</text:p>
              </table:table-cell>
              <table:table-cell office:value-type="float" office:value="13221">
                <text:p>13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292324">
                <text:p>292324</text:p>
              </table:table-cell>
              <table:table-cell office:value-type="float" office:value="13021">
                <text:p>13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293643">
                <text:p>293643</text:p>
              </table:table-cell>
              <table:table-cell office:value-type="float" office:value="12989">
                <text:p>129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294432">
                <text:p>294432</text:p>
              </table:table-cell>
              <table:table-cell office:value-type="float" office:value="13001">
                <text:p>13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295270">
                <text:p>295270</text:p>
              </table:table-cell>
              <table:table-cell office:value-type="float" office:value="13093">
                <text:p>130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297614">
                <text:p>297614</text:p>
              </table:table-cell>
              <table:table-cell office:value-type="float" office:value="13217">
                <text:p>132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297459">
                <text:p>297459</text:p>
              </table:table-cell>
              <table:table-cell office:value-type="float" office:value="13256">
                <text:p>132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300466">
                <text:p>300466</text:p>
              </table:table-cell>
              <table:table-cell office:value-type="float" office:value="13111">
                <text:p>131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295389">
                <text:p>295389</text:p>
              </table:table-cell>
              <table:table-cell office:value-type="float" office:value="13003">
                <text:p>130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297224">
                <text:p>297224</text:p>
              </table:table-cell>
              <table:table-cell office:value-type="float" office:value="13135">
                <text:p>131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301532">
                <text:p>301532</text:p>
              </table:table-cell>
              <table:table-cell office:value-type="float" office:value="13236">
                <text:p>132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302199">
                <text:p>302199</text:p>
              </table:table-cell>
              <table:table-cell office:value-type="float" office:value="13213">
                <text:p>132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299906">
                <text:p>299906</text:p>
              </table:table-cell>
              <table:table-cell office:value-type="float" office:value="13291">
                <text:p>132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302910">
                <text:p>302910</text:p>
              </table:table-cell>
              <table:table-cell office:value-type="float" office:value="13417">
                <text:p>134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306306">
                <text:p>306306</text:p>
              </table:table-cell>
              <table:table-cell office:value-type="float" office:value="13160">
                <text:p>131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305613">
                <text:p>305613</text:p>
              </table:table-cell>
              <table:table-cell office:value-type="float" office:value="13492">
                <text:p>134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301125">
                <text:p>301125</text:p>
              </table:table-cell>
              <table:table-cell office:value-type="float" office:value="13106">
                <text:p>131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305856">
                <text:p>305856</text:p>
              </table:table-cell>
              <table:table-cell office:value-type="float" office:value="13413">
                <text:p>134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311197">
                <text:p>311197</text:p>
              </table:table-cell>
              <table:table-cell office:value-type="float" office:value="13402">
                <text:p>134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307701">
                <text:p>307701</text:p>
              </table:table-cell>
              <table:table-cell office:value-type="float" office:value="13379">
                <text:p>133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309441">
                <text:p>309441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313471">
                <text:p>313471</text:p>
              </table:table-cell>
              <table:table-cell office:value-type="float" office:value="13174">
                <text:p>131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314664">
                <text:p>314664</text:p>
              </table:table-cell>
              <table:table-cell office:value-type="float" office:value="13997">
                <text:p>139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313436">
                <text:p>313436</text:p>
              </table:table-cell>
              <table:table-cell office:value-type="float" office:value="13355">
                <text:p>133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311926">
                <text:p>311926</text:p>
              </table:table-cell>
              <table:table-cell office:value-type="float" office:value="13256">
                <text:p>132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312018">
                <text:p>312018</text:p>
              </table:table-cell>
              <table:table-cell office:value-type="float" office:value="13355">
                <text:p>133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313433">
                <text:p>313433</text:p>
              </table:table-cell>
              <table:table-cell office:value-type="float" office:value="13654">
                <text:p>136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320012">
                <text:p>320012</text:p>
              </table:table-cell>
              <table:table-cell office:value-type="float" office:value="13381">
                <text:p>133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313671">
                <text:p>313671</text:p>
              </table:table-cell>
              <table:table-cell office:value-type="float" office:value="12871">
                <text:p>128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314544">
                <text:p>314544</text:p>
              </table:table-cell>
              <table:table-cell office:value-type="float" office:value="13418">
                <text:p>134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318153">
                <text:p>318153</text:p>
              </table:table-cell>
              <table:table-cell office:value-type="float" office:value="13480">
                <text:p>134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321022">
                <text:p>321022</text:p>
              </table:table-cell>
              <table:table-cell office:value-type="float" office:value="13491">
                <text:p>134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316013">
                <text:p>316013</text:p>
              </table:table-cell>
              <table:table-cell office:value-type="float" office:value="13467">
                <text:p>134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323023">
                <text:p>323023</text:p>
              </table:table-cell>
              <table:table-cell office:value-type="float" office:value="13566">
                <text:p>135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322585">
                <text:p>322585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324034">
                <text:p>324034</text:p>
              </table:table-cell>
              <table:table-cell office:value-type="float" office:value="13023">
                <text:p>130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325367">
                <text:p>325367</text:p>
              </table:table-cell>
              <table:table-cell office:value-type="float" office:value="13191">
                <text:p>131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324998">
                <text:p>324998</text:p>
              </table:table-cell>
              <table:table-cell office:value-type="float" office:value="13443">
                <text:p>134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320824">
                <text:p>320824</text:p>
              </table:table-cell>
              <table:table-cell office:value-type="float" office:value="12986">
                <text:p>129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323975">
                <text:p>323975</text:p>
              </table:table-cell>
              <table:table-cell office:value-type="float" office:value="13656">
                <text:p>136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330656">
                <text:p>330656</text:p>
              </table:table-cell>
              <table:table-cell office:value-type="float" office:value="13449">
                <text:p>134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324153">
                <text:p>324153</text:p>
              </table:table-cell>
              <table:table-cell office:value-type="float" office:value="13443">
                <text:p>134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330408">
                <text:p>330408</text:p>
              </table:table-cell>
              <table:table-cell office:value-type="float" office:value="13351">
                <text:p>133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331466">
                <text:p>331466</text:p>
              </table:table-cell>
              <table:table-cell office:value-type="float" office:value="13531">
                <text:p>135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326299">
                <text:p>326299</text:p>
              </table:table-cell>
              <table:table-cell office:value-type="float" office:value="13722">
                <text:p>137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328948">
                <text:p>328948</text:p>
              </table:table-cell>
              <table:table-cell office:value-type="float" office:value="13576">
                <text:p>135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331876">
                <text:p>331876</text:p>
              </table:table-cell>
              <table:table-cell office:value-type="float" office:value="13982">
                <text:p>139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328586">
                <text:p>328586</text:p>
              </table:table-cell>
              <table:table-cell office:value-type="float" office:value="13965">
                <text:p>139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333445">
                <text:p>333445</text:p>
              </table:table-cell>
              <table:table-cell office:value-type="float" office:value="13385">
                <text:p>133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329810">
                <text:p>329810</text:p>
              </table:table-cell>
              <table:table-cell office:value-type="float" office:value="13570">
                <text:p>135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331248">
                <text:p>331248</text:p>
              </table:table-cell>
              <table:table-cell office:value-type="float" office:value="13420">
                <text:p>134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339262">
                <text:p>339262</text:p>
              </table:table-cell>
              <table:table-cell office:value-type="float" office:value="13660">
                <text:p>1366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338385">
                <text:p>338385</text:p>
              </table:table-cell>
              <table:table-cell office:value-type="float" office:value="13717">
                <text:p>137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335625">
                <text:p>335625</text:p>
              </table:table-cell>
              <table:table-cell office:value-type="float" office:value="13620">
                <text:p>136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332649">
                <text:p>332649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338685">
                <text:p>338685</text:p>
              </table:table-cell>
              <table:table-cell office:value-type="float" office:value="13698">
                <text:p>136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336639">
                <text:p>336639</text:p>
              </table:table-cell>
              <table:table-cell office:value-type="float" office:value="13566">
                <text:p>135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340490">
                <text:p>340490</text:p>
              </table:table-cell>
              <table:table-cell office:value-type="float" office:value="13832">
                <text:p>138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336830">
                <text:p>336830</text:p>
              </table:table-cell>
              <table:table-cell office:value-type="float" office:value="13542">
                <text:p>135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337311">
                <text:p>337311</text:p>
              </table:table-cell>
              <table:table-cell office:value-type="float" office:value="13808">
                <text:p>138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344119">
                <text:p>344119</text:p>
              </table:table-cell>
              <table:table-cell office:value-type="float" office:value="13528">
                <text:p>135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340262">
                <text:p>340262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345463">
                <text:p>345463</text:p>
              </table:table-cell>
              <table:table-cell office:value-type="float" office:value="13604">
                <text:p>136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345542">
                <text:p>345542</text:p>
              </table:table-cell>
              <table:table-cell office:value-type="float" office:value="13687">
                <text:p>136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345959">
                <text:p>345959</text:p>
              </table:table-cell>
              <table:table-cell office:value-type="float" office:value="13367">
                <text:p>133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348784">
                <text:p>348784</text:p>
              </table:table-cell>
              <table:table-cell office:value-type="float" office:value="13554">
                <text:p>135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346506">
                <text:p>346506</text:p>
              </table:table-cell>
              <table:table-cell office:value-type="float" office:value="13450">
                <text:p>1345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348384">
                <text:p>348384</text:p>
              </table:table-cell>
              <table:table-cell office:value-type="float" office:value="14305">
                <text:p>143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347692">
                <text:p>347692</text:p>
              </table:table-cell>
              <table:table-cell office:value-type="float" office:value="14026">
                <text:p>140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355288">
                <text:p>355288</text:p>
              </table:table-cell>
              <table:table-cell office:value-type="float" office:value="14182">
                <text:p>141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349547">
                <text:p>349547</text:p>
              </table:table-cell>
              <table:table-cell office:value-type="float" office:value="14313">
                <text:p>143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352618">
                <text:p>352618</text:p>
              </table:table-cell>
              <table:table-cell office:value-type="float" office:value="14236">
                <text:p>142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353786">
                <text:p>353786</text:p>
              </table:table-cell>
              <table:table-cell office:value-type="float" office:value="14061">
                <text:p>140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351691">
                <text:p>351691</text:p>
              </table:table-cell>
              <table:table-cell office:value-type="float" office:value="13840">
                <text:p>138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355807">
                <text:p>355807</text:p>
              </table:table-cell>
              <table:table-cell office:value-type="float" office:value="14077">
                <text:p>140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353508">
                <text:p>353508</text:p>
              </table:table-cell>
              <table:table-cell office:value-type="float" office:value="14061">
                <text:p>140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353652">
                <text:p>353652</text:p>
              </table:table-cell>
              <table:table-cell office:value-type="float" office:value="13928">
                <text:p>139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359925">
                <text:p>359925</text:p>
              </table:table-cell>
              <table:table-cell office:value-type="float" office:value="14304">
                <text:p>143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355771">
                <text:p>355771</text:p>
              </table:table-cell>
              <table:table-cell office:value-type="float" office:value="14334">
                <text:p>143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355871">
                <text:p>355871</text:p>
              </table:table-cell>
              <table:table-cell office:value-type="float" office:value="14092">
                <text:p>140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358469">
                <text:p>358469</text:p>
              </table:table-cell>
              <table:table-cell office:value-type="float" office:value="14413">
                <text:p>144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358311">
                <text:p>358311</text:p>
              </table:table-cell>
              <table:table-cell office:value-type="float" office:value="14024">
                <text:p>140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356751">
                <text:p>356751</text:p>
              </table:table-cell>
              <table:table-cell office:value-type="float" office:value="14188">
                <text:p>141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362530">
                <text:p>362530</text:p>
              </table:table-cell>
              <table:table-cell office:value-type="float" office:value="14175">
                <text:p>141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357804">
                <text:p>357804</text:p>
              </table:table-cell>
              <table:table-cell office:value-type="float" office:value="14182">
                <text:p>141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365706">
                <text:p>365706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365484">
                <text:p>365484</text:p>
              </table:table-cell>
              <table:table-cell office:value-type="float" office:value="14865">
                <text:p>148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359436">
                <text:p>359436</text:p>
              </table:table-cell>
              <table:table-cell office:value-type="float" office:value="13973">
                <text:p>139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367724">
                <text:p>367724</text:p>
              </table:table-cell>
              <table:table-cell office:value-type="float" office:value="15338">
                <text:p>153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363501">
                <text:p>363501</text:p>
              </table:table-cell>
              <table:table-cell office:value-type="float" office:value="14254">
                <text:p>142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365278">
                <text:p>365278</text:p>
              </table:table-cell>
              <table:table-cell office:value-type="float" office:value="14655">
                <text:p>146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363960">
                <text:p>363960</text:p>
              </table:table-cell>
              <table:table-cell office:value-type="float" office:value="14224">
                <text:p>142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372897">
                <text:p>372897</text:p>
              </table:table-cell>
              <table:table-cell office:value-type="float" office:value="14992">
                <text:p>149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369802">
                <text:p>369802</text:p>
              </table:table-cell>
              <table:table-cell office:value-type="float" office:value="14606">
                <text:p>146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370630">
                <text:p>370630</text:p>
              </table:table-cell>
              <table:table-cell office:value-type="float" office:value="14230">
                <text:p>142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367289">
                <text:p>367289</text:p>
              </table:table-cell>
              <table:table-cell office:value-type="float" office:value="13641">
                <text:p>136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368976">
                <text:p>368976</text:p>
              </table:table-cell>
              <table:table-cell office:value-type="float" office:value="13765">
                <text:p>137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368147">
                <text:p>368147</text:p>
              </table:table-cell>
              <table:table-cell office:value-type="float" office:value="14104">
                <text:p>141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368950">
                <text:p>368950</text:p>
              </table:table-cell>
              <table:table-cell office:value-type="float" office:value="14494">
                <text:p>144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374060">
                <text:p>374060</text:p>
              </table:table-cell>
              <table:table-cell office:value-type="float" office:value="14829">
                <text:p>148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370149">
                <text:p>370149</text:p>
              </table:table-cell>
              <table:table-cell office:value-type="float" office:value="13783">
                <text:p>137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378779">
                <text:p>378779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372054">
                <text:p>372054</text:p>
              </table:table-cell>
              <table:table-cell office:value-type="float" office:value="14708">
                <text:p>147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369447">
                <text:p>369447</text:p>
              </table:table-cell>
              <table:table-cell office:value-type="float" office:value="14183">
                <text:p>141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379070">
                <text:p>379070</text:p>
              </table:table-cell>
              <table:table-cell office:value-type="float" office:value="15453">
                <text:p>154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375784">
                <text:p>375784</text:p>
              </table:table-cell>
              <table:table-cell office:value-type="float" office:value="14222">
                <text:p>142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371670">
                <text:p>371670</text:p>
              </table:table-cell>
              <table:table-cell office:value-type="float" office:value="14405">
                <text:p>144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376982">
                <text:p>376982</text:p>
              </table:table-cell>
              <table:table-cell office:value-type="float" office:value="14887">
                <text:p>148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382812">
                <text:p>382812</text:p>
              </table:table-cell>
              <table:table-cell office:value-type="float" office:value="15454">
                <text:p>154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383043">
                <text:p>383043</text:p>
              </table:table-cell>
              <table:table-cell office:value-type="float" office:value="15026">
                <text:p>150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385640">
                <text:p>385640</text:p>
              </table:table-cell>
              <table:table-cell office:value-type="float" office:value="15918">
                <text:p>159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387455">
                <text:p>387455</text:p>
              </table:table-cell>
              <table:table-cell office:value-type="float" office:value="16055">
                <text:p>160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377607">
                <text:p>377607</text:p>
              </table:table-cell>
              <table:table-cell office:value-type="float" office:value="14140">
                <text:p>141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379094">
                <text:p>379094</text:p>
              </table:table-cell>
              <table:table-cell office:value-type="float" office:value="14361">
                <text:p>143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378125">
                <text:p>378125</text:p>
              </table:table-cell>
              <table:table-cell office:value-type="float" office:value="14515">
                <text:p>145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386605">
                <text:p>386605</text:p>
              </table:table-cell>
              <table:table-cell office:value-type="float" office:value="15032">
                <text:p>150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380178">
                <text:p>380178</text:p>
              </table:table-cell>
              <table:table-cell office:value-type="float" office:value="15170">
                <text:p>151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385327">
                <text:p>385327</text:p>
              </table:table-cell>
              <table:table-cell office:value-type="float" office:value="15361">
                <text:p>153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384965">
                <text:p>384965</text:p>
              </table:table-cell>
              <table:table-cell office:value-type="float" office:value="14631">
                <text:p>146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385694">
                <text:p>385694</text:p>
              </table:table-cell>
              <table:table-cell office:value-type="float" office:value="15232">
                <text:p>152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384520">
                <text:p>384520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387111">
                <text:p>387111</text:p>
              </table:table-cell>
              <table:table-cell office:value-type="float" office:value="14308">
                <text:p>143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390673">
                <text:p>390673</text:p>
              </table:table-cell>
              <table:table-cell office:value-type="float" office:value="14501">
                <text:p>145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395023">
                <text:p>395023</text:p>
              </table:table-cell>
              <table:table-cell office:value-type="float" office:value="15525">
                <text:p>155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389719">
                <text:p>389719</text:p>
              </table:table-cell>
              <table:table-cell office:value-type="float" office:value="15183">
                <text:p>151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393156">
                <text:p>393156</text:p>
              </table:table-cell>
              <table:table-cell office:value-type="float" office:value="15210">
                <text:p>152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387290">
                <text:p>387290</text:p>
              </table:table-cell>
              <table:table-cell office:value-type="float" office:value="15131">
                <text:p>151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398665">
                <text:p>398665</text:p>
              </table:table-cell>
              <table:table-cell office:value-type="float" office:value="15581">
                <text:p>155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391592">
                <text:p>391592</text:p>
              </table:table-cell>
              <table:table-cell office:value-type="float" office:value="14275">
                <text:p>142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388756">
                <text:p>388756</text:p>
              </table:table-cell>
              <table:table-cell office:value-type="float" office:value="15374">
                <text:p>153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386891">
                <text:p>386891</text:p>
              </table:table-cell>
              <table:table-cell office:value-type="float" office:value="15076">
                <text:p>150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391979">
                <text:p>391979</text:p>
              </table:table-cell>
              <table:table-cell office:value-type="float" office:value="14908">
                <text:p>149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388338">
                <text:p>388338</text:p>
              </table:table-cell>
              <table:table-cell office:value-type="float" office:value="14355">
                <text:p>143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392962">
                <text:p>392962</text:p>
              </table:table-cell>
              <table:table-cell office:value-type="float" office:value="14926">
                <text:p>149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393879">
                <text:p>393879</text:p>
              </table:table-cell>
              <table:table-cell office:value-type="float" office:value="15840">
                <text:p>1584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395700">
                <text:p>395700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399967">
                <text:p>399967</text:p>
              </table:table-cell>
              <table:table-cell office:value-type="float" office:value="15768">
                <text:p>157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396249">
                <text:p>396249</text:p>
              </table:table-cell>
              <table:table-cell office:value-type="float" office:value="16305">
                <text:p>163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398281">
                <text:p>398281</text:p>
              </table:table-cell>
              <table:table-cell office:value-type="float" office:value="15501">
                <text:p>155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400721">
                <text:p>400721</text:p>
              </table:table-cell>
              <table:table-cell office:value-type="float" office:value="15797">
                <text:p>157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401773">
                <text:p>401773</text:p>
              </table:table-cell>
              <table:table-cell office:value-type="float" office:value="15605">
                <text:p>156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398445">
                <text:p>398445</text:p>
              </table:table-cell>
              <table:table-cell office:value-type="float" office:value="14461">
                <text:p>144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401562">
                <text:p>401562</text:p>
              </table:table-cell>
              <table:table-cell office:value-type="float" office:value="15491">
                <text:p>154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397670">
                <text:p>397670</text:p>
              </table:table-cell>
              <table:table-cell office:value-type="float" office:value="15516">
                <text:p>155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398251">
                <text:p>398251</text:p>
              </table:table-cell>
              <table:table-cell office:value-type="float" office:value="15453">
                <text:p>154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409762">
                <text:p>409762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398949">
                <text:p>398949</text:p>
              </table:table-cell>
              <table:table-cell office:value-type="float" office:value="15350">
                <text:p>153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405263">
                <text:p>405263</text:p>
              </table:table-cell>
              <table:table-cell office:value-type="float" office:value="15720">
                <text:p>157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403750">
                <text:p>403750</text:p>
              </table:table-cell>
              <table:table-cell office:value-type="float" office:value="15423">
                <text:p>154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404567">
                <text:p>404567</text:p>
              </table:table-cell>
              <table:table-cell office:value-type="float" office:value="15418">
                <text:p>154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405241">
                <text:p>405241</text:p>
              </table:table-cell>
              <table:table-cell office:value-type="float" office:value="15440">
                <text:p>1544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408242">
                <text:p>408242</text:p>
              </table:table-cell>
              <table:table-cell office:value-type="float" office:value="15425">
                <text:p>154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409517">
                <text:p>409517</text:p>
              </table:table-cell>
              <table:table-cell office:value-type="float" office:value="16405">
                <text:p>164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400132">
                <text:p>400132</text:p>
              </table:table-cell>
              <table:table-cell office:value-type="float" office:value="14458">
                <text:p>144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405170">
                <text:p>405170</text:p>
              </table:table-cell>
              <table:table-cell office:value-type="float" office:value="15616">
                <text:p>156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404725">
                <text:p>404725</text:p>
              </table:table-cell>
              <table:table-cell office:value-type="float" office:value="16048">
                <text:p>160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413186">
                <text:p>413186</text:p>
              </table:table-cell>
              <table:table-cell office:value-type="float" office:value="15279">
                <text:p>152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410729">
                <text:p>410729</text:p>
              </table:table-cell>
              <table:table-cell office:value-type="float" office:value="15364">
                <text:p>153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410284">
                <text:p>410284</text:p>
              </table:table-cell>
              <table:table-cell office:value-type="float" office:value="16326">
                <text:p>163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406243">
                <text:p>406243</text:p>
              </table:table-cell>
              <table:table-cell office:value-type="float" office:value="15689">
                <text:p>156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412059">
                <text:p>412059</text:p>
              </table:table-cell>
              <table:table-cell office:value-type="float" office:value="15897">
                <text:p>158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414466">
                <text:p>414466</text:p>
              </table:table-cell>
              <table:table-cell office:value-type="float" office:value="15901">
                <text:p>159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418746">
                <text:p>418746</text:p>
              </table:table-cell>
              <table:table-cell office:value-type="float" office:value="16484">
                <text:p>164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422174">
                <text:p>422174</text:p>
              </table:table-cell>
              <table:table-cell office:value-type="float" office:value="17066">
                <text:p>170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401339">
                <text:p>401339</text:p>
              </table:table-cell>
              <table:table-cell office:value-type="float" office:value="14501">
                <text:p>145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413255">
                <text:p>413255</text:p>
              </table:table-cell>
              <table:table-cell office:value-type="float" office:value="15541">
                <text:p>155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412099">
                <text:p>412099</text:p>
              </table:table-cell>
              <table:table-cell office:value-type="float" office:value="15879">
                <text:p>158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411204">
                <text:p>411204</text:p>
              </table:table-cell>
              <table:table-cell office:value-type="float" office:value="14812">
                <text:p>148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415100">
                <text:p>415100</text:p>
              </table:table-cell>
              <table:table-cell office:value-type="float" office:value="15983">
                <text:p>159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422210">
                <text:p>422210</text:p>
              </table:table-cell>
              <table:table-cell office:value-type="float" office:value="15993">
                <text:p>159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414531">
                <text:p>414531</text:p>
              </table:table-cell>
              <table:table-cell office:value-type="float" office:value="15572">
                <text:p>155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420269">
                <text:p>420269</text:p>
              </table:table-cell>
              <table:table-cell office:value-type="float" office:value="15798">
                <text:p>157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421811">
                <text:p>421811</text:p>
              </table:table-cell>
              <table:table-cell office:value-type="float" office:value="16382">
                <text:p>163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418357">
                <text:p>418357</text:p>
              </table:table-cell>
              <table:table-cell office:value-type="float" office:value="15949">
                <text:p>159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415627">
                <text:p>415627</text:p>
              </table:table-cell>
              <table:table-cell office:value-type="float" office:value="15602">
                <text:p>156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420072">
                <text:p>420072</text:p>
              </table:table-cell>
              <table:table-cell office:value-type="float" office:value="16366">
                <text:p>163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422219">
                <text:p>422219</text:p>
              </table:table-cell>
              <table:table-cell office:value-type="float" office:value="16994">
                <text:p>169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421817">
                <text:p>421817</text:p>
              </table:table-cell>
              <table:table-cell office:value-type="float" office:value="16195">
                <text:p>161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428555">
                <text:p>428555</text:p>
              </table:table-cell>
              <table:table-cell office:value-type="float" office:value="15915">
                <text:p>159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420914">
                <text:p>420914</text:p>
              </table:table-cell>
              <table:table-cell office:value-type="float" office:value="16133">
                <text:p>161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423657">
                <text:p>423657</text:p>
              </table:table-cell>
              <table:table-cell office:value-type="float" office:value="16578">
                <text:p>165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427328">
                <text:p>427328</text:p>
              </table:table-cell>
              <table:table-cell office:value-type="float" office:value="16759">
                <text:p>167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423548">
                <text:p>423548</text:p>
              </table:table-cell>
              <table:table-cell office:value-type="float" office:value="16541">
                <text:p>165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425776">
                <text:p>425776</text:p>
              </table:table-cell>
              <table:table-cell office:value-type="float" office:value="16514">
                <text:p>165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422964">
                <text:p>422964</text:p>
              </table:table-cell>
              <table:table-cell office:value-type="float" office:value="15572">
                <text:p>155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415387">
                <text:p>415387</text:p>
              </table:table-cell>
              <table:table-cell office:value-type="float" office:value="15865">
                <text:p>158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420068">
                <text:p>420068</text:p>
              </table:table-cell>
              <table:table-cell office:value-type="float" office:value="16308">
                <text:p>163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421671">
                <text:p>421671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432060">
                <text:p>432060</text:p>
              </table:table-cell>
              <table:table-cell office:value-type="float" office:value="17150">
                <text:p>171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432064">
                <text:p>432064</text:p>
              </table:table-cell>
              <table:table-cell office:value-type="float" office:value="16769">
                <text:p>167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422910">
                <text:p>422910</text:p>
              </table:table-cell>
              <table:table-cell office:value-type="float" office:value="16495">
                <text:p>164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425224">
                <text:p>425224</text:p>
              </table:table-cell>
              <table:table-cell office:value-type="float" office:value="16084">
                <text:p>160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427078">
                <text:p>427078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429841">
                <text:p>429841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424030">
                <text:p>424030</text:p>
              </table:table-cell>
              <table:table-cell office:value-type="float" office:value="16116">
                <text:p>161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427694">
                <text:p>427694</text:p>
              </table:table-cell>
              <table:table-cell office:value-type="float" office:value="16202">
                <text:p>162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430516">
                <text:p>430516</text:p>
              </table:table-cell>
              <table:table-cell office:value-type="float" office:value="16385">
                <text:p>163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431547">
                <text:p>431547</text:p>
              </table:table-cell>
              <table:table-cell office:value-type="float" office:value="16736">
                <text:p>167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431926">
                <text:p>431926</text:p>
              </table:table-cell>
              <table:table-cell office:value-type="float" office:value="16130">
                <text:p>1613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430752">
                <text:p>430752</text:p>
              </table:table-cell>
              <table:table-cell office:value-type="float" office:value="17085">
                <text:p>170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435425">
                <text:p>435425</text:p>
              </table:table-cell>
              <table:table-cell office:value-type="float" office:value="16812">
                <text:p>168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426711">
                <text:p>426711</text:p>
              </table:table-cell>
              <table:table-cell office:value-type="float" office:value="16143">
                <text:p>161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436773">
                <text:p>436773</text:p>
              </table:table-cell>
              <table:table-cell office:value-type="float" office:value="16735">
                <text:p>167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431937">
                <text:p>431937</text:p>
              </table:table-cell>
              <table:table-cell office:value-type="float" office:value="17220">
                <text:p>172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441840">
                <text:p>441840</text:p>
              </table:table-cell>
              <table:table-cell office:value-type="float" office:value="16978">
                <text:p>169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433207">
                <text:p>433207</text:p>
              </table:table-cell>
              <table:table-cell office:value-type="float" office:value="17384">
                <text:p>173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441738">
                <text:p>441738</text:p>
              </table:table-cell>
              <table:table-cell office:value-type="float" office:value="17269">
                <text:p>172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436920">
                <text:p>436920</text:p>
              </table:table-cell>
              <table:table-cell office:value-type="float" office:value="16477">
                <text:p>164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438465">
                <text:p>438465</text:p>
              </table:table-cell>
              <table:table-cell office:value-type="float" office:value="16717">
                <text:p>167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440929">
                <text:p>440929</text:p>
              </table:table-cell>
              <table:table-cell office:value-type="float" office:value="17142">
                <text:p>171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437329">
                <text:p>437329</text:p>
              </table:table-cell>
              <table:table-cell office:value-type="float" office:value="16861">
                <text:p>168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434861">
                <text:p>434861</text:p>
              </table:table-cell>
              <table:table-cell office:value-type="float" office:value="16498">
                <text:p>164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446432">
                <text:p>446432</text:p>
              </table:table-cell>
              <table:table-cell office:value-type="float" office:value="16758">
                <text:p>167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440140">
                <text:p>440140</text:p>
              </table:table-cell>
              <table:table-cell office:value-type="float" office:value="17284">
                <text:p>172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442450">
                <text:p>442450</text:p>
              </table:table-cell>
              <table:table-cell office:value-type="float" office:value="16658">
                <text:p>166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440661">
                <text:p>440661</text:p>
              </table:table-cell>
              <table:table-cell office:value-type="float" office:value="16410">
                <text:p>164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440365">
                <text:p>440365</text:p>
              </table:table-cell>
              <table:table-cell office:value-type="float" office:value="16818">
                <text:p>168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443767">
                <text:p>443767</text:p>
              </table:table-cell>
              <table:table-cell office:value-type="float" office:value="16847">
                <text:p>168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437597">
                <text:p>437597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446774">
                <text:p>446774</text:p>
              </table:table-cell>
              <table:table-cell office:value-type="float" office:value="17470">
                <text:p>1747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443277">
                <text:p>443277</text:p>
              </table:table-cell>
              <table:table-cell office:value-type="float" office:value="17443">
                <text:p>174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440211">
                <text:p>440211</text:p>
              </table:table-cell>
              <table:table-cell office:value-type="float" office:value="16496">
                <text:p>164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445925">
                <text:p>445925</text:p>
              </table:table-cell>
              <table:table-cell office:value-type="float" office:value="17498">
                <text:p>174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450352">
                <text:p>450352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434879">
                <text:p>434879</text:p>
              </table:table-cell>
              <table:table-cell office:value-type="float" office:value="16484">
                <text:p>164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444031">
                <text:p>444031</text:p>
              </table:table-cell>
              <table:table-cell office:value-type="float" office:value="17899">
                <text:p>178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442430">
                <text:p>442430</text:p>
              </table:table-cell>
              <table:table-cell office:value-type="float" office:value="16301">
                <text:p>163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442671">
                <text:p>442671</text:p>
              </table:table-cell>
              <table:table-cell office:value-type="float" office:value="17099">
                <text:p>170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448332">
                <text:p>448332</text:p>
              </table:table-cell>
              <table:table-cell office:value-type="float" office:value="17479">
                <text:p>174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448842">
                <text:p>448842</text:p>
              </table:table-cell>
              <table:table-cell office:value-type="float" office:value="17491">
                <text:p>174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441284">
                <text:p>441284</text:p>
              </table:table-cell>
              <table:table-cell office:value-type="float" office:value="16184">
                <text:p>161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452160">
                <text:p>452160</text:p>
              </table:table-cell>
              <table:table-cell office:value-type="float" office:value="18436">
                <text:p>184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443777">
                <text:p>443777</text:p>
              </table:table-cell>
              <table:table-cell office:value-type="float" office:value="17196">
                <text:p>171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452252">
                <text:p>452252</text:p>
              </table:table-cell>
              <table:table-cell office:value-type="float" office:value="17151">
                <text:p>171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448817">
                <text:p>448817</text:p>
              </table:table-cell>
              <table:table-cell office:value-type="float" office:value="17846">
                <text:p>178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449692">
                <text:p>449692</text:p>
              </table:table-cell>
              <table:table-cell office:value-type="float" office:value="17064">
                <text:p>170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450613">
                <text:p>450613</text:p>
              </table:table-cell>
              <table:table-cell office:value-type="float" office:value="19059">
                <text:p>190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444439">
                <text:p>444439</text:p>
              </table:table-cell>
              <table:table-cell office:value-type="float" office:value="16113">
                <text:p>161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468042">
                <text:p>468042</text:p>
              </table:table-cell>
              <table:table-cell office:value-type="float" office:value="19219">
                <text:p>192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450723">
                <text:p>450723</text:p>
              </table:table-cell>
              <table:table-cell office:value-type="float" office:value="17361">
                <text:p>173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452842">
                <text:p>452842</text:p>
              </table:table-cell>
              <table:table-cell office:value-type="float" office:value="18368">
                <text:p>183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447056">
                <text:p>447056</text:p>
              </table:table-cell>
              <table:table-cell office:value-type="float" office:value="17236">
                <text:p>172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443052">
                <text:p>443052</text:p>
              </table:table-cell>
              <table:table-cell office:value-type="float" office:value="15944">
                <text:p>159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447027">
                <text:p>447027</text:p>
              </table:table-cell>
              <table:table-cell office:value-type="float" office:value="17357">
                <text:p>173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455195">
                <text:p>455195</text:p>
              </table:table-cell>
              <table:table-cell office:value-type="float" office:value="17675">
                <text:p>176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454059">
                <text:p>454059</text:p>
              </table:table-cell>
              <table:table-cell office:value-type="float" office:value="17993">
                <text:p>179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452087">
                <text:p>452087</text:p>
              </table:table-cell>
              <table:table-cell office:value-type="float" office:value="17784">
                <text:p>177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453502">
                <text:p>453502</text:p>
              </table:table-cell>
              <table:table-cell office:value-type="float" office:value="17657">
                <text:p>176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448604">
                <text:p>448604</text:p>
              </table:table-cell>
              <table:table-cell office:value-type="float" office:value="16163">
                <text:p>161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449183">
                <text:p>449183</text:p>
              </table:table-cell>
              <table:table-cell office:value-type="float" office:value="17412">
                <text:p>174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449919">
                <text:p>449919</text:p>
              </table:table-cell>
              <table:table-cell office:value-type="float" office:value="16805">
                <text:p>168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449116">
                <text:p>449116</text:p>
              </table:table-cell>
              <table:table-cell office:value-type="float" office:value="17652">
                <text:p>176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452187">
                <text:p>452187</text:p>
              </table:table-cell>
              <table:table-cell office:value-type="float" office:value="16584">
                <text:p>165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461104">
                <text:p>461104</text:p>
              </table:table-cell>
              <table:table-cell office:value-type="float" office:value="18813">
                <text:p>188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454729">
                <text:p>454729</text:p>
              </table:table-cell>
              <table:table-cell office:value-type="float" office:value="17794">
                <text:p>177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451821">
                <text:p>451821</text:p>
              </table:table-cell>
              <table:table-cell office:value-type="float" office:value="17879">
                <text:p>178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457740">
                <text:p>457740</text:p>
              </table:table-cell>
              <table:table-cell office:value-type="float" office:value="17262">
                <text:p>172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451764">
                <text:p>45176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455798">
                <text:p>455798</text:p>
              </table:table-cell>
              <table:table-cell office:value-type="float" office:value="17496">
                <text:p>174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462681">
                <text:p>462681</text:p>
              </table:table-cell>
              <table:table-cell office:value-type="float" office:value="17582">
                <text:p>175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455099">
                <text:p>455099</text:p>
              </table:table-cell>
              <table:table-cell office:value-type="float" office:value="18014">
                <text:p>180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460356">
                <text:p>460356</text:p>
              </table:table-cell>
              <table:table-cell office:value-type="float" office:value="17772">
                <text:p>177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458674">
                <text:p>458674</text:p>
              </table:table-cell>
              <table:table-cell office:value-type="float" office:value="16935">
                <text:p>169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469530">
                <text:p>469530</text:p>
              </table:table-cell>
              <table:table-cell office:value-type="float" office:value="18015">
                <text:p>180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458552">
                <text:p>458552</text:p>
              </table:table-cell>
              <table:table-cell office:value-type="float" office:value="17486">
                <text:p>174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459824">
                <text:p>459824</text:p>
              </table:table-cell>
              <table:table-cell office:value-type="float" office:value="18152">
                <text:p>181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454302">
                <text:p>454302</text:p>
              </table:table-cell>
              <table:table-cell office:value-type="float" office:value="17397">
                <text:p>173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463481">
                <text:p>463481</text:p>
              </table:table-cell>
              <table:table-cell office:value-type="float" office:value="17970">
                <text:p>1797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464543">
                <text:p>464543</text:p>
              </table:table-cell>
              <table:table-cell office:value-type="float" office:value="17713">
                <text:p>177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464760">
                <text:p>464760</text:p>
              </table:table-cell>
              <table:table-cell office:value-type="float" office:value="17987">
                <text:p>179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460892">
                <text:p>460892</text:p>
              </table:table-cell>
              <table:table-cell office:value-type="float" office:value="17269">
                <text:p>172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459604">
                <text:p>459604</text:p>
              </table:table-cell>
              <table:table-cell office:value-type="float" office:value="17550">
                <text:p>1755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464635">
                <text:p>464635</text:p>
              </table:table-cell>
              <table:table-cell office:value-type="float" office:value="18015">
                <text:p>180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460795">
                <text:p>460795</text:p>
              </table:table-cell>
              <table:table-cell office:value-type="float" office:value="18072">
                <text:p>180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466996">
                <text:p>466996</text:p>
              </table:table-cell>
              <table:table-cell office:value-type="float" office:value="17232">
                <text:p>172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461646">
                <text:p>461646</text:p>
              </table:table-cell>
              <table:table-cell office:value-type="float" office:value="18563">
                <text:p>185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464901">
                <text:p>464901</text:p>
              </table:table-cell>
              <table:table-cell office:value-type="float" office:value="18054">
                <text:p>1805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466415">
                <text:p>466415</text:p>
              </table:table-cell>
              <table:table-cell office:value-type="float" office:value="17985">
                <text:p>179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466224">
                <text:p>466224</text:p>
              </table:table-cell>
              <table:table-cell office:value-type="float" office:value="18666">
                <text:p>1866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465077">
                <text:p>465077</text:p>
              </table:table-cell>
              <table:table-cell office:value-type="float" office:value="17846">
                <text:p>178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469051">
                <text:p>469051</text:p>
              </table:table-cell>
              <table:table-cell office:value-type="float" office:value="19051">
                <text:p>190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465730">
                <text:p>465730</text:p>
              </table:table-cell>
              <table:table-cell office:value-type="float" office:value="17929">
                <text:p>179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464357">
                <text:p>464357</text:p>
              </table:table-cell>
              <table:table-cell office:value-type="float" office:value="17776">
                <text:p>177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462110">
                <text:p>462110</text:p>
              </table:table-cell>
              <table:table-cell office:value-type="float" office:value="17447">
                <text:p>174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469052">
                <text:p>469052</text:p>
              </table:table-cell>
              <table:table-cell office:value-type="float" office:value="18009">
                <text:p>180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471003">
                <text:p>471003</text:p>
              </table:table-cell>
              <table:table-cell office:value-type="float" office:value="17634">
                <text:p>176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469609">
                <text:p>469609</text:p>
              </table:table-cell>
              <table:table-cell office:value-type="float" office:value="17946">
                <text:p>179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466465">
                <text:p>466465</text:p>
              </table:table-cell>
              <table:table-cell office:value-type="float" office:value="18873">
                <text:p>188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461124">
                <text:p>461124</text:p>
              </table:table-cell>
              <table:table-cell office:value-type="float" office:value="18304">
                <text:p>183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472156">
                <text:p>472156</text:p>
              </table:table-cell>
              <table:table-cell office:value-type="float" office:value="18837">
                <text:p>188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465435">
                <text:p>465435</text:p>
              </table:table-cell>
              <table:table-cell office:value-type="float" office:value="17380">
                <text:p>173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464043">
                <text:p>464043</text:p>
              </table:table-cell>
              <table:table-cell office:value-type="float" office:value="17996">
                <text:p>179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467279">
                <text:p>467279</text:p>
              </table:table-cell>
              <table:table-cell office:value-type="float" office:value="17989">
                <text:p>179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467640">
                <text:p>467640</text:p>
              </table:table-cell>
              <table:table-cell office:value-type="float" office:value="18628">
                <text:p>186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468318">
                <text:p>468318</text:p>
              </table:table-cell>
              <table:table-cell office:value-type="float" office:value="17828">
                <text:p>178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474556">
                <text:p>474556</text:p>
              </table:table-cell>
              <table:table-cell office:value-type="float" office:value="19133">
                <text:p>191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468838">
                <text:p>468838</text:p>
              </table:table-cell>
              <table:table-cell office:value-type="float" office:value="18452">
                <text:p>184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472882">
                <text:p>472882</text:p>
              </table:table-cell>
              <table:table-cell office:value-type="float" office:value="17505">
                <text:p>175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475028">
                <text:p>475028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477142">
                <text:p>477142</text:p>
              </table:table-cell>
              <table:table-cell office:value-type="float" office:value="19108">
                <text:p>191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468464">
                <text:p>468464</text:p>
              </table:table-cell>
              <table:table-cell office:value-type="float" office:value="17941">
                <text:p>179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475120">
                <text:p>475120</text:p>
              </table:table-cell>
              <table:table-cell office:value-type="float" office:value="17793">
                <text:p>177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472271">
                <text:p>472271</text:p>
              </table:table-cell>
              <table:table-cell office:value-type="float" office:value="18917">
                <text:p>189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476328">
                <text:p>476328</text:p>
              </table:table-cell>
              <table:table-cell office:value-type="float" office:value="18361">
                <text:p>183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465298">
                <text:p>465298</text:p>
              </table:table-cell>
              <table:table-cell office:value-type="float" office:value="16961">
                <text:p>169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477335">
                <text:p>477335</text:p>
              </table:table-cell>
              <table:table-cell office:value-type="float" office:value="18388">
                <text:p>183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470499">
                <text:p>470499</text:p>
              </table:table-cell>
              <table:table-cell office:value-type="float" office:value="18339">
                <text:p>183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476207">
                <text:p>476207</text:p>
              </table:table-cell>
              <table:table-cell office:value-type="float" office:value="18243">
                <text:p>182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481475">
                <text:p>481475</text:p>
              </table:table-cell>
              <table:table-cell office:value-type="float" office:value="18825">
                <text:p>188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488229">
                <text:p>488229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468564">
                <text:p>468564</text:p>
              </table:table-cell>
              <table:table-cell office:value-type="float" office:value="18020">
                <text:p>180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484108">
                <text:p>484108</text:p>
              </table:table-cell>
              <table:table-cell office:value-type="float" office:value="19183">
                <text:p>191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488663">
                <text:p>488663</text:p>
              </table:table-cell>
              <table:table-cell office:value-type="float" office:value="20008">
                <text:p>200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477286">
                <text:p>477286</text:p>
              </table:table-cell>
              <table:table-cell office:value-type="float" office:value="18044">
                <text:p>180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492520">
                <text:p>492520</text:p>
              </table:table-cell>
              <table:table-cell office:value-type="float" office:value="20648">
                <text:p>206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467955">
                <text:p>467955</text:p>
              </table:table-cell>
              <table:table-cell office:value-type="float" office:value="18831">
                <text:p>188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469495">
                <text:p>469495</text:p>
              </table:table-cell>
              <table:table-cell office:value-type="float" office:value="18434">
                <text:p>184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468878">
                <text:p>468878</text:p>
              </table:table-cell>
              <table:table-cell office:value-type="float" office:value="17903">
                <text:p>179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464935">
                <text:p>464935</text:p>
              </table:table-cell>
              <table:table-cell office:value-type="float" office:value="17054">
                <text:p>170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475413">
                <text:p>475413</text:p>
              </table:table-cell>
              <table:table-cell office:value-type="float" office:value="17297">
                <text:p>172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481328">
                <text:p>481328</text:p>
              </table:table-cell>
              <table:table-cell office:value-type="float" office:value="18621">
                <text:p>186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485969">
                <text:p>485969</text:p>
              </table:table-cell>
              <table:table-cell office:value-type="float" office:value="19870">
                <text:p>1987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473257">
                <text:p>473257</text:p>
              </table:table-cell>
              <table:table-cell office:value-type="float" office:value="17698">
                <text:p>176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479859">
                <text:p>479859</text:p>
              </table:table-cell>
              <table:table-cell office:value-type="float" office:value="19108">
                <text:p>191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479424">
                <text:p>479424</text:p>
              </table:table-cell>
              <table:table-cell office:value-type="float" office:value="18723">
                <text:p>187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488912">
                <text:p>488912</text:p>
              </table:table-cell>
              <table:table-cell office:value-type="float" office:value="18603">
                <text:p>186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490024">
                <text:p>490024</text:p>
              </table:table-cell>
              <table:table-cell office:value-type="float" office:value="18833">
                <text:p>188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479159">
                <text:p>479159</text:p>
              </table:table-cell>
              <table:table-cell office:value-type="float" office:value="18625">
                <text:p>186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482970">
                <text:p>482970</text:p>
              </table:table-cell>
              <table:table-cell office:value-type="float" office:value="19413">
                <text:p>194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477214">
                <text:p>477214</text:p>
              </table:table-cell>
              <table:table-cell office:value-type="float" office:value="17596">
                <text:p>175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478207">
                <text:p>478207</text:p>
              </table:table-cell>
              <table:table-cell office:value-type="float" office:value="18116">
                <text:p>181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477507">
                <text:p>477507</text:p>
              </table:table-cell>
              <table:table-cell office:value-type="float" office:value="18209">
                <text:p>182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477737">
                <text:p>477737</text:p>
              </table:table-cell>
              <table:table-cell office:value-type="float" office:value="18478">
                <text:p>184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479321">
                <text:p>479321</text:p>
              </table:table-cell>
              <table:table-cell office:value-type="float" office:value="18925">
                <text:p>189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477385">
                <text:p>477385</text:p>
              </table:table-cell>
              <table:table-cell office:value-type="float" office:value="17679">
                <text:p>176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483446">
                <text:p>483446</text:p>
              </table:table-cell>
              <table:table-cell office:value-type="float" office:value="18818">
                <text:p>188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482900">
                <text:p>482900</text:p>
              </table:table-cell>
              <table:table-cell office:value-type="float" office:value="17928">
                <text:p>179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487441">
                <text:p>487441</text:p>
              </table:table-cell>
              <table:table-cell office:value-type="float" office:value="19764">
                <text:p>197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486408">
                <text:p>486408</text:p>
              </table:table-cell>
              <table:table-cell office:value-type="float" office:value="19121">
                <text:p>191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484819">
                <text:p>484819</text:p>
              </table:table-cell>
              <table:table-cell office:value-type="float" office:value="18914">
                <text:p>189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478379">
                <text:p>478379</text:p>
              </table:table-cell>
              <table:table-cell office:value-type="float" office:value="18303">
                <text:p>183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471134">
                <text:p>471134</text:p>
              </table:table-cell>
              <table:table-cell office:value-type="float" office:value="17550">
                <text:p>1755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485520">
                <text:p>485520</text:p>
              </table:table-cell>
              <table:table-cell office:value-type="float" office:value="18071">
                <text:p>180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492872">
                <text:p>492872</text:p>
              </table:table-cell>
              <table:table-cell office:value-type="float" office:value="19487">
                <text:p>194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491447">
                <text:p>491447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484727">
                <text:p>484727</text:p>
              </table:table-cell>
              <table:table-cell office:value-type="float" office:value="17264">
                <text:p>172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486766">
                <text:p>486766</text:p>
              </table:table-cell>
              <table:table-cell office:value-type="float" office:value="19104">
                <text:p>191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491071">
                <text:p>491071</text:p>
              </table:table-cell>
              <table:table-cell office:value-type="float" office:value="19466">
                <text:p>194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484136">
                <text:p>484136</text:p>
              </table:table-cell>
              <table:table-cell office:value-type="float" office:value="18157">
                <text:p>181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487678">
                <text:p>487678</text:p>
              </table:table-cell>
              <table:table-cell office:value-type="float" office:value="19125">
                <text:p>191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491386">
                <text:p>491386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490668">
                <text:p>490668</text:p>
              </table:table-cell>
              <table:table-cell office:value-type="float" office:value="19071">
                <text:p>190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488515">
                <text:p>488515</text:p>
              </table:table-cell>
              <table:table-cell office:value-type="float" office:value="18790">
                <text:p>1879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485326">
                <text:p>485326</text:p>
              </table:table-cell>
              <table:table-cell office:value-type="float" office:value="19153">
                <text:p>191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486255">
                <text:p>486255</text:p>
              </table:table-cell>
              <table:table-cell office:value-type="float" office:value="18665">
                <text:p>186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492895">
                <text:p>492895</text:p>
              </table:table-cell>
              <table:table-cell office:value-type="float" office:value="19506">
                <text:p>195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492186">
                <text:p>492186</text:p>
              </table:table-cell>
              <table:table-cell office:value-type="float" office:value="19597">
                <text:p>195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478191">
                <text:p>478191</text:p>
              </table:table-cell>
              <table:table-cell office:value-type="float" office:value="16648">
                <text:p>166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490159">
                <text:p>490159</text:p>
              </table:table-cell>
              <table:table-cell office:value-type="float" office:value="19197">
                <text:p>191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84cm" svg:height="21.251cm" xlink:href=".." xlink:type="simple" chart:class="chart:scatter" chart:style-name="ch1">
        <chart:legend chart:legend-position="end" svg:x="36.895cm" svg:y="10.077cm" style:legend-expansion="high" chart:style-name="ch2"/>
        <chart:plot-area chart:style-name="ch3" table:cell-range-address="'swim-aging-32'.A2:'swim-aging-32'.A501 'swim-aging-32'.C1:'swim-aging-32'.D501" chart:data-source-has-labels="row" svg:x="1.251cm" svg:y="1.835cm" svg:width="34.042cm" svg:height="18.571cm">
          <chartooo:coordinate-region svg:x="2.613cm" svg:y="2.034cm" svg:width="32.308cm" svg:height="17.7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wim-aging-32'.C2:'swim-aging-32'.C501" chart:label-cell-address="'swim-aging-32'.C1:'swim-aging-32'.C1" chart:class="chart:scatter">
            <chart:domain table:cell-range-address="'swim-aging-32'.A2:'swim-aging-32'.A501"/>
            <chart:data-point chart:repeated="500"/>
          </chart:series>
          <chart:series chart:style-name="ch8" chart:values-cell-range-address="'swim-aging-32'.D2:'swim-aging-32'.D501" chart:label-cell-address="'swim-aging-32'.D1:'swim-aging-32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swim-aging-32'.C1:'swim-aging-32'.C1</svg:desc>
                </draw:g>
              </table:table-cell>
              <table:table-cell office:value-type="string">
                <text:p> DISK WRITES</text:p>
                <draw:g>
                  <svg:desc>'swim-aging-32'.D1:'swim-aging-3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wim-aging-32'.A2:'swim-aging-32'.A501</svg:desc>
                </draw:g>
              </table:table-cell>
              <table:table-cell office:value-type="float" office:value="425770">
                <text:p>425770</text:p>
                <draw:g>
                  <svg:desc>'swim-aging-32'.C2:'swim-aging-32'.C501</svg:desc>
                </draw:g>
              </table:table-cell>
              <table:table-cell office:value-type="float" office:value="56488">
                <text:p>56488</text:p>
                <draw:g>
                  <svg:desc>'swim-aging-32'.D2:'swim-aging-32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57210">
                <text:p>357210</text:p>
              </table:table-cell>
              <table:table-cell office:value-type="float" office:value="53966">
                <text:p>53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12769">
                <text:p>312769</text:p>
              </table:table-cell>
              <table:table-cell office:value-type="float" office:value="51869">
                <text:p>51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81243">
                <text:p>281243</text:p>
              </table:table-cell>
              <table:table-cell office:value-type="float" office:value="49322">
                <text:p>49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57957">
                <text:p>257957</text:p>
              </table:table-cell>
              <table:table-cell office:value-type="float" office:value="44820">
                <text:p>448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36239">
                <text:p>236239</text:p>
              </table:table-cell>
              <table:table-cell office:value-type="float" office:value="40872">
                <text:p>40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11702">
                <text:p>211702</text:p>
              </table:table-cell>
              <table:table-cell office:value-type="float" office:value="37669">
                <text:p>37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92168">
                <text:p>192168</text:p>
              </table:table-cell>
              <table:table-cell office:value-type="float" office:value="34628">
                <text:p>34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81002">
                <text:p>181002</text:p>
              </table:table-cell>
              <table:table-cell office:value-type="float" office:value="32433">
                <text:p>32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70477">
                <text:p>170477</text:p>
              </table:table-cell>
              <table:table-cell office:value-type="float" office:value="30451">
                <text:p>30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62579">
                <text:p>162579</text:p>
              </table:table-cell>
              <table:table-cell office:value-type="float" office:value="28922">
                <text:p>28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56222">
                <text:p>156222</text:p>
              </table:table-cell>
              <table:table-cell office:value-type="float" office:value="27610">
                <text:p>276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53606">
                <text:p>153606</text:p>
              </table:table-cell>
              <table:table-cell office:value-type="float" office:value="27229">
                <text:p>27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44354">
                <text:p>144354</text:p>
              </table:table-cell>
              <table:table-cell office:value-type="float" office:value="25695">
                <text:p>256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35274">
                <text:p>135274</text:p>
              </table:table-cell>
              <table:table-cell office:value-type="float" office:value="24392">
                <text:p>24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34650">
                <text:p>134650</text:p>
              </table:table-cell>
              <table:table-cell office:value-type="float" office:value="24017">
                <text:p>24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2979">
                <text:p>132979</text:p>
              </table:table-cell>
              <table:table-cell office:value-type="float" office:value="23629">
                <text:p>23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23654">
                <text:p>123654</text:p>
              </table:table-cell>
              <table:table-cell office:value-type="float" office:value="22109">
                <text:p>22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24466">
                <text:p>124466</text:p>
              </table:table-cell>
              <table:table-cell office:value-type="float" office:value="22054">
                <text:p>220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18348">
                <text:p>118348</text:p>
              </table:table-cell>
              <table:table-cell office:value-type="float" office:value="20998">
                <text:p>20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14426">
                <text:p>114426</text:p>
              </table:table-cell>
              <table:table-cell office:value-type="float" office:value="20368">
                <text:p>20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11101">
                <text:p>111101</text:p>
              </table:table-cell>
              <table:table-cell office:value-type="float" office:value="19745">
                <text:p>197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08122">
                <text:p>108122</text:p>
              </table:table-cell>
              <table:table-cell office:value-type="float" office:value="19247">
                <text:p>19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07224">
                <text:p>107224</text:p>
              </table:table-cell>
              <table:table-cell office:value-type="float" office:value="18976">
                <text:p>18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09468">
                <text:p>109468</text:p>
              </table:table-cell>
              <table:table-cell office:value-type="float" office:value="19102">
                <text:p>19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02323">
                <text:p>102323</text:p>
              </table:table-cell>
              <table:table-cell office:value-type="float" office:value="18071">
                <text:p>180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07482">
                <text:p>107482</text:p>
              </table:table-cell>
              <table:table-cell office:value-type="float" office:value="18652">
                <text:p>18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05874">
                <text:p>105874</text:p>
              </table:table-cell>
              <table:table-cell office:value-type="float" office:value="18317">
                <text:p>183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00358">
                <text:p>100358</text:p>
              </table:table-cell>
              <table:table-cell office:value-type="float" office:value="17471">
                <text:p>174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99730">
                <text:p>99730</text:p>
              </table:table-cell>
              <table:table-cell office:value-type="float" office:value="17394">
                <text:p>17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96835">
                <text:p>96835</text:p>
              </table:table-cell>
              <table:table-cell office:value-type="float" office:value="16804">
                <text:p>168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02518">
                <text:p>102518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96044">
                <text:p>96044</text:p>
              </table:table-cell>
              <table:table-cell office:value-type="float" office:value="16574">
                <text:p>16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95710">
                <text:p>95710</text:p>
              </table:table-cell>
              <table:table-cell office:value-type="float" office:value="16427">
                <text:p>164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95008">
                <text:p>95008</text:p>
              </table:table-cell>
              <table:table-cell office:value-type="float" office:value="16308">
                <text:p>163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95906">
                <text:p>95906</text:p>
              </table:table-cell>
              <table:table-cell office:value-type="float" office:value="16299">
                <text:p>162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89544">
                <text:p>89544</text:p>
              </table:table-cell>
              <table:table-cell office:value-type="float" office:value="15423">
                <text:p>154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95176">
                <text:p>95176</text:p>
              </table:table-cell>
              <table:table-cell office:value-type="float" office:value="16188">
                <text:p>16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93214">
                <text:p>93214</text:p>
              </table:table-cell>
              <table:table-cell office:value-type="float" office:value="15733">
                <text:p>157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88261">
                <text:p>88261</text:p>
              </table:table-cell>
              <table:table-cell office:value-type="float" office:value="15131">
                <text:p>15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89950">
                <text:p>89950</text:p>
              </table:table-cell>
              <table:table-cell office:value-type="float" office:value="15213">
                <text:p>152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90962">
                <text:p>90962</text:p>
              </table:table-cell>
              <table:table-cell office:value-type="float" office:value="15406">
                <text:p>154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90641">
                <text:p>90641</text:p>
              </table:table-cell>
              <table:table-cell office:value-type="float" office:value="15246">
                <text:p>152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88768">
                <text:p>88768</text:p>
              </table:table-cell>
              <table:table-cell office:value-type="float" office:value="14995">
                <text:p>14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91052">
                <text:p>91052</text:p>
              </table:table-cell>
              <table:table-cell office:value-type="float" office:value="15069">
                <text:p>150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91298">
                <text:p>91298</text:p>
              </table:table-cell>
              <table:table-cell office:value-type="float" office:value="15207">
                <text:p>15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89171">
                <text:p>89171</text:p>
              </table:table-cell>
              <table:table-cell office:value-type="float" office:value="14803">
                <text:p>148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92221">
                <text:p>92221</text:p>
              </table:table-cell>
              <table:table-cell office:value-type="float" office:value="15025">
                <text:p>150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89769">
                <text:p>89769</text:p>
              </table:table-cell>
              <table:table-cell office:value-type="float" office:value="14746">
                <text:p>14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90960">
                <text:p>90960</text:p>
              </table:table-cell>
              <table:table-cell office:value-type="float" office:value="14788">
                <text:p>147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91796">
                <text:p>91796</text:p>
              </table:table-cell>
              <table:table-cell office:value-type="float" office:value="14737">
                <text:p>147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92052">
                <text:p>92052</text:p>
              </table:table-cell>
              <table:table-cell office:value-type="float" office:value="14833">
                <text:p>148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91694">
                <text:p>91694</text:p>
              </table:table-cell>
              <table:table-cell office:value-type="float" office:value="14704">
                <text:p>14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93074">
                <text:p>93074</text:p>
              </table:table-cell>
              <table:table-cell office:value-type="float" office:value="14765">
                <text:p>14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93257">
                <text:p>93257</text:p>
              </table:table-cell>
              <table:table-cell office:value-type="float" office:value="14651">
                <text:p>146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94320">
                <text:p>94320</text:p>
              </table:table-cell>
              <table:table-cell office:value-type="float" office:value="14676">
                <text:p>14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95762">
                <text:p>95762</text:p>
              </table:table-cell>
              <table:table-cell office:value-type="float" office:value="14767">
                <text:p>147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93754">
                <text:p>93754</text:p>
              </table:table-cell>
              <table:table-cell office:value-type="float" office:value="14560">
                <text:p>145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95269">
                <text:p>95269</text:p>
              </table:table-cell>
              <table:table-cell office:value-type="float" office:value="14506">
                <text:p>145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95561">
                <text:p>95561</text:p>
              </table:table-cell>
              <table:table-cell office:value-type="float" office:value="14454">
                <text:p>144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96035">
                <text:p>96035</text:p>
              </table:table-cell>
              <table:table-cell office:value-type="float" office:value="14394">
                <text:p>143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96552">
                <text:p>96552</text:p>
              </table:table-cell>
              <table:table-cell office:value-type="float" office:value="14438">
                <text:p>14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95065">
                <text:p>95065</text:p>
              </table:table-cell>
              <table:table-cell office:value-type="float" office:value="14472">
                <text:p>144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98262">
                <text:p>98262</text:p>
              </table:table-cell>
              <table:table-cell office:value-type="float" office:value="14208">
                <text:p>14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95951">
                <text:p>95951</text:p>
              </table:table-cell>
              <table:table-cell office:value-type="float" office:value="14190">
                <text:p>141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96916">
                <text:p>96916</text:p>
              </table:table-cell>
              <table:table-cell office:value-type="float" office:value="14169">
                <text:p>141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96776">
                <text:p>96776</text:p>
              </table:table-cell>
              <table:table-cell office:value-type="float" office:value="14073">
                <text:p>14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98550">
                <text:p>98550</text:p>
              </table:table-cell>
              <table:table-cell office:value-type="float" office:value="13948">
                <text:p>13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96601">
                <text:p>96601</text:p>
              </table:table-cell>
              <table:table-cell office:value-type="float" office:value="14018">
                <text:p>140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97715">
                <text:p>97715</text:p>
              </table:table-cell>
              <table:table-cell office:value-type="float" office:value="13942">
                <text:p>139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98510">
                <text:p>98510</text:p>
              </table:table-cell>
              <table:table-cell office:value-type="float" office:value="13845">
                <text:p>138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99002">
                <text:p>99002</text:p>
              </table:table-cell>
              <table:table-cell office:value-type="float" office:value="13765">
                <text:p>137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00138">
                <text:p>100138</text:p>
              </table:table-cell>
              <table:table-cell office:value-type="float" office:value="13660">
                <text:p>136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00183">
                <text:p>100183</text:p>
              </table:table-cell>
              <table:table-cell office:value-type="float" office:value="13594">
                <text:p>13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99150">
                <text:p>99150</text:p>
              </table:table-cell>
              <table:table-cell office:value-type="float" office:value="13548">
                <text:p>135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99017">
                <text:p>99017</text:p>
              </table:table-cell>
              <table:table-cell office:value-type="float" office:value="13402">
                <text:p>134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01469">
                <text:p>101469</text:p>
              </table:table-cell>
              <table:table-cell office:value-type="float" office:value="13418">
                <text:p>134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00871">
                <text:p>100871</text:p>
              </table:table-cell>
              <table:table-cell office:value-type="float" office:value="13298">
                <text:p>132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02243">
                <text:p>102243</text:p>
              </table:table-cell>
              <table:table-cell office:value-type="float" office:value="13289">
                <text:p>132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00640">
                <text:p>100640</text:p>
              </table:table-cell>
              <table:table-cell office:value-type="float" office:value="13093">
                <text:p>130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103269">
                <text:p>103269</text:p>
              </table:table-cell>
              <table:table-cell office:value-type="float" office:value="13145">
                <text:p>131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103202">
                <text:p>103202</text:p>
              </table:table-cell>
              <table:table-cell office:value-type="float" office:value="13076">
                <text:p>130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02632">
                <text:p>102632</text:p>
              </table:table-cell>
              <table:table-cell office:value-type="float" office:value="13006">
                <text:p>130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102695">
                <text:p>102695</text:p>
              </table:table-cell>
              <table:table-cell office:value-type="float" office:value="12947">
                <text:p>129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103077">
                <text:p>103077</text:p>
              </table:table-cell>
              <table:table-cell office:value-type="float" office:value="12849">
                <text:p>128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101877">
                <text:p>101877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102852">
                <text:p>102852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103360">
                <text:p>103360</text:p>
              </table:table-cell>
              <table:table-cell office:value-type="float" office:value="12672">
                <text:p>126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104529">
                <text:p>104529</text:p>
              </table:table-cell>
              <table:table-cell office:value-type="float" office:value="12615">
                <text:p>126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104123">
                <text:p>104123</text:p>
              </table:table-cell>
              <table:table-cell office:value-type="float" office:value="12582">
                <text:p>125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06062">
                <text:p>106062</text:p>
              </table:table-cell>
              <table:table-cell office:value-type="float" office:value="12482">
                <text:p>124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105548">
                <text:p>105548</text:p>
              </table:table-cell>
              <table:table-cell office:value-type="float" office:value="12425">
                <text:p>124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105039">
                <text:p>105039</text:p>
              </table:table-cell>
              <table:table-cell office:value-type="float" office:value="12381">
                <text:p>123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103995">
                <text:p>103995</text:p>
              </table:table-cell>
              <table:table-cell office:value-type="float" office:value="12322">
                <text:p>123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106227">
                <text:p>106227</text:p>
              </table:table-cell>
              <table:table-cell office:value-type="float" office:value="12263">
                <text:p>122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104845">
                <text:p>104845</text:p>
              </table:table-cell>
              <table:table-cell office:value-type="float" office:value="12238">
                <text:p>122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103197">
                <text:p>103197</text:p>
              </table:table-cell>
              <table:table-cell office:value-type="float" office:value="12113">
                <text:p>121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106741">
                <text:p>106741</text:p>
              </table:table-cell>
              <table:table-cell office:value-type="float" office:value="12137">
                <text:p>121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107059">
                <text:p>107059</text:p>
              </table:table-cell>
              <table:table-cell office:value-type="float" office:value="12080">
                <text:p>120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8239">
                <text:p>108239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109202">
                <text:p>109202</text:p>
              </table:table-cell>
              <table:table-cell office:value-type="float" office:value="11909">
                <text:p>119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108766">
                <text:p>108766</text:p>
              </table:table-cell>
              <table:table-cell office:value-type="float" office:value="11955">
                <text:p>119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110394">
                <text:p>110394</text:p>
              </table:table-cell>
              <table:table-cell office:value-type="float" office:value="11878">
                <text:p>118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108684">
                <text:p>108684</text:p>
              </table:table-cell>
              <table:table-cell office:value-type="float" office:value="11774">
                <text:p>117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110378">
                <text:p>110378</text:p>
              </table:table-cell>
              <table:table-cell office:value-type="float" office:value="11759">
                <text:p>117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109908">
                <text:p>109908</text:p>
              </table:table-cell>
              <table:table-cell office:value-type="float" office:value="11745">
                <text:p>117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113231">
                <text:p>113231</text:p>
              </table:table-cell>
              <table:table-cell office:value-type="float" office:value="11621">
                <text:p>116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111479">
                <text:p>111479</text:p>
              </table:table-cell>
              <table:table-cell office:value-type="float" office:value="11592">
                <text:p>115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110432">
                <text:p>110432</text:p>
              </table:table-cell>
              <table:table-cell office:value-type="float" office:value="11561">
                <text:p>115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111462">
                <text:p>111462</text:p>
              </table:table-cell>
              <table:table-cell office:value-type="float" office:value="11522">
                <text:p>115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112835">
                <text:p>112835</text:p>
              </table:table-cell>
              <table:table-cell office:value-type="float" office:value="11470">
                <text:p>114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114310">
                <text:p>114310</text:p>
              </table:table-cell>
              <table:table-cell office:value-type="float" office:value="11432">
                <text:p>11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112211">
                <text:p>112211</text:p>
              </table:table-cell>
              <table:table-cell office:value-type="float" office:value="11433">
                <text:p>114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114143">
                <text:p>114143</text:p>
              </table:table-cell>
              <table:table-cell office:value-type="float" office:value="11291">
                <text:p>112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114443">
                <text:p>114443</text:p>
              </table:table-cell>
              <table:table-cell office:value-type="float" office:value="11395">
                <text:p>113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116796">
                <text:p>116796</text:p>
              </table:table-cell>
              <table:table-cell office:value-type="float" office:value="11244">
                <text:p>112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112613">
                <text:p>112613</text:p>
              </table:table-cell>
              <table:table-cell office:value-type="float" office:value="11235">
                <text:p>112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116470">
                <text:p>116470</text:p>
              </table:table-cell>
              <table:table-cell office:value-type="float" office:value="11204">
                <text:p>112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114270">
                <text:p>114270</text:p>
              </table:table-cell>
              <table:table-cell office:value-type="float" office:value="11176">
                <text:p>111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115805">
                <text:p>115805</text:p>
              </table:table-cell>
              <table:table-cell office:value-type="float" office:value="11184">
                <text:p>111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118005">
                <text:p>118005</text:p>
              </table:table-cell>
              <table:table-cell office:value-type="float" office:value="11111">
                <text:p>111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112980">
                <text:p>112980</text:p>
              </table:table-cell>
              <table:table-cell office:value-type="float" office:value="11065">
                <text:p>110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119119">
                <text:p>119119</text:p>
              </table:table-cell>
              <table:table-cell office:value-type="float" office:value="11040">
                <text:p>110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119325">
                <text:p>119325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119845">
                <text:p>119845</text:p>
              </table:table-cell>
              <table:table-cell office:value-type="float" office:value="10972">
                <text:p>109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114822">
                <text:p>114822</text:p>
              </table:table-cell>
              <table:table-cell office:value-type="float" office:value="10942">
                <text:p>109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117222">
                <text:p>117222</text:p>
              </table:table-cell>
              <table:table-cell office:value-type="float" office:value="10851">
                <text:p>108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121820">
                <text:p>121820</text:p>
              </table:table-cell>
              <table:table-cell office:value-type="float" office:value="10869">
                <text:p>108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118809">
                <text:p>118809</text:p>
              </table:table-cell>
              <table:table-cell office:value-type="float" office:value="10907">
                <text:p>109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118066">
                <text:p>118066</text:p>
              </table:table-cell>
              <table:table-cell office:value-type="float" office:value="10733">
                <text:p>107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119229">
                <text:p>119229</text:p>
              </table:table-cell>
              <table:table-cell office:value-type="float" office:value="10833">
                <text:p>108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118120">
                <text:p>118120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122885">
                <text:p>122885</text:p>
              </table:table-cell>
              <table:table-cell office:value-type="float" office:value="10653">
                <text:p>106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122408">
                <text:p>122408</text:p>
              </table:table-cell>
              <table:table-cell office:value-type="float" office:value="10693">
                <text:p>106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119723">
                <text:p>119723</text:p>
              </table:table-cell>
              <table:table-cell office:value-type="float" office:value="10610">
                <text:p>106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119200">
                <text:p>119200</text:p>
              </table:table-cell>
              <table:table-cell office:value-type="float" office:value="10606">
                <text:p>106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121456">
                <text:p>121456</text:p>
              </table:table-cell>
              <table:table-cell office:value-type="float" office:value="10605">
                <text:p>106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119631">
                <text:p>119631</text:p>
              </table:table-cell>
              <table:table-cell office:value-type="float" office:value="10618">
                <text:p>106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119167">
                <text:p>119167</text:p>
              </table:table-cell>
              <table:table-cell office:value-type="float" office:value="10556">
                <text:p>105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121232">
                <text:p>121232</text:p>
              </table:table-cell>
              <table:table-cell office:value-type="float" office:value="10516">
                <text:p>105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123021">
                <text:p>123021</text:p>
              </table:table-cell>
              <table:table-cell office:value-type="float" office:value="10459">
                <text:p>104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124515">
                <text:p>124515</text:p>
              </table:table-cell>
              <table:table-cell office:value-type="float" office:value="10449">
                <text:p>104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119738">
                <text:p>119738</text:p>
              </table:table-cell>
              <table:table-cell office:value-type="float" office:value="10324">
                <text:p>103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124042">
                <text:p>124042</text:p>
              </table:table-cell>
              <table:table-cell office:value-type="float" office:value="10409">
                <text:p>104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123976">
                <text:p>123976</text:p>
              </table:table-cell>
              <table:table-cell office:value-type="float" office:value="10344">
                <text:p>103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124438">
                <text:p>124438</text:p>
              </table:table-cell>
              <table:table-cell office:value-type="float" office:value="10312">
                <text:p>103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125861">
                <text:p>125861</text:p>
              </table:table-cell>
              <table:table-cell office:value-type="float" office:value="10279">
                <text:p>102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124822">
                <text:p>124822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127693">
                <text:p>127693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124013">
                <text:p>124013</text:p>
              </table:table-cell>
              <table:table-cell office:value-type="float" office:value="10204">
                <text:p>102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125580">
                <text:p>125580</text:p>
              </table:table-cell>
              <table:table-cell office:value-type="float" office:value="10157">
                <text:p>101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124006">
                <text:p>124006</text:p>
              </table:table-cell>
              <table:table-cell office:value-type="float" office:value="10132">
                <text:p>101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126309">
                <text:p>126309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126418">
                <text:p>126418</text:p>
              </table:table-cell>
              <table:table-cell office:value-type="float" office:value="10178">
                <text:p>101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126677">
                <text:p>126677</text:p>
              </table:table-cell>
              <table:table-cell office:value-type="float" office:value="10067">
                <text:p>100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128468">
                <text:p>128468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133478">
                <text:p>133478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124278">
                <text:p>124278</text:p>
              </table:table-cell>
              <table:table-cell office:value-type="float" office:value="10019">
                <text:p>100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129554">
                <text:p>129554</text:p>
              </table:table-cell>
              <table:table-cell office:value-type="float" office:value="10053">
                <text:p>100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131493">
                <text:p>131493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129229">
                <text:p>129229</text:p>
              </table:table-cell>
              <table:table-cell office:value-type="float" office:value="10032">
                <text:p>100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133953">
                <text:p>133953</text:p>
              </table:table-cell>
              <table:table-cell office:value-type="float" office:value="10053">
                <text:p>100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129261">
                <text:p>129261</text:p>
              </table:table-cell>
              <table:table-cell office:value-type="float" office:value="9903">
                <text:p>99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136853">
                <text:p>136853</text:p>
              </table:table-cell>
              <table:table-cell office:value-type="float" office:value="10005">
                <text:p>100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134888">
                <text:p>134888</text:p>
              </table:table-cell>
              <table:table-cell office:value-type="float" office:value="9903">
                <text:p>99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133446">
                <text:p>133446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132848">
                <text:p>132848</text:p>
              </table:table-cell>
              <table:table-cell office:value-type="float" office:value="9860">
                <text:p>98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137252">
                <text:p>137252</text:p>
              </table:table-cell>
              <table:table-cell office:value-type="float" office:value="9901">
                <text:p>99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133612">
                <text:p>133612</text:p>
              </table:table-cell>
              <table:table-cell office:value-type="float" office:value="9831">
                <text:p>98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131778">
                <text:p>131778</text:p>
              </table:table-cell>
              <table:table-cell office:value-type="float" office:value="9792">
                <text:p>97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133972">
                <text:p>133972</text:p>
              </table:table-cell>
              <table:table-cell office:value-type="float" office:value="9783">
                <text:p>97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132984">
                <text:p>132984</text:p>
              </table:table-cell>
              <table:table-cell office:value-type="float" office:value="9742">
                <text:p>97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135388">
                <text:p>135388</text:p>
              </table:table-cell>
              <table:table-cell office:value-type="float" office:value="9831">
                <text:p>98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134143">
                <text:p>134143</text:p>
              </table:table-cell>
              <table:table-cell office:value-type="float" office:value="9722">
                <text:p>97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139230">
                <text:p>139230</text:p>
              </table:table-cell>
              <table:table-cell office:value-type="float" office:value="9753">
                <text:p>97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135371">
                <text:p>135371</text:p>
              </table:table-cell>
              <table:table-cell office:value-type="float" office:value="9686">
                <text:p>96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138655">
                <text:p>138655</text:p>
              </table:table-cell>
              <table:table-cell office:value-type="float" office:value="9691">
                <text:p>96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137095">
                <text:p>137095</text:p>
              </table:table-cell>
              <table:table-cell office:value-type="float" office:value="9636">
                <text:p>96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138976">
                <text:p>138976</text:p>
              </table:table-cell>
              <table:table-cell office:value-type="float" office:value="9656">
                <text:p>96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135074">
                <text:p>135074</text:p>
              </table:table-cell>
              <table:table-cell office:value-type="float" office:value="9577">
                <text:p>95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136622">
                <text:p>136622</text:p>
              </table:table-cell>
              <table:table-cell office:value-type="float" office:value="9653">
                <text:p>96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144826">
                <text:p>144826</text:p>
              </table:table-cell>
              <table:table-cell office:value-type="float" office:value="9602">
                <text:p>96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138030">
                <text:p>138030</text:p>
              </table:table-cell>
              <table:table-cell office:value-type="float" office:value="9532">
                <text:p>95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139813">
                <text:p>139813</text:p>
              </table:table-cell>
              <table:table-cell office:value-type="float" office:value="9571">
                <text:p>95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139421">
                <text:p>139421</text:p>
              </table:table-cell>
              <table:table-cell office:value-type="float" office:value="9517">
                <text:p>95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140533">
                <text:p>140533</text:p>
              </table:table-cell>
              <table:table-cell office:value-type="float" office:value="9518">
                <text:p>95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139551">
                <text:p>139551</text:p>
              </table:table-cell>
              <table:table-cell office:value-type="float" office:value="9525">
                <text:p>95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139359">
                <text:p>139359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141472">
                <text:p>141472</text:p>
              </table:table-cell>
              <table:table-cell office:value-type="float" office:value="9537">
                <text:p>95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137856">
                <text:p>137856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141276">
                <text:p>141276</text:p>
              </table:table-cell>
              <table:table-cell office:value-type="float" office:value="9503">
                <text:p>95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140706">
                <text:p>140706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144466">
                <text:p>144466</text:p>
              </table:table-cell>
              <table:table-cell office:value-type="float" office:value="9488">
                <text:p>94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141630">
                <text:p>141630</text:p>
              </table:table-cell>
              <table:table-cell office:value-type="float" office:value="9367">
                <text:p>93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142818">
                <text:p>142818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141660">
                <text:p>141660</text:p>
              </table:table-cell>
              <table:table-cell office:value-type="float" office:value="9368">
                <text:p>93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142603">
                <text:p>142603</text:p>
              </table:table-cell>
              <table:table-cell office:value-type="float" office:value="9325">
                <text:p>93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140014">
                <text:p>14001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145548">
                <text:p>145548</text:p>
              </table:table-cell>
              <table:table-cell office:value-type="float" office:value="9304">
                <text:p>93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143767">
                <text:p>143767</text:p>
              </table:table-cell>
              <table:table-cell office:value-type="float" office:value="9340">
                <text:p>93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143261">
                <text:p>143261</text:p>
              </table:table-cell>
              <table:table-cell office:value-type="float" office:value="9265">
                <text:p>92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145773">
                <text:p>145773</text:p>
              </table:table-cell>
              <table:table-cell office:value-type="float" office:value="9257">
                <text:p>92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141444">
                <text:p>141444</text:p>
              </table:table-cell>
              <table:table-cell office:value-type="float" office:value="9192">
                <text:p>9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147350">
                <text:p>147350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147240">
                <text:p>147240</text:p>
              </table:table-cell>
              <table:table-cell office:value-type="float" office:value="9267">
                <text:p>92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146706">
                <text:p>146706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143059">
                <text:p>143059</text:p>
              </table:table-cell>
              <table:table-cell office:value-type="float" office:value="9234">
                <text:p>92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144947">
                <text:p>144947</text:p>
              </table:table-cell>
              <table:table-cell office:value-type="float" office:value="9229">
                <text:p>92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147294">
                <text:p>147294</text:p>
              </table:table-cell>
              <table:table-cell office:value-type="float" office:value="9309">
                <text:p>93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146087">
                <text:p>146087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149015">
                <text:p>149015</text:p>
              </table:table-cell>
              <table:table-cell office:value-type="float" office:value="9190">
                <text:p>919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148000">
                <text:p>148000</text:p>
              </table:table-cell>
              <table:table-cell office:value-type="float" office:value="9153">
                <text:p>91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149211">
                <text:p>149211</text:p>
              </table:table-cell>
              <table:table-cell office:value-type="float" office:value="9144">
                <text:p>91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149700">
                <text:p>149700</text:p>
              </table:table-cell>
              <table:table-cell office:value-type="float" office:value="9183">
                <text:p>91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148527">
                <text:p>148527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148838">
                <text:p>148838</text:p>
              </table:table-cell>
              <table:table-cell office:value-type="float" office:value="9093">
                <text:p>9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150264">
                <text:p>150264</text:p>
              </table:table-cell>
              <table:table-cell office:value-type="float" office:value="9143">
                <text:p>91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150145">
                <text:p>150145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153483">
                <text:p>153483</text:p>
              </table:table-cell>
              <table:table-cell office:value-type="float" office:value="9077">
                <text:p>90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151545">
                <text:p>151545</text:p>
              </table:table-cell>
              <table:table-cell office:value-type="float" office:value="9139">
                <text:p>91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154903">
                <text:p>154903</text:p>
              </table:table-cell>
              <table:table-cell office:value-type="float" office:value="9183">
                <text:p>91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154044">
                <text:p>154044</text:p>
              </table:table-cell>
              <table:table-cell office:value-type="float" office:value="9109">
                <text:p>91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153695">
                <text:p>153695</text:p>
              </table:table-cell>
              <table:table-cell office:value-type="float" office:value="9013">
                <text:p>90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154840">
                <text:p>154840</text:p>
              </table:table-cell>
              <table:table-cell office:value-type="float" office:value="8988">
                <text:p>89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154144">
                <text:p>154144</text:p>
              </table:table-cell>
              <table:table-cell office:value-type="float" office:value="9153">
                <text:p>91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156045">
                <text:p>156045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154560">
                <text:p>154560</text:p>
              </table:table-cell>
              <table:table-cell office:value-type="float" office:value="9114">
                <text:p>91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157369">
                <text:p>157369</text:p>
              </table:table-cell>
              <table:table-cell office:value-type="float" office:value="9067">
                <text:p>90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150450">
                <text:p>150450</text:p>
              </table:table-cell>
              <table:table-cell office:value-type="float" office:value="9058">
                <text:p>90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157449">
                <text:p>157449</text:p>
              </table:table-cell>
              <table:table-cell office:value-type="float" office:value="9195">
                <text:p>91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159487">
                <text:p>159487</text:p>
              </table:table-cell>
              <table:table-cell office:value-type="float" office:value="9023">
                <text:p>90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156652">
                <text:p>156652</text:p>
              </table:table-cell>
              <table:table-cell office:value-type="float" office:value="9142">
                <text:p>91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158656">
                <text:p>158656</text:p>
              </table:table-cell>
              <table:table-cell office:value-type="float" office:value="9005">
                <text:p>90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160498">
                <text:p>160498</text:p>
              </table:table-cell>
              <table:table-cell office:value-type="float" office:value="9042">
                <text:p>90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157027">
                <text:p>157027</text:p>
              </table:table-cell>
              <table:table-cell office:value-type="float" office:value="9011">
                <text:p>90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159442">
                <text:p>159442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154883">
                <text:p>154883</text:p>
              </table:table-cell>
              <table:table-cell office:value-type="float" office:value="9009">
                <text:p>90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156490">
                <text:p>156490</text:p>
              </table:table-cell>
              <table:table-cell office:value-type="float" office:value="8865">
                <text:p>88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154568">
                <text:p>154568</text:p>
              </table:table-cell>
              <table:table-cell office:value-type="float" office:value="8982">
                <text:p>89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158421">
                <text:p>158421</text:p>
              </table:table-cell>
              <table:table-cell office:value-type="float" office:value="9055">
                <text:p>90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160942">
                <text:p>160942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154579">
                <text:p>154579</text:p>
              </table:table-cell>
              <table:table-cell office:value-type="float" office:value="9023">
                <text:p>90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164308">
                <text:p>164308</text:p>
              </table:table-cell>
              <table:table-cell office:value-type="float" office:value="9033">
                <text:p>90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158849">
                <text:p>158849</text:p>
              </table:table-cell>
              <table:table-cell office:value-type="float" office:value="8965">
                <text:p>89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158703">
                <text:p>158703</text:p>
              </table:table-cell>
              <table:table-cell office:value-type="float" office:value="8901">
                <text:p>89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164853">
                <text:p>164853</text:p>
              </table:table-cell>
              <table:table-cell office:value-type="float" office:value="8933">
                <text:p>89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160065">
                <text:p>160065</text:p>
              </table:table-cell>
              <table:table-cell office:value-type="float" office:value="8943">
                <text:p>89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158780">
                <text:p>158780</text:p>
              </table:table-cell>
              <table:table-cell office:value-type="float" office:value="8947">
                <text:p>89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168925">
                <text:p>168925</text:p>
              </table:table-cell>
              <table:table-cell office:value-type="float" office:value="8848">
                <text:p>88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167919">
                <text:p>167919</text:p>
              </table:table-cell>
              <table:table-cell office:value-type="float" office:value="9107">
                <text:p>91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165146">
                <text:p>165146</text:p>
              </table:table-cell>
              <table:table-cell office:value-type="float" office:value="8946">
                <text:p>89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167959">
                <text:p>167959</text:p>
              </table:table-cell>
              <table:table-cell office:value-type="float" office:value="8963">
                <text:p>89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166094">
                <text:p>166094</text:p>
              </table:table-cell>
              <table:table-cell office:value-type="float" office:value="8959">
                <text:p>89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160278">
                <text:p>160278</text:p>
              </table:table-cell>
              <table:table-cell office:value-type="float" office:value="9066">
                <text:p>9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163750">
                <text:p>163750</text:p>
              </table:table-cell>
              <table:table-cell office:value-type="float" office:value="8960">
                <text:p>896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164746">
                <text:p>164746</text:p>
              </table:table-cell>
              <table:table-cell office:value-type="float" office:value="8887">
                <text:p>88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168479">
                <text:p>168479</text:p>
              </table:table-cell>
              <table:table-cell office:value-type="float" office:value="8843">
                <text:p>88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157868">
                <text:p>157868</text:p>
              </table:table-cell>
              <table:table-cell office:value-type="float" office:value="8785">
                <text:p>87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163894">
                <text:p>163894</text:p>
              </table:table-cell>
              <table:table-cell office:value-type="float" office:value="8908">
                <text:p>89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166744">
                <text:p>166744</text:p>
              </table:table-cell>
              <table:table-cell office:value-type="float" office:value="8823">
                <text:p>88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165082">
                <text:p>165082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165127">
                <text:p>165127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165633">
                <text:p>165633</text:p>
              </table:table-cell>
              <table:table-cell office:value-type="float" office:value="8799">
                <text:p>87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163970">
                <text:p>163970</text:p>
              </table:table-cell>
              <table:table-cell office:value-type="float" office:value="8746">
                <text:p>87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169940">
                <text:p>169940</text:p>
              </table:table-cell>
              <table:table-cell office:value-type="float" office:value="8939">
                <text:p>89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172777">
                <text:p>172777</text:p>
              </table:table-cell>
              <table:table-cell office:value-type="float" office:value="8702">
                <text:p>87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168983">
                <text:p>168983</text:p>
              </table:table-cell>
              <table:table-cell office:value-type="float" office:value="8908">
                <text:p>89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168127">
                <text:p>168127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171525">
                <text:p>171525</text:p>
              </table:table-cell>
              <table:table-cell office:value-type="float" office:value="8837">
                <text:p>88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166570">
                <text:p>166570</text:p>
              </table:table-cell>
              <table:table-cell office:value-type="float" office:value="8662">
                <text:p>86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169089">
                <text:p>169089</text:p>
              </table:table-cell>
              <table:table-cell office:value-type="float" office:value="8817">
                <text:p>88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167777">
                <text:p>167777</text:p>
              </table:table-cell>
              <table:table-cell office:value-type="float" office:value="8923">
                <text:p>89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167900">
                <text:p>167900</text:p>
              </table:table-cell>
              <table:table-cell office:value-type="float" office:value="8953">
                <text:p>89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169354">
                <text:p>169354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167079">
                <text:p>167079</text:p>
              </table:table-cell>
              <table:table-cell office:value-type="float" office:value="8685">
                <text:p>86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164508">
                <text:p>164508</text:p>
              </table:table-cell>
              <table:table-cell office:value-type="float" office:value="8949">
                <text:p>89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173541">
                <text:p>173541</text:p>
              </table:table-cell>
              <table:table-cell office:value-type="float" office:value="8807">
                <text:p>88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171644">
                <text:p>171644</text:p>
              </table:table-cell>
              <table:table-cell office:value-type="float" office:value="8684">
                <text:p>86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169109">
                <text:p>169109</text:p>
              </table:table-cell>
              <table:table-cell office:value-type="float" office:value="8847">
                <text:p>88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172312">
                <text:p>172312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173682">
                <text:p>173682</text:p>
              </table:table-cell>
              <table:table-cell office:value-type="float" office:value="8984">
                <text:p>89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172307">
                <text:p>172307</text:p>
              </table:table-cell>
              <table:table-cell office:value-type="float" office:value="8774">
                <text:p>87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171126">
                <text:p>171126</text:p>
              </table:table-cell>
              <table:table-cell office:value-type="float" office:value="8730">
                <text:p>873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175476">
                <text:p>175476</text:p>
              </table:table-cell>
              <table:table-cell office:value-type="float" office:value="8703">
                <text:p>87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174322">
                <text:p>174322</text:p>
              </table:table-cell>
              <table:table-cell office:value-type="float" office:value="8682">
                <text:p>86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172029">
                <text:p>172029</text:p>
              </table:table-cell>
              <table:table-cell office:value-type="float" office:value="8801">
                <text:p>88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182096">
                <text:p>182096</text:p>
              </table:table-cell>
              <table:table-cell office:value-type="float" office:value="8842">
                <text:p>88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175322">
                <text:p>175322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179352">
                <text:p>179352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174298">
                <text:p>174298</text:p>
              </table:table-cell>
              <table:table-cell office:value-type="float" office:value="8663">
                <text:p>86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177579">
                <text:p>177579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173555">
                <text:p>173555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173469">
                <text:p>173469</text:p>
              </table:table-cell>
              <table:table-cell office:value-type="float" office:value="8726">
                <text:p>87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177838">
                <text:p>177838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176502">
                <text:p>176502</text:p>
              </table:table-cell>
              <table:table-cell office:value-type="float" office:value="8673">
                <text:p>86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178960">
                <text:p>178960</text:p>
              </table:table-cell>
              <table:table-cell office:value-type="float" office:value="8781">
                <text:p>87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178004">
                <text:p>178004</text:p>
              </table:table-cell>
              <table:table-cell office:value-type="float" office:value="8650">
                <text:p>865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182129">
                <text:p>182129</text:p>
              </table:table-cell>
              <table:table-cell office:value-type="float" office:value="8590">
                <text:p>859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176853">
                <text:p>176853</text:p>
              </table:table-cell>
              <table:table-cell office:value-type="float" office:value="8694">
                <text:p>86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183135">
                <text:p>183135</text:p>
              </table:table-cell>
              <table:table-cell office:value-type="float" office:value="8743">
                <text:p>87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177431">
                <text:p>177431</text:p>
              </table:table-cell>
              <table:table-cell office:value-type="float" office:value="8949">
                <text:p>89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178717">
                <text:p>178717</text:p>
              </table:table-cell>
              <table:table-cell office:value-type="float" office:value="8679">
                <text:p>86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182562">
                <text:p>182562</text:p>
              </table:table-cell>
              <table:table-cell office:value-type="float" office:value="8964">
                <text:p>89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184208">
                <text:p>184208</text:p>
              </table:table-cell>
              <table:table-cell office:value-type="float" office:value="8625">
                <text:p>8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187633">
                <text:p>187633</text:p>
              </table:table-cell>
              <table:table-cell office:value-type="float" office:value="8628">
                <text:p>86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169775">
                <text:p>169775</text:p>
              </table:table-cell>
              <table:table-cell office:value-type="float" office:value="8865">
                <text:p>88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172103">
                <text:p>172103</text:p>
              </table:table-cell>
              <table:table-cell office:value-type="float" office:value="8731">
                <text:p>87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179471">
                <text:p>179471</text:p>
              </table:table-cell>
              <table:table-cell office:value-type="float" office:value="8581">
                <text:p>85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181087">
                <text:p>181087</text:p>
              </table:table-cell>
              <table:table-cell office:value-type="float" office:value="8917">
                <text:p>89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180808">
                <text:p>18080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187194">
                <text:p>187194</text:p>
              </table:table-cell>
              <table:table-cell office:value-type="float" office:value="8628">
                <text:p>86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181446">
                <text:p>181446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185431">
                <text:p>185431</text:p>
              </table:table-cell>
              <table:table-cell office:value-type="float" office:value="8670">
                <text:p>867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184768">
                <text:p>184768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187814">
                <text:p>187814</text:p>
              </table:table-cell>
              <table:table-cell office:value-type="float" office:value="8570">
                <text:p>857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184169">
                <text:p>184169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182314">
                <text:p>182314</text:p>
              </table:table-cell>
              <table:table-cell office:value-type="float" office:value="8744">
                <text:p>87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185559">
                <text:p>185559</text:p>
              </table:table-cell>
              <table:table-cell office:value-type="float" office:value="8611">
                <text:p>86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182098">
                <text:p>182098</text:p>
              </table:table-cell>
              <table:table-cell office:value-type="float" office:value="8914">
                <text:p>89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188608">
                <text:p>188608</text:p>
              </table:table-cell>
              <table:table-cell office:value-type="float" office:value="8650">
                <text:p>86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183467">
                <text:p>183467</text:p>
              </table:table-cell>
              <table:table-cell office:value-type="float" office:value="8618">
                <text:p>86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187071">
                <text:p>187071</text:p>
              </table:table-cell>
              <table:table-cell office:value-type="float" office:value="8867">
                <text:p>88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188064">
                <text:p>188064</text:p>
              </table:table-cell>
              <table:table-cell office:value-type="float" office:value="8560">
                <text:p>856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191346">
                <text:p>191346</text:p>
              </table:table-cell>
              <table:table-cell office:value-type="float" office:value="9064">
                <text:p>90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190995">
                <text:p>190995</text:p>
              </table:table-cell>
              <table:table-cell office:value-type="float" office:value="8512">
                <text:p>85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190102">
                <text:p>190102</text:p>
              </table:table-cell>
              <table:table-cell office:value-type="float" office:value="8575">
                <text:p>85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173698">
                <text:p>173698</text:p>
              </table:table-cell>
              <table:table-cell office:value-type="float" office:value="8670">
                <text:p>86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186318">
                <text:p>186318</text:p>
              </table:table-cell>
              <table:table-cell office:value-type="float" office:value="8474">
                <text:p>84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189093">
                <text:p>189093</text:p>
              </table:table-cell>
              <table:table-cell office:value-type="float" office:value="8801">
                <text:p>88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192642">
                <text:p>192642</text:p>
              </table:table-cell>
              <table:table-cell office:value-type="float" office:value="8726">
                <text:p>87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190945">
                <text:p>190945</text:p>
              </table:table-cell>
              <table:table-cell office:value-type="float" office:value="8776">
                <text:p>87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191535">
                <text:p>191535</text:p>
              </table:table-cell>
              <table:table-cell office:value-type="float" office:value="8554">
                <text:p>85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184788">
                <text:p>184788</text:p>
              </table:table-cell>
              <table:table-cell office:value-type="float" office:value="8714">
                <text:p>87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188770">
                <text:p>188770</text:p>
              </table:table-cell>
              <table:table-cell office:value-type="float" office:value="8813">
                <text:p>88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187855">
                <text:p>187855</text:p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195976">
                <text:p>195976</text:p>
              </table:table-cell>
              <table:table-cell office:value-type="float" office:value="8633">
                <text:p>86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192695">
                <text:p>192695</text:p>
              </table:table-cell>
              <table:table-cell office:value-type="float" office:value="8507">
                <text:p>85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190825">
                <text:p>190825</text:p>
              </table:table-cell>
              <table:table-cell office:value-type="float" office:value="8756">
                <text:p>87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192996">
                <text:p>192996</text:p>
              </table:table-cell>
              <table:table-cell office:value-type="float" office:value="8668">
                <text:p>86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195318">
                <text:p>195318</text:p>
              </table:table-cell>
              <table:table-cell office:value-type="float" office:value="8904">
                <text:p>89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194873">
                <text:p>194873</text:p>
              </table:table-cell>
              <table:table-cell office:value-type="float" office:value="8557">
                <text:p>85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195696">
                <text:p>195696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190773">
                <text:p>190773</text:p>
              </table:table-cell>
              <table:table-cell office:value-type="float" office:value="8647">
                <text:p>86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195977">
                <text:p>195977</text:p>
              </table:table-cell>
              <table:table-cell office:value-type="float" office:value="8932">
                <text:p>89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188632">
                <text:p>188632</text:p>
              </table:table-cell>
              <table:table-cell office:value-type="float" office:value="8798">
                <text:p>87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199139">
                <text:p>199139</text:p>
              </table:table-cell>
              <table:table-cell office:value-type="float" office:value="8845">
                <text:p>88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192002">
                <text:p>192002</text:p>
              </table:table-cell>
              <table:table-cell office:value-type="float" office:value="8663">
                <text:p>86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200321">
                <text:p>200321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195329">
                <text:p>195329</text:p>
              </table:table-cell>
              <table:table-cell office:value-type="float" office:value="8599">
                <text:p>85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197768">
                <text:p>197768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197213">
                <text:p>197213</text:p>
              </table:table-cell>
              <table:table-cell office:value-type="float" office:value="8638">
                <text:p>86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196749">
                <text:p>196749</text:p>
              </table:table-cell>
              <table:table-cell office:value-type="float" office:value="8934">
                <text:p>89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196390">
                <text:p>196390</text:p>
              </table:table-cell>
              <table:table-cell office:value-type="float" office:value="8567">
                <text:p>85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209457">
                <text:p>209457</text:p>
              </table:table-cell>
              <table:table-cell office:value-type="float" office:value="8930">
                <text:p>893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193831">
                <text:p>193831</text:p>
              </table:table-cell>
              <table:table-cell office:value-type="float" office:value="8569">
                <text:p>85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199487">
                <text:p>199487</text:p>
              </table:table-cell>
              <table:table-cell office:value-type="float" office:value="8791">
                <text:p>87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201452">
                <text:p>201452</text:p>
              </table:table-cell>
              <table:table-cell office:value-type="float" office:value="8705">
                <text:p>87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199586">
                <text:p>199586</text:p>
              </table:table-cell>
              <table:table-cell office:value-type="float" office:value="8918">
                <text:p>89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193896">
                <text:p>193896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202154">
                <text:p>202154</text:p>
              </table:table-cell>
              <table:table-cell office:value-type="float" office:value="8721">
                <text:p>87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193222">
                <text:p>193222</text:p>
              </table:table-cell>
              <table:table-cell office:value-type="float" office:value="8756">
                <text:p>87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200429">
                <text:p>200429</text:p>
              </table:table-cell>
              <table:table-cell office:value-type="float" office:value="8693">
                <text:p>86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206768">
                <text:p>206768</text:p>
              </table:table-cell>
              <table:table-cell office:value-type="float" office:value="8488">
                <text:p>84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209469">
                <text:p>209469</text:p>
              </table:table-cell>
              <table:table-cell office:value-type="float" office:value="8641">
                <text:p>86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213689">
                <text:p>213689</text:p>
              </table:table-cell>
              <table:table-cell office:value-type="float" office:value="8592">
                <text:p>85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195956">
                <text:p>195956</text:p>
              </table:table-cell>
              <table:table-cell office:value-type="float" office:value="8802">
                <text:p>88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197046">
                <text:p>197046</text:p>
              </table:table-cell>
              <table:table-cell office:value-type="float" office:value="8693">
                <text:p>86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201280">
                <text:p>201280</text:p>
              </table:table-cell>
              <table:table-cell office:value-type="float" office:value="8683">
                <text:p>86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202471">
                <text:p>202471</text:p>
              </table:table-cell>
              <table:table-cell office:value-type="float" office:value="8745">
                <text:p>87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213078">
                <text:p>213078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198042">
                <text:p>198042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203256">
                <text:p>203256</text:p>
              </table:table-cell>
              <table:table-cell office:value-type="float" office:value="8659">
                <text:p>86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208747">
                <text:p>208747</text:p>
              </table:table-cell>
              <table:table-cell office:value-type="float" office:value="8627">
                <text:p>86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193705">
                <text:p>193705</text:p>
              </table:table-cell>
              <table:table-cell office:value-type="float" office:value="8519">
                <text:p>85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212318">
                <text:p>212318</text:p>
              </table:table-cell>
              <table:table-cell office:value-type="float" office:value="9019">
                <text:p>90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201540">
                <text:p>201540</text:p>
              </table:table-cell>
              <table:table-cell office:value-type="float" office:value="8499">
                <text:p>84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204576">
                <text:p>204576</text:p>
              </table:table-cell>
              <table:table-cell office:value-type="float" office:value="8614">
                <text:p>86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211751">
                <text:p>211751</text:p>
              </table:table-cell>
              <table:table-cell office:value-type="float" office:value="8971">
                <text:p>89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199302">
                <text:p>199302</text:p>
              </table:table-cell>
              <table:table-cell office:value-type="float" office:value="8589">
                <text:p>85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217541">
                <text:p>217541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203027">
                <text:p>203027</text:p>
              </table:table-cell>
              <table:table-cell office:value-type="float" office:value="8703">
                <text:p>87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205809">
                <text:p>205809</text:p>
              </table:table-cell>
              <table:table-cell office:value-type="float" office:value="8456">
                <text:p>84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205008">
                <text:p>205008</text:p>
              </table:table-cell>
              <table:table-cell office:value-type="float" office:value="8590">
                <text:p>859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202957">
                <text:p>202957</text:p>
              </table:table-cell>
              <table:table-cell office:value-type="float" office:value="8791">
                <text:p>87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214038">
                <text:p>214038</text:p>
              </table:table-cell>
              <table:table-cell office:value-type="float" office:value="8845">
                <text:p>88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210420">
                <text:p>210420</text:p>
              </table:table-cell>
              <table:table-cell office:value-type="float" office:value="8871">
                <text:p>88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203955">
                <text:p>203955</text:p>
              </table:table-cell>
              <table:table-cell office:value-type="float" office:value="8708">
                <text:p>87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204879">
                <text:p>204879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212740">
                <text:p>212740</text:p>
              </table:table-cell>
              <table:table-cell office:value-type="float" office:value="8851">
                <text:p>88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207693">
                <text:p>207693</text:p>
              </table:table-cell>
              <table:table-cell office:value-type="float" office:value="8531">
                <text:p>85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208413">
                <text:p>208413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204049">
                <text:p>204049</text:p>
              </table:table-cell>
              <table:table-cell office:value-type="float" office:value="8981">
                <text:p>89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204069">
                <text:p>204069</text:p>
              </table:table-cell>
              <table:table-cell office:value-type="float" office:value="8859">
                <text:p>88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211130">
                <text:p>211130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210327">
                <text:p>210327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203332">
                <text:p>203332</text:p>
              </table:table-cell>
              <table:table-cell office:value-type="float" office:value="8306">
                <text:p>83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213013">
                <text:p>213013</text:p>
              </table:table-cell>
              <table:table-cell office:value-type="float" office:value="8817">
                <text:p>88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212106">
                <text:p>212106</text:p>
              </table:table-cell>
              <table:table-cell office:value-type="float" office:value="8854">
                <text:p>88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209022">
                <text:p>209022</text:p>
              </table:table-cell>
              <table:table-cell office:value-type="float" office:value="8647">
                <text:p>86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210347">
                <text:p>210347</text:p>
              </table:table-cell>
              <table:table-cell office:value-type="float" office:value="8753">
                <text:p>87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202353">
                <text:p>202353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213258">
                <text:p>213258</text:p>
              </table:table-cell>
              <table:table-cell office:value-type="float" office:value="8649">
                <text:p>86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213204">
                <text:p>213204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211061">
                <text:p>211061</text:p>
              </table:table-cell>
              <table:table-cell office:value-type="float" office:value="8733">
                <text:p>87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217437">
                <text:p>217437</text:p>
              </table:table-cell>
              <table:table-cell office:value-type="float" office:value="8901">
                <text:p>89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206859">
                <text:p>206859</text:p>
              </table:table-cell>
              <table:table-cell office:value-type="float" office:value="8545">
                <text:p>85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210034">
                <text:p>210034</text:p>
              </table:table-cell>
              <table:table-cell office:value-type="float" office:value="8761">
                <text:p>87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213408">
                <text:p>213408</text:p>
              </table:table-cell>
              <table:table-cell office:value-type="float" office:value="8691">
                <text:p>86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213319">
                <text:p>213319</text:p>
              </table:table-cell>
              <table:table-cell office:value-type="float" office:value="8692">
                <text:p>86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216147">
                <text:p>216147</text:p>
              </table:table-cell>
              <table:table-cell office:value-type="float" office:value="8537">
                <text:p>85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215629">
                <text:p>215629</text:p>
              </table:table-cell>
              <table:table-cell office:value-type="float" office:value="8931">
                <text:p>89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213191">
                <text:p>213191</text:p>
              </table:table-cell>
              <table:table-cell office:value-type="float" office:value="8555">
                <text:p>85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218948">
                <text:p>218948</text:p>
              </table:table-cell>
              <table:table-cell office:value-type="float" office:value="8993">
                <text:p>89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213932">
                <text:p>213932</text:p>
              </table:table-cell>
              <table:table-cell office:value-type="float" office:value="8626">
                <text:p>86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220943">
                <text:p>220943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214963">
                <text:p>214963</text:p>
              </table:table-cell>
              <table:table-cell office:value-type="float" office:value="8745">
                <text:p>87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208268">
                <text:p>208268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216695">
                <text:p>216695</text:p>
              </table:table-cell>
              <table:table-cell office:value-type="float" office:value="8619">
                <text:p>86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213752">
                <text:p>213752</text:p>
              </table:table-cell>
              <table:table-cell office:value-type="float" office:value="8751">
                <text:p>87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218122">
                <text:p>218122</text:p>
              </table:table-cell>
              <table:table-cell office:value-type="float" office:value="8606">
                <text:p>86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215846">
                <text:p>215846</text:p>
              </table:table-cell>
              <table:table-cell office:value-type="float" office:value="8585">
                <text:p>85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222273">
                <text:p>222273</text:p>
              </table:table-cell>
              <table:table-cell office:value-type="float" office:value="8745">
                <text:p>87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218820">
                <text:p>218820</text:p>
              </table:table-cell>
              <table:table-cell office:value-type="float" office:value="8447">
                <text:p>84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214344">
                <text:p>214344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216446">
                <text:p>216446</text:p>
              </table:table-cell>
              <table:table-cell office:value-type="float" office:value="8854">
                <text:p>88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219590">
                <text:p>219590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227317">
                <text:p>227317</text:p>
              </table:table-cell>
              <table:table-cell office:value-type="float" office:value="8927">
                <text:p>89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221526">
                <text:p>221526</text:p>
              </table:table-cell>
              <table:table-cell office:value-type="float" office:value="8834">
                <text:p>88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215072">
                <text:p>215072</text:p>
              </table:table-cell>
              <table:table-cell office:value-type="float" office:value="9083">
                <text:p>90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214231">
                <text:p>214231</text:p>
              </table:table-cell>
              <table:table-cell office:value-type="float" office:value="8507">
                <text:p>85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218644">
                <text:p>218644</text:p>
              </table:table-cell>
              <table:table-cell office:value-type="float" office:value="8792">
                <text:p>87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218312">
                <text:p>218312</text:p>
              </table:table-cell>
              <table:table-cell office:value-type="float" office:value="8251">
                <text:p>82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217569">
                <text:p>217569</text:p>
              </table:table-cell>
              <table:table-cell office:value-type="float" office:value="9014">
                <text:p>90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225295">
                <text:p>225295</text:p>
              </table:table-cell>
              <table:table-cell office:value-type="float" office:value="8715">
                <text:p>87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221318">
                <text:p>221318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224369">
                <text:p>224369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214768">
                <text:p>214768</text:p>
              </table:table-cell>
              <table:table-cell office:value-type="float" office:value="8949">
                <text:p>89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222120">
                <text:p>222120</text:p>
              </table:table-cell>
              <table:table-cell office:value-type="float" office:value="8738">
                <text:p>87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223308">
                <text:p>223308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228786">
                <text:p>228786</text:p>
              </table:table-cell>
              <table:table-cell office:value-type="float" office:value="8867">
                <text:p>88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222320">
                <text:p>222320</text:p>
              </table:table-cell>
              <table:table-cell office:value-type="float" office:value="8758">
                <text:p>87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217788">
                <text:p>217788</text:p>
              </table:table-cell>
              <table:table-cell office:value-type="float" office:value="8572">
                <text:p>85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227398">
                <text:p>227398</text:p>
              </table:table-cell>
              <table:table-cell office:value-type="float" office:value="9037">
                <text:p>90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229996">
                <text:p>229996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224697">
                <text:p>224697</text:p>
              </table:table-cell>
              <table:table-cell office:value-type="float" office:value="8870">
                <text:p>887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226156">
                <text:p>226156</text:p>
              </table:table-cell>
              <table:table-cell office:value-type="float" office:value="8855">
                <text:p>88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232908">
                <text:p>232908</text:p>
              </table:table-cell>
              <table:table-cell office:value-type="float" office:value="8936">
                <text:p>89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230486">
                <text:p>230486</text:p>
              </table:table-cell>
              <table:table-cell office:value-type="float" office:value="8301">
                <text:p>83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231167">
                <text:p>231167</text:p>
              </table:table-cell>
              <table:table-cell office:value-type="float" office:value="8489">
                <text:p>84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228884">
                <text:p>228884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236571">
                <text:p>236571</text:p>
              </table:table-cell>
              <table:table-cell office:value-type="float" office:value="8528">
                <text:p>85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213753">
                <text:p>213753</text:p>
              </table:table-cell>
              <table:table-cell office:value-type="float" office:value="8687">
                <text:p>868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246872">
                <text:p>246872</text:p>
              </table:table-cell>
              <table:table-cell office:value-type="float" office:value="8991">
                <text:p>89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229103">
                <text:p>229103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232717">
                <text:p>232717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244012">
                <text:p>244012</text:p>
              </table:table-cell>
              <table:table-cell office:value-type="float" office:value="8793">
                <text:p>87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204350">
                <text:p>204350</text:p>
              </table:table-cell>
              <table:table-cell office:value-type="float" office:value="8602">
                <text:p>86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213004">
                <text:p>213004</text:p>
              </table:table-cell>
              <table:table-cell office:value-type="float" office:value="8960">
                <text:p>89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198843">
                <text:p>198843</text:p>
              </table:table-cell>
              <table:table-cell office:value-type="float" office:value="8535">
                <text:p>85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212232">
                <text:p>212232</text:p>
              </table:table-cell>
              <table:table-cell office:value-type="float" office:value="9087">
                <text:p>90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229222">
                <text:p>229222</text:p>
              </table:table-cell>
              <table:table-cell office:value-type="float" office:value="9262">
                <text:p>926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242471">
                <text:p>242471</text:p>
              </table:table-cell>
              <table:table-cell office:value-type="float" office:value="8902">
                <text:p>89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228500">
                <text:p>228500</text:p>
              </table:table-cell>
              <table:table-cell office:value-type="float" office:value="8651">
                <text:p>86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216361">
                <text:p>216361</text:p>
              </table:table-cell>
              <table:table-cell office:value-type="float" office:value="9033">
                <text:p>90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234835">
                <text:p>234835</text:p>
              </table:table-cell>
              <table:table-cell office:value-type="float" office:value="9031">
                <text:p>90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229164">
                <text:p>229164</text:p>
              </table:table-cell>
              <table:table-cell office:value-type="float" office:value="8790">
                <text:p>879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233395">
                <text:p>233395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233544">
                <text:p>233544</text:p>
              </table:table-cell>
              <table:table-cell office:value-type="float" office:value="8799">
                <text:p>87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227233">
                <text:p>227233</text:p>
              </table:table-cell>
              <table:table-cell office:value-type="float" office:value="8739">
                <text:p>87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227312">
                <text:p>227312</text:p>
              </table:table-cell>
              <table:table-cell office:value-type="float" office:value="8538">
                <text:p>85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231942">
                <text:p>231942</text:p>
              </table:table-cell>
              <table:table-cell office:value-type="float" office:value="8702">
                <text:p>87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234767">
                <text:p>234767</text:p>
              </table:table-cell>
              <table:table-cell office:value-type="float" office:value="9049">
                <text:p>90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236588">
                <text:p>236588</text:p>
              </table:table-cell>
              <table:table-cell office:value-type="float" office:value="8765">
                <text:p>87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227354">
                <text:p>227354</text:p>
              </table:table-cell>
              <table:table-cell office:value-type="float" office:value="9225">
                <text:p>92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232532">
                <text:p>232532</text:p>
              </table:table-cell>
              <table:table-cell office:value-type="float" office:value="9018">
                <text:p>90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237061">
                <text:p>237061</text:p>
              </table:table-cell>
              <table:table-cell office:value-type="float" office:value="8651">
                <text:p>86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240210">
                <text:p>240210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229723">
                <text:p>229723</text:p>
              </table:table-cell>
              <table:table-cell office:value-type="float" office:value="9191">
                <text:p>91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235721">
                <text:p>235721</text:p>
              </table:table-cell>
              <table:table-cell office:value-type="float" office:value="8623">
                <text:p>86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240583">
                <text:p>240583</text:p>
              </table:table-cell>
              <table:table-cell office:value-type="float" office:value="8572">
                <text:p>85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242253">
                <text:p>242253</text:p>
              </table:table-cell>
              <table:table-cell office:value-type="float" office:value="9005">
                <text:p>90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233349">
                <text:p>233349</text:p>
              </table:table-cell>
              <table:table-cell office:value-type="float" office:value="9329">
                <text:p>93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228784">
                <text:p>228784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239311">
                <text:p>239311</text:p>
              </table:table-cell>
              <table:table-cell office:value-type="float" office:value="8846">
                <text:p>88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241322">
                <text:p>241322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241286">
                <text:p>241286</text:p>
              </table:table-cell>
              <table:table-cell office:value-type="float" office:value="9304">
                <text:p>93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232376">
                <text:p>232376</text:p>
              </table:table-cell>
              <table:table-cell office:value-type="float" office:value="9132">
                <text:p>91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247056">
                <text:p>247056</text:p>
              </table:table-cell>
              <table:table-cell office:value-type="float" office:value="8984">
                <text:p>89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239475">
                <text:p>239475</text:p>
              </table:table-cell>
              <table:table-cell office:value-type="float" office:value="8941">
                <text:p>89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226866">
                <text:p>226866</text:p>
              </table:table-cell>
              <table:table-cell office:value-type="float" office:value="8939">
                <text:p>89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231262">
                <text:p>231262</text:p>
              </table:table-cell>
              <table:table-cell office:value-type="float" office:value="8821">
                <text:p>88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246248">
                <text:p>246248</text:p>
              </table:table-cell>
              <table:table-cell office:value-type="float" office:value="8886">
                <text:p>888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238019">
                <text:p>238019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235522">
                <text:p>235522</text:p>
              </table:table-cell>
              <table:table-cell office:value-type="float" office:value="9119">
                <text:p>91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235043">
                <text:p>235043</text:p>
              </table:table-cell>
              <table:table-cell office:value-type="float" office:value="8741">
                <text:p>87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239153">
                <text:p>239153</text:p>
              </table:table-cell>
              <table:table-cell office:value-type="float" office:value="8970">
                <text:p>897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238853">
                <text:p>238853</text:p>
              </table:table-cell>
              <table:table-cell office:value-type="float" office:value="9075">
                <text:p>90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248588">
                <text:p>248588</text:p>
              </table:table-cell>
              <table:table-cell office:value-type="float" office:value="8739">
                <text:p>87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234806">
                <text:p>234806</text:p>
              </table:table-cell>
              <table:table-cell office:value-type="float" office:value="8941">
                <text:p>89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254369">
                <text:p>254369</text:p>
              </table:table-cell>
              <table:table-cell office:value-type="float" office:value="9026">
                <text:p>90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84cm" svg:height="21.251cm" xlink:href=".." xlink:type="simple" chart:class="chart:scatter" chart:style-name="ch1">
        <chart:legend chart:legend-position="end" svg:x="36.895cm" svg:y="10.077cm" style:legend-expansion="high" chart:style-name="ch2"/>
        <chart:plot-area chart:style-name="ch3" table:cell-range-address="'swim-aging-64'.A2:'swim-aging-64'.A501 'swim-aging-64'.C1:'swim-aging-64'.D501" chart:data-source-has-labels="row" svg:x="1.251cm" svg:y="1.835cm" svg:width="34.042cm" svg:height="18.571cm">
          <chartooo:coordinate-region svg:x="2.613cm" svg:y="2.034cm" svg:width="32.308cm" svg:height="17.7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wim-aging-64'.C2:'swim-aging-64'.C501" chart:label-cell-address="'swim-aging-64'.C1:'swim-aging-64'.C1" chart:class="chart:scatter">
            <chart:domain table:cell-range-address="'swim-aging-64'.A2:'swim-aging-64'.A501"/>
            <chart:data-point chart:repeated="500"/>
          </chart:series>
          <chart:series chart:style-name="ch8" chart:values-cell-range-address="'swim-aging-64'.D2:'swim-aging-64'.D501" chart:label-cell-address="'swim-aging-64'.D1:'swim-aging-64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swim-aging-64'.C1:'swim-aging-64'.C1</svg:desc>
                </draw:g>
              </table:table-cell>
              <table:table-cell office:value-type="string">
                <text:p> DISK WRITES</text:p>
                <draw:g>
                  <svg:desc>'swim-aging-64'.D1:'swim-aging-64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wim-aging-64'.A2:'swim-aging-64'.A501</svg:desc>
                </draw:g>
              </table:table-cell>
              <table:table-cell office:value-type="float" office:value="415203">
                <text:p>415203</text:p>
                <draw:g>
                  <svg:desc>'swim-aging-64'.C2:'swim-aging-64'.C501</svg:desc>
                </draw:g>
              </table:table-cell>
              <table:table-cell office:value-type="float" office:value="55291">
                <text:p>55291</text:p>
                <draw:g>
                  <svg:desc>'swim-aging-64'.D2:'swim-aging-64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37562">
                <text:p>337562</text:p>
              </table:table-cell>
              <table:table-cell office:value-type="float" office:value="51615">
                <text:p>51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03495">
                <text:p>303495</text:p>
              </table:table-cell>
              <table:table-cell office:value-type="float" office:value="49990">
                <text:p>499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74387">
                <text:p>274387</text:p>
              </table:table-cell>
              <table:table-cell office:value-type="float" office:value="48099">
                <text:p>48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50565">
                <text:p>250565</text:p>
              </table:table-cell>
              <table:table-cell office:value-type="float" office:value="43338">
                <text:p>43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26771">
                <text:p>226771</text:p>
              </table:table-cell>
              <table:table-cell office:value-type="float" office:value="39329">
                <text:p>39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03614">
                <text:p>203614</text:p>
              </table:table-cell>
              <table:table-cell office:value-type="float" office:value="36376">
                <text:p>36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84780">
                <text:p>184780</text:p>
              </table:table-cell>
              <table:table-cell office:value-type="float" office:value="33374">
                <text:p>33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71749">
                <text:p>171749</text:p>
              </table:table-cell>
              <table:table-cell office:value-type="float" office:value="31150">
                <text:p>31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5984">
                <text:p>165984</text:p>
              </table:table-cell>
              <table:table-cell office:value-type="float" office:value="29735">
                <text:p>29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4437">
                <text:p>154437</text:p>
              </table:table-cell>
              <table:table-cell office:value-type="float" office:value="27777">
                <text:p>27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52509">
                <text:p>152509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1434">
                <text:p>141434</text:p>
              </table:table-cell>
              <table:table-cell office:value-type="float" office:value="25484">
                <text:p>25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36165">
                <text:p>136165</text:p>
              </table:table-cell>
              <table:table-cell office:value-type="float" office:value="24493">
                <text:p>24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29784">
                <text:p>129784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25758">
                <text:p>125758</text:p>
              </table:table-cell>
              <table:table-cell office:value-type="float" office:value="22845">
                <text:p>22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21981">
                <text:p>121981</text:p>
              </table:table-cell>
              <table:table-cell office:value-type="float" office:value="22014">
                <text:p>22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16551">
                <text:p>116551</text:p>
              </table:table-cell>
              <table:table-cell office:value-type="float" office:value="21120">
                <text:p>211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13213">
                <text:p>113213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10965">
                <text:p>110965</text:p>
              </table:table-cell>
              <table:table-cell office:value-type="float" office:value="20072">
                <text:p>20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08112">
                <text:p>108112</text:p>
              </table:table-cell>
              <table:table-cell office:value-type="float" office:value="19471">
                <text:p>19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04768">
                <text:p>104768</text:p>
              </table:table-cell>
              <table:table-cell office:value-type="float" office:value="18897">
                <text:p>188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01503">
                <text:p>101503</text:p>
              </table:table-cell>
              <table:table-cell office:value-type="float" office:value="18356">
                <text:p>18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02152">
                <text:p>102152</text:p>
              </table:table-cell>
              <table:table-cell office:value-type="float" office:value="18311">
                <text:p>183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98425">
                <text:p>98425</text:p>
              </table:table-cell>
              <table:table-cell office:value-type="float" office:value="17679">
                <text:p>17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97024">
                <text:p>97024</text:p>
              </table:table-cell>
              <table:table-cell office:value-type="float" office:value="17408">
                <text:p>17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93697">
                <text:p>93697</text:p>
              </table:table-cell>
              <table:table-cell office:value-type="float" office:value="16796">
                <text:p>16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92655">
                <text:p>92655</text:p>
              </table:table-cell>
              <table:table-cell office:value-type="float" office:value="16615">
                <text:p>16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92503">
                <text:p>92503</text:p>
              </table:table-cell>
              <table:table-cell office:value-type="float" office:value="16472">
                <text:p>16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89067">
                <text:p>89067</text:p>
              </table:table-cell>
              <table:table-cell office:value-type="float" office:value="15981">
                <text:p>15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89244">
                <text:p>89244</text:p>
              </table:table-cell>
              <table:table-cell office:value-type="float" office:value="15828">
                <text:p>158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86572">
                <text:p>86572</text:p>
              </table:table-cell>
              <table:table-cell office:value-type="float" office:value="15411">
                <text:p>154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84553">
                <text:p>84553</text:p>
              </table:table-cell>
              <table:table-cell office:value-type="float" office:value="15147">
                <text:p>15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84025">
                <text:p>84025</text:p>
              </table:table-cell>
              <table:table-cell office:value-type="float" office:value="14990">
                <text:p>149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83240">
                <text:p>83240</text:p>
              </table:table-cell>
              <table:table-cell office:value-type="float" office:value="14774">
                <text:p>147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81896">
                <text:p>81896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82237">
                <text:p>82237</text:p>
              </table:table-cell>
              <table:table-cell office:value-type="float" office:value="14533">
                <text:p>145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79103">
                <text:p>79103</text:p>
              </table:table-cell>
              <table:table-cell office:value-type="float" office:value="14104">
                <text:p>14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77312">
                <text:p>77312</text:p>
              </table:table-cell>
              <table:table-cell office:value-type="float" office:value="13784">
                <text:p>13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76750">
                <text:p>76750</text:p>
              </table:table-cell>
              <table:table-cell office:value-type="float" office:value="13775">
                <text:p>13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76050">
                <text:p>76050</text:p>
              </table:table-cell>
              <table:table-cell office:value-type="float" office:value="13524">
                <text:p>135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76098">
                <text:p>76098</text:p>
              </table:table-cell>
              <table:table-cell office:value-type="float" office:value="13505">
                <text:p>135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75807">
                <text:p>75807</text:p>
              </table:table-cell>
              <table:table-cell office:value-type="float" office:value="13411">
                <text:p>134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74183">
                <text:p>74183</text:p>
              </table:table-cell>
              <table:table-cell office:value-type="float" office:value="13125">
                <text:p>13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72600">
                <text:p>72600</text:p>
              </table:table-cell>
              <table:table-cell office:value-type="float" office:value="12905">
                <text:p>129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72014">
                <text:p>72014</text:p>
              </table:table-cell>
              <table:table-cell office:value-type="float" office:value="12792">
                <text:p>12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70669">
                <text:p>70669</text:p>
              </table:table-cell>
              <table:table-cell office:value-type="float" office:value="12578">
                <text:p>125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69684">
                <text:p>69684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71488">
                <text:p>71488</text:p>
              </table:table-cell>
              <table:table-cell office:value-type="float" office:value="12501">
                <text:p>125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69591">
                <text:p>69591</text:p>
              </table:table-cell>
              <table:table-cell office:value-type="float" office:value="12189">
                <text:p>12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70800">
                <text:p>70800</text:p>
              </table:table-cell>
              <table:table-cell office:value-type="float" office:value="12315">
                <text:p>123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69971">
                <text:p>69971</text:p>
              </table:table-cell>
              <table:table-cell office:value-type="float" office:value="12161">
                <text:p>121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67962">
                <text:p>67962</text:p>
              </table:table-cell>
              <table:table-cell office:value-type="float" office:value="11911">
                <text:p>119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68641">
                <text:p>68641</text:p>
              </table:table-cell>
              <table:table-cell office:value-type="float" office:value="11921">
                <text:p>119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67733">
                <text:p>67733</text:p>
              </table:table-cell>
              <table:table-cell office:value-type="float" office:value="11868">
                <text:p>118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66812">
                <text:p>66812</text:p>
              </table:table-cell>
              <table:table-cell office:value-type="float" office:value="11704">
                <text:p>11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65682">
                <text:p>65682</text:p>
              </table:table-cell>
              <table:table-cell office:value-type="float" office:value="11584">
                <text:p>11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66231">
                <text:p>66231</text:p>
              </table:table-cell>
              <table:table-cell office:value-type="float" office:value="11423">
                <text:p>114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66066">
                <text:p>66066</text:p>
              </table:table-cell>
              <table:table-cell office:value-type="float" office:value="11502">
                <text:p>115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65790">
                <text:p>65790</text:p>
              </table:table-cell>
              <table:table-cell office:value-type="float" office:value="11308">
                <text:p>11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65188">
                <text:p>65188</text:p>
              </table:table-cell>
              <table:table-cell office:value-type="float" office:value="11188">
                <text:p>111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63326">
                <text:p>63326</text:p>
              </table:table-cell>
              <table:table-cell office:value-type="float" office:value="11047">
                <text:p>110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63270">
                <text:p>63270</text:p>
              </table:table-cell>
              <table:table-cell office:value-type="float" office:value="10990">
                <text:p>109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63890">
                <text:p>63890</text:p>
              </table:table-cell>
              <table:table-cell office:value-type="float" office:value="10975">
                <text:p>10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63991">
                <text:p>63991</text:p>
              </table:table-cell>
              <table:table-cell office:value-type="float" office:value="10924">
                <text:p>109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64465">
                <text:p>64465</text:p>
              </table:table-cell>
              <table:table-cell office:value-type="float" office:value="10922">
                <text:p>109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62551">
                <text:p>62551</text:p>
              </table:table-cell>
              <table:table-cell office:value-type="float" office:value="10740">
                <text:p>107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61218">
                <text:p>61218</text:p>
              </table:table-cell>
              <table:table-cell office:value-type="float" office:value="10594">
                <text:p>105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62419">
                <text:p>62419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63238">
                <text:p>63238</text:p>
              </table:table-cell>
              <table:table-cell office:value-type="float" office:value="10641">
                <text:p>106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65196">
                <text:p>65196</text:p>
              </table:table-cell>
              <table:table-cell office:value-type="float" office:value="10783">
                <text:p>107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62013">
                <text:p>62013</text:p>
              </table:table-cell>
              <table:table-cell office:value-type="float" office:value="10392">
                <text:p>103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62180">
                <text:p>62180</text:p>
              </table:table-cell>
              <table:table-cell office:value-type="float" office:value="10348">
                <text:p>10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60274">
                <text:p>60274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60287">
                <text:p>60287</text:p>
              </table:table-cell>
              <table:table-cell office:value-type="float" office:value="10201">
                <text:p>102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59540">
                <text:p>59540</text:p>
              </table:table-cell>
              <table:table-cell office:value-type="float" office:value="10107">
                <text:p>101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61676">
                <text:p>61676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62929">
                <text:p>62929</text:p>
              </table:table-cell>
              <table:table-cell office:value-type="float" office:value="10294">
                <text:p>102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62456">
                <text:p>6245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60619">
                <text:p>60619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60077">
                <text:p>60077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59291">
                <text:p>59291</text:p>
              </table:table-cell>
              <table:table-cell office:value-type="float" office:value="9778">
                <text:p>97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59074">
                <text:p>59074</text:p>
              </table:table-cell>
              <table:table-cell office:value-type="float" office:value="9808">
                <text:p>98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58897">
                <text:p>58897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61356">
                <text:p>61356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60734">
                <text:p>60734</text:p>
              </table:table-cell>
              <table:table-cell office:value-type="float" office:value="9887">
                <text:p>98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59201">
                <text:p>59201</text:p>
              </table:table-cell>
              <table:table-cell office:value-type="float" office:value="9595">
                <text:p>95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58117">
                <text:p>58117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58310">
                <text:p>58310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57953">
                <text:p>57953</text:p>
              </table:table-cell>
              <table:table-cell office:value-type="float" office:value="9395">
                <text:p>93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57598">
                <text:p>57598</text:p>
              </table:table-cell>
              <table:table-cell office:value-type="float" office:value="9425">
                <text:p>94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8311">
                <text:p>58311</text:p>
              </table:table-cell>
              <table:table-cell office:value-type="float" office:value="9415">
                <text:p>94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58222">
                <text:p>58222</text:p>
              </table:table-cell>
              <table:table-cell office:value-type="float" office:value="9418">
                <text:p>94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58694">
                <text:p>58694</text:p>
              </table:table-cell>
              <table:table-cell office:value-type="float" office:value="9398">
                <text:p>9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55916">
                <text:p>55916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56488">
                <text:p>56488</text:p>
              </table:table-cell>
              <table:table-cell office:value-type="float" office:value="9221">
                <text:p>92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55956">
                <text:p>55956</text:p>
              </table:table-cell>
              <table:table-cell office:value-type="float" office:value="9201">
                <text:p>9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57394">
                <text:p>57394</text:p>
              </table:table-cell>
              <table:table-cell office:value-type="float" office:value="9129">
                <text:p>91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56886">
                <text:p>56886</text:p>
              </table:table-cell>
              <table:table-cell office:value-type="float" office:value="9120">
                <text:p>91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6824">
                <text:p>56824</text:p>
              </table:table-cell>
              <table:table-cell office:value-type="float" office:value="9097">
                <text:p>90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58736">
                <text:p>58736</text:p>
              </table:table-cell>
              <table:table-cell office:value-type="float" office:value="9211">
                <text:p>92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55356">
                <text:p>55356</text:p>
              </table:table-cell>
              <table:table-cell office:value-type="float" office:value="9034">
                <text:p>90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56774">
                <text:p>56774</text:p>
              </table:table-cell>
              <table:table-cell office:value-type="float" office:value="8982">
                <text:p>89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54816">
                <text:p>54816</text:p>
              </table:table-cell>
              <table:table-cell office:value-type="float" office:value="8855">
                <text:p>88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56399">
                <text:p>56399</text:p>
              </table:table-cell>
              <table:table-cell office:value-type="float" office:value="8891">
                <text:p>88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54933">
                <text:p>54933</text:p>
              </table:table-cell>
              <table:table-cell office:value-type="float" office:value="8806">
                <text:p>88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54101">
                <text:p>54101</text:p>
              </table:table-cell>
              <table:table-cell office:value-type="float" office:value="8735">
                <text:p>87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55042">
                <text:p>55042</text:p>
              </table:table-cell>
              <table:table-cell office:value-type="float" office:value="8799">
                <text:p>8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53039">
                <text:p>53039</text:p>
              </table:table-cell>
              <table:table-cell office:value-type="float" office:value="8726">
                <text:p>87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54951">
                <text:p>54951</text:p>
              </table:table-cell>
              <table:table-cell office:value-type="float" office:value="8691">
                <text:p>86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54059">
                <text:p>54059</text:p>
              </table:table-cell>
              <table:table-cell office:value-type="float" office:value="8636">
                <text:p>86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54401">
                <text:p>54401</text:p>
              </table:table-cell>
              <table:table-cell office:value-type="float" office:value="8570">
                <text:p>85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54578">
                <text:p>54578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53435">
                <text:p>53435</text:p>
              </table:table-cell>
              <table:table-cell office:value-type="float" office:value="8614">
                <text:p>86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56470">
                <text:p>56470</text:p>
              </table:table-cell>
              <table:table-cell office:value-type="float" office:value="8654">
                <text:p>86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51823">
                <text:p>51823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54965">
                <text:p>54965</text:p>
              </table:table-cell>
              <table:table-cell office:value-type="float" office:value="8498">
                <text:p>84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52112">
                <text:p>52112</text:p>
              </table:table-cell>
              <table:table-cell office:value-type="float" office:value="8405">
                <text:p>84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54945">
                <text:p>54945</text:p>
              </table:table-cell>
              <table:table-cell office:value-type="float" office:value="8514">
                <text:p>85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53106">
                <text:p>53106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52529">
                <text:p>52529</text:p>
              </table:table-cell>
              <table:table-cell office:value-type="float" office:value="8258">
                <text:p>8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50471">
                <text:p>50471</text:p>
              </table:table-cell>
              <table:table-cell office:value-type="float" office:value="8226">
                <text:p>82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53398">
                <text:p>53398</text:p>
              </table:table-cell>
              <table:table-cell office:value-type="float" office:value="8229">
                <text:p>82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51916">
                <text:p>51916</text:p>
              </table:table-cell>
              <table:table-cell office:value-type="float" office:value="8169">
                <text:p>81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51556">
                <text:p>51556</text:p>
              </table:table-cell>
              <table:table-cell office:value-type="float" office:value="8181">
                <text:p>81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51722">
                <text:p>51722</text:p>
              </table:table-cell>
              <table:table-cell office:value-type="float" office:value="8077">
                <text:p>80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52098">
                <text:p>52098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52867">
                <text:p>52867</text:p>
              </table:table-cell>
              <table:table-cell office:value-type="float" office:value="8107">
                <text:p>81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56427">
                <text:p>56427</text:p>
              </table:table-cell>
              <table:table-cell office:value-type="float" office:value="8135">
                <text:p>81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52624">
                <text:p>52624</text:p>
              </table:table-cell>
              <table:table-cell office:value-type="float" office:value="8122">
                <text:p>81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52610">
                <text:p>52610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54433">
                <text:p>54433</text:p>
              </table:table-cell>
              <table:table-cell office:value-type="float" office:value="8067">
                <text:p>80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51776">
                <text:p>51776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51691">
                <text:p>51691</text:p>
              </table:table-cell>
              <table:table-cell office:value-type="float" office:value="7898">
                <text:p>78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54050">
                <text:p>54050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53181">
                <text:p>53181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51000">
                <text:p>51000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52710">
                <text:p>52710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52697">
                <text:p>52697</text:p>
              </table:table-cell>
              <table:table-cell office:value-type="float" office:value="7876">
                <text:p>7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50984">
                <text:p>50984</text:p>
              </table:table-cell>
              <table:table-cell office:value-type="float" office:value="7819">
                <text:p>78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52026">
                <text:p>52026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52282">
                <text:p>52282</text:p>
              </table:table-cell>
              <table:table-cell office:value-type="float" office:value="7799">
                <text:p>7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52236">
                <text:p>52236</text:p>
              </table:table-cell>
              <table:table-cell office:value-type="float" office:value="7727">
                <text:p>77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51757">
                <text:p>51757</text:p>
              </table:table-cell>
              <table:table-cell office:value-type="float" office:value="7777">
                <text:p>77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52639">
                <text:p>52639</text:p>
              </table:table-cell>
              <table:table-cell office:value-type="float" office:value="7727">
                <text:p>77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52402">
                <text:p>52402</text:p>
              </table:table-cell>
              <table:table-cell office:value-type="float" office:value="7684">
                <text:p>76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54158">
                <text:p>54158</text:p>
              </table:table-cell>
              <table:table-cell office:value-type="float" office:value="7762">
                <text:p>77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55357">
                <text:p>55357</text:p>
              </table:table-cell>
              <table:table-cell office:value-type="float" office:value="7851">
                <text:p>78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51210">
                <text:p>51210</text:p>
              </table:table-cell>
              <table:table-cell office:value-type="float" office:value="7656">
                <text:p>76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53773">
                <text:p>53773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55238">
                <text:p>55238</text:p>
              </table:table-cell>
              <table:table-cell office:value-type="float" office:value="7799">
                <text:p>77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52793">
                <text:p>52793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53140">
                <text:p>53140</text:p>
              </table:table-cell>
              <table:table-cell office:value-type="float" office:value="7621">
                <text:p>76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51489">
                <text:p>51489</text:p>
              </table:table-cell>
              <table:table-cell office:value-type="float" office:value="7628">
                <text:p>76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52588">
                <text:p>52588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56117">
                <text:p>56117</text:p>
              </table:table-cell>
              <table:table-cell office:value-type="float" office:value="7716">
                <text:p>77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54696">
                <text:p>54696</text:p>
              </table:table-cell>
              <table:table-cell office:value-type="float" office:value="7563">
                <text:p>75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54173">
                <text:p>54173</text:p>
              </table:table-cell>
              <table:table-cell office:value-type="float" office:value="7593">
                <text:p>75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60518">
                <text:p>60518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56139">
                <text:p>56139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54319">
                <text:p>54319</text:p>
              </table:table-cell>
              <table:table-cell office:value-type="float" office:value="7493">
                <text:p>74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55794">
                <text:p>55794</text:p>
              </table:table-cell>
              <table:table-cell office:value-type="float" office:value="7561">
                <text:p>75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50119">
                <text:p>50119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51377">
                <text:p>51377</text:p>
              </table:table-cell>
              <table:table-cell office:value-type="float" office:value="7431">
                <text:p>74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56334">
                <text:p>56334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53396">
                <text:p>53396</text:p>
              </table:table-cell>
              <table:table-cell office:value-type="float" office:value="7474">
                <text:p>74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53599">
                <text:p>53599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57082">
                <text:p>57082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55216">
                <text:p>55216</text:p>
              </table:table-cell>
              <table:table-cell office:value-type="float" office:value="7437">
                <text:p>74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53838">
                <text:p>53838</text:p>
              </table:table-cell>
              <table:table-cell office:value-type="float" office:value="7380">
                <text:p>73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55355">
                <text:p>55355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54653">
                <text:p>54653</text:p>
              </table:table-cell>
              <table:table-cell office:value-type="float" office:value="7351">
                <text:p>73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53469">
                <text:p>53469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53343">
                <text:p>53343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56838">
                <text:p>56838</text:p>
              </table:table-cell>
              <table:table-cell office:value-type="float" office:value="7394">
                <text:p>73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53242">
                <text:p>53242</text:p>
              </table:table-cell>
              <table:table-cell office:value-type="float" office:value="7325">
                <text:p>73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54729">
                <text:p>54729</text:p>
              </table:table-cell>
              <table:table-cell office:value-type="float" office:value="7387">
                <text:p>73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58527">
                <text:p>58527</text:p>
              </table:table-cell>
              <table:table-cell office:value-type="float" office:value="7405">
                <text:p>74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54181">
                <text:p>54181</text:p>
              </table:table-cell>
              <table:table-cell office:value-type="float" office:value="7265">
                <text:p>72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51561">
                <text:p>51561</text:p>
              </table:table-cell>
              <table:table-cell office:value-type="float" office:value="7194">
                <text:p>71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60199">
                <text:p>60199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54170">
                <text:p>54170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50740">
                <text:p>50740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52926">
                <text:p>52926</text:p>
              </table:table-cell>
              <table:table-cell office:value-type="float" office:value="7169">
                <text:p>71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56024">
                <text:p>56024</text:p>
              </table:table-cell>
              <table:table-cell office:value-type="float" office:value="7228">
                <text:p>72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52067">
                <text:p>52067</text:p>
              </table:table-cell>
              <table:table-cell office:value-type="float" office:value="7104">
                <text:p>71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57263">
                <text:p>57263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54780">
                <text:p>54780</text:p>
              </table:table-cell>
              <table:table-cell office:value-type="float" office:value="7138">
                <text:p>71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53237">
                <text:p>53237</text:p>
              </table:table-cell>
              <table:table-cell office:value-type="float" office:value="7186">
                <text:p>71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50215">
                <text:p>50215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55854">
                <text:p>55854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53429">
                <text:p>53429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54829">
                <text:p>54829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58686">
                <text:p>58686</text:p>
              </table:table-cell>
              <table:table-cell office:value-type="float" office:value="7083">
                <text:p>70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56140">
                <text:p>56140</text:p>
              </table:table-cell>
              <table:table-cell office:value-type="float" office:value="7055">
                <text:p>70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56866">
                <text:p>56866</text:p>
              </table:table-cell>
              <table:table-cell office:value-type="float" office:value="7127">
                <text:p>71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52410">
                <text:p>52410</text:p>
              </table:table-cell>
              <table:table-cell office:value-type="float" office:value="7017">
                <text:p>70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56478">
                <text:p>56478</text:p>
              </table:table-cell>
              <table:table-cell office:value-type="float" office:value="7141">
                <text:p>71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54641">
                <text:p>54641</text:p>
              </table:table-cell>
              <table:table-cell office:value-type="float" office:value="7109">
                <text:p>71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57698">
                <text:p>57698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56338">
                <text:p>56338</text:p>
              </table:table-cell>
              <table:table-cell office:value-type="float" office:value="7044">
                <text:p>70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54136">
                <text:p>54136</text:p>
              </table:table-cell>
              <table:table-cell office:value-type="float" office:value="6958">
                <text:p>69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53932">
                <text:p>53932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54617">
                <text:p>54617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52002">
                <text:p>52002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55036">
                <text:p>55036</text:p>
              </table:table-cell>
              <table:table-cell office:value-type="float" office:value="6994">
                <text:p>69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53903">
                <text:p>53903</text:p>
              </table:table-cell>
              <table:table-cell office:value-type="float" office:value="6955">
                <text:p>69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49931">
                <text:p>49931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60583">
                <text:p>60583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55161">
                <text:p>55161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58492">
                <text:p>58492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56145">
                <text:p>56145</text:p>
              </table:table-cell>
              <table:table-cell office:value-type="float" office:value="6913">
                <text:p>69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56058">
                <text:p>56058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55053">
                <text:p>55053</text:p>
              </table:table-cell>
              <table:table-cell office:value-type="float" office:value="6959">
                <text:p>69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57967">
                <text:p>57967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57439">
                <text:p>57439</text:p>
              </table:table-cell>
              <table:table-cell office:value-type="float" office:value="6886">
                <text:p>68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56876">
                <text:p>56876</text:p>
              </table:table-cell>
              <table:table-cell office:value-type="float" office:value="6923">
                <text:p>69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57619">
                <text:p>57619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57052">
                <text:p>57052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60585">
                <text:p>60585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59694">
                <text:p>59694</text:p>
              </table:table-cell>
              <table:table-cell office:value-type="float" office:value="6913">
                <text:p>69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59725">
                <text:p>59725</text:p>
              </table:table-cell>
              <table:table-cell office:value-type="float" office:value="6905">
                <text:p>69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59283">
                <text:p>59283</text:p>
              </table:table-cell>
              <table:table-cell office:value-type="float" office:value="6874">
                <text:p>68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57566">
                <text:p>57566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60687">
                <text:p>60687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58515">
                <text:p>58515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57415">
                <text:p>57415</text:p>
              </table:table-cell>
              <table:table-cell office:value-type="float" office:value="6874">
                <text:p>68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63681">
                <text:p>63681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59072">
                <text:p>59072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59905">
                <text:p>59905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61610">
                <text:p>61610</text:p>
              </table:table-cell>
              <table:table-cell office:value-type="float" office:value="6852">
                <text:p>68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63889">
                <text:p>63889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63100">
                <text:p>63100</text:p>
              </table:table-cell>
              <table:table-cell office:value-type="float" office:value="6885">
                <text:p>68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64375">
                <text:p>64375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64483">
                <text:p>64483</text:p>
              </table:table-cell>
              <table:table-cell office:value-type="float" office:value="6833">
                <text:p>68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63180">
                <text:p>63180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61047">
                <text:p>61047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64315">
                <text:p>64315</text:p>
              </table:table-cell>
              <table:table-cell office:value-type="float" office:value="6856">
                <text:p>68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61696">
                <text:p>61696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68218">
                <text:p>68218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62621">
                <text:p>62621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59725">
                <text:p>59725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61705">
                <text:p>61705</text:p>
              </table:table-cell>
              <table:table-cell office:value-type="float" office:value="6852">
                <text:p>6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67150">
                <text:p>67150</text:p>
              </table:table-cell>
              <table:table-cell office:value-type="float" office:value="6793">
                <text:p>67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66710">
                <text:p>66710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64706">
                <text:p>64706</text:p>
              </table:table-cell>
              <table:table-cell office:value-type="float" office:value="6805">
                <text:p>68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67254">
                <text:p>67254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69411">
                <text:p>69411</text:p>
              </table:table-cell>
              <table:table-cell office:value-type="float" office:value="6802">
                <text:p>68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65437">
                <text:p>65437</text:p>
              </table:table-cell>
              <table:table-cell office:value-type="float" office:value="6794">
                <text:p>67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68557">
                <text:p>68557</text:p>
              </table:table-cell>
              <table:table-cell office:value-type="float" office:value="6738">
                <text:p>67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67697">
                <text:p>67697</text:p>
              </table:table-cell>
              <table:table-cell office:value-type="float" office:value="6779">
                <text:p>67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74717">
                <text:p>74717</text:p>
              </table:table-cell>
              <table:table-cell office:value-type="float" office:value="6787">
                <text:p>67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66878">
                <text:p>66878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68743">
                <text:p>68743</text:p>
              </table:table-cell>
              <table:table-cell office:value-type="float" office:value="6806">
                <text:p>68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67333">
                <text:p>67333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65022">
                <text:p>65022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71649">
                <text:p>71649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69416">
                <text:p>69416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73401">
                <text:p>73401</text:p>
              </table:table-cell>
              <table:table-cell office:value-type="float" office:value="6745">
                <text:p>67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70034">
                <text:p>70034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69634">
                <text:p>69634</text:p>
              </table:table-cell>
              <table:table-cell office:value-type="float" office:value="6779">
                <text:p>67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72149">
                <text:p>72149</text:p>
              </table:table-cell>
              <table:table-cell office:value-type="float" office:value="6802">
                <text:p>68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71014">
                <text:p>71014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68434">
                <text:p>68434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73791">
                <text:p>73791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68864">
                <text:p>68864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71257">
                <text:p>71257</text:p>
              </table:table-cell>
              <table:table-cell office:value-type="float" office:value="6727">
                <text:p>67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72395">
                <text:p>72395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72378">
                <text:p>72378</text:p>
              </table:table-cell>
              <table:table-cell office:value-type="float" office:value="6727">
                <text:p>67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67802">
                <text:p>67802</text:p>
              </table:table-cell>
              <table:table-cell office:value-type="float" office:value="6745">
                <text:p>67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73032">
                <text:p>73032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75333">
                <text:p>75333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75736">
                <text:p>75736</text:p>
              </table:table-cell>
              <table:table-cell office:value-type="float" office:value="6793">
                <text:p>67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69770">
                <text:p>69770</text:p>
              </table:table-cell>
              <table:table-cell office:value-type="float" office:value="6722">
                <text:p>67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76087">
                <text:p>76087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76416">
                <text:p>76416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75126">
                <text:p>75126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74913">
                <text:p>74913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74412">
                <text:p>74412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75900">
                <text:p>75900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73691">
                <text:p>73691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73031">
                <text:p>73031</text:p>
              </table:table-cell>
              <table:table-cell office:value-type="float" office:value="6714">
                <text:p>67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74361">
                <text:p>74361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73461">
                <text:p>73461</text:p>
              </table:table-cell>
              <table:table-cell office:value-type="float" office:value="6719">
                <text:p>67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78528">
                <text:p>78528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77870">
                <text:p>77870</text:p>
              </table:table-cell>
              <table:table-cell office:value-type="float" office:value="6627">
                <text:p>66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85166">
                <text:p>85166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77636">
                <text:p>77636</text:p>
              </table:table-cell>
              <table:table-cell office:value-type="float" office:value="6696">
                <text:p>66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83066">
                <text:p>83066</text:p>
              </table:table-cell>
              <table:table-cell office:value-type="float" office:value="6711">
                <text:p>67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75659">
                <text:p>75659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83438">
                <text:p>83438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81108">
                <text:p>81108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79271">
                <text:p>79271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81564">
                <text:p>81564</text:p>
              </table:table-cell>
              <table:table-cell office:value-type="float" office:value="6652">
                <text:p>66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76683">
                <text:p>76683</text:p>
              </table:table-cell>
              <table:table-cell office:value-type="float" office:value="6732">
                <text:p>67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75809">
                <text:p>75809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81626">
                <text:p>81626</text:p>
              </table:table-cell>
              <table:table-cell office:value-type="float" office:value="6727">
                <text:p>67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78700">
                <text:p>78700</text:p>
              </table:table-cell>
              <table:table-cell office:value-type="float" office:value="6667">
                <text:p>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81676">
                <text:p>81676</text:p>
              </table:table-cell>
              <table:table-cell office:value-type="float" office:value="6747">
                <text:p>67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84223">
                <text:p>84223</text:p>
              </table:table-cell>
              <table:table-cell office:value-type="float" office:value="6717">
                <text:p>67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87789">
                <text:p>87789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85657">
                <text:p>85657</text:p>
              </table:table-cell>
              <table:table-cell office:value-type="float" office:value="6659">
                <text:p>66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89334">
                <text:p>89334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85525">
                <text:p>85525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89717">
                <text:p>89717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80632">
                <text:p>80632</text:p>
              </table:table-cell>
              <table:table-cell office:value-type="float" office:value="6666">
                <text:p>66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86907">
                <text:p>86907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88898">
                <text:p>88898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83486">
                <text:p>83486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89615">
                <text:p>89615</text:p>
              </table:table-cell>
              <table:table-cell office:value-type="float" office:value="6635">
                <text:p>66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85236">
                <text:p>85236</text:p>
              </table:table-cell>
              <table:table-cell office:value-type="float" office:value="6647">
                <text:p>66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88067">
                <text:p>88067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84233">
                <text:p>84233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82644">
                <text:p>82644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84935">
                <text:p>84935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87141">
                <text:p>87141</text:p>
              </table:table-cell>
              <table:table-cell office:value-type="float" office:value="6674">
                <text:p>66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90271">
                <text:p>90271</text:p>
              </table:table-cell>
              <table:table-cell office:value-type="float" office:value="6717">
                <text:p>67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91341">
                <text:p>91341</text:p>
              </table:table-cell>
              <table:table-cell office:value-type="float" office:value="6651">
                <text:p>66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86342">
                <text:p>86342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91446">
                <text:p>91446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88124">
                <text:p>88124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88021">
                <text:p>88021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86723">
                <text:p>86723</text:p>
              </table:table-cell>
              <table:table-cell office:value-type="float" office:value="6609">
                <text:p>66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92951">
                <text:p>92951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87105">
                <text:p>87105</text:p>
              </table:table-cell>
              <table:table-cell office:value-type="float" office:value="6578">
                <text:p>65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93862">
                <text:p>93862</text:p>
              </table:table-cell>
              <table:table-cell office:value-type="float" office:value="6647">
                <text:p>66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82482">
                <text:p>82482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84266">
                <text:p>84266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93565">
                <text:p>93565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84777">
                <text:p>84777</text:p>
              </table:table-cell>
              <table:table-cell office:value-type="float" office:value="6608">
                <text:p>66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89314">
                <text:p>89314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92166">
                <text:p>92166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92941">
                <text:p>92941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90149">
                <text:p>90149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92385">
                <text:p>92385</text:p>
              </table:table-cell>
              <table:table-cell office:value-type="float" office:value="6619">
                <text:p>66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95132">
                <text:p>95132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92992">
                <text:p>92992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89056">
                <text:p>89056</text:p>
              </table:table-cell>
              <table:table-cell office:value-type="float" office:value="6558">
                <text:p>65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89697">
                <text:p>89697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94591">
                <text:p>94591</text:p>
              </table:table-cell>
              <table:table-cell office:value-type="float" office:value="6591">
                <text:p>65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96096">
                <text:p>96096</text:p>
              </table:table-cell>
              <table:table-cell office:value-type="float" office:value="6583">
                <text:p>65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90604">
                <text:p>90604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96275">
                <text:p>96275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95581">
                <text:p>95581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89102">
                <text:p>89102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94704">
                <text:p>94704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93229">
                <text:p>93229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95772">
                <text:p>95772</text:p>
              </table:table-cell>
              <table:table-cell office:value-type="float" office:value="6582">
                <text:p>65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95765">
                <text:p>95765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91958">
                <text:p>91958</text:p>
              </table:table-cell>
              <table:table-cell office:value-type="float" office:value="6553">
                <text:p>65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90423">
                <text:p>90423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102219">
                <text:p>102219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95007">
                <text:p>95007</text:p>
              </table:table-cell>
              <table:table-cell office:value-type="float" office:value="6596">
                <text:p>65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96747">
                <text:p>96747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97256">
                <text:p>97256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93946">
                <text:p>93946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96078">
                <text:p>96078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94031">
                <text:p>94031</text:p>
              </table:table-cell>
              <table:table-cell office:value-type="float" office:value="6538">
                <text:p>65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100521">
                <text:p>100521</text:p>
              </table:table-cell>
              <table:table-cell office:value-type="float" office:value="6577">
                <text:p>65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97993">
                <text:p>97993</text:p>
              </table:table-cell>
              <table:table-cell office:value-type="float" office:value="6542">
                <text:p>65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98015">
                <text:p>98015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100156">
                <text:p>100156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96965">
                <text:p>96965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94770">
                <text:p>94770</text:p>
              </table:table-cell>
              <table:table-cell office:value-type="float" office:value="6507">
                <text:p>65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100788">
                <text:p>100788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90038">
                <text:p>90038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102866">
                <text:p>102866</text:p>
              </table:table-cell>
              <table:table-cell office:value-type="float" office:value="6518">
                <text:p>65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92002">
                <text:p>92002</text:p>
              </table:table-cell>
              <table:table-cell office:value-type="float" office:value="6502">
                <text:p>65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104468">
                <text:p>104468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101349">
                <text:p>101349</text:p>
              </table:table-cell>
              <table:table-cell office:value-type="float" office:value="6516">
                <text:p>65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98525">
                <text:p>98525</text:p>
              </table:table-cell>
              <table:table-cell office:value-type="float" office:value="6499">
                <text:p>64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98774">
                <text:p>98774</text:p>
              </table:table-cell>
              <table:table-cell office:value-type="float" office:value="6485">
                <text:p>64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105905">
                <text:p>105905</text:p>
              </table:table-cell>
              <table:table-cell office:value-type="float" office:value="6542">
                <text:p>65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95293">
                <text:p>95293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105226">
                <text:p>105226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100197">
                <text:p>100197</text:p>
              </table:table-cell>
              <table:table-cell office:value-type="float" office:value="6451">
                <text:p>64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103223">
                <text:p>103223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107696">
                <text:p>107696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101290">
                <text:p>101290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107136">
                <text:p>107136</text:p>
              </table:table-cell>
              <table:table-cell office:value-type="float" office:value="6482">
                <text:p>64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101633">
                <text:p>101633</text:p>
              </table:table-cell>
              <table:table-cell office:value-type="float" office:value="6433">
                <text:p>64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93789">
                <text:p>93789</text:p>
              </table:table-cell>
              <table:table-cell office:value-type="float" office:value="6449">
                <text:p>64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95559">
                <text:p>95559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100857">
                <text:p>100857</text:p>
              </table:table-cell>
              <table:table-cell office:value-type="float" office:value="6491">
                <text:p>64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104359">
                <text:p>104359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101778">
                <text:p>101778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100458">
                <text:p>100458</text:p>
              </table:table-cell>
              <table:table-cell office:value-type="float" office:value="6471">
                <text:p>64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109366">
                <text:p>109366</text:p>
              </table:table-cell>
              <table:table-cell office:value-type="float" office:value="6427">
                <text:p>64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104165">
                <text:p>104165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102408">
                <text:p>102408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102544">
                <text:p>102544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101602">
                <text:p>101602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105431">
                <text:p>105431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101676">
                <text:p>101676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104543">
                <text:p>104543</text:p>
              </table:table-cell>
              <table:table-cell office:value-type="float" office:value="6469">
                <text:p>64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106672">
                <text:p>106672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102757">
                <text:p>102757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96979">
                <text:p>96979</text:p>
              </table:table-cell>
              <table:table-cell office:value-type="float" office:value="6413">
                <text:p>64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102171">
                <text:p>102171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108509">
                <text:p>108509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103988">
                <text:p>103988</text:p>
              </table:table-cell>
              <table:table-cell office:value-type="float" office:value="6444">
                <text:p>64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103796">
                <text:p>103796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103192">
                <text:p>103192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102607">
                <text:p>102607</text:p>
              </table:table-cell>
              <table:table-cell office:value-type="float" office:value="6464">
                <text:p>64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109590">
                <text:p>109590</text:p>
              </table:table-cell>
              <table:table-cell office:value-type="float" office:value="6418">
                <text:p>64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106784">
                <text:p>106784</text:p>
              </table:table-cell>
              <table:table-cell office:value-type="float" office:value="6344">
                <text:p>63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102002">
                <text:p>102002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107030">
                <text:p>107030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107077">
                <text:p>107077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104790">
                <text:p>104790</text:p>
              </table:table-cell>
              <table:table-cell office:value-type="float" office:value="6452">
                <text:p>64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112471">
                <text:p>112471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107484">
                <text:p>107484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109109">
                <text:p>109109</text:p>
              </table:table-cell>
              <table:table-cell office:value-type="float" office:value="6408">
                <text:p>64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104584">
                <text:p>104584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104362">
                <text:p>104362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103390">
                <text:p>103390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109950">
                <text:p>109950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104392">
                <text:p>104392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103663">
                <text:p>103663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110325">
                <text:p>110325</text:p>
              </table:table-cell>
              <table:table-cell office:value-type="float" office:value="6355">
                <text:p>63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105537">
                <text:p>105537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104405">
                <text:p>104405</text:p>
              </table:table-cell>
              <table:table-cell office:value-type="float" office:value="6346">
                <text:p>63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100725">
                <text:p>100725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100648">
                <text:p>100648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106894">
                <text:p>106894</text:p>
              </table:table-cell>
              <table:table-cell office:value-type="float" office:value="6409">
                <text:p>64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111875">
                <text:p>111875</text:p>
              </table:table-cell>
              <table:table-cell office:value-type="float" office:value="6355">
                <text:p>63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106163">
                <text:p>106163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107809">
                <text:p>107809</text:p>
              </table:table-cell>
              <table:table-cell office:value-type="float" office:value="6359">
                <text:p>63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107874">
                <text:p>107874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113451">
                <text:p>113451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110179">
                <text:p>110179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111098">
                <text:p>111098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108348">
                <text:p>108348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104281">
                <text:p>104281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107036">
                <text:p>107036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112650">
                <text:p>112650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112851">
                <text:p>112851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106211">
                <text:p>106211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109157">
                <text:p>109157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111142">
                <text:p>111142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113395">
                <text:p>113395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101868">
                <text:p>101868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111155">
                <text:p>111155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116339">
                <text:p>116339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108837">
                <text:p>108837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115617">
                <text:p>115617</text:p>
              </table:table-cell>
              <table:table-cell office:value-type="float" office:value="6412">
                <text:p>64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118877">
                <text:p>118877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112761">
                <text:p>112761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115656">
                <text:p>115656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119237">
                <text:p>119237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118474">
                <text:p>118474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102371">
                <text:p>102371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132871">
                <text:p>132871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105613">
                <text:p>105613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107117">
                <text:p>107117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127004">
                <text:p>127004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94703">
                <text:p>94703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106149">
                <text:p>106149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96594">
                <text:p>96594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101514">
                <text:p>101514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119666">
                <text:p>11966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128866">
                <text:p>128866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110797">
                <text:p>110797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110539">
                <text:p>110539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122963">
                <text:p>122963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123059">
                <text:p>123059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113981">
                <text:p>113981</text:p>
              </table:table-cell>
              <table:table-cell office:value-type="float" office:value="6205">
                <text:p>62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112350">
                <text:p>112350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119692">
                <text:p>119692</text:p>
              </table:table-cell>
              <table:table-cell office:value-type="float" office:value="6277">
                <text:p>62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120628">
                <text:p>120628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115114">
                <text:p>115114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115709">
                <text:p>115709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116478">
                <text:p>116478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113130">
                <text:p>113130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117274">
                <text:p>117274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116689">
                <text:p>116689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124347">
                <text:p>124347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115603">
                <text:p>115603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125551">
                <text:p>125551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133363">
                <text:p>133363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120346">
                <text:p>120346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116060">
                <text:p>116060</text:p>
              </table:table-cell>
              <table:table-cell office:value-type="float" office:value="6162">
                <text:p>61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119127">
                <text:p>119127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119639">
                <text:p>119639</text:p>
              </table:table-cell>
              <table:table-cell office:value-type="float" office:value="6172">
                <text:p>61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132585">
                <text:p>132585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113559">
                <text:p>113559</text:p>
              </table:table-cell>
              <table:table-cell office:value-type="float" office:value="6173">
                <text:p>61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118223">
                <text:p>118223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125721">
                <text:p>125721</text:p>
              </table:table-cell>
              <table:table-cell office:value-type="float" office:value="6172">
                <text:p>61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117092">
                <text:p>117092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109949">
                <text:p>109949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124687">
                <text:p>124687</text:p>
              </table:table-cell>
              <table:table-cell office:value-type="float" office:value="6093">
                <text:p>60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133097">
                <text:p>133097</text:p>
              </table:table-cell>
              <table:table-cell office:value-type="float" office:value="6198">
                <text:p>61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122069">
                <text:p>122069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119554">
                <text:p>119554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121863">
                <text:p>121863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122246">
                <text:p>122246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121388">
                <text:p>121388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121666">
                <text:p>121666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122696">
                <text:p>122696</text:p>
              </table:table-cell>
              <table:table-cell office:value-type="float" office:value="6094">
                <text:p>60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127090">
                <text:p>127090</text:p>
              </table:table-cell>
              <table:table-cell office:value-type="float" office:value="6154">
                <text:p>61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84cm" svg:height="21.251cm" xlink:href=".." xlink:type="simple" chart:class="chart:scatter" chart:style-name="ch1">
        <chart:legend chart:legend-position="end" svg:x="36.895cm" svg:y="10.077cm" style:legend-expansion="high" chart:style-name="ch2"/>
        <chart:plot-area chart:style-name="ch3" table:cell-range-address="'swim-aging-128'.A2:'swim-aging-128'.A501 'swim-aging-128'.C1:'swim-aging-128'.D501" chart:data-source-has-labels="row" svg:x="1.251cm" svg:y="1.835cm" svg:width="34.042cm" svg:height="18.571cm">
          <chartooo:coordinate-region svg:x="2.613cm" svg:y="2.034cm" svg:width="32.308cm" svg:height="17.7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wim-aging-128'.C2:'swim-aging-128'.C501" chart:label-cell-address="'swim-aging-128'.C1:'swim-aging-128'.C1" chart:class="chart:scatter">
            <chart:domain table:cell-range-address="'swim-aging-128'.A2:'swim-aging-128'.A501"/>
            <chart:data-point chart:repeated="500"/>
          </chart:series>
          <chart:series chart:style-name="ch8" chart:values-cell-range-address="'swim-aging-128'.D2:'swim-aging-128'.D501" chart:label-cell-address="'swim-aging-128'.D1:'swim-aging-128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swim-aging-128'.C1:'swim-aging-128'.C1</svg:desc>
                </draw:g>
              </table:table-cell>
              <table:table-cell office:value-type="string">
                <text:p> DISK WRITES</text:p>
                <draw:g>
                  <svg:desc>'swim-aging-128'.D1:'swim-aging-128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wim-aging-128'.A2:'swim-aging-128'.A501</svg:desc>
                </draw:g>
              </table:table-cell>
              <table:table-cell office:value-type="float" office:value="392189">
                <text:p>392189</text:p>
                <draw:g>
                  <svg:desc>'swim-aging-128'.C2:'swim-aging-128'.C501</svg:desc>
                </draw:g>
              </table:table-cell>
              <table:table-cell office:value-type="float" office:value="52318">
                <text:p>52318</text:p>
                <draw:g>
                  <svg:desc>'swim-aging-128'.D2:'swim-aging-128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26303">
                <text:p>326303</text:p>
              </table:table-cell>
              <table:table-cell office:value-type="float" office:value="49337">
                <text:p>49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83321">
                <text:p>283321</text:p>
              </table:table-cell>
              <table:table-cell office:value-type="float" office:value="46351">
                <text:p>46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55800">
                <text:p>255800</text:p>
              </table:table-cell>
              <table:table-cell office:value-type="float" office:value="44355">
                <text:p>44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32247">
                <text:p>232247</text:p>
              </table:table-cell>
              <table:table-cell office:value-type="float" office:value="39687">
                <text:p>39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15290">
                <text:p>215290</text:p>
              </table:table-cell>
              <table:table-cell office:value-type="float" office:value="37417">
                <text:p>37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91163">
                <text:p>191163</text:p>
              </table:table-cell>
              <table:table-cell office:value-type="float" office:value="34348">
                <text:p>34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75281">
                <text:p>175281</text:p>
              </table:table-cell>
              <table:table-cell office:value-type="float" office:value="31888">
                <text:p>31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65116">
                <text:p>165116</text:p>
              </table:table-cell>
              <table:table-cell office:value-type="float" office:value="29979">
                <text:p>29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7489">
                <text:p>157489</text:p>
              </table:table-cell>
              <table:table-cell office:value-type="float" office:value="28401">
                <text:p>28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49984">
                <text:p>149984</text:p>
              </table:table-cell>
              <table:table-cell office:value-type="float" office:value="26964">
                <text:p>26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2526">
                <text:p>142526</text:p>
              </table:table-cell>
              <table:table-cell office:value-type="float" office:value="25648">
                <text:p>25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36678">
                <text:p>136678</text:p>
              </table:table-cell>
              <table:table-cell office:value-type="float" office:value="24740">
                <text:p>247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29514">
                <text:p>129514</text:p>
              </table:table-cell>
              <table:table-cell office:value-type="float" office:value="23437">
                <text:p>23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24759">
                <text:p>124759</text:p>
              </table:table-cell>
              <table:table-cell office:value-type="float" office:value="22666">
                <text:p>22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20397">
                <text:p>120397</text:p>
              </table:table-cell>
              <table:table-cell office:value-type="float" office:value="21923">
                <text:p>21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15473">
                <text:p>115473</text:p>
              </table:table-cell>
              <table:table-cell office:value-type="float" office:value="21074">
                <text:p>21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12063">
                <text:p>112063</text:p>
              </table:table-cell>
              <table:table-cell office:value-type="float" office:value="20387">
                <text:p>20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08338">
                <text:p>108338</text:p>
              </table:table-cell>
              <table:table-cell office:value-type="float" office:value="19676">
                <text:p>19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04869">
                <text:p>104869</text:p>
              </table:table-cell>
              <table:table-cell office:value-type="float" office:value="19151">
                <text:p>19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02260">
                <text:p>102260</text:p>
              </table:table-cell>
              <table:table-cell office:value-type="float" office:value="18611">
                <text:p>186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98816">
                <text:p>98816</text:p>
              </table:table-cell>
              <table:table-cell office:value-type="float" office:value="18026">
                <text:p>18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96701">
                <text:p>96701</text:p>
              </table:table-cell>
              <table:table-cell office:value-type="float" office:value="17641">
                <text:p>176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95700">
                <text:p>95700</text:p>
              </table:table-cell>
              <table:table-cell office:value-type="float" office:value="17412">
                <text:p>174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92368">
                <text:p>92368</text:p>
              </table:table-cell>
              <table:table-cell office:value-type="float" office:value="16859">
                <text:p>168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91751">
                <text:p>91751</text:p>
              </table:table-cell>
              <table:table-cell office:value-type="float" office:value="16581">
                <text:p>16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90017">
                <text:p>90017</text:p>
              </table:table-cell>
              <table:table-cell office:value-type="float" office:value="16291">
                <text:p>162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87773">
                <text:p>87773</text:p>
              </table:table-cell>
              <table:table-cell office:value-type="float" office:value="15918">
                <text:p>159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85231">
                <text:p>85231</text:p>
              </table:table-cell>
              <table:table-cell office:value-type="float" office:value="15481">
                <text:p>154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83699">
                <text:p>83699</text:p>
              </table:table-cell>
              <table:table-cell office:value-type="float" office:value="15199">
                <text:p>15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84080">
                <text:p>84080</text:p>
              </table:table-cell>
              <table:table-cell office:value-type="float" office:value="15165">
                <text:p>151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82175">
                <text:p>82175</text:p>
              </table:table-cell>
              <table:table-cell office:value-type="float" office:value="14806">
                <text:p>14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80280">
                <text:p>80280</text:p>
              </table:table-cell>
              <table:table-cell office:value-type="float" office:value="14573">
                <text:p>14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80100">
                <text:p>80100</text:p>
              </table:table-cell>
              <table:table-cell office:value-type="float" office:value="14424">
                <text:p>14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77590">
                <text:p>77590</text:p>
              </table:table-cell>
              <table:table-cell office:value-type="float" office:value="14070">
                <text:p>140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76566">
                <text:p>76566</text:p>
              </table:table-cell>
              <table:table-cell office:value-type="float" office:value="13842">
                <text:p>13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77254">
                <text:p>77254</text:p>
              </table:table-cell>
              <table:table-cell office:value-type="float" office:value="13801">
                <text:p>13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75173">
                <text:p>75173</text:p>
              </table:table-cell>
              <table:table-cell office:value-type="float" office:value="13516">
                <text:p>135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74124">
                <text:p>74124</text:p>
              </table:table-cell>
              <table:table-cell office:value-type="float" office:value="13386">
                <text:p>13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72548">
                <text:p>72548</text:p>
              </table:table-cell>
              <table:table-cell office:value-type="float" office:value="13119">
                <text:p>13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71647">
                <text:p>71647</text:p>
              </table:table-cell>
              <table:table-cell office:value-type="float" office:value="12901">
                <text:p>129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70084">
                <text:p>70084</text:p>
              </table:table-cell>
              <table:table-cell office:value-type="float" office:value="12708">
                <text:p>127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69103">
                <text:p>69103</text:p>
              </table:table-cell>
              <table:table-cell office:value-type="float" office:value="12509">
                <text:p>125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68246">
                <text:p>68246</text:p>
              </table:table-cell>
              <table:table-cell office:value-type="float" office:value="12408">
                <text:p>12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69033">
                <text:p>69033</text:p>
              </table:table-cell>
              <table:table-cell office:value-type="float" office:value="12450">
                <text:p>124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66705">
                <text:p>66705</text:p>
              </table:table-cell>
              <table:table-cell office:value-type="float" office:value="12070">
                <text:p>120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67142">
                <text:p>67142</text:p>
              </table:table-cell>
              <table:table-cell office:value-type="float" office:value="12063">
                <text:p>120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65369">
                <text:p>65369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65673">
                <text:p>65673</text:p>
              </table:table-cell>
              <table:table-cell office:value-type="float" office:value="11888">
                <text:p>118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65059">
                <text:p>65059</text:p>
              </table:table-cell>
              <table:table-cell office:value-type="float" office:value="11676">
                <text:p>116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63895">
                <text:p>63895</text:p>
              </table:table-cell>
              <table:table-cell office:value-type="float" office:value="11492">
                <text:p>114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63695">
                <text:p>63695</text:p>
              </table:table-cell>
              <table:table-cell office:value-type="float" office:value="11426">
                <text:p>114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63037">
                <text:p>63037</text:p>
              </table:table-cell>
              <table:table-cell office:value-type="float" office:value="11313">
                <text:p>113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62688">
                <text:p>62688</text:p>
              </table:table-cell>
              <table:table-cell office:value-type="float" office:value="11259">
                <text:p>11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61986">
                <text:p>61986</text:p>
              </table:table-cell>
              <table:table-cell office:value-type="float" office:value="11183">
                <text:p>111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60949">
                <text:p>60949</text:p>
              </table:table-cell>
              <table:table-cell office:value-type="float" office:value="11045">
                <text:p>110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60076">
                <text:p>60076</text:p>
              </table:table-cell>
              <table:table-cell office:value-type="float" office:value="10897">
                <text:p>108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60944">
                <text:p>60944</text:p>
              </table:table-cell>
              <table:table-cell office:value-type="float" office:value="10889">
                <text:p>108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59295">
                <text:p>59295</text:p>
              </table:table-cell>
              <table:table-cell office:value-type="float" office:value="10709">
                <text:p>107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60080">
                <text:p>60080</text:p>
              </table:table-cell>
              <table:table-cell office:value-type="float" office:value="10696">
                <text:p>10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59949">
                <text:p>59949</text:p>
              </table:table-cell>
              <table:table-cell office:value-type="float" office:value="10675">
                <text:p>106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58265">
                <text:p>58265</text:p>
              </table:table-cell>
              <table:table-cell office:value-type="float" office:value="10494">
                <text:p>104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58057">
                <text:p>58057</text:p>
              </table:table-cell>
              <table:table-cell office:value-type="float" office:value="10387">
                <text:p>103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58310">
                <text:p>58310</text:p>
              </table:table-cell>
              <table:table-cell office:value-type="float" office:value="10397">
                <text:p>103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57284">
                <text:p>57284</text:p>
              </table:table-cell>
              <table:table-cell office:value-type="float" office:value="10273">
                <text:p>102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58556">
                <text:p>58556</text:p>
              </table:table-cell>
              <table:table-cell office:value-type="float" office:value="10310">
                <text:p>103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56798">
                <text:p>56798</text:p>
              </table:table-cell>
              <table:table-cell office:value-type="float" office:value="10125">
                <text:p>10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56209">
                <text:p>56209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56080">
                <text:p>56080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56861">
                <text:p>56861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56224">
                <text:p>56224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55768">
                <text:p>55768</text:p>
              </table:table-cell>
              <table:table-cell office:value-type="float" office:value="9914">
                <text:p>9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55834">
                <text:p>55834</text:p>
              </table:table-cell>
              <table:table-cell office:value-type="float" office:value="9779">
                <text:p>97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54835">
                <text:p>54835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54553">
                <text:p>54553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53601">
                <text:p>53601</text:p>
              </table:table-cell>
              <table:table-cell office:value-type="float" office:value="9561">
                <text:p>95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53557">
                <text:p>53557</text:p>
              </table:table-cell>
              <table:table-cell office:value-type="float" office:value="9533">
                <text:p>95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54703">
                <text:p>54703</text:p>
              </table:table-cell>
              <table:table-cell office:value-type="float" office:value="9555">
                <text:p>95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53124">
                <text:p>53124</text:p>
              </table:table-cell>
              <table:table-cell office:value-type="float" office:value="9417">
                <text:p>94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52698">
                <text:p>52698</text:p>
              </table:table-cell>
              <table:table-cell office:value-type="float" office:value="9378">
                <text:p>93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52685">
                <text:p>52685</text:p>
              </table:table-cell>
              <table:table-cell office:value-type="float" office:value="9276">
                <text:p>92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52028">
                <text:p>52028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51819">
                <text:p>51819</text:p>
              </table:table-cell>
              <table:table-cell office:value-type="float" office:value="9207">
                <text:p>92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52597">
                <text:p>52597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52412">
                <text:p>52412</text:p>
              </table:table-cell>
              <table:table-cell office:value-type="float" office:value="9217">
                <text:p>92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51639">
                <text:p>51639</text:p>
              </table:table-cell>
              <table:table-cell office:value-type="float" office:value="9123">
                <text:p>91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52445">
                <text:p>52445</text:p>
              </table:table-cell>
              <table:table-cell office:value-type="float" office:value="9065">
                <text:p>90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51994">
                <text:p>51994</text:p>
              </table:table-cell>
              <table:table-cell office:value-type="float" office:value="9110">
                <text:p>91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50111">
                <text:p>50111</text:p>
              </table:table-cell>
              <table:table-cell office:value-type="float" office:value="8923">
                <text:p>89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50585">
                <text:p>50585</text:p>
              </table:table-cell>
              <table:table-cell office:value-type="float" office:value="8842">
                <text:p>88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49170">
                <text:p>49170</text:p>
              </table:table-cell>
              <table:table-cell office:value-type="float" office:value="8741">
                <text:p>87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0636">
                <text:p>50636</text:p>
              </table:table-cell>
              <table:table-cell office:value-type="float" office:value="8806">
                <text:p>88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49288">
                <text:p>49288</text:p>
              </table:table-cell>
              <table:table-cell office:value-type="float" office:value="8745">
                <text:p>87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50212">
                <text:p>50212</text:p>
              </table:table-cell>
              <table:table-cell office:value-type="float" office:value="8707">
                <text:p>87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48499">
                <text:p>48499</text:p>
              </table:table-cell>
              <table:table-cell office:value-type="float" office:value="8582">
                <text:p>85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49953">
                <text:p>49953</text:p>
              </table:table-cell>
              <table:table-cell office:value-type="float" office:value="8645">
                <text:p>86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49777">
                <text:p>49777</text:p>
              </table:table-cell>
              <table:table-cell office:value-type="float" office:value="8536">
                <text:p>85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50602">
                <text:p>50602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48603">
                <text:p>48603</text:p>
              </table:table-cell>
              <table:table-cell office:value-type="float" office:value="8528">
                <text:p>85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47803">
                <text:p>47803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48981">
                <text:p>48981</text:p>
              </table:table-cell>
              <table:table-cell office:value-type="float" office:value="8451">
                <text:p>8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47832">
                <text:p>47832</text:p>
              </table:table-cell>
              <table:table-cell office:value-type="float" office:value="8356">
                <text:p>83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50233">
                <text:p>50233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47042">
                <text:p>47042</text:p>
              </table:table-cell>
              <table:table-cell office:value-type="float" office:value="8223">
                <text:p>82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46047">
                <text:p>46047</text:p>
              </table:table-cell>
              <table:table-cell office:value-type="float" office:value="8204">
                <text:p>82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46860">
                <text:p>46860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47374">
                <text:p>47374</text:p>
              </table:table-cell>
              <table:table-cell office:value-type="float" office:value="8243">
                <text:p>82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46619">
                <text:p>46619</text:p>
              </table:table-cell>
              <table:table-cell office:value-type="float" office:value="8146">
                <text:p>81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44403">
                <text:p>44403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45815">
                <text:p>45815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45323">
                <text:p>45323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44022">
                <text:p>44022</text:p>
              </table:table-cell>
              <table:table-cell office:value-type="float" office:value="7969">
                <text:p>79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46697">
                <text:p>46697</text:p>
              </table:table-cell>
              <table:table-cell office:value-type="float" office:value="8066">
                <text:p>80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43735">
                <text:p>43735</text:p>
              </table:table-cell>
              <table:table-cell office:value-type="float" office:value="7905">
                <text:p>79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45212">
                <text:p>45212</text:p>
              </table:table-cell>
              <table:table-cell office:value-type="float" office:value="7917">
                <text:p>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44144">
                <text:p>44144</text:p>
              </table:table-cell>
              <table:table-cell office:value-type="float" office:value="7884">
                <text:p>78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44062">
                <text:p>44062</text:p>
              </table:table-cell>
              <table:table-cell office:value-type="float" office:value="7863">
                <text:p>78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43038">
                <text:p>43038</text:p>
              </table:table-cell>
              <table:table-cell office:value-type="float" office:value="7823">
                <text:p>78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44304">
                <text:p>44304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44229">
                <text:p>44229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42790">
                <text:p>42790</text:p>
              </table:table-cell>
              <table:table-cell office:value-type="float" office:value="7741">
                <text:p>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44152">
                <text:p>44152</text:p>
              </table:table-cell>
              <table:table-cell office:value-type="float" office:value="7741">
                <text:p>7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43703">
                <text:p>43703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43307">
                <text:p>43307</text:p>
              </table:table-cell>
              <table:table-cell office:value-type="float" office:value="7712">
                <text:p>77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42866">
                <text:p>42866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41828">
                <text:p>41828</text:p>
              </table:table-cell>
              <table:table-cell office:value-type="float" office:value="7585">
                <text:p>75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42341">
                <text:p>42341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43727">
                <text:p>43727</text:p>
              </table:table-cell>
              <table:table-cell office:value-type="float" office:value="7637">
                <text:p>7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43619">
                <text:p>43619</text:p>
              </table:table-cell>
              <table:table-cell office:value-type="float" office:value="7574">
                <text:p>75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41630">
                <text:p>41630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44285">
                <text:p>44285</text:p>
              </table:table-cell>
              <table:table-cell office:value-type="float" office:value="7623">
                <text:p>76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43719">
                <text:p>43719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41028">
                <text:p>41028</text:p>
              </table:table-cell>
              <table:table-cell office:value-type="float" office:value="7455">
                <text:p>74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40667">
                <text:p>40667</text:p>
              </table:table-cell>
              <table:table-cell office:value-type="float" office:value="7433">
                <text:p>74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42276">
                <text:p>42276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41751">
                <text:p>41751</text:p>
              </table:table-cell>
              <table:table-cell office:value-type="float" office:value="7379">
                <text:p>73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41536">
                <text:p>41536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41112">
                <text:p>41112</text:p>
              </table:table-cell>
              <table:table-cell office:value-type="float" office:value="7323">
                <text:p>73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40717">
                <text:p>40717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40591">
                <text:p>40591</text:p>
              </table:table-cell>
              <table:table-cell office:value-type="float" office:value="7322">
                <text:p>73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39794">
                <text:p>39794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39079">
                <text:p>39079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39536">
                <text:p>39536</text:p>
              </table:table-cell>
              <table:table-cell office:value-type="float" office:value="7206">
                <text:p>72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40342">
                <text:p>40342</text:p>
              </table:table-cell>
              <table:table-cell office:value-type="float" office:value="7256">
                <text:p>72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39302">
                <text:p>39302</text:p>
              </table:table-cell>
              <table:table-cell office:value-type="float" office:value="7181">
                <text:p>71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40949">
                <text:p>40949</text:p>
              </table:table-cell>
              <table:table-cell office:value-type="float" office:value="7169">
                <text:p>71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40937">
                <text:p>40937</text:p>
              </table:table-cell>
              <table:table-cell office:value-type="float" office:value="7158">
                <text:p>71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41677">
                <text:p>41677</text:p>
              </table:table-cell>
              <table:table-cell office:value-type="float" office:value="7199">
                <text:p>71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39218">
                <text:p>39218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40421">
                <text:p>40421</text:p>
              </table:table-cell>
              <table:table-cell office:value-type="float" office:value="7166">
                <text:p>71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40590">
                <text:p>40590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39371">
                <text:p>39371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39179">
                <text:p>39179</text:p>
              </table:table-cell>
              <table:table-cell office:value-type="float" office:value="7091">
                <text:p>70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40108">
                <text:p>40108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40870">
                <text:p>40870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38196">
                <text:p>38196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38297">
                <text:p>38297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41397">
                <text:p>41397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40264">
                <text:p>40264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38925">
                <text:p>38925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41099">
                <text:p>41099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37939">
                <text:p>37939</text:p>
              </table:table-cell>
              <table:table-cell office:value-type="float" office:value="6879">
                <text:p>68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37233">
                <text:p>37233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38636">
                <text:p>38636</text:p>
              </table:table-cell>
              <table:table-cell office:value-type="float" office:value="6829">
                <text:p>68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38474">
                <text:p>38474</text:p>
              </table:table-cell>
              <table:table-cell office:value-type="float" office:value="6828">
                <text:p>68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40265">
                <text:p>40265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39346">
                <text:p>39346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37780">
                <text:p>37780</text:p>
              </table:table-cell>
              <table:table-cell office:value-type="float" office:value="6754">
                <text:p>67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37325">
                <text:p>37325</text:p>
              </table:table-cell>
              <table:table-cell office:value-type="float" office:value="6727">
                <text:p>67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39289">
                <text:p>39289</text:p>
              </table:table-cell>
              <table:table-cell office:value-type="float" office:value="6788">
                <text:p>67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37577">
                <text:p>37577</text:p>
              </table:table-cell>
              <table:table-cell office:value-type="float" office:value="6732">
                <text:p>67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37659">
                <text:p>37659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37677">
                <text:p>37677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36898">
                <text:p>36898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37613">
                <text:p>37613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38122">
                <text:p>38122</text:p>
              </table:table-cell>
              <table:table-cell office:value-type="float" office:value="6605">
                <text:p>66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38102">
                <text:p>38102</text:p>
              </table:table-cell>
              <table:table-cell office:value-type="float" office:value="6603">
                <text:p>66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38820">
                <text:p>38820</text:p>
              </table:table-cell>
              <table:table-cell office:value-type="float" office:value="6657">
                <text:p>66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38478">
                <text:p>38478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38313">
                <text:p>38313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36615">
                <text:p>36615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38328">
                <text:p>38328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36173">
                <text:p>36173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36877">
                <text:p>36877</text:p>
              </table:table-cell>
              <table:table-cell office:value-type="float" office:value="6556">
                <text:p>65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38454">
                <text:p>38454</text:p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35252">
                <text:p>35252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37418">
                <text:p>37418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38139">
                <text:p>38139</text:p>
              </table:table-cell>
              <table:table-cell office:value-type="float" office:value="6513">
                <text:p>65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36823">
                <text:p>36823</text:p>
              </table:table-cell>
              <table:table-cell office:value-type="float" office:value="6465">
                <text:p>64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36948">
                <text:p>36948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39526">
                <text:p>39526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36600">
                <text:p>36600</text:p>
              </table:table-cell>
              <table:table-cell office:value-type="float" office:value="6427">
                <text:p>64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37265">
                <text:p>37265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36059">
                <text:p>36059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38161">
                <text:p>38161</text:p>
              </table:table-cell>
              <table:table-cell office:value-type="float" office:value="6447">
                <text:p>64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36850">
                <text:p>36850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35021">
                <text:p>35021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38034">
                <text:p>38034</text:p>
              </table:table-cell>
              <table:table-cell office:value-type="float" office:value="6427">
                <text:p>64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36229">
                <text:p>36229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37132">
                <text:p>37132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35921">
                <text:p>35921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34697">
                <text:p>34697</text:p>
              </table:table-cell>
              <table:table-cell office:value-type="float" office:value="6252">
                <text:p>62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33772">
                <text:p>33772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34531">
                <text:p>34531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37050">
                <text:p>37050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37820">
                <text:p>37820</text:p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38053">
                <text:p>38053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33395">
                <text:p>33395</text:p>
              </table:table-cell>
              <table:table-cell office:value-type="float" office:value="6176">
                <text:p>61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36817">
                <text:p>36817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33263">
                <text:p>33263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35114">
                <text:p>35114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35688">
                <text:p>35688</text:p>
              </table:table-cell>
              <table:table-cell office:value-type="float" office:value="6187">
                <text:p>61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32585">
                <text:p>32585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33094">
                <text:p>33094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32706">
                <text:p>32706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31034">
                <text:p>31034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30886">
                <text:p>30886</text:p>
              </table:table-cell>
              <table:table-cell office:value-type="float" office:value="5983">
                <text:p>59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31404">
                <text:p>31404</text:p>
              </table:table-cell>
              <table:table-cell office:value-type="float" office:value="6018">
                <text:p>60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32446">
                <text:p>32446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31205">
                <text:p>31205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33932">
                <text:p>33932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30042">
                <text:p>30042</text:p>
              </table:table-cell>
              <table:table-cell office:value-type="float" office:value="5919">
                <text:p>59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31929">
                <text:p>31929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31552">
                <text:p>31552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29881">
                <text:p>29881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30813">
                <text:p>30813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30525">
                <text:p>30525</text:p>
              </table:table-cell>
              <table:table-cell office:value-type="float" office:value="5947">
                <text:p>59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30223">
                <text:p>30223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29194">
                <text:p>29194</text:p>
              </table:table-cell>
              <table:table-cell office:value-type="float" office:value="5845">
                <text:p>58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30637">
                <text:p>30637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30189">
                <text:p>30189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30528">
                <text:p>30528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30594">
                <text:p>30594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28891">
                <text:p>28891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29056">
                <text:p>29056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29666">
                <text:p>29666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29853">
                <text:p>29853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29105">
                <text:p>29105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30315">
                <text:p>30315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29423">
                <text:p>29423</text:p>
              </table:table-cell>
              <table:table-cell office:value-type="float" office:value="5798">
                <text:p>57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29761">
                <text:p>29761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29204">
                <text:p>29204</text:p>
              </table:table-cell>
              <table:table-cell office:value-type="float" office:value="5743">
                <text:p>57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32021">
                <text:p>32021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31520">
                <text:p>31520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29338">
                <text:p>29338</text:p>
              </table:table-cell>
              <table:table-cell office:value-type="float" office:value="5701">
                <text:p>57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30547">
                <text:p>30547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31206">
                <text:p>31206</text:p>
              </table:table-cell>
              <table:table-cell office:value-type="float" office:value="5734">
                <text:p>57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29687">
                <text:p>29687</text:p>
              </table:table-cell>
              <table:table-cell office:value-type="float" office:value="5703">
                <text:p>57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29255">
                <text:p>29255</text:p>
              </table:table-cell>
              <table:table-cell office:value-type="float" office:value="5738">
                <text:p>57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29459">
                <text:p>29459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29289">
                <text:p>29289</text:p>
              </table:table-cell>
              <table:table-cell office:value-type="float" office:value="5766">
                <text:p>57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29681">
                <text:p>29681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28849">
                <text:p>28849</text:p>
              </table:table-cell>
              <table:table-cell office:value-type="float" office:value="5746">
                <text:p>57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28740">
                <text:p>28740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27282">
                <text:p>27282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30047">
                <text:p>30047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29517">
                <text:p>29517</text:p>
              </table:table-cell>
              <table:table-cell office:value-type="float" office:value="5736">
                <text:p>57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31147">
                <text:p>31147</text:p>
              </table:table-cell>
              <table:table-cell office:value-type="float" office:value="5751">
                <text:p>57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27452">
                <text:p>27452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28732">
                <text:p>28732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28365">
                <text:p>28365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28458">
                <text:p>28458</text:p>
              </table:table-cell>
              <table:table-cell office:value-type="float" office:value="5668">
                <text:p>56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27119">
                <text:p>27119</text:p>
              </table:table-cell>
              <table:table-cell office:value-type="float" office:value="5574">
                <text:p>55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29095">
                <text:p>29095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30574">
                <text:p>30574</text:p>
              </table:table-cell>
              <table:table-cell office:value-type="float" office:value="5691">
                <text:p>56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29167">
                <text:p>29167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28597">
                <text:p>28597</text:p>
              </table:table-cell>
              <table:table-cell office:value-type="float" office:value="5656">
                <text:p>56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27399">
                <text:p>27399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27110">
                <text:p>27110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26659">
                <text:p>26659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28602">
                <text:p>28602</text:p>
              </table:table-cell>
              <table:table-cell office:value-type="float" office:value="5587">
                <text:p>55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27249">
                <text:p>27249</text:p>
              </table:table-cell>
              <table:table-cell office:value-type="float" office:value="5554">
                <text:p>55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28032">
                <text:p>28032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27297">
                <text:p>27297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26019">
                <text:p>26019</text:p>
              </table:table-cell>
              <table:table-cell office:value-type="float" office:value="5517">
                <text:p>55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26349">
                <text:p>26349</text:p>
              </table:table-cell>
              <table:table-cell office:value-type="float" office:value="5474">
                <text:p>54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26283">
                <text:p>26283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26915">
                <text:p>26915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26255">
                <text:p>26255</text:p>
              </table:table-cell>
              <table:table-cell office:value-type="float" office:value="5451">
                <text:p>54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26650">
                <text:p>26650</text:p>
              </table:table-cell>
              <table:table-cell office:value-type="float" office:value="5535">
                <text:p>55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26778">
                <text:p>26778</text:p>
              </table:table-cell>
              <table:table-cell office:value-type="float" office:value="5507">
                <text:p>55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27671">
                <text:p>27671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25817">
                <text:p>25817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25328">
                <text:p>25328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25257">
                <text:p>25257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26281">
                <text:p>26281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25071">
                <text:p>25071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25604">
                <text:p>25604</text:p>
              </table:table-cell>
              <table:table-cell office:value-type="float" office:value="5435">
                <text:p>54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26014">
                <text:p>26014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26886">
                <text:p>26886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25667">
                <text:p>25667</text:p>
              </table:table-cell>
              <table:table-cell office:value-type="float" office:value="5411">
                <text:p>54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25527">
                <text:p>25527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26523">
                <text:p>26523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25803">
                <text:p>25803</text:p>
              </table:table-cell>
              <table:table-cell office:value-type="float" office:value="5404">
                <text:p>54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25391">
                <text:p>25391</text:p>
              </table:table-cell>
              <table:table-cell office:value-type="float" office:value="5397">
                <text:p>53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25951">
                <text:p>25951</text:p>
              </table:table-cell>
              <table:table-cell office:value-type="float" office:value="5368">
                <text:p>53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25943">
                <text:p>25943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26410">
                <text:p>26410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26158">
                <text:p>26158</text:p>
              </table:table-cell>
              <table:table-cell office:value-type="float" office:value="5386">
                <text:p>53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27018">
                <text:p>27018</text:p>
              </table:table-cell>
              <table:table-cell office:value-type="float" office:value="5387">
                <text:p>53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25340">
                <text:p>25340</text:p>
              </table:table-cell>
              <table:table-cell office:value-type="float" office:value="5361">
                <text:p>53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25989">
                <text:p>25989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25323">
                <text:p>25323</text:p>
              </table:table-cell>
              <table:table-cell office:value-type="float" office:value="5309">
                <text:p>53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25620">
                <text:p>25620</text:p>
              </table:table-cell>
              <table:table-cell office:value-type="float" office:value="5371">
                <text:p>53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25660">
                <text:p>25660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25329">
                <text:p>25329</text:p>
              </table:table-cell>
              <table:table-cell office:value-type="float" office:value="5276">
                <text:p>52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24739">
                <text:p>24739</text:p>
              </table:table-cell>
              <table:table-cell office:value-type="float" office:value="5315">
                <text:p>53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24826">
                <text:p>24826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25269">
                <text:p>25269</text:p>
              </table:table-cell>
              <table:table-cell office:value-type="float" office:value="5309">
                <text:p>53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25289">
                <text:p>25289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27526">
                <text:p>27526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25793">
                <text:p>25793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24731">
                <text:p>24731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26040">
                <text:p>26040</text:p>
              </table:table-cell>
              <table:table-cell office:value-type="float" office:value="5245">
                <text:p>52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25116">
                <text:p>25116</text:p>
              </table:table-cell>
              <table:table-cell office:value-type="float" office:value="5282">
                <text:p>52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24198">
                <text:p>24198</text:p>
              </table:table-cell>
              <table:table-cell office:value-type="float" office:value="5237">
                <text:p>52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25935">
                <text:p>25935</text:p>
              </table:table-cell>
              <table:table-cell office:value-type="float" office:value="5321">
                <text:p>53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25273">
                <text:p>25273</text:p>
              </table:table-cell>
              <table:table-cell office:value-type="float" office:value="5261">
                <text:p>52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27699">
                <text:p>27699</text:p>
              </table:table-cell>
              <table:table-cell office:value-type="float" office:value="5294">
                <text:p>52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25439">
                <text:p>25439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25115">
                <text:p>25115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24974">
                <text:p>24974</text:p>
              </table:table-cell>
              <table:table-cell office:value-type="float" office:value="5177">
                <text:p>51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25522">
                <text:p>25522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25314">
                <text:p>25314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24743">
                <text:p>24743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24072">
                <text:p>24072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25257">
                <text:p>25257</text:p>
              </table:table-cell>
              <table:table-cell office:value-type="float" office:value="5197">
                <text:p>51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23884">
                <text:p>23884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26077">
                <text:p>26077</text:p>
              </table:table-cell>
              <table:table-cell office:value-type="float" office:value="5199">
                <text:p>51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26025">
                <text:p>26025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25670">
                <text:p>25670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24552">
                <text:p>24552</text:p>
              </table:table-cell>
              <table:table-cell office:value-type="float" office:value="5223">
                <text:p>52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24344">
                <text:p>24344</text:p>
              </table:table-cell>
              <table:table-cell office:value-type="float" office:value="5127">
                <text:p>51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26054">
                <text:p>26054</text:p>
              </table:table-cell>
              <table:table-cell office:value-type="float" office:value="5169">
                <text:p>51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23168">
                <text:p>23168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25181">
                <text:p>25181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25377">
                <text:p>25377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25080">
                <text:p>25080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23581">
                <text:p>23581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25589">
                <text:p>25589</text:p>
              </table:table-cell>
              <table:table-cell office:value-type="float" office:value="5114">
                <text:p>51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24617">
                <text:p>24617</text:p>
              </table:table-cell>
              <table:table-cell office:value-type="float" office:value="5102">
                <text:p>51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25596">
                <text:p>25596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24984">
                <text:p>24984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25848">
                <text:p>25848</text:p>
              </table:table-cell>
              <table:table-cell office:value-type="float" office:value="5115">
                <text:p>51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23829">
                <text:p>23829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24704">
                <text:p>24704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26144">
                <text:p>26144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25471">
                <text:p>25471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23153">
                <text:p>23153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27490">
                <text:p>27490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23909">
                <text:p>23909</text:p>
              </table:table-cell>
              <table:table-cell office:value-type="float" office:value="5071">
                <text:p>50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25705">
                <text:p>25705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26072">
                <text:p>26072</text:p>
              </table:table-cell>
              <table:table-cell office:value-type="float" office:value="5094">
                <text:p>50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24416">
                <text:p>24416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24165">
                <text:p>24165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25262">
                <text:p>25262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24642">
                <text:p>24642</text:p>
              </table:table-cell>
              <table:table-cell office:value-type="float" office:value="5094">
                <text:p>50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25926">
                <text:p>25926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23792">
                <text:p>23792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25178">
                <text:p>25178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23858">
                <text:p>23858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25079">
                <text:p>25079</text:p>
              </table:table-cell>
              <table:table-cell office:value-type="float" office:value="5078">
                <text:p>50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23389">
                <text:p>23389</text:p>
              </table:table-cell>
              <table:table-cell office:value-type="float" office:value="5037">
                <text:p>50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25448">
                <text:p>25448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23426">
                <text:p>23426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25664">
                <text:p>25664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23137">
                <text:p>23137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23897">
                <text:p>23897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23736">
                <text:p>23736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24736">
                <text:p>24736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25104">
                <text:p>25104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23314">
                <text:p>23314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23543">
                <text:p>23543</text:p>
              </table:table-cell>
              <table:table-cell office:value-type="float" office:value="5037">
                <text:p>50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22227">
                <text:p>22227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24177">
                <text:p>24177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23088">
                <text:p>23088</text:p>
              </table:table-cell>
              <table:table-cell office:value-type="float" office:value="4949">
                <text:p>49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23228">
                <text:p>23228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24729">
                <text:p>24729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22349">
                <text:p>22349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23816">
                <text:p>23816</text:p>
              </table:table-cell>
              <table:table-cell office:value-type="float" office:value="4934">
                <text:p>49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23007">
                <text:p>23007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22750">
                <text:p>22750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22390">
                <text:p>22390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22973">
                <text:p>22973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23278">
                <text:p>23278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22533">
                <text:p>22533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24120">
                <text:p>24120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21523">
                <text:p>21523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23042">
                <text:p>23042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23250">
                <text:p>23250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21868">
                <text:p>21868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25441">
                <text:p>25441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22572">
                <text:p>22572</text:p>
              </table:table-cell>
              <table:table-cell office:value-type="float" office:value="4886">
                <text:p>48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22136">
                <text:p>22136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23010">
                <text:p>23010</text:p>
              </table:table-cell>
              <table:table-cell office:value-type="float" office:value="4888">
                <text:p>48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21935">
                <text:p>21935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22782">
                <text:p>2278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22098">
                <text:p>22098</text:p>
              </table:table-cell>
              <table:table-cell office:value-type="float" office:value="4847">
                <text:p>48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21568">
                <text:p>21568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22781">
                <text:p>22781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21745">
                <text:p>21745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22715">
                <text:p>22715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22388">
                <text:p>22388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21515">
                <text:p>21515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22807">
                <text:p>22807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22205">
                <text:p>22205</text:p>
              </table:table-cell>
              <table:table-cell office:value-type="float" office:value="4843">
                <text:p>484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21757">
                <text:p>2175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22791">
                <text:p>22791</text:p>
              </table:table-cell>
              <table:table-cell office:value-type="float" office:value="4814">
                <text:p>48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22407">
                <text:p>22407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22035">
                <text:p>22035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24167">
                <text:p>2416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22036">
                <text:p>22036</text:p>
              </table:table-cell>
              <table:table-cell office:value-type="float" office:value="4846">
                <text:p>48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24867">
                <text:p>24867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23446">
                <text:p>23446</text:p>
              </table:table-cell>
              <table:table-cell office:value-type="float" office:value="4839">
                <text:p>48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24837">
                <text:p>24837</text:p>
              </table:table-cell>
              <table:table-cell office:value-type="float" office:value="4869">
                <text:p>48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24775">
                <text:p>24775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22706">
                <text:p>22706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21925">
                <text:p>21925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22486">
                <text:p>22486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21731">
                <text:p>21731</text:p>
              </table:table-cell>
              <table:table-cell office:value-type="float" office:value="4805">
                <text:p>48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22112">
                <text:p>22112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22698">
                <text:p>22698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23741">
                <text:p>23741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24693">
                <text:p>24693</text:p>
              </table:table-cell>
              <table:table-cell office:value-type="float" office:value="4838">
                <text:p>48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22460">
                <text:p>22460</text:p>
              </table:table-cell>
              <table:table-cell office:value-type="float" office:value="4786">
                <text:p>47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22383">
                <text:p>22383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23566">
                <text:p>23566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25184">
                <text:p>25184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21088">
                <text:p>21088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22625">
                <text:p>22625</text:p>
              </table:table-cell>
              <table:table-cell office:value-type="float" office:value="4778">
                <text:p>47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24541">
                <text:p>24541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22584">
                <text:p>22584</text:p>
              </table:table-cell>
              <table:table-cell office:value-type="float" office:value="4782">
                <text:p>47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23774">
                <text:p>23774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23483">
                <text:p>23483</text:p>
              </table:table-cell>
              <table:table-cell office:value-type="float" office:value="4749">
                <text:p>47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21999">
                <text:p>21999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22783">
                <text:p>22783</text:p>
              </table:table-cell>
              <table:table-cell office:value-type="float" office:value="4755">
                <text:p>47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23180">
                <text:p>23180</text:p>
              </table:table-cell>
              <table:table-cell office:value-type="float" office:value="4751">
                <text:p>47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22758">
                <text:p>22758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22262">
                <text:p>22262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22621">
                <text:p>22621</text:p>
              </table:table-cell>
              <table:table-cell office:value-type="float" office:value="4742">
                <text:p>47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22452">
                <text:p>22452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22774">
                <text:p>22774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22780">
                <text:p>22780</text:p>
              </table:table-cell>
              <table:table-cell office:value-type="float" office:value="4714">
                <text:p>47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22212">
                <text:p>22212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22945">
                <text:p>22945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23047">
                <text:p>23047</text:p>
              </table:table-cell>
              <table:table-cell office:value-type="float" office:value="4739">
                <text:p>47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22215">
                <text:p>22215</text:p>
              </table:table-cell>
              <table:table-cell office:value-type="float" office:value="4714">
                <text:p>47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20880">
                <text:p>20880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21512">
                <text:p>21512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24024">
                <text:p>24024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20763">
                <text:p>20763</text:p>
              </table:table-cell>
              <table:table-cell office:value-type="float" office:value="4682">
                <text:p>46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21555">
                <text:p>21555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21848">
                <text:p>21848</text:p>
              </table:table-cell>
              <table:table-cell office:value-type="float" office:value="4676">
                <text:p>46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21687">
                <text:p>21687</text:p>
              </table:table-cell>
              <table:table-cell office:value-type="float" office:value="4685">
                <text:p>46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24155">
                <text:p>24155</text:p>
              </table:table-cell>
              <table:table-cell office:value-type="float" office:value="4733">
                <text:p>47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22517">
                <text:p>22517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23013">
                <text:p>23013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23300">
                <text:p>23300</text:p>
              </table:table-cell>
              <table:table-cell office:value-type="float" office:value="4683">
                <text:p>46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21818">
                <text:p>21818</text:p>
              </table:table-cell>
              <table:table-cell office:value-type="float" office:value="4669">
                <text:p>46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23125">
                <text:p>23125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20276">
                <text:p>20276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21783">
                <text:p>21783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22393">
                <text:p>22393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20940">
                <text:p>20940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20573">
                <text:p>20573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23376">
                <text:p>23376</text:p>
              </table:table-cell>
              <table:table-cell office:value-type="float" office:value="4674">
                <text:p>467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23087">
                <text:p>23087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20929">
                <text:p>20929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20499">
                <text:p>20499</text:p>
              </table:table-cell>
              <table:table-cell office:value-type="float" office:value="4627">
                <text:p>46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21527">
                <text:p>21527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24412">
                <text:p>24412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20562">
                <text:p>20562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21016">
                <text:p>21016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23175">
                <text:p>23175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22250">
                <text:p>22250</text:p>
              </table:table-cell>
              <table:table-cell office:value-type="float" office:value="4645">
                <text:p>46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21436">
                <text:p>21436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22922">
                <text:p>22922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22174">
                <text:p>22174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21904">
                <text:p>21904</text:p>
              </table:table-cell>
              <table:table-cell office:value-type="float" office:value="4603">
                <text:p>46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20807">
                <text:p>20807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21088">
                <text:p>21088</text:p>
              </table:table-cell>
              <table:table-cell office:value-type="float" office:value="4591">
                <text:p>45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22614">
                <text:p>22614</text:p>
              </table:table-cell>
              <table:table-cell office:value-type="float" office:value="4553">
                <text:p>45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20223">
                <text:p>20223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20376">
                <text:p>20376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22929">
                <text:p>22929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22919">
                <text:p>22919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20421">
                <text:p>20421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22343">
                <text:p>22343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21822">
                <text:p>21822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20707">
                <text:p>20707</text:p>
              </table:table-cell>
              <table:table-cell office:value-type="float" office:value="4539">
                <text:p>45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22581">
                <text:p>22581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21421">
                <text:p>21421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21791">
                <text:p>21791</text:p>
              </table:table-cell>
              <table:table-cell office:value-type="float" office:value="4559">
                <text:p>45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21884">
                <text:p>21884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20914">
                <text:p>20914</text:p>
              </table:table-cell>
              <table:table-cell office:value-type="float" office:value="4577">
                <text:p>45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21183">
                <text:p>21183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22667">
                <text:p>22667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20951">
                <text:p>20951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20445">
                <text:p>20445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21666">
                <text:p>21666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